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7.85pt"/>
    </style:style>
    <style:style style:name="co2" style:family="table-column">
      <style:table-column-properties fo:break-before="auto" style:column-width="47.34pt"/>
    </style:style>
    <style:style style:name="co3" style:family="table-column">
      <style:table-column-properties fo:break-before="auto" style:column-width="50.2pt"/>
    </style:style>
    <style:style style:name="co4" style:family="table-column">
      <style:table-column-properties fo:break-before="auto" style:column-width="49.69pt"/>
    </style:style>
    <style:style style:name="co5" style:family="table-column">
      <style:table-column-properties fo:break-before="auto" style:column-width="87.7pt"/>
    </style:style>
    <style:style style:name="co6" style:family="table-column">
      <style:table-column-properties fo:break-before="auto" style:column-width="90.06pt"/>
    </style:style>
    <style:style style:name="co7" style:family="table-column">
      <style:table-column-properties fo:break-before="auto" style:column-width="59.56pt"/>
    </style:style>
    <style:style style:name="co8" style:family="table-column">
      <style:table-column-properties fo:break-before="auto" style:column-width="94.76pt"/>
    </style:style>
    <style:style style:name="co9" style:family="table-column">
      <style:table-column-properties fo:break-before="auto" style:column-width="61.9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45.3pt"/>
    </style:style>
    <style:style style:name="co12" style:family="table-column">
      <style:table-column-properties fo:break-before="auto" style:column-width="28.66pt"/>
    </style:style>
    <style:style style:name="co13" style:family="table-column">
      <style:table-column-properties fo:break-before="auto" style:column-width="42.21pt"/>
    </style:style>
    <style:style style:name="co14" style:family="table-column">
      <style:table-column-properties fo:break-before="auto" style:column-width="68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sm303" table:style-name="ta1">
        <table:shapes>
          <draw:frame draw:z-index="0" draw:style-name="gr1" draw:text-style-name="P1" svg:width="439.54pt" svg:height="397.93pt" svg:x="1241.23pt" svg:y="9.18pt">
            <draw:object draw:notify-on-update-of-ranges="lsm303.R2:lsm303.R295 lsm303.S1:lsm303.S1 lsm303.S2:lsm303.S29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46.91pt" svg:height="338.37pt" svg:x="1250.05pt" svg:y="417.4pt">
            <draw:object draw:notify-on-update-of-ranges="lsm303.R2:lsm303.R295 lsm303.T1:lsm303.T1 lsm303.T2:lsm303.T29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71pt" svg:height="254.89pt" svg:x="1232.73pt" svg:y="725.7pt">
            <draw:object draw:notify-on-update-of-ranges="lsm303.S2:lsm303.S295 lsm303.T1:lsm303.T1 lsm303.T2:lsm303.T29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3" table:default-cell-style-name="Default"/>
        <table:table-row table:style-name="ro1">
          <table:table-cell office:value-type="string" calcext:value-type="string">
            <text:p>rawAccX</text:p>
          </table:table-cell>
          <table:table-cell office:value-type="string" calcext:value-type="string">
            <text:p>rawAccY</text:p>
          </table:table-cell>
          <table:table-cell office:value-type="string" calcext:value-type="string">
            <text:p>rawAccZ</text:p>
          </table:table-cell>
          <table:table-cell office:value-type="string" calcext:value-type="string">
            <text:p>rawMagX</text:p>
          </table:table-cell>
          <table:table-cell office:value-type="string" calcext:value-type="string">
            <text:p>rawMagY</text:p>
          </table:table-cell>
          <table:table-cell office:value-type="string" calcext:value-type="string">
            <text:p>rawMagZ</text:p>
          </table:table-cell>
          <table:table-cell office:value-type="string" calcext:value-type="string">
            <text:p>accX</text:p>
          </table:table-cell>
          <table:table-cell office:value-type="string" calcext:value-type="string">
            <text:p>accY</text:p>
          </table:table-cell>
          <table:table-cell office:value-type="string" calcext:value-type="string">
            <text:p>accZ</text:p>
          </table:table-cell>
          <table:table-cell office:value-type="string" calcext:value-type="string">
            <text:p>magX</text:p>
          </table:table-cell>
          <table:table-cell office:value-type="string" calcext:value-type="string">
            <text:p>magY</text:p>
          </table:table-cell>
          <table:table-cell office:value-type="string" calcext:value-type="string">
            <text:p>magZ</text:p>
          </table:table-cell>
          <table:table-cell office:value-type="string" calcext:value-type="string">
            <text:p>accNorm</text:p>
          </table:table-cell>
          <table:table-cell office:value-type="string" calcext:value-type="string">
            <text:p>magNorm</text:p>
          </table:table-cell>
          <table:table-cell table:number-columns-repeated="3"/>
          <table:table-cell office:value-type="string" calcext:value-type="string">
            <text:p>new MagX</text:p>
          </table:table-cell>
          <table:table-cell office:value-type="string" calcext:value-type="string">
            <text:p>new MagY</text:p>
          </table:table-cell>
          <table:table-cell office:value-type="string" calcext:value-type="string">
            <text:p>new Mag Z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32" calcext:value-type="float">
            <text:p>32</text:p>
          </table:table-cell>
          <table:table-cell office:value-type="float" office:value="992" calcext:value-type="float">
            <text:p>992</text:p>
          </table:table-cell>
          <table:table-cell office:value-type="float" office:value="74" calcext:value-type="float">
            <text:p>74</text:p>
          </table:table-cell>
          <table:table-cell office:value-type="float" office:value="-99" calcext:value-type="float">
            <text:p>-99</text:p>
          </table:table-cell>
          <table:table-cell office:value-type="float" office:value="-365" calcext:value-type="float">
            <text:p>-365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11.1" calcext:value-type="float">
            <text:p>11.1</text:p>
          </table:table-cell>
          <table:table-cell office:value-type="float" office:value="-14.850001" calcext:value-type="float">
            <text:p>-14.850001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162881144.187443" calcext:value-type="float">
            <text:p>162881144.187443</text:p>
          </table:table-cell>
          <table:table-cell office:value-type="float" office:value="385.359572" calcext:value-type="float">
            <text:p>385.359572</text:p>
          </table:table-cell>
          <table:table-cell/>
          <table:table-cell office:value-type="string" calcext:value-type="string">
            <text:p>X Offset</text:p>
          </table:table-cell>
          <table:table-cell office:value-type="float" office:value="12" calcext:value-type="float">
            <text:p>12</text:p>
          </table:table-cell>
          <table:table-cell table:formula="of:=[.$Q$3]*([.J2]+[.$Q$2])" office:value-type="float" office:value="23.1" calcext:value-type="float">
            <text:p>23.1</text:p>
          </table:table-cell>
          <table:table-cell table:formula="of:=[.$Q$5]*([.K2]+[.$Q$4])" office:value-type="float" office:value="-31.34250105" calcext:value-type="float">
            <text:p>-31.34250105</text:p>
          </table:table-cell>
          <table:table-cell table:formula="of:=[.$Q$7]*([.L2]+[.$Q$6])" office:value-type="float" office:value="-2.750002" calcext:value-type="float">
            <text:p>-2.75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0" calcext:value-type="float">
            <text:p>40</text:p>
          </table:table-cell>
          <table:table-cell office:value-type="float" office:value="988" calcext:value-type="float">
            <text:p>988</text:p>
          </table:table-cell>
          <table:table-cell office:value-type="float" office:value="74" calcext:value-type="float">
            <text:p>74</text:p>
          </table:table-cell>
          <table:table-cell office:value-type="float" office:value="-99" calcext:value-type="float">
            <text:p>-99</text:p>
          </table:table-cell>
          <table:table-cell office:value-type="float" office:value="-365" calcext:value-type="float">
            <text:p>-365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11.1" calcext:value-type="float">
            <text:p>11.1</text:p>
          </table:table-cell>
          <table:table-cell office:value-type="float" office:value="-14.850001" calcext:value-type="float">
            <text:p>-14.850001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162275067.124286" calcext:value-type="float">
            <text:p>162275067.124286</text:p>
          </table:table-cell>
          <table:table-cell office:value-type="float" office:value="385.359572" calcext:value-type="float">
            <text:p>385.359572</text:p>
          </table:table-cell>
          <table:table-cell/>
          <table:table-cell office:value-type="string" calcext:value-type="string">
            <text:p>X Coeff</text:p>
          </table:table-cell>
          <table:table-cell office:value-type="float" office:value="1" calcext:value-type="float">
            <text:p>1</text:p>
          </table:table-cell>
          <table:table-cell table:formula="of:=[.$Q$3]*([.J3]+[.$Q$2])" office:value-type="float" office:value="23.1" calcext:value-type="float">
            <text:p>23.1</text:p>
          </table:table-cell>
          <table:table-cell table:formula="of:=[.$Q$5]*([.K3]+[.$Q$4])" office:value-type="float" office:value="-31.34250105" calcext:value-type="float">
            <text:p>-31.34250105</text:p>
          </table:table-cell>
          <table:table-cell table:formula="of:=[.$Q$7]*([.L3]+[.$Q$6])" office:value-type="float" office:value="-2.750002" calcext:value-type="float">
            <text:p>-2.75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32" calcext:value-type="float">
            <text:p>32</text:p>
          </table:table-cell>
          <table:table-cell office:value-type="float" office:value="992" calcext:value-type="float">
            <text:p>992</text:p>
          </table:table-cell>
          <table:table-cell office:value-type="float" office:value="74" calcext:value-type="float">
            <text:p>74</text:p>
          </table:table-cell>
          <table:table-cell office:value-type="float" office:value="-96" calcext:value-type="float">
            <text:p>-96</text:p>
          </table:table-cell>
          <table:table-cell office:value-type="float" office:value="-361" calcext:value-type="float">
            <text:p>-361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11.1" calcext:value-type="float">
            <text:p>11.1</text:p>
          </table:table-cell>
          <table:table-cell office:value-type="float" office:value="-14.400001" calcext:value-type="float">
            <text:p>-14.400001</text:p>
          </table:table-cell>
          <table:table-cell office:value-type="float" office:value="-54.150002" calcext:value-type="float">
            <text:p>-54.150002</text:p>
          </table:table-cell>
          <table:table-cell office:value-type="float" office:value="162881144.187443" calcext:value-type="float">
            <text:p>162881144.187443</text:p>
          </table:table-cell>
          <table:table-cell office:value-type="float" office:value="380.805725" calcext:value-type="float">
            <text:p>380.805725</text:p>
          </table:table-cell>
          <table:table-cell/>
          <table:table-cell office:value-type="string" calcext:value-type="string">
            <text:p>Y Offset</text:p>
          </table:table-cell>
          <table:table-cell office:value-type="float" office:value="-15" calcext:value-type="float">
            <text:p>-15</text:p>
          </table:table-cell>
          <table:table-cell table:formula="of:=[.$Q$3]*([.J4]+[.$Q$2])" office:value-type="float" office:value="23.1" calcext:value-type="float">
            <text:p>23.1</text:p>
          </table:table-cell>
          <table:table-cell table:formula="of:=[.$Q$5]*([.K4]+[.$Q$4])" office:value-type="float" office:value="-30.87000105" calcext:value-type="float">
            <text:p>-30.87000105</text:p>
          </table:table-cell>
          <table:table-cell table:formula="of:=[.$Q$7]*([.L4]+[.$Q$6])" office:value-type="float" office:value="-2.150002" calcext:value-type="float">
            <text:p>-2.150002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36" calcext:value-type="float">
            <text:p>36</text:p>
          </table:table-cell>
          <table:table-cell office:value-type="float" office:value="1004" calcext:value-type="float">
            <text:p>1004</text:p>
          </table:table-cell>
          <table:table-cell office:value-type="float" office:value="74" calcext:value-type="float">
            <text:p>74</text:p>
          </table:table-cell>
          <table:table-cell office:value-type="float" office:value="-97" calcext:value-type="float">
            <text:p>-97</text:p>
          </table:table-cell>
          <table:table-cell office:value-type="float" office:value="-363" calcext:value-type="float">
            <text:p>-363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11.1" calcext:value-type="float">
            <text:p>11.1</text:p>
          </table:table-cell>
          <table:table-cell office:value-type="float" office:value="-14.550001" calcext:value-type="float">
            <text:p>-14.550001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4904806.362469" calcext:value-type="float">
            <text:p>164904806.362469</text:p>
          </table:table-cell>
          <table:table-cell office:value-type="float" office:value="382.954305" calcext:value-type="float">
            <text:p>382.954305</text:p>
          </table:table-cell>
          <table:table-cell/>
          <table:table-cell office:value-type="string" calcext:value-type="string">
            <text:p>Y Coeff</text:p>
          </table:table-cell>
          <table:table-cell office:value-type="float" office:value="1.05" calcext:value-type="float">
            <text:p>1.05</text:p>
          </table:table-cell>
          <table:table-cell table:formula="of:=[.$Q$3]*([.J5]+[.$Q$2])" office:value-type="float" office:value="23.1" calcext:value-type="float">
            <text:p>23.1</text:p>
          </table:table-cell>
          <table:table-cell table:formula="of:=[.$Q$5]*([.K5]+[.$Q$4])" office:value-type="float" office:value="-31.02750105" calcext:value-type="float">
            <text:p>-31.02750105</text:p>
          </table:table-cell>
          <table:table-cell table:formula="of:=[.$Q$7]*([.L5]+[.$Q$6])" office:value-type="float" office:value="-2.450002" calcext:value-type="float">
            <text:p>-2.45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74" calcext:value-type="float">
            <text:p>74</text:p>
          </table:table-cell>
          <table:table-cell office:value-type="float" office:value="-97" calcext:value-type="float">
            <text:p>-97</text:p>
          </table:table-cell>
          <table:table-cell office:value-type="float" office:value="-363" calcext:value-type="float">
            <text:p>-363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11.1" calcext:value-type="float">
            <text:p>11.1</text:p>
          </table:table-cell>
          <table:table-cell office:value-type="float" office:value="-14.550001" calcext:value-type="float">
            <text:p>-14.550001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4235642.487375" calcext:value-type="float">
            <text:p>164235642.487375</text:p>
          </table:table-cell>
          <table:table-cell office:value-type="float" office:value="382.954305" calcext:value-type="float">
            <text:p>382.954305</text:p>
          </table:table-cell>
          <table:table-cell/>
          <table:table-cell office:value-type="string" calcext:value-type="string">
            <text:p>Z Offset</text:p>
          </table:table-cell>
          <table:table-cell office:value-type="float" office:value="52" calcext:value-type="float">
            <text:p>52</text:p>
          </table:table-cell>
          <table:table-cell table:formula="of:=[.$Q$3]*([.J6]+[.$Q$2])" office:value-type="float" office:value="23.1" calcext:value-type="float">
            <text:p>23.1</text:p>
          </table:table-cell>
          <table:table-cell table:formula="of:=[.$Q$5]*([.K6]+[.$Q$4])" office:value-type="float" office:value="-31.02750105" calcext:value-type="float">
            <text:p>-31.02750105</text:p>
          </table:table-cell>
          <table:table-cell table:formula="of:=[.$Q$7]*([.L6]+[.$Q$6])" office:value-type="float" office:value="-2.450002" calcext:value-type="float">
            <text:p>-2.450002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36" calcext:value-type="float">
            <text:p>36</text:p>
          </table:table-cell>
          <table:table-cell office:value-type="float" office:value="988" calcext:value-type="float">
            <text:p>988</text:p>
          </table:table-cell>
          <table:table-cell office:value-type="float" office:value="74" calcext:value-type="float">
            <text:p>74</text:p>
          </table:table-cell>
          <table:table-cell office:value-type="float" office:value="-95" calcext:value-type="float">
            <text:p>-95</text:p>
          </table:table-cell>
          <table:table-cell office:value-type="float" office:value="-363" calcext:value-type="float">
            <text:p>-363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11.1" calcext:value-type="float">
            <text:p>11.1</text:p>
          </table:table-cell>
          <table:table-cell office:value-type="float" office:value="-14.250001" calcext:value-type="float">
            <text:p>-14.250001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2211556.44047" calcext:value-type="float">
            <text:p>162211556.44047</text:p>
          </table:table-cell>
          <table:table-cell office:value-type="float" office:value="382.452611" calcext:value-type="float">
            <text:p>382.452611</text:p>
          </table:table-cell>
          <table:table-cell/>
          <table:table-cell office:value-type="string" calcext:value-type="string">
            <text:p>Z Coeff</text:p>
          </table:table-cell>
          <table:table-cell office:value-type="float" office:value="1" calcext:value-type="float">
            <text:p>1</text:p>
          </table:table-cell>
          <table:table-cell table:formula="of:=[.$Q$3]*([.J7]+[.$Q$2])" office:value-type="float" office:value="23.1" calcext:value-type="float">
            <text:p>23.1</text:p>
          </table:table-cell>
          <table:table-cell table:formula="of:=[.$Q$5]*([.K7]+[.$Q$4])" office:value-type="float" office:value="-30.71250105" calcext:value-type="float">
            <text:p>-30.71250105</text:p>
          </table:table-cell>
          <table:table-cell table:formula="of:=[.$Q$7]*([.L7]+[.$Q$6])" office:value-type="float" office:value="-2.450002" calcext:value-type="float">
            <text:p>-2.450002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float" office:value="71" calcext:value-type="float">
            <text:p>71</text:p>
          </table:table-cell>
          <table:table-cell office:value-type="float" office:value="-95" calcext:value-type="float">
            <text:p>-95</text:p>
          </table:table-cell>
          <table:table-cell office:value-type="float" office:value="-362" calcext:value-type="float">
            <text:p>-362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10.65" calcext:value-type="float">
            <text:p>10.65</text:p>
          </table:table-cell>
          <table:table-cell office:value-type="float" office:value="-14.250001" calcext:value-type="float">
            <text:p>-14.250001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164131042.123937" calcext:value-type="float">
            <text:p>164131042.123937</text:p>
          </table:table-cell>
          <table:table-cell office:value-type="float" office:value="380.933065" calcext:value-type="float">
            <text:p>380.933065</text:p>
          </table:table-cell>
          <table:table-cell table:number-columns-repeated="3"/>
          <table:table-cell table:formula="of:=[.$Q$3]*([.J8]+[.$Q$2])" office:value-type="float" office:value="22.65" calcext:value-type="float">
            <text:p>22.65</text:p>
          </table:table-cell>
          <table:table-cell table:formula="of:=[.$Q$5]*([.K8]+[.$Q$4])" office:value-type="float" office:value="-30.71250105" calcext:value-type="float">
            <text:p>-30.71250105</text:p>
          </table:table-cell>
          <table:table-cell table:formula="of:=[.$Q$7]*([.L8]+[.$Q$6])" office:value-type="float" office:value="-2.300002" calcext:value-type="float">
            <text:p>-2.300002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48" calcext:value-type="float">
            <text:p>48</text:p>
          </table:table-cell>
          <table:table-cell office:value-type="float" office:value="992" calcext:value-type="float">
            <text:p>992</text:p>
          </table:table-cell>
          <table:table-cell office:value-type="float" office:value="73" calcext:value-type="float">
            <text:p>73</text:p>
          </table:table-cell>
          <table:table-cell office:value-type="float" office:value="-96" calcext:value-type="float">
            <text:p>-96</text:p>
          </table:table-cell>
          <table:table-cell office:value-type="float" office:value="-363" calcext:value-type="float">
            <text:p>-363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10.95" calcext:value-type="float">
            <text:p>10.95</text:p>
          </table:table-cell>
          <table:table-cell office:value-type="float" office:value="-14.400001" calcext:value-type="float">
            <text:p>-14.400001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2948346.175917" calcext:value-type="float">
            <text:p>162948346.175917</text:p>
          </table:table-cell>
          <table:table-cell office:value-type="float" office:value="382.510131" calcext:value-type="float">
            <text:p>382.510131</text:p>
          </table:table-cell>
          <table:table-cell table:number-columns-repeated="3"/>
          <table:table-cell table:formula="of:=[.$Q$3]*([.J9]+[.$Q$2])" office:value-type="float" office:value="22.95" calcext:value-type="float">
            <text:p>22.95</text:p>
          </table:table-cell>
          <table:table-cell table:formula="of:=[.$Q$5]*([.K9]+[.$Q$4])" office:value-type="float" office:value="-30.87000105" calcext:value-type="float">
            <text:p>-30.87000105</text:p>
          </table:table-cell>
          <table:table-cell table:formula="of:=[.$Q$7]*([.L9]+[.$Q$6])" office:value-type="float" office:value="-2.450002" calcext:value-type="float">
            <text:p>-2.45000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44" calcext:value-type="float">
            <text:p>44</text:p>
          </table:table-cell>
          <table:table-cell office:value-type="float" office:value="988" calcext:value-type="float">
            <text:p>988</text:p>
          </table:table-cell>
          <table:table-cell office:value-type="float" office:value="76" calcext:value-type="float">
            <text:p>76</text:p>
          </table:table-cell>
          <table:table-cell office:value-type="float" office:value="-97" calcext:value-type="float">
            <text:p>-97</text:p>
          </table:table-cell>
          <table:table-cell office:value-type="float" office:value="-365" calcext:value-type="float">
            <text:p>-365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11.4" calcext:value-type="float">
            <text:p>11.4</text:p>
          </table:table-cell>
          <table:table-cell office:value-type="float" office:value="-14.550001" calcext:value-type="float">
            <text:p>-14.550001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162195674.881751" calcext:value-type="float">
            <text:p>162195674.881751</text:p>
          </table:table-cell>
          <table:table-cell office:value-type="float" office:value="385.240185" calcext:value-type="float">
            <text:p>385.240185</text:p>
          </table:table-cell>
          <table:table-cell table:number-columns-repeated="3"/>
          <table:table-cell table:formula="of:=[.$Q$3]*([.J10]+[.$Q$2])" office:value-type="float" office:value="23.4" calcext:value-type="float">
            <text:p>23.4</text:p>
          </table:table-cell>
          <table:table-cell table:formula="of:=[.$Q$5]*([.K10]+[.$Q$4])" office:value-type="float" office:value="-31.02750105" calcext:value-type="float">
            <text:p>-31.02750105</text:p>
          </table:table-cell>
          <table:table-cell table:formula="of:=[.$Q$7]*([.L10]+[.$Q$6])" office:value-type="float" office:value="-2.750002" calcext:value-type="float">
            <text:p>-2.750002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36" calcext:value-type="float">
            <text:p>36</text:p>
          </table:table-cell>
          <table:table-cell office:value-type="float" office:value="1008" calcext:value-type="float">
            <text:p>1008</text:p>
          </table:table-cell>
          <table:table-cell office:value-type="float" office:value="77" calcext:value-type="float">
            <text:p>77</text:p>
          </table:table-cell>
          <table:table-cell office:value-type="float" office:value="-97" calcext:value-type="float">
            <text:p>-97</text:p>
          </table:table-cell>
          <table:table-cell office:value-type="float" office:value="-363" calcext:value-type="float">
            <text:p>-363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11.55" calcext:value-type="float">
            <text:p>11.55</text:p>
          </table:table-cell>
          <table:table-cell office:value-type="float" office:value="-14.550001" calcext:value-type="float">
            <text:p>-14.550001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5558315.760589" calcext:value-type="float">
            <text:p>165558315.760589</text:p>
          </table:table-cell>
          <table:table-cell office:value-type="float" office:value="383.545304" calcext:value-type="float">
            <text:p>383.545304</text:p>
          </table:table-cell>
          <table:table-cell table:number-columns-repeated="3"/>
          <table:table-cell table:formula="of:=[.$Q$3]*([.J11]+[.$Q$2])" office:value-type="float" office:value="23.55" calcext:value-type="float">
            <text:p>23.55</text:p>
          </table:table-cell>
          <table:table-cell table:formula="of:=[.$Q$5]*([.K11]+[.$Q$4])" office:value-type="float" office:value="-31.02750105" calcext:value-type="float">
            <text:p>-31.02750105</text:p>
          </table:table-cell>
          <table:table-cell table:formula="of:=[.$Q$7]*([.L11]+[.$Q$6])" office:value-type="float" office:value="-2.450002" calcext:value-type="float">
            <text:p>-2.45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8" calcext:value-type="float">
            <text:p>48</text:p>
          </table:table-cell>
          <table:table-cell office:value-type="float" office:value="988" calcext:value-type="float">
            <text:p>988</text:p>
          </table:table-cell>
          <table:table-cell office:value-type="float" office:value="79" calcext:value-type="float">
            <text:p>79</text:p>
          </table:table-cell>
          <table:table-cell office:value-type="float" office:value="-95" calcext:value-type="float">
            <text:p>-95</text:p>
          </table:table-cell>
          <table:table-cell office:value-type="float" office:value="-361" calcext:value-type="float">
            <text:p>-361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11.85" calcext:value-type="float">
            <text:p>11.85</text:p>
          </table:table-cell>
          <table:table-cell office:value-type="float" office:value="-14.250001" calcext:value-type="float">
            <text:p>-14.250001</text:p>
          </table:table-cell>
          <table:table-cell office:value-type="float" office:value="-54.150002" calcext:value-type="float">
            <text:p>-54.150002</text:p>
          </table:table-cell>
          <table:table-cell office:value-type="float" office:value="162333263.405621" calcext:value-type="float">
            <text:p>162333263.405621</text:p>
          </table:table-cell>
          <table:table-cell office:value-type="float" office:value="381.558646" calcext:value-type="float">
            <text:p>381.558646</text:p>
          </table:table-cell>
          <table:table-cell table:number-columns-repeated="3"/>
          <table:table-cell table:formula="of:=[.$Q$3]*([.J12]+[.$Q$2])" office:value-type="float" office:value="23.85" calcext:value-type="float">
            <text:p>23.85</text:p>
          </table:table-cell>
          <table:table-cell table:formula="of:=[.$Q$5]*([.K12]+[.$Q$4])" office:value-type="float" office:value="-30.71250105" calcext:value-type="float">
            <text:p>-30.71250105</text:p>
          </table:table-cell>
          <table:table-cell table:formula="of:=[.$Q$7]*([.L12]+[.$Q$6])" office:value-type="float" office:value="-2.150002" calcext:value-type="float">
            <text:p>-2.15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0" calcext:value-type="float">
            <text:p>40</text:p>
          </table:table-cell>
          <table:table-cell office:value-type="float" office:value="980" calcext:value-type="float">
            <text:p>980</text:p>
          </table:table-cell>
          <table:table-cell office:value-type="float" office:value="82" calcext:value-type="float">
            <text:p>82</text:p>
          </table:table-cell>
          <table:table-cell office:value-type="float" office:value="-87" calcext:value-type="float">
            <text:p>-87</text:p>
          </table:table-cell>
          <table:table-cell office:value-type="float" office:value="-363" calcext:value-type="float">
            <text:p>-363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12.3" calcext:value-type="float">
            <text:p>12.3</text:p>
          </table:table-cell>
          <table:table-cell office:value-type="float" office:value="-13.050001" calcext:value-type="float">
            <text:p>-13.050001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0968092.024613" calcext:value-type="float">
            <text:p>160968092.024613</text:p>
          </table:table-cell>
          <table:table-cell office:value-type="float" office:value="382.180586" calcext:value-type="float">
            <text:p>382.180586</text:p>
          </table:table-cell>
          <table:table-cell table:number-columns-repeated="3"/>
          <table:table-cell table:formula="of:=[.$Q$3]*([.J13]+[.$Q$2])" office:value-type="float" office:value="24.3" calcext:value-type="float">
            <text:p>24.3</text:p>
          </table:table-cell>
          <table:table-cell table:formula="of:=[.$Q$5]*([.K13]+[.$Q$4])" office:value-type="float" office:value="-29.45250105" calcext:value-type="float">
            <text:p>-29.45250105</text:p>
          </table:table-cell>
          <table:table-cell table:formula="of:=[.$Q$7]*([.L13]+[.$Q$6])" office:value-type="float" office:value="-2.450002" calcext:value-type="float">
            <text:p>-2.450002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40" calcext:value-type="float">
            <text:p>40</text:p>
          </table:table-cell>
          <table:table-cell office:value-type="float" office:value="984" calcext:value-type="float">
            <text:p>984</text:p>
          </table:table-cell>
          <table:table-cell office:value-type="float" office:value="94" calcext:value-type="float">
            <text:p>94</text:p>
          </table:table-cell>
          <table:table-cell office:value-type="float" office:value="-84" calcext:value-type="float">
            <text:p>-84</text:p>
          </table:table-cell>
          <table:table-cell office:value-type="float" office:value="-360" calcext:value-type="float">
            <text:p>-360</text:p>
          </table:table-cell>
          <table:table-cell office:value-type="float" office:value="-2064009.682016" calcext:value-type="float">
            <text:p>-2064009.682016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14.100001" calcext:value-type="float">
            <text:p>14.100001</text:p>
          </table:table-cell>
          <table:table-cell office:value-type="float" office:value="-12.600001" calcext:value-type="float">
            <text:p>-12.600001</text:p>
          </table:table-cell>
          <table:table-cell office:value-type="float" office:value="-54.000002" calcext:value-type="float">
            <text:p>-54.000002</text:p>
          </table:table-cell>
          <table:table-cell office:value-type="float" office:value="161908207.82401" calcext:value-type="float">
            <text:p>161908207.82401</text:p>
          </table:table-cell>
          <table:table-cell office:value-type="float" office:value="381.434136" calcext:value-type="float">
            <text:p>381.434136</text:p>
          </table:table-cell>
          <table:table-cell table:number-columns-repeated="3"/>
          <table:table-cell table:formula="of:=[.$Q$3]*([.J14]+[.$Q$2])" office:value-type="float" office:value="26.100001" calcext:value-type="float">
            <text:p>26.100001</text:p>
          </table:table-cell>
          <table:table-cell table:formula="of:=[.$Q$5]*([.K14]+[.$Q$4])" office:value-type="float" office:value="-28.98000105" calcext:value-type="float">
            <text:p>-28.98000105</text:p>
          </table:table-cell>
          <table:table-cell table:formula="of:=[.$Q$7]*([.L14]+[.$Q$6])" office:value-type="float" office:value="-2.000002" calcext:value-type="float">
            <text:p>-2.00000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36" calcext:value-type="float">
            <text:p>36</text:p>
          </table:table-cell>
          <table:table-cell office:value-type="float" office:value="948" calcext:value-type="float">
            <text:p>948</text:p>
          </table:table-cell>
          <table:table-cell office:value-type="float" office:value="103" calcext:value-type="float">
            <text:p>103</text:p>
          </table:table-cell>
          <table:table-cell office:value-type="float" office:value="-75" calcext:value-type="float">
            <text:p>-75</text:p>
          </table:table-cell>
          <table:table-cell office:value-type="float" office:value="-356" calcext:value-type="float">
            <text:p>-356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3293822.525613" calcext:value-type="float">
            <text:p>23293822.525613</text:p>
          </table:table-cell>
          <table:table-cell office:value-type="float" office:value="15.450001" calcext:value-type="float">
            <text:p>15.450001</text:p>
          </table:table-cell>
          <table:table-cell office:value-type="float" office:value="-11.25" calcext:value-type="float">
            <text:p>-11.25</text:p>
          </table:table-cell>
          <table:table-cell office:value-type="float" office:value="-53.400002" calcext:value-type="float">
            <text:p>-53.400002</text:p>
          </table:table-cell>
          <table:table-cell office:value-type="float" office:value="155602865.321684" calcext:value-type="float">
            <text:p>155602865.321684</text:p>
          </table:table-cell>
          <table:table-cell office:value-type="float" office:value="378.11374" calcext:value-type="float">
            <text:p>378.11374</text:p>
          </table:table-cell>
          <table:table-cell table:number-columns-repeated="3"/>
          <table:table-cell table:formula="of:=[.$Q$3]*([.J15]+[.$Q$2])" office:value-type="float" office:value="27.450001" calcext:value-type="float">
            <text:p>27.450001</text:p>
          </table:table-cell>
          <table:table-cell table:formula="of:=[.$Q$5]*([.K15]+[.$Q$4])" office:value-type="float" office:value="-27.5625" calcext:value-type="float">
            <text:p>-27.5625</text:p>
          </table:table-cell>
          <table:table-cell table:formula="of:=[.$Q$7]*([.L15]+[.$Q$6])" office:value-type="float" office:value="-1.400002" calcext:value-type="float">
            <text:p>-1.400002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4" calcext:value-type="float">
            <text:p>4</text:p>
          </table:table-cell>
          <table:table-cell office:value-type="float" office:value="996" calcext:value-type="float">
            <text:p>996</text:p>
          </table:table-cell>
          <table:table-cell office:value-type="float" office:value="114" calcext:value-type="float">
            <text:p>114</text:p>
          </table:table-cell>
          <table:table-cell office:value-type="float" office:value="-66" calcext:value-type="float">
            <text:p>-66</text:p>
          </table:table-cell>
          <table:table-cell office:value-type="float" office:value="-356" calcext:value-type="float">
            <text:p>-356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17.100001" calcext:value-type="float">
            <text:p>17.100001</text:p>
          </table:table-cell>
          <table:table-cell office:value-type="float" office:value="-9.9" calcext:value-type="float">
            <text:p>-9.9</text:p>
          </table:table-cell>
          <table:table-cell office:value-type="float" office:value="-53.400002" calcext:value-type="float">
            <text:p>-53.400002</text:p>
          </table:table-cell>
          <table:table-cell office:value-type="float" office:value="163536160.970182" calcext:value-type="float">
            <text:p>163536160.970182</text:p>
          </table:table-cell>
          <table:table-cell office:value-type="float" office:value="379.589252" calcext:value-type="float">
            <text:p>379.589252</text:p>
          </table:table-cell>
          <table:table-cell table:number-columns-repeated="3"/>
          <table:table-cell table:formula="of:=[.$Q$3]*([.J16]+[.$Q$2])" office:value-type="float" office:value="29.100001" calcext:value-type="float">
            <text:p>29.100001</text:p>
          </table:table-cell>
          <table:table-cell table:formula="of:=[.$Q$5]*([.K16]+[.$Q$4])" office:value-type="float" office:value="-26.145" calcext:value-type="float">
            <text:p>-26.145</text:p>
          </table:table-cell>
          <table:table-cell table:formula="of:=[.$Q$7]*([.L16]+[.$Q$6])" office:value-type="float" office:value="-1.400002" calcext:value-type="float">
            <text:p>-1.40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 office:value-type="float" office:value="1040" calcext:value-type="float">
            <text:p>1040</text:p>
          </table:table-cell>
          <table:table-cell office:value-type="float" office:value="123" calcext:value-type="float">
            <text:p>123</text:p>
          </table:table-cell>
          <table:table-cell office:value-type="float" office:value="-53" calcext:value-type="float">
            <text:p>-53</text:p>
          </table:table-cell>
          <table:table-cell office:value-type="float" office:value="-353" calcext:value-type="float">
            <text:p>-353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5554404.215441" calcext:value-type="float">
            <text:p>25554404.215441</text:p>
          </table:table-cell>
          <table:table-cell office:value-type="float" office:value="18.450001" calcext:value-type="float">
            <text:p>18.450001</text:p>
          </table:table-cell>
          <table:table-cell office:value-type="float" office:value="-7.95" calcext:value-type="float">
            <text:p>-7.95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70991566.88244" calcext:value-type="float">
            <text:p>170991566.88244</text:p>
          </table:table-cell>
          <table:table-cell office:value-type="float" office:value="377.55397" calcext:value-type="float">
            <text:p>377.55397</text:p>
          </table:table-cell>
          <table:table-cell table:number-columns-repeated="3"/>
          <table:table-cell table:formula="of:=[.$Q$3]*([.J17]+[.$Q$2])" office:value-type="float" office:value="30.450001" calcext:value-type="float">
            <text:p>30.450001</text:p>
          </table:table-cell>
          <table:table-cell table:formula="of:=[.$Q$5]*([.K17]+[.$Q$4])" office:value-type="float" office:value="-24.0975" calcext:value-type="float">
            <text:p>-24.0975</text:p>
          </table:table-cell>
          <table:table-cell table:formula="of:=[.$Q$7]*([.L17]+[.$Q$6])" office:value-type="float" office:value="-0.950001999999998" calcext:value-type="float">
            <text:p>-0.950001999999998</text:p>
          </table:table-cell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24" calcext:value-type="float">
            <text:p>-24</text:p>
          </table:table-cell>
          <table:table-cell office:value-type="float" office:value="1000" calcext:value-type="float">
            <text:p>1000</text:p>
          </table:table-cell>
          <table:table-cell office:value-type="float" office:value="134" calcext:value-type="float">
            <text:p>134</text:p>
          </table:table-cell>
          <table:table-cell office:value-type="float" office:value="-46" calcext:value-type="float">
            <text:p>-46</text:p>
          </table:table-cell>
          <table:table-cell office:value-type="float" office:value="-351" calcext:value-type="float">
            <text:p>-351</text:p>
          </table:table-cell>
          <table:table-cell office:value-type="float" office:value="-3440016.136694" calcext:value-type="float">
            <text:p>-3440016.136694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20.100001" calcext:value-type="float">
            <text:p>20.100001</text:p>
          </table:table-cell>
          <table:table-cell office:value-type="float" office:value="-6.9" calcext:value-type="float">
            <text:p>-6.9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165454553.876358" calcext:value-type="float">
            <text:p>165454553.876358</text:p>
          </table:table-cell>
          <table:table-cell office:value-type="float" office:value="378.514201" calcext:value-type="float">
            <text:p>378.514201</text:p>
          </table:table-cell>
          <table:table-cell table:number-columns-repeated="3"/>
          <table:table-cell table:formula="of:=[.$Q$3]*([.J18]+[.$Q$2])" office:value-type="float" office:value="32.100001" calcext:value-type="float">
            <text:p>32.100001</text:p>
          </table:table-cell>
          <table:table-cell table:formula="of:=[.$Q$5]*([.K18]+[.$Q$4])" office:value-type="float" office:value="-22.995" calcext:value-type="float">
            <text:p>-22.995</text:p>
          </table:table-cell>
          <table:table-cell table:formula="of:=[.$Q$7]*([.L18]+[.$Q$6])" office:value-type="float" office:value="-0.650002000000001" calcext:value-type="float">
            <text:p>-0.650002000000001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48" calcext:value-type="float">
            <text:p>48</text:p>
          </table:table-cell>
          <table:table-cell office:value-type="float" office:value="1028" calcext:value-type="float">
            <text:p>1028</text:p>
          </table:table-cell>
          <table:table-cell office:value-type="float" office:value="145" calcext:value-type="float">
            <text:p>145</text:p>
          </table:table-cell>
          <table:table-cell office:value-type="float" office:value="-35" calcext:value-type="float">
            <text:p>-35</text:p>
          </table:table-cell>
          <table:table-cell office:value-type="float" office:value="-343" calcext:value-type="float">
            <text:p>-343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5259547.403724" calcext:value-type="float">
            <text:p>25259547.403724</text:p>
          </table:table-cell>
          <table:table-cell office:value-type="float" office:value="21.750001" calcext:value-type="float">
            <text:p>21.750001</text:p>
          </table:table-cell>
          <table:table-cell office:value-type="float" office:value="-5.25" calcext:value-type="float">
            <text:p>-5.25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168992523.728633" calcext:value-type="float">
            <text:p>168992523.728633</text:p>
          </table:table-cell>
          <table:table-cell office:value-type="float" office:value="374.030747" calcext:value-type="float">
            <text:p>374.030747</text:p>
          </table:table-cell>
          <table:table-cell table:number-columns-repeated="3"/>
          <table:table-cell table:formula="of:=[.$Q$3]*([.J19]+[.$Q$2])" office:value-type="float" office:value="33.750001" calcext:value-type="float">
            <text:p>33.750001</text:p>
          </table:table-cell>
          <table:table-cell table:formula="of:=[.$Q$5]*([.K19]+[.$Q$4])" office:value-type="float" office:value="-21.2625" calcext:value-type="float">
            <text:p>-21.2625</text:p>
          </table:table-cell>
          <table:table-cell table:formula="of:=[.$Q$7]*([.L19]+[.$Q$6])" office:value-type="float" office:value="0.549998000000002" calcext:value-type="float">
            <text:p>0.549998000000002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8" calcext:value-type="float">
            <text:p>-8</text:p>
          </table:table-cell>
          <table:table-cell office:value-type="float" office:value="1008" calcext:value-type="float">
            <text:p>1008</text:p>
          </table:table-cell>
          <table:table-cell office:value-type="float" office:value="155" calcext:value-type="float">
            <text:p>155</text:p>
          </table:table-cell>
          <table:table-cell office:value-type="float" office:value="-7" calcext:value-type="float">
            <text:p>-7</text:p>
          </table:table-cell>
          <table:table-cell office:value-type="float" office:value="-345" calcext:value-type="float">
            <text:p>-345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23.250001" calcext:value-type="float">
            <text:p>23.250001</text:p>
          </table:table-cell>
          <table:table-cell office:value-type="float" office:value="-1.05" calcext:value-type="float">
            <text:p>-1.05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165645168.279967" calcext:value-type="float">
            <text:p>165645168.279967</text:p>
          </table:table-cell>
          <table:table-cell office:value-type="float" office:value="378.284285" calcext:value-type="float">
            <text:p>378.284285</text:p>
          </table:table-cell>
          <table:table-cell table:number-columns-repeated="3"/>
          <table:table-cell table:formula="of:=[.$Q$3]*([.J20]+[.$Q$2])" office:value-type="float" office:value="35.250001" calcext:value-type="float">
            <text:p>35.250001</text:p>
          </table:table-cell>
          <table:table-cell table:formula="of:=[.$Q$5]*([.K20]+[.$Q$4])" office:value-type="float" office:value="-16.8525" calcext:value-type="float">
            <text:p>-16.8525</text:p>
          </table:table-cell>
          <table:table-cell table:formula="of:=[.$Q$7]*([.L20]+[.$Q$6])" office:value-type="float" office:value="0.249997999999998" calcext:value-type="float">
            <text:p>0.249997999999998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40" calcext:value-type="float">
            <text:p>40</text:p>
          </table:table-cell>
          <table:table-cell office:value-type="float" office:value="992" calcext:value-type="float">
            <text:p>992</text:p>
          </table:table-cell>
          <table:table-cell office:value-type="float" office:value="162" calcext:value-type="float">
            <text:p>162</text:p>
          </table:table-cell>
          <table:table-cell office:value-type="float" office:value="29" calcext:value-type="float">
            <text:p>29</text:p>
          </table:table-cell>
          <table:table-cell office:value-type="float" office:value="-351" calcext:value-type="float">
            <text:p>-351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24.300001" calcext:value-type="float">
            <text:p>24.300001</text:p>
          </table:table-cell>
          <table:table-cell office:value-type="float" office:value="4.35" calcext:value-type="float">
            <text:p>4.35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163058971.395437" calcext:value-type="float">
            <text:p>163058971.395437</text:p>
          </table:table-cell>
          <table:table-cell office:value-type="float" office:value="387.667383" calcext:value-type="float">
            <text:p>387.667383</text:p>
          </table:table-cell>
          <table:table-cell table:number-columns-repeated="3"/>
          <table:table-cell table:formula="of:=[.$Q$3]*([.J21]+[.$Q$2])" office:value-type="float" office:value="36.300001" calcext:value-type="float">
            <text:p>36.300001</text:p>
          </table:table-cell>
          <table:table-cell table:formula="of:=[.$Q$5]*([.K21]+[.$Q$4])" office:value-type="float" office:value="-11.1825" calcext:value-type="float">
            <text:p>-11.1825</text:p>
          </table:table-cell>
          <table:table-cell table:formula="of:=[.$Q$7]*([.L21]+[.$Q$6])" office:value-type="float" office:value="-0.650002000000001" calcext:value-type="float">
            <text:p>-0.650002000000001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40" calcext:value-type="float">
            <text:p>40</text:p>
          </table:table-cell>
          <table:table-cell office:value-type="float" office:value="1028" calcext:value-type="float">
            <text:p>1028</text:p>
          </table:table-cell>
          <table:table-cell office:value-type="float" office:value="173" calcext:value-type="float">
            <text:p>173</text:p>
          </table:table-cell>
          <table:table-cell office:value-type="float" office:value="66" calcext:value-type="float">
            <text:p>66</text:p>
          </table:table-cell>
          <table:table-cell office:value-type="float" office:value="-353" calcext:value-type="float">
            <text:p>-353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5259547.403724" calcext:value-type="float">
            <text:p>25259547.403724</text:p>
          </table:table-cell>
          <table:table-cell office:value-type="float" office:value="25.950001" calcext:value-type="float">
            <text:p>25.950001</text:p>
          </table:table-cell>
          <table:table-cell office:value-type="float" office:value="9.9" calcext:value-type="float">
            <text:p>9.9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68678468.919334" calcext:value-type="float">
            <text:p>168678468.919334</text:p>
          </table:table-cell>
          <table:table-cell office:value-type="float" office:value="398.615103" calcext:value-type="float">
            <text:p>398.615103</text:p>
          </table:table-cell>
          <table:table-cell table:number-columns-repeated="3"/>
          <table:table-cell table:formula="of:=[.$Q$3]*([.J22]+[.$Q$2])" office:value-type="float" office:value="37.950001" calcext:value-type="float">
            <text:p>37.950001</text:p>
          </table:table-cell>
          <table:table-cell table:formula="of:=[.$Q$5]*([.K22]+[.$Q$4])" office:value-type="float" office:value="-5.355" calcext:value-type="float">
            <text:p>-5.355</text:p>
          </table:table-cell>
          <table:table-cell table:formula="of:=[.$Q$7]*([.L22]+[.$Q$6])" office:value-type="float" office:value="-0.950001999999998" calcext:value-type="float">
            <text:p>-0.95000199999999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28" calcext:value-type="float">
            <text:p>-28</text:p>
          </table:table-cell>
          <table:table-cell office:value-type="float" office:value="828" calcext:value-type="float">
            <text:p>828</text:p>
          </table:table-cell>
          <table:table-cell office:value-type="float" office:value="164" calcext:value-type="float">
            <text:p>164</text:p>
          </table:table-cell>
          <table:table-cell office:value-type="float" office:value="113" calcext:value-type="float">
            <text:p>113</text:p>
          </table:table-cell>
          <table:table-cell office:value-type="float" office:value="-362" calcext:value-type="float">
            <text:p>-362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20345237.608447" calcext:value-type="float">
            <text:p>20345237.608447</text:p>
          </table:table-cell>
          <table:table-cell office:value-type="float" office:value="24.600001" calcext:value-type="float">
            <text:p>24.600001</text:p>
          </table:table-cell>
          <table:table-cell office:value-type="float" office:value="16.950001" calcext:value-type="float">
            <text:p>16.950001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135751981.879358" calcext:value-type="float">
            <text:p>135751981.879358</text:p>
          </table:table-cell>
          <table:table-cell office:value-type="float" office:value="413.169457" calcext:value-type="float">
            <text:p>413.169457</text:p>
          </table:table-cell>
          <table:table-cell table:number-columns-repeated="3"/>
          <table:table-cell table:formula="of:=[.$Q$3]*([.J23]+[.$Q$2])" office:value-type="float" office:value="36.600001" calcext:value-type="float">
            <text:p>36.600001</text:p>
          </table:table-cell>
          <table:table-cell table:formula="of:=[.$Q$5]*([.K23]+[.$Q$4])" office:value-type="float" office:value="2.04750105" calcext:value-type="float">
            <text:p>2.04750105</text:p>
          </table:table-cell>
          <table:table-cell table:formula="of:=[.$Q$7]*([.L23]+[.$Q$6])" office:value-type="float" office:value="-2.300002" calcext:value-type="float">
            <text:p>-2.30000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62" calcext:value-type="float">
            <text:p>162</text:p>
          </table:table-cell>
          <table:table-cell office:value-type="float" office:value="140" calcext:value-type="float">
            <text:p>140</text:p>
          </table:table-cell>
          <table:table-cell office:value-type="float" office:value="-363" calcext:value-type="float">
            <text:p>-363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24.300001" calcext:value-type="float">
            <text:p>24.300001</text:p>
          </table:table-cell>
          <table:table-cell office:value-type="float" office:value="21.000001" calcext:value-type="float">
            <text:p>21.000001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4267009.575249" calcext:value-type="float">
            <text:p>164267009.575249</text:p>
          </table:table-cell>
          <table:table-cell office:value-type="float" office:value="421.441574" calcext:value-type="float">
            <text:p>421.441574</text:p>
          </table:table-cell>
          <table:table-cell table:number-columns-repeated="3"/>
          <table:table-cell table:formula="of:=[.$Q$3]*([.J24]+[.$Q$2])" office:value-type="float" office:value="36.300001" calcext:value-type="float">
            <text:p>36.300001</text:p>
          </table:table-cell>
          <table:table-cell table:formula="of:=[.$Q$5]*([.K24]+[.$Q$4])" office:value-type="float" office:value="6.30000105" calcext:value-type="float">
            <text:p>6.30000105</text:p>
          </table:table-cell>
          <table:table-cell table:formula="of:=[.$Q$7]*([.L24]+[.$Q$6])" office:value-type="float" office:value="-2.450002" calcext:value-type="float">
            <text:p>-2.45000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92" calcext:value-type="float">
            <text:p>592</text:p>
          </table:table-cell>
          <table:table-cell office:value-type="float" office:value="864" calcext:value-type="float">
            <text:p>864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-366" calcext:value-type="float">
            <text:p>-366</text:p>
          </table:table-cell>
          <table:table-cell office:value-type="float" office:value="6978318.277293" calcext:value-type="float">
            <text:p>6978318.277293</text:p>
          </table:table-cell>
          <table:table-cell office:value-type="float" office:value="14546353.77802" calcext:value-type="float">
            <text:p>14546353.77802</text:p>
          </table:table-cell>
          <table:table-cell office:value-type="float" office:value="21229812.843597" calcext:value-type="float">
            <text:p>21229812.843597</text:p>
          </table:table-cell>
          <table:table-cell office:value-type="float" office:value="22.950001" calcext:value-type="float">
            <text:p>22.950001</text:p>
          </table:table-cell>
          <table:table-cell office:value-type="float" office:value="24.150001" calcext:value-type="float">
            <text:p>24.150001</text:p>
          </table:table-cell>
          <table:table-cell office:value-type="float" office:value="-54.900002" calcext:value-type="float">
            <text:p>-54.900002</text:p>
          </table:table-cell>
          <table:table-cell office:value-type="float" office:value="177763667.21435" calcext:value-type="float">
            <text:p>177763667.21435</text:p>
          </table:table-cell>
          <table:table-cell office:value-type="float" office:value="428.119142" calcext:value-type="float">
            <text:p>428.119142</text:p>
          </table:table-cell>
          <table:table-cell table:number-columns-repeated="3"/>
          <table:table-cell table:formula="of:=[.$Q$3]*([.J25]+[.$Q$2])" office:value-type="float" office:value="34.950001" calcext:value-type="float">
            <text:p>34.950001</text:p>
          </table:table-cell>
          <table:table-cell table:formula="of:=[.$Q$5]*([.K25]+[.$Q$4])" office:value-type="float" office:value="9.60750105" calcext:value-type="float">
            <text:p>9.60750105</text:p>
          </table:table-cell>
          <table:table-cell table:formula="of:=[.$Q$7]*([.L25]+[.$Q$6])" office:value-type="float" office:value="-2.900002" calcext:value-type="float">
            <text:p>-2.90000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44" calcext:value-type="float">
            <text:p>144</text:p>
          </table:table-cell>
          <table:table-cell office:value-type="float" office:value="180" calcext:value-type="float">
            <text:p>180</text:p>
          </table:table-cell>
          <table:table-cell office:value-type="float" office:value="-371" calcext:value-type="float">
            <text:p>-371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21.600001" calcext:value-type="float">
            <text:p>21.600001</text:p>
          </table:table-cell>
          <table:table-cell office:value-type="float" office:value="27.000001" calcext:value-type="float">
            <text:p>27.000001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163854838.339142" calcext:value-type="float">
            <text:p>163854838.339142</text:p>
          </table:table-cell>
          <table:table-cell office:value-type="float" office:value="436.780265" calcext:value-type="float">
            <text:p>436.780265</text:p>
          </table:table-cell>
          <table:table-cell table:number-columns-repeated="3"/>
          <table:table-cell table:formula="of:=[.$Q$3]*([.J26]+[.$Q$2])" office:value-type="float" office:value="33.600001" calcext:value-type="float">
            <text:p>33.600001</text:p>
          </table:table-cell>
          <table:table-cell table:formula="of:=[.$Q$5]*([.K26]+[.$Q$4])" office:value-type="float" office:value="12.60000105" calcext:value-type="float">
            <text:p>12.60000105</text:p>
          </table:table-cell>
          <table:table-cell table:formula="of:=[.$Q$7]*([.L26]+[.$Q$6])" office:value-type="float" office:value="-3.650002" calcext:value-type="float">
            <text:p>-3.65000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40" calcext:value-type="float">
            <text:p>-40</text:p>
          </table:table-cell>
          <table:table-cell office:value-type="float" office:value="1004" calcext:value-type="float">
            <text:p>1004</text:p>
          </table:table-cell>
          <table:table-cell office:value-type="float" office:value="127" calcext:value-type="float">
            <text:p>127</text:p>
          </table:table-cell>
          <table:table-cell office:value-type="float" office:value="208" calcext:value-type="float">
            <text:p>208</text:p>
          </table:table-cell>
          <table:table-cell office:value-type="float" office:value="-378" calcext:value-type="float">
            <text:p>-378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19.050001" calcext:value-type="float">
            <text:p>19.050001</text:p>
          </table:table-cell>
          <table:table-cell office:value-type="float" office:value="31.200001" calcext:value-type="float">
            <text:p>31.200001</text:p>
          </table:table-cell>
          <table:table-cell office:value-type="float" office:value="-56.700002" calcext:value-type="float">
            <text:p>-56.700002</text:p>
          </table:table-cell>
          <table:table-cell office:value-type="float" office:value="164783695.976052" calcext:value-type="float">
            <text:p>164783695.976052</text:p>
          </table:table-cell>
          <table:table-cell office:value-type="float" office:value="449.752154" calcext:value-type="float">
            <text:p>449.752154</text:p>
          </table:table-cell>
          <table:table-cell table:number-columns-repeated="3"/>
          <table:table-cell table:formula="of:=[.$Q$3]*([.J27]+[.$Q$2])" office:value-type="float" office:value="31.050001" calcext:value-type="float">
            <text:p>31.050001</text:p>
          </table:table-cell>
          <table:table-cell table:formula="of:=[.$Q$5]*([.K27]+[.$Q$4])" office:value-type="float" office:value="17.01000105" calcext:value-type="float">
            <text:p>17.01000105</text:p>
          </table:table-cell>
          <table:table-cell table:formula="of:=[.$Q$7]*([.L27]+[.$Q$6])" office:value-type="float" office:value="-4.700002" calcext:value-type="float">
            <text:p>-4.70000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60" calcext:value-type="float">
            <text:p>60</text:p>
          </table:table-cell>
          <table:table-cell office:value-type="float" office:value="992" calcext:value-type="float">
            <text:p>992</text:p>
          </table:table-cell>
          <table:table-cell office:value-type="float" office:value="100" calcext:value-type="float">
            <text:p>100</text:p>
          </table:table-cell>
          <table:table-cell office:value-type="float" office:value="233" calcext:value-type="float">
            <text:p>233</text:p>
          </table:table-cell>
          <table:table-cell office:value-type="float" office:value="-380" calcext:value-type="float">
            <text:p>-380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15.000001" calcext:value-type="float">
            <text:p>15.000001</text:p>
          </table:table-cell>
          <table:table-cell office:value-type="float" office:value="34.950001" calcext:value-type="float">
            <text:p>34.950001</text:p>
          </table:table-cell>
          <table:table-cell office:value-type="float" office:value="-57.000002" calcext:value-type="float">
            <text:p>-57.000002</text:p>
          </table:table-cell>
          <table:table-cell office:value-type="float" office:value="162986546.703591" calcext:value-type="float">
            <text:p>162986546.703591</text:p>
          </table:table-cell>
          <table:table-cell office:value-type="float" office:value="456.824912" calcext:value-type="float">
            <text:p>456.824912</text:p>
          </table:table-cell>
          <table:table-cell table:number-columns-repeated="3"/>
          <table:table-cell table:formula="of:=[.$Q$3]*([.J28]+[.$Q$2])" office:value-type="float" office:value="27.000001" calcext:value-type="float">
            <text:p>27.000001</text:p>
          </table:table-cell>
          <table:table-cell table:formula="of:=[.$Q$5]*([.K28]+[.$Q$4])" office:value-type="float" office:value="20.94750105" calcext:value-type="float">
            <text:p>20.94750105</text:p>
          </table:table-cell>
          <table:table-cell table:formula="of:=[.$Q$7]*([.L28]+[.$Q$6])" office:value-type="float" office:value="-5.000002" calcext:value-type="float">
            <text:p>-5.0000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2" calcext:value-type="float">
            <text:p>232</text:p>
          </table:table-cell>
          <table:table-cell office:value-type="float" office:value="1024" calcext:value-type="float">
            <text:p>1024</text:p>
          </table:table-cell>
          <table:table-cell office:value-type="float" office:value="72" calcext:value-type="float">
            <text:p>72</text:p>
          </table:table-cell>
          <table:table-cell office:value-type="float" office:value="263" calcext:value-type="float">
            <text:p>263</text:p>
          </table:table-cell>
          <table:table-cell office:value-type="float" office:value="-381" calcext:value-type="float">
            <text:p>-381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5700597.826521" calcext:value-type="float">
            <text:p>5700597.826521</text:p>
          </table:table-cell>
          <table:table-cell office:value-type="float" office:value="25161260.199819" calcext:value-type="float">
            <text:p>25161260.199819</text:p>
          </table:table-cell>
          <table:table-cell office:value-type="float" office:value="10.8" calcext:value-type="float">
            <text:p>10.8</text:p>
          </table:table-cell>
          <table:table-cell office:value-type="float" office:value="39.450002" calcext:value-type="float">
            <text:p>39.450002</text:p>
          </table:table-cell>
          <table:table-cell office:value-type="float" office:value="-57.150002" calcext:value-type="float">
            <text:p>-57.150002</text:p>
          </table:table-cell>
          <table:table-cell office:value-type="float" office:value="172273595.842285" calcext:value-type="float">
            <text:p>172273595.842285</text:p>
          </table:table-cell>
          <table:table-cell office:value-type="float" office:value="468.523212" calcext:value-type="float">
            <text:p>468.523212</text:p>
          </table:table-cell>
          <table:table-cell table:number-columns-repeated="3"/>
          <table:table-cell table:formula="of:=[.$Q$3]*([.J29]+[.$Q$2])" office:value-type="float" office:value="22.8" calcext:value-type="float">
            <text:p>22.8</text:p>
          </table:table-cell>
          <table:table-cell table:formula="of:=[.$Q$5]*([.K29]+[.$Q$4])" office:value-type="float" office:value="25.6725021" calcext:value-type="float">
            <text:p>25.6725021</text:p>
          </table:table-cell>
          <table:table-cell table:formula="of:=[.$Q$7]*([.L29]+[.$Q$6])" office:value-type="float" office:value="-5.150002" calcext:value-type="float">
            <text:p>-5.1500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984" calcext:value-type="float">
            <text:p>984</text:p>
          </table:table-cell>
          <table:table-cell office:value-type="float" office:value="52" calcext:value-type="float">
            <text:p>52</text:p>
          </table:table-cell>
          <table:table-cell office:value-type="float" office:value="281" calcext:value-type="float">
            <text:p>281</text:p>
          </table:table-cell>
          <table:table-cell office:value-type="float" office:value="-383" calcext:value-type="float">
            <text:p>-383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1670864.916394" calcext:value-type="float">
            <text:p>1670864.916394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7.8" calcext:value-type="float">
            <text:p>7.8</text:p>
          </table:table-cell>
          <table:table-cell office:value-type="float" office:value="42.150002" calcext:value-type="float">
            <text:p>42.150002</text:p>
          </table:table-cell>
          <table:table-cell office:value-type="float" office:value="-57.450002" calcext:value-type="float">
            <text:p>-57.450002</text:p>
          </table:table-cell>
          <table:table-cell office:value-type="float" office:value="161734424.548783" calcext:value-type="float">
            <text:p>161734424.548783</text:p>
          </table:table-cell>
          <table:table-cell office:value-type="float" office:value="477.863997" calcext:value-type="float">
            <text:p>477.863997</text:p>
          </table:table-cell>
          <table:table-cell table:number-columns-repeated="3"/>
          <table:table-cell table:formula="of:=[.$Q$3]*([.J30]+[.$Q$2])" office:value-type="float" office:value="19.8" calcext:value-type="float">
            <text:p>19.8</text:p>
          </table:table-cell>
          <table:table-cell table:formula="of:=[.$Q$5]*([.K30]+[.$Q$4])" office:value-type="float" office:value="28.5075021" calcext:value-type="float">
            <text:p>28.5075021</text:p>
          </table:table-cell>
          <table:table-cell table:formula="of:=[.$Q$7]*([.L30]+[.$Q$6])" office:value-type="float" office:value="-5.450002" calcext:value-type="float">
            <text:p>-5.45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32" calcext:value-type="float">
            <text:p>32</text:p>
          </table:table-cell>
          <table:table-cell office:value-type="float" office:value="1012" calcext:value-type="float">
            <text:p>1012</text:p>
          </table:table-cell>
          <table:table-cell office:value-type="float" office:value="27" calcext:value-type="float">
            <text:p>27</text:p>
          </table:table-cell>
          <table:table-cell office:value-type="float" office:value="296" calcext:value-type="float">
            <text:p>296</text:p>
          </table:table-cell>
          <table:table-cell office:value-type="float" office:value="-385" calcext:value-type="float">
            <text:p>-385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866400.988102" calcext:value-type="float">
            <text:p>24866400.988102</text:p>
          </table:table-cell>
          <table:table-cell office:value-type="float" office:value="4.05" calcext:value-type="float">
            <text:p>4.05</text:p>
          </table:table-cell>
          <table:table-cell office:value-type="float" office:value="44.400002" calcext:value-type="float">
            <text:p>44.400002</text:p>
          </table:table-cell>
          <table:table-cell office:value-type="float" office:value="-57.750002" calcext:value-type="float">
            <text:p>-57.750002</text:p>
          </table:table-cell>
          <table:table-cell office:value-type="float" office:value="165963660.509311" calcext:value-type="float">
            <text:p>165963660.509311</text:p>
          </table:table-cell>
          <table:table-cell office:value-type="float" office:value="486.384621" calcext:value-type="float">
            <text:p>486.384621</text:p>
          </table:table-cell>
          <table:table-cell table:number-columns-repeated="3"/>
          <table:table-cell table:formula="of:=[.$Q$3]*([.J31]+[.$Q$2])" office:value-type="float" office:value="16.05" calcext:value-type="float">
            <text:p>16.05</text:p>
          </table:table-cell>
          <table:table-cell table:formula="of:=[.$Q$5]*([.K31]+[.$Q$4])" office:value-type="float" office:value="30.8700021" calcext:value-type="float">
            <text:p>30.8700021</text:p>
          </table:table-cell>
          <table:table-cell table:formula="of:=[.$Q$7]*([.L31]+[.$Q$6])" office:value-type="float" office:value="-5.750002" calcext:value-type="float">
            <text:p>-5.75000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-382" calcext:value-type="float">
            <text:p>-382</text:p>
          </table:table-cell>
          <table:table-cell table:number-columns-repeated="2" office:value-type="float" office:value="294858.517967" calcext:value-type="float">
            <text:p>294858.517967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0.15" calcext:value-type="float">
            <text:p>0.15</text:p>
          </table:table-cell>
          <table:table-cell office:value-type="float" office:value="45.450002" calcext:value-type="float">
            <text:p>45.450002</text:p>
          </table:table-cell>
          <table:table-cell office:value-type="float" office:value="-57.300002" calcext:value-type="float">
            <text:p>-57.300002</text:p>
          </table:table-cell>
          <table:table-cell office:value-type="float" office:value="164489013.024106" calcext:value-type="float">
            <text:p>164489013.024106</text:p>
          </table:table-cell>
          <table:table-cell office:value-type="float" office:value="487.579737" calcext:value-type="float">
            <text:p>487.579737</text:p>
          </table:table-cell>
          <table:table-cell table:number-columns-repeated="3"/>
          <table:table-cell table:formula="of:=[.$Q$3]*([.J32]+[.$Q$2])" office:value-type="float" office:value="12.15" calcext:value-type="float">
            <text:p>12.15</text:p>
          </table:table-cell>
          <table:table-cell table:formula="of:=[.$Q$5]*([.K32]+[.$Q$4])" office:value-type="float" office:value="31.9725021" calcext:value-type="float">
            <text:p>31.9725021</text:p>
          </table:table-cell>
          <table:table-cell table:formula="of:=[.$Q$7]*([.L32]+[.$Q$6])" office:value-type="float" office:value="-5.300002" calcext:value-type="float">
            <text:p>-5.300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960" calcext:value-type="float">
            <text:p>960</text:p>
          </table:table-cell>
          <table:table-cell office:value-type="float" office:value="-23" calcext:value-type="float">
            <text:p>-23</text:p>
          </table:table-cell>
          <table:table-cell office:value-type="float" office:value="312" calcext:value-type="float">
            <text:p>312</text:p>
          </table:table-cell>
          <table:table-cell office:value-type="float" office:value="-380" calcext:value-type="float">
            <text:p>-380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3588681.73733" calcext:value-type="float">
            <text:p>23588681.73733</text:p>
          </table:table-cell>
          <table:table-cell office:value-type="float" office:value="-3.45" calcext:value-type="float">
            <text:p>-3.45</text:p>
          </table:table-cell>
          <table:table-cell office:value-type="float" office:value="46.800002" calcext:value-type="float">
            <text:p>46.800002</text:p>
          </table:table-cell>
          <table:table-cell office:value-type="float" office:value="-57.000002" calcext:value-type="float">
            <text:p>-57.000002</text:p>
          </table:table-cell>
          <table:table-cell office:value-type="float" office:value="157346577.549502" calcext:value-type="float">
            <text:p>157346577.549502</text:p>
          </table:table-cell>
          <table:table-cell office:value-type="float" office:value="492.212353" calcext:value-type="float">
            <text:p>492.212353</text:p>
          </table:table-cell>
          <table:table-cell table:number-columns-repeated="3"/>
          <table:table-cell table:formula="of:=[.$Q$3]*([.J33]+[.$Q$2])" office:value-type="float" office:value="8.55" calcext:value-type="float">
            <text:p>8.55</text:p>
          </table:table-cell>
          <table:table-cell table:formula="of:=[.$Q$5]*([.K33]+[.$Q$4])" office:value-type="float" office:value="33.3900021" calcext:value-type="float">
            <text:p>33.3900021</text:p>
          </table:table-cell>
          <table:table-cell table:formula="of:=[.$Q$7]*([.L33]+[.$Q$6])" office:value-type="float" office:value="-5.000002" calcext:value-type="float">
            <text:p>-5.000002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52" calcext:value-type="float">
            <text:p>52</text:p>
          </table:table-cell>
          <table:table-cell office:value-type="float" office:value="1056" calcext:value-type="float">
            <text:p>1056</text:p>
          </table:table-cell>
          <table:table-cell office:value-type="float" office:value="-38" calcext:value-type="float">
            <text:p>-38</text:p>
          </table:table-cell>
          <table:table-cell office:value-type="float" office:value="318" calcext:value-type="float">
            <text:p>318</text:p>
          </table:table-cell>
          <table:table-cell office:value-type="float" office:value="-380" calcext:value-type="float">
            <text:p>-380</text:p>
          </table:table-cell>
          <table:table-cell office:value-type="float" office:value="-2162295.835922" calcext:value-type="float">
            <text:p>-2162295.835922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5947550.631063" calcext:value-type="float">
            <text:p>25947550.631063</text:p>
          </table:table-cell>
          <table:table-cell office:value-type="float" office:value="-5.7" calcext:value-type="float">
            <text:p>-5.7</text:p>
          </table:table-cell>
          <table:table-cell office:value-type="float" office:value="47.700002" calcext:value-type="float">
            <text:p>47.700002</text:p>
          </table:table-cell>
          <table:table-cell office:value-type="float" office:value="-57.000002" calcext:value-type="float">
            <text:p>-57.000002</text:p>
          </table:table-cell>
          <table:table-cell office:value-type="float" office:value="173792139.215173" calcext:value-type="float">
            <text:p>173792139.215173</text:p>
          </table:table-cell>
          <table:table-cell office:value-type="float" office:value="496.958751" calcext:value-type="float">
            <text:p>496.958751</text:p>
          </table:table-cell>
          <table:table-cell table:number-columns-repeated="3"/>
          <table:table-cell table:formula="of:=[.$Q$3]*([.J34]+[.$Q$2])" office:value-type="float" office:value="6.3" calcext:value-type="float">
            <text:p>6.3</text:p>
          </table:table-cell>
          <table:table-cell table:formula="of:=[.$Q$5]*([.K34]+[.$Q$4])" office:value-type="float" office:value="34.3350021" calcext:value-type="float">
            <text:p>34.3350021</text:p>
          </table:table-cell>
          <table:table-cell table:formula="of:=[.$Q$7]*([.L34]+[.$Q$6])" office:value-type="float" office:value="-5.000002" calcext:value-type="float">
            <text:p>-5.00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6" calcext:value-type="float">
            <text:p>56</text:p>
          </table:table-cell>
          <table:table-cell office:value-type="float" office:value="1040" calcext:value-type="float">
            <text:p>1040</text:p>
          </table:table-cell>
          <table:table-cell office:value-type="float" office:value="-62" calcext:value-type="float">
            <text:p>-62</text:p>
          </table:table-cell>
          <table:table-cell office:value-type="float" office:value="321" calcext:value-type="float">
            <text:p>321</text:p>
          </table:table-cell>
          <table:table-cell office:value-type="float" office:value="-375" calcext:value-type="float">
            <text:p>-375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5554404.215441" calcext:value-type="float">
            <text:p>25554404.215441</text:p>
          </table:table-cell>
          <table:table-cell office:value-type="float" office:value="-9.3" calcext:value-type="float">
            <text:p>-9.3</text:p>
          </table:table-cell>
          <table:table-cell office:value-type="float" office:value="48.150002" calcext:value-type="float">
            <text:p>48.150002</text:p>
          </table:table-cell>
          <table:table-cell office:value-type="float" office:value="-56.250002" calcext:value-type="float">
            <text:p>-56.250002</text:p>
          </table:table-cell>
          <table:table-cell office:value-type="float" office:value="170735264.038476" calcext:value-type="float">
            <text:p>170735264.038476</text:p>
          </table:table-cell>
          <table:table-cell office:value-type="float" office:value="497.503769" calcext:value-type="float">
            <text:p>497.503769</text:p>
          </table:table-cell>
          <table:table-cell table:number-columns-repeated="3"/>
          <table:table-cell table:formula="of:=[.$Q$3]*([.J35]+[.$Q$2])" office:value-type="float" office:value="2.7" calcext:value-type="float">
            <text:p>2.7</text:p>
          </table:table-cell>
          <table:table-cell table:formula="of:=[.$Q$5]*([.K35]+[.$Q$4])" office:value-type="float" office:value="34.8075021" calcext:value-type="float">
            <text:p>34.8075021</text:p>
          </table:table-cell>
          <table:table-cell table:formula="of:=[.$Q$7]*([.L35]+[.$Q$6])" office:value-type="float" office:value="-4.250002" calcext:value-type="float">
            <text:p>-4.25000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980" calcext:value-type="float">
            <text:p>980</text:p>
          </table:table-cell>
          <table:table-cell office:value-type="float" office:value="-88" calcext:value-type="float">
            <text:p>-88</text:p>
          </table:table-cell>
          <table:table-cell office:value-type="float" office:value="325" calcext:value-type="float">
            <text:p>325</text:p>
          </table:table-cell>
          <table:table-cell office:value-type="float" office:value="-371" calcext:value-type="float">
            <text:p>-371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13.200001" calcext:value-type="float">
            <text:p>-13.200001</text:p>
          </table:table-cell>
          <table:table-cell office:value-type="float" office:value="48.750002" calcext:value-type="float">
            <text:p>48.750002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160536754.431221" calcext:value-type="float">
            <text:p>160536754.431221</text:p>
          </table:table-cell>
          <table:table-cell office:value-type="float" office:value="501.008982" calcext:value-type="float">
            <text:p>501.008982</text:p>
          </table:table-cell>
          <table:table-cell table:number-columns-repeated="3"/>
          <table:table-cell table:formula="of:=[.$Q$3]*([.J36]+[.$Q$2])" office:value-type="float" office:value="-1.200001" calcext:value-type="float">
            <text:p>-1.200001</text:p>
          </table:table-cell>
          <table:table-cell table:formula="of:=[.$Q$5]*([.K36]+[.$Q$4])" office:value-type="float" office:value="35.4375021" calcext:value-type="float">
            <text:p>35.4375021</text:p>
          </table:table-cell>
          <table:table-cell table:formula="of:=[.$Q$7]*([.L36]+[.$Q$6])" office:value-type="float" office:value="-3.650002" calcext:value-type="float">
            <text:p>-3.6500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0" calcext:value-type="float">
            <text:p>40</text:p>
          </table:table-cell>
          <table:table-cell office:value-type="float" office:value="880" calcext:value-type="float">
            <text:p>880</text:p>
          </table:table-cell>
          <table:table-cell office:value-type="float" office:value="-129" calcext:value-type="float">
            <text:p>-129</text:p>
          </table:table-cell>
          <table:table-cell office:value-type="float" office:value="324" calcext:value-type="float">
            <text:p>324</text:p>
          </table:table-cell>
          <table:table-cell office:value-type="float" office:value="-367" calcext:value-type="float">
            <text:p>-367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1622959.259219" calcext:value-type="float">
            <text:p>21622959.259219</text:p>
          </table:table-cell>
          <table:table-cell office:value-type="float" office:value="-19.350001" calcext:value-type="float">
            <text:p>-19.350001</text:p>
          </table:table-cell>
          <table:table-cell office:value-type="float" office:value="48.600002" calcext:value-type="float">
            <text:p>48.600002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44307848.069092" calcext:value-type="float">
            <text:p>144307848.069092</text:p>
          </table:table-cell>
          <table:table-cell office:value-type="float" office:value="506.266728" calcext:value-type="float">
            <text:p>506.266728</text:p>
          </table:table-cell>
          <table:table-cell table:number-columns-repeated="3"/>
          <table:table-cell table:formula="of:=[.$Q$3]*([.J37]+[.$Q$2])" office:value-type="float" office:value="-7.350001" calcext:value-type="float">
            <text:p>-7.350001</text:p>
          </table:table-cell>
          <table:table-cell table:formula="of:=[.$Q$5]*([.K37]+[.$Q$4])" office:value-type="float" office:value="35.2800021" calcext:value-type="float">
            <text:p>35.2800021</text:p>
          </table:table-cell>
          <table:table-cell table:formula="of:=[.$Q$7]*([.L37]+[.$Q$6])" office:value-type="float" office:value="-3.050002" calcext:value-type="float">
            <text:p>-3.05000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40" calcext:value-type="float">
            <text:p>40</text:p>
          </table:table-cell>
          <table:table-cell office:value-type="float" office:value="984" calcext:value-type="float">
            <text:p>984</text:p>
          </table:table-cell>
          <table:table-cell office:value-type="float" office:value="-154" calcext:value-type="float">
            <text:p>-154</text:p>
          </table:table-cell>
          <table:table-cell office:value-type="float" office:value="317" calcext:value-type="float">
            <text:p>317</text:p>
          </table:table-cell>
          <table:table-cell office:value-type="float" office:value="-365" calcext:value-type="float">
            <text:p>-365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23.100001" calcext:value-type="float">
            <text:p>-23.100001</text:p>
          </table:table-cell>
          <table:table-cell office:value-type="float" office:value="47.550002" calcext:value-type="float">
            <text:p>47.550002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161547166.55942" calcext:value-type="float">
            <text:p>161547166.55942</text:p>
          </table:table-cell>
          <table:table-cell office:value-type="float" office:value="507.375601" calcext:value-type="float">
            <text:p>507.375601</text:p>
          </table:table-cell>
          <table:table-cell table:number-columns-repeated="3"/>
          <table:table-cell table:formula="of:=[.$Q$3]*([.J38]+[.$Q$2])" office:value-type="float" office:value="-11.100001" calcext:value-type="float">
            <text:p>-11.100001</text:p>
          </table:table-cell>
          <table:table-cell table:formula="of:=[.$Q$5]*([.K38]+[.$Q$4])" office:value-type="float" office:value="34.1775021" calcext:value-type="float">
            <text:p>34.1775021</text:p>
          </table:table-cell>
          <table:table-cell table:formula="of:=[.$Q$7]*([.L38]+[.$Q$6])" office:value-type="float" office:value="-2.750002" calcext:value-type="float">
            <text:p>-2.75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60" calcext:value-type="float">
            <text:p>60</text:p>
          </table:table-cell>
          <table:table-cell office:value-type="float" office:value="972" calcext:value-type="float">
            <text:p>972</text:p>
          </table:table-cell>
          <table:table-cell office:value-type="float" office:value="-176" calcext:value-type="float">
            <text:p>-176</text:p>
          </table:table-cell>
          <table:table-cell office:value-type="float" office:value="312" calcext:value-type="float">
            <text:p>312</text:p>
          </table:table-cell>
          <table:table-cell office:value-type="float" office:value="-362" calcext:value-type="float">
            <text:p>-362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-26.400001" calcext:value-type="float">
            <text:p>-26.400001</text:p>
          </table:table-cell>
          <table:table-cell office:value-type="float" office:value="46.800002" calcext:value-type="float">
            <text:p>46.800002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159661174.383624" calcext:value-type="float">
            <text:p>159661174.383624</text:p>
          </table:table-cell>
          <table:table-cell office:value-type="float" office:value="509.27792" calcext:value-type="float">
            <text:p>509.27792</text:p>
          </table:table-cell>
          <table:table-cell table:number-columns-repeated="3"/>
          <table:table-cell table:formula="of:=[.$Q$3]*([.J39]+[.$Q$2])" office:value-type="float" office:value="-14.400001" calcext:value-type="float">
            <text:p>-14.400001</text:p>
          </table:table-cell>
          <table:table-cell table:formula="of:=[.$Q$5]*([.K39]+[.$Q$4])" office:value-type="float" office:value="33.3900021" calcext:value-type="float">
            <text:p>33.3900021</text:p>
          </table:table-cell>
          <table:table-cell table:formula="of:=[.$Q$7]*([.L39]+[.$Q$6])" office:value-type="float" office:value="-2.300002" calcext:value-type="float">
            <text:p>-2.30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4" calcext:value-type="float">
            <text:p>-4</text:p>
          </table:table-cell>
          <table:table-cell office:value-type="float" office:value="920" calcext:value-type="float">
            <text:p>920</text:p>
          </table:table-cell>
          <table:table-cell office:value-type="float" office:value="-199" calcext:value-type="float">
            <text:p>-199</text:p>
          </table:table-cell>
          <table:table-cell office:value-type="float" office:value="300" calcext:value-type="float">
            <text:p>300</text:p>
          </table:table-cell>
          <table:table-cell office:value-type="float" office:value="-364" calcext:value-type="float">
            <text:p>-364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22605819.298275" calcext:value-type="float">
            <text:p>22605819.298275</text:p>
          </table:table-cell>
          <table:table-cell office:value-type="float" office:value="-29.850001" calcext:value-type="float">
            <text:p>-29.850001</text:p>
          </table:table-cell>
          <table:table-cell office:value-type="float" office:value="45.000002" calcext:value-type="float">
            <text:p>45.000002</text:p>
          </table:table-cell>
          <table:table-cell office:value-type="float" office:value="-54.600002" calcext:value-type="float">
            <text:p>-54.600002</text:p>
          </table:table-cell>
          <table:table-cell office:value-type="float" office:value="150729669.48816" calcext:value-type="float">
            <text:p>150729669.48816</text:p>
          </table:table-cell>
          <table:table-cell office:value-type="float" office:value="511.9541" calcext:value-type="float">
            <text:p>511.9541</text:p>
          </table:table-cell>
          <table:table-cell table:number-columns-repeated="3"/>
          <table:table-cell table:formula="of:=[.$Q$3]*([.J40]+[.$Q$2])" office:value-type="float" office:value="-17.850001" calcext:value-type="float">
            <text:p>-17.850001</text:p>
          </table:table-cell>
          <table:table-cell table:formula="of:=[.$Q$5]*([.K40]+[.$Q$4])" office:value-type="float" office:value="31.5000021" calcext:value-type="float">
            <text:p>31.5000021</text:p>
          </table:table-cell>
          <table:table-cell table:formula="of:=[.$Q$7]*([.L40]+[.$Q$6])" office:value-type="float" office:value="-2.600002" calcext:value-type="float">
            <text:p>-2.60000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52" calcext:value-type="float">
            <text:p>52</text:p>
          </table:table-cell>
          <table:table-cell office:value-type="float" office:value="940" calcext:value-type="float">
            <text:p>940</text:p>
          </table:table-cell>
          <table:table-cell office:value-type="float" office:value="-224" calcext:value-type="float">
            <text:p>-224</text:p>
          </table:table-cell>
          <table:table-cell office:value-type="float" office:value="289" calcext:value-type="float">
            <text:p>289</text:p>
          </table:table-cell>
          <table:table-cell office:value-type="float" office:value="-363" calcext:value-type="float">
            <text:p>-363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3097250.517802" calcext:value-type="float">
            <text:p>23097250.517802</text:p>
          </table:table-cell>
          <table:table-cell office:value-type="float" office:value="-33.600001" calcext:value-type="float">
            <text:p>-33.600001</text:p>
          </table:table-cell>
          <table:table-cell office:value-type="float" office:value="43.350002" calcext:value-type="float">
            <text:p>43.350002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54218484.018677" calcext:value-type="float">
            <text:p>154218484.018677</text:p>
          </table:table-cell>
          <table:table-cell office:value-type="float" office:value="515.233927" calcext:value-type="float">
            <text:p>515.233927</text:p>
          </table:table-cell>
          <table:table-cell table:number-columns-repeated="3"/>
          <table:table-cell table:formula="of:=[.$Q$3]*([.J41]+[.$Q$2])" office:value-type="float" office:value="-21.600001" calcext:value-type="float">
            <text:p>-21.600001</text:p>
          </table:table-cell>
          <table:table-cell table:formula="of:=[.$Q$5]*([.K41]+[.$Q$4])" office:value-type="float" office:value="29.7675021" calcext:value-type="float">
            <text:p>29.7675021</text:p>
          </table:table-cell>
          <table:table-cell table:formula="of:=[.$Q$7]*([.L41]+[.$Q$6])" office:value-type="float" office:value="-2.450002" calcext:value-type="float">
            <text:p>-2.45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32" calcext:value-type="float">
            <text:p>32</text:p>
          </table:table-cell>
          <table:table-cell office:value-type="float" office:value="984" calcext:value-type="float">
            <text:p>984</text:p>
          </table:table-cell>
          <table:table-cell office:value-type="float" office:value="-249" calcext:value-type="float">
            <text:p>-249</text:p>
          </table:table-cell>
          <table:table-cell office:value-type="float" office:value="275" calcext:value-type="float">
            <text:p>275</text:p>
          </table:table-cell>
          <table:table-cell office:value-type="float" office:value="-362" calcext:value-type="float">
            <text:p>-362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37.350001" calcext:value-type="float">
            <text:p>-37.350001</text:p>
          </table:table-cell>
          <table:table-cell office:value-type="float" office:value="41.250002" calcext:value-type="float">
            <text:p>41.250002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161295820.087145" calcext:value-type="float">
            <text:p>161295820.087145</text:p>
          </table:table-cell>
          <table:table-cell office:value-type="float" office:value="518.333869" calcext:value-type="float">
            <text:p>518.333869</text:p>
          </table:table-cell>
          <table:table-cell table:number-columns-repeated="3"/>
          <table:table-cell table:formula="of:=[.$Q$3]*([.J42]+[.$Q$2])" office:value-type="float" office:value="-25.350001" calcext:value-type="float">
            <text:p>-25.350001</text:p>
          </table:table-cell>
          <table:table-cell table:formula="of:=[.$Q$5]*([.K42]+[.$Q$4])" office:value-type="float" office:value="27.5625021" calcext:value-type="float">
            <text:p>27.5625021</text:p>
          </table:table-cell>
          <table:table-cell table:formula="of:=[.$Q$7]*([.L42]+[.$Q$6])" office:value-type="float" office:value="-2.300002" calcext:value-type="float">
            <text:p>-2.30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2" calcext:value-type="float">
            <text:p>12</text:p>
          </table:table-cell>
          <table:table-cell office:value-type="float" office:value="980" calcext:value-type="float">
            <text:p>980</text:p>
          </table:table-cell>
          <table:table-cell office:value-type="float" office:value="-263" calcext:value-type="float">
            <text:p>-263</text:p>
          </table:table-cell>
          <table:table-cell office:value-type="float" office:value="259" calcext:value-type="float">
            <text:p>259</text:p>
          </table:table-cell>
          <table:table-cell office:value-type="float" office:value="-363" calcext:value-type="float">
            <text:p>-363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39.450002" calcext:value-type="float">
            <text:p>-39.450002</text:p>
          </table:table-cell>
          <table:table-cell office:value-type="float" office:value="38.850002" calcext:value-type="float">
            <text:p>38.850002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0567507.188546" calcext:value-type="float">
            <text:p>160567507.188546</text:p>
          </table:table-cell>
          <table:table-cell office:value-type="float" office:value="517.705515" calcext:value-type="float">
            <text:p>517.705515</text:p>
          </table:table-cell>
          <table:table-cell table:number-columns-repeated="3"/>
          <table:table-cell table:formula="of:=[.$Q$3]*([.J43]+[.$Q$2])" office:value-type="float" office:value="-27.450002" calcext:value-type="float">
            <text:p>-27.450002</text:p>
          </table:table-cell>
          <table:table-cell table:formula="of:=[.$Q$5]*([.K43]+[.$Q$4])" office:value-type="float" office:value="25.0425021" calcext:value-type="float">
            <text:p>25.0425021</text:p>
          </table:table-cell>
          <table:table-cell table:formula="of:=[.$Q$7]*([.L43]+[.$Q$6])" office:value-type="float" office:value="-2.450002" calcext:value-type="float">
            <text:p>-2.45000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44" calcext:value-type="float">
            <text:p>44</text:p>
          </table:table-cell>
          <table:table-cell office:value-type="float" office:value="984" calcext:value-type="float">
            <text:p>984</text:p>
          </table:table-cell>
          <table:table-cell office:value-type="float" office:value="-290" calcext:value-type="float">
            <text:p>-290</text:p>
          </table:table-cell>
          <table:table-cell office:value-type="float" office:value="231" calcext:value-type="float">
            <text:p>231</text:p>
          </table:table-cell>
          <table:table-cell office:value-type="float" office:value="-359" calcext:value-type="float">
            <text:p>-359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3.500002" calcext:value-type="float">
            <text:p>-43.500002</text:p>
          </table:table-cell>
          <table:table-cell office:value-type="float" office:value="34.650001" calcext:value-type="float">
            <text:p>34.650001</text:p>
          </table:table-cell>
          <table:table-cell office:value-type="float" office:value="-53.850002" calcext:value-type="float">
            <text:p>-53.850002</text:p>
          </table:table-cell>
          <table:table-cell office:value-type="float" office:value="161415557.690092" calcext:value-type="float">
            <text:p>161415557.690092</text:p>
          </table:table-cell>
          <table:table-cell office:value-type="float" office:value="516.083327" calcext:value-type="float">
            <text:p>516.083327</text:p>
          </table:table-cell>
          <table:table-cell table:number-columns-repeated="3"/>
          <table:table-cell table:formula="of:=[.$Q$3]*([.J44]+[.$Q$2])" office:value-type="float" office:value="-31.500002" calcext:value-type="float">
            <text:p>-31.500002</text:p>
          </table:table-cell>
          <table:table-cell table:formula="of:=[.$Q$5]*([.K44]+[.$Q$4])" office:value-type="float" office:value="20.63250105" calcext:value-type="float">
            <text:p>20.63250105</text:p>
          </table:table-cell>
          <table:table-cell table:formula="of:=[.$Q$7]*([.L44]+[.$Q$6])" office:value-type="float" office:value="-1.850002" calcext:value-type="float">
            <text:p>-1.85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60" calcext:value-type="float">
            <text:p>60</text:p>
          </table:table-cell>
          <table:table-cell office:value-type="float" office:value="976" calcext:value-type="float">
            <text:p>976</text:p>
          </table:table-cell>
          <table:table-cell office:value-type="float" office:value="-307" calcext:value-type="float">
            <text:p>-307</text:p>
          </table:table-cell>
          <table:table-cell office:value-type="float" office:value="209" calcext:value-type="float">
            <text:p>209</text:p>
          </table:table-cell>
          <table:table-cell office:value-type="float" office:value="-354" calcext:value-type="float">
            <text:p>-354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46.050002" calcext:value-type="float">
            <text:p>-46.050002</text:p>
          </table:table-cell>
          <table:table-cell office:value-type="float" office:value="31.350001" calcext:value-type="float">
            <text:p>31.350001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160314617.955701" calcext:value-type="float">
            <text:p>160314617.955701</text:p>
          </table:table-cell>
          <table:table-cell office:value-type="float" office:value="513.075043" calcext:value-type="float">
            <text:p>513.075043</text:p>
          </table:table-cell>
          <table:table-cell table:number-columns-repeated="3"/>
          <table:table-cell table:formula="of:=[.$Q$3]*([.J45]+[.$Q$2])" office:value-type="float" office:value="-34.050002" calcext:value-type="float">
            <text:p>-34.050002</text:p>
          </table:table-cell>
          <table:table-cell table:formula="of:=[.$Q$5]*([.K45]+[.$Q$4])" office:value-type="float" office:value="17.16750105" calcext:value-type="float">
            <text:p>17.16750105</text:p>
          </table:table-cell>
          <table:table-cell table:formula="of:=[.$Q$7]*([.L45]+[.$Q$6])" office:value-type="float" office:value="-1.100002" calcext:value-type="float">
            <text:p>-1.10000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88" calcext:value-type="float">
            <text:p>88</text:p>
          </table:table-cell>
          <table:table-cell office:value-type="float" office:value="1020" calcext:value-type="float">
            <text:p>1020</text:p>
          </table:table-cell>
          <table:table-cell office:value-type="float" office:value="-315" calcext:value-type="float">
            <text:p>-315</text:p>
          </table:table-cell>
          <table:table-cell office:value-type="float" office:value="191" calcext:value-type="float">
            <text:p>191</text:p>
          </table:table-cell>
          <table:table-cell office:value-type="float" office:value="-353" calcext:value-type="float">
            <text:p>-353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2162295.835922" calcext:value-type="float">
            <text:p>2162295.835922</text:p>
          </table:table-cell>
          <table:table-cell office:value-type="float" office:value="25062975.395913" calcext:value-type="float">
            <text:p>25062975.395913</text:p>
          </table:table-cell>
          <table:table-cell office:value-type="float" office:value="-47.250002" calcext:value-type="float">
            <text:p>-47.250002</text:p>
          </table:table-cell>
          <table:table-cell office:value-type="float" office:value="28.650001" calcext:value-type="float">
            <text:p>28.650001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68121398.45908" calcext:value-type="float">
            <text:p>168121398.45908</text:p>
          </table:table-cell>
          <table:table-cell office:value-type="float" office:value="510.210741" calcext:value-type="float">
            <text:p>510.210741</text:p>
          </table:table-cell>
          <table:table-cell table:number-columns-repeated="3"/>
          <table:table-cell table:formula="of:=[.$Q$3]*([.J46]+[.$Q$2])" office:value-type="float" office:value="-35.250002" calcext:value-type="float">
            <text:p>-35.250002</text:p>
          </table:table-cell>
          <table:table-cell table:formula="of:=[.$Q$5]*([.K46]+[.$Q$4])" office:value-type="float" office:value="14.33250105" calcext:value-type="float">
            <text:p>14.33250105</text:p>
          </table:table-cell>
          <table:table-cell table:formula="of:=[.$Q$7]*([.L46]+[.$Q$6])" office:value-type="float" office:value="-0.950001999999998" calcext:value-type="float">
            <text:p>-0.950001999999998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40" calcext:value-type="float">
            <text:p>40</text:p>
          </table:table-cell>
          <table:table-cell office:value-type="float" office:value="996" calcext:value-type="float">
            <text:p>996</text:p>
          </table:table-cell>
          <table:table-cell office:value-type="float" office:value="-313" calcext:value-type="float">
            <text:p>-313</text:p>
          </table:table-cell>
          <table:table-cell office:value-type="float" office:value="193" calcext:value-type="float">
            <text:p>193</text:p>
          </table:table-cell>
          <table:table-cell office:value-type="float" office:value="-358" calcext:value-type="float">
            <text:p>-358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28.950001" calcext:value-type="float">
            <text:p>28.950001</text:p>
          </table:table-cell>
          <table:table-cell office:value-type="float" office:value="-53.700002" calcext:value-type="float">
            <text:p>-53.700002</text:p>
          </table:table-cell>
          <table:table-cell office:value-type="float" office:value="163445561.054523" calcext:value-type="float">
            <text:p>163445561.054523</text:p>
          </table:table-cell>
          <table:table-cell office:value-type="float" office:value="513.20756" calcext:value-type="float">
            <text:p>513.20756</text:p>
          </table:table-cell>
          <table:table-cell table:number-columns-repeated="3"/>
          <table:table-cell table:formula="of:=[.$Q$3]*([.J47]+[.$Q$2])" office:value-type="float" office:value="-34.950002" calcext:value-type="float">
            <text:p>-34.950002</text:p>
          </table:table-cell>
          <table:table-cell table:formula="of:=[.$Q$5]*([.K47]+[.$Q$4])" office:value-type="float" office:value="14.64750105" calcext:value-type="float">
            <text:p>14.64750105</text:p>
          </table:table-cell>
          <table:table-cell table:formula="of:=[.$Q$7]*([.L47]+[.$Q$6])" office:value-type="float" office:value="-1.700002" calcext:value-type="float">
            <text:p>-1.70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48" calcext:value-type="float">
            <text:p>48</text:p>
          </table:table-cell>
          <table:table-cell office:value-type="float" office:value="992" calcext:value-type="float">
            <text:p>992</text:p>
          </table:table-cell>
          <table:table-cell office:value-type="float" office:value="-314" calcext:value-type="float">
            <text:p>-314</text:p>
          </table:table-cell>
          <table:table-cell office:value-type="float" office:value="189" calcext:value-type="float">
            <text:p>189</text:p>
          </table:table-cell>
          <table:table-cell office:value-type="float" office:value="-357" calcext:value-type="float">
            <text:p>-357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47.100002" calcext:value-type="float">
            <text:p>-47.100002</text:p>
          </table:table-cell>
          <table:table-cell office:value-type="float" office:value="28.350001" calcext:value-type="float">
            <text:p>28.350001</text:p>
          </table:table-cell>
          <table:table-cell office:value-type="float" office:value="-53.550002" calcext:value-type="float">
            <text:p>-53.550002</text:p>
          </table:table-cell>
          <table:table-cell office:value-type="float" office:value="162796773.027717" calcext:value-type="float">
            <text:p>162796773.027717</text:p>
          </table:table-cell>
          <table:table-cell office:value-type="float" office:value="511.630726" calcext:value-type="float">
            <text:p>511.630726</text:p>
          </table:table-cell>
          <table:table-cell table:number-columns-repeated="3"/>
          <table:table-cell table:formula="of:=[.$Q$3]*([.J48]+[.$Q$2])" office:value-type="float" office:value="-35.100002" calcext:value-type="float">
            <text:p>-35.100002</text:p>
          </table:table-cell>
          <table:table-cell table:formula="of:=[.$Q$5]*([.K48]+[.$Q$4])" office:value-type="float" office:value="14.01750105" calcext:value-type="float">
            <text:p>14.01750105</text:p>
          </table:table-cell>
          <table:table-cell table:formula="of:=[.$Q$7]*([.L48]+[.$Q$6])" office:value-type="float" office:value="-1.550002" calcext:value-type="float">
            <text:p>-1.55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6" calcext:value-type="float">
            <text:p>56</text:p>
          </table:table-cell>
          <table:table-cell office:value-type="float" office:value="984" calcext:value-type="float">
            <text:p>984</text:p>
          </table:table-cell>
          <table:table-cell office:value-type="float" office:value="-312" calcext:value-type="float">
            <text:p>-312</text:p>
          </table:table-cell>
          <table:table-cell office:value-type="float" office:value="190" calcext:value-type="float">
            <text:p>190</text:p>
          </table:table-cell>
          <table:table-cell office:value-type="float" office:value="-355" calcext:value-type="float">
            <text:p>-355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6.800002" calcext:value-type="float">
            <text:p>-46.800002</text:p>
          </table:table-cell>
          <table:table-cell office:value-type="float" office:value="28.500001" calcext:value-type="float">
            <text:p>28.500001</text:p>
          </table:table-cell>
          <table:table-cell office:value-type="float" office:value="-53.250002" calcext:value-type="float">
            <text:p>-53.250002</text:p>
          </table:table-cell>
          <table:table-cell office:value-type="float" office:value="161583041.272084" calcext:value-type="float">
            <text:p>161583041.272084</text:p>
          </table:table-cell>
          <table:table-cell office:value-type="float" office:value="509.380997" calcext:value-type="float">
            <text:p>509.380997</text:p>
          </table:table-cell>
          <table:table-cell table:number-columns-repeated="3"/>
          <table:table-cell table:formula="of:=[.$Q$3]*([.J49]+[.$Q$2])" office:value-type="float" office:value="-34.800002" calcext:value-type="float">
            <text:p>-34.800002</text:p>
          </table:table-cell>
          <table:table-cell table:formula="of:=[.$Q$5]*([.K49]+[.$Q$4])" office:value-type="float" office:value="14.17500105" calcext:value-type="float">
            <text:p>14.17500105</text:p>
          </table:table-cell>
          <table:table-cell table:formula="of:=[.$Q$7]*([.L49]+[.$Q$6])" office:value-type="float" office:value="-1.250002" calcext:value-type="float">
            <text:p>-1.25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-313" calcext:value-type="float">
            <text:p>-313</text:p>
          </table:table-cell>
          <table:table-cell office:value-type="float" office:value="191" calcext:value-type="float">
            <text:p>191</text:p>
          </table:table-cell>
          <table:table-cell office:value-type="float" office:value="-355" calcext:value-type="float">
            <text:p>-355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28.650001" calcext:value-type="float">
            <text:p>28.650001</text:p>
          </table:table-cell>
          <table:table-cell office:value-type="float" office:value="-53.250002" calcext:value-type="float">
            <text:p>-53.250002</text:p>
          </table:table-cell>
          <table:table-cell office:value-type="float" office:value="164210805.919661" calcext:value-type="float">
            <text:p>164210805.919661</text:p>
          </table:table-cell>
          <table:table-cell office:value-type="float" office:value="510.367515" calcext:value-type="float">
            <text:p>510.367515</text:p>
          </table:table-cell>
          <table:table-cell table:number-columns-repeated="3"/>
          <table:table-cell table:formula="of:=[.$Q$3]*([.J50]+[.$Q$2])" office:value-type="float" office:value="-34.950002" calcext:value-type="float">
            <text:p>-34.950002</text:p>
          </table:table-cell>
          <table:table-cell table:formula="of:=[.$Q$5]*([.K50]+[.$Q$4])" office:value-type="float" office:value="14.33250105" calcext:value-type="float">
            <text:p>14.33250105</text:p>
          </table:table-cell>
          <table:table-cell table:formula="of:=[.$Q$7]*([.L50]+[.$Q$6])" office:value-type="float" office:value="-1.250002" calcext:value-type="float">
            <text:p>-1.25000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16" calcext:value-type="float">
            <text:p>116</text:p>
          </table:table-cell>
          <table:table-cell office:value-type="float" office:value="984" calcext:value-type="float">
            <text:p>984</text:p>
          </table:table-cell>
          <table:table-cell office:value-type="float" office:value="-316" calcext:value-type="float">
            <text:p>-316</text:p>
          </table:table-cell>
          <table:table-cell office:value-type="float" office:value="179" calcext:value-type="float">
            <text:p>179</text:p>
          </table:table-cell>
          <table:table-cell office:value-type="float" office:value="-354" calcext:value-type="float">
            <text:p>-354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2850298.913261" calcext:value-type="float">
            <text:p>2850298.913261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26.850001" calcext:value-type="float">
            <text:p>26.850001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162317386.842533" calcext:value-type="float">
            <text:p>162317386.842533</text:p>
          </table:table-cell>
          <table:table-cell office:value-type="float" office:value="507.16171" calcext:value-type="float">
            <text:p>507.16171</text:p>
          </table:table-cell>
          <table:table-cell table:number-columns-repeated="3"/>
          <table:table-cell table:formula="of:=[.$Q$3]*([.J51]+[.$Q$2])" office:value-type="float" office:value="-35.400002" calcext:value-type="float">
            <text:p>-35.400002</text:p>
          </table:table-cell>
          <table:table-cell table:formula="of:=[.$Q$5]*([.K51]+[.$Q$4])" office:value-type="float" office:value="12.44250105" calcext:value-type="float">
            <text:p>12.44250105</text:p>
          </table:table-cell>
          <table:table-cell table:formula="of:=[.$Q$7]*([.L51]+[.$Q$6])" office:value-type="float" office:value="-1.100002" calcext:value-type="float">
            <text:p>-1.10000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64" calcext:value-type="float">
            <text:p>64</text:p>
          </table:table-cell>
          <table:table-cell office:value-type="float" office:value="980" calcext:value-type="float">
            <text:p>980</text:p>
          </table:table-cell>
          <table:table-cell office:value-type="float" office:value="-324" calcext:value-type="float">
            <text:p>-324</text:p>
          </table:table-cell>
          <table:table-cell office:value-type="float" office:value="155" calcext:value-type="float">
            <text:p>155</text:p>
          </table:table-cell>
          <table:table-cell office:value-type="float" office:value="-351" calcext:value-type="float">
            <text:p>-351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1572578.762489" calcext:value-type="float">
            <text:p>1572578.762489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48.600002" calcext:value-type="float">
            <text:p>-48.600002</text:p>
          </table:table-cell>
          <table:table-cell office:value-type="float" office:value="23.250001" calcext:value-type="float">
            <text:p>23.250001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160924076.488134" calcext:value-type="float">
            <text:p>160924076.488134</text:p>
          </table:table-cell>
          <table:table-cell office:value-type="float" office:value="502.197172" calcext:value-type="float">
            <text:p>502.197172</text:p>
          </table:table-cell>
          <table:table-cell table:number-columns-repeated="3"/>
          <table:table-cell table:formula="of:=[.$Q$3]*([.J52]+[.$Q$2])" office:value-type="float" office:value="-36.600002" calcext:value-type="float">
            <text:p>-36.600002</text:p>
          </table:table-cell>
          <table:table-cell table:formula="of:=[.$Q$5]*([.K52]+[.$Q$4])" office:value-type="float" office:value="8.66250105" calcext:value-type="float">
            <text:p>8.66250105</text:p>
          </table:table-cell>
          <table:table-cell table:formula="of:=[.$Q$7]*([.L52]+[.$Q$6])" office:value-type="float" office:value="-0.650002000000001" calcext:value-type="float">
            <text:p>-0.650002000000001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36" calcext:value-type="float">
            <text:p>36</text:p>
          </table:table-cell>
          <table:table-cell office:value-type="float" office:value="1004" calcext:value-type="float">
            <text:p>1004</text:p>
          </table:table-cell>
          <table:table-cell office:value-type="float" office:value="-326" calcext:value-type="float">
            <text:p>-326</text:p>
          </table:table-cell>
          <table:table-cell office:value-type="float" office:value="123" calcext:value-type="float">
            <text:p>123</text:p>
          </table:table-cell>
          <table:table-cell office:value-type="float" office:value="-346" calcext:value-type="float">
            <text:p>-346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-48.900002" calcext:value-type="float">
            <text:p>-48.900002</text:p>
          </table:table-cell>
          <table:table-cell office:value-type="float" office:value="18.450001" calcext:value-type="float">
            <text:p>18.450001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164826680.819935" calcext:value-type="float">
            <text:p>164826680.819935</text:p>
          </table:table-cell>
          <table:table-cell office:value-type="float" office:value="491.040732" calcext:value-type="float">
            <text:p>491.040732</text:p>
          </table:table-cell>
          <table:table-cell table:number-columns-repeated="3"/>
          <table:table-cell table:formula="of:=[.$Q$3]*([.J53]+[.$Q$2])" office:value-type="float" office:value="-36.900002" calcext:value-type="float">
            <text:p>-36.900002</text:p>
          </table:table-cell>
          <table:table-cell table:formula="of:=[.$Q$5]*([.K53]+[.$Q$4])" office:value-type="float" office:value="3.62250105" calcext:value-type="float">
            <text:p>3.62250105</text:p>
          </table:table-cell>
          <table:table-cell table:formula="of:=[.$Q$7]*([.L53]+[.$Q$6])" office:value-type="float" office:value="0.0999979999999994" calcext:value-type="float">
            <text:p>0.099997999999999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12" calcext:value-type="float">
            <text:p>112</text:p>
          </table:table-cell>
          <table:table-cell office:value-type="float" office:value="984" calcext:value-type="float">
            <text:p>984</text:p>
          </table:table-cell>
          <table:table-cell office:value-type="float" office:value="-328" calcext:value-type="float">
            <text:p>-328</text:p>
          </table:table-cell>
          <table:table-cell office:value-type="float" office:value="87" calcext:value-type="float">
            <text:p>87</text:p>
          </table:table-cell>
          <table:table-cell office:value-type="float" office:value="-341" calcext:value-type="float">
            <text:p>-341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2752012.909355" calcext:value-type="float">
            <text:p>2752012.909355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9.200002" calcext:value-type="float">
            <text:p>-49.200002</text:p>
          </table:table-cell>
          <table:table-cell office:value-type="float" office:value="13.050001" calcext:value-type="float">
            <text:p>13.050001</text:p>
          </table:table-cell>
          <table:table-cell office:value-type="float" office:value="-51.150002" calcext:value-type="float">
            <text:p>-51.150002</text:p>
          </table:table-cell>
          <table:table-cell office:value-type="float" office:value="162527534.049205" calcext:value-type="float">
            <text:p>162527534.049205</text:p>
          </table:table-cell>
          <table:table-cell office:value-type="float" office:value="481.075878" calcext:value-type="float">
            <text:p>481.075878</text:p>
          </table:table-cell>
          <table:table-cell table:number-columns-repeated="3"/>
          <table:table-cell table:formula="of:=[.$Q$3]*([.J54]+[.$Q$2])" office:value-type="float" office:value="-37.200002" calcext:value-type="float">
            <text:p>-37.200002</text:p>
          </table:table-cell>
          <table:table-cell table:formula="of:=[.$Q$5]*([.K54]+[.$Q$4])" office:value-type="float" office:value="-2.04749895" calcext:value-type="float">
            <text:p>-2.04749895</text:p>
          </table:table-cell>
          <table:table-cell table:formula="of:=[.$Q$7]*([.L54]+[.$Q$6])" office:value-type="float" office:value="0.849997999999999" calcext:value-type="float">
            <text:p>0.849997999999999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80" calcext:value-type="float">
            <text:p>80</text:p>
          </table:table-cell>
          <table:table-cell office:value-type="float" office:value="996" calcext:value-type="float">
            <text:p>996</text:p>
          </table:table-cell>
          <table:table-cell office:value-type="float" office:value="-326" calcext:value-type="float">
            <text:p>-326</text:p>
          </table:table-cell>
          <table:table-cell office:value-type="float" office:value="71" calcext:value-type="float">
            <text:p>71</text:p>
          </table:table-cell>
          <table:table-cell office:value-type="float" office:value="-338" calcext:value-type="float">
            <text:p>-338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-48.900002" calcext:value-type="float">
            <text:p>-48.900002</text:p>
          </table:table-cell>
          <table:table-cell office:value-type="float" office:value="10.65" calcext:value-type="float">
            <text:p>10.65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63727699.967999" calcext:value-type="float">
            <text:p>163727699.967999</text:p>
          </table:table-cell>
          <table:table-cell office:value-type="float" office:value="474.932627" calcext:value-type="float">
            <text:p>474.932627</text:p>
          </table:table-cell>
          <table:table-cell table:number-columns-repeated="3"/>
          <table:table-cell table:formula="of:=[.$Q$3]*([.J55]+[.$Q$2])" office:value-type="float" office:value="-36.900002" calcext:value-type="float">
            <text:p>-36.900002</text:p>
          </table:table-cell>
          <table:table-cell table:formula="of:=[.$Q$5]*([.K55]+[.$Q$4])" office:value-type="float" office:value="-4.5675" calcext:value-type="float">
            <text:p>-4.5675</text:p>
          </table:table-cell>
          <table:table-cell table:formula="of:=[.$Q$7]*([.L55]+[.$Q$6])" office:value-type="float" office:value="1.299998" calcext:value-type="float">
            <text:p>1.299998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-324" calcext:value-type="float">
            <text:p>-324</text:p>
          </table:table-cell>
          <table:table-cell office:value-type="float" office:value="48" calcext:value-type="float">
            <text:p>48</text:p>
          </table:table-cell>
          <table:table-cell office:value-type="float" office:value="-334" calcext:value-type="float">
            <text:p>-334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48.600002" calcext:value-type="float">
            <text:p>-48.600002</text:p>
          </table:table-cell>
          <table:table-cell office:value-type="float" office:value="7.2" calcext:value-type="float">
            <text:p>7.2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64064324.588368" calcext:value-type="float">
            <text:p>164064324.588368</text:p>
          </table:table-cell>
          <table:table-cell office:value-type="float" office:value="467.799102" calcext:value-type="float">
            <text:p>467.799102</text:p>
          </table:table-cell>
          <table:table-cell table:number-columns-repeated="3"/>
          <table:table-cell table:formula="of:=[.$Q$3]*([.J56]+[.$Q$2])" office:value-type="float" office:value="-36.600002" calcext:value-type="float">
            <text:p>-36.600002</text:p>
          </table:table-cell>
          <table:table-cell table:formula="of:=[.$Q$5]*([.K56]+[.$Q$4])" office:value-type="float" office:value="-8.19" calcext:value-type="float">
            <text:p>-8.19</text:p>
          </table:table-cell>
          <table:table-cell table:formula="of:=[.$Q$7]*([.L56]+[.$Q$6])" office:value-type="float" office:value="1.899998" calcext:value-type="float">
            <text:p>1.899998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16" calcext:value-type="float">
            <text:p>116</text:p>
          </table:table-cell>
          <table:table-cell office:value-type="float" office:value="976" calcext:value-type="float">
            <text:p>976</text:p>
          </table:table-cell>
          <table:table-cell office:value-type="float" office:value="-316" calcext:value-type="float">
            <text:p>-316</text:p>
          </table:table-cell>
          <table:table-cell office:value-type="float" office:value="25" calcext:value-type="float">
            <text:p>25</text:p>
          </table:table-cell>
          <table:table-cell office:value-type="float" office:value="-332" calcext:value-type="float">
            <text:p>-332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2850298.913261" calcext:value-type="float">
            <text:p>2850298.913261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3.75" calcext:value-type="float">
            <text:p>3.75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61137365.989759" calcext:value-type="float">
            <text:p>161137365.989759</text:p>
          </table:table-cell>
          <table:table-cell office:value-type="float" office:value="459.026143" calcext:value-type="float">
            <text:p>459.026143</text:p>
          </table:table-cell>
          <table:table-cell table:number-columns-repeated="3"/>
          <table:table-cell table:formula="of:=[.$Q$3]*([.J57]+[.$Q$2])" office:value-type="float" office:value="-35.400002" calcext:value-type="float">
            <text:p>-35.400002</text:p>
          </table:table-cell>
          <table:table-cell table:formula="of:=[.$Q$5]*([.K57]+[.$Q$4])" office:value-type="float" office:value="-11.8125" calcext:value-type="float">
            <text:p>-11.8125</text:p>
          </table:table-cell>
          <table:table-cell table:formula="of:=[.$Q$7]*([.L57]+[.$Q$6])" office:value-type="float" office:value="2.199998" calcext:value-type="float">
            <text:p>2.199998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32" calcext:value-type="float">
            <text:p>32</text:p>
          </table:table-cell>
          <table:table-cell office:value-type="float" office:value="1012" calcext:value-type="float">
            <text:p>1012</text:p>
          </table:table-cell>
          <table:table-cell office:value-type="float" office:value="-307" calcext:value-type="float">
            <text:p>-307</text:p>
          </table:table-cell>
          <table:table-cell office:value-type="float" office:value="2" calcext:value-type="float">
            <text:p>2</text:p>
          </table:table-cell>
          <table:table-cell office:value-type="float" office:value="-331" calcext:value-type="float">
            <text:p>-331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866400.988102" calcext:value-type="float">
            <text:p>24866400.988102</text:p>
          </table:table-cell>
          <table:table-cell office:value-type="float" office:value="-46.050002" calcext:value-type="float">
            <text:p>-46.050002</text:p>
          </table:table-cell>
          <table:table-cell office:value-type="float" office:value="0.3" calcext:value-type="float">
            <text:p>0.3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66045129.678149" calcext:value-type="float">
            <text:p>166045129.678149</text:p>
          </table:table-cell>
          <table:table-cell office:value-type="float" office:value="451.457639" calcext:value-type="float">
            <text:p>451.457639</text:p>
          </table:table-cell>
          <table:table-cell table:number-columns-repeated="3"/>
          <table:table-cell table:formula="of:=[.$Q$3]*([.J58]+[.$Q$2])" office:value-type="float" office:value="-34.050002" calcext:value-type="float">
            <text:p>-34.050002</text:p>
          </table:table-cell>
          <table:table-cell table:formula="of:=[.$Q$5]*([.K58]+[.$Q$4])" office:value-type="float" office:value="-15.435" calcext:value-type="float">
            <text:p>-15.435</text:p>
          </table:table-cell>
          <table:table-cell table:formula="of:=[.$Q$7]*([.L58]+[.$Q$6])" office:value-type="float" office:value="2.349998" calcext:value-type="float">
            <text:p>2.349998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-293" calcext:value-type="float">
            <text:p>-293</text:p>
          </table:table-cell>
          <table:table-cell office:value-type="float" office:value="-17" calcext:value-type="float">
            <text:p>-17</text:p>
          </table:table-cell>
          <table:table-cell office:value-type="float" office:value="-333" calcext:value-type="float">
            <text:p>-333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43.950002" calcext:value-type="float">
            <text:p>-43.950002</text:p>
          </table:table-cell>
          <table:table-cell office:value-type="float" office:value="-2.55" calcext:value-type="float">
            <text:p>-2.55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164025066.287898" calcext:value-type="float">
            <text:p>164025066.287898</text:p>
          </table:table-cell>
          <table:table-cell office:value-type="float" office:value="443.877235" calcext:value-type="float">
            <text:p>443.877235</text:p>
          </table:table-cell>
          <table:table-cell table:number-columns-repeated="3"/>
          <table:table-cell table:formula="of:=[.$Q$3]*([.J59]+[.$Q$2])" office:value-type="float" office:value="-31.950002" calcext:value-type="float">
            <text:p>-31.950002</text:p>
          </table:table-cell>
          <table:table-cell table:formula="of:=[.$Q$5]*([.K59]+[.$Q$4])" office:value-type="float" office:value="-18.4275" calcext:value-type="float">
            <text:p>-18.4275</text:p>
          </table:table-cell>
          <table:table-cell table:formula="of:=[.$Q$7]*([.L59]+[.$Q$6])" office:value-type="float" office:value="2.049998" calcext:value-type="float">
            <text:p>2.049998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72" calcext:value-type="float">
            <text:p>72</text:p>
          </table:table-cell>
          <table:table-cell office:value-type="float" office:value="992" calcext:value-type="float">
            <text:p>992</text:p>
          </table:table-cell>
          <table:table-cell office:value-type="float" office:value="-284" calcext:value-type="float">
            <text:p>-284</text:p>
          </table:table-cell>
          <table:table-cell office:value-type="float" office:value="-27" calcext:value-type="float">
            <text:p>-27</text:p>
          </table:table-cell>
          <table:table-cell office:value-type="float" office:value="-331" calcext:value-type="float">
            <text:p>-331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1769151.0703" calcext:value-type="float">
            <text:p>1769151.0703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42.600002" calcext:value-type="float">
            <text:p>-42.600002</text:p>
          </table:table-cell>
          <table:table-cell office:value-type="float" office:value="-4.05" calcext:value-type="float">
            <text:p>-4.05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63185308.417485" calcext:value-type="float">
            <text:p>163185308.417485</text:p>
          </table:table-cell>
          <table:table-cell office:value-type="float" office:value="436.973683" calcext:value-type="float">
            <text:p>436.973683</text:p>
          </table:table-cell>
          <table:table-cell table:number-columns-repeated="3"/>
          <table:table-cell table:formula="of:=[.$Q$3]*([.J60]+[.$Q$2])" office:value-type="float" office:value="-30.600002" calcext:value-type="float">
            <text:p>-30.600002</text:p>
          </table:table-cell>
          <table:table-cell table:formula="of:=[.$Q$5]*([.K60]+[.$Q$4])" office:value-type="float" office:value="-20.0025" calcext:value-type="float">
            <text:p>-20.0025</text:p>
          </table:table-cell>
          <table:table-cell table:formula="of:=[.$Q$7]*([.L60]+[.$Q$6])" office:value-type="float" office:value="2.349998" calcext:value-type="float">
            <text:p>2.349998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-269" calcext:value-type="float">
            <text:p>-269</text:p>
          </table:table-cell>
          <table:table-cell office:value-type="float" office:value="-45" calcext:value-type="float">
            <text:p>-45</text:p>
          </table:table-cell>
          <table:table-cell office:value-type="float" office:value="-329" calcext:value-type="float">
            <text:p>-329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40.350002" calcext:value-type="float">
            <text:p>-40.350002</text:p>
          </table:table-cell>
          <table:table-cell office:value-type="float" office:value="-6.75" calcext:value-type="float">
            <text:p>-6.75</text:p>
          </table:table-cell>
          <table:table-cell office:value-type="float" office:value="-49.350002" calcext:value-type="float">
            <text:p>-49.350002</text:p>
          </table:table-cell>
          <table:table-cell office:value-type="float" office:value="164627301.966098" calcext:value-type="float">
            <text:p>164627301.966098</text:p>
          </table:table-cell>
          <table:table-cell office:value-type="float" office:value="427.348804" calcext:value-type="float">
            <text:p>427.348804</text:p>
          </table:table-cell>
          <table:table-cell table:number-columns-repeated="3"/>
          <table:table-cell table:formula="of:=[.$Q$3]*([.J61]+[.$Q$2])" office:value-type="float" office:value="-28.350002" calcext:value-type="float">
            <text:p>-28.350002</text:p>
          </table:table-cell>
          <table:table-cell table:formula="of:=[.$Q$5]*([.K61]+[.$Q$4])" office:value-type="float" office:value="-22.8375" calcext:value-type="float">
            <text:p>-22.8375</text:p>
          </table:table-cell>
          <table:table-cell table:formula="of:=[.$Q$7]*([.L61]+[.$Q$6])" office:value-type="float" office:value="2.649998" calcext:value-type="float">
            <text:p>2.649998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32" calcext:value-type="float">
            <text:p>32</text:p>
          </table:table-cell>
          <table:table-cell office:value-type="float" office:value="980" calcext:value-type="float">
            <text:p>980</text:p>
          </table:table-cell>
          <table:table-cell office:value-type="float" office:value="-253" calcext:value-type="float">
            <text:p>-253</text:p>
          </table:table-cell>
          <table:table-cell office:value-type="float" office:value="-65" calcext:value-type="float">
            <text:p>-65</text:p>
          </table:table-cell>
          <table:table-cell office:value-type="float" office:value="-330" calcext:value-type="float">
            <text:p>-330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37.950002" calcext:value-type="float">
            <text:p>-37.950002</text:p>
          </table:table-cell>
          <table:table-cell office:value-type="float" office:value="-9.75" calcext:value-type="float">
            <text:p>-9.75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160811982.623434" calcext:value-type="float">
            <text:p>160811982.623434</text:p>
          </table:table-cell>
          <table:table-cell office:value-type="float" office:value="420.872902" calcext:value-type="float">
            <text:p>420.872902</text:p>
          </table:table-cell>
          <table:table-cell table:number-columns-repeated="3"/>
          <table:table-cell table:formula="of:=[.$Q$3]*([.J62]+[.$Q$2])" office:value-type="float" office:value="-25.950002" calcext:value-type="float">
            <text:p>-25.950002</text:p>
          </table:table-cell>
          <table:table-cell table:formula="of:=[.$Q$5]*([.K62]+[.$Q$4])" office:value-type="float" office:value="-25.9875" calcext:value-type="float">
            <text:p>-25.9875</text:p>
          </table:table-cell>
          <table:table-cell table:formula="of:=[.$Q$7]*([.L62]+[.$Q$6])" office:value-type="float" office:value="2.499998" calcext:value-type="float">
            <text:p>2.499998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68" calcext:value-type="float">
            <text:p>68</text:p>
          </table:table-cell>
          <table:table-cell office:value-type="float" office:value="996" calcext:value-type="float">
            <text:p>996</text:p>
          </table:table-cell>
          <table:table-cell office:value-type="float" office:value="-232" calcext:value-type="float">
            <text:p>-232</text:p>
          </table:table-cell>
          <table:table-cell office:value-type="float" office:value="-86" calcext:value-type="float">
            <text:p>-86</text:p>
          </table:table-cell>
          <table:table-cell office:value-type="float" office:value="-332" calcext:value-type="float">
            <text:p>-332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670864.916394" calcext:value-type="float">
            <text:p>1670864.916394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-34.800001" calcext:value-type="float">
            <text:p>-34.800001</text:p>
          </table:table-cell>
          <table:table-cell office:value-type="float" office:value="-12.900001" calcext:value-type="float">
            <text:p>-12.90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63756542.549639" calcext:value-type="float">
            <text:p>163756542.549639</text:p>
          </table:table-cell>
          <table:table-cell office:value-type="float" office:value="414.057967" calcext:value-type="float">
            <text:p>414.057967</text:p>
          </table:table-cell>
          <table:table-cell table:number-columns-repeated="3"/>
          <table:table-cell table:formula="of:=[.$Q$3]*([.J63]+[.$Q$2])" office:value-type="float" office:value="-22.800001" calcext:value-type="float">
            <text:p>-22.800001</text:p>
          </table:table-cell>
          <table:table-cell table:formula="of:=[.$Q$5]*([.K63]+[.$Q$4])" office:value-type="float" office:value="-29.29500105" calcext:value-type="float">
            <text:p>-29.29500105</text:p>
          </table:table-cell>
          <table:table-cell table:formula="of:=[.$Q$7]*([.L63]+[.$Q$6])" office:value-type="float" office:value="2.199998" calcext:value-type="float">
            <text:p>2.19999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96" calcext:value-type="float">
            <text:p>96</text:p>
          </table:table-cell>
          <table:table-cell office:value-type="float" office:value="892" calcext:value-type="float">
            <text:p>892</text:p>
          </table:table-cell>
          <table:table-cell office:value-type="float" office:value="-212" calcext:value-type="float">
            <text:p>-212</text:p>
          </table:table-cell>
          <table:table-cell office:value-type="float" office:value="-103" calcext:value-type="float">
            <text:p>-103</text:p>
          </table:table-cell>
          <table:table-cell office:value-type="float" office:value="-331" calcext:value-type="float">
            <text:p>-331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2358868.143733" calcext:value-type="float">
            <text:p>2358868.143733</text:p>
          </table:table-cell>
          <table:table-cell office:value-type="float" office:value="21917816.070936" calcext:value-type="float">
            <text:p>21917816.070936</text:p>
          </table:table-cell>
          <table:table-cell office:value-type="float" office:value="-31.800001" calcext:value-type="float">
            <text:p>-31.800001</text:p>
          </table:table-cell>
          <table:table-cell office:value-type="float" office:value="-15.450001" calcext:value-type="float">
            <text:p>-15.450001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47015138.7176" calcext:value-type="float">
            <text:p>147015138.7176</text:p>
          </table:table-cell>
          <table:table-cell office:value-type="float" office:value="406.34222" calcext:value-type="float">
            <text:p>406.34222</text:p>
          </table:table-cell>
          <table:table-cell table:number-columns-repeated="3"/>
          <table:table-cell table:formula="of:=[.$Q$3]*([.J64]+[.$Q$2])" office:value-type="float" office:value="-19.800001" calcext:value-type="float">
            <text:p>-19.800001</text:p>
          </table:table-cell>
          <table:table-cell table:formula="of:=[.$Q$5]*([.K64]+[.$Q$4])" office:value-type="float" office:value="-31.97250105" calcext:value-type="float">
            <text:p>-31.97250105</text:p>
          </table:table-cell>
          <table:table-cell table:formula="of:=[.$Q$7]*([.L64]+[.$Q$6])" office:value-type="float" office:value="2.349998" calcext:value-type="float">
            <text:p>2.349998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72" calcext:value-type="float">
            <text:p>72</text:p>
          </table:table-cell>
          <table:table-cell office:value-type="float" office:value="1008" calcext:value-type="float">
            <text:p>1008</text:p>
          </table:table-cell>
          <table:table-cell office:value-type="float" office:value="-194" calcext:value-type="float">
            <text:p>-194</text:p>
          </table:table-cell>
          <table:table-cell office:value-type="float" office:value="-112" calcext:value-type="float">
            <text:p>-112</text:p>
          </table:table-cell>
          <table:table-cell office:value-type="float" office:value="-327" calcext:value-type="float">
            <text:p>-327</text:p>
          </table:table-cell>
          <table:table-cell office:value-type="float" office:value="-2653726.60545" calcext:value-type="float">
            <text:p>-2653726.60545</text:p>
          </table:table-cell>
          <table:table-cell office:value-type="float" office:value="1769151.0703" calcext:value-type="float">
            <text:p>1769151.0703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-29.100001" calcext:value-type="float">
            <text:p>-29.100001</text:p>
          </table:table-cell>
          <table:table-cell office:value-type="float" office:value="-16.800001" calcext:value-type="float">
            <text:p>-16.800001</text:p>
          </table:table-cell>
          <table:table-cell office:value-type="float" office:value="-49.050002" calcext:value-type="float">
            <text:p>-49.050002</text:p>
          </table:table-cell>
          <table:table-cell office:value-type="float" office:value="166484125.390457" calcext:value-type="float">
            <text:p>166484125.390457</text:p>
          </table:table-cell>
          <table:table-cell office:value-type="float" office:value="396.369777" calcext:value-type="float">
            <text:p>396.369777</text:p>
          </table:table-cell>
          <table:table-cell table:number-columns-repeated="3"/>
          <table:table-cell table:formula="of:=[.$Q$3]*([.J65]+[.$Q$2])" office:value-type="float" office:value="-17.100001" calcext:value-type="float">
            <text:p>-17.100001</text:p>
          </table:table-cell>
          <table:table-cell table:formula="of:=[.$Q$5]*([.K65]+[.$Q$4])" office:value-type="float" office:value="-33.39000105" calcext:value-type="float">
            <text:p>-33.39000105</text:p>
          </table:table-cell>
          <table:table-cell table:formula="of:=[.$Q$7]*([.L65]+[.$Q$6])" office:value-type="float" office:value="2.949998" calcext:value-type="float">
            <text:p>2.949998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40" calcext:value-type="float">
            <text:p>40</text:p>
          </table:table-cell>
          <table:table-cell office:value-type="float" office:value="1004" calcext:value-type="float">
            <text:p>1004</text:p>
          </table:table-cell>
          <table:table-cell office:value-type="float" office:value="-158" calcext:value-type="float">
            <text:p>-158</text:p>
          </table:table-cell>
          <table:table-cell office:value-type="float" office:value="-129" calcext:value-type="float">
            <text:p>-129</text:p>
          </table:table-cell>
          <table:table-cell office:value-type="float" office:value="-328" calcext:value-type="float">
            <text:p>-328</text:p>
          </table:table-cell>
          <table:table-cell office:value-type="float" office:value="-2260581.989827" calcext:value-type="float">
            <text:p>-2260581.989827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-23.700001" calcext:value-type="float">
            <text:p>-23.700001</text:p>
          </table:table-cell>
          <table:table-cell office:value-type="float" office:value="-19.350001" calcext:value-type="float">
            <text:p>-19.350001</text:p>
          </table:table-cell>
          <table:table-cell office:value-type="float" office:value="-49.200002" calcext:value-type="float">
            <text:p>-49.200002</text:p>
          </table:table-cell>
          <table:table-cell office:value-type="float" office:value="165284490.264737" calcext:value-type="float">
            <text:p>165284490.264737</text:p>
          </table:table-cell>
          <table:table-cell office:value-type="float" office:value="386.249919" calcext:value-type="float">
            <text:p>386.249919</text:p>
          </table:table-cell>
          <table:table-cell table:number-columns-repeated="3"/>
          <table:table-cell table:formula="of:=[.$Q$3]*([.J66]+[.$Q$2])" office:value-type="float" office:value="-11.700001" calcext:value-type="float">
            <text:p>-11.700001</text:p>
          </table:table-cell>
          <table:table-cell table:formula="of:=[.$Q$5]*([.K66]+[.$Q$4])" office:value-type="float" office:value="-36.06750105" calcext:value-type="float">
            <text:p>-36.06750105</text:p>
          </table:table-cell>
          <table:table-cell table:formula="of:=[.$Q$7]*([.L66]+[.$Q$6])" office:value-type="float" office:value="2.799998" calcext:value-type="float">
            <text:p>2.799998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68" calcext:value-type="float">
            <text:p>68</text:p>
          </table:table-cell>
          <table:table-cell office:value-type="float" office:value="1004" calcext:value-type="float">
            <text:p>1004</text:p>
          </table:table-cell>
          <table:table-cell office:value-type="float" office:value="-141" calcext:value-type="float">
            <text:p>-141</text:p>
          </table:table-cell>
          <table:table-cell office:value-type="float" office:value="-140" calcext:value-type="float">
            <text:p>-140</text:p>
          </table:table-cell>
          <table:table-cell office:value-type="float" office:value="-329" calcext:value-type="float">
            <text:p>-329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1670864.916394" calcext:value-type="float">
            <text:p>1670864.916394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-21.150001" calcext:value-type="float">
            <text:p>-21.150001</text:p>
          </table:table-cell>
          <table:table-cell office:value-type="float" office:value="-21.000001" calcext:value-type="float">
            <text:p>-21.000001</text:p>
          </table:table-cell>
          <table:table-cell office:value-type="float" office:value="-49.350002" calcext:value-type="float">
            <text:p>-49.350002</text:p>
          </table:table-cell>
          <table:table-cell office:value-type="float" office:value="165362399.538902" calcext:value-type="float">
            <text:p>165362399.538902</text:p>
          </table:table-cell>
          <table:table-cell office:value-type="float" office:value="384.346198" calcext:value-type="float">
            <text:p>384.346198</text:p>
          </table:table-cell>
          <table:table-cell table:number-columns-repeated="3"/>
          <table:table-cell table:formula="of:=[.$Q$3]*([.J67]+[.$Q$2])" office:value-type="float" office:value="-9.150001" calcext:value-type="float">
            <text:p>-9.150001</text:p>
          </table:table-cell>
          <table:table-cell table:formula="of:=[.$Q$5]*([.K67]+[.$Q$4])" office:value-type="float" office:value="-37.80000105" calcext:value-type="float">
            <text:p>-37.80000105</text:p>
          </table:table-cell>
          <table:table-cell table:formula="of:=[.$Q$7]*([.L67]+[.$Q$6])" office:value-type="float" office:value="2.649998" calcext:value-type="float">
            <text:p>2.649998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24" calcext:value-type="float">
            <text:p>24</text:p>
          </table:table-cell>
          <table:table-cell office:value-type="float" office:value="1008" calcext:value-type="float">
            <text:p>1008</text:p>
          </table:table-cell>
          <table:table-cell office:value-type="float" office:value="-128" calcext:value-type="float">
            <text:p>-128</text:p>
          </table:table-cell>
          <table:table-cell office:value-type="float" office:value="-145" calcext:value-type="float">
            <text:p>-145</text:p>
          </table:table-cell>
          <table:table-cell office:value-type="float" office:value="-330" calcext:value-type="float">
            <text:p>-330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-19.200001" calcext:value-type="float">
            <text:p>-19.200001</text:p>
          </table:table-cell>
          <table:table-cell office:value-type="float" office:value="-21.750001" calcext:value-type="float">
            <text:p>-21.750001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165499956.426043" calcext:value-type="float">
            <text:p>165499956.426043</text:p>
          </table:table-cell>
          <table:table-cell office:value-type="float" office:value="382.503595" calcext:value-type="float">
            <text:p>382.503595</text:p>
          </table:table-cell>
          <table:table-cell table:number-columns-repeated="3"/>
          <table:table-cell table:formula="of:=[.$Q$3]*([.J68]+[.$Q$2])" office:value-type="float" office:value="-7.200001" calcext:value-type="float">
            <text:p>-7.200001</text:p>
          </table:table-cell>
          <table:table-cell table:formula="of:=[.$Q$5]*([.K68]+[.$Q$4])" office:value-type="float" office:value="-38.58750105" calcext:value-type="float">
            <text:p>-38.58750105</text:p>
          </table:table-cell>
          <table:table-cell table:formula="of:=[.$Q$7]*([.L68]+[.$Q$6])" office:value-type="float" office:value="2.499998" calcext:value-type="float">
            <text:p>2.499998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float" office:value="-117" calcext:value-type="float">
            <text:p>-117</text:p>
          </table:table-cell>
          <table:table-cell office:value-type="float" office:value="-143" calcext:value-type="float">
            <text:p>-143</text:p>
          </table:table-cell>
          <table:table-cell office:value-type="float" office:value="-327" calcext:value-type="float">
            <text:p>-327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17.550001" calcext:value-type="float">
            <text:p>-17.550001</text:p>
          </table:table-cell>
          <table:table-cell office:value-type="float" office:value="-21.450001" calcext:value-type="float">
            <text:p>-21.450001</text:p>
          </table:table-cell>
          <table:table-cell office:value-type="float" office:value="-49.050002" calcext:value-type="float">
            <text:p>-49.050002</text:p>
          </table:table-cell>
          <table:table-cell office:value-type="float" office:value="164589482.251272" calcext:value-type="float">
            <text:p>164589482.251272</text:p>
          </table:table-cell>
          <table:table-cell office:value-type="float" office:value="375.588871" calcext:value-type="float">
            <text:p>375.588871</text:p>
          </table:table-cell>
          <table:table-cell table:number-columns-repeated="3"/>
          <table:table-cell table:formula="of:=[.$Q$3]*([.J69]+[.$Q$2])" office:value-type="float" office:value="-5.550001" calcext:value-type="float">
            <text:p>-5.550001</text:p>
          </table:table-cell>
          <table:table-cell table:formula="of:=[.$Q$5]*([.K69]+[.$Q$4])" office:value-type="float" office:value="-38.27250105" calcext:value-type="float">
            <text:p>-38.27250105</text:p>
          </table:table-cell>
          <table:table-cell table:formula="of:=[.$Q$7]*([.L69]+[.$Q$6])" office:value-type="float" office:value="2.949998" calcext:value-type="float">
            <text:p>2.949998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48" calcext:value-type="float">
            <text:p>48</text:p>
          </table:table-cell>
          <table:table-cell office:value-type="float" office:value="964" calcext:value-type="float">
            <text:p>964</text:p>
          </table:table-cell>
          <table:table-cell office:value-type="float" office:value="-108" calcext:value-type="float">
            <text:p>-108</text:p>
          </table:table-cell>
          <table:table-cell office:value-type="float" office:value="-146" calcext:value-type="float">
            <text:p>-146</text:p>
          </table:table-cell>
          <table:table-cell office:value-type="float" office:value="-327" calcext:value-type="float">
            <text:p>-327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3686968.941236" calcext:value-type="float">
            <text:p>23686968.941236</text:p>
          </table:table-cell>
          <table:table-cell office:value-type="float" office:value="-16.200001" calcext:value-type="float">
            <text:p>-16.200001</text:p>
          </table:table-cell>
          <table:table-cell office:value-type="float" office:value="-21.900001" calcext:value-type="float">
            <text:p>-21.900001</text:p>
          </table:table-cell>
          <table:table-cell office:value-type="float" office:value="-49.050002" calcext:value-type="float">
            <text:p>-49.050002</text:p>
          </table:table-cell>
          <table:table-cell office:value-type="float" office:value="158374648.822228" calcext:value-type="float">
            <text:p>158374648.822228</text:p>
          </table:table-cell>
          <table:table-cell office:value-type="float" office:value="374.044115" calcext:value-type="float">
            <text:p>374.044115</text:p>
          </table:table-cell>
          <table:table-cell table:number-columns-repeated="3"/>
          <table:table-cell table:formula="of:=[.$Q$3]*([.J70]+[.$Q$2])" office:value-type="float" office:value="-4.200001" calcext:value-type="float">
            <text:p>-4.200001</text:p>
          </table:table-cell>
          <table:table-cell table:formula="of:=[.$Q$5]*([.K70]+[.$Q$4])" office:value-type="float" office:value="-38.74500105" calcext:value-type="float">
            <text:p>-38.74500105</text:p>
          </table:table-cell>
          <table:table-cell table:formula="of:=[.$Q$7]*([.L70]+[.$Q$6])" office:value-type="float" office:value="2.949998" calcext:value-type="float">
            <text:p>2.949998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20" calcext:value-type="float">
            <text:p>20</text:p>
          </table:table-cell>
          <table:table-cell office:value-type="float" office:value="964" calcext:value-type="float">
            <text:p>964</text:p>
          </table:table-cell>
          <table:table-cell office:value-type="float" office:value="-91" calcext:value-type="float">
            <text:p>-91</text:p>
          </table:table-cell>
          <table:table-cell office:value-type="float" office:value="-147" calcext:value-type="float">
            <text:p>-147</text:p>
          </table:table-cell>
          <table:table-cell office:value-type="float" office:value="-331" calcext:value-type="float">
            <text:p>-331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3686968.941236" calcext:value-type="float">
            <text:p>23686968.941236</text:p>
          </table:table-cell>
          <table:table-cell office:value-type="float" office:value="-13.650001" calcext:value-type="float">
            <text:p>-13.650001</text:p>
          </table:table-cell>
          <table:table-cell office:value-type="float" office:value="-22.050001" calcext:value-type="float">
            <text:p>-22.050001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58142695.330651" calcext:value-type="float">
            <text:p>158142695.330651</text:p>
          </table:table-cell>
          <table:table-cell office:value-type="float" office:value="373.431386" calcext:value-type="float">
            <text:p>373.431386</text:p>
          </table:table-cell>
          <table:table-cell table:number-columns-repeated="3"/>
          <table:table-cell table:formula="of:=[.$Q$3]*([.J71]+[.$Q$2])" office:value-type="float" office:value="-1.650001" calcext:value-type="float">
            <text:p>-1.650001</text:p>
          </table:table-cell>
          <table:table-cell table:formula="of:=[.$Q$5]*([.K71]+[.$Q$4])" office:value-type="float" office:value="-38.90250105" calcext:value-type="float">
            <text:p>-38.90250105</text:p>
          </table:table-cell>
          <table:table-cell table:formula="of:=[.$Q$7]*([.L71]+[.$Q$6])" office:value-type="float" office:value="2.349998" calcext:value-type="float">
            <text:p>2.349998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76" calcext:value-type="float">
            <text:p>76</text:p>
          </table:table-cell>
          <table:table-cell office:value-type="float" office:value="976" calcext:value-type="float">
            <text:p>976</text:p>
          </table:table-cell>
          <table:table-cell office:value-type="float" office:value="-70" calcext:value-type="float">
            <text:p>-70</text:p>
          </table:table-cell>
          <table:table-cell office:value-type="float" office:value="-150" calcext:value-type="float">
            <text:p>-150</text:p>
          </table:table-cell>
          <table:table-cell office:value-type="float" office:value="-332" calcext:value-type="float">
            <text:p>-332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1867437.374205" calcext:value-type="float">
            <text:p>1867437.374205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10.5" calcext:value-type="float">
            <text:p>-10.5</text:p>
          </table:table-cell>
          <table:table-cell office:value-type="float" office:value="-22.500001" calcext:value-type="float">
            <text:p>-22.50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60448467.843417" calcext:value-type="float">
            <text:p>160448467.843417</text:p>
          </table:table-cell>
          <table:table-cell office:value-type="float" office:value="370.977088" calcext:value-type="float">
            <text:p>370.977088</text:p>
          </table:table-cell>
          <table:table-cell table:number-columns-repeated="3"/>
          <table:table-cell table:formula="of:=[.$Q$3]*([.J72]+[.$Q$2])" office:value-type="float" office:value="1.5" calcext:value-type="float">
            <text:p>1.5</text:p>
          </table:table-cell>
          <table:table-cell table:formula="of:=[.$Q$5]*([.K72]+[.$Q$4])" office:value-type="float" office:value="-39.37500105" calcext:value-type="float">
            <text:p>-39.37500105</text:p>
          </table:table-cell>
          <table:table-cell table:formula="of:=[.$Q$7]*([.L72]+[.$Q$6])" office:value-type="float" office:value="2.199998" calcext:value-type="float">
            <text:p>2.199998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-37" calcext:value-type="float">
            <text:p>-37</text:p>
          </table:table-cell>
          <table:table-cell office:value-type="float" office:value="-156" calcext:value-type="float">
            <text:p>-156</text:p>
          </table:table-cell>
          <table:table-cell office:value-type="float" office:value="-337" calcext:value-type="float">
            <text:p>-337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5.55" calcext:value-type="float">
            <text:p>-5.55</text:p>
          </table:table-cell>
          <table:table-cell office:value-type="float" office:value="-23.400001" calcext:value-type="float">
            <text:p>-23.400001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164319274.82082" calcext:value-type="float">
            <text:p>164319274.82082</text:p>
          </table:table-cell>
          <table:table-cell office:value-type="float" office:value="373.194319" calcext:value-type="float">
            <text:p>373.194319</text:p>
          </table:table-cell>
          <table:table-cell table:number-columns-repeated="3"/>
          <table:table-cell table:formula="of:=[.$Q$3]*([.J73]+[.$Q$2])" office:value-type="float" office:value="6.45" calcext:value-type="float">
            <text:p>6.45</text:p>
          </table:table-cell>
          <table:table-cell table:formula="of:=[.$Q$5]*([.K73]+[.$Q$4])" office:value-type="float" office:value="-40.32000105" calcext:value-type="float">
            <text:p>-40.32000105</text:p>
          </table:table-cell>
          <table:table-cell table:formula="of:=[.$Q$7]*([.L73]+[.$Q$6])" office:value-type="float" office:value="1.449998" calcext:value-type="float">
            <text:p>1.449998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48" calcext:value-type="float">
            <text:p>48</text:p>
          </table:table-cell>
          <table:table-cell office:value-type="float" office:value="1004" calcext:value-type="float">
            <text:p>1004</text:p>
          </table:table-cell>
          <table:table-cell office:value-type="float" office:value="-3" calcext:value-type="float">
            <text:p>-3</text:p>
          </table:table-cell>
          <table:table-cell office:value-type="float" office:value="-147" calcext:value-type="float">
            <text:p>-147</text:p>
          </table:table-cell>
          <table:table-cell office:value-type="float" office:value="-337" calcext:value-type="float">
            <text:p>-337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-0.45" calcext:value-type="float">
            <text:p>-0.45</text:p>
          </table:table-cell>
          <table:table-cell office:value-type="float" office:value="-22.050001" calcext:value-type="float">
            <text:p>-22.050001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164783695.976052" calcext:value-type="float">
            <text:p>164783695.976052</text:p>
          </table:table-cell>
          <table:table-cell office:value-type="float" office:value="367.677848" calcext:value-type="float">
            <text:p>367.677848</text:p>
          </table:table-cell>
          <table:table-cell table:number-columns-repeated="3"/>
          <table:table-cell table:formula="of:=[.$Q$3]*([.J74]+[.$Q$2])" office:value-type="float" office:value="11.55" calcext:value-type="float">
            <text:p>11.55</text:p>
          </table:table-cell>
          <table:table-cell table:formula="of:=[.$Q$5]*([.K74]+[.$Q$4])" office:value-type="float" office:value="-38.90250105" calcext:value-type="float">
            <text:p>-38.90250105</text:p>
          </table:table-cell>
          <table:table-cell table:formula="of:=[.$Q$7]*([.L74]+[.$Q$6])" office:value-type="float" office:value="1.449998" calcext:value-type="float">
            <text:p>1.449998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32" calcext:value-type="float">
            <text:p>32</text:p>
          </table:table-cell>
          <table:table-cell office:value-type="float" office:value="980" calcext:value-type="float">
            <text:p>980</text:p>
          </table:table-cell>
          <table:table-cell office:value-type="float" office:value="22" calcext:value-type="float">
            <text:p>22</text:p>
          </table:table-cell>
          <table:table-cell office:value-type="float" office:value="-146" calcext:value-type="float">
            <text:p>-146</text:p>
          </table:table-cell>
          <table:table-cell office:value-type="float" office:value="-341" calcext:value-type="float">
            <text:p>-341</text:p>
          </table:table-cell>
          <table:table-cell office:value-type="float" office:value="-2162295.835922" calcext:value-type="float">
            <text:p>-2162295.835922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3.3" calcext:value-type="float">
            <text:p>3.3</text:p>
          </table:table-cell>
          <table:table-cell office:value-type="float" office:value="-21.900001" calcext:value-type="float">
            <text:p>-21.900001</text:p>
          </table:table-cell>
          <table:table-cell office:value-type="float" office:value="-51.150002" calcext:value-type="float">
            <text:p>-51.150002</text:p>
          </table:table-cell>
          <table:table-cell office:value-type="float" office:value="161265215.342089" calcext:value-type="float">
            <text:p>161265215.342089</text:p>
          </table:table-cell>
          <table:table-cell office:value-type="float" office:value="371.592519" calcext:value-type="float">
            <text:p>371.592519</text:p>
          </table:table-cell>
          <table:table-cell table:number-columns-repeated="3"/>
          <table:table-cell table:formula="of:=[.$Q$3]*([.J75]+[.$Q$2])" office:value-type="float" office:value="15.3" calcext:value-type="float">
            <text:p>15.3</text:p>
          </table:table-cell>
          <table:table-cell table:formula="of:=[.$Q$5]*([.K75]+[.$Q$4])" office:value-type="float" office:value="-38.74500105" calcext:value-type="float">
            <text:p>-38.74500105</text:p>
          </table:table-cell>
          <table:table-cell table:formula="of:=[.$Q$7]*([.L75]+[.$Q$6])" office:value-type="float" office:value="0.849997999999999" calcext:value-type="float">
            <text:p>0.849997999999999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16" calcext:value-type="float">
            <text:p>16</text:p>
          </table:table-cell>
          <table:table-cell office:value-type="float" office:value="964" calcext:value-type="float">
            <text:p>964</text:p>
          </table:table-cell>
          <table:table-cell office:value-type="float" office:value="33" calcext:value-type="float">
            <text:p>33</text:p>
          </table:table-cell>
          <table:table-cell office:value-type="float" office:value="-132" calcext:value-type="float">
            <text:p>-132</text:p>
          </table:table-cell>
          <table:table-cell office:value-type="float" office:value="-342" calcext:value-type="float">
            <text:p>-342</text:p>
          </table:table-cell>
          <table:table-cell office:value-type="float" office:value="-2162295.835922" calcext:value-type="float">
            <text:p>-2162295.835922</text:p>
          </table:table-cell>
          <table:table-cell office:value-type="float" office:value="393144.690622" calcext:value-type="float">
            <text:p>393144.690622</text:p>
          </table:table-cell>
          <table:table-cell office:value-type="float" office:value="23686968.941236" calcext:value-type="float">
            <text:p>23686968.941236</text:p>
          </table:table-cell>
          <table:table-cell office:value-type="float" office:value="4.95" calcext:value-type="float">
            <text:p>4.95</text:p>
          </table:table-cell>
          <table:table-cell office:value-type="float" office:value="-19.800001" calcext:value-type="float">
            <text:p>-19.800001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158591374.107445" calcext:value-type="float">
            <text:p>158591374.107445</text:p>
          </table:table-cell>
          <table:table-cell office:value-type="float" office:value="368.072004" calcext:value-type="float">
            <text:p>368.072004</text:p>
          </table:table-cell>
          <table:table-cell table:number-columns-repeated="3"/>
          <table:table-cell table:formula="of:=[.$Q$3]*([.J76]+[.$Q$2])" office:value-type="float" office:value="16.95" calcext:value-type="float">
            <text:p>16.95</text:p>
          </table:table-cell>
          <table:table-cell table:formula="of:=[.$Q$5]*([.K76]+[.$Q$4])" office:value-type="float" office:value="-36.54000105" calcext:value-type="float">
            <text:p>-36.54000105</text:p>
          </table:table-cell>
          <table:table-cell table:formula="of:=[.$Q$7]*([.L76]+[.$Q$6])" office:value-type="float" office:value="0.699998000000001" calcext:value-type="float">
            <text:p>0.699998000000001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40" calcext:value-type="float">
            <text:p>40</text:p>
          </table:table-cell>
          <table:table-cell office:value-type="float" office:value="956" calcext:value-type="float">
            <text:p>956</text:p>
          </table:table-cell>
          <table:table-cell office:value-type="float" office:value="50" calcext:value-type="float">
            <text:p>50</text:p>
          </table:table-cell>
          <table:table-cell office:value-type="float" office:value="-120" calcext:value-type="float">
            <text:p>-120</text:p>
          </table:table-cell>
          <table:table-cell office:value-type="float" office:value="-344" calcext:value-type="float">
            <text:p>-344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3490394.533424" calcext:value-type="float">
            <text:p>23490394.533424</text:p>
          </table:table-cell>
          <table:table-cell office:value-type="float" office:value="7.5" calcext:value-type="float">
            <text:p>7.5</text:p>
          </table:table-cell>
          <table:table-cell office:value-type="float" office:value="-18.000001" calcext:value-type="float">
            <text:p>-18.000001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156970935.411715" calcext:value-type="float">
            <text:p>156970935.411715</text:p>
          </table:table-cell>
          <table:table-cell office:value-type="float" office:value="367.744477" calcext:value-type="float">
            <text:p>367.744477</text:p>
          </table:table-cell>
          <table:table-cell table:number-columns-repeated="3"/>
          <table:table-cell table:formula="of:=[.$Q$3]*([.J77]+[.$Q$2])" office:value-type="float" office:value="19.5" calcext:value-type="float">
            <text:p>19.5</text:p>
          </table:table-cell>
          <table:table-cell table:formula="of:=[.$Q$5]*([.K77]+[.$Q$4])" office:value-type="float" office:value="-34.65000105" calcext:value-type="float">
            <text:p>-34.65000105</text:p>
          </table:table-cell>
          <table:table-cell table:formula="of:=[.$Q$7]*([.L77]+[.$Q$6])" office:value-type="float" office:value="0.399997999999997" calcext:value-type="float">
            <text:p>0.399997999999997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63" calcext:value-type="float">
            <text:p>63</text:p>
          </table:table-cell>
          <table:table-cell office:value-type="float" office:value="-112" calcext:value-type="float">
            <text:p>-112</text:p>
          </table:table-cell>
          <table:table-cell office:value-type="float" office:value="-349" calcext:value-type="float">
            <text:p>-349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5161260.199819" calcext:value-type="float">
            <text:p>25161260.199819</text:p>
          </table:table-cell>
          <table:table-cell office:value-type="float" office:value="9.45" calcext:value-type="float">
            <text:p>9.45</text:p>
          </table:table-cell>
          <table:table-cell office:value-type="float" office:value="-16.800001" calcext:value-type="float">
            <text:p>-16.800001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168120112.527112" calcext:value-type="float">
            <text:p>168120112.527112</text:p>
          </table:table-cell>
          <table:table-cell office:value-type="float" office:value="371.905902" calcext:value-type="float">
            <text:p>371.905902</text:p>
          </table:table-cell>
          <table:table-cell table:number-columns-repeated="3"/>
          <table:table-cell table:formula="of:=[.$Q$3]*([.J78]+[.$Q$2])" office:value-type="float" office:value="21.45" calcext:value-type="float">
            <text:p>21.45</text:p>
          </table:table-cell>
          <table:table-cell table:formula="of:=[.$Q$5]*([.K78]+[.$Q$4])" office:value-type="float" office:value="-33.39000105" calcext:value-type="float">
            <text:p>-33.39000105</text:p>
          </table:table-cell>
          <table:table-cell table:formula="of:=[.$Q$7]*([.L78]+[.$Q$6])" office:value-type="float" office:value="-0.350002000000003" calcext:value-type="float">
            <text:p>-0.350002000000003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24" calcext:value-type="float">
            <text:p>24</text:p>
          </table:table-cell>
          <table:table-cell office:value-type="float" office:value="984" calcext:value-type="float">
            <text:p>984</text:p>
          </table:table-cell>
          <table:table-cell office:value-type="float" office:value="83" calcext:value-type="float">
            <text:p>83</text:p>
          </table:table-cell>
          <table:table-cell office:value-type="float" office:value="-105" calcext:value-type="float">
            <text:p>-105</text:p>
          </table:table-cell>
          <table:table-cell office:value-type="float" office:value="-349" calcext:value-type="float">
            <text:p>-349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12.45" calcext:value-type="float">
            <text:p>12.45</text:p>
          </table:table-cell>
          <table:table-cell office:value-type="float" office:value="-15.750001" calcext:value-type="float">
            <text:p>-15.750001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161768930.769919" calcext:value-type="float">
            <text:p>161768930.769919</text:p>
          </table:table-cell>
          <table:table-cell office:value-type="float" office:value="373.784697" calcext:value-type="float">
            <text:p>373.784697</text:p>
          </table:table-cell>
          <table:table-cell table:number-columns-repeated="3"/>
          <table:table-cell table:formula="of:=[.$Q$3]*([.J79]+[.$Q$2])" office:value-type="float" office:value="24.45" calcext:value-type="float">
            <text:p>24.45</text:p>
          </table:table-cell>
          <table:table-cell table:formula="of:=[.$Q$5]*([.K79]+[.$Q$4])" office:value-type="float" office:value="-32.28750105" calcext:value-type="float">
            <text:p>-32.28750105</text:p>
          </table:table-cell>
          <table:table-cell table:formula="of:=[.$Q$7]*([.L79]+[.$Q$6])" office:value-type="float" office:value="-0.350002000000003" calcext:value-type="float">
            <text:p>-0.350002000000003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52" calcext:value-type="float">
            <text:p>52</text:p>
          </table:table-cell>
          <table:table-cell office:value-type="float" office:value="972" calcext:value-type="float">
            <text:p>972</text:p>
          </table:table-cell>
          <table:table-cell office:value-type="float" office:value="93" calcext:value-type="float">
            <text:p>93</text:p>
          </table:table-cell>
          <table:table-cell office:value-type="float" office:value="-97" calcext:value-type="float">
            <text:p>-97</text:p>
          </table:table-cell>
          <table:table-cell office:value-type="float" office:value="-353" calcext:value-type="float">
            <text:p>-353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13.950001" calcext:value-type="float">
            <text:p>13.950001</text:p>
          </table:table-cell>
          <table:table-cell office:value-type="float" office:value="-14.550001" calcext:value-type="float">
            <text:p>-14.550001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59753920.555869" calcext:value-type="float">
            <text:p>159753920.555869</text:p>
          </table:table-cell>
          <table:table-cell office:value-type="float" office:value="377.712854" calcext:value-type="float">
            <text:p>377.712854</text:p>
          </table:table-cell>
          <table:table-cell table:number-columns-repeated="3"/>
          <table:table-cell table:formula="of:=[.$Q$3]*([.J80]+[.$Q$2])" office:value-type="float" office:value="25.950001" calcext:value-type="float">
            <text:p>25.950001</text:p>
          </table:table-cell>
          <table:table-cell table:formula="of:=[.$Q$5]*([.K80]+[.$Q$4])" office:value-type="float" office:value="-31.02750105" calcext:value-type="float">
            <text:p>-31.02750105</text:p>
          </table:table-cell>
          <table:table-cell table:formula="of:=[.$Q$7]*([.L80]+[.$Q$6])" office:value-type="float" office:value="-0.950001999999998" calcext:value-type="float">
            <text:p>-0.950001999999998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20" calcext:value-type="float">
            <text:p>20</text:p>
          </table:table-cell>
          <table:table-cell office:value-type="float" office:value="1016" calcext:value-type="float">
            <text:p>1016</text:p>
          </table:table-cell>
          <table:table-cell office:value-type="float" office:value="111" calcext:value-type="float">
            <text:p>111</text:p>
          </table:table-cell>
          <table:table-cell office:value-type="float" office:value="-73" calcext:value-type="float">
            <text:p>-73</text:p>
          </table:table-cell>
          <table:table-cell office:value-type="float" office:value="-355" calcext:value-type="float">
            <text:p>-355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964688.192008" calcext:value-type="float">
            <text:p>24964688.192008</text:p>
          </table:table-cell>
          <table:table-cell office:value-type="float" office:value="16.650001" calcext:value-type="float">
            <text:p>16.650001</text:p>
          </table:table-cell>
          <table:table-cell office:value-type="float" office:value="-10.95" calcext:value-type="float">
            <text:p>-10.95</text:p>
          </table:table-cell>
          <table:table-cell office:value-type="float" office:value="-53.250002" calcext:value-type="float">
            <text:p>-53.250002</text:p>
          </table:table-cell>
          <table:table-cell office:value-type="float" office:value="166928385.623682" calcext:value-type="float">
            <text:p>166928385.623682</text:p>
          </table:table-cell>
          <table:table-cell office:value-type="float" office:value="379.044852" calcext:value-type="float">
            <text:p>379.044852</text:p>
          </table:table-cell>
          <table:table-cell table:number-columns-repeated="3"/>
          <table:table-cell table:formula="of:=[.$Q$3]*([.J81]+[.$Q$2])" office:value-type="float" office:value="28.650001" calcext:value-type="float">
            <text:p>28.650001</text:p>
          </table:table-cell>
          <table:table-cell table:formula="of:=[.$Q$5]*([.K81]+[.$Q$4])" office:value-type="float" office:value="-27.2475" calcext:value-type="float">
            <text:p>-27.2475</text:p>
          </table:table-cell>
          <table:table-cell table:formula="of:=[.$Q$7]*([.L81]+[.$Q$6])" office:value-type="float" office:value="-1.250002" calcext:value-type="float">
            <text:p>-1.250002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24" calcext:value-type="float">
            <text:p>24</text:p>
          </table:table-cell>
          <table:table-cell office:value-type="float" office:value="996" calcext:value-type="float">
            <text:p>996</text:p>
          </table:table-cell>
          <table:table-cell office:value-type="float" office:value="128" calcext:value-type="float">
            <text:p>128</text:p>
          </table:table-cell>
          <table:table-cell office:value-type="float" office:value="-47" calcext:value-type="float">
            <text:p>-47</text:p>
          </table:table-cell>
          <table:table-cell office:value-type="float" office:value="-363" calcext:value-type="float">
            <text:p>-363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19.200001" calcext:value-type="float">
            <text:p>19.200001</text:p>
          </table:table-cell>
          <table:table-cell office:value-type="float" office:value="-7.05" calcext:value-type="float">
            <text:p>-7.05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3538786.315399" calcext:value-type="float">
            <text:p>163538786.315399</text:p>
          </table:table-cell>
          <table:table-cell office:value-type="float" office:value="387.765393" calcext:value-type="float">
            <text:p>387.765393</text:p>
          </table:table-cell>
          <table:table-cell table:number-columns-repeated="3"/>
          <table:table-cell table:formula="of:=[.$Q$3]*([.J82]+[.$Q$2])" office:value-type="float" office:value="31.200001" calcext:value-type="float">
            <text:p>31.200001</text:p>
          </table:table-cell>
          <table:table-cell table:formula="of:=[.$Q$5]*([.K82]+[.$Q$4])" office:value-type="float" office:value="-23.1525" calcext:value-type="float">
            <text:p>-23.1525</text:p>
          </table:table-cell>
          <table:table-cell table:formula="of:=[.$Q$7]*([.L82]+[.$Q$6])" office:value-type="float" office:value="-2.450002" calcext:value-type="float">
            <text:p>-2.450002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56" calcext:value-type="float">
            <text:p>56</text:p>
          </table:table-cell>
          <table:table-cell office:value-type="float" office:value="972" calcext:value-type="float">
            <text:p>972</text:p>
          </table:table-cell>
          <table:table-cell office:value-type="float" office:value="143" calcext:value-type="float">
            <text:p>143</text:p>
          </table:table-cell>
          <table:table-cell office:value-type="float" office:value="-19" calcext:value-type="float">
            <text:p>-19</text:p>
          </table:table-cell>
          <table:table-cell office:value-type="float" office:value="-368" calcext:value-type="float">
            <text:p>-368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21.450001" calcext:value-type="float">
            <text:p>21.450001</text:p>
          </table:table-cell>
          <table:table-cell office:value-type="float" office:value="-2.85" calcext:value-type="float">
            <text:p>-2.85</text:p>
          </table:table-cell>
          <table:table-cell office:value-type="float" office:value="-55.200002" calcext:value-type="float">
            <text:p>-55.200002</text:p>
          </table:table-cell>
          <table:table-cell office:value-type="float" office:value="159831839.452474" calcext:value-type="float">
            <text:p>159831839.452474</text:p>
          </table:table-cell>
          <table:table-cell office:value-type="float" office:value="395.264468" calcext:value-type="float">
            <text:p>395.264468</text:p>
          </table:table-cell>
          <table:table-cell table:number-columns-repeated="3"/>
          <table:table-cell table:formula="of:=[.$Q$3]*([.J83]+[.$Q$2])" office:value-type="float" office:value="33.450001" calcext:value-type="float">
            <text:p>33.450001</text:p>
          </table:table-cell>
          <table:table-cell table:formula="of:=[.$Q$5]*([.K83]+[.$Q$4])" office:value-type="float" office:value="-18.7425" calcext:value-type="float">
            <text:p>-18.7425</text:p>
          </table:table-cell>
          <table:table-cell table:formula="of:=[.$Q$7]*([.L83]+[.$Q$6])" office:value-type="float" office:value="-3.200002" calcext:value-type="float">
            <text:p>-3.20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28" calcext:value-type="float">
            <text:p>28</text:p>
          </table:table-cell>
          <table:table-cell office:value-type="float" office:value="988" calcext:value-type="float">
            <text:p>988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-373" calcext:value-type="float">
            <text:p>-373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22.200001" calcext:value-type="float">
            <text:p>22.200001</text:p>
          </table:table-cell>
          <table:table-cell office:value-type="float" office:value="0.15" calcext:value-type="float">
            <text:p>0.15</text:p>
          </table:table-cell>
          <table:table-cell office:value-type="float" office:value="-55.950002" calcext:value-type="float">
            <text:p>-55.950002</text:p>
          </table:table-cell>
          <table:table-cell office:value-type="float" office:value="162207586.199091" calcext:value-type="float">
            <text:p>162207586.199091</text:p>
          </table:table-cell>
          <table:table-cell office:value-type="float" office:value="401.290419" calcext:value-type="float">
            <text:p>401.290419</text:p>
          </table:table-cell>
          <table:table-cell table:number-columns-repeated="3"/>
          <table:table-cell table:formula="of:=[.$Q$3]*([.J84]+[.$Q$2])" office:value-type="float" office:value="34.200001" calcext:value-type="float">
            <text:p>34.200001</text:p>
          </table:table-cell>
          <table:table-cell table:formula="of:=[.$Q$5]*([.K84]+[.$Q$4])" office:value-type="float" office:value="-15.5925" calcext:value-type="float">
            <text:p>-15.5925</text:p>
          </table:table-cell>
          <table:table-cell table:formula="of:=[.$Q$7]*([.L84]+[.$Q$6])" office:value-type="float" office:value="-3.950002" calcext:value-type="float">
            <text:p>-3.95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4" calcext:value-type="float">
            <text:p>44</text:p>
          </table:table-cell>
          <table:table-cell office:value-type="float" office:value="996" calcext:value-type="float">
            <text:p>996</text:p>
          </table:table-cell>
          <table:table-cell office:value-type="float" office:value="159" calcext:value-type="float">
            <text:p>159</text:p>
          </table:table-cell>
          <table:table-cell office:value-type="float" office:value="17" calcext:value-type="float">
            <text:p>17</text:p>
          </table:table-cell>
          <table:table-cell office:value-type="float" office:value="-376" calcext:value-type="float">
            <text:p>-376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23.850001" calcext:value-type="float">
            <text:p>23.850001</text:p>
          </table:table-cell>
          <table:table-cell office:value-type="float" office:value="2.55" calcext:value-type="float">
            <text:p>2.55</text:p>
          </table:table-cell>
          <table:table-cell office:value-type="float" office:value="-56.400002" calcext:value-type="float">
            <text:p>-56.400002</text:p>
          </table:table-cell>
          <table:table-cell office:value-type="float" office:value="163609654.495372" calcext:value-type="float">
            <text:p>163609654.495372</text:p>
          </table:table-cell>
          <table:table-cell office:value-type="float" office:value="408.590259" calcext:value-type="float">
            <text:p>408.590259</text:p>
          </table:table-cell>
          <table:table-cell table:number-columns-repeated="3"/>
          <table:table-cell table:formula="of:=[.$Q$3]*([.J85]+[.$Q$2])" office:value-type="float" office:value="35.850001" calcext:value-type="float">
            <text:p>35.850001</text:p>
          </table:table-cell>
          <table:table-cell table:formula="of:=[.$Q$5]*([.K85]+[.$Q$4])" office:value-type="float" office:value="-13.0725" calcext:value-type="float">
            <text:p>-13.0725</text:p>
          </table:table-cell>
          <table:table-cell table:formula="of:=[.$Q$7]*([.L85]+[.$Q$6])" office:value-type="float" office:value="-4.400002" calcext:value-type="float">
            <text:p>-4.400002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48" calcext:value-type="float">
            <text:p>48</text:p>
          </table:table-cell>
          <table:table-cell office:value-type="float" office:value="956" calcext:value-type="float">
            <text:p>956</text:p>
          </table:table-cell>
          <table:table-cell office:value-type="float" office:value="159" calcext:value-type="float">
            <text:p>159</text:p>
          </table:table-cell>
          <table:table-cell office:value-type="float" office:value="39" calcext:value-type="float">
            <text:p>39</text:p>
          </table:table-cell>
          <table:table-cell office:value-type="float" office:value="-379" calcext:value-type="float">
            <text:p>-379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3490394.533424" calcext:value-type="float">
            <text:p>23490394.533424</text:p>
          </table:table-cell>
          <table:table-cell office:value-type="float" office:value="23.850001" calcext:value-type="float">
            <text:p>23.850001</text:p>
          </table:table-cell>
          <table:table-cell office:value-type="float" office:value="5.85" calcext:value-type="float">
            <text:p>5.85</text:p>
          </table:table-cell>
          <table:table-cell office:value-type="float" office:value="-56.850002" calcext:value-type="float">
            <text:p>-56.850002</text:p>
          </table:table-cell>
          <table:table-cell office:value-type="float" office:value="157195058.651376" calcext:value-type="float">
            <text:p>157195058.651376</text:p>
          </table:table-cell>
          <table:table-cell office:value-type="float" office:value="412.847429" calcext:value-type="float">
            <text:p>412.847429</text:p>
          </table:table-cell>
          <table:table-cell table:number-columns-repeated="3"/>
          <table:table-cell table:formula="of:=[.$Q$3]*([.J86]+[.$Q$2])" office:value-type="float" office:value="35.850001" calcext:value-type="float">
            <text:p>35.850001</text:p>
          </table:table-cell>
          <table:table-cell table:formula="of:=[.$Q$5]*([.K86]+[.$Q$4])" office:value-type="float" office:value="-9.6075" calcext:value-type="float">
            <text:p>-9.6075</text:p>
          </table:table-cell>
          <table:table-cell table:formula="of:=[.$Q$7]*([.L86]+[.$Q$6])" office:value-type="float" office:value="-4.850002" calcext:value-type="float">
            <text:p>-4.850002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40" calcext:value-type="float">
            <text:p>40</text:p>
          </table:table-cell>
          <table:table-cell office:value-type="float" office:value="996" calcext:value-type="float">
            <text:p>996</text:p>
          </table:table-cell>
          <table:table-cell office:value-type="float" office:value="161" calcext:value-type="float">
            <text:p>161</text:p>
          </table:table-cell>
          <table:table-cell office:value-type="float" office:value="59" calcext:value-type="float">
            <text:p>59</text:p>
          </table:table-cell>
          <table:table-cell office:value-type="float" office:value="-384" calcext:value-type="float">
            <text:p>-384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24.150001" calcext:value-type="float">
            <text:p>24.150001</text:p>
          </table:table-cell>
          <table:table-cell office:value-type="float" office:value="8.85" calcext:value-type="float">
            <text:p>8.85</text:p>
          </table:table-cell>
          <table:table-cell office:value-type="float" office:value="-57.600002" calcext:value-type="float">
            <text:p>-57.600002</text:p>
          </table:table-cell>
          <table:table-cell office:value-type="float" office:value="163622774.858609" calcext:value-type="float">
            <text:p>163622774.858609</text:p>
          </table:table-cell>
          <table:table-cell office:value-type="float" office:value="420.544885" calcext:value-type="float">
            <text:p>420.544885</text:p>
          </table:table-cell>
          <table:table-cell table:number-columns-repeated="3"/>
          <table:table-cell table:formula="of:=[.$Q$3]*([.J87]+[.$Q$2])" office:value-type="float" office:value="36.150001" calcext:value-type="float">
            <text:p>36.150001</text:p>
          </table:table-cell>
          <table:table-cell table:formula="of:=[.$Q$5]*([.K87]+[.$Q$4])" office:value-type="float" office:value="-6.4575" calcext:value-type="float">
            <text:p>-6.4575</text:p>
          </table:table-cell>
          <table:table-cell table:formula="of:=[.$Q$7]*([.L87]+[.$Q$6])" office:value-type="float" office:value="-5.600002" calcext:value-type="float">
            <text:p>-5.60000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12" calcext:value-type="float">
            <text:p>12</text:p>
          </table:table-cell>
          <table:table-cell office:value-type="float" office:value="988" calcext:value-type="float">
            <text:p>988</text:p>
          </table:table-cell>
          <table:table-cell office:value-type="float" office:value="162" calcext:value-type="float">
            <text:p>162</text:p>
          </table:table-cell>
          <table:table-cell office:value-type="float" office:value="69" calcext:value-type="float">
            <text:p>69</text:p>
          </table:table-cell>
          <table:table-cell office:value-type="float" office:value="-384" calcext:value-type="float">
            <text:p>-384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24.300001" calcext:value-type="float">
            <text:p>24.300001</text:p>
          </table:table-cell>
          <table:table-cell office:value-type="float" office:value="10.35" calcext:value-type="float">
            <text:p>10.35</text:p>
          </table:table-cell>
          <table:table-cell office:value-type="float" office:value="-57.600002" calcext:value-type="float">
            <text:p>-57.600002</text:p>
          </table:table-cell>
          <table:table-cell office:value-type="float" office:value="162080487.085457" calcext:value-type="float">
            <text:p>162080487.085457</text:p>
          </table:table-cell>
          <table:table-cell office:value-type="float" office:value="422.446446" calcext:value-type="float">
            <text:p>422.446446</text:p>
          </table:table-cell>
          <table:table-cell table:number-columns-repeated="3"/>
          <table:table-cell table:formula="of:=[.$Q$3]*([.J88]+[.$Q$2])" office:value-type="float" office:value="36.300001" calcext:value-type="float">
            <text:p>36.300001</text:p>
          </table:table-cell>
          <table:table-cell table:formula="of:=[.$Q$5]*([.K88]+[.$Q$4])" office:value-type="float" office:value="-4.8825" calcext:value-type="float">
            <text:p>-4.8825</text:p>
          </table:table-cell>
          <table:table-cell table:formula="of:=[.$Q$7]*([.L88]+[.$Q$6])" office:value-type="float" office:value="-5.600002" calcext:value-type="float">
            <text:p>-5.600002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20" calcext:value-type="float">
            <text:p>20</text:p>
          </table:table-cell>
          <table:table-cell office:value-type="float" office:value="984" calcext:value-type="float">
            <text:p>984</text:p>
          </table:table-cell>
          <table:table-cell office:value-type="float" office:value="160" calcext:value-type="float">
            <text:p>160</text:p>
          </table:table-cell>
          <table:table-cell office:value-type="float" office:value="81" calcext:value-type="float">
            <text:p>81</text:p>
          </table:table-cell>
          <table:table-cell office:value-type="float" office:value="-385" calcext:value-type="float">
            <text:p>-385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24.000001" calcext:value-type="float">
            <text:p>24.000001</text:p>
          </table:table-cell>
          <table:table-cell office:value-type="float" office:value="12.15" calcext:value-type="float">
            <text:p>12.15</text:p>
          </table:table-cell>
          <table:table-cell office:value-type="float" office:value="-57.750002" calcext:value-type="float">
            <text:p>-57.750002</text:p>
          </table:table-cell>
          <table:table-cell office:value-type="float" office:value="161702566.210696" calcext:value-type="float">
            <text:p>161702566.210696</text:p>
          </table:table-cell>
          <table:table-cell office:value-type="float" office:value="424.71873" calcext:value-type="float">
            <text:p>424.71873</text:p>
          </table:table-cell>
          <table:table-cell table:number-columns-repeated="3"/>
          <table:table-cell table:formula="of:=[.$Q$3]*([.J89]+[.$Q$2])" office:value-type="float" office:value="36.000001" calcext:value-type="float">
            <text:p>36.000001</text:p>
          </table:table-cell>
          <table:table-cell table:formula="of:=[.$Q$5]*([.K89]+[.$Q$4])" office:value-type="float" office:value="-2.9925" calcext:value-type="float">
            <text:p>-2.9925</text:p>
          </table:table-cell>
          <table:table-cell table:formula="of:=[.$Q$7]*([.L89]+[.$Q$6])" office:value-type="float" office:value="-5.750002" calcext:value-type="float">
            <text:p>-5.75000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44" calcext:value-type="float">
            <text:p>44</text:p>
          </table:table-cell>
          <table:table-cell office:value-type="float" office:value="980" calcext:value-type="float">
            <text:p>980</text:p>
          </table:table-cell>
          <table:table-cell office:value-type="float" office:value="162" calcext:value-type="float">
            <text:p>162</text:p>
          </table:table-cell>
          <table:table-cell office:value-type="float" office:value="79" calcext:value-type="float">
            <text:p>79</text:p>
          </table:table-cell>
          <table:table-cell office:value-type="float" office:value="-385" calcext:value-type="float">
            <text:p>-385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24.300001" calcext:value-type="float">
            <text:p>24.300001</text:p>
          </table:table-cell>
          <table:table-cell office:value-type="float" office:value="11.85" calcext:value-type="float">
            <text:p>11.85</text:p>
          </table:table-cell>
          <table:table-cell office:value-type="float" office:value="-57.750002" calcext:value-type="float">
            <text:p>-57.750002</text:p>
          </table:table-cell>
          <table:table-cell office:value-type="float" office:value="160857363.370683" calcext:value-type="float">
            <text:p>160857363.370683</text:p>
          </table:table-cell>
          <table:table-cell office:value-type="float" office:value="425.099988" calcext:value-type="float">
            <text:p>425.099988</text:p>
          </table:table-cell>
          <table:table-cell table:number-columns-repeated="3"/>
          <table:table-cell table:formula="of:=[.$Q$3]*([.J90]+[.$Q$2])" office:value-type="float" office:value="36.300001" calcext:value-type="float">
            <text:p>36.300001</text:p>
          </table:table-cell>
          <table:table-cell table:formula="of:=[.$Q$5]*([.K90]+[.$Q$4])" office:value-type="float" office:value="-3.3075" calcext:value-type="float">
            <text:p>-3.3075</text:p>
          </table:table-cell>
          <table:table-cell table:formula="of:=[.$Q$7]*([.L90]+[.$Q$6])" office:value-type="float" office:value="-5.750002" calcext:value-type="float">
            <text:p>-5.75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0" calcext:value-type="float">
            <text:p>40</text:p>
          </table:table-cell>
          <table:table-cell office:value-type="float" office:value="976" calcext:value-type="float">
            <text:p>976</text:p>
          </table:table-cell>
          <table:table-cell office:value-type="float" office:value="163" calcext:value-type="float">
            <text:p>163</text:p>
          </table:table-cell>
          <table:table-cell office:value-type="float" office:value="40" calcext:value-type="float">
            <text:p>40</text:p>
          </table:table-cell>
          <table:table-cell office:value-type="float" office:value="-379" calcext:value-type="float">
            <text:p>-379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24.450001" calcext:value-type="float">
            <text:p>24.450001</text:p>
          </table:table-cell>
          <table:table-cell office:value-type="float" office:value="6" calcext:value-type="float">
            <text:p>6</text:p>
          </table:table-cell>
          <table:table-cell office:value-type="float" office:value="-56.850002" calcext:value-type="float">
            <text:p>-56.850002</text:p>
          </table:table-cell>
          <table:table-cell office:value-type="float" office:value="160314617.955701" calcext:value-type="float">
            <text:p>160314617.955701</text:p>
          </table:table-cell>
          <table:table-cell office:value-type="float" office:value="414.499698" calcext:value-type="float">
            <text:p>414.499698</text:p>
          </table:table-cell>
          <table:table-cell table:number-columns-repeated="3"/>
          <table:table-cell table:formula="of:=[.$Q$3]*([.J91]+[.$Q$2])" office:value-type="float" office:value="36.450001" calcext:value-type="float">
            <text:p>36.450001</text:p>
          </table:table-cell>
          <table:table-cell table:formula="of:=[.$Q$5]*([.K91]+[.$Q$4])" office:value-type="float" office:value="-9.45" calcext:value-type="float">
            <text:p>-9.45</text:p>
          </table:table-cell>
          <table:table-cell table:formula="of:=[.$Q$7]*([.L91]+[.$Q$6])" office:value-type="float" office:value="-4.850002" calcext:value-type="float">
            <text:p>-4.85000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-370" calcext:value-type="float">
            <text:p>-370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23.550001" calcext:value-type="float">
            <text:p>23.550001</text:p>
          </table:table-cell>
          <table:table-cell office:value-type="float" office:value="1.8" calcext:value-type="float">
            <text:p>1.8</text:p>
          </table:table-cell>
          <table:table-cell office:value-type="float" office:value="-55.500002" calcext:value-type="float">
            <text:p>-55.500002</text:p>
          </table:table-cell>
          <table:table-cell office:value-type="float" office:value="164129734.190063" calcext:value-type="float">
            <text:p>164129734.190063</text:p>
          </table:table-cell>
          <table:table-cell office:value-type="float" office:value="402.110681" calcext:value-type="float">
            <text:p>402.110681</text:p>
          </table:table-cell>
          <table:table-cell table:number-columns-repeated="3"/>
          <table:table-cell table:formula="of:=[.$Q$3]*([.J92]+[.$Q$2])" office:value-type="float" office:value="35.550001" calcext:value-type="float">
            <text:p>35.550001</text:p>
          </table:table-cell>
          <table:table-cell table:formula="of:=[.$Q$5]*([.K92]+[.$Q$4])" office:value-type="float" office:value="-13.86" calcext:value-type="float">
            <text:p>-13.86</text:p>
          </table:table-cell>
          <table:table-cell table:formula="of:=[.$Q$7]*([.L92]+[.$Q$6])" office:value-type="float" office:value="-3.500002" calcext:value-type="float">
            <text:p>-3.500002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60" calcext:value-type="float">
            <text:p>60</text:p>
          </table:table-cell>
          <table:table-cell office:value-type="float" office:value="972" calcext:value-type="float">
            <text:p>972</text:p>
          </table:table-cell>
          <table:table-cell office:value-type="float" office:value="144" calcext:value-type="float">
            <text:p>144</text:p>
          </table:table-cell>
          <table:table-cell office:value-type="float" office:value="-25" calcext:value-type="float">
            <text:p>-25</text:p>
          </table:table-cell>
          <table:table-cell office:value-type="float" office:value="-364" calcext:value-type="float">
            <text:p>-364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21.600001" calcext:value-type="float">
            <text:p>21.600001</text:p>
          </table:table-cell>
          <table:table-cell office:value-type="float" office:value="-3.75" calcext:value-type="float">
            <text:p>-3.75</text:p>
          </table:table-cell>
          <table:table-cell office:value-type="float" office:value="-54.600002" calcext:value-type="float">
            <text:p>-54.600002</text:p>
          </table:table-cell>
          <table:table-cell office:value-type="float" office:value="160064027.485735" calcext:value-type="float">
            <text:p>160064027.485735</text:p>
          </table:table-cell>
          <table:table-cell office:value-type="float" office:value="392.246096" calcext:value-type="float">
            <text:p>392.246096</text:p>
          </table:table-cell>
          <table:table-cell table:number-columns-repeated="3"/>
          <table:table-cell table:formula="of:=[.$Q$3]*([.J93]+[.$Q$2])" office:value-type="float" office:value="33.600001" calcext:value-type="float">
            <text:p>33.600001</text:p>
          </table:table-cell>
          <table:table-cell table:formula="of:=[.$Q$5]*([.K93]+[.$Q$4])" office:value-type="float" office:value="-19.6875" calcext:value-type="float">
            <text:p>-19.6875</text:p>
          </table:table-cell>
          <table:table-cell table:formula="of:=[.$Q$7]*([.L93]+[.$Q$6])" office:value-type="float" office:value="-2.600002" calcext:value-type="float">
            <text:p>-2.600002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-70" calcext:value-type="float">
            <text:p>-70</text:p>
          </table:table-cell>
          <table:table-cell office:value-type="float" office:value="-352" calcext:value-type="float">
            <text:p>-352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18.000001" calcext:value-type="float">
            <text:p>18.000001</text:p>
          </table:table-cell>
          <table:table-cell office:value-type="float" office:value="-10.5" calcext:value-type="float">
            <text:p>-10.5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164294450.895895" calcext:value-type="float">
            <text:p>164294450.895895</text:p>
          </table:table-cell>
          <table:table-cell office:value-type="float" office:value="378.423044" calcext:value-type="float">
            <text:p>378.423044</text:p>
          </table:table-cell>
          <table:table-cell table:number-columns-repeated="3"/>
          <table:table-cell table:formula="of:=[.$Q$3]*([.J94]+[.$Q$2])" office:value-type="float" office:value="30.000001" calcext:value-type="float">
            <text:p>30.000001</text:p>
          </table:table-cell>
          <table:table-cell table:formula="of:=[.$Q$5]*([.K94]+[.$Q$4])" office:value-type="float" office:value="-26.775" calcext:value-type="float">
            <text:p>-26.775</text:p>
          </table:table-cell>
          <table:table-cell table:formula="of:=[.$Q$7]*([.L94]+[.$Q$6])" office:value-type="float" office:value="-0.800001999999999" calcext:value-type="float">
            <text:p>-0.800001999999999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80" calcext:value-type="float">
            <text:p>80</text:p>
          </table:table-cell>
          <table:table-cell office:value-type="float" office:value="972" calcext:value-type="float">
            <text:p>972</text:p>
          </table:table-cell>
          <table:table-cell office:value-type="float" office:value="82" calcext:value-type="float">
            <text:p>82</text:p>
          </table:table-cell>
          <table:table-cell office:value-type="float" office:value="-102" calcext:value-type="float">
            <text:p>-102</text:p>
          </table:table-cell>
          <table:table-cell office:value-type="float" office:value="-345" calcext:value-type="float">
            <text:p>-345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12.3" calcext:value-type="float">
            <text:p>12.3</text:p>
          </table:table-cell>
          <table:table-cell office:value-type="float" office:value="-15.300001" calcext:value-type="float">
            <text:p>-15.300001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160025129.308052" calcext:value-type="float">
            <text:p>160025129.308052</text:p>
          </table:table-cell>
          <table:table-cell office:value-type="float" office:value="368.98916" calcext:value-type="float">
            <text:p>368.98916</text:p>
          </table:table-cell>
          <table:table-cell table:number-columns-repeated="3"/>
          <table:table-cell table:formula="of:=[.$Q$3]*([.J95]+[.$Q$2])" office:value-type="float" office:value="24.3" calcext:value-type="float">
            <text:p>24.3</text:p>
          </table:table-cell>
          <table:table-cell table:formula="of:=[.$Q$5]*([.K95]+[.$Q$4])" office:value-type="float" office:value="-31.81500105" calcext:value-type="float">
            <text:p>-31.81500105</text:p>
          </table:table-cell>
          <table:table-cell table:formula="of:=[.$Q$7]*([.L95]+[.$Q$6])" office:value-type="float" office:value="0.249997999999998" calcext:value-type="float">
            <text:p>0.249997999999998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8" calcext:value-type="float">
            <text:p>8</text:p>
          </table:table-cell>
          <table:table-cell office:value-type="float" office:value="992" calcext:value-type="float">
            <text:p>992</text:p>
          </table:table-cell>
          <table:table-cell office:value-type="float" office:value="62" calcext:value-type="float">
            <text:p>62</text:p>
          </table:table-cell>
          <table:table-cell office:value-type="float" office:value="-118" calcext:value-type="float">
            <text:p>-118</text:p>
          </table:table-cell>
          <table:table-cell office:value-type="float" office:value="-344" calcext:value-type="float">
            <text:p>-344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196572.345311" calcext:value-type="float">
            <text:p>196572.345311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9.3" calcext:value-type="float">
            <text:p>9.3</text:p>
          </table:table-cell>
          <table:table-cell office:value-type="float" office:value="-17.700001" calcext:value-type="float">
            <text:p>-17.700001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162842918.919825" calcext:value-type="float">
            <text:p>162842918.919825</text:p>
          </table:table-cell>
          <table:table-cell office:value-type="float" office:value="368.922756" calcext:value-type="float">
            <text:p>368.922756</text:p>
          </table:table-cell>
          <table:table-cell table:number-columns-repeated="3"/>
          <table:table-cell table:formula="of:=[.$Q$3]*([.J96]+[.$Q$2])" office:value-type="float" office:value="21.3" calcext:value-type="float">
            <text:p>21.3</text:p>
          </table:table-cell>
          <table:table-cell table:formula="of:=[.$Q$5]*([.K96]+[.$Q$4])" office:value-type="float" office:value="-34.33500105" calcext:value-type="float">
            <text:p>-34.33500105</text:p>
          </table:table-cell>
          <table:table-cell table:formula="of:=[.$Q$7]*([.L96]+[.$Q$6])" office:value-type="float" office:value="0.399997999999997" calcext:value-type="float">
            <text:p>0.399997999999997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20" calcext:value-type="float">
            <text:p>-20</text:p>
          </table:table-cell>
          <table:table-cell office:value-type="float" office:value="936" calcext:value-type="float">
            <text:p>936</text:p>
          </table:table-cell>
          <table:table-cell office:value-type="float" office:value="35" calcext:value-type="float">
            <text:p>35</text:p>
          </table:table-cell>
          <table:table-cell office:value-type="float" office:value="-133" calcext:value-type="float">
            <text:p>-133</text:p>
          </table:table-cell>
          <table:table-cell office:value-type="float" office:value="-338" calcext:value-type="float">
            <text:p>-338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22998965.713897" calcext:value-type="float">
            <text:p>22998965.713897</text:p>
          </table:table-cell>
          <table:table-cell office:value-type="float" office:value="5.25" calcext:value-type="float">
            <text:p>5.25</text:p>
          </table:table-cell>
          <table:table-cell office:value-type="float" office:value="-19.950001" calcext:value-type="float">
            <text:p>-19.950001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53719353.214002" calcext:value-type="float">
            <text:p>153719353.214002</text:p>
          </table:table-cell>
          <table:table-cell office:value-type="float" office:value="364.908208" calcext:value-type="float">
            <text:p>364.908208</text:p>
          </table:table-cell>
          <table:table-cell table:number-columns-repeated="3"/>
          <table:table-cell table:formula="of:=[.$Q$3]*([.J97]+[.$Q$2])" office:value-type="float" office:value="17.25" calcext:value-type="float">
            <text:p>17.25</text:p>
          </table:table-cell>
          <table:table-cell table:formula="of:=[.$Q$5]*([.K97]+[.$Q$4])" office:value-type="float" office:value="-36.69750105" calcext:value-type="float">
            <text:p>-36.69750105</text:p>
          </table:table-cell>
          <table:table-cell table:formula="of:=[.$Q$7]*([.L97]+[.$Q$6])" office:value-type="float" office:value="1.299998" calcext:value-type="float">
            <text:p>1.299998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64" calcext:value-type="float">
            <text:p>64</text:p>
          </table:table-cell>
          <table:table-cell office:value-type="float" office:value="980" calcext:value-type="float">
            <text:p>980</text:p>
          </table:table-cell>
          <table:table-cell office:value-type="float" office:value="-2" calcext:value-type="float">
            <text:p>-2</text:p>
          </table:table-cell>
          <table:table-cell office:value-type="float" office:value="-149" calcext:value-type="float">
            <text:p>-149</text:p>
          </table:table-cell>
          <table:table-cell office:value-type="float" office:value="-336" calcext:value-type="float">
            <text:p>-336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1572578.762489" calcext:value-type="float">
            <text:p>1572578.762489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0.3" calcext:value-type="float">
            <text:p>-0.3</text:p>
          </table:table-cell>
          <table:table-cell office:value-type="float" office:value="-22.350001" calcext:value-type="float">
            <text:p>-22.350001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161261221.769347" calcext:value-type="float">
            <text:p>161261221.769347</text:p>
          </table:table-cell>
          <table:table-cell office:value-type="float" office:value="367.560879" calcext:value-type="float">
            <text:p>367.560879</text:p>
          </table:table-cell>
          <table:table-cell table:number-columns-repeated="3"/>
          <table:table-cell table:formula="of:=[.$Q$3]*([.J98]+[.$Q$2])" office:value-type="float" office:value="11.7" calcext:value-type="float">
            <text:p>11.7</text:p>
          </table:table-cell>
          <table:table-cell table:formula="of:=[.$Q$5]*([.K98]+[.$Q$4])" office:value-type="float" office:value="-39.21750105" calcext:value-type="float">
            <text:p>-39.21750105</text:p>
          </table:table-cell>
          <table:table-cell table:formula="of:=[.$Q$7]*([.L98]+[.$Q$6])" office:value-type="float" office:value="1.599998" calcext:value-type="float">
            <text:p>1.599998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36" calcext:value-type="float">
            <text:p>36</text:p>
          </table:table-cell>
          <table:table-cell office:value-type="float" office:value="976" calcext:value-type="float">
            <text:p>976</text:p>
          </table:table-cell>
          <table:table-cell office:value-type="float" office:value="-50" calcext:value-type="float">
            <text:p>-50</text:p>
          </table:table-cell>
          <table:table-cell office:value-type="float" office:value="-160" calcext:value-type="float">
            <text:p>-160</text:p>
          </table:table-cell>
          <table:table-cell office:value-type="float" office:value="-333" calcext:value-type="float">
            <text:p>-333</text:p>
          </table:table-cell>
          <table:table-cell office:value-type="float" office:value="-2260581.989827" calcext:value-type="float">
            <text:p>-2260581.989827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7.5" calcext:value-type="float">
            <text:p>-7.5</text:p>
          </table:table-cell>
          <table:table-cell office:value-type="float" office:value="-24.000001" calcext:value-type="float">
            <text:p>-24.000001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160695796.125572" calcext:value-type="float">
            <text:p>160695796.125572</text:p>
          </table:table-cell>
          <table:table-cell office:value-type="float" office:value="372.812285" calcext:value-type="float">
            <text:p>372.812285</text:p>
          </table:table-cell>
          <table:table-cell table:number-columns-repeated="3"/>
          <table:table-cell table:formula="of:=[.$Q$3]*([.J99]+[.$Q$2])" office:value-type="float" office:value="4.5" calcext:value-type="float">
            <text:p>4.5</text:p>
          </table:table-cell>
          <table:table-cell table:formula="of:=[.$Q$5]*([.K99]+[.$Q$4])" office:value-type="float" office:value="-40.95000105" calcext:value-type="float">
            <text:p>-40.95000105</text:p>
          </table:table-cell>
          <table:table-cell table:formula="of:=[.$Q$7]*([.L99]+[.$Q$6])" office:value-type="float" office:value="2.049998" calcext:value-type="float">
            <text:p>2.04999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88" calcext:value-type="float">
            <text:p>88</text:p>
          </table:table-cell>
          <table:table-cell office:value-type="float" office:value="928" calcext:value-type="float">
            <text:p>928</text:p>
          </table:table-cell>
          <table:table-cell office:value-type="float" office:value="-85" calcext:value-type="float">
            <text:p>-85</text:p>
          </table:table-cell>
          <table:table-cell office:value-type="float" office:value="-151" calcext:value-type="float">
            <text:p>-151</text:p>
          </table:table-cell>
          <table:table-cell office:value-type="float" office:value="-332" calcext:value-type="float">
            <text:p>-332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2162295.835922" calcext:value-type="float">
            <text:p>2162295.835922</text:p>
          </table:table-cell>
          <table:table-cell office:value-type="float" office:value="22802391.306086" calcext:value-type="float">
            <text:p>22802391.306086</text:p>
          </table:table-cell>
          <table:table-cell office:value-type="float" office:value="-12.750001" calcext:value-type="float">
            <text:p>-12.750001</text:p>
          </table:table-cell>
          <table:table-cell office:value-type="float" office:value="-22.650001" calcext:value-type="float">
            <text:p>-22.65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52811722.1623" calcext:value-type="float">
            <text:p>152811722.1623</text:p>
          </table:table-cell>
          <table:table-cell office:value-type="float" office:value="374.499666" calcext:value-type="float">
            <text:p>374.499666</text:p>
          </table:table-cell>
          <table:table-cell table:number-columns-repeated="3"/>
          <table:table-cell table:formula="of:=[.$Q$3]*([.J100]+[.$Q$2])" office:value-type="float" office:value="-0.750000999999999" calcext:value-type="float">
            <text:p>-0.750000999999999</text:p>
          </table:table-cell>
          <table:table-cell table:formula="of:=[.$Q$5]*([.K100]+[.$Q$4])" office:value-type="float" office:value="-39.53250105" calcext:value-type="float">
            <text:p>-39.53250105</text:p>
          </table:table-cell>
          <table:table-cell table:formula="of:=[.$Q$7]*([.L100]+[.$Q$6])" office:value-type="float" office:value="2.199998" calcext:value-type="float">
            <text:p>2.199998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36" calcext:value-type="float">
            <text:p>36</text:p>
          </table:table-cell>
          <table:table-cell office:value-type="float" office:value="972" calcext:value-type="float">
            <text:p>972</text:p>
          </table:table-cell>
          <table:table-cell office:value-type="float" office:value="-135" calcext:value-type="float">
            <text:p>-135</text:p>
          </table:table-cell>
          <table:table-cell office:value-type="float" office:value="-145" calcext:value-type="float">
            <text:p>-145</text:p>
          </table:table-cell>
          <table:table-cell office:value-type="float" office:value="-330" calcext:value-type="float">
            <text:p>-330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-20.250001" calcext:value-type="float">
            <text:p>-20.250001</text:p>
          </table:table-cell>
          <table:table-cell office:value-type="float" office:value="-21.750001" calcext:value-type="float">
            <text:p>-21.750001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159818407.897663" calcext:value-type="float">
            <text:p>159818407.897663</text:p>
          </table:table-cell>
          <table:table-cell office:value-type="float" office:value="384.902585" calcext:value-type="float">
            <text:p>384.902585</text:p>
          </table:table-cell>
          <table:table-cell table:number-columns-repeated="3"/>
          <table:table-cell table:formula="of:=[.$Q$3]*([.J101]+[.$Q$2])" office:value-type="float" office:value="-8.250001" calcext:value-type="float">
            <text:p>-8.250001</text:p>
          </table:table-cell>
          <table:table-cell table:formula="of:=[.$Q$5]*([.K101]+[.$Q$4])" office:value-type="float" office:value="-38.58750105" calcext:value-type="float">
            <text:p>-38.58750105</text:p>
          </table:table-cell>
          <table:table-cell table:formula="of:=[.$Q$7]*([.L101]+[.$Q$6])" office:value-type="float" office:value="2.499998" calcext:value-type="float">
            <text:p>2.499998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44" calcext:value-type="float">
            <text:p>44</text:p>
          </table:table-cell>
          <table:table-cell office:value-type="float" office:value="976" calcext:value-type="float">
            <text:p>976</text:p>
          </table:table-cell>
          <table:table-cell office:value-type="float" office:value="-188" calcext:value-type="float">
            <text:p>-188</text:p>
          </table:table-cell>
          <table:table-cell office:value-type="float" office:value="-139" calcext:value-type="float">
            <text:p>-139</text:p>
          </table:table-cell>
          <table:table-cell office:value-type="float" office:value="-334" calcext:value-type="float">
            <text:p>-334</text:p>
          </table:table-cell>
          <table:table-cell office:value-type="float" office:value="-2457154.297639" calcext:value-type="float">
            <text:p>-2457154.297639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28.200001" calcext:value-type="float">
            <text:p>-28.200001</text:p>
          </table:table-cell>
          <table:table-cell office:value-type="float" office:value="-20.850001" calcext:value-type="float">
            <text:p>-20.850001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60877373.345607" calcext:value-type="float">
            <text:p>160877373.345607</text:p>
          </table:table-cell>
          <table:table-cell office:value-type="float" office:value="407.702097" calcext:value-type="float">
            <text:p>407.702097</text:p>
          </table:table-cell>
          <table:table-cell table:number-columns-repeated="3"/>
          <table:table-cell table:formula="of:=[.$Q$3]*([.J102]+[.$Q$2])" office:value-type="float" office:value="-16.200001" calcext:value-type="float">
            <text:p>-16.200001</text:p>
          </table:table-cell>
          <table:table-cell table:formula="of:=[.$Q$5]*([.K102]+[.$Q$4])" office:value-type="float" office:value="-37.64250105" calcext:value-type="float">
            <text:p>-37.64250105</text:p>
          </table:table-cell>
          <table:table-cell table:formula="of:=[.$Q$7]*([.L102]+[.$Q$6])" office:value-type="float" office:value="1.899998" calcext:value-type="float">
            <text:p>1.899998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16" calcext:value-type="float">
            <text:p>-16</text:p>
          </table:table-cell>
          <table:table-cell office:value-type="float" office:value="960" calcext:value-type="float">
            <text:p>960</text:p>
          </table:table-cell>
          <table:table-cell office:value-type="float" office:value="-237" calcext:value-type="float">
            <text:p>-237</text:p>
          </table:table-cell>
          <table:table-cell office:value-type="float" office:value="-95" calcext:value-type="float">
            <text:p>-95</text:p>
          </table:table-cell>
          <table:table-cell office:value-type="float" office:value="-331" calcext:value-type="float">
            <text:p>-331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23588681.73733" calcext:value-type="float">
            <text:p>23588681.73733</text:p>
          </table:table-cell>
          <table:table-cell office:value-type="float" office:value="-35.550001" calcext:value-type="float">
            <text:p>-35.550001</text:p>
          </table:table-cell>
          <table:table-cell office:value-type="float" office:value="-14.250001" calcext:value-type="float">
            <text:p>-14.250001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57476134.239671" calcext:value-type="float">
            <text:p>157476134.239671</text:p>
          </table:table-cell>
          <table:table-cell office:value-type="float" office:value="418.03708" calcext:value-type="float">
            <text:p>418.03708</text:p>
          </table:table-cell>
          <table:table-cell table:number-columns-repeated="3"/>
          <table:table-cell table:formula="of:=[.$Q$3]*([.J103]+[.$Q$2])" office:value-type="float" office:value="-23.550001" calcext:value-type="float">
            <text:p>-23.550001</text:p>
          </table:table-cell>
          <table:table-cell table:formula="of:=[.$Q$5]*([.K103]+[.$Q$4])" office:value-type="float" office:value="-30.71250105" calcext:value-type="float">
            <text:p>-30.71250105</text:p>
          </table:table-cell>
          <table:table-cell table:formula="of:=[.$Q$7]*([.L103]+[.$Q$6])" office:value-type="float" office:value="2.349998" calcext:value-type="float">
            <text:p>2.349998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52" calcext:value-type="float">
            <text:p>52</text:p>
          </table:table-cell>
          <table:table-cell office:value-type="float" office:value="988" calcext:value-type="float">
            <text:p>988</text:p>
          </table:table-cell>
          <table:table-cell office:value-type="float" office:value="-236" calcext:value-type="float">
            <text:p>-236</text:p>
          </table:table-cell>
          <table:table-cell office:value-type="float" office:value="-95" calcext:value-type="float">
            <text:p>-95</text:p>
          </table:table-cell>
          <table:table-cell office:value-type="float" office:value="-333" calcext:value-type="float">
            <text:p>-333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35.400001" calcext:value-type="float">
            <text:p>-35.400001</text:p>
          </table:table-cell>
          <table:table-cell office:value-type="float" office:value="-14.250001" calcext:value-type="float">
            <text:p>-14.250001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162366320.207131" calcext:value-type="float">
            <text:p>162366320.207131</text:p>
          </table:table-cell>
          <table:table-cell office:value-type="float" office:value="419.058468" calcext:value-type="float">
            <text:p>419.058468</text:p>
          </table:table-cell>
          <table:table-cell table:number-columns-repeated="3"/>
          <table:table-cell table:formula="of:=[.$Q$3]*([.J104]+[.$Q$2])" office:value-type="float" office:value="-23.400001" calcext:value-type="float">
            <text:p>-23.400001</text:p>
          </table:table-cell>
          <table:table-cell table:formula="of:=[.$Q$5]*([.K104]+[.$Q$4])" office:value-type="float" office:value="-30.71250105" calcext:value-type="float">
            <text:p>-30.71250105</text:p>
          </table:table-cell>
          <table:table-cell table:formula="of:=[.$Q$7]*([.L104]+[.$Q$6])" office:value-type="float" office:value="2.049998" calcext:value-type="float">
            <text:p>2.049998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56" calcext:value-type="float">
            <text:p>56</text:p>
          </table:table-cell>
          <table:table-cell office:value-type="float" office:value="988" calcext:value-type="float">
            <text:p>988</text:p>
          </table:table-cell>
          <table:table-cell office:value-type="float" office:value="-235" calcext:value-type="float">
            <text:p>-235</text:p>
          </table:table-cell>
          <table:table-cell office:value-type="float" office:value="-96" calcext:value-type="float">
            <text:p>-96</text:p>
          </table:table-cell>
          <table:table-cell office:value-type="float" office:value="-331" calcext:value-type="float">
            <text:p>-331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35.250001" calcext:value-type="float">
            <text:p>-35.250001</text:p>
          </table:table-cell>
          <table:table-cell office:value-type="float" office:value="-14.400001" calcext:value-type="float">
            <text:p>-14.400001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62294909.110001" calcext:value-type="float">
            <text:p>162294909.110001</text:p>
          </table:table-cell>
          <table:table-cell office:value-type="float" office:value="417.13547" calcext:value-type="float">
            <text:p>417.13547</text:p>
          </table:table-cell>
          <table:table-cell table:number-columns-repeated="3"/>
          <table:table-cell table:formula="of:=[.$Q$3]*([.J105]+[.$Q$2])" office:value-type="float" office:value="-23.250001" calcext:value-type="float">
            <text:p>-23.250001</text:p>
          </table:table-cell>
          <table:table-cell table:formula="of:=[.$Q$5]*([.K105]+[.$Q$4])" office:value-type="float" office:value="-30.87000105" calcext:value-type="float">
            <text:p>-30.87000105</text:p>
          </table:table-cell>
          <table:table-cell table:formula="of:=[.$Q$7]*([.L105]+[.$Q$6])" office:value-type="float" office:value="2.349998" calcext:value-type="float">
            <text:p>2.349998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56" calcext:value-type="float">
            <text:p>56</text:p>
          </table:table-cell>
          <table:table-cell office:value-type="float" office:value="984" calcext:value-type="float">
            <text:p>984</text:p>
          </table:table-cell>
          <table:table-cell office:value-type="float" office:value="-235" calcext:value-type="float">
            <text:p>-235</text:p>
          </table:table-cell>
          <table:table-cell office:value-type="float" office:value="-91" calcext:value-type="float">
            <text:p>-91</text:p>
          </table:table-cell>
          <table:table-cell office:value-type="float" office:value="-332" calcext:value-type="float">
            <text:p>-332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35.250001" calcext:value-type="float">
            <text:p>-35.250001</text:p>
          </table:table-cell>
          <table:table-cell office:value-type="float" office:value="-13.650001" calcext:value-type="float">
            <text:p>-13.65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61710531.374763" calcext:value-type="float">
            <text:p>161710531.374763</text:p>
          </table:table-cell>
          <table:table-cell office:value-type="float" office:value="416.809309" calcext:value-type="float">
            <text:p>416.809309</text:p>
          </table:table-cell>
          <table:table-cell table:number-columns-repeated="3"/>
          <table:table-cell table:formula="of:=[.$Q$3]*([.J106]+[.$Q$2])" office:value-type="float" office:value="-23.250001" calcext:value-type="float">
            <text:p>-23.250001</text:p>
          </table:table-cell>
          <table:table-cell table:formula="of:=[.$Q$5]*([.K106]+[.$Q$4])" office:value-type="float" office:value="-30.08250105" calcext:value-type="float">
            <text:p>-30.08250105</text:p>
          </table:table-cell>
          <table:table-cell table:formula="of:=[.$Q$7]*([.L106]+[.$Q$6])" office:value-type="float" office:value="2.199998" calcext:value-type="float">
            <text:p>2.199998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56" calcext:value-type="float">
            <text:p>56</text:p>
          </table:table-cell>
          <table:table-cell office:value-type="float" office:value="984" calcext:value-type="float">
            <text:p>984</text:p>
          </table:table-cell>
          <table:table-cell office:value-type="float" office:value="-239" calcext:value-type="float">
            <text:p>-239</text:p>
          </table:table-cell>
          <table:table-cell office:value-type="float" office:value="-93" calcext:value-type="float">
            <text:p>-93</text:p>
          </table:table-cell>
          <table:table-cell office:value-type="float" office:value="-331" calcext:value-type="float">
            <text:p>-331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35.850001" calcext:value-type="float">
            <text:p>-35.850001</text:p>
          </table:table-cell>
          <table:table-cell office:value-type="float" office:value="-13.950001" calcext:value-type="float">
            <text:p>-13.950001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61641486.705805" calcext:value-type="float">
            <text:p>161641486.705805</text:p>
          </table:table-cell>
          <table:table-cell office:value-type="float" office:value="418.725447" calcext:value-type="float">
            <text:p>418.725447</text:p>
          </table:table-cell>
          <table:table-cell table:number-columns-repeated="3"/>
          <table:table-cell table:formula="of:=[.$Q$3]*([.J107]+[.$Q$2])" office:value-type="float" office:value="-23.850001" calcext:value-type="float">
            <text:p>-23.850001</text:p>
          </table:table-cell>
          <table:table-cell table:formula="of:=[.$Q$5]*([.K107]+[.$Q$4])" office:value-type="float" office:value="-30.39750105" calcext:value-type="float">
            <text:p>-30.39750105</text:p>
          </table:table-cell>
          <table:table-cell table:formula="of:=[.$Q$7]*([.L107]+[.$Q$6])" office:value-type="float" office:value="2.349998" calcext:value-type="float">
            <text:p>2.349998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60" calcext:value-type="float">
            <text:p>60</text:p>
          </table:table-cell>
          <table:table-cell office:value-type="float" office:value="976" calcext:value-type="float">
            <text:p>976</text:p>
          </table:table-cell>
          <table:table-cell office:value-type="float" office:value="-240" calcext:value-type="float">
            <text:p>-240</text:p>
          </table:table-cell>
          <table:table-cell office:value-type="float" office:value="-89" calcext:value-type="float">
            <text:p>-89</text:p>
          </table:table-cell>
          <table:table-cell office:value-type="float" office:value="-331" calcext:value-type="float">
            <text:p>-331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36.000001" calcext:value-type="float">
            <text:p>-36.000001</text:p>
          </table:table-cell>
          <table:table-cell office:value-type="float" office:value="-13.350001" calcext:value-type="float">
            <text:p>-13.350001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60406986.311991" calcext:value-type="float">
            <text:p>160406986.311991</text:p>
          </table:table-cell>
          <table:table-cell office:value-type="float" office:value="418.428011" calcext:value-type="float">
            <text:p>418.428011</text:p>
          </table:table-cell>
          <table:table-cell table:number-columns-repeated="3"/>
          <table:table-cell table:formula="of:=[.$Q$3]*([.J108]+[.$Q$2])" office:value-type="float" office:value="-24.000001" calcext:value-type="float">
            <text:p>-24.000001</text:p>
          </table:table-cell>
          <table:table-cell table:formula="of:=[.$Q$5]*([.K108]+[.$Q$4])" office:value-type="float" office:value="-29.76750105" calcext:value-type="float">
            <text:p>-29.76750105</text:p>
          </table:table-cell>
          <table:table-cell table:formula="of:=[.$Q$7]*([.L108]+[.$Q$6])" office:value-type="float" office:value="2.349998" calcext:value-type="float">
            <text:p>2.349998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60" calcext:value-type="float">
            <text:p>60</text:p>
          </table:table-cell>
          <table:table-cell office:value-type="float" office:value="996" calcext:value-type="float">
            <text:p>996</text:p>
          </table:table-cell>
          <table:table-cell office:value-type="float" office:value="-255" calcext:value-type="float">
            <text:p>-255</text:p>
          </table:table-cell>
          <table:table-cell office:value-type="float" office:value="-78" calcext:value-type="float">
            <text:p>-78</text:p>
          </table:table-cell>
          <table:table-cell office:value-type="float" office:value="-336" calcext:value-type="float">
            <text:p>-336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-38.250002" calcext:value-type="float">
            <text:p>-38.250002</text:p>
          </table:table-cell>
          <table:table-cell office:value-type="float" office:value="-11.7" calcext:value-type="float">
            <text:p>-11.7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163672622.675304" calcext:value-type="float">
            <text:p>163672622.675304</text:p>
          </table:table-cell>
          <table:table-cell office:value-type="float" office:value="428.95804" calcext:value-type="float">
            <text:p>428.95804</text:p>
          </table:table-cell>
          <table:table-cell table:number-columns-repeated="3"/>
          <table:table-cell table:formula="of:=[.$Q$3]*([.J109]+[.$Q$2])" office:value-type="float" office:value="-26.250002" calcext:value-type="float">
            <text:p>-26.250002</text:p>
          </table:table-cell>
          <table:table-cell table:formula="of:=[.$Q$5]*([.K109]+[.$Q$4])" office:value-type="float" office:value="-28.035" calcext:value-type="float">
            <text:p>-28.035</text:p>
          </table:table-cell>
          <table:table-cell table:formula="of:=[.$Q$7]*([.L109]+[.$Q$6])" office:value-type="float" office:value="1.599998" calcext:value-type="float">
            <text:p>1.599998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96" calcext:value-type="float">
            <text:p>96</text:p>
          </table:table-cell>
          <table:table-cell office:value-type="float" office:value="984" calcext:value-type="float">
            <text:p>984</text:p>
          </table:table-cell>
          <table:table-cell office:value-type="float" office:value="-281" calcext:value-type="float">
            <text:p>-281</text:p>
          </table:table-cell>
          <table:table-cell office:value-type="float" office:value="-45" calcext:value-type="float">
            <text:p>-45</text:p>
          </table:table-cell>
          <table:table-cell office:value-type="float" office:value="-333" calcext:value-type="float">
            <text:p>-333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2358868.143733" calcext:value-type="float">
            <text:p>2358868.143733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2.150002" calcext:value-type="float">
            <text:p>-42.150002</text:p>
          </table:table-cell>
          <table:table-cell office:value-type="float" office:value="-6.75" calcext:value-type="float">
            <text:p>-6.75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162337223.723749" calcext:value-type="float">
            <text:p>162337223.723749</text:p>
          </table:table-cell>
          <table:table-cell office:value-type="float" office:value="438.035387" calcext:value-type="float">
            <text:p>438.035387</text:p>
          </table:table-cell>
          <table:table-cell table:number-columns-repeated="3"/>
          <table:table-cell table:formula="of:=[.$Q$3]*([.J110]+[.$Q$2])" office:value-type="float" office:value="-30.150002" calcext:value-type="float">
            <text:p>-30.150002</text:p>
          </table:table-cell>
          <table:table-cell table:formula="of:=[.$Q$5]*([.K110]+[.$Q$4])" office:value-type="float" office:value="-22.8375" calcext:value-type="float">
            <text:p>-22.8375</text:p>
          </table:table-cell>
          <table:table-cell table:formula="of:=[.$Q$7]*([.L110]+[.$Q$6])" office:value-type="float" office:value="2.049998" calcext:value-type="float">
            <text:p>2.049998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92" calcext:value-type="float">
            <text:p>92</text:p>
          </table:table-cell>
          <table:table-cell office:value-type="float" office:value="976" calcext:value-type="float">
            <text:p>976</text:p>
          </table:table-cell>
          <table:table-cell office:value-type="float" office:value="-302" calcext:value-type="float">
            <text:p>-302</text:p>
          </table:table-cell>
          <table:table-cell office:value-type="float" office:value="-9" calcext:value-type="float">
            <text:p>-9</text:p>
          </table:table-cell>
          <table:table-cell office:value-type="float" office:value="-334" calcext:value-type="float">
            <text:p>-334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2260581.989827" calcext:value-type="float">
            <text:p>2260581.989827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45.300002" calcext:value-type="float">
            <text:p>-45.300002</text:p>
          </table:table-cell>
          <table:table-cell office:value-type="float" office:value="-1.35" calcext:value-type="float">
            <text:p>-1.35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60888048.004055" calcext:value-type="float">
            <text:p>160888048.004055</text:p>
          </table:table-cell>
          <table:table-cell office:value-type="float" office:value="450.37873" calcext:value-type="float">
            <text:p>450.37873</text:p>
          </table:table-cell>
          <table:table-cell table:number-columns-repeated="3"/>
          <table:table-cell table:formula="of:=[.$Q$3]*([.J111]+[.$Q$2])" office:value-type="float" office:value="-33.300002" calcext:value-type="float">
            <text:p>-33.300002</text:p>
          </table:table-cell>
          <table:table-cell table:formula="of:=[.$Q$5]*([.K111]+[.$Q$4])" office:value-type="float" office:value="-17.1675" calcext:value-type="float">
            <text:p>-17.1675</text:p>
          </table:table-cell>
          <table:table-cell table:formula="of:=[.$Q$7]*([.L111]+[.$Q$6])" office:value-type="float" office:value="1.899998" calcext:value-type="float">
            <text:p>1.899998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92" calcext:value-type="float">
            <text:p>92</text:p>
          </table:table-cell>
          <table:table-cell office:value-type="float" office:value="992" calcext:value-type="float">
            <text:p>992</text:p>
          </table:table-cell>
          <table:table-cell office:value-type="float" office:value="-309" calcext:value-type="float">
            <text:p>-309</text:p>
          </table:table-cell>
          <table:table-cell office:value-type="float" office:value="11" calcext:value-type="float">
            <text:p>11</text:p>
          </table:table-cell>
          <table:table-cell office:value-type="float" office:value="-338" calcext:value-type="float">
            <text:p>-338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2260581.989827" calcext:value-type="float">
            <text:p>2260581.989827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46.350002" calcext:value-type="float">
            <text:p>-46.350002</text:p>
          </table:table-cell>
          <table:table-cell office:value-type="float" office:value="1.65" calcext:value-type="float">
            <text:p>1.65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63328635.129423" calcext:value-type="float">
            <text:p>163328635.129423</text:p>
          </table:table-cell>
          <table:table-cell office:value-type="float" office:value="458.089511" calcext:value-type="float">
            <text:p>458.089511</text:p>
          </table:table-cell>
          <table:table-cell table:number-columns-repeated="3"/>
          <table:table-cell table:formula="of:=[.$Q$3]*([.J112]+[.$Q$2])" office:value-type="float" office:value="-34.350002" calcext:value-type="float">
            <text:p>-34.350002</text:p>
          </table:table-cell>
          <table:table-cell table:formula="of:=[.$Q$5]*([.K112]+[.$Q$4])" office:value-type="float" office:value="-14.0175" calcext:value-type="float">
            <text:p>-14.0175</text:p>
          </table:table-cell>
          <table:table-cell table:formula="of:=[.$Q$7]*([.L112]+[.$Q$6])" office:value-type="float" office:value="1.299998" calcext:value-type="float">
            <text:p>1.299998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48" calcext:value-type="float">
            <text:p>48</text:p>
          </table:table-cell>
          <table:table-cell office:value-type="float" office:value="968" calcext:value-type="float">
            <text:p>968</text:p>
          </table:table-cell>
          <table:table-cell office:value-type="float" office:value="-319" calcext:value-type="float">
            <text:p>-319</text:p>
          </table:table-cell>
          <table:table-cell office:value-type="float" office:value="39" calcext:value-type="float">
            <text:p>39</text:p>
          </table:table-cell>
          <table:table-cell office:value-type="float" office:value="-340" calcext:value-type="float">
            <text:p>-340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-47.850002" calcext:value-type="float">
            <text:p>-47.850002</text:p>
          </table:table-cell>
          <table:table-cell office:value-type="float" office:value="5.85" calcext:value-type="float">
            <text:p>5.85</text:p>
          </table:table-cell>
          <table:table-cell office:value-type="float" office:value="-51.000002" calcext:value-type="float">
            <text:p>-51.000002</text:p>
          </table:table-cell>
          <table:table-cell office:value-type="float" office:value="159027979.228265" calcext:value-type="float">
            <text:p>159027979.228265</text:p>
          </table:table-cell>
          <table:table-cell office:value-type="float" office:value="467.848266" calcext:value-type="float">
            <text:p>467.848266</text:p>
          </table:table-cell>
          <table:table-cell table:number-columns-repeated="3"/>
          <table:table-cell table:formula="of:=[.$Q$3]*([.J113]+[.$Q$2])" office:value-type="float" office:value="-35.850002" calcext:value-type="float">
            <text:p>-35.850002</text:p>
          </table:table-cell>
          <table:table-cell table:formula="of:=[.$Q$5]*([.K113]+[.$Q$4])" office:value-type="float" office:value="-9.6075" calcext:value-type="float">
            <text:p>-9.6075</text:p>
          </table:table-cell>
          <table:table-cell table:formula="of:=[.$Q$7]*([.L113]+[.$Q$6])" office:value-type="float" office:value="0.999997999999998" calcext:value-type="float">
            <text:p>0.999997999999998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16" calcext:value-type="float">
            <text:p>-16</text:p>
          </table:table-cell>
          <table:table-cell office:value-type="float" office:value="1000" calcext:value-type="float">
            <text:p>1000</text:p>
          </table:table-cell>
          <table:table-cell office:value-type="float" office:value="-325" calcext:value-type="float">
            <text:p>-325</text:p>
          </table:table-cell>
          <table:table-cell office:value-type="float" office:value="66" calcext:value-type="float">
            <text:p>66</text:p>
          </table:table-cell>
          <table:table-cell office:value-type="float" office:value="-343" calcext:value-type="float">
            <text:p>-343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48.750002" calcext:value-type="float">
            <text:p>-48.750002</text:p>
          </table:table-cell>
          <table:table-cell office:value-type="float" office:value="9.9" calcext:value-type="float">
            <text:p>9.9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164166352.18009" calcext:value-type="float">
            <text:p>164166352.18009</text:p>
          </table:table-cell>
          <table:table-cell office:value-type="float" office:value="477.105858" calcext:value-type="float">
            <text:p>477.105858</text:p>
          </table:table-cell>
          <table:table-cell table:number-columns-repeated="3"/>
          <table:table-cell table:formula="of:=[.$Q$3]*([.J114]+[.$Q$2])" office:value-type="float" office:value="-36.750002" calcext:value-type="float">
            <text:p>-36.750002</text:p>
          </table:table-cell>
          <table:table-cell table:formula="of:=[.$Q$5]*([.K114]+[.$Q$4])" office:value-type="float" office:value="-5.355" calcext:value-type="float">
            <text:p>-5.355</text:p>
          </table:table-cell>
          <table:table-cell table:formula="of:=[.$Q$7]*([.L114]+[.$Q$6])" office:value-type="float" office:value="0.549998000000002" calcext:value-type="float">
            <text:p>0.54999800000000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168" calcext:value-type="float">
            <text:p>168</text:p>
          </table:table-cell>
          <table:table-cell office:value-type="float" office:value="972" calcext:value-type="float">
            <text:p>972</text:p>
          </table:table-cell>
          <table:table-cell office:value-type="float" office:value="-334" calcext:value-type="float">
            <text:p>-334</text:p>
          </table:table-cell>
          <table:table-cell office:value-type="float" office:value="95" calcext:value-type="float">
            <text:p>95</text:p>
          </table:table-cell>
          <table:table-cell office:value-type="float" office:value="-345" calcext:value-type="float">
            <text:p>-345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4128019.364033" calcext:value-type="float">
            <text:p>4128019.364033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4.250001" calcext:value-type="float">
            <text:p>14.250001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161745054.009874" calcext:value-type="float">
            <text:p>161745054.009874</text:p>
          </table:table-cell>
          <table:table-cell office:value-type="float" office:value="489.495659" calcext:value-type="float">
            <text:p>489.495659</text:p>
          </table:table-cell>
          <table:table-cell table:number-columns-repeated="3"/>
          <table:table-cell table:formula="of:=[.$Q$3]*([.J115]+[.$Q$2])" office:value-type="float" office:value="-38.100002" calcext:value-type="float">
            <text:p>-38.100002</text:p>
          </table:table-cell>
          <table:table-cell table:formula="of:=[.$Q$5]*([.K115]+[.$Q$4])" office:value-type="float" office:value="-0.787498950000001" calcext:value-type="float">
            <text:p>-0.787498950000001</text:p>
          </table:table-cell>
          <table:table-cell table:formula="of:=[.$Q$7]*([.L115]+[.$Q$6])" office:value-type="float" office:value="0.249997999999998" calcext:value-type="float">
            <text:p>0.249997999999998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4" calcext:value-type="float">
            <text:p>4</text:p>
          </table:table-cell>
          <table:table-cell office:value-type="float" office:value="996" calcext:value-type="float">
            <text:p>996</text:p>
          </table:table-cell>
          <table:table-cell office:value-type="float" office:value="-330" calcext:value-type="float">
            <text:p>-330</text:p>
          </table:table-cell>
          <table:table-cell office:value-type="float" office:value="125" calcext:value-type="float">
            <text:p>125</text:p>
          </table:table-cell>
          <table:table-cell office:value-type="float" office:value="-355" calcext:value-type="float">
            <text:p>-355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18.750001" calcext:value-type="float">
            <text:p>18.750001</text:p>
          </table:table-cell>
          <table:table-cell office:value-type="float" office:value="-53.250002" calcext:value-type="float">
            <text:p>-53.250002</text:p>
          </table:table-cell>
          <table:table-cell office:value-type="float" office:value="163630646.610921" calcext:value-type="float">
            <text:p>163630646.610921</text:p>
          </table:table-cell>
          <table:table-cell office:value-type="float" office:value="500.549698" calcext:value-type="float">
            <text:p>500.549698</text:p>
          </table:table-cell>
          <table:table-cell table:number-columns-repeated="3"/>
          <table:table-cell table:formula="of:=[.$Q$3]*([.J116]+[.$Q$2])" office:value-type="float" office:value="-37.500002" calcext:value-type="float">
            <text:p>-37.500002</text:p>
          </table:table-cell>
          <table:table-cell table:formula="of:=[.$Q$5]*([.K116]+[.$Q$4])" office:value-type="float" office:value="3.93750105" calcext:value-type="float">
            <text:p>3.93750105</text:p>
          </table:table-cell>
          <table:table-cell table:formula="of:=[.$Q$7]*([.L116]+[.$Q$6])" office:value-type="float" office:value="-1.250002" calcext:value-type="float">
            <text:p>-1.250002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100" calcext:value-type="float">
            <text:p>100</text:p>
          </table:table-cell>
          <table:table-cell office:value-type="float" office:value="984" calcext:value-type="float">
            <text:p>984</text:p>
          </table:table-cell>
          <table:table-cell office:value-type="float" office:value="-325" calcext:value-type="float">
            <text:p>-325</text:p>
          </table:table-cell>
          <table:table-cell office:value-type="float" office:value="156" calcext:value-type="float">
            <text:p>156</text:p>
          </table:table-cell>
          <table:table-cell office:value-type="float" office:value="-359" calcext:value-type="float">
            <text:p>-359</text:p>
          </table:table-cell>
          <table:table-cell office:value-type="float" office:value="-2064009.682016" calcext:value-type="float">
            <text:p>-2064009.682016</text:p>
          </table:table-cell>
          <table:table-cell office:value-type="float" office:value="2457154.297639" calcext:value-type="float">
            <text:p>2457154.297639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8.750002" calcext:value-type="float">
            <text:p>-48.750002</text:p>
          </table:table-cell>
          <table:table-cell office:value-type="float" office:value="23.400001" calcext:value-type="float">
            <text:p>23.400001</text:p>
          </table:table-cell>
          <table:table-cell office:value-type="float" office:value="-53.850002" calcext:value-type="float">
            <text:p>-53.850002</text:p>
          </table:table-cell>
          <table:table-cell office:value-type="float" office:value="162602803.612528" calcext:value-type="float">
            <text:p>162602803.612528</text:p>
          </table:table-cell>
          <table:table-cell office:value-type="float" office:value="508.765172" calcext:value-type="float">
            <text:p>508.765172</text:p>
          </table:table-cell>
          <table:table-cell table:number-columns-repeated="3"/>
          <table:table-cell table:formula="of:=[.$Q$3]*([.J117]+[.$Q$2])" office:value-type="float" office:value="-36.750002" calcext:value-type="float">
            <text:p>-36.750002</text:p>
          </table:table-cell>
          <table:table-cell table:formula="of:=[.$Q$5]*([.K117]+[.$Q$4])" office:value-type="float" office:value="8.82000105" calcext:value-type="float">
            <text:p>8.82000105</text:p>
          </table:table-cell>
          <table:table-cell table:formula="of:=[.$Q$7]*([.L117]+[.$Q$6])" office:value-type="float" office:value="-1.850002" calcext:value-type="float">
            <text:p>-1.85000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80" calcext:value-type="float">
            <text:p>80</text:p>
          </table:table-cell>
          <table:table-cell office:value-type="float" office:value="988" calcext:value-type="float">
            <text:p>988</text:p>
          </table:table-cell>
          <table:table-cell office:value-type="float" office:value="-318" calcext:value-type="float">
            <text:p>-318</text:p>
          </table:table-cell>
          <table:table-cell office:value-type="float" office:value="173" calcext:value-type="float">
            <text:p>173</text:p>
          </table:table-cell>
          <table:table-cell office:value-type="float" office:value="-353" calcext:value-type="float">
            <text:p>-353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47.700002" calcext:value-type="float">
            <text:p>-47.700002</text:p>
          </table:table-cell>
          <table:table-cell office:value-type="float" office:value="25.950001" calcext:value-type="float">
            <text:p>25.950001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62534144.849677" calcext:value-type="float">
            <text:p>162534144.849677</text:p>
          </table:table-cell>
          <table:table-cell office:value-type="float" office:value="505.6303" calcext:value-type="float">
            <text:p>505.6303</text:p>
          </table:table-cell>
          <table:table-cell table:number-columns-repeated="3"/>
          <table:table-cell table:formula="of:=[.$Q$3]*([.J118]+[.$Q$2])" office:value-type="float" office:value="-35.700002" calcext:value-type="float">
            <text:p>-35.700002</text:p>
          </table:table-cell>
          <table:table-cell table:formula="of:=[.$Q$5]*([.K118]+[.$Q$4])" office:value-type="float" office:value="11.49750105" calcext:value-type="float">
            <text:p>11.49750105</text:p>
          </table:table-cell>
          <table:table-cell table:formula="of:=[.$Q$7]*([.L118]+[.$Q$6])" office:value-type="float" office:value="-0.950001999999998" calcext:value-type="float">
            <text:p>-0.950001999999998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-36" calcext:value-type="float">
            <text:p>-36</text:p>
          </table:table-cell>
          <table:table-cell office:value-type="float" office:value="984" calcext:value-type="float">
            <text:p>984</text:p>
          </table:table-cell>
          <table:table-cell office:value-type="float" office:value="-306" calcext:value-type="float">
            <text:p>-306</text:p>
          </table:table-cell>
          <table:table-cell office:value-type="float" office:value="205" calcext:value-type="float">
            <text:p>205</text:p>
          </table:table-cell>
          <table:table-cell office:value-type="float" office:value="-361" calcext:value-type="float">
            <text:p>-361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5.900002" calcext:value-type="float">
            <text:p>-45.900002</text:p>
          </table:table-cell>
          <table:table-cell office:value-type="float" office:value="30.750001" calcext:value-type="float">
            <text:p>30.750001</text:p>
          </table:table-cell>
          <table:table-cell office:value-type="float" office:value="-54.150002" calcext:value-type="float">
            <text:p>-54.150002</text:p>
          </table:table-cell>
          <table:table-cell office:value-type="float" office:value="161521916.596233" calcext:value-type="float">
            <text:p>161521916.596233</text:p>
          </table:table-cell>
          <table:table-cell office:value-type="float" office:value="515.734428" calcext:value-type="float">
            <text:p>515.734428</text:p>
          </table:table-cell>
          <table:table-cell table:number-columns-repeated="3"/>
          <table:table-cell table:formula="of:=[.$Q$3]*([.J119]+[.$Q$2])" office:value-type="float" office:value="-33.900002" calcext:value-type="float">
            <text:p>-33.900002</text:p>
          </table:table-cell>
          <table:table-cell table:formula="of:=[.$Q$5]*([.K119]+[.$Q$4])" office:value-type="float" office:value="16.53750105" calcext:value-type="float">
            <text:p>16.53750105</text:p>
          </table:table-cell>
          <table:table-cell table:formula="of:=[.$Q$7]*([.L119]+[.$Q$6])" office:value-type="float" office:value="-2.150002" calcext:value-type="float">
            <text:p>-2.150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44" calcext:value-type="float">
            <text:p>944</text:p>
          </table:table-cell>
          <table:table-cell office:value-type="float" office:value="-292" calcext:value-type="float">
            <text:p>-292</text:p>
          </table:table-cell>
          <table:table-cell office:value-type="float" office:value="231" calcext:value-type="float">
            <text:p>231</text:p>
          </table:table-cell>
          <table:table-cell office:value-type="float" office:value="-362" calcext:value-type="float">
            <text:p>-362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3195537.721708" calcext:value-type="float">
            <text:p>23195537.721708</text:p>
          </table:table-cell>
          <table:table-cell office:value-type="float" office:value="-43.800002" calcext:value-type="float">
            <text:p>-43.800002</text:p>
          </table:table-cell>
          <table:table-cell office:value-type="float" office:value="34.650001" calcext:value-type="float">
            <text:p>34.650001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154673001.580573" calcext:value-type="float">
            <text:p>154673001.580573</text:p>
          </table:table-cell>
          <table:table-cell office:value-type="float" office:value="519.29664" calcext:value-type="float">
            <text:p>519.29664</text:p>
          </table:table-cell>
          <table:table-cell table:number-columns-repeated="3"/>
          <table:table-cell table:formula="of:=[.$Q$3]*([.J120]+[.$Q$2])" office:value-type="float" office:value="-31.800002" calcext:value-type="float">
            <text:p>-31.800002</text:p>
          </table:table-cell>
          <table:table-cell table:formula="of:=[.$Q$5]*([.K120]+[.$Q$4])" office:value-type="float" office:value="20.63250105" calcext:value-type="float">
            <text:p>20.63250105</text:p>
          </table:table-cell>
          <table:table-cell table:formula="of:=[.$Q$7]*([.L120]+[.$Q$6])" office:value-type="float" office:value="-2.300002" calcext:value-type="float">
            <text:p>-2.30000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1036" calcext:value-type="float">
            <text:p>1036</text:p>
          </table:table-cell>
          <table:table-cell office:value-type="float" office:value="-271" calcext:value-type="float">
            <text:p>-271</text:p>
          </table:table-cell>
          <table:table-cell office:value-type="float" office:value="255" calcext:value-type="float">
            <text:p>255</text:p>
          </table:table-cell>
          <table:table-cell office:value-type="float" office:value="-362" calcext:value-type="float">
            <text:p>-362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25456119.411535" calcext:value-type="float">
            <text:p>25456119.411535</text:p>
          </table:table-cell>
          <table:table-cell office:value-type="float" office:value="-40.650002" calcext:value-type="float">
            <text:p>-40.650002</text:p>
          </table:table-cell>
          <table:table-cell office:value-type="float" office:value="38.250002" calcext:value-type="float">
            <text:p>38.250002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169713780.60326" calcext:value-type="float">
            <text:p>169713780.60326</text:p>
          </table:table-cell>
          <table:table-cell office:value-type="float" office:value="519.143525" calcext:value-type="float">
            <text:p>519.143525</text:p>
          </table:table-cell>
          <table:table-cell table:number-columns-repeated="3"/>
          <table:table-cell table:formula="of:=[.$Q$3]*([.J121]+[.$Q$2])" office:value-type="float" office:value="-28.650002" calcext:value-type="float">
            <text:p>-28.650002</text:p>
          </table:table-cell>
          <table:table-cell table:formula="of:=[.$Q$5]*([.K121]+[.$Q$4])" office:value-type="float" office:value="24.4125021" calcext:value-type="float">
            <text:p>24.4125021</text:p>
          </table:table-cell>
          <table:table-cell table:formula="of:=[.$Q$7]*([.L121]+[.$Q$6])" office:value-type="float" office:value="-2.300002" calcext:value-type="float">
            <text:p>-2.30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48" calcext:value-type="float">
            <text:p>48</text:p>
          </table:table-cell>
          <table:table-cell office:value-type="float" office:value="992" calcext:value-type="float">
            <text:p>992</text:p>
          </table:table-cell>
          <table:table-cell office:value-type="float" office:value="-238" calcext:value-type="float">
            <text:p>-238</text:p>
          </table:table-cell>
          <table:table-cell office:value-type="float" office:value="279" calcext:value-type="float">
            <text:p>279</text:p>
          </table:table-cell>
          <table:table-cell office:value-type="float" office:value="-362" calcext:value-type="float">
            <text:p>-362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35.700001" calcext:value-type="float">
            <text:p>-35.700001</text:p>
          </table:table-cell>
          <table:table-cell office:value-type="float" office:value="41.850002" calcext:value-type="float">
            <text:p>41.850002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162796773.027717" calcext:value-type="float">
            <text:p>162796773.027717</text:p>
          </table:table-cell>
          <table:table-cell office:value-type="float" office:value="515.295061" calcext:value-type="float">
            <text:p>515.295061</text:p>
          </table:table-cell>
          <table:table-cell table:number-columns-repeated="3"/>
          <table:table-cell table:formula="of:=[.$Q$3]*([.J122]+[.$Q$2])" office:value-type="float" office:value="-23.700001" calcext:value-type="float">
            <text:p>-23.700001</text:p>
          </table:table-cell>
          <table:table-cell table:formula="of:=[.$Q$5]*([.K122]+[.$Q$4])" office:value-type="float" office:value="28.1925021" calcext:value-type="float">
            <text:p>28.1925021</text:p>
          </table:table-cell>
          <table:table-cell table:formula="of:=[.$Q$7]*([.L122]+[.$Q$6])" office:value-type="float" office:value="-2.300002" calcext:value-type="float">
            <text:p>-2.300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08" calcext:value-type="float">
            <text:p>1008</text:p>
          </table:table-cell>
          <table:table-cell office:value-type="float" office:value="-189" calcext:value-type="float">
            <text:p>-189</text:p>
          </table:table-cell>
          <table:table-cell office:value-type="float" office:value="307" calcext:value-type="float">
            <text:p>307</text:p>
          </table:table-cell>
          <table:table-cell office:value-type="float" office:value="-361" calcext:value-type="float">
            <text:p>-361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393144.690622" calcext:value-type="float">
            <text:p>393144.690622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-28.350001" calcext:value-type="float">
            <text:p>-28.350001</text:p>
          </table:table-cell>
          <table:table-cell office:value-type="float" office:value="46.050002" calcext:value-type="float">
            <text:p>46.050002</text:p>
          </table:table-cell>
          <table:table-cell office:value-type="float" office:value="-54.150002" calcext:value-type="float">
            <text:p>-54.150002</text:p>
          </table:table-cell>
          <table:table-cell office:value-type="float" office:value="165142867.907615" calcext:value-type="float">
            <text:p>165142867.907615</text:p>
          </table:table-cell>
          <table:table-cell office:value-type="float" office:value="510.187221" calcext:value-type="float">
            <text:p>510.187221</text:p>
          </table:table-cell>
          <table:table-cell table:number-columns-repeated="3"/>
          <table:table-cell table:formula="of:=[.$Q$3]*([.J123]+[.$Q$2])" office:value-type="float" office:value="-16.350001" calcext:value-type="float">
            <text:p>-16.350001</text:p>
          </table:table-cell>
          <table:table-cell table:formula="of:=[.$Q$5]*([.K123]+[.$Q$4])" office:value-type="float" office:value="32.6025021" calcext:value-type="float">
            <text:p>32.6025021</text:p>
          </table:table-cell>
          <table:table-cell table:formula="of:=[.$Q$7]*([.L123]+[.$Q$6])" office:value-type="float" office:value="-2.150002" calcext:value-type="float">
            <text:p>-2.15000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6" calcext:value-type="float">
            <text:p>16</text:p>
          </table:table-cell>
          <table:table-cell office:value-type="float" office:value="992" calcext:value-type="float">
            <text:p>992</text:p>
          </table:table-cell>
          <table:table-cell office:value-type="float" office:value="-178" calcext:value-type="float">
            <text:p>-178</text:p>
          </table:table-cell>
          <table:table-cell office:value-type="float" office:value="311" calcext:value-type="float">
            <text:p>311</text:p>
          </table:table-cell>
          <table:table-cell office:value-type="float" office:value="-365" calcext:value-type="float">
            <text:p>-365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393144.690622" calcext:value-type="float">
            <text:p>393144.690622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26.700001" calcext:value-type="float">
            <text:p>-26.700001</text:p>
          </table:table-cell>
          <table:table-cell office:value-type="float" office:value="46.650002" calcext:value-type="float">
            <text:p>46.650002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162605457.702342" calcext:value-type="float">
            <text:p>162605457.702342</text:p>
          </table:table-cell>
          <table:table-cell office:value-type="float" office:value="511.497801" calcext:value-type="float">
            <text:p>511.497801</text:p>
          </table:table-cell>
          <table:table-cell table:number-columns-repeated="3"/>
          <table:table-cell table:formula="of:=[.$Q$3]*([.J124]+[.$Q$2])" office:value-type="float" office:value="-14.700001" calcext:value-type="float">
            <text:p>-14.700001</text:p>
          </table:table-cell>
          <table:table-cell table:formula="of:=[.$Q$5]*([.K124]+[.$Q$4])" office:value-type="float" office:value="33.2325021" calcext:value-type="float">
            <text:p>33.2325021</text:p>
          </table:table-cell>
          <table:table-cell table:formula="of:=[.$Q$7]*([.L124]+[.$Q$6])" office:value-type="float" office:value="-2.750002" calcext:value-type="float">
            <text:p>-2.75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28" calcext:value-type="float">
            <text:p>28</text:p>
          </table:table-cell>
          <table:table-cell office:value-type="float" office:value="956" calcext:value-type="float">
            <text:p>956</text:p>
          </table:table-cell>
          <table:table-cell office:value-type="float" office:value="-133" calcext:value-type="float">
            <text:p>-133</text:p>
          </table:table-cell>
          <table:table-cell office:value-type="float" office:value="328" calcext:value-type="float">
            <text:p>328</text:p>
          </table:table-cell>
          <table:table-cell office:value-type="float" office:value="-366" calcext:value-type="float">
            <text:p>-366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3490394.533424" calcext:value-type="float">
            <text:p>23490394.533424</text:p>
          </table:table-cell>
          <table:table-cell office:value-type="float" office:value="-19.950001" calcext:value-type="float">
            <text:p>-19.950001</text:p>
          </table:table-cell>
          <table:table-cell office:value-type="float" office:value="49.200002" calcext:value-type="float">
            <text:p>49.200002</text:p>
          </table:table-cell>
          <table:table-cell office:value-type="float" office:value="-54.900002" calcext:value-type="float">
            <text:p>-54.900002</text:p>
          </table:table-cell>
          <table:table-cell office:value-type="float" office:value="156691700.499436" calcext:value-type="float">
            <text:p>156691700.499436</text:p>
          </table:table-cell>
          <table:table-cell office:value-type="float" office:value="509.145362" calcext:value-type="float">
            <text:p>509.145362</text:p>
          </table:table-cell>
          <table:table-cell table:number-columns-repeated="3"/>
          <table:table-cell table:formula="of:=[.$Q$3]*([.J125]+[.$Q$2])" office:value-type="float" office:value="-7.950001" calcext:value-type="float">
            <text:p>-7.950001</text:p>
          </table:table-cell>
          <table:table-cell table:formula="of:=[.$Q$5]*([.K125]+[.$Q$4])" office:value-type="float" office:value="35.9100021" calcext:value-type="float">
            <text:p>35.9100021</text:p>
          </table:table-cell>
          <table:table-cell table:formula="of:=[.$Q$7]*([.L125]+[.$Q$6])" office:value-type="float" office:value="-2.900002" calcext:value-type="float">
            <text:p>-2.90000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8" calcext:value-type="float">
            <text:p>28</text:p>
          </table:table-cell>
          <table:table-cell office:value-type="float" office:value="952" calcext:value-type="float">
            <text:p>952</text:p>
          </table:table-cell>
          <table:table-cell office:value-type="float" office:value="-91" calcext:value-type="float">
            <text:p>-91</text:p>
          </table:table-cell>
          <table:table-cell office:value-type="float" office:value="332" calcext:value-type="float">
            <text:p>332</text:p>
          </table:table-cell>
          <table:table-cell office:value-type="float" office:value="-365" calcext:value-type="float">
            <text:p>-365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3392109.729519" calcext:value-type="float">
            <text:p>23392109.729519</text:p>
          </table:table-cell>
          <table:table-cell office:value-type="float" office:value="-13.650001" calcext:value-type="float">
            <text:p>-13.650001</text:p>
          </table:table-cell>
          <table:table-cell office:value-type="float" office:value="49.800002" calcext:value-type="float">
            <text:p>49.800002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156027211.879204" calcext:value-type="float">
            <text:p>156027211.879204</text:p>
          </table:table-cell>
          <table:table-cell office:value-type="float" office:value="501.727017" calcext:value-type="float">
            <text:p>501.727017</text:p>
          </table:table-cell>
          <table:table-cell table:number-columns-repeated="3"/>
          <table:table-cell table:formula="of:=[.$Q$3]*([.J126]+[.$Q$2])" office:value-type="float" office:value="-1.650001" calcext:value-type="float">
            <text:p>-1.650001</text:p>
          </table:table-cell>
          <table:table-cell table:formula="of:=[.$Q$5]*([.K126]+[.$Q$4])" office:value-type="float" office:value="36.5400021" calcext:value-type="float">
            <text:p>36.5400021</text:p>
          </table:table-cell>
          <table:table-cell table:formula="of:=[.$Q$7]*([.L126]+[.$Q$6])" office:value-type="float" office:value="-2.750002" calcext:value-type="float">
            <text:p>-2.750002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20" calcext:value-type="float">
            <text:p>20</text:p>
          </table:table-cell>
          <table:table-cell office:value-type="float" office:value="1016" calcext:value-type="float">
            <text:p>1016</text:p>
          </table:table-cell>
          <table:table-cell office:value-type="float" office:value="-42" calcext:value-type="float">
            <text:p>-42</text:p>
          </table:table-cell>
          <table:table-cell office:value-type="float" office:value="328" calcext:value-type="float">
            <text:p>328</text:p>
          </table:table-cell>
          <table:table-cell office:value-type="float" office:value="-369" calcext:value-type="float">
            <text:p>-369</text:p>
          </table:table-cell>
          <table:table-cell office:value-type="float" office:value="-2064009.682016" calcext:value-type="float">
            <text:p>-2064009.682016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964688.192008" calcext:value-type="float">
            <text:p>24964688.192008</text:p>
          </table:table-cell>
          <table:table-cell office:value-type="float" office:value="-6.3" calcext:value-type="float">
            <text:p>-6.3</text:p>
          </table:table-cell>
          <table:table-cell office:value-type="float" office:value="49.200002" calcext:value-type="float">
            <text:p>49.200002</text:p>
          </table:table-cell>
          <table:table-cell office:value-type="float" office:value="-55.350002" calcext:value-type="float">
            <text:p>-55.350002</text:p>
          </table:table-cell>
          <table:table-cell office:value-type="float" office:value="167031234.193602" calcext:value-type="float">
            <text:p>167031234.193602</text:p>
          </table:table-cell>
          <table:table-cell office:value-type="float" office:value="495.488648" calcext:value-type="float">
            <text:p>495.488648</text:p>
          </table:table-cell>
          <table:table-cell table:number-columns-repeated="3"/>
          <table:table-cell table:formula="of:=[.$Q$3]*([.J127]+[.$Q$2])" office:value-type="float" office:value="5.7" calcext:value-type="float">
            <text:p>5.7</text:p>
          </table:table-cell>
          <table:table-cell table:formula="of:=[.$Q$5]*([.K127]+[.$Q$4])" office:value-type="float" office:value="35.9100021" calcext:value-type="float">
            <text:p>35.9100021</text:p>
          </table:table-cell>
          <table:table-cell table:formula="of:=[.$Q$7]*([.L127]+[.$Q$6])" office:value-type="float" office:value="-3.350002" calcext:value-type="float">
            <text:p>-3.350002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-4" calcext:value-type="float">
            <text:p>-4</text:p>
          </table:table-cell>
          <table:table-cell office:value-type="float" office:value="960" calcext:value-type="float">
            <text:p>960</text:p>
          </table:table-cell>
          <table:table-cell office:value-type="float" office:value="-16" calcext:value-type="float">
            <text:p>-16</text:p>
          </table:table-cell>
          <table:table-cell office:value-type="float" office:value="315" calcext:value-type="float">
            <text:p>315</text:p>
          </table:table-cell>
          <table:table-cell office:value-type="float" office:value="-372" calcext:value-type="float">
            <text:p>-372</text:p>
          </table:table-cell>
          <table:table-cell office:value-type="float" office:value="-2555440.601544" calcext:value-type="float">
            <text:p>-2555440.601544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23588681.73733" calcext:value-type="float">
            <text:p>23588681.73733</text:p>
          </table:table-cell>
          <table:table-cell office:value-type="float" office:value="-2.4" calcext:value-type="float">
            <text:p>-2.4</text:p>
          </table:table-cell>
          <table:table-cell office:value-type="float" office:value="47.250002" calcext:value-type="float">
            <text:p>47.250002</text:p>
          </table:table-cell>
          <table:table-cell office:value-type="float" office:value="-55.800002" calcext:value-type="float">
            <text:p>-55.800002</text:p>
          </table:table-cell>
          <table:table-cell office:value-type="float" office:value="158179335.38365" calcext:value-type="float">
            <text:p>158179335.38365</text:p>
          </table:table-cell>
          <table:table-cell office:value-type="float" office:value="487.714056" calcext:value-type="float">
            <text:p>487.714056</text:p>
          </table:table-cell>
          <table:table-cell table:number-columns-repeated="3"/>
          <table:table-cell table:formula="of:=[.$Q$3]*([.J128]+[.$Q$2])" office:value-type="float" office:value="9.6" calcext:value-type="float">
            <text:p>9.6</text:p>
          </table:table-cell>
          <table:table-cell table:formula="of:=[.$Q$5]*([.K128]+[.$Q$4])" office:value-type="float" office:value="33.8625021" calcext:value-type="float">
            <text:p>33.8625021</text:p>
          </table:table-cell>
          <table:table-cell table:formula="of:=[.$Q$7]*([.L128]+[.$Q$6])" office:value-type="float" office:value="-3.800002" calcext:value-type="float">
            <text:p>-3.80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988" calcext:value-type="float">
            <text:p>988</text:p>
          </table:table-cell>
          <table:table-cell office:value-type="float" office:value="-14" calcext:value-type="float">
            <text:p>-14</text:p>
          </table:table-cell>
          <table:table-cell office:value-type="float" office:value="317" calcext:value-type="float">
            <text:p>317</text:p>
          </table:table-cell>
          <table:table-cell office:value-type="float" office:value="-374" calcext:value-type="float">
            <text:p>-374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2.1" calcext:value-type="float">
            <text:p>-2.1</text:p>
          </table:table-cell>
          <table:table-cell office:value-type="float" office:value="47.550002" calcext:value-type="float">
            <text:p>47.550002</text:p>
          </table:table-cell>
          <table:table-cell office:value-type="float" office:value="-56.100002" calcext:value-type="float">
            <text:p>-56.100002</text:p>
          </table:table-cell>
          <table:table-cell office:value-type="float" office:value="162109622.769669" calcext:value-type="float">
            <text:p>162109622.769669</text:p>
          </table:table-cell>
          <table:table-cell office:value-type="float" office:value="490.470183" calcext:value-type="float">
            <text:p>490.470183</text:p>
          </table:table-cell>
          <table:table-cell table:number-columns-repeated="3"/>
          <table:table-cell table:formula="of:=[.$Q$3]*([.J129]+[.$Q$2])" office:value-type="float" office:value="9.9" calcext:value-type="float">
            <text:p>9.9</text:p>
          </table:table-cell>
          <table:table-cell table:formula="of:=[.$Q$5]*([.K129]+[.$Q$4])" office:value-type="float" office:value="34.1775021" calcext:value-type="float">
            <text:p>34.1775021</text:p>
          </table:table-cell>
          <table:table-cell table:formula="of:=[.$Q$7]*([.L129]+[.$Q$6])" office:value-type="float" office:value="-4.100002" calcext:value-type="float">
            <text:p>-4.10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988" calcext:value-type="float">
            <text:p>988</text:p>
          </table:table-cell>
          <table:table-cell office:value-type="float" office:value="-14" calcext:value-type="float">
            <text:p>-14</text:p>
          </table:table-cell>
          <table:table-cell office:value-type="float" office:value="315" calcext:value-type="float">
            <text:p>315</text:p>
          </table:table-cell>
          <table:table-cell office:value-type="float" office:value="-374" calcext:value-type="float">
            <text:p>-374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2.1" calcext:value-type="float">
            <text:p>-2.1</text:p>
          </table:table-cell>
          <table:table-cell office:value-type="float" office:value="47.250002" calcext:value-type="float">
            <text:p>47.250002</text:p>
          </table:table-cell>
          <table:table-cell office:value-type="float" office:value="-56.100002" calcext:value-type="float">
            <text:p>-56.100002</text:p>
          </table:table-cell>
          <table:table-cell office:value-type="float" office:value="162109622.769669" calcext:value-type="float">
            <text:p>162109622.769669</text:p>
          </table:table-cell>
          <table:table-cell office:value-type="float" office:value="489.179926" calcext:value-type="float">
            <text:p>489.179926</text:p>
          </table:table-cell>
          <table:table-cell table:number-columns-repeated="3"/>
          <table:table-cell table:formula="of:=[.$Q$3]*([.J130]+[.$Q$2])" office:value-type="float" office:value="9.9" calcext:value-type="float">
            <text:p>9.9</text:p>
          </table:table-cell>
          <table:table-cell table:formula="of:=[.$Q$5]*([.K130]+[.$Q$4])" office:value-type="float" office:value="33.8625021" calcext:value-type="float">
            <text:p>33.8625021</text:p>
          </table:table-cell>
          <table:table-cell table:formula="of:=[.$Q$7]*([.L130]+[.$Q$6])" office:value-type="float" office:value="-4.100002" calcext:value-type="float">
            <text:p>-4.10000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44" calcext:value-type="float">
            <text:p>44</text:p>
          </table:table-cell>
          <table:table-cell office:value-type="float" office:value="980" calcext:value-type="float">
            <text:p>980</text:p>
          </table:table-cell>
          <table:table-cell office:value-type="float" office:value="-15" calcext:value-type="float">
            <text:p>-15</text:p>
          </table:table-cell>
          <table:table-cell office:value-type="float" office:value="315" calcext:value-type="float">
            <text:p>315</text:p>
          </table:table-cell>
          <table:table-cell office:value-type="float" office:value="-372" calcext:value-type="float">
            <text:p>-372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2.25" calcext:value-type="float">
            <text:p>-2.25</text:p>
          </table:table-cell>
          <table:table-cell office:value-type="float" office:value="47.250002" calcext:value-type="float">
            <text:p>47.250002</text:p>
          </table:table-cell>
          <table:table-cell office:value-type="float" office:value="-55.800002" calcext:value-type="float">
            <text:p>-55.800002</text:p>
          </table:table-cell>
          <table:table-cell office:value-type="float" office:value="160857363.370683" calcext:value-type="float">
            <text:p>160857363.370683</text:p>
          </table:table-cell>
          <table:table-cell office:value-type="float" office:value="487.682274" calcext:value-type="float">
            <text:p>487.682274</text:p>
          </table:table-cell>
          <table:table-cell table:number-columns-repeated="3"/>
          <table:table-cell table:formula="of:=[.$Q$3]*([.J131]+[.$Q$2])" office:value-type="float" office:value="9.75" calcext:value-type="float">
            <text:p>9.75</text:p>
          </table:table-cell>
          <table:table-cell table:formula="of:=[.$Q$5]*([.K131]+[.$Q$4])" office:value-type="float" office:value="33.8625021" calcext:value-type="float">
            <text:p>33.8625021</text:p>
          </table:table-cell>
          <table:table-cell table:formula="of:=[.$Q$7]*([.L131]+[.$Q$6])" office:value-type="float" office:value="-3.800002" calcext:value-type="float">
            <text:p>-3.80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2" calcext:value-type="float">
            <text:p>32</text:p>
          </table:table-cell>
          <table:table-cell office:value-type="float" office:value="992" calcext:value-type="float">
            <text:p>992</text:p>
          </table:table-cell>
          <table:table-cell office:value-type="float" office:value="-13" calcext:value-type="float">
            <text:p>-13</text:p>
          </table:table-cell>
          <table:table-cell office:value-type="float" office:value="317" calcext:value-type="float">
            <text:p>317</text:p>
          </table:table-cell>
          <table:table-cell office:value-type="float" office:value="-373" calcext:value-type="float">
            <text:p>-373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1.95" calcext:value-type="float">
            <text:p>-1.95</text:p>
          </table:table-cell>
          <table:table-cell office:value-type="float" office:value="47.550002" calcext:value-type="float">
            <text:p>47.550002</text:p>
          </table:table-cell>
          <table:table-cell office:value-type="float" office:value="-55.950002" calcext:value-type="float">
            <text:p>-55.950002</text:p>
          </table:table-cell>
          <table:table-cell office:value-type="float" office:value="162716316.072308" calcext:value-type="float">
            <text:p>162716316.072308</text:p>
          </table:table-cell>
          <table:table-cell office:value-type="float" office:value="489.680508" calcext:value-type="float">
            <text:p>489.680508</text:p>
          </table:table-cell>
          <table:table-cell table:number-columns-repeated="3"/>
          <table:table-cell table:formula="of:=[.$Q$3]*([.J132]+[.$Q$2])" office:value-type="float" office:value="10.05" calcext:value-type="float">
            <text:p>10.05</text:p>
          </table:table-cell>
          <table:table-cell table:formula="of:=[.$Q$5]*([.K132]+[.$Q$4])" office:value-type="float" office:value="34.1775021" calcext:value-type="float">
            <text:p>34.1775021</text:p>
          </table:table-cell>
          <table:table-cell table:formula="of:=[.$Q$7]*([.L132]+[.$Q$6])" office:value-type="float" office:value="-3.950002" calcext:value-type="float">
            <text:p>-3.95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4" calcext:value-type="float">
            <text:p>44</text:p>
          </table:table-cell>
          <table:table-cell office:value-type="float" office:value="1012" calcext:value-type="float">
            <text:p>1012</text:p>
          </table:table-cell>
          <table:table-cell office:value-type="float" office:value="-10" calcext:value-type="float">
            <text:p>-10</text:p>
          </table:table-cell>
          <table:table-cell office:value-type="float" office:value="317" calcext:value-type="float">
            <text:p>317</text:p>
          </table:table-cell>
          <table:table-cell office:value-type="float" office:value="-372" calcext:value-type="float">
            <text:p>-372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866400.988102" calcext:value-type="float">
            <text:p>24866400.988102</text:p>
          </table:table-cell>
          <table:table-cell office:value-type="float" office:value="-1.5" calcext:value-type="float">
            <text:p>-1.5</text:p>
          </table:table-cell>
          <table:table-cell office:value-type="float" office:value="47.550002" calcext:value-type="float">
            <text:p>47.550002</text:p>
          </table:table-cell>
          <table:table-cell office:value-type="float" office:value="-55.800002" calcext:value-type="float">
            <text:p>-55.800002</text:p>
          </table:table-cell>
          <table:table-cell office:value-type="float" office:value="166223446.428876" calcext:value-type="float">
            <text:p>166223446.428876</text:p>
          </table:table-cell>
          <table:table-cell office:value-type="float" office:value="488.848647" calcext:value-type="float">
            <text:p>488.848647</text:p>
          </table:table-cell>
          <table:table-cell table:number-columns-repeated="3"/>
          <table:table-cell table:formula="of:=[.$Q$3]*([.J133]+[.$Q$2])" office:value-type="float" office:value="10.5" calcext:value-type="float">
            <text:p>10.5</text:p>
          </table:table-cell>
          <table:table-cell table:formula="of:=[.$Q$5]*([.K133]+[.$Q$4])" office:value-type="float" office:value="34.1775021" calcext:value-type="float">
            <text:p>34.1775021</text:p>
          </table:table-cell>
          <table:table-cell table:formula="of:=[.$Q$7]*([.L133]+[.$Q$6])" office:value-type="float" office:value="-3.800002" calcext:value-type="float">
            <text:p>-3.80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64" calcext:value-type="float">
            <text:p>64</text:p>
          </table:table-cell>
          <table:table-cell office:value-type="float" office:value="992" calcext:value-type="float">
            <text:p>992</text:p>
          </table:table-cell>
          <table:table-cell office:value-type="float" office:value="-7" calcext:value-type="float">
            <text:p>-7</text:p>
          </table:table-cell>
          <table:table-cell office:value-type="float" office:value="312" calcext:value-type="float">
            <text:p>312</text:p>
          </table:table-cell>
          <table:table-cell office:value-type="float" office:value="-375" calcext:value-type="float">
            <text:p>-375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1572578.762489" calcext:value-type="float">
            <text:p>1572578.762489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1.05" calcext:value-type="float">
            <text:p>-1.05</text:p>
          </table:table-cell>
          <table:table-cell office:value-type="float" office:value="46.800002" calcext:value-type="float">
            <text:p>46.800002</text:p>
          </table:table-cell>
          <table:table-cell office:value-type="float" office:value="-56.250002" calcext:value-type="float">
            <text:p>-56.250002</text:p>
          </table:table-cell>
          <table:table-cell office:value-type="float" office:value="162969423.436013" calcext:value-type="float">
            <text:p>162969423.436013</text:p>
          </table:table-cell>
          <table:table-cell office:value-type="float" office:value="487.870885" calcext:value-type="float">
            <text:p>487.870885</text:p>
          </table:table-cell>
          <table:table-cell table:number-columns-repeated="3"/>
          <table:table-cell table:formula="of:=[.$Q$3]*([.J134]+[.$Q$2])" office:value-type="float" office:value="10.95" calcext:value-type="float">
            <text:p>10.95</text:p>
          </table:table-cell>
          <table:table-cell table:formula="of:=[.$Q$5]*([.K134]+[.$Q$4])" office:value-type="float" office:value="33.3900021" calcext:value-type="float">
            <text:p>33.3900021</text:p>
          </table:table-cell>
          <table:table-cell table:formula="of:=[.$Q$7]*([.L134]+[.$Q$6])" office:value-type="float" office:value="-4.250002" calcext:value-type="float">
            <text:p>-4.25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28" calcext:value-type="float">
            <text:p>28</text:p>
          </table:table-cell>
          <table:table-cell office:value-type="float" office:value="1012" calcext:value-type="float">
            <text:p>1012</text:p>
          </table:table-cell>
          <table:table-cell office:value-type="float" office:value="26" calcext:value-type="float">
            <text:p>26</text:p>
          </table:table-cell>
          <table:table-cell office:value-type="float" office:value="299" calcext:value-type="float">
            <text:p>299</text:p>
          </table:table-cell>
          <table:table-cell office:value-type="float" office:value="-374" calcext:value-type="float">
            <text:p>-374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866400.988102" calcext:value-type="float">
            <text:p>24866400.988102</text:p>
          </table:table-cell>
          <table:table-cell office:value-type="float" office:value="3.9" calcext:value-type="float">
            <text:p>3.9</text:p>
          </table:table-cell>
          <table:table-cell office:value-type="float" office:value="44.850002" calcext:value-type="float">
            <text:p>44.850002</text:p>
          </table:table-cell>
          <table:table-cell office:value-type="float" office:value="-56.100002" calcext:value-type="float">
            <text:p>-56.100002</text:p>
          </table:table-cell>
          <table:table-cell office:value-type="float" office:value="166130435.486524" calcext:value-type="float">
            <text:p>166130435.486524</text:p>
          </table:table-cell>
          <table:table-cell office:value-type="float" office:value="479.534149" calcext:value-type="float">
            <text:p>479.534149</text:p>
          </table:table-cell>
          <table:table-cell table:number-columns-repeated="3"/>
          <table:table-cell table:formula="of:=[.$Q$3]*([.J135]+[.$Q$2])" office:value-type="float" office:value="15.9" calcext:value-type="float">
            <text:p>15.9</text:p>
          </table:table-cell>
          <table:table-cell table:formula="of:=[.$Q$5]*([.K135]+[.$Q$4])" office:value-type="float" office:value="31.3425021" calcext:value-type="float">
            <text:p>31.3425021</text:p>
          </table:table-cell>
          <table:table-cell table:formula="of:=[.$Q$7]*([.L135]+[.$Q$6])" office:value-type="float" office:value="-4.100002" calcext:value-type="float">
            <text:p>-4.10000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44" calcext:value-type="float">
            <text:p>44</text:p>
          </table:table-cell>
          <table:table-cell office:value-type="float" office:value="984" calcext:value-type="float">
            <text:p>984</text:p>
          </table:table-cell>
          <table:table-cell office:value-type="float" office:value="53" calcext:value-type="float">
            <text:p>53</text:p>
          </table:table-cell>
          <table:table-cell office:value-type="float" office:value="285" calcext:value-type="float">
            <text:p>285</text:p>
          </table:table-cell>
          <table:table-cell office:value-type="float" office:value="-378" calcext:value-type="float">
            <text:p>-378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7.95" calcext:value-type="float">
            <text:p>7.95</text:p>
          </table:table-cell>
          <table:table-cell office:value-type="float" office:value="42.750002" calcext:value-type="float">
            <text:p>42.750002</text:p>
          </table:table-cell>
          <table:table-cell office:value-type="float" office:value="-56.700002" calcext:value-type="float">
            <text:p>-56.700002</text:p>
          </table:table-cell>
          <table:table-cell office:value-type="float" office:value="161575069.801849" calcext:value-type="float">
            <text:p>161575069.801849</text:p>
          </table:table-cell>
          <table:table-cell office:value-type="float" office:value="476.359108" calcext:value-type="float">
            <text:p>476.359108</text:p>
          </table:table-cell>
          <table:table-cell table:number-columns-repeated="3"/>
          <table:table-cell table:formula="of:=[.$Q$3]*([.J136]+[.$Q$2])" office:value-type="float" office:value="19.95" calcext:value-type="float">
            <text:p>19.95</text:p>
          </table:table-cell>
          <table:table-cell table:formula="of:=[.$Q$5]*([.K136]+[.$Q$4])" office:value-type="float" office:value="29.1375021" calcext:value-type="float">
            <text:p>29.1375021</text:p>
          </table:table-cell>
          <table:table-cell table:formula="of:=[.$Q$7]*([.L136]+[.$Q$6])" office:value-type="float" office:value="-4.700002" calcext:value-type="float">
            <text:p>-4.700002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88" calcext:value-type="float">
            <text:p>88</text:p>
          </table:table-cell>
          <table:table-cell office:value-type="float" office:value="968" calcext:value-type="float">
            <text:p>968</text:p>
          </table:table-cell>
          <table:table-cell office:value-type="float" office:value="86" calcext:value-type="float">
            <text:p>86</text:p>
          </table:table-cell>
          <table:table-cell office:value-type="float" office:value="261" calcext:value-type="float">
            <text:p>261</text:p>
          </table:table-cell>
          <table:table-cell office:value-type="float" office:value="-380" calcext:value-type="float">
            <text:p>-380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2162295.835922" calcext:value-type="float">
            <text:p>2162295.835922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12.900001" calcext:value-type="float">
            <text:p>12.900001</text:p>
          </table:table-cell>
          <table:table-cell office:value-type="float" office:value="39.150002" calcext:value-type="float">
            <text:p>39.150002</text:p>
          </table:table-cell>
          <table:table-cell office:value-type="float" office:value="-57.000002" calcext:value-type="float">
            <text:p>-57.000002</text:p>
          </table:table-cell>
          <table:table-cell office:value-type="float" office:value="159611411.875125" calcext:value-type="float">
            <text:p>159611411.875125</text:p>
          </table:table-cell>
          <table:table-cell office:value-type="float" office:value="468.953089" calcext:value-type="float">
            <text:p>468.953089</text:p>
          </table:table-cell>
          <table:table-cell table:number-columns-repeated="3"/>
          <table:table-cell table:formula="of:=[.$Q$3]*([.J137]+[.$Q$2])" office:value-type="float" office:value="24.900001" calcext:value-type="float">
            <text:p>24.900001</text:p>
          </table:table-cell>
          <table:table-cell table:formula="of:=[.$Q$5]*([.K137]+[.$Q$4])" office:value-type="float" office:value="25.3575021" calcext:value-type="float">
            <text:p>25.3575021</text:p>
          </table:table-cell>
          <table:table-cell table:formula="of:=[.$Q$7]*([.L137]+[.$Q$6])" office:value-type="float" office:value="-5.000002" calcext:value-type="float">
            <text:p>-5.00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28" calcext:value-type="float">
            <text:p>28</text:p>
          </table:table-cell>
          <table:table-cell office:value-type="float" office:value="992" calcext:value-type="float">
            <text:p>992</text:p>
          </table:table-cell>
          <table:table-cell office:value-type="float" office:value="105" calcext:value-type="float">
            <text:p>105</text:p>
          </table:table-cell>
          <table:table-cell office:value-type="float" office:value="237" calcext:value-type="float">
            <text:p>237</text:p>
          </table:table-cell>
          <table:table-cell office:value-type="float" office:value="-381" calcext:value-type="float">
            <text:p>-381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15.750001" calcext:value-type="float">
            <text:p>15.750001</text:p>
          </table:table-cell>
          <table:table-cell office:value-type="float" office:value="35.550001" calcext:value-type="float">
            <text:p>35.550001</text:p>
          </table:table-cell>
          <table:table-cell office:value-type="float" office:value="-57.150002" calcext:value-type="float">
            <text:p>-57.150002</text:p>
          </table:table-cell>
          <table:table-cell office:value-type="float" office:value="162696525.480145" calcext:value-type="float">
            <text:p>162696525.480145</text:p>
          </table:table-cell>
          <table:table-cell office:value-type="float" office:value="460.819921" calcext:value-type="float">
            <text:p>460.819921</text:p>
          </table:table-cell>
          <table:table-cell table:number-columns-repeated="3"/>
          <table:table-cell table:formula="of:=[.$Q$3]*([.J138]+[.$Q$2])" office:value-type="float" office:value="27.750001" calcext:value-type="float">
            <text:p>27.750001</text:p>
          </table:table-cell>
          <table:table-cell table:formula="of:=[.$Q$5]*([.K138]+[.$Q$4])" office:value-type="float" office:value="21.57750105" calcext:value-type="float">
            <text:p>21.57750105</text:p>
          </table:table-cell>
          <table:table-cell table:formula="of:=[.$Q$7]*([.L138]+[.$Q$6])" office:value-type="float" office:value="-5.150002" calcext:value-type="float">
            <text:p>-5.15000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2" calcext:value-type="float">
            <text:p>12</text:p>
          </table:table-cell>
          <table:table-cell office:value-type="float" office:value="972" calcext:value-type="float">
            <text:p>972</text:p>
          </table:table-cell>
          <table:table-cell office:value-type="float" office:value="119" calcext:value-type="float">
            <text:p>119</text:p>
          </table:table-cell>
          <table:table-cell office:value-type="float" office:value="216" calcext:value-type="float">
            <text:p>216</text:p>
          </table:table-cell>
          <table:table-cell office:value-type="float" office:value="-379" calcext:value-type="float">
            <text:p>-379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17.850001" calcext:value-type="float">
            <text:p>17.850001</text:p>
          </table:table-cell>
          <table:table-cell office:value-type="float" office:value="32.400001" calcext:value-type="float">
            <text:p>32.400001</text:p>
          </table:table-cell>
          <table:table-cell office:value-type="float" office:value="-56.850002" calcext:value-type="float">
            <text:p>-56.850002</text:p>
          </table:table-cell>
          <table:table-cell office:value-type="float" office:value="159301778.308205" calcext:value-type="float">
            <text:p>159301778.308205</text:p>
          </table:table-cell>
          <table:table-cell office:value-type="float" office:value="452.170322" calcext:value-type="float">
            <text:p>452.170322</text:p>
          </table:table-cell>
          <table:table-cell table:number-columns-repeated="3"/>
          <table:table-cell table:formula="of:=[.$Q$3]*([.J139]+[.$Q$2])" office:value-type="float" office:value="29.850001" calcext:value-type="float">
            <text:p>29.850001</text:p>
          </table:table-cell>
          <table:table-cell table:formula="of:=[.$Q$5]*([.K139]+[.$Q$4])" office:value-type="float" office:value="18.27000105" calcext:value-type="float">
            <text:p>18.27000105</text:p>
          </table:table-cell>
          <table:table-cell table:formula="of:=[.$Q$7]*([.L139]+[.$Q$6])" office:value-type="float" office:value="-4.850002" calcext:value-type="float">
            <text:p>-4.85000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36" calcext:value-type="float">
            <text:p>36</text:p>
          </table:table-cell>
          <table:table-cell office:value-type="float" office:value="988" calcext:value-type="float">
            <text:p>988</text:p>
          </table:table-cell>
          <table:table-cell office:value-type="float" office:value="130" calcext:value-type="float">
            <text:p>130</text:p>
          </table:table-cell>
          <table:table-cell office:value-type="float" office:value="199" calcext:value-type="float">
            <text:p>199</text:p>
          </table:table-cell>
          <table:table-cell office:value-type="float" office:value="-377" calcext:value-type="float">
            <text:p>-377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19.500001" calcext:value-type="float">
            <text:p>19.500001</text:p>
          </table:table-cell>
          <table:table-cell office:value-type="float" office:value="29.850001" calcext:value-type="float">
            <text:p>29.850001</text:p>
          </table:table-cell>
          <table:table-cell office:value-type="float" office:value="-56.550002" calcext:value-type="float">
            <text:p>-56.550002</text:p>
          </table:table-cell>
          <table:table-cell office:value-type="float" office:value="162112271.189331" calcext:value-type="float">
            <text:p>162112271.189331</text:p>
          </table:table-cell>
          <table:table-cell office:value-type="float" office:value="445.679257" calcext:value-type="float">
            <text:p>445.679257</text:p>
          </table:table-cell>
          <table:table-cell table:number-columns-repeated="3"/>
          <table:table-cell table:formula="of:=[.$Q$3]*([.J140]+[.$Q$2])" office:value-type="float" office:value="31.500001" calcext:value-type="float">
            <text:p>31.500001</text:p>
          </table:table-cell>
          <table:table-cell table:formula="of:=[.$Q$5]*([.K140]+[.$Q$4])" office:value-type="float" office:value="15.59250105" calcext:value-type="float">
            <text:p>15.59250105</text:p>
          </table:table-cell>
          <table:table-cell table:formula="of:=[.$Q$7]*([.L140]+[.$Q$6])" office:value-type="float" office:value="-4.550002" calcext:value-type="float">
            <text:p>-4.550002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52" calcext:value-type="float">
            <text:p>52</text:p>
          </table:table-cell>
          <table:table-cell office:value-type="float" office:value="988" calcext:value-type="float">
            <text:p>988</text:p>
          </table:table-cell>
          <table:table-cell office:value-type="float" office:value="146" calcext:value-type="float">
            <text:p>146</text:p>
          </table:table-cell>
          <table:table-cell office:value-type="float" office:value="170" calcext:value-type="float">
            <text:p>170</text:p>
          </table:table-cell>
          <table:table-cell office:value-type="float" office:value="-379" calcext:value-type="float">
            <text:p>-379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21.900001" calcext:value-type="float">
            <text:p>21.900001</text:p>
          </table:table-cell>
          <table:table-cell office:value-type="float" office:value="25.500001" calcext:value-type="float">
            <text:p>25.500001</text:p>
          </table:table-cell>
          <table:table-cell office:value-type="float" office:value="-56.850002" calcext:value-type="float">
            <text:p>-56.850002</text:p>
          </table:table-cell>
          <table:table-cell office:value-type="float" office:value="162546031.38018" calcext:value-type="float">
            <text:p>162546031.38018</text:p>
          </table:table-cell>
          <table:table-cell office:value-type="float" office:value="440.291949" calcext:value-type="float">
            <text:p>440.291949</text:p>
          </table:table-cell>
          <table:table-cell table:number-columns-repeated="3"/>
          <table:table-cell table:formula="of:=[.$Q$3]*([.J141]+[.$Q$2])" office:value-type="float" office:value="33.900001" calcext:value-type="float">
            <text:p>33.900001</text:p>
          </table:table-cell>
          <table:table-cell table:formula="of:=[.$Q$5]*([.K141]+[.$Q$4])" office:value-type="float" office:value="11.02500105" calcext:value-type="float">
            <text:p>11.02500105</text:p>
          </table:table-cell>
          <table:table-cell table:formula="of:=[.$Q$7]*([.L141]+[.$Q$6])" office:value-type="float" office:value="-4.850002" calcext:value-type="float">
            <text:p>-4.85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58" calcext:value-type="float">
            <text:p>158</text:p>
          </table:table-cell>
          <table:table-cell office:value-type="float" office:value="146" calcext:value-type="float">
            <text:p>146</text:p>
          </table:table-cell>
          <table:table-cell office:value-type="float" office:value="-376" calcext:value-type="float">
            <text:p>-376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393144.690622" calcext:value-type="float">
            <text:p>393144.690622</text:p>
          </table:table-cell>
          <table:table-cell office:value-type="float" office:value="25161260.199819" calcext:value-type="float">
            <text:p>25161260.199819</text:p>
          </table:table-cell>
          <table:table-cell office:value-type="float" office:value="23.700001" calcext:value-type="float">
            <text:p>23.700001</text:p>
          </table:table-cell>
          <table:table-cell office:value-type="float" office:value="21.900001" calcext:value-type="float">
            <text:p>21.900001</text:p>
          </table:table-cell>
          <table:table-cell office:value-type="float" office:value="-56.400002" calcext:value-type="float">
            <text:p>-56.400002</text:p>
          </table:table-cell>
          <table:table-cell office:value-type="float" office:value="168049869.025444" calcext:value-type="float">
            <text:p>168049869.025444</text:p>
          </table:table-cell>
          <table:table-cell office:value-type="float" office:value="433.192798" calcext:value-type="float">
            <text:p>433.192798</text:p>
          </table:table-cell>
          <table:table-cell table:number-columns-repeated="3"/>
          <table:table-cell table:formula="of:=[.$Q$3]*([.J142]+[.$Q$2])" office:value-type="float" office:value="35.700001" calcext:value-type="float">
            <text:p>35.700001</text:p>
          </table:table-cell>
          <table:table-cell table:formula="of:=[.$Q$5]*([.K142]+[.$Q$4])" office:value-type="float" office:value="7.24500105" calcext:value-type="float">
            <text:p>7.24500105</text:p>
          </table:table-cell>
          <table:table-cell table:formula="of:=[.$Q$7]*([.L142]+[.$Q$6])" office:value-type="float" office:value="-4.400002" calcext:value-type="float">
            <text:p>-4.40000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 office:value-type="float" office:value="164" calcext:value-type="float">
            <text:p>164</text:p>
          </table:table-cell>
          <table:table-cell office:value-type="float" office:value="120" calcext:value-type="float">
            <text:p>120</text:p>
          </table:table-cell>
          <table:table-cell office:value-type="float" office:value="-372" calcext:value-type="float">
            <text:p>-372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96572.345311" calcext:value-type="float">
            <text:p>196572.345311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24.600001" calcext:value-type="float">
            <text:p>24.600001</text:p>
          </table:table-cell>
          <table:table-cell office:value-type="float" office:value="18.000001" calcext:value-type="float">
            <text:p>18.000001</text:p>
          </table:table-cell>
          <table:table-cell office:value-type="float" office:value="-55.800002" calcext:value-type="float">
            <text:p>-55.800002</text:p>
          </table:table-cell>
          <table:table-cell office:value-type="float" office:value="164628596.80857" calcext:value-type="float">
            <text:p>164628596.80857</text:p>
          </table:table-cell>
          <table:table-cell office:value-type="float" office:value="423.886777" calcext:value-type="float">
            <text:p>423.886777</text:p>
          </table:table-cell>
          <table:table-cell table:number-columns-repeated="3"/>
          <table:table-cell table:formula="of:=[.$Q$3]*([.J143]+[.$Q$2])" office:value-type="float" office:value="36.600001" calcext:value-type="float">
            <text:p>36.600001</text:p>
          </table:table-cell>
          <table:table-cell table:formula="of:=[.$Q$5]*([.K143]+[.$Q$4])" office:value-type="float" office:value="3.15000105" calcext:value-type="float">
            <text:p>3.15000105</text:p>
          </table:table-cell>
          <table:table-cell table:formula="of:=[.$Q$7]*([.L143]+[.$Q$6])" office:value-type="float" office:value="-3.800002" calcext:value-type="float">
            <text:p>-3.80000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office:value-type="float" office:value="166" calcext:value-type="float">
            <text:p>166</text:p>
          </table:table-cell>
          <table:table-cell office:value-type="float" office:value="106" calcext:value-type="float">
            <text:p>106</text:p>
          </table:table-cell>
          <table:table-cell office:value-type="float" office:value="-371" calcext:value-type="float">
            <text:p>-371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196572.345311" calcext:value-type="float">
            <text:p>196572.345311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24.900001" calcext:value-type="float">
            <text:p>24.900001</text:p>
          </table:table-cell>
          <table:table-cell office:value-type="float" office:value="15.900001" calcext:value-type="float">
            <text:p>15.900001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163349654.224677" calcext:value-type="float">
            <text:p>163349654.224677</text:p>
          </table:table-cell>
          <table:table-cell office:value-type="float" office:value="420.039284" calcext:value-type="float">
            <text:p>420.039284</text:p>
          </table:table-cell>
          <table:table-cell table:number-columns-repeated="3"/>
          <table:table-cell table:formula="of:=[.$Q$3]*([.J144]+[.$Q$2])" office:value-type="float" office:value="36.900001" calcext:value-type="float">
            <text:p>36.900001</text:p>
          </table:table-cell>
          <table:table-cell table:formula="of:=[.$Q$5]*([.K144]+[.$Q$4])" office:value-type="float" office:value="0.94500105" calcext:value-type="float">
            <text:p>0.94500105</text:p>
          </table:table-cell>
          <table:table-cell table:formula="of:=[.$Q$7]*([.L144]+[.$Q$6])" office:value-type="float" office:value="-3.650002" calcext:value-type="float">
            <text:p>-3.650002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4" calcext:value-type="float">
            <text:p>4</text:p>
          </table:table-cell>
          <table:table-cell office:value-type="float" office:value="1008" calcext:value-type="float">
            <text:p>1008</text:p>
          </table:table-cell>
          <table:table-cell office:value-type="float" office:value="167" calcext:value-type="float">
            <text:p>167</text:p>
          </table:table-cell>
          <table:table-cell office:value-type="float" office:value="89" calcext:value-type="float">
            <text:p>89</text:p>
          </table:table-cell>
          <table:table-cell office:value-type="float" office:value="-371" calcext:value-type="float">
            <text:p>-371</text:p>
          </table:table-cell>
          <table:table-cell office:value-type="float" office:value="-2162295.835922" calcext:value-type="float">
            <text:p>-2162295.835922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25.050001" calcext:value-type="float">
            <text:p>25.050001</text:p>
          </table:table-cell>
          <table:table-cell office:value-type="float" office:value="13.350001" calcext:value-type="float">
            <text:p>13.350001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165750108.247581" calcext:value-type="float">
            <text:p>165750108.247581</text:p>
          </table:table-cell>
          <table:table-cell office:value-type="float" office:value="416.474489" calcext:value-type="float">
            <text:p>416.474489</text:p>
          </table:table-cell>
          <table:table-cell table:number-columns-repeated="3"/>
          <table:table-cell table:formula="of:=[.$Q$3]*([.J145]+[.$Q$2])" office:value-type="float" office:value="37.050001" calcext:value-type="float">
            <text:p>37.050001</text:p>
          </table:table-cell>
          <table:table-cell table:formula="of:=[.$Q$5]*([.K145]+[.$Q$4])" office:value-type="float" office:value="-1.73249895" calcext:value-type="float">
            <text:p>-1.73249895</text:p>
          </table:table-cell>
          <table:table-cell table:formula="of:=[.$Q$7]*([.L145]+[.$Q$6])" office:value-type="float" office:value="-3.650002" calcext:value-type="float">
            <text:p>-3.65000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float" office:value="168" calcext:value-type="float">
            <text:p>168</text:p>
          </table:table-cell>
          <table:table-cell office:value-type="float" office:value="62" calcext:value-type="float">
            <text:p>62</text:p>
          </table:table-cell>
          <table:table-cell office:value-type="float" office:value="-367" calcext:value-type="float">
            <text:p>-367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25.200001" calcext:value-type="float">
            <text:p>25.200001</text:p>
          </table:table-cell>
          <table:table-cell office:value-type="float" office:value="9.3" calcext:value-type="float">
            <text:p>9.3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64255247.636332" calcext:value-type="float">
            <text:p>164255247.636332</text:p>
          </table:table-cell>
          <table:table-cell office:value-type="float" office:value="408.358911" calcext:value-type="float">
            <text:p>408.358911</text:p>
          </table:table-cell>
          <table:table-cell table:number-columns-repeated="3"/>
          <table:table-cell table:formula="of:=[.$Q$3]*([.J146]+[.$Q$2])" office:value-type="float" office:value="37.200001" calcext:value-type="float">
            <text:p>37.200001</text:p>
          </table:table-cell>
          <table:table-cell table:formula="of:=[.$Q$5]*([.K146]+[.$Q$4])" office:value-type="float" office:value="-5.985" calcext:value-type="float">
            <text:p>-5.985</text:p>
          </table:table-cell>
          <table:table-cell table:formula="of:=[.$Q$7]*([.L146]+[.$Q$6])" office:value-type="float" office:value="-3.050002" calcext:value-type="float">
            <text:p>-3.050002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32" calcext:value-type="float">
            <text:p>-32</text:p>
          </table:table-cell>
          <table:table-cell office:value-type="float" office:value="976" calcext:value-type="float">
            <text:p>976</text:p>
          </table:table-cell>
          <table:table-cell office:value-type="float" office:value="163" calcext:value-type="float">
            <text:p>163</text:p>
          </table:table-cell>
          <table:table-cell office:value-type="float" office:value="45" calcext:value-type="float">
            <text:p>45</text:p>
          </table:table-cell>
          <table:table-cell office:value-type="float" office:value="-363" calcext:value-type="float">
            <text:p>-363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24.450001" calcext:value-type="float">
            <text:p>24.450001</text:p>
          </table:table-cell>
          <table:table-cell office:value-type="float" office:value="6.75" calcext:value-type="float">
            <text:p>6.75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0227555.584433" calcext:value-type="float">
            <text:p>160227555.584433</text:p>
          </table:table-cell>
          <table:table-cell office:value-type="float" office:value="400.453493" calcext:value-type="float">
            <text:p>400.453493</text:p>
          </table:table-cell>
          <table:table-cell table:number-columns-repeated="3"/>
          <table:table-cell table:formula="of:=[.$Q$3]*([.J147]+[.$Q$2])" office:value-type="float" office:value="36.450001" calcext:value-type="float">
            <text:p>36.450001</text:p>
          </table:table-cell>
          <table:table-cell table:formula="of:=[.$Q$5]*([.K147]+[.$Q$4])" office:value-type="float" office:value="-8.6625" calcext:value-type="float">
            <text:p>-8.6625</text:p>
          </table:table-cell>
          <table:table-cell table:formula="of:=[.$Q$7]*([.L147]+[.$Q$6])" office:value-type="float" office:value="-2.450002" calcext:value-type="float">
            <text:p>-2.45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20" calcext:value-type="float">
            <text:p>-20</text:p>
          </table:table-cell>
          <table:table-cell office:value-type="float" office:value="992" calcext:value-type="float">
            <text:p>992</text:p>
          </table:table-cell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-362" calcext:value-type="float">
            <text:p>-362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24.150001" calcext:value-type="float">
            <text:p>24.150001</text:p>
          </table:table-cell>
          <table:table-cell office:value-type="float" office:value="2.4" calcext:value-type="float">
            <text:p>2.4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162639779.076836" calcext:value-type="float">
            <text:p>162639779.076836</text:p>
          </table:table-cell>
          <table:table-cell office:value-type="float" office:value="396.511034" calcext:value-type="float">
            <text:p>396.511034</text:p>
          </table:table-cell>
          <table:table-cell table:number-columns-repeated="3"/>
          <table:table-cell table:formula="of:=[.$Q$3]*([.J148]+[.$Q$2])" office:value-type="float" office:value="36.150001" calcext:value-type="float">
            <text:p>36.150001</text:p>
          </table:table-cell>
          <table:table-cell table:formula="of:=[.$Q$5]*([.K148]+[.$Q$4])" office:value-type="float" office:value="-13.23" calcext:value-type="float">
            <text:p>-13.23</text:p>
          </table:table-cell>
          <table:table-cell table:formula="of:=[.$Q$7]*([.L148]+[.$Q$6])" office:value-type="float" office:value="-2.300002" calcext:value-type="float">
            <text:p>-2.300002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8" calcext:value-type="float">
            <text:p>8</text:p>
          </table:table-cell>
          <table:table-cell office:value-type="float" office:value="952" calcext:value-type="float">
            <text:p>952</text:p>
          </table:table-cell>
          <table:table-cell office:value-type="float" office:value="150" calcext:value-type="float">
            <text:p>150</text:p>
          </table:table-cell>
          <table:table-cell office:value-type="float" office:value="-7" calcext:value-type="float">
            <text:p>-7</text:p>
          </table:table-cell>
          <table:table-cell office:value-type="float" office:value="-359" calcext:value-type="float">
            <text:p>-359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196572.345311" calcext:value-type="float">
            <text:p>196572.345311</text:p>
          </table:table-cell>
          <table:table-cell office:value-type="float" office:value="23392109.729519" calcext:value-type="float">
            <text:p>23392109.729519</text:p>
          </table:table-cell>
          <table:table-cell office:value-type="float" office:value="22.500001" calcext:value-type="float">
            <text:p>22.500001</text:p>
          </table:table-cell>
          <table:table-cell office:value-type="float" office:value="-1.05" calcext:value-type="float">
            <text:p>-1.05</text:p>
          </table:table-cell>
          <table:table-cell office:value-type="float" office:value="-53.850002" calcext:value-type="float">
            <text:p>-53.850002</text:p>
          </table:table-cell>
          <table:table-cell office:value-type="float" office:value="156350202.947937" calcext:value-type="float">
            <text:p>156350202.947937</text:p>
          </table:table-cell>
          <table:table-cell office:value-type="float" office:value="389.140078" calcext:value-type="float">
            <text:p>389.140078</text:p>
          </table:table-cell>
          <table:table-cell table:number-columns-repeated="3"/>
          <table:table-cell table:formula="of:=[.$Q$3]*([.J149]+[.$Q$2])" office:value-type="float" office:value="34.500001" calcext:value-type="float">
            <text:p>34.500001</text:p>
          </table:table-cell>
          <table:table-cell table:formula="of:=[.$Q$5]*([.K149]+[.$Q$4])" office:value-type="float" office:value="-16.8525" calcext:value-type="float">
            <text:p>-16.8525</text:p>
          </table:table-cell>
          <table:table-cell table:formula="of:=[.$Q$7]*([.L149]+[.$Q$6])" office:value-type="float" office:value="-1.850002" calcext:value-type="float">
            <text:p>-1.85000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35" calcext:value-type="float">
            <text:p>135</text:p>
          </table:table-cell>
          <table:table-cell office:value-type="float" office:value="-32" calcext:value-type="float">
            <text:p>-32</text:p>
          </table:table-cell>
          <table:table-cell office:value-type="float" office:value="-352" calcext:value-type="float">
            <text:p>-352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0" calcext:value-type="float">
            <text:p>0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20.250001" calcext:value-type="float">
            <text:p>20.250001</text:p>
          </table:table-cell>
          <table:table-cell office:value-type="float" office:value="-4.8" calcext:value-type="float">
            <text:p>-4.8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162273744.202903" calcext:value-type="float">
            <text:p>162273744.202903</text:p>
          </table:table-cell>
          <table:table-cell office:value-type="float" office:value="378.355653" calcext:value-type="float">
            <text:p>378.355653</text:p>
          </table:table-cell>
          <table:table-cell table:number-columns-repeated="3"/>
          <table:table-cell table:formula="of:=[.$Q$3]*([.J150]+[.$Q$2])" office:value-type="float" office:value="32.250001" calcext:value-type="float">
            <text:p>32.250001</text:p>
          </table:table-cell>
          <table:table-cell table:formula="of:=[.$Q$5]*([.K150]+[.$Q$4])" office:value-type="float" office:value="-20.79" calcext:value-type="float">
            <text:p>-20.79</text:p>
          </table:table-cell>
          <table:table-cell table:formula="of:=[.$Q$7]*([.L150]+[.$Q$6])" office:value-type="float" office:value="-0.800001999999999" calcext:value-type="float">
            <text:p>-0.800001999999999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04" calcext:value-type="float">
            <text:p>104</text:p>
          </table:table-cell>
          <table:table-cell office:value-type="float" office:value="976" calcext:value-type="float">
            <text:p>976</text:p>
          </table:table-cell>
          <table:table-cell office:value-type="float" office:value="120" calcext:value-type="float">
            <text:p>120</text:p>
          </table:table-cell>
          <table:table-cell office:value-type="float" office:value="-56" calcext:value-type="float">
            <text:p>-56</text:p>
          </table:table-cell>
          <table:table-cell office:value-type="float" office:value="-348" calcext:value-type="float">
            <text:p>-348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2555440.601544" calcext:value-type="float">
            <text:p>2555440.601544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18.000001" calcext:value-type="float">
            <text:p>18.000001</text:p>
          </table:table-cell>
          <table:table-cell office:value-type="float" office:value="-8.4" calcext:value-type="float">
            <text:p>-8.4</text:p>
          </table:table-cell>
          <table:table-cell office:value-type="float" office:value="-52.200002" calcext:value-type="float">
            <text:p>-52.200002</text:p>
          </table:table-cell>
          <table:table-cell office:value-type="float" office:value="161084068.514952" calcext:value-type="float">
            <text:p>161084068.514952</text:p>
          </table:table-cell>
          <table:table-cell office:value-type="float" office:value="372.343927" calcext:value-type="float">
            <text:p>372.343927</text:p>
          </table:table-cell>
          <table:table-cell table:number-columns-repeated="3"/>
          <table:table-cell table:formula="of:=[.$Q$3]*([.J151]+[.$Q$2])" office:value-type="float" office:value="30.000001" calcext:value-type="float">
            <text:p>30.000001</text:p>
          </table:table-cell>
          <table:table-cell table:formula="of:=[.$Q$5]*([.K151]+[.$Q$4])" office:value-type="float" office:value="-24.57" calcext:value-type="float">
            <text:p>-24.57</text:p>
          </table:table-cell>
          <table:table-cell table:formula="of:=[.$Q$7]*([.L151]+[.$Q$6])" office:value-type="float" office:value="-0.200001999999998" calcext:value-type="float">
            <text:p>-0.200001999999998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2" calcext:value-type="float">
            <text:p>12</text:p>
          </table:table-cell>
          <table:table-cell office:value-type="float" office:value="984" calcext:value-type="float">
            <text:p>984</text:p>
          </table:table-cell>
          <table:table-cell office:value-type="float" office:value="102" calcext:value-type="float">
            <text:p>102</text:p>
          </table:table-cell>
          <table:table-cell office:value-type="float" office:value="-73" calcext:value-type="float">
            <text:p>-73</text:p>
          </table:table-cell>
          <table:table-cell office:value-type="float" office:value="-343" calcext:value-type="float">
            <text:p>-343</text:p>
          </table:table-cell>
          <table:table-cell office:value-type="float" office:value="-2457154.297639" calcext:value-type="float">
            <text:p>-2457154.297639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15.300001" calcext:value-type="float">
            <text:p>15.300001</text:p>
          </table:table-cell>
          <table:table-cell office:value-type="float" office:value="-10.95" calcext:value-type="float">
            <text:p>-10.95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162031467.467764" calcext:value-type="float">
            <text:p>162031467.467764</text:p>
          </table:table-cell>
          <table:table-cell office:value-type="float" office:value="365.215005" calcext:value-type="float">
            <text:p>365.215005</text:p>
          </table:table-cell>
          <table:table-cell table:number-columns-repeated="3"/>
          <table:table-cell table:formula="of:=[.$Q$3]*([.J152]+[.$Q$2])" office:value-type="float" office:value="27.300001" calcext:value-type="float">
            <text:p>27.300001</text:p>
          </table:table-cell>
          <table:table-cell table:formula="of:=[.$Q$5]*([.K152]+[.$Q$4])" office:value-type="float" office:value="-27.2475" calcext:value-type="float">
            <text:p>-27.2475</text:p>
          </table:table-cell>
          <table:table-cell table:formula="of:=[.$Q$7]*([.L152]+[.$Q$6])" office:value-type="float" office:value="0.549998000000002" calcext:value-type="float">
            <text:p>0.549998000000002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52" calcext:value-type="float">
            <text:p>52</text:p>
          </table:table-cell>
          <table:table-cell office:value-type="float" office:value="1040" calcext:value-type="float">
            <text:p>1040</text:p>
          </table:table-cell>
          <table:table-cell office:value-type="float" office:value="89" calcext:value-type="float">
            <text:p>89</text:p>
          </table:table-cell>
          <table:table-cell office:value-type="float" office:value="-88" calcext:value-type="float">
            <text:p>-88</text:p>
          </table:table-cell>
          <table:table-cell office:value-type="float" office:value="-343" calcext:value-type="float">
            <text:p>-343</text:p>
          </table:table-cell>
          <table:table-cell office:value-type="float" office:value="-2064009.682016" calcext:value-type="float">
            <text:p>-2064009.682016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5554404.215441" calcext:value-type="float">
            <text:p>25554404.215441</text:p>
          </table:table-cell>
          <table:table-cell office:value-type="float" office:value="13.350001" calcext:value-type="float">
            <text:p>13.350001</text:p>
          </table:table-cell>
          <table:table-cell office:value-type="float" office:value="-13.200001" calcext:value-type="float">
            <text:p>-13.200001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171129610.084718" calcext:value-type="float">
            <text:p>171129610.084718</text:p>
          </table:table-cell>
          <table:table-cell office:value-type="float" office:value="365.121897" calcext:value-type="float">
            <text:p>365.121897</text:p>
          </table:table-cell>
          <table:table-cell table:number-columns-repeated="3"/>
          <table:table-cell table:formula="of:=[.$Q$3]*([.J153]+[.$Q$2])" office:value-type="float" office:value="25.350001" calcext:value-type="float">
            <text:p>25.350001</text:p>
          </table:table-cell>
          <table:table-cell table:formula="of:=[.$Q$5]*([.K153]+[.$Q$4])" office:value-type="float" office:value="-29.61000105" calcext:value-type="float">
            <text:p>-29.61000105</text:p>
          </table:table-cell>
          <table:table-cell table:formula="of:=[.$Q$7]*([.L153]+[.$Q$6])" office:value-type="float" office:value="0.549998000000002" calcext:value-type="float">
            <text:p>0.54999800000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6" calcext:value-type="float">
            <text:p>16</text:p>
          </table:table-cell>
          <table:table-cell office:value-type="float" office:value="1020" calcext:value-type="float">
            <text:p>1020</text:p>
          </table:table-cell>
          <table:table-cell office:value-type="float" office:value="68" calcext:value-type="float">
            <text:p>68</text:p>
          </table:table-cell>
          <table:table-cell office:value-type="float" office:value="-103" calcext:value-type="float">
            <text:p>-103</text:p>
          </table:table-cell>
          <table:table-cell office:value-type="float" office:value="-339" calcext:value-type="float">
            <text:p>-339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393144.690622" calcext:value-type="float">
            <text:p>393144.690622</text:p>
          </table:table-cell>
          <table:table-cell office:value-type="float" office:value="25062975.395913" calcext:value-type="float">
            <text:p>25062975.395913</text:p>
          </table:table-cell>
          <table:table-cell office:value-type="float" office:value="10.2" calcext:value-type="float">
            <text:p>10.2</text:p>
          </table:table-cell>
          <table:table-cell office:value-type="float" office:value="-15.450001" calcext:value-type="float">
            <text:p>-15.450001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167395843.175991" calcext:value-type="float">
            <text:p>167395843.175991</text:p>
          </table:table-cell>
          <table:table-cell office:value-type="float" office:value="360.768624" calcext:value-type="float">
            <text:p>360.768624</text:p>
          </table:table-cell>
          <table:table-cell table:number-columns-repeated="3"/>
          <table:table-cell table:formula="of:=[.$Q$3]*([.J154]+[.$Q$2])" office:value-type="float" office:value="22.2" calcext:value-type="float">
            <text:p>22.2</text:p>
          </table:table-cell>
          <table:table-cell table:formula="of:=[.$Q$5]*([.K154]+[.$Q$4])" office:value-type="float" office:value="-31.97250105" calcext:value-type="float">
            <text:p>-31.97250105</text:p>
          </table:table-cell>
          <table:table-cell table:formula="of:=[.$Q$7]*([.L154]+[.$Q$6])" office:value-type="float" office:value="1.149998" calcext:value-type="float">
            <text:p>1.1499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  <table:table-cell office:value-type="float" office:value="956" calcext:value-type="float">
            <text:p>956</text:p>
          </table:table-cell>
          <table:table-cell office:value-type="float" office:value="58" calcext:value-type="float">
            <text:p>58</text:p>
          </table:table-cell>
          <table:table-cell office:value-type="float" office:value="-108" calcext:value-type="float">
            <text:p>-108</text:p>
          </table:table-cell>
          <table:table-cell office:value-type="float" office:value="-340" calcext:value-type="float">
            <text:p>-340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3734874.748411" calcext:value-type="float">
            <text:p>3734874.748411</text:p>
          </table:table-cell>
          <table:table-cell office:value-type="float" office:value="23490394.533424" calcext:value-type="float">
            <text:p>23490394.533424</text:p>
          </table:table-cell>
          <table:table-cell office:value-type="float" office:value="8.7" calcext:value-type="float">
            <text:p>8.7</text:p>
          </table:table-cell>
          <table:table-cell office:value-type="float" office:value="-16.200001" calcext:value-type="float">
            <text:p>-16.200001</text:p>
          </table:table-cell>
          <table:table-cell office:value-type="float" office:value="-51.000002" calcext:value-type="float">
            <text:p>-51.000002</text:p>
          </table:table-cell>
          <table:table-cell office:value-type="float" office:value="158581885.094015" calcext:value-type="float">
            <text:p>158581885.094015</text:p>
          </table:table-cell>
          <table:table-cell office:value-type="float" office:value="361.424958" calcext:value-type="float">
            <text:p>361.424958</text:p>
          </table:table-cell>
          <table:table-cell table:number-columns-repeated="3"/>
          <table:table-cell table:formula="of:=[.$Q$3]*([.J155]+[.$Q$2])" office:value-type="float" office:value="20.7" calcext:value-type="float">
            <text:p>20.7</text:p>
          </table:table-cell>
          <table:table-cell table:formula="of:=[.$Q$5]*([.K155]+[.$Q$4])" office:value-type="float" office:value="-32.76000105" calcext:value-type="float">
            <text:p>-32.76000105</text:p>
          </table:table-cell>
          <table:table-cell table:formula="of:=[.$Q$7]*([.L155]+[.$Q$6])" office:value-type="float" office:value="0.999997999999998" calcext:value-type="float">
            <text:p>0.999997999999998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8" calcext:value-type="float">
            <text:p>-8</text:p>
          </table:table-cell>
          <table:table-cell office:value-type="float" office:value="928" calcext:value-type="float">
            <text:p>928</text:p>
          </table:table-cell>
          <table:table-cell office:value-type="float" office:value="28" calcext:value-type="float">
            <text:p>28</text:p>
          </table:table-cell>
          <table:table-cell office:value-type="float" office:value="-127" calcext:value-type="float">
            <text:p>-127</text:p>
          </table:table-cell>
          <table:table-cell office:value-type="float" office:value="-337" calcext:value-type="float">
            <text:p>-337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22802391.306086" calcext:value-type="float">
            <text:p>22802391.306086</text:p>
          </table:table-cell>
          <table:table-cell office:value-type="float" office:value="4.2" calcext:value-type="float">
            <text:p>4.2</text:p>
          </table:table-cell>
          <table:table-cell office:value-type="float" office:value="-19.050001" calcext:value-type="float">
            <text:p>-19.050001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152090761.943298" calcext:value-type="float">
            <text:p>152090761.943298</text:p>
          </table:table-cell>
          <table:table-cell office:value-type="float" office:value="361.222923" calcext:value-type="float">
            <text:p>361.222923</text:p>
          </table:table-cell>
          <table:table-cell table:number-columns-repeated="3"/>
          <table:table-cell table:formula="of:=[.$Q$3]*([.J156]+[.$Q$2])" office:value-type="float" office:value="16.2" calcext:value-type="float">
            <text:p>16.2</text:p>
          </table:table-cell>
          <table:table-cell table:formula="of:=[.$Q$5]*([.K156]+[.$Q$4])" office:value-type="float" office:value="-35.75250105" calcext:value-type="float">
            <text:p>-35.75250105</text:p>
          </table:table-cell>
          <table:table-cell table:formula="of:=[.$Q$7]*([.L156]+[.$Q$6])" office:value-type="float" office:value="1.449998" calcext:value-type="float">
            <text:p>1.449998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20" calcext:value-type="float">
            <text:p>-20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office:value-type="float" office:value="-133" calcext:value-type="float">
            <text:p>-133</text:p>
          </table:table-cell>
          <table:table-cell office:value-type="float" office:value="-339" calcext:value-type="float">
            <text:p>-339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24964688.192008" calcext:value-type="float">
            <text:p>24964688.192008</text:p>
          </table:table-cell>
          <table:table-cell office:value-type="float" office:value="0.15" calcext:value-type="float">
            <text:p>0.15</text:p>
          </table:table-cell>
          <table:table-cell office:value-type="float" office:value="-19.950001" calcext:value-type="float">
            <text:p>-19.950001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166526669.160718" calcext:value-type="float">
            <text:p>166526669.160718</text:p>
          </table:table-cell>
          <table:table-cell office:value-type="float" office:value="364.157933" calcext:value-type="float">
            <text:p>364.157933</text:p>
          </table:table-cell>
          <table:table-cell table:number-columns-repeated="3"/>
          <table:table-cell table:formula="of:=[.$Q$3]*([.J157]+[.$Q$2])" office:value-type="float" office:value="12.15" calcext:value-type="float">
            <text:p>12.15</text:p>
          </table:table-cell>
          <table:table-cell table:formula="of:=[.$Q$5]*([.K157]+[.$Q$4])" office:value-type="float" office:value="-36.69750105" calcext:value-type="float">
            <text:p>-36.69750105</text:p>
          </table:table-cell>
          <table:table-cell table:formula="of:=[.$Q$7]*([.L157]+[.$Q$6])" office:value-type="float" office:value="1.149998" calcext:value-type="float">
            <text:p>1.149998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60" calcext:value-type="float">
            <text:p>60</text:p>
          </table:table-cell>
          <table:table-cell office:value-type="float" office:value="980" calcext:value-type="float">
            <text:p>980</text:p>
          </table:table-cell>
          <table:table-cell office:value-type="float" office:value="-23" calcext:value-type="float">
            <text:p>-23</text:p>
          </table:table-cell>
          <table:table-cell office:value-type="float" office:value="-142" calcext:value-type="float">
            <text:p>-142</text:p>
          </table:table-cell>
          <table:table-cell office:value-type="float" office:value="-335" calcext:value-type="float">
            <text:p>-335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3.45" calcext:value-type="float">
            <text:p>-3.45</text:p>
          </table:table-cell>
          <table:table-cell office:value-type="float" office:value="-21.300001" calcext:value-type="float">
            <text:p>-21.300001</text:p>
          </table:table-cell>
          <table:table-cell office:value-type="float" office:value="-50.250002" calcext:value-type="float">
            <text:p>-50.250002</text:p>
          </table:table-cell>
          <table:table-cell office:value-type="float" office:value="160996095.630111" calcext:value-type="float">
            <text:p>160996095.630111</text:p>
          </table:table-cell>
          <table:table-cell office:value-type="float" office:value="364.57921" calcext:value-type="float">
            <text:p>364.57921</text:p>
          </table:table-cell>
          <table:table-cell table:number-columns-repeated="3"/>
          <table:table-cell table:formula="of:=[.$Q$3]*([.J158]+[.$Q$2])" office:value-type="float" office:value="8.55" calcext:value-type="float">
            <text:p>8.55</text:p>
          </table:table-cell>
          <table:table-cell table:formula="of:=[.$Q$5]*([.K158]+[.$Q$4])" office:value-type="float" office:value="-38.11500105" calcext:value-type="float">
            <text:p>-38.11500105</text:p>
          </table:table-cell>
          <table:table-cell table:formula="of:=[.$Q$7]*([.L158]+[.$Q$6])" office:value-type="float" office:value="1.749998" calcext:value-type="float">
            <text:p>1.749998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24" calcext:value-type="float">
            <text:p>24</text:p>
          </table:table-cell>
          <table:table-cell office:value-type="float" office:value="1004" calcext:value-type="float">
            <text:p>1004</text:p>
          </table:table-cell>
          <table:table-cell office:value-type="float" office:value="-41" calcext:value-type="float">
            <text:p>-41</text:p>
          </table:table-cell>
          <table:table-cell office:value-type="float" office:value="-144" calcext:value-type="float">
            <text:p>-144</text:p>
          </table:table-cell>
          <table:table-cell office:value-type="float" office:value="-334" calcext:value-type="float">
            <text:p>-334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-6.15" calcext:value-type="float">
            <text:p>-6.15</text:p>
          </table:table-cell>
          <table:table-cell office:value-type="float" office:value="-21.600001" calcext:value-type="float">
            <text:p>-21.600001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64846215.670796" calcext:value-type="float">
            <text:p>164846215.670796</text:p>
          </table:table-cell>
          <table:table-cell office:value-type="float" office:value="366.023223" calcext:value-type="float">
            <text:p>366.023223</text:p>
          </table:table-cell>
          <table:table-cell table:number-columns-repeated="3"/>
          <table:table-cell table:formula="of:=[.$Q$3]*([.J159]+[.$Q$2])" office:value-type="float" office:value="5.85" calcext:value-type="float">
            <text:p>5.85</text:p>
          </table:table-cell>
          <table:table-cell table:formula="of:=[.$Q$5]*([.K159]+[.$Q$4])" office:value-type="float" office:value="-38.43000105" calcext:value-type="float">
            <text:p>-38.43000105</text:p>
          </table:table-cell>
          <table:table-cell table:formula="of:=[.$Q$7]*([.L159]+[.$Q$6])" office:value-type="float" office:value="1.899998" calcext:value-type="float">
            <text:p>1.899998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-72" calcext:value-type="float">
            <text:p>-72</text:p>
          </table:table-cell>
          <table:table-cell office:value-type="float" office:value="-147" calcext:value-type="float">
            <text:p>-147</text:p>
          </table:table-cell>
          <table:table-cell office:value-type="float" office:value="-332" calcext:value-type="float">
            <text:p>-332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0" calcext:value-type="float">
            <text:p>0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-10.8" calcext:value-type="float">
            <text:p>-10.8</text:p>
          </table:table-cell>
          <table:table-cell office:value-type="float" office:value="-22.050001" calcext:value-type="float">
            <text:p>-22.05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59451288.551828" calcext:value-type="float">
            <text:p>159451288.551828</text:p>
          </table:table-cell>
          <table:table-cell office:value-type="float" office:value="370.158074" calcext:value-type="float">
            <text:p>370.158074</text:p>
          </table:table-cell>
          <table:table-cell table:number-columns-repeated="3"/>
          <table:table-cell table:formula="of:=[.$Q$3]*([.J160]+[.$Q$2])" office:value-type="float" office:value="1.2" calcext:value-type="float">
            <text:p>1.2</text:p>
          </table:table-cell>
          <table:table-cell table:formula="of:=[.$Q$5]*([.K160]+[.$Q$4])" office:value-type="float" office:value="-38.90250105" calcext:value-type="float">
            <text:p>-38.90250105</text:p>
          </table:table-cell>
          <table:table-cell table:formula="of:=[.$Q$7]*([.L160]+[.$Q$6])" office:value-type="float" office:value="2.199998" calcext:value-type="float">
            <text:p>2.199998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84" calcext:value-type="float">
            <text:p>84</text:p>
          </table:table-cell>
          <table:table-cell office:value-type="float" office:value="988" calcext:value-type="float">
            <text:p>988</text:p>
          </table:table-cell>
          <table:table-cell office:value-type="float" office:value="-97" calcext:value-type="float">
            <text:p>-97</text:p>
          </table:table-cell>
          <table:table-cell office:value-type="float" office:value="-147" calcext:value-type="float">
            <text:p>-147</text:p>
          </table:table-cell>
          <table:table-cell office:value-type="float" office:value="-332" calcext:value-type="float">
            <text:p>-332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2064009.682016" calcext:value-type="float">
            <text:p>2064009.682016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14.550001" calcext:value-type="float">
            <text:p>-14.550001</text:p>
          </table:table-cell>
          <table:table-cell office:value-type="float" office:value="-22.050001" calcext:value-type="float">
            <text:p>-22.05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62560558.129403" calcext:value-type="float">
            <text:p>162560558.129403</text:p>
          </table:table-cell>
          <table:table-cell office:value-type="float" office:value="375.821766" calcext:value-type="float">
            <text:p>375.821766</text:p>
          </table:table-cell>
          <table:table-cell table:number-columns-repeated="3"/>
          <table:table-cell table:formula="of:=[.$Q$3]*([.J161]+[.$Q$2])" office:value-type="float" office:value="-2.550001" calcext:value-type="float">
            <text:p>-2.550001</text:p>
          </table:table-cell>
          <table:table-cell table:formula="of:=[.$Q$5]*([.K161]+[.$Q$4])" office:value-type="float" office:value="-38.90250105" calcext:value-type="float">
            <text:p>-38.90250105</text:p>
          </table:table-cell>
          <table:table-cell table:formula="of:=[.$Q$7]*([.L161]+[.$Q$6])" office:value-type="float" office:value="2.199998" calcext:value-type="float">
            <text:p>2.199998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28" calcext:value-type="float">
            <text:p>28</text:p>
          </table:table-cell>
          <table:table-cell office:value-type="float" office:value="924" calcext:value-type="float">
            <text:p>924</text:p>
          </table:table-cell>
          <table:table-cell office:value-type="float" office:value="-129" calcext:value-type="float">
            <text:p>-129</text:p>
          </table:table-cell>
          <table:table-cell office:value-type="float" office:value="-143" calcext:value-type="float">
            <text:p>-143</text:p>
          </table:table-cell>
          <table:table-cell office:value-type="float" office:value="-333" calcext:value-type="float">
            <text:p>-333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2704106.50218" calcext:value-type="float">
            <text:p>22704106.50218</text:p>
          </table:table-cell>
          <table:table-cell office:value-type="float" office:value="-19.350001" calcext:value-type="float">
            <text:p>-19.350001</text:p>
          </table:table-cell>
          <table:table-cell office:value-type="float" office:value="-21.450001" calcext:value-type="float">
            <text:p>-21.450001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151996173.662518" calcext:value-type="float">
            <text:p>151996173.662518</text:p>
          </table:table-cell>
          <table:table-cell office:value-type="float" office:value="384.680387" calcext:value-type="float">
            <text:p>384.680387</text:p>
          </table:table-cell>
          <table:table-cell table:number-columns-repeated="3"/>
          <table:table-cell table:formula="of:=[.$Q$3]*([.J162]+[.$Q$2])" office:value-type="float" office:value="-7.350001" calcext:value-type="float">
            <text:p>-7.350001</text:p>
          </table:table-cell>
          <table:table-cell table:formula="of:=[.$Q$5]*([.K162]+[.$Q$4])" office:value-type="float" office:value="-38.27250105" calcext:value-type="float">
            <text:p>-38.27250105</text:p>
          </table:table-cell>
          <table:table-cell table:formula="of:=[.$Q$7]*([.L162]+[.$Q$6])" office:value-type="float" office:value="2.049998" calcext:value-type="float">
            <text:p>2.049998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92" calcext:value-type="float">
            <text:p>92</text:p>
          </table:table-cell>
          <table:table-cell office:value-type="float" office:value="980" calcext:value-type="float">
            <text:p>980</text:p>
          </table:table-cell>
          <table:table-cell office:value-type="float" office:value="-146" calcext:value-type="float">
            <text:p>-146</text:p>
          </table:table-cell>
          <table:table-cell office:value-type="float" office:value="-137" calcext:value-type="float">
            <text:p>-137</text:p>
          </table:table-cell>
          <table:table-cell office:value-type="float" office:value="-330" calcext:value-type="float">
            <text:p>-330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2260581.989827" calcext:value-type="float">
            <text:p>2260581.989827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21.900001" calcext:value-type="float">
            <text:p>-21.900001</text:p>
          </table:table-cell>
          <table:table-cell office:value-type="float" office:value="-20.550001" calcext:value-type="float">
            <text:p>-20.550001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161431525.088431" calcext:value-type="float">
            <text:p>161431525.088431</text:p>
          </table:table-cell>
          <table:table-cell office:value-type="float" office:value="385.985751" calcext:value-type="float">
            <text:p>385.985751</text:p>
          </table:table-cell>
          <table:table-cell table:number-columns-repeated="3"/>
          <table:table-cell table:formula="of:=[.$Q$3]*([.J163]+[.$Q$2])" office:value-type="float" office:value="-9.900001" calcext:value-type="float">
            <text:p>-9.900001</text:p>
          </table:table-cell>
          <table:table-cell table:formula="of:=[.$Q$5]*([.K163]+[.$Q$4])" office:value-type="float" office:value="-37.32750105" calcext:value-type="float">
            <text:p>-37.32750105</text:p>
          </table:table-cell>
          <table:table-cell table:formula="of:=[.$Q$7]*([.L163]+[.$Q$6])" office:value-type="float" office:value="2.499998" calcext:value-type="float">
            <text:p>2.499998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36" calcext:value-type="float">
            <text:p>36</text:p>
          </table:table-cell>
          <table:table-cell office:value-type="float" office:value="1128" calcext:value-type="float">
            <text:p>1128</text:p>
          </table:table-cell>
          <table:table-cell office:value-type="float" office:value="-181" calcext:value-type="float">
            <text:p>-181</text:p>
          </table:table-cell>
          <table:table-cell office:value-type="float" office:value="-126" calcext:value-type="float">
            <text:p>-126</text:p>
          </table:table-cell>
          <table:table-cell office:value-type="float" office:value="-330" calcext:value-type="float">
            <text:p>-330</text:p>
          </table:table-cell>
          <table:table-cell office:value-type="float" office:value="-2260581.989827" calcext:value-type="float">
            <text:p>-2260581.989827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7716701.101363" calcext:value-type="float">
            <text:p>27716701.101363</text:p>
          </table:table-cell>
          <table:table-cell office:value-type="float" office:value="-27.150001" calcext:value-type="float">
            <text:p>-27.150001</text:p>
          </table:table-cell>
          <table:table-cell office:value-type="float" office:value="-18.900001" calcext:value-type="float">
            <text:p>-18.900001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185485328.947459" calcext:value-type="float">
            <text:p>185485328.947459</text:p>
          </table:table-cell>
          <table:table-cell office:value-type="float" office:value="396.90931" calcext:value-type="float">
            <text:p>396.90931</text:p>
          </table:table-cell>
          <table:table-cell table:number-columns-repeated="3"/>
          <table:table-cell table:formula="of:=[.$Q$3]*([.J164]+[.$Q$2])" office:value-type="float" office:value="-15.150001" calcext:value-type="float">
            <text:p>-15.150001</text:p>
          </table:table-cell>
          <table:table-cell table:formula="of:=[.$Q$5]*([.K164]+[.$Q$4])" office:value-type="float" office:value="-35.59500105" calcext:value-type="float">
            <text:p>-35.59500105</text:p>
          </table:table-cell>
          <table:table-cell table:formula="of:=[.$Q$7]*([.L164]+[.$Q$6])" office:value-type="float" office:value="2.499998" calcext:value-type="float">
            <text:p>2.499998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12" calcext:value-type="float">
            <text:p>12</text:p>
          </table:table-cell>
          <table:table-cell office:value-type="float" office:value="964" calcext:value-type="float">
            <text:p>964</text:p>
          </table:table-cell>
          <table:table-cell office:value-type="float" office:value="-209" calcext:value-type="float">
            <text:p>-209</text:p>
          </table:table-cell>
          <table:table-cell office:value-type="float" office:value="-111" calcext:value-type="float">
            <text:p>-111</text:p>
          </table:table-cell>
          <table:table-cell office:value-type="float" office:value="-330" calcext:value-type="float">
            <text:p>-330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3686968.941236" calcext:value-type="float">
            <text:p>23686968.941236</text:p>
          </table:table-cell>
          <table:table-cell office:value-type="float" office:value="-31.350001" calcext:value-type="float">
            <text:p>-31.350001</text:p>
          </table:table-cell>
          <table:table-cell office:value-type="float" office:value="-16.650001" calcext:value-type="float">
            <text:p>-16.650001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158191555.918003" calcext:value-type="float">
            <text:p>158191555.918003</text:p>
          </table:table-cell>
          <table:table-cell office:value-type="float" office:value="406.081273" calcext:value-type="float">
            <text:p>406.081273</text:p>
          </table:table-cell>
          <table:table-cell table:number-columns-repeated="3"/>
          <table:table-cell table:formula="of:=[.$Q$3]*([.J165]+[.$Q$2])" office:value-type="float" office:value="-19.350001" calcext:value-type="float">
            <text:p>-19.350001</text:p>
          </table:table-cell>
          <table:table-cell table:formula="of:=[.$Q$5]*([.K165]+[.$Q$4])" office:value-type="float" office:value="-33.23250105" calcext:value-type="float">
            <text:p>-33.23250105</text:p>
          </table:table-cell>
          <table:table-cell table:formula="of:=[.$Q$7]*([.L165]+[.$Q$6])" office:value-type="float" office:value="2.499998" calcext:value-type="float">
            <text:p>2.499998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28" calcext:value-type="float">
            <text:p>-28</text:p>
          </table:table-cell>
          <table:table-cell office:value-type="float" office:value="972" calcext:value-type="float">
            <text:p>972</text:p>
          </table:table-cell>
          <table:table-cell office:value-type="float" office:value="-224" calcext:value-type="float">
            <text:p>-224</text:p>
          </table:table-cell>
          <table:table-cell office:value-type="float" office:value="-97" calcext:value-type="float">
            <text:p>-97</text:p>
          </table:table-cell>
          <table:table-cell office:value-type="float" office:value="-332" calcext:value-type="float">
            <text:p>-332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-33.600001" calcext:value-type="float">
            <text:p>-33.600001</text:p>
          </table:table-cell>
          <table:table-cell office:value-type="float" office:value="-14.550001" calcext:value-type="float">
            <text:p>-14.55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59553575.111956" calcext:value-type="float">
            <text:p>159553575.111956</text:p>
          </table:table-cell>
          <table:table-cell office:value-type="float" office:value="412.078876" calcext:value-type="float">
            <text:p>412.078876</text:p>
          </table:table-cell>
          <table:table-cell table:number-columns-repeated="3"/>
          <table:table-cell table:formula="of:=[.$Q$3]*([.J166]+[.$Q$2])" office:value-type="float" office:value="-21.600001" calcext:value-type="float">
            <text:p>-21.600001</text:p>
          </table:table-cell>
          <table:table-cell table:formula="of:=[.$Q$5]*([.K166]+[.$Q$4])" office:value-type="float" office:value="-31.02750105" calcext:value-type="float">
            <text:p>-31.02750105</text:p>
          </table:table-cell>
          <table:table-cell table:formula="of:=[.$Q$7]*([.L166]+[.$Q$6])" office:value-type="float" office:value="2.199998" calcext:value-type="float">
            <text:p>2.199998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68" calcext:value-type="float">
            <text:p>68</text:p>
          </table:table-cell>
          <table:table-cell office:value-type="float" office:value="1008" calcext:value-type="float">
            <text:p>1008</text:p>
          </table:table-cell>
          <table:table-cell office:value-type="float" office:value="-240" calcext:value-type="float">
            <text:p>-240</text:p>
          </table:table-cell>
          <table:table-cell office:value-type="float" office:value="-90" calcext:value-type="float">
            <text:p>-90</text:p>
          </table:table-cell>
          <table:table-cell office:value-type="float" office:value="-334" calcext:value-type="float">
            <text:p>-334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1670864.916394" calcext:value-type="float">
            <text:p>1670864.916394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-36.000001" calcext:value-type="float">
            <text:p>-36.000001</text:p>
          </table:table-cell>
          <table:table-cell office:value-type="float" office:value="-13.500001" calcext:value-type="float">
            <text:p>-13.500001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65827798.72508" calcext:value-type="float">
            <text:p>165827798.72508</text:p>
          </table:table-cell>
          <table:table-cell office:value-type="float" office:value="421.017814" calcext:value-type="float">
            <text:p>421.017814</text:p>
          </table:table-cell>
          <table:table-cell table:number-columns-repeated="3"/>
          <table:table-cell table:formula="of:=[.$Q$3]*([.J167]+[.$Q$2])" office:value-type="float" office:value="-24.000001" calcext:value-type="float">
            <text:p>-24.000001</text:p>
          </table:table-cell>
          <table:table-cell table:formula="of:=[.$Q$5]*([.K167]+[.$Q$4])" office:value-type="float" office:value="-29.92500105" calcext:value-type="float">
            <text:p>-29.92500105</text:p>
          </table:table-cell>
          <table:table-cell table:formula="of:=[.$Q$7]*([.L167]+[.$Q$6])" office:value-type="float" office:value="1.899998" calcext:value-type="float">
            <text:p>1.899998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120" calcext:value-type="float">
            <text:p>120</text:p>
          </table:table-cell>
          <table:table-cell office:value-type="float" office:value="984" calcext:value-type="float">
            <text:p>984</text:p>
          </table:table-cell>
          <table:table-cell office:value-type="float" office:value="-257" calcext:value-type="float">
            <text:p>-257</text:p>
          </table:table-cell>
          <table:table-cell office:value-type="float" office:value="-74" calcext:value-type="float">
            <text:p>-74</text:p>
          </table:table-cell>
          <table:table-cell office:value-type="float" office:value="-334" calcext:value-type="float">
            <text:p>-334</text:p>
          </table:table-cell>
          <table:table-cell office:value-type="float" office:value="-2358868.143733" calcext:value-type="float">
            <text:p>-2358868.143733</text:p>
          </table:table-cell>
          <table:table-cell office:value-type="float" office:value="2948585.217166" calcext:value-type="float">
            <text:p>2948585.217166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38.550002" calcext:value-type="float">
            <text:p>-38.550002</text:p>
          </table:table-cell>
          <table:table-cell office:value-type="float" office:value="-11.1" calcext:value-type="float">
            <text:p>-11.1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63143193.325169" calcext:value-type="float">
            <text:p>163143193.325169</text:p>
          </table:table-cell>
          <table:table-cell office:value-type="float" office:value="427.879656" calcext:value-type="float">
            <text:p>427.879656</text:p>
          </table:table-cell>
          <table:table-cell table:number-columns-repeated="3"/>
          <table:table-cell table:formula="of:=[.$Q$3]*([.J168]+[.$Q$2])" office:value-type="float" office:value="-26.550002" calcext:value-type="float">
            <text:p>-26.550002</text:p>
          </table:table-cell>
          <table:table-cell table:formula="of:=[.$Q$5]*([.K168]+[.$Q$4])" office:value-type="float" office:value="-27.405" calcext:value-type="float">
            <text:p>-27.405</text:p>
          </table:table-cell>
          <table:table-cell table:formula="of:=[.$Q$7]*([.L168]+[.$Q$6])" office:value-type="float" office:value="1.899998" calcext:value-type="float">
            <text:p>1.899998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88" calcext:value-type="float">
            <text:p>88</text:p>
          </table:table-cell>
          <table:table-cell office:value-type="float" office:value="976" calcext:value-type="float">
            <text:p>976</text:p>
          </table:table-cell>
          <table:table-cell office:value-type="float" office:value="-274" calcext:value-type="float">
            <text:p>-274</text:p>
          </table:table-cell>
          <table:table-cell office:value-type="float" office:value="-55" calcext:value-type="float">
            <text:p>-55</text:p>
          </table:table-cell>
          <table:table-cell office:value-type="float" office:value="-334" calcext:value-type="float">
            <text:p>-334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2162295.835922" calcext:value-type="float">
            <text:p>2162295.835922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41.100002" calcext:value-type="float">
            <text:p>-41.100002</text:p>
          </table:table-cell>
          <table:table-cell office:value-type="float" office:value="-8.25" calcext:value-type="float">
            <text:p>-8.25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60753228.781899" calcext:value-type="float">
            <text:p>160753228.781899</text:p>
          </table:table-cell>
          <table:table-cell office:value-type="float" office:value="435.496269" calcext:value-type="float">
            <text:p>435.496269</text:p>
          </table:table-cell>
          <table:table-cell table:number-columns-repeated="3"/>
          <table:table-cell table:formula="of:=[.$Q$3]*([.J169]+[.$Q$2])" office:value-type="float" office:value="-29.100002" calcext:value-type="float">
            <text:p>-29.100002</text:p>
          </table:table-cell>
          <table:table-cell table:formula="of:=[.$Q$5]*([.K169]+[.$Q$4])" office:value-type="float" office:value="-24.4125" calcext:value-type="float">
            <text:p>-24.4125</text:p>
          </table:table-cell>
          <table:table-cell table:formula="of:=[.$Q$7]*([.L169]+[.$Q$6])" office:value-type="float" office:value="1.899998" calcext:value-type="float">
            <text:p>1.899998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-24" calcext:value-type="float">
            <text:p>-24</text:p>
          </table:table-cell>
          <table:table-cell office:value-type="float" office:value="1120" calcext:value-type="float">
            <text:p>1120</text:p>
          </table:table-cell>
          <table:table-cell office:value-type="float" office:value="-290" calcext:value-type="float">
            <text:p>-290</text:p>
          </table:table-cell>
          <table:table-cell office:value-type="float" office:value="-34" calcext:value-type="float">
            <text:p>-34</text:p>
          </table:table-cell>
          <table:table-cell office:value-type="float" office:value="-336" calcext:value-type="float">
            <text:p>-336</text:p>
          </table:table-cell>
          <table:table-cell office:value-type="float" office:value="-3046871.521072" calcext:value-type="float">
            <text:p>-3046871.521072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27520129.093552" calcext:value-type="float">
            <text:p>27520129.093552</text:p>
          </table:table-cell>
          <table:table-cell office:value-type="float" office:value="-43.500002" calcext:value-type="float">
            <text:p>-43.500002</text:p>
          </table:table-cell>
          <table:table-cell office:value-type="float" office:value="-5.1" calcext:value-type="float">
            <text:p>-5.1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184630397.95697" calcext:value-type="float">
            <text:p>184630397.95697</text:p>
          </table:table-cell>
          <table:table-cell office:value-type="float" office:value="445.142674" calcext:value-type="float">
            <text:p>445.142674</text:p>
          </table:table-cell>
          <table:table-cell table:number-columns-repeated="3"/>
          <table:table-cell table:formula="of:=[.$Q$3]*([.J170]+[.$Q$2])" office:value-type="float" office:value="-31.500002" calcext:value-type="float">
            <text:p>-31.500002</text:p>
          </table:table-cell>
          <table:table-cell table:formula="of:=[.$Q$5]*([.K170]+[.$Q$4])" office:value-type="float" office:value="-21.105" calcext:value-type="float">
            <text:p>-21.105</text:p>
          </table:table-cell>
          <table:table-cell table:formula="of:=[.$Q$7]*([.L170]+[.$Q$6])" office:value-type="float" office:value="1.599998" calcext:value-type="float">
            <text:p>1.599998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60" calcext:value-type="float">
            <text:p>160</text:p>
          </table:table-cell>
          <table:table-cell office:value-type="float" office:value="968" calcext:value-type="float">
            <text:p>968</text:p>
          </table:table-cell>
          <table:table-cell office:value-type="float" office:value="-294" calcext:value-type="float">
            <text:p>-294</text:p>
          </table:table-cell>
          <table:table-cell office:value-type="float" office:value="-23" calcext:value-type="float">
            <text:p>-23</text:p>
          </table:table-cell>
          <table:table-cell office:value-type="float" office:value="-338" calcext:value-type="float">
            <text:p>-338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3931447.056222" calcext:value-type="float">
            <text:p>3931447.056222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-44.100002" calcext:value-type="float">
            <text:p>-44.100002</text:p>
          </table:table-cell>
          <table:table-cell office:value-type="float" office:value="-3.45" calcext:value-type="float">
            <text:p>-3.45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60805303.454464" calcext:value-type="float">
            <text:p>160805303.454464</text:p>
          </table:table-cell>
          <table:table-cell office:value-type="float" office:value="448.563262" calcext:value-type="float">
            <text:p>448.563262</text:p>
          </table:table-cell>
          <table:table-cell table:number-columns-repeated="3"/>
          <table:table-cell table:formula="of:=[.$Q$3]*([.J171]+[.$Q$2])" office:value-type="float" office:value="-32.100002" calcext:value-type="float">
            <text:p>-32.100002</text:p>
          </table:table-cell>
          <table:table-cell table:formula="of:=[.$Q$5]*([.K171]+[.$Q$4])" office:value-type="float" office:value="-19.3725" calcext:value-type="float">
            <text:p>-19.3725</text:p>
          </table:table-cell>
          <table:table-cell table:formula="of:=[.$Q$7]*([.L171]+[.$Q$6])" office:value-type="float" office:value="1.299998" calcext:value-type="float">
            <text:p>1.29999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office:value-type="float" office:value="-304" calcext:value-type="float">
            <text:p>-304</text:p>
          </table:table-cell>
          <table:table-cell office:value-type="float" office:value="-9" calcext:value-type="float">
            <text:p>-9</text:p>
          </table:table-cell>
          <table:table-cell office:value-type="float" office:value="-339" calcext:value-type="float">
            <text:p>-339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2507534.494369" calcext:value-type="float">
            <text:p>22507534.494369</text:p>
          </table:table-cell>
          <table:table-cell office:value-type="float" office:value="-45.600002" calcext:value-type="float">
            <text:p>-45.600002</text:p>
          </table:table-cell>
          <table:table-cell office:value-type="float" office:value="-1.35" calcext:value-type="float">
            <text:p>-1.35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150634226.44505" calcext:value-type="float">
            <text:p>150634226.44505</text:p>
          </table:table-cell>
          <table:table-cell office:value-type="float" office:value="455.431663" calcext:value-type="float">
            <text:p>455.431663</text:p>
          </table:table-cell>
          <table:table-cell table:number-columns-repeated="3"/>
          <table:table-cell table:formula="of:=[.$Q$3]*([.J172]+[.$Q$2])" office:value-type="float" office:value="-33.600002" calcext:value-type="float">
            <text:p>-33.600002</text:p>
          </table:table-cell>
          <table:table-cell table:formula="of:=[.$Q$5]*([.K172]+[.$Q$4])" office:value-type="float" office:value="-17.1675" calcext:value-type="float">
            <text:p>-17.1675</text:p>
          </table:table-cell>
          <table:table-cell table:formula="of:=[.$Q$7]*([.L172]+[.$Q$6])" office:value-type="float" office:value="1.149998" calcext:value-type="float">
            <text:p>1.149998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76" calcext:value-type="float">
            <text:p>76</text:p>
          </table:table-cell>
          <table:table-cell office:value-type="float" office:value="1012" calcext:value-type="float">
            <text:p>1012</text:p>
          </table:table-cell>
          <table:table-cell office:value-type="float" office:value="-311" calcext:value-type="float">
            <text:p>-311</text:p>
          </table:table-cell>
          <table:table-cell office:value-type="float" office:value="1" calcext:value-type="float">
            <text:p>1</text:p>
          </table:table-cell>
          <table:table-cell office:value-type="float" office:value="-342" calcext:value-type="float">
            <text:p>-342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867437.374205" calcext:value-type="float">
            <text:p>1867437.374205</text:p>
          </table:table-cell>
          <table:table-cell office:value-type="float" office:value="24866400.988102" calcext:value-type="float">
            <text:p>24866400.988102</text:p>
          </table:table-cell>
          <table:table-cell office:value-type="float" office:value="-46.650002" calcext:value-type="float">
            <text:p>-46.650002</text:p>
          </table:table-cell>
          <table:table-cell office:value-type="float" office:value="0.15" calcext:value-type="float">
            <text:p>0.15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166460904.995296" calcext:value-type="float">
            <text:p>166460904.995296</text:p>
          </table:table-cell>
          <table:table-cell office:value-type="float" office:value="462.261831" calcext:value-type="float">
            <text:p>462.261831</text:p>
          </table:table-cell>
          <table:table-cell table:number-columns-repeated="3"/>
          <table:table-cell table:formula="of:=[.$Q$3]*([.J173]+[.$Q$2])" office:value-type="float" office:value="-34.650002" calcext:value-type="float">
            <text:p>-34.650002</text:p>
          </table:table-cell>
          <table:table-cell table:formula="of:=[.$Q$5]*([.K173]+[.$Q$4])" office:value-type="float" office:value="-15.5925" calcext:value-type="float">
            <text:p>-15.5925</text:p>
          </table:table-cell>
          <table:table-cell table:formula="of:=[.$Q$7]*([.L173]+[.$Q$6])" office:value-type="float" office:value="0.699998000000001" calcext:value-type="float">
            <text:p>0.699998000000001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52" calcext:value-type="float">
            <text:p>52</text:p>
          </table:table-cell>
          <table:table-cell office:value-type="float" office:value="988" calcext:value-type="float">
            <text:p>988</text:p>
          </table:table-cell>
          <table:table-cell office:value-type="float" office:value="-317" calcext:value-type="float">
            <text:p>-317</text:p>
          </table:table-cell>
          <table:table-cell office:value-type="float" office:value="11" calcext:value-type="float">
            <text:p>11</text:p>
          </table:table-cell>
          <table:table-cell office:value-type="float" office:value="-349" calcext:value-type="float">
            <text:p>-349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47.550002" calcext:value-type="float">
            <text:p>-47.550002</text:p>
          </table:table-cell>
          <table:table-cell office:value-type="float" office:value="1.65" calcext:value-type="float">
            <text:p>1.65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162292263.676831" calcext:value-type="float">
            <text:p>162292263.676831</text:p>
          </table:table-cell>
          <table:table-cell office:value-type="float" office:value="471.604707" calcext:value-type="float">
            <text:p>471.604707</text:p>
          </table:table-cell>
          <table:table-cell table:number-columns-repeated="3"/>
          <table:table-cell table:formula="of:=[.$Q$3]*([.J174]+[.$Q$2])" office:value-type="float" office:value="-35.550002" calcext:value-type="float">
            <text:p>-35.550002</text:p>
          </table:table-cell>
          <table:table-cell table:formula="of:=[.$Q$5]*([.K174]+[.$Q$4])" office:value-type="float" office:value="-14.0175" calcext:value-type="float">
            <text:p>-14.0175</text:p>
          </table:table-cell>
          <table:table-cell table:formula="of:=[.$Q$7]*([.L174]+[.$Q$6])" office:value-type="float" office:value="-0.350002000000003" calcext:value-type="float">
            <text:p>-0.350002000000003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28" calcext:value-type="float">
            <text:p>28</text:p>
          </table:table-cell>
          <table:table-cell office:value-type="float" office:value="980" calcext:value-type="float">
            <text:p>980</text:p>
          </table:table-cell>
          <table:table-cell office:value-type="float" office:value="-322" calcext:value-type="float">
            <text:p>-322</text:p>
          </table:table-cell>
          <table:table-cell office:value-type="float" office:value="26" calcext:value-type="float">
            <text:p>26</text:p>
          </table:table-cell>
          <table:table-cell office:value-type="float" office:value="-348" calcext:value-type="float">
            <text:p>-348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48.300002" calcext:value-type="float">
            <text:p>-48.300002</text:p>
          </table:table-cell>
          <table:table-cell office:value-type="float" office:value="3.9" calcext:value-type="float">
            <text:p>3.9</text:p>
          </table:table-cell>
          <table:table-cell office:value-type="float" office:value="-52.200002" calcext:value-type="float">
            <text:p>-52.200002</text:p>
          </table:table-cell>
          <table:table-cell office:value-type="float" office:value="160647704.066394" calcext:value-type="float">
            <text:p>160647704.066394</text:p>
          </table:table-cell>
          <table:table-cell office:value-type="float" office:value="474.830496" calcext:value-type="float">
            <text:p>474.830496</text:p>
          </table:table-cell>
          <table:table-cell table:number-columns-repeated="3"/>
          <table:table-cell table:formula="of:=[.$Q$3]*([.J175]+[.$Q$2])" office:value-type="float" office:value="-36.300002" calcext:value-type="float">
            <text:p>-36.300002</text:p>
          </table:table-cell>
          <table:table-cell table:formula="of:=[.$Q$5]*([.K175]+[.$Q$4])" office:value-type="float" office:value="-11.655" calcext:value-type="float">
            <text:p>-11.655</text:p>
          </table:table-cell>
          <table:table-cell table:formula="of:=[.$Q$7]*([.L175]+[.$Q$6])" office:value-type="float" office:value="-0.200001999999998" calcext:value-type="float">
            <text:p>-0.200001999999998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44" calcext:value-type="float">
            <text:p>44</text:p>
          </table:table-cell>
          <table:table-cell office:value-type="float" office:value="984" calcext:value-type="float">
            <text:p>984</text:p>
          </table:table-cell>
          <table:table-cell office:value-type="float" office:value="-327" calcext:value-type="float">
            <text:p>-327</text:p>
          </table:table-cell>
          <table:table-cell office:value-type="float" office:value="43" calcext:value-type="float">
            <text:p>43</text:p>
          </table:table-cell>
          <table:table-cell office:value-type="float" office:value="-352" calcext:value-type="float">
            <text:p>-352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9.050002" calcext:value-type="float">
            <text:p>-49.050002</text:p>
          </table:table-cell>
          <table:table-cell office:value-type="float" office:value="6.45" calcext:value-type="float">
            <text:p>6.45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161575069.801849" calcext:value-type="float">
            <text:p>161575069.801849</text:p>
          </table:table-cell>
          <table:table-cell office:value-type="float" office:value="482.371226" calcext:value-type="float">
            <text:p>482.371226</text:p>
          </table:table-cell>
          <table:table-cell table:number-columns-repeated="3"/>
          <table:table-cell table:formula="of:=[.$Q$3]*([.J176]+[.$Q$2])" office:value-type="float" office:value="-37.050002" calcext:value-type="float">
            <text:p>-37.050002</text:p>
          </table:table-cell>
          <table:table-cell table:formula="of:=[.$Q$5]*([.K176]+[.$Q$4])" office:value-type="float" office:value="-8.9775" calcext:value-type="float">
            <text:p>-8.9775</text:p>
          </table:table-cell>
          <table:table-cell table:formula="of:=[.$Q$7]*([.L176]+[.$Q$6])" office:value-type="float" office:value="-0.800001999999999" calcext:value-type="float">
            <text:p>-0.800001999999999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84" calcext:value-type="float">
            <text:p>84</text:p>
          </table:table-cell>
          <table:table-cell office:value-type="float" office:value="984" calcext:value-type="float">
            <text:p>984</text:p>
          </table:table-cell>
          <table:table-cell office:value-type="float" office:value="-333" calcext:value-type="float">
            <text:p>-333</text:p>
          </table:table-cell>
          <table:table-cell office:value-type="float" office:value="56" calcext:value-type="float">
            <text:p>56</text:p>
          </table:table-cell>
          <table:table-cell office:value-type="float" office:value="-354" calcext:value-type="float">
            <text:p>-354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2064009.682016" calcext:value-type="float">
            <text:p>2064009.682016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8.4" calcext:value-type="float">
            <text:p>8.4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161796795.763166" calcext:value-type="float">
            <text:p>161796795.763166</text:p>
          </table:table-cell>
          <table:table-cell office:value-type="float" office:value="489.224897" calcext:value-type="float">
            <text:p>489.224897</text:p>
          </table:table-cell>
          <table:table-cell table:number-columns-repeated="3"/>
          <table:table-cell table:formula="of:=[.$Q$3]*([.J177]+[.$Q$2])" office:value-type="float" office:value="-37.950002" calcext:value-type="float">
            <text:p>-37.950002</text:p>
          </table:table-cell>
          <table:table-cell table:formula="of:=[.$Q$5]*([.K177]+[.$Q$4])" office:value-type="float" office:value="-6.93" calcext:value-type="float">
            <text:p>-6.93</text:p>
          </table:table-cell>
          <table:table-cell table:formula="of:=[.$Q$7]*([.L177]+[.$Q$6])" office:value-type="float" office:value="-1.100002" calcext:value-type="float">
            <text:p>-1.10000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-336" calcext:value-type="float">
            <text:p>-336</text:p>
          </table:table-cell>
          <table:table-cell office:value-type="float" office:value="73" calcext:value-type="float">
            <text:p>73</text:p>
          </table:table-cell>
          <table:table-cell office:value-type="float" office:value="-360" calcext:value-type="float">
            <text:p>-360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10.95" calcext:value-type="float">
            <text:p>10.95</text:p>
          </table:table-cell>
          <table:table-cell office:value-type="float" office:value="-54.000002" calcext:value-type="float">
            <text:p>-54.000002</text:p>
          </table:table-cell>
          <table:table-cell office:value-type="float" office:value="164417227.38249" calcext:value-type="float">
            <text:p>164417227.38249</text:p>
          </table:table-cell>
          <table:table-cell office:value-type="float" office:value="497.820249" calcext:value-type="float">
            <text:p>497.820249</text:p>
          </table:table-cell>
          <table:table-cell table:number-columns-repeated="3"/>
          <table:table-cell table:formula="of:=[.$Q$3]*([.J178]+[.$Q$2])" office:value-type="float" office:value="-38.400002" calcext:value-type="float">
            <text:p>-38.400002</text:p>
          </table:table-cell>
          <table:table-cell table:formula="of:=[.$Q$5]*([.K178]+[.$Q$4])" office:value-type="float" office:value="-4.2525" calcext:value-type="float">
            <text:p>-4.2525</text:p>
          </table:table-cell>
          <table:table-cell table:formula="of:=[.$Q$7]*([.L178]+[.$Q$6])" office:value-type="float" office:value="-2.000002" calcext:value-type="float">
            <text:p>-2.00000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64" calcext:value-type="float">
            <text:p>64</text:p>
          </table:table-cell>
          <table:table-cell office:value-type="float" office:value="976" calcext:value-type="float">
            <text:p>976</text:p>
          </table:table-cell>
          <table:table-cell office:value-type="float" office:value="-339" calcext:value-type="float">
            <text:p>-339</text:p>
          </table:table-cell>
          <table:table-cell office:value-type="float" office:value="92" calcext:value-type="float">
            <text:p>92</text:p>
          </table:table-cell>
          <table:table-cell office:value-type="float" office:value="-365" calcext:value-type="float">
            <text:p>-365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572578.762489" calcext:value-type="float">
            <text:p>1572578.762489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13.800001" calcext:value-type="float">
            <text:p>13.800001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160384233.809964" calcext:value-type="float">
            <text:p>160384233.809964</text:p>
          </table:table-cell>
          <table:table-cell office:value-type="float" office:value="506.566876" calcext:value-type="float">
            <text:p>506.566876</text:p>
          </table:table-cell>
          <table:table-cell table:number-columns-repeated="3"/>
          <table:table-cell table:formula="of:=[.$Q$3]*([.J179]+[.$Q$2])" office:value-type="float" office:value="-38.850002" calcext:value-type="float">
            <text:p>-38.850002</text:p>
          </table:table-cell>
          <table:table-cell table:formula="of:=[.$Q$5]*([.K179]+[.$Q$4])" office:value-type="float" office:value="-1.25999895" calcext:value-type="float">
            <text:p>-1.25999895</text:p>
          </table:table-cell>
          <table:table-cell table:formula="of:=[.$Q$7]*([.L179]+[.$Q$6])" office:value-type="float" office:value="-2.750002" calcext:value-type="float">
            <text:p>-2.75000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08" calcext:value-type="float">
            <text:p>108</text:p>
          </table:table-cell>
          <table:table-cell office:value-type="float" office:value="984" calcext:value-type="float">
            <text:p>984</text:p>
          </table:table-cell>
          <table:table-cell office:value-type="float" office:value="-343" calcext:value-type="float">
            <text:p>-343</text:p>
          </table:table-cell>
          <table:table-cell office:value-type="float" office:value="104" calcext:value-type="float">
            <text:p>104</text:p>
          </table:table-cell>
          <table:table-cell office:value-type="float" office:value="-369" calcext:value-type="float">
            <text:p>-369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2653726.60545" calcext:value-type="float">
            <text:p>2653726.60545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15.600001" calcext:value-type="float">
            <text:p>15.600001</text:p>
          </table:table-cell>
          <table:table-cell office:value-type="float" office:value="-55.350002" calcext:value-type="float">
            <text:p>-55.350002</text:p>
          </table:table-cell>
          <table:table-cell office:value-type="float" office:value="162222136.393042" calcext:value-type="float">
            <text:p>162222136.393042</text:p>
          </table:table-cell>
          <table:table-cell office:value-type="float" office:value="514.418118" calcext:value-type="float">
            <text:p>514.418118</text:p>
          </table:table-cell>
          <table:table-cell table:number-columns-repeated="3"/>
          <table:table-cell table:formula="of:=[.$Q$3]*([.J180]+[.$Q$2])" office:value-type="float" office:value="-39.450002" calcext:value-type="float">
            <text:p>-39.450002</text:p>
          </table:table-cell>
          <table:table-cell table:formula="of:=[.$Q$5]*([.K180]+[.$Q$4])" office:value-type="float" office:value="0.630001050000001" calcext:value-type="float">
            <text:p>0.630001050000001</text:p>
          </table:table-cell>
          <table:table-cell table:formula="of:=[.$Q$7]*([.L180]+[.$Q$6])" office:value-type="float" office:value="-3.350002" calcext:value-type="float">
            <text:p>-3.35000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52" calcext:value-type="float">
            <text:p>52</text:p>
          </table:table-cell>
          <table:table-cell office:value-type="float" office:value="948" calcext:value-type="float">
            <text:p>948</text:p>
          </table:table-cell>
          <table:table-cell office:value-type="float" office:value="-354" calcext:value-type="float">
            <text:p>-354</text:p>
          </table:table-cell>
          <table:table-cell office:value-type="float" office:value="124" calcext:value-type="float">
            <text:p>124</text:p>
          </table:table-cell>
          <table:table-cell office:value-type="float" office:value="-385" calcext:value-type="float">
            <text:p>-385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3293822.525613" calcext:value-type="float">
            <text:p>23293822.525613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18.600001" calcext:value-type="float">
            <text:p>18.600001</text:p>
          </table:table-cell>
          <table:table-cell office:value-type="float" office:value="-57.750002" calcext:value-type="float">
            <text:p>-57.750002</text:p>
          </table:table-cell>
          <table:table-cell office:value-type="float" office:value="155692513.842367" calcext:value-type="float">
            <text:p>155692513.842367</text:p>
          </table:table-cell>
          <table:table-cell office:value-type="float" office:value="537.51" calcext:value-type="float">
            <text:p>537.51</text:p>
          </table:table-cell>
          <table:table-cell table:number-columns-repeated="3"/>
          <table:table-cell table:formula="of:=[.$Q$3]*([.J181]+[.$Q$2])" office:value-type="float" office:value="-41.100002" calcext:value-type="float">
            <text:p>-41.100002</text:p>
          </table:table-cell>
          <table:table-cell table:formula="of:=[.$Q$5]*([.K181]+[.$Q$4])" office:value-type="float" office:value="3.78000105" calcext:value-type="float">
            <text:p>3.78000105</text:p>
          </table:table-cell>
          <table:table-cell table:formula="of:=[.$Q$7]*([.L181]+[.$Q$6])" office:value-type="float" office:value="-5.750002" calcext:value-type="float">
            <text:p>-5.75000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64" calcext:value-type="float">
            <text:p>64</text:p>
          </table:table-cell>
          <table:table-cell office:value-type="float" office:value="1016" calcext:value-type="float">
            <text:p>1016</text:p>
          </table:table-cell>
          <table:table-cell office:value-type="float" office:value="-365" calcext:value-type="float">
            <text:p>-365</text:p>
          </table:table-cell>
          <table:table-cell office:value-type="float" office:value="145" calcext:value-type="float">
            <text:p>145</text:p>
          </table:table-cell>
          <table:table-cell office:value-type="float" office:value="-400" calcext:value-type="float">
            <text:p>-400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1572578.762489" calcext:value-type="float">
            <text:p>1572578.762489</text:p>
          </table:table-cell>
          <table:table-cell office:value-type="float" office:value="24964688.192008" calcext:value-type="float">
            <text:p>24964688.192008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21.750001" calcext:value-type="float">
            <text:p>21.750001</text:p>
          </table:table-cell>
          <table:table-cell office:value-type="float" office:value="-60.000002" calcext:value-type="float">
            <text:p>-60.000002</text:p>
          </table:table-cell>
          <table:table-cell office:value-type="float" office:value="166946388.65095" calcext:value-type="float">
            <text:p>166946388.65095</text:p>
          </table:table-cell>
          <table:table-cell office:value-type="float" office:value="560.580057" calcext:value-type="float">
            <text:p>560.580057</text:p>
          </table:table-cell>
          <table:table-cell table:number-columns-repeated="3"/>
          <table:table-cell table:formula="of:=[.$Q$3]*([.J182]+[.$Q$2])" office:value-type="float" office:value="-42.750002" calcext:value-type="float">
            <text:p>-42.750002</text:p>
          </table:table-cell>
          <table:table-cell table:formula="of:=[.$Q$5]*([.K182]+[.$Q$4])" office:value-type="float" office:value="7.08750105" calcext:value-type="float">
            <text:p>7.08750105</text:p>
          </table:table-cell>
          <table:table-cell table:formula="of:=[.$Q$7]*([.L182]+[.$Q$6])" office:value-type="float" office:value="-8.000002" calcext:value-type="float">
            <text:p>-8.00000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0" calcext:value-type="float">
            <text:p>40</text:p>
          </table:table-cell>
          <table:table-cell office:value-type="float" office:value="944" calcext:value-type="float">
            <text:p>944</text:p>
          </table:table-cell>
          <table:table-cell office:value-type="float" office:value="-371" calcext:value-type="float">
            <text:p>-371</text:p>
          </table:table-cell>
          <table:table-cell office:value-type="float" office:value="168" calcext:value-type="float">
            <text:p>168</text:p>
          </table:table-cell>
          <table:table-cell office:value-type="float" office:value="-410" calcext:value-type="float">
            <text:p>-410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3195537.721708" calcext:value-type="float">
            <text:p>23195537.721708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25.200001" calcext:value-type="float">
            <text:p>25.200001</text:p>
          </table:table-cell>
          <table:table-cell office:value-type="float" office:value="-61.500002" calcext:value-type="float">
            <text:p>-61.500002</text:p>
          </table:table-cell>
          <table:table-cell office:value-type="float" office:value="154788154.319858" calcext:value-type="float">
            <text:p>154788154.319858</text:p>
          </table:table-cell>
          <table:table-cell office:value-type="float" office:value="577.89705" calcext:value-type="float">
            <text:p>577.89705</text:p>
          </table:table-cell>
          <table:table-cell table:number-columns-repeated="3"/>
          <table:table-cell table:formula="of:=[.$Q$3]*([.J183]+[.$Q$2])" office:value-type="float" office:value="-43.650002" calcext:value-type="float">
            <text:p>-43.650002</text:p>
          </table:table-cell>
          <table:table-cell table:formula="of:=[.$Q$5]*([.K183]+[.$Q$4])" office:value-type="float" office:value="10.71000105" calcext:value-type="float">
            <text:p>10.71000105</text:p>
          </table:table-cell>
          <table:table-cell table:formula="of:=[.$Q$7]*([.L183]+[.$Q$6])" office:value-type="float" office:value="-9.500002" calcext:value-type="float">
            <text:p>-9.50000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48" calcext:value-type="float">
            <text:p>48</text:p>
          </table:table-cell>
          <table:table-cell office:value-type="float" office:value="1000" calcext:value-type="float">
            <text:p>1000</text:p>
          </table:table-cell>
          <table:table-cell office:value-type="float" office:value="-394" calcext:value-type="float">
            <text:p>-394</text:p>
          </table:table-cell>
          <table:table-cell office:value-type="float" office:value="203" calcext:value-type="float">
            <text:p>203</text:p>
          </table:table-cell>
          <table:table-cell office:value-type="float" office:value="-425" calcext:value-type="float">
            <text:p>-425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59.100002" calcext:value-type="float">
            <text:p>-59.100002</text:p>
          </table:table-cell>
          <table:table-cell office:value-type="float" office:value="30.450001" calcext:value-type="float">
            <text:p>30.450001</text:p>
          </table:table-cell>
          <table:table-cell office:value-type="float" office:value="-63.750003" calcext:value-type="float">
            <text:p>-63.750003</text:p>
          </table:table-cell>
          <table:table-cell office:value-type="float" office:value="164046005.200929" calcext:value-type="float">
            <text:p>164046005.200929</text:p>
          </table:table-cell>
          <table:table-cell office:value-type="float" office:value="614.060258" calcext:value-type="float">
            <text:p>614.060258</text:p>
          </table:table-cell>
          <table:table-cell table:number-columns-repeated="3"/>
          <table:table-cell table:formula="of:=[.$Q$3]*([.J184]+[.$Q$2])" office:value-type="float" office:value="-47.100002" calcext:value-type="float">
            <text:p>-47.100002</text:p>
          </table:table-cell>
          <table:table-cell table:formula="of:=[.$Q$5]*([.K184]+[.$Q$4])" office:value-type="float" office:value="16.22250105" calcext:value-type="float">
            <text:p>16.22250105</text:p>
          </table:table-cell>
          <table:table-cell table:formula="of:=[.$Q$7]*([.L184]+[.$Q$6])" office:value-type="float" office:value="-11.750003" calcext:value-type="float">
            <text:p>-11.750003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96" calcext:value-type="float">
            <text:p>96</text:p>
          </table:table-cell>
          <table:table-cell office:value-type="float" office:value="976" calcext:value-type="float">
            <text:p>976</text:p>
          </table:table-cell>
          <table:table-cell office:value-type="float" office:value="-399" calcext:value-type="float">
            <text:p>-399</text:p>
          </table:table-cell>
          <table:table-cell office:value-type="float" office:value="242" calcext:value-type="float">
            <text:p>242</text:p>
          </table:table-cell>
          <table:table-cell office:value-type="float" office:value="-431" calcext:value-type="float">
            <text:p>-431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2358868.143733" calcext:value-type="float">
            <text:p>2358868.143733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59.850002" calcext:value-type="float">
            <text:p>-59.850002</text:p>
          </table:table-cell>
          <table:table-cell office:value-type="float" office:value="36.300001" calcext:value-type="float">
            <text:p>36.300001</text:p>
          </table:table-cell>
          <table:table-cell office:value-type="float" office:value="-64.650003" calcext:value-type="float">
            <text:p>-64.650003</text:p>
          </table:table-cell>
          <table:table-cell office:value-type="float" office:value="160735867.553246" calcext:value-type="float">
            <text:p>160735867.553246</text:p>
          </table:table-cell>
          <table:table-cell office:value-type="float" office:value="635.236964" calcext:value-type="float">
            <text:p>635.236964</text:p>
          </table:table-cell>
          <table:table-cell table:number-columns-repeated="3"/>
          <table:table-cell table:formula="of:=[.$Q$3]*([.J185]+[.$Q$2])" office:value-type="float" office:value="-47.850002" calcext:value-type="float">
            <text:p>-47.850002</text:p>
          </table:table-cell>
          <table:table-cell table:formula="of:=[.$Q$5]*([.K185]+[.$Q$4])" office:value-type="float" office:value="22.36500105" calcext:value-type="float">
            <text:p>22.36500105</text:p>
          </table:table-cell>
          <table:table-cell table:formula="of:=[.$Q$7]*([.L185]+[.$Q$6])" office:value-type="float" office:value="-12.650003" calcext:value-type="float">
            <text:p>-12.650003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36" calcext:value-type="float">
            <text:p>36</text:p>
          </table:table-cell>
          <table:table-cell office:value-type="float" office:value="972" calcext:value-type="float">
            <text:p>972</text:p>
          </table:table-cell>
          <table:table-cell office:value-type="float" office:value="-382" calcext:value-type="float">
            <text:p>-382</text:p>
          </table:table-cell>
          <table:table-cell office:value-type="float" office:value="294" calcext:value-type="float">
            <text:p>294</text:p>
          </table:table-cell>
          <table:table-cell office:value-type="float" office:value="-440" calcext:value-type="float">
            <text:p>-440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-57.300002" calcext:value-type="float">
            <text:p>-57.300002</text:p>
          </table:table-cell>
          <table:table-cell office:value-type="float" office:value="44.100002" calcext:value-type="float">
            <text:p>44.100002</text:p>
          </table:table-cell>
          <table:table-cell office:value-type="float" office:value="-66.000003" calcext:value-type="float">
            <text:p>-66.000003</text:p>
          </table:table-cell>
          <table:table-cell office:value-type="float" office:value="159354324.904846" calcext:value-type="float">
            <text:p>159354324.904846</text:p>
          </table:table-cell>
          <table:table-cell office:value-type="float" office:value="652.656112" calcext:value-type="float">
            <text:p>652.656112</text:p>
          </table:table-cell>
          <table:table-cell table:number-columns-repeated="3"/>
          <table:table-cell table:formula="of:=[.$Q$3]*([.J186]+[.$Q$2])" office:value-type="float" office:value="-45.300002" calcext:value-type="float">
            <text:p>-45.300002</text:p>
          </table:table-cell>
          <table:table-cell table:formula="of:=[.$Q$5]*([.K186]+[.$Q$4])" office:value-type="float" office:value="30.5550021" calcext:value-type="float">
            <text:p>30.5550021</text:p>
          </table:table-cell>
          <table:table-cell table:formula="of:=[.$Q$7]*([.L186]+[.$Q$6])" office:value-type="float" office:value="-14.000003" calcext:value-type="float">
            <text:p>-14.000003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40" calcext:value-type="float">
            <text:p>40</text:p>
          </table:table-cell>
          <table:table-cell office:value-type="float" office:value="996" calcext:value-type="float">
            <text:p>996</text:p>
          </table:table-cell>
          <table:table-cell office:value-type="float" office:value="-355" calcext:value-type="float">
            <text:p>-355</text:p>
          </table:table-cell>
          <table:table-cell office:value-type="float" office:value="334" calcext:value-type="float">
            <text:p>334</text:p>
          </table:table-cell>
          <table:table-cell office:value-type="float" office:value="-442" calcext:value-type="float">
            <text:p>-442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-53.250002" calcext:value-type="float">
            <text:p>-53.250002</text:p>
          </table:table-cell>
          <table:table-cell office:value-type="float" office:value="50.100002" calcext:value-type="float">
            <text:p>50.100002</text:p>
          </table:table-cell>
          <table:table-cell office:value-type="float" office:value="-66.300003" calcext:value-type="float">
            <text:p>-66.300003</text:p>
          </table:table-cell>
          <table:table-cell office:value-type="float" office:value="163393016.337528" calcext:value-type="float">
            <text:p>163393016.337528</text:p>
          </table:table-cell>
          <table:table-cell office:value-type="float" office:value="657.985562" calcext:value-type="float">
            <text:p>657.985562</text:p>
          </table:table-cell>
          <table:table-cell table:number-columns-repeated="3"/>
          <table:table-cell table:formula="of:=[.$Q$3]*([.J187]+[.$Q$2])" office:value-type="float" office:value="-41.250002" calcext:value-type="float">
            <text:p>-41.250002</text:p>
          </table:table-cell>
          <table:table-cell table:formula="of:=[.$Q$5]*([.K187]+[.$Q$4])" office:value-type="float" office:value="36.8550021" calcext:value-type="float">
            <text:p>36.8550021</text:p>
          </table:table-cell>
          <table:table-cell table:formula="of:=[.$Q$7]*([.L187]+[.$Q$6])" office:value-type="float" office:value="-14.300003" calcext:value-type="float">
            <text:p>-14.300003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28" calcext:value-type="float">
            <text:p>28</text:p>
          </table:table-cell>
          <table:table-cell office:value-type="float" office:value="984" calcext:value-type="float">
            <text:p>984</text:p>
          </table:table-cell>
          <table:table-cell office:value-type="float" office:value="-302" calcext:value-type="float">
            <text:p>-302</text:p>
          </table:table-cell>
          <table:table-cell office:value-type="float" office:value="366" calcext:value-type="float">
            <text:p>366</text:p>
          </table:table-cell>
          <table:table-cell office:value-type="float" office:value="-436" calcext:value-type="float">
            <text:p>-436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5.300002" calcext:value-type="float">
            <text:p>-45.300002</text:p>
          </table:table-cell>
          <table:table-cell office:value-type="float" office:value="54.900002" calcext:value-type="float">
            <text:p>54.900002</text:p>
          </table:table-cell>
          <table:table-cell office:value-type="float" office:value="-65.400003" calcext:value-type="float">
            <text:p>-65.400003</text:p>
          </table:table-cell>
          <table:table-cell office:value-type="float" office:value="161339734.193049" calcext:value-type="float">
            <text:p>161339734.193049</text:p>
          </table:table-cell>
          <table:table-cell office:value-type="float" office:value="644.4036" calcext:value-type="float">
            <text:p>644.4036</text:p>
          </table:table-cell>
          <table:table-cell table:number-columns-repeated="3"/>
          <table:table-cell table:formula="of:=[.$Q$3]*([.J188]+[.$Q$2])" office:value-type="float" office:value="-33.300002" calcext:value-type="float">
            <text:p>-33.300002</text:p>
          </table:table-cell>
          <table:table-cell table:formula="of:=[.$Q$5]*([.K188]+[.$Q$4])" office:value-type="float" office:value="41.8950021" calcext:value-type="float">
            <text:p>41.8950021</text:p>
          </table:table-cell>
          <table:table-cell table:formula="of:=[.$Q$7]*([.L188]+[.$Q$6])" office:value-type="float" office:value="-13.400003" calcext:value-type="float">
            <text:p>-13.400003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-256" calcext:value-type="float">
            <text:p>-256</text:p>
          </table:table-cell>
          <table:table-cell office:value-type="float" office:value="387" calcext:value-type="float">
            <text:p>387</text:p>
          </table:table-cell>
          <table:table-cell office:value-type="float" office:value="-440" calcext:value-type="float">
            <text:p>-440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38.400002" calcext:value-type="float">
            <text:p>-38.400002</text:p>
          </table:table-cell>
          <table:table-cell office:value-type="float" office:value="58.050002" calcext:value-type="float">
            <text:p>58.050002</text:p>
          </table:table-cell>
          <table:table-cell office:value-type="float" office:value="-66.000003" calcext:value-type="float">
            <text:p>-66.000003</text:p>
          </table:table-cell>
          <table:table-cell office:value-type="float" office:value="163988416.739282" calcext:value-type="float">
            <text:p>163988416.739282</text:p>
          </table:table-cell>
          <table:table-cell office:value-type="float" office:value="639.456801" calcext:value-type="float">
            <text:p>639.456801</text:p>
          </table:table-cell>
          <table:table-cell table:number-columns-repeated="3"/>
          <table:table-cell table:formula="of:=[.$Q$3]*([.J189]+[.$Q$2])" office:value-type="float" office:value="-26.400002" calcext:value-type="float">
            <text:p>-26.400002</text:p>
          </table:table-cell>
          <table:table-cell table:formula="of:=[.$Q$5]*([.K189]+[.$Q$4])" office:value-type="float" office:value="45.2025021" calcext:value-type="float">
            <text:p>45.2025021</text:p>
          </table:table-cell>
          <table:table-cell table:formula="of:=[.$Q$7]*([.L189]+[.$Q$6])" office:value-type="float" office:value="-14.000003" calcext:value-type="float">
            <text:p>-14.00000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office:value-type="float" office:value="-204" calcext:value-type="float">
            <text:p>-204</text:p>
          </table:table-cell>
          <table:table-cell office:value-type="float" office:value="403" calcext:value-type="float">
            <text:p>403</text:p>
          </table:table-cell>
          <table:table-cell office:value-type="float" office:value="-435" calcext:value-type="float">
            <text:p>-435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30.600001" calcext:value-type="float">
            <text:p>-30.600001</text:p>
          </table:table-cell>
          <table:table-cell office:value-type="float" office:value="60.450002" calcext:value-type="float">
            <text:p>60.450002</text:p>
          </table:table-cell>
          <table:table-cell office:value-type="float" office:value="-65.250003" calcext:value-type="float">
            <text:p>-65.250003</text:p>
          </table:table-cell>
          <table:table-cell office:value-type="float" office:value="161889651.287835" calcext:value-type="float">
            <text:p>161889651.287835</text:p>
          </table:table-cell>
          <table:table-cell office:value-type="float" office:value="627.096484" calcext:value-type="float">
            <text:p>627.096484</text:p>
          </table:table-cell>
          <table:table-cell table:number-columns-repeated="3"/>
          <table:table-cell table:formula="of:=[.$Q$3]*([.J190]+[.$Q$2])" office:value-type="float" office:value="-18.600001" calcext:value-type="float">
            <text:p>-18.600001</text:p>
          </table:table-cell>
          <table:table-cell table:formula="of:=[.$Q$5]*([.K190]+[.$Q$4])" office:value-type="float" office:value="47.7225021" calcext:value-type="float">
            <text:p>47.7225021</text:p>
          </table:table-cell>
          <table:table-cell table:formula="of:=[.$Q$7]*([.L190]+[.$Q$6])" office:value-type="float" office:value="-13.250003" calcext:value-type="float">
            <text:p>-13.250003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88" calcext:value-type="float">
            <text:p>88</text:p>
          </table:table-cell>
          <table:table-cell office:value-type="float" office:value="984" calcext:value-type="float">
            <text:p>984</text:p>
          </table:table-cell>
          <table:table-cell office:value-type="float" office:value="-164" calcext:value-type="float">
            <text:p>-164</text:p>
          </table:table-cell>
          <table:table-cell office:value-type="float" office:value="405" calcext:value-type="float">
            <text:p>405</text:p>
          </table:table-cell>
          <table:table-cell office:value-type="float" office:value="-435" calcext:value-type="float">
            <text:p>-435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2162295.835922" calcext:value-type="float">
            <text:p>2162295.835922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24.600001" calcext:value-type="float">
            <text:p>-24.600001</text:p>
          </table:table-cell>
          <table:table-cell office:value-type="float" office:value="60.750002" calcext:value-type="float">
            <text:p>60.750002</text:p>
          </table:table-cell>
          <table:table-cell office:value-type="float" office:value="-65.250003" calcext:value-type="float">
            <text:p>-65.250003</text:p>
          </table:table-cell>
          <table:table-cell office:value-type="float" office:value="162023518.093728" calcext:value-type="float">
            <text:p>162023518.093728</text:p>
          </table:table-cell>
          <table:table-cell office:value-type="float" office:value="616.559811" calcext:value-type="float">
            <text:p>616.559811</text:p>
          </table:table-cell>
          <table:table-cell table:number-columns-repeated="3"/>
          <table:table-cell table:formula="of:=[.$Q$3]*([.J191]+[.$Q$2])" office:value-type="float" office:value="-12.600001" calcext:value-type="float">
            <text:p>-12.600001</text:p>
          </table:table-cell>
          <table:table-cell table:formula="of:=[.$Q$5]*([.K191]+[.$Q$4])" office:value-type="float" office:value="48.0375021" calcext:value-type="float">
            <text:p>48.0375021</text:p>
          </table:table-cell>
          <table:table-cell table:formula="of:=[.$Q$7]*([.L191]+[.$Q$6])" office:value-type="float" office:value="-13.250003" calcext:value-type="float">
            <text:p>-13.250003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52" calcext:value-type="float">
            <text:p>52</text:p>
          </table:table-cell>
          <table:table-cell office:value-type="float" office:value="976" calcext:value-type="float">
            <text:p>976</text:p>
          </table:table-cell>
          <table:table-cell office:value-type="float" office:value="-115" calcext:value-type="float">
            <text:p>-115</text:p>
          </table:table-cell>
          <table:table-cell office:value-type="float" office:value="402" calcext:value-type="float">
            <text:p>402</text:p>
          </table:table-cell>
          <table:table-cell office:value-type="float" office:value="-429" calcext:value-type="float">
            <text:p>-429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17.250001" calcext:value-type="float">
            <text:p>-17.250001</text:p>
          </table:table-cell>
          <table:table-cell office:value-type="float" office:value="60.300002" calcext:value-type="float">
            <text:p>60.300002</text:p>
          </table:table-cell>
          <table:table-cell office:value-type="float" office:value="-64.350003" calcext:value-type="float">
            <text:p>-64.350003</text:p>
          </table:table-cell>
          <table:table-cell office:value-type="float" office:value="160267744.103807" calcext:value-type="float">
            <text:p>160267744.103807</text:p>
          </table:table-cell>
          <table:table-cell office:value-type="float" office:value="599.057593" calcext:value-type="float">
            <text:p>599.057593</text:p>
          </table:table-cell>
          <table:table-cell table:number-columns-repeated="3"/>
          <table:table-cell table:formula="of:=[.$Q$3]*([.J192]+[.$Q$2])" office:value-type="float" office:value="-5.250001" calcext:value-type="float">
            <text:p>-5.250001</text:p>
          </table:table-cell>
          <table:table-cell table:formula="of:=[.$Q$5]*([.K192]+[.$Q$4])" office:value-type="float" office:value="47.5650021" calcext:value-type="float">
            <text:p>47.5650021</text:p>
          </table:table-cell>
          <table:table-cell table:formula="of:=[.$Q$7]*([.L192]+[.$Q$6])" office:value-type="float" office:value="-12.350003" calcext:value-type="float">
            <text:p>-12.35000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56" calcext:value-type="float">
            <text:p>56</text:p>
          </table:table-cell>
          <table:table-cell office:value-type="float" office:value="948" calcext:value-type="float">
            <text:p>948</text:p>
          </table:table-cell>
          <table:table-cell office:value-type="float" office:value="-79" calcext:value-type="float">
            <text:p>-79</text:p>
          </table:table-cell>
          <table:table-cell office:value-type="float" office:value="390" calcext:value-type="float">
            <text:p>390</text:p>
          </table:table-cell>
          <table:table-cell office:value-type="float" office:value="-418" calcext:value-type="float">
            <text:p>-418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3293822.525613" calcext:value-type="float">
            <text:p>23293822.525613</text:p>
          </table:table-cell>
          <table:table-cell office:value-type="float" office:value="-11.85" calcext:value-type="float">
            <text:p>-11.85</text:p>
          </table:table-cell>
          <table:table-cell office:value-type="float" office:value="58.500002" calcext:value-type="float">
            <text:p>58.500002</text:p>
          </table:table-cell>
          <table:table-cell office:value-type="float" office:value="-62.700002" calcext:value-type="float">
            <text:p>-62.700002</text:p>
          </table:table-cell>
          <table:table-cell office:value-type="float" office:value="155564231.609602" calcext:value-type="float">
            <text:p>155564231.609602</text:p>
          </table:table-cell>
          <table:table-cell office:value-type="float" office:value="577.117839" calcext:value-type="float">
            <text:p>577.117839</text:p>
          </table:table-cell>
          <table:table-cell table:number-columns-repeated="3"/>
          <table:table-cell table:formula="of:=[.$Q$3]*([.J193]+[.$Q$2])" office:value-type="float" office:value="0.15" calcext:value-type="float">
            <text:p>0.15</text:p>
          </table:table-cell>
          <table:table-cell table:formula="of:=[.$Q$5]*([.K193]+[.$Q$4])" office:value-type="float" office:value="45.6750021" calcext:value-type="float">
            <text:p>45.6750021</text:p>
          </table:table-cell>
          <table:table-cell table:formula="of:=[.$Q$7]*([.L193]+[.$Q$6])" office:value-type="float" office:value="-10.700002" calcext:value-type="float">
            <text:p>-10.700002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84" calcext:value-type="float">
            <text:p>84</text:p>
          </table:table-cell>
          <table:table-cell office:value-type="float" office:value="1020" calcext:value-type="float">
            <text:p>1020</text:p>
          </table:table-cell>
          <table:table-cell office:value-type="float" office:value="-66" calcext:value-type="float">
            <text:p>-66</text:p>
          </table:table-cell>
          <table:table-cell office:value-type="float" office:value="379" calcext:value-type="float">
            <text:p>379</text:p>
          </table:table-cell>
          <table:table-cell office:value-type="float" office:value="-411" calcext:value-type="float">
            <text:p>-411</text:p>
          </table:table-cell>
          <table:table-cell office:value-type="float" office:value="-2162295.835922" calcext:value-type="float">
            <text:p>-2162295.835922</text:p>
          </table:table-cell>
          <table:table-cell office:value-type="float" office:value="2064009.682016" calcext:value-type="float">
            <text:p>2064009.682016</text:p>
          </table:table-cell>
          <table:table-cell office:value-type="float" office:value="25062975.395913" calcext:value-type="float">
            <text:p>25062975.395913</text:p>
          </table:table-cell>
          <table:table-cell office:value-type="float" office:value="-9.9" calcext:value-type="float">
            <text:p>-9.9</text:p>
          </table:table-cell>
          <table:table-cell office:value-type="float" office:value="56.850002" calcext:value-type="float">
            <text:p>56.850002</text:p>
          </table:table-cell>
          <table:table-cell office:value-type="float" office:value="-61.650002" calcext:value-type="float">
            <text:p>-61.650002</text:p>
          </table:table-cell>
          <table:table-cell office:value-type="float" office:value="168270726.881074" calcext:value-type="float">
            <text:p>168270726.881074</text:p>
          </table:table-cell>
          <table:table-cell office:value-type="float" office:value="562.954705" calcext:value-type="float">
            <text:p>562.954705</text:p>
          </table:table-cell>
          <table:table-cell table:number-columns-repeated="3"/>
          <table:table-cell table:formula="of:=[.$Q$3]*([.J194]+[.$Q$2])" office:value-type="float" office:value="2.1" calcext:value-type="float">
            <text:p>2.1</text:p>
          </table:table-cell>
          <table:table-cell table:formula="of:=[.$Q$5]*([.K194]+[.$Q$4])" office:value-type="float" office:value="43.9425021" calcext:value-type="float">
            <text:p>43.9425021</text:p>
          </table:table-cell>
          <table:table-cell table:formula="of:=[.$Q$7]*([.L194]+[.$Q$6])" office:value-type="float" office:value="-9.650002" calcext:value-type="float">
            <text:p>-9.65000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20" calcext:value-type="float">
            <text:p>20</text:p>
          </table:table-cell>
          <table:table-cell office:value-type="float" office:value="984" calcext:value-type="float">
            <text:p>984</text:p>
          </table:table-cell>
          <table:table-cell office:value-type="float" office:value="-51" calcext:value-type="float">
            <text:p>-51</text:p>
          </table:table-cell>
          <table:table-cell office:value-type="float" office:value="368" calcext:value-type="float">
            <text:p>368</text:p>
          </table:table-cell>
          <table:table-cell office:value-type="float" office:value="-407" calcext:value-type="float">
            <text:p>-407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7.65" calcext:value-type="float">
            <text:p>-7.65</text:p>
          </table:table-cell>
          <table:table-cell office:value-type="float" office:value="55.200002" calcext:value-type="float">
            <text:p>55.200002</text:p>
          </table:table-cell>
          <table:table-cell office:value-type="float" office:value="-61.050002" calcext:value-type="float">
            <text:p>-61.050002</text:p>
          </table:table-cell>
          <table:table-cell office:value-type="float" office:value="161287834.426404" calcext:value-type="float">
            <text:p>161287834.426404</text:p>
          </table:table-cell>
          <table:table-cell office:value-type="float" office:value="551.066239" calcext:value-type="float">
            <text:p>551.066239</text:p>
          </table:table-cell>
          <table:table-cell table:number-columns-repeated="3"/>
          <table:table-cell table:formula="of:=[.$Q$3]*([.J195]+[.$Q$2])" office:value-type="float" office:value="4.35" calcext:value-type="float">
            <text:p>4.35</text:p>
          </table:table-cell>
          <table:table-cell table:formula="of:=[.$Q$5]*([.K195]+[.$Q$4])" office:value-type="float" office:value="42.2100021" calcext:value-type="float">
            <text:p>42.2100021</text:p>
          </table:table-cell>
          <table:table-cell table:formula="of:=[.$Q$7]*([.L195]+[.$Q$6])" office:value-type="float" office:value="-9.050002" calcext:value-type="float">
            <text:p>-9.05000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88" calcext:value-type="float">
            <text:p>88</text:p>
          </table:table-cell>
          <table:table-cell office:value-type="float" office:value="852" calcext:value-type="float">
            <text:p>852</text:p>
          </table:table-cell>
          <table:table-cell office:value-type="float" office:value="-43" calcext:value-type="float">
            <text:p>-43</text:p>
          </table:table-cell>
          <table:table-cell office:value-type="float" office:value="360" calcext:value-type="float">
            <text:p>360</text:p>
          </table:table-cell>
          <table:table-cell office:value-type="float" office:value="-401" calcext:value-type="float">
            <text:p>-401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2162295.835922" calcext:value-type="float">
            <text:p>2162295.835922</text:p>
          </table:table-cell>
          <table:table-cell office:value-type="float" office:value="20934956.03188" calcext:value-type="float">
            <text:p>20934956.03188</text:p>
          </table:table-cell>
          <table:table-cell office:value-type="float" office:value="-6.45" calcext:value-type="float">
            <text:p>-6.45</text:p>
          </table:table-cell>
          <table:table-cell office:value-type="float" office:value="54.000002" calcext:value-type="float">
            <text:p>54.000002</text:p>
          </table:table-cell>
          <table:table-cell office:value-type="float" office:value="-60.150002" calcext:value-type="float">
            <text:p>-60.150002</text:p>
          </table:table-cell>
          <table:table-cell office:value-type="float" office:value="140322614.582759" calcext:value-type="float">
            <text:p>140322614.582759</text:p>
          </table:table-cell>
          <table:table-cell office:value-type="float" office:value="540.601517" calcext:value-type="float">
            <text:p>540.601517</text:p>
          </table:table-cell>
          <table:table-cell table:number-columns-repeated="3"/>
          <table:table-cell table:formula="of:=[.$Q$3]*([.J196]+[.$Q$2])" office:value-type="float" office:value="5.55" calcext:value-type="float">
            <text:p>5.55</text:p>
          </table:table-cell>
          <table:table-cell table:formula="of:=[.$Q$5]*([.K196]+[.$Q$4])" office:value-type="float" office:value="40.9500021" calcext:value-type="float">
            <text:p>40.9500021</text:p>
          </table:table-cell>
          <table:table-cell table:formula="of:=[.$Q$7]*([.L196]+[.$Q$6])" office:value-type="float" office:value="-8.150002" calcext:value-type="float">
            <text:p>-8.15000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40" calcext:value-type="float">
            <text:p>40</text:p>
          </table:table-cell>
          <table:table-cell office:value-type="float" office:value="988" calcext:value-type="float">
            <text:p>988</text:p>
          </table:table-cell>
          <table:table-cell office:value-type="float" office:value="-58" calcext:value-type="float">
            <text:p>-58</text:p>
          </table:table-cell>
          <table:table-cell office:value-type="float" office:value="367" calcext:value-type="float">
            <text:p>367</text:p>
          </table:table-cell>
          <table:table-cell office:value-type="float" office:value="-404" calcext:value-type="float">
            <text:p>-404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8.7" calcext:value-type="float">
            <text:p>-8.7</text:p>
          </table:table-cell>
          <table:table-cell office:value-type="float" office:value="55.050002" calcext:value-type="float">
            <text:p>55.050002</text:p>
          </table:table-cell>
          <table:table-cell office:value-type="float" office:value="-60.600002" calcext:value-type="float">
            <text:p>-60.600002</text:p>
          </table:table-cell>
          <table:table-cell office:value-type="float" office:value="162042072.946714" calcext:value-type="float">
            <text:p>162042072.946714</text:p>
          </table:table-cell>
          <table:table-cell office:value-type="float" office:value="548.879768" calcext:value-type="float">
            <text:p>548.879768</text:p>
          </table:table-cell>
          <table:table-cell table:number-columns-repeated="3"/>
          <table:table-cell table:formula="of:=[.$Q$3]*([.J197]+[.$Q$2])" office:value-type="float" office:value="3.3" calcext:value-type="float">
            <text:p>3.3</text:p>
          </table:table-cell>
          <table:table-cell table:formula="of:=[.$Q$5]*([.K197]+[.$Q$4])" office:value-type="float" office:value="42.0525021" calcext:value-type="float">
            <text:p>42.0525021</text:p>
          </table:table-cell>
          <table:table-cell table:formula="of:=[.$Q$7]*([.L197]+[.$Q$6])" office:value-type="float" office:value="-8.600002" calcext:value-type="float">
            <text:p>-8.60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56" calcext:value-type="float">
            <text:p>56</text:p>
          </table:table-cell>
          <table:table-cell office:value-type="float" office:value="976" calcext:value-type="float">
            <text:p>976</text:p>
          </table:table-cell>
          <table:table-cell office:value-type="float" office:value="-64" calcext:value-type="float">
            <text:p>-64</text:p>
          </table:table-cell>
          <table:table-cell office:value-type="float" office:value="368" calcext:value-type="float">
            <text:p>368</text:p>
          </table:table-cell>
          <table:table-cell office:value-type="float" office:value="-404" calcext:value-type="float">
            <text:p>-404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9.6" calcext:value-type="float">
            <text:p>-9.6</text:p>
          </table:table-cell>
          <table:table-cell office:value-type="float" office:value="55.200002" calcext:value-type="float">
            <text:p>55.200002</text:p>
          </table:table-cell>
          <table:table-cell office:value-type="float" office:value="-60.600002" calcext:value-type="float">
            <text:p>-60.600002</text:p>
          </table:table-cell>
          <table:table-cell office:value-type="float" office:value="160250330.305215" calcext:value-type="float">
            <text:p>160250330.305215</text:p>
          </table:table-cell>
          <table:table-cell office:value-type="float" office:value="550.214504" calcext:value-type="float">
            <text:p>550.214504</text:p>
          </table:table-cell>
          <table:table-cell table:number-columns-repeated="3"/>
          <table:table-cell table:formula="of:=[.$Q$3]*([.J198]+[.$Q$2])" office:value-type="float" office:value="2.4" calcext:value-type="float">
            <text:p>2.4</text:p>
          </table:table-cell>
          <table:table-cell table:formula="of:=[.$Q$5]*([.K198]+[.$Q$4])" office:value-type="float" office:value="42.2100021" calcext:value-type="float">
            <text:p>42.2100021</text:p>
          </table:table-cell>
          <table:table-cell table:formula="of:=[.$Q$7]*([.L198]+[.$Q$6])" office:value-type="float" office:value="-8.600002" calcext:value-type="float">
            <text:p>-8.60000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8" calcext:value-type="float">
            <text:p>48</text:p>
          </table:table-cell>
          <table:table-cell office:value-type="float" office:value="952" calcext:value-type="float">
            <text:p>952</text:p>
          </table:table-cell>
          <table:table-cell office:value-type="float" office:value="-67" calcext:value-type="float">
            <text:p>-67</text:p>
          </table:table-cell>
          <table:table-cell office:value-type="float" office:value="370" calcext:value-type="float">
            <text:p>370</text:p>
          </table:table-cell>
          <table:table-cell office:value-type="float" office:value="-408" calcext:value-type="float">
            <text:p>-408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3392109.729519" calcext:value-type="float">
            <text:p>23392109.729519</text:p>
          </table:table-cell>
          <table:table-cell office:value-type="float" office:value="-10.05" calcext:value-type="float">
            <text:p>-10.05</text:p>
          </table:table-cell>
          <table:table-cell office:value-type="float" office:value="55.500002" calcext:value-type="float">
            <text:p>55.500002</text:p>
          </table:table-cell>
          <table:table-cell office:value-type="float" office:value="-61.200002" calcext:value-type="float">
            <text:p>-61.200002</text:p>
          </table:table-cell>
          <table:table-cell office:value-type="float" office:value="156179856.863522" calcext:value-type="float">
            <text:p>156179856.863522</text:p>
          </table:table-cell>
          <table:table-cell office:value-type="float" office:value="554.845023" calcext:value-type="float">
            <text:p>554.845023</text:p>
          </table:table-cell>
          <table:table-cell table:number-columns-repeated="3"/>
          <table:table-cell table:formula="of:=[.$Q$3]*([.J199]+[.$Q$2])" office:value-type="float" office:value="1.95" calcext:value-type="float">
            <text:p>1.95</text:p>
          </table:table-cell>
          <table:table-cell table:formula="of:=[.$Q$5]*([.K199]+[.$Q$4])" office:value-type="float" office:value="42.5250021" calcext:value-type="float">
            <text:p>42.5250021</text:p>
          </table:table-cell>
          <table:table-cell table:formula="of:=[.$Q$7]*([.L199]+[.$Q$6])" office:value-type="float" office:value="-9.200002" calcext:value-type="float">
            <text:p>-9.20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0" calcext:value-type="float">
            <text:p>40</text:p>
          </table:table-cell>
          <table:table-cell office:value-type="float" office:value="980" calcext:value-type="float">
            <text:p>980</text:p>
          </table:table-cell>
          <table:table-cell office:value-type="float" office:value="-64" calcext:value-type="float">
            <text:p>-64</text:p>
          </table:table-cell>
          <table:table-cell office:value-type="float" office:value="369" calcext:value-type="float">
            <text:p>369</text:p>
          </table:table-cell>
          <table:table-cell office:value-type="float" office:value="-408" calcext:value-type="float">
            <text:p>-408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9.6" calcext:value-type="float">
            <text:p>-9.6</text:p>
          </table:table-cell>
          <table:table-cell office:value-type="float" office:value="55.350002" calcext:value-type="float">
            <text:p>55.350002</text:p>
          </table:table-cell>
          <table:table-cell office:value-type="float" office:value="-61.200002" calcext:value-type="float">
            <text:p>-61.200002</text:p>
          </table:table-cell>
          <table:table-cell office:value-type="float" office:value="160689123.44282" calcext:value-type="float">
            <text:p>160689123.44282</text:p>
          </table:table-cell>
          <table:table-cell office:value-type="float" office:value="553.823979" calcext:value-type="float">
            <text:p>553.823979</text:p>
          </table:table-cell>
          <table:table-cell table:number-columns-repeated="3"/>
          <table:table-cell table:formula="of:=[.$Q$3]*([.J200]+[.$Q$2])" office:value-type="float" office:value="2.4" calcext:value-type="float">
            <text:p>2.4</text:p>
          </table:table-cell>
          <table:table-cell table:formula="of:=[.$Q$5]*([.K200]+[.$Q$4])" office:value-type="float" office:value="42.3675021" calcext:value-type="float">
            <text:p>42.3675021</text:p>
          </table:table-cell>
          <table:table-cell table:formula="of:=[.$Q$7]*([.L200]+[.$Q$6])" office:value-type="float" office:value="-9.200002" calcext:value-type="float">
            <text:p>-9.20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16" calcext:value-type="float">
            <text:p>116</text:p>
          </table:table-cell>
          <table:table-cell office:value-type="float" office:value="992" calcext:value-type="float">
            <text:p>992</text:p>
          </table:table-cell>
          <table:table-cell office:value-type="float" office:value="-60" calcext:value-type="float">
            <text:p>-60</text:p>
          </table:table-cell>
          <table:table-cell office:value-type="float" office:value="362" calcext:value-type="float">
            <text:p>362</text:p>
          </table:table-cell>
          <table:table-cell office:value-type="float" office:value="-399" calcext:value-type="float">
            <text:p>-399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2850298.913261" calcext:value-type="float">
            <text:p>2850298.913261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9" calcext:value-type="float">
            <text:p>-9</text:p>
          </table:table-cell>
          <table:table-cell office:value-type="float" office:value="54.300002" calcext:value-type="float">
            <text:p>54.300002</text:p>
          </table:table-cell>
          <table:table-cell office:value-type="float" office:value="-59.850002" calcext:value-type="float">
            <text:p>-59.850002</text:p>
          </table:table-cell>
          <table:table-cell office:value-type="float" office:value="163738197.731837" calcext:value-type="float">
            <text:p>163738197.731837</text:p>
          </table:table-cell>
          <table:table-cell office:value-type="float" office:value="542.074718" calcext:value-type="float">
            <text:p>542.074718</text:p>
          </table:table-cell>
          <table:table-cell table:number-columns-repeated="3"/>
          <table:table-cell table:formula="of:=[.$Q$3]*([.J201]+[.$Q$2])" office:value-type="float" office:value="3" calcext:value-type="float">
            <text:p>3</text:p>
          </table:table-cell>
          <table:table-cell table:formula="of:=[.$Q$5]*([.K201]+[.$Q$4])" office:value-type="float" office:value="41.2650021" calcext:value-type="float">
            <text:p>41.2650021</text:p>
          </table:table-cell>
          <table:table-cell table:formula="of:=[.$Q$7]*([.L201]+[.$Q$6])" office:value-type="float" office:value="-7.850002" calcext:value-type="float">
            <text:p>-7.85000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44" calcext:value-type="float">
            <text:p>44</text:p>
          </table:table-cell>
          <table:table-cell office:value-type="float" office:value="996" calcext:value-type="float">
            <text:p>996</text:p>
          </table:table-cell>
          <table:table-cell office:value-type="float" office:value="-47" calcext:value-type="float">
            <text:p>-47</text:p>
          </table:table-cell>
          <table:table-cell office:value-type="float" office:value="352" calcext:value-type="float">
            <text:p>352</text:p>
          </table:table-cell>
          <table:table-cell office:value-type="float" office:value="-392" calcext:value-type="float">
            <text:p>-392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-7.05" calcext:value-type="float">
            <text:p>-7.05</text:p>
          </table:table-cell>
          <table:table-cell office:value-type="float" office:value="52.800002" calcext:value-type="float">
            <text:p>52.800002</text:p>
          </table:table-cell>
          <table:table-cell office:value-type="float" office:value="-58.800002" calcext:value-type="float">
            <text:p>-58.800002</text:p>
          </table:table-cell>
          <table:table-cell office:value-type="float" office:value="163361481.400942" calcext:value-type="float">
            <text:p>163361481.400942</text:p>
          </table:table-cell>
          <table:table-cell office:value-type="float" office:value="528.939505" calcext:value-type="float">
            <text:p>528.939505</text:p>
          </table:table-cell>
          <table:table-cell table:number-columns-repeated="3"/>
          <table:table-cell table:formula="of:=[.$Q$3]*([.J202]+[.$Q$2])" office:value-type="float" office:value="4.95" calcext:value-type="float">
            <text:p>4.95</text:p>
          </table:table-cell>
          <table:table-cell table:formula="of:=[.$Q$5]*([.K202]+[.$Q$4])" office:value-type="float" office:value="39.6900021" calcext:value-type="float">
            <text:p>39.6900021</text:p>
          </table:table-cell>
          <table:table-cell table:formula="of:=[.$Q$7]*([.L202]+[.$Q$6])" office:value-type="float" office:value="-6.800002" calcext:value-type="float">
            <text:p>-6.80000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office:value-type="float" office:value="-26" calcext:value-type="float">
            <text:p>-26</text:p>
          </table:table-cell>
          <table:table-cell office:value-type="float" office:value="343" calcext:value-type="float">
            <text:p>343</text:p>
          </table:table-cell>
          <table:table-cell office:value-type="float" office:value="-389" calcext:value-type="float">
            <text:p>-389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196572.345311" calcext:value-type="float">
            <text:p>196572.345311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-3.9" calcext:value-type="float">
            <text:p>-3.9</text:p>
          </table:table-cell>
          <table:table-cell office:value-type="float" office:value="51.450002" calcext:value-type="float">
            <text:p>51.450002</text:p>
          </table:table-cell>
          <table:table-cell office:value-type="float" office:value="-58.350002" calcext:value-type="float">
            <text:p>-58.350002</text:p>
          </table:table-cell>
          <table:table-cell office:value-type="float" office:value="163244486.157329" calcext:value-type="float">
            <text:p>163244486.157329</text:p>
          </table:table-cell>
          <table:table-cell office:value-type="float" office:value="519.274494" calcext:value-type="float">
            <text:p>519.274494</text:p>
          </table:table-cell>
          <table:table-cell table:number-columns-repeated="3"/>
          <table:table-cell table:formula="of:=[.$Q$3]*([.J203]+[.$Q$2])" office:value-type="float" office:value="8.1" calcext:value-type="float">
            <text:p>8.1</text:p>
          </table:table-cell>
          <table:table-cell table:formula="of:=[.$Q$5]*([.K203]+[.$Q$4])" office:value-type="float" office:value="38.2725021" calcext:value-type="float">
            <text:p>38.2725021</text:p>
          </table:table-cell>
          <table:table-cell table:formula="of:=[.$Q$7]*([.L203]+[.$Q$6])" office:value-type="float" office:value="-6.350002" calcext:value-type="float">
            <text:p>-6.35000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84" calcext:value-type="float">
            <text:p>84</text:p>
          </table:table-cell>
          <table:table-cell office:value-type="float" office:value="972" calcext:value-type="float">
            <text:p>972</text:p>
          </table:table-cell>
          <table:table-cell office:value-type="float" office:value="-7" calcext:value-type="float">
            <text:p>-7</text:p>
          </table:table-cell>
          <table:table-cell office:value-type="float" office:value="332" calcext:value-type="float">
            <text:p>332</text:p>
          </table:table-cell>
          <table:table-cell office:value-type="float" office:value="-380" calcext:value-type="float">
            <text:p>-380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2064009.682016" calcext:value-type="float">
            <text:p>2064009.682016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-1.05" calcext:value-type="float">
            <text:p>-1.05</text:p>
          </table:table-cell>
          <table:table-cell office:value-type="float" office:value="49.800002" calcext:value-type="float">
            <text:p>49.800002</text:p>
          </table:table-cell>
          <table:table-cell office:value-type="float" office:value="-57.000002" calcext:value-type="float">
            <text:p>-57.000002</text:p>
          </table:table-cell>
          <table:table-cell office:value-type="float" office:value="159979512.478332" calcext:value-type="float">
            <text:p>159979512.478332</text:p>
          </table:table-cell>
          <table:table-cell office:value-type="float" office:value="504.651365" calcext:value-type="float">
            <text:p>504.651365</text:p>
          </table:table-cell>
          <table:table-cell table:number-columns-repeated="3"/>
          <table:table-cell table:formula="of:=[.$Q$3]*([.J204]+[.$Q$2])" office:value-type="float" office:value="10.95" calcext:value-type="float">
            <text:p>10.95</text:p>
          </table:table-cell>
          <table:table-cell table:formula="of:=[.$Q$5]*([.K204]+[.$Q$4])" office:value-type="float" office:value="36.5400021" calcext:value-type="float">
            <text:p>36.5400021</text:p>
          </table:table-cell>
          <table:table-cell table:formula="of:=[.$Q$7]*([.L204]+[.$Q$6])" office:value-type="float" office:value="-5.000002" calcext:value-type="float">
            <text:p>-5.0000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0" calcext:value-type="float">
            <text:p>20</text:p>
          </table:table-cell>
          <table:table-cell office:value-type="float" office:value="1008" calcext:value-type="float">
            <text:p>1008</text:p>
          </table:table-cell>
          <table:table-cell office:value-type="float" office:value="25" calcext:value-type="float">
            <text:p>25</text:p>
          </table:table-cell>
          <table:table-cell office:value-type="float" office:value="311" calcext:value-type="float">
            <text:p>311</text:p>
          </table:table-cell>
          <table:table-cell office:value-type="float" office:value="-367" calcext:value-type="float">
            <text:p>-367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3.75" calcext:value-type="float">
            <text:p>3.75</text:p>
          </table:table-cell>
          <table:table-cell office:value-type="float" office:value="46.650002" calcext:value-type="float">
            <text:p>46.650002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65158466.064425" calcext:value-type="float">
            <text:p>165158466.064425</text:p>
          </table:table-cell>
          <table:table-cell office:value-type="float" office:value="481.700114" calcext:value-type="float">
            <text:p>481.700114</text:p>
          </table:table-cell>
          <table:table-cell table:number-columns-repeated="3"/>
          <table:table-cell table:formula="of:=[.$Q$3]*([.J205]+[.$Q$2])" office:value-type="float" office:value="15.75" calcext:value-type="float">
            <text:p>15.75</text:p>
          </table:table-cell>
          <table:table-cell table:formula="of:=[.$Q$5]*([.K205]+[.$Q$4])" office:value-type="float" office:value="33.2325021" calcext:value-type="float">
            <text:p>33.2325021</text:p>
          </table:table-cell>
          <table:table-cell table:formula="of:=[.$Q$7]*([.L205]+[.$Q$6])" office:value-type="float" office:value="-3.050002" calcext:value-type="float">
            <text:p>-3.05000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0" calcext:value-type="float">
            <text:p>40</text:p>
          </table:table-cell>
          <table:table-cell office:value-type="float" office:value="924" calcext:value-type="float">
            <text:p>924</text:p>
          </table:table-cell>
          <table:table-cell office:value-type="float" office:value="44" calcext:value-type="float">
            <text:p>44</text:p>
          </table:table-cell>
          <table:table-cell office:value-type="float" office:value="300" calcext:value-type="float">
            <text:p>300</text:p>
          </table:table-cell>
          <table:table-cell office:value-type="float" office:value="-367" calcext:value-type="float">
            <text:p>-367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2704106.50218" calcext:value-type="float">
            <text:p>22704106.50218</text:p>
          </table:table-cell>
          <table:table-cell office:value-type="float" office:value="6.6" calcext:value-type="float">
            <text:p>6.6</text:p>
          </table:table-cell>
          <table:table-cell office:value-type="float" office:value="45.000002" calcext:value-type="float">
            <text:p>45.000002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51503881.642593" calcext:value-type="float">
            <text:p>151503881.642593</text:p>
          </table:table-cell>
          <table:table-cell office:value-type="float" office:value="476.051468" calcext:value-type="float">
            <text:p>476.051468</text:p>
          </table:table-cell>
          <table:table-cell table:number-columns-repeated="3"/>
          <table:table-cell table:formula="of:=[.$Q$3]*([.J206]+[.$Q$2])" office:value-type="float" office:value="18.6" calcext:value-type="float">
            <text:p>18.6</text:p>
          </table:table-cell>
          <table:table-cell table:formula="of:=[.$Q$5]*([.K206]+[.$Q$4])" office:value-type="float" office:value="31.5000021" calcext:value-type="float">
            <text:p>31.5000021</text:p>
          </table:table-cell>
          <table:table-cell table:formula="of:=[.$Q$7]*([.L206]+[.$Q$6])" office:value-type="float" office:value="-3.050002" calcext:value-type="float">
            <text:p>-3.05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" calcext:value-type="float">
            <text:p>4</text:p>
          </table:table-cell>
          <table:table-cell office:value-type="float" office:value="996" calcext:value-type="float">
            <text:p>996</text:p>
          </table:table-cell>
          <table:table-cell office:value-type="float" office:value="70" calcext:value-type="float">
            <text:p>70</text:p>
          </table:table-cell>
          <table:table-cell office:value-type="float" office:value="284" calcext:value-type="float">
            <text:p>284</text:p>
          </table:table-cell>
          <table:table-cell office:value-type="float" office:value="-368" calcext:value-type="float">
            <text:p>-368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10.5" calcext:value-type="float">
            <text:p>10.5</text:p>
          </table:table-cell>
          <table:table-cell office:value-type="float" office:value="42.600002" calcext:value-type="float">
            <text:p>42.600002</text:p>
          </table:table-cell>
          <table:table-cell office:value-type="float" office:value="-55.200002" calcext:value-type="float">
            <text:p>-55.200002</text:p>
          </table:table-cell>
          <table:table-cell office:value-type="float" office:value="163177406.13591" calcext:value-type="float">
            <text:p>163177406.13591</text:p>
          </table:table-cell>
          <table:table-cell office:value-type="float" office:value="470.085099" calcext:value-type="float">
            <text:p>470.085099</text:p>
          </table:table-cell>
          <table:table-cell table:number-columns-repeated="3"/>
          <table:table-cell table:formula="of:=[.$Q$3]*([.J207]+[.$Q$2])" office:value-type="float" office:value="22.5" calcext:value-type="float">
            <text:p>22.5</text:p>
          </table:table-cell>
          <table:table-cell table:formula="of:=[.$Q$5]*([.K207]+[.$Q$4])" office:value-type="float" office:value="28.9800021" calcext:value-type="float">
            <text:p>28.9800021</text:p>
          </table:table-cell>
          <table:table-cell table:formula="of:=[.$Q$7]*([.L207]+[.$Q$6])" office:value-type="float" office:value="-3.200002" calcext:value-type="float">
            <text:p>-3.20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8" calcext:value-type="float">
            <text:p>-8</text:p>
          </table:table-cell>
          <table:table-cell office:value-type="float" office:value="1004" calcext:value-type="float">
            <text:p>1004</text:p>
          </table:table-cell>
          <table:table-cell office:value-type="float" office:value="88" calcext:value-type="float">
            <text:p>88</text:p>
          </table:table-cell>
          <table:table-cell office:value-type="float" office:value="268" calcext:value-type="float">
            <text:p>268</text:p>
          </table:table-cell>
          <table:table-cell office:value-type="float" office:value="-367" calcext:value-type="float">
            <text:p>-367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13.200001" calcext:value-type="float">
            <text:p>13.200001</text:p>
          </table:table-cell>
          <table:table-cell office:value-type="float" office:value="40.200002" calcext:value-type="float">
            <text:p>40.200002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64576429.802712" calcext:value-type="float">
            <text:p>164576429.802712</text:p>
          </table:table-cell>
          <table:table-cell office:value-type="float" office:value="462.879034" calcext:value-type="float">
            <text:p>462.879034</text:p>
          </table:table-cell>
          <table:table-cell table:number-columns-repeated="3"/>
          <table:table-cell table:formula="of:=[.$Q$3]*([.J208]+[.$Q$2])" office:value-type="float" office:value="25.200001" calcext:value-type="float">
            <text:p>25.200001</text:p>
          </table:table-cell>
          <table:table-cell table:formula="of:=[.$Q$5]*([.K208]+[.$Q$4])" office:value-type="float" office:value="26.4600021" calcext:value-type="float">
            <text:p>26.4600021</text:p>
          </table:table-cell>
          <table:table-cell table:formula="of:=[.$Q$7]*([.L208]+[.$Q$6])" office:value-type="float" office:value="-3.050002" calcext:value-type="float">
            <text:p>-3.05000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6" calcext:value-type="float">
            <text:p>76</text:p>
          </table:table-cell>
          <table:table-cell office:value-type="float" office:value="968" calcext:value-type="float">
            <text:p>968</text:p>
          </table:table-cell>
          <table:table-cell office:value-type="float" office:value="106" calcext:value-type="float">
            <text:p>106</text:p>
          </table:table-cell>
          <table:table-cell office:value-type="float" office:value="247" calcext:value-type="float">
            <text:p>247</text:p>
          </table:table-cell>
          <table:table-cell office:value-type="float" office:value="-367" calcext:value-type="float">
            <text:p>-367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1867437.374205" calcext:value-type="float">
            <text:p>1867437.374205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15.900001" calcext:value-type="float">
            <text:p>15.900001</text:p>
          </table:table-cell>
          <table:table-cell office:value-type="float" office:value="37.050001" calcext:value-type="float">
            <text:p>37.050001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59104904.454636" calcext:value-type="float">
            <text:p>159104904.454636</text:p>
          </table:table-cell>
          <table:table-cell office:value-type="float" office:value="454.899989" calcext:value-type="float">
            <text:p>454.899989</text:p>
          </table:table-cell>
          <table:table-cell table:number-columns-repeated="3"/>
          <table:table-cell table:formula="of:=[.$Q$3]*([.J209]+[.$Q$2])" office:value-type="float" office:value="27.900001" calcext:value-type="float">
            <text:p>27.900001</text:p>
          </table:table-cell>
          <table:table-cell table:formula="of:=[.$Q$5]*([.K209]+[.$Q$4])" office:value-type="float" office:value="23.15250105" calcext:value-type="float">
            <text:p>23.15250105</text:p>
          </table:table-cell>
          <table:table-cell table:formula="of:=[.$Q$7]*([.L209]+[.$Q$6])" office:value-type="float" office:value="-3.050002" calcext:value-type="float">
            <text:p>-3.05000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92" calcext:value-type="float">
            <text:p>92</text:p>
          </table:table-cell>
          <table:table-cell office:value-type="float" office:value="968" calcext:value-type="float">
            <text:p>968</text:p>
          </table:table-cell>
          <table:table-cell office:value-type="float" office:value="120" calcext:value-type="float">
            <text:p>120</text:p>
          </table:table-cell>
          <table:table-cell office:value-type="float" office:value="233" calcext:value-type="float">
            <text:p>233</text:p>
          </table:table-cell>
          <table:table-cell office:value-type="float" office:value="-367" calcext:value-type="float">
            <text:p>-367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2260581.989827" calcext:value-type="float">
            <text:p>2260581.989827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18.000001" calcext:value-type="float">
            <text:p>18.000001</text:p>
          </table:table-cell>
          <table:table-cell office:value-type="float" office:value="34.950001" calcext:value-type="float">
            <text:p>34.950001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59348929.458416" calcext:value-type="float">
            <text:p>159348929.458416</text:p>
          </table:table-cell>
          <table:table-cell office:value-type="float" office:value="450.9745" calcext:value-type="float">
            <text:p>450.9745</text:p>
          </table:table-cell>
          <table:table-cell table:number-columns-repeated="3"/>
          <table:table-cell table:formula="of:=[.$Q$3]*([.J210]+[.$Q$2])" office:value-type="float" office:value="30.000001" calcext:value-type="float">
            <text:p>30.000001</text:p>
          </table:table-cell>
          <table:table-cell table:formula="of:=[.$Q$5]*([.K210]+[.$Q$4])" office:value-type="float" office:value="20.94750105" calcext:value-type="float">
            <text:p>20.94750105</text:p>
          </table:table-cell>
          <table:table-cell table:formula="of:=[.$Q$7]*([.L210]+[.$Q$6])" office:value-type="float" office:value="-3.050002" calcext:value-type="float">
            <text:p>-3.05000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office:value-type="float" office:value="129" calcext:value-type="float">
            <text:p>129</text:p>
          </table:table-cell>
          <table:table-cell office:value-type="float" office:value="208" calcext:value-type="float">
            <text:p>208</text:p>
          </table:table-cell>
          <table:table-cell office:value-type="float" office:value="-370" calcext:value-type="float">
            <text:p>-370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0" calcext:value-type="float">
            <text:p>0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19.350001" calcext:value-type="float">
            <text:p>19.350001</text:p>
          </table:table-cell>
          <table:table-cell office:value-type="float" office:value="31.200001" calcext:value-type="float">
            <text:p>31.200001</text:p>
          </table:table-cell>
          <table:table-cell office:value-type="float" office:value="-55.500002" calcext:value-type="float">
            <text:p>-55.500002</text:p>
          </table:table-cell>
          <table:table-cell office:value-type="float" office:value="158602193.49086" calcext:value-type="float">
            <text:p>158602193.49086</text:p>
          </table:table-cell>
          <table:table-cell office:value-type="float" office:value="443.627096" calcext:value-type="float">
            <text:p>443.627096</text:p>
          </table:table-cell>
          <table:table-cell table:number-columns-repeated="3"/>
          <table:table-cell table:formula="of:=[.$Q$3]*([.J211]+[.$Q$2])" office:value-type="float" office:value="31.350001" calcext:value-type="float">
            <text:p>31.350001</text:p>
          </table:table-cell>
          <table:table-cell table:formula="of:=[.$Q$5]*([.K211]+[.$Q$4])" office:value-type="float" office:value="17.01000105" calcext:value-type="float">
            <text:p>17.01000105</text:p>
          </table:table-cell>
          <table:table-cell table:formula="of:=[.$Q$7]*([.L211]+[.$Q$6])" office:value-type="float" office:value="-3.500002" calcext:value-type="float">
            <text:p>-3.50000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8" calcext:value-type="float">
            <text:p>8</text:p>
          </table:table-cell>
          <table:table-cell office:value-type="float" office:value="992" calcext:value-type="float">
            <text:p>992</text:p>
          </table:table-cell>
          <table:table-cell office:value-type="float" office:value="136" calcext:value-type="float">
            <text:p>136</text:p>
          </table:table-cell>
          <table:table-cell office:value-type="float" office:value="195" calcext:value-type="float">
            <text:p>195</text:p>
          </table:table-cell>
          <table:table-cell office:value-type="float" office:value="-368" calcext:value-type="float">
            <text:p>-368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196572.345311" calcext:value-type="float">
            <text:p>196572.345311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20.400001" calcext:value-type="float">
            <text:p>20.400001</text:p>
          </table:table-cell>
          <table:table-cell office:value-type="float" office:value="29.250001" calcext:value-type="float">
            <text:p>29.250001</text:p>
          </table:table-cell>
          <table:table-cell office:value-type="float" office:value="-55.200002" calcext:value-type="float">
            <text:p>-55.200002</text:p>
          </table:table-cell>
          <table:table-cell office:value-type="float" office:value="162538113.954484" calcext:value-type="float">
            <text:p>162538113.954484</text:p>
          </table:table-cell>
          <table:table-cell office:value-type="float" office:value="438.115282" calcext:value-type="float">
            <text:p>438.115282</text:p>
          </table:table-cell>
          <table:table-cell table:number-columns-repeated="3"/>
          <table:table-cell table:formula="of:=[.$Q$3]*([.J212]+[.$Q$2])" office:value-type="float" office:value="32.400001" calcext:value-type="float">
            <text:p>32.400001</text:p>
          </table:table-cell>
          <table:table-cell table:formula="of:=[.$Q$5]*([.K212]+[.$Q$4])" office:value-type="float" office:value="14.96250105" calcext:value-type="float">
            <text:p>14.96250105</text:p>
          </table:table-cell>
          <table:table-cell table:formula="of:=[.$Q$7]*([.L212]+[.$Q$6])" office:value-type="float" office:value="-3.200002" calcext:value-type="float">
            <text:p>-3.20000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141" calcext:value-type="float">
            <text:p>141</text:p>
          </table:table-cell>
          <table:table-cell office:value-type="float" office:value="179" calcext:value-type="float">
            <text:p>179</text:p>
          </table:table-cell>
          <table:table-cell office:value-type="float" office:value="-369" calcext:value-type="float">
            <text:p>-369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0" calcext:value-type="float">
            <text:p>0</text:p>
          </table:table-cell>
          <table:table-cell office:value-type="float" office:value="23293822.525613" calcext:value-type="float">
            <text:p>23293822.525613</text:p>
          </table:table-cell>
          <table:table-cell office:value-type="float" office:value="21.150001" calcext:value-type="float">
            <text:p>21.150001</text:p>
          </table:table-cell>
          <table:table-cell office:value-type="float" office:value="26.850001" calcext:value-type="float">
            <text:p>26.850001</text:p>
          </table:table-cell>
          <table:table-cell office:value-type="float" office:value="-55.350002" calcext:value-type="float">
            <text:p>-55.350002</text:p>
          </table:table-cell>
          <table:table-cell office:value-type="float" office:value="155293526.359113" calcext:value-type="float">
            <text:p>155293526.359113</text:p>
          </table:table-cell>
          <table:table-cell office:value-type="float" office:value="433.68537" calcext:value-type="float">
            <text:p>433.68537</text:p>
          </table:table-cell>
          <table:table-cell table:number-columns-repeated="3"/>
          <table:table-cell table:formula="of:=[.$Q$3]*([.J213]+[.$Q$2])" office:value-type="float" office:value="33.150001" calcext:value-type="float">
            <text:p>33.150001</text:p>
          </table:table-cell>
          <table:table-cell table:formula="of:=[.$Q$5]*([.K213]+[.$Q$4])" office:value-type="float" office:value="12.44250105" calcext:value-type="float">
            <text:p>12.44250105</text:p>
          </table:table-cell>
          <table:table-cell table:formula="of:=[.$Q$7]*([.L213]+[.$Q$6])" office:value-type="float" office:value="-3.350002" calcext:value-type="float">
            <text:p>-3.35000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20" calcext:value-type="float">
            <text:p>20</text:p>
          </table:table-cell>
          <table:table-cell office:value-type="float" office:value="996" calcext:value-type="float">
            <text:p>996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-369" calcext:value-type="float">
            <text:p>-369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21.300001" calcext:value-type="float">
            <text:p>21.300001</text:p>
          </table:table-cell>
          <table:table-cell office:value-type="float" office:value="27.600001" calcext:value-type="float">
            <text:p>27.600001</text:p>
          </table:table-cell>
          <table:table-cell office:value-type="float" office:value="-55.350002" calcext:value-type="float">
            <text:p>-55.350002</text:p>
          </table:table-cell>
          <table:table-cell office:value-type="float" office:value="163272099.334696" calcext:value-type="float">
            <text:p>163272099.334696</text:p>
          </table:table-cell>
          <table:table-cell office:value-type="float" office:value="436.097466" calcext:value-type="float">
            <text:p>436.097466</text:p>
          </table:table-cell>
          <table:table-cell table:number-columns-repeated="3"/>
          <table:table-cell table:formula="of:=[.$Q$3]*([.J214]+[.$Q$2])" office:value-type="float" office:value="33.300001" calcext:value-type="float">
            <text:p>33.300001</text:p>
          </table:table-cell>
          <table:table-cell table:formula="of:=[.$Q$5]*([.K214]+[.$Q$4])" office:value-type="float" office:value="13.23000105" calcext:value-type="float">
            <text:p>13.23000105</text:p>
          </table:table-cell>
          <table:table-cell table:formula="of:=[.$Q$7]*([.L214]+[.$Q$6])" office:value-type="float" office:value="-3.350002" calcext:value-type="float">
            <text:p>-3.35000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20" calcext:value-type="float">
            <text:p>-20</text:p>
          </table:table-cell>
          <table:table-cell office:value-type="float" office:value="960" calcext:value-type="float">
            <text:p>960</text:p>
          </table:table-cell>
          <table:table-cell office:value-type="float" office:value="130" calcext:value-type="float">
            <text:p>130</text:p>
          </table:table-cell>
          <table:table-cell office:value-type="float" office:value="204" calcext:value-type="float">
            <text:p>204</text:p>
          </table:table-cell>
          <table:table-cell office:value-type="float" office:value="-370" calcext:value-type="float">
            <text:p>-370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23588681.73733" calcext:value-type="float">
            <text:p>23588681.73733</text:p>
          </table:table-cell>
          <table:table-cell office:value-type="float" office:value="19.500001" calcext:value-type="float">
            <text:p>19.500001</text:p>
          </table:table-cell>
          <table:table-cell office:value-type="float" office:value="30.600001" calcext:value-type="float">
            <text:p>30.600001</text:p>
          </table:table-cell>
          <table:table-cell office:value-type="float" office:value="-55.500002" calcext:value-type="float">
            <text:p>-55.500002</text:p>
          </table:table-cell>
          <table:table-cell office:value-type="float" office:value="157304278.067927" calcext:value-type="float">
            <text:p>157304278.067927</text:p>
          </table:table-cell>
          <table:table-cell office:value-type="float" office:value="442.05882" calcext:value-type="float">
            <text:p>442.05882</text:p>
          </table:table-cell>
          <table:table-cell table:number-columns-repeated="3"/>
          <table:table-cell table:formula="of:=[.$Q$3]*([.J215]+[.$Q$2])" office:value-type="float" office:value="31.500001" calcext:value-type="float">
            <text:p>31.500001</text:p>
          </table:table-cell>
          <table:table-cell table:formula="of:=[.$Q$5]*([.K215]+[.$Q$4])" office:value-type="float" office:value="16.38000105" calcext:value-type="float">
            <text:p>16.38000105</text:p>
          </table:table-cell>
          <table:table-cell table:formula="of:=[.$Q$7]*([.L215]+[.$Q$6])" office:value-type="float" office:value="-3.500002" calcext:value-type="float">
            <text:p>-3.500002</text:p>
          </table:table-cell>
        </table:table-row>
        <table:table-row table:style-name="ro1">
          <table:table-cell table:number-columns-repeated="2" office:value-type="float" office:value="-32" calcext:value-type="float">
            <text:p>-32</text:p>
          </table:table-cell>
          <table:table-cell office:value-type="float" office:value="972" calcext:value-type="float">
            <text:p>972</text:p>
          </table:table-cell>
          <table:table-cell office:value-type="float" office:value="112" calcext:value-type="float">
            <text:p>112</text:p>
          </table:table-cell>
          <table:table-cell office:value-type="float" office:value="235" calcext:value-type="float">
            <text:p>235</text:p>
          </table:table-cell>
          <table:table-cell office:value-type="float" office:value="-368" calcext:value-type="float">
            <text:p>-368</text:p>
          </table:table-cell>
          <table:table-cell table:number-columns-repeated="2" office:value-type="float" office:value="-786289.381244" calcext:value-type="float">
            <text:p>-786289.381244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16.800001" calcext:value-type="float">
            <text:p>16.800001</text:p>
          </table:table-cell>
          <table:table-cell office:value-type="float" office:value="35.250001" calcext:value-type="float">
            <text:p>35.250001</text:p>
          </table:table-cell>
          <table:table-cell office:value-type="float" office:value="-55.200002" calcext:value-type="float">
            <text:p>-55.200002</text:p>
          </table:table-cell>
          <table:table-cell office:value-type="float" office:value="159396080.36662" calcext:value-type="float">
            <text:p>159396080.36662</text:p>
          </table:table-cell>
          <table:table-cell office:value-type="float" office:value="450.769342" calcext:value-type="float">
            <text:p>450.769342</text:p>
          </table:table-cell>
          <table:table-cell table:number-columns-repeated="3"/>
          <table:table-cell table:formula="of:=[.$Q$3]*([.J216]+[.$Q$2])" office:value-type="float" office:value="28.800001" calcext:value-type="float">
            <text:p>28.800001</text:p>
          </table:table-cell>
          <table:table-cell table:formula="of:=[.$Q$5]*([.K216]+[.$Q$4])" office:value-type="float" office:value="21.26250105" calcext:value-type="float">
            <text:p>21.26250105</text:p>
          </table:table-cell>
          <table:table-cell table:formula="of:=[.$Q$7]*([.L216]+[.$Q$6])" office:value-type="float" office:value="-3.200002" calcext:value-type="float">
            <text:p>-3.20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0" calcext:value-type="float">
            <text:p>40</text:p>
          </table:table-cell>
          <table:table-cell office:value-type="float" office:value="1028" calcext:value-type="float">
            <text:p>1028</text:p>
          </table:table-cell>
          <table:table-cell office:value-type="float" office:value="76" calcext:value-type="float">
            <text:p>76</text:p>
          </table:table-cell>
          <table:table-cell office:value-type="float" office:value="266" calcext:value-type="float">
            <text:p>266</text:p>
          </table:table-cell>
          <table:table-cell office:value-type="float" office:value="-368" calcext:value-type="float">
            <text:p>-368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5259547.403724" calcext:value-type="float">
            <text:p>25259547.403724</text:p>
          </table:table-cell>
          <table:table-cell office:value-type="float" office:value="11.4" calcext:value-type="float">
            <text:p>11.4</text:p>
          </table:table-cell>
          <table:table-cell office:value-type="float" office:value="39.900002" calcext:value-type="float">
            <text:p>39.900002</text:p>
          </table:table-cell>
          <table:table-cell office:value-type="float" office:value="-55.200002" calcext:value-type="float">
            <text:p>-55.200002</text:p>
          </table:table-cell>
          <table:table-cell office:value-type="float" office:value="168810773.751389" calcext:value-type="float">
            <text:p>168810773.751389</text:p>
          </table:table-cell>
          <table:table-cell office:value-type="float" office:value="460.386794" calcext:value-type="float">
            <text:p>460.386794</text:p>
          </table:table-cell>
          <table:table-cell table:number-columns-repeated="3"/>
          <table:table-cell table:formula="of:=[.$Q$3]*([.J217]+[.$Q$2])" office:value-type="float" office:value="23.4" calcext:value-type="float">
            <text:p>23.4</text:p>
          </table:table-cell>
          <table:table-cell table:formula="of:=[.$Q$5]*([.K217]+[.$Q$4])" office:value-type="float" office:value="26.1450021" calcext:value-type="float">
            <text:p>26.1450021</text:p>
          </table:table-cell>
          <table:table-cell table:formula="of:=[.$Q$7]*([.L217]+[.$Q$6])" office:value-type="float" office:value="-3.200002" calcext:value-type="float">
            <text:p>-3.200002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220" calcext:value-type="float">
            <text:p>220</text:p>
          </table:table-cell>
          <table:table-cell office:value-type="float" office:value="1080" calcext:value-type="float">
            <text:p>1080</text:p>
          </table:table-cell>
          <table:table-cell office:value-type="float" office:value="43" calcext:value-type="float">
            <text:p>43</text:p>
          </table:table-cell>
          <table:table-cell office:value-type="float" office:value="294" calcext:value-type="float">
            <text:p>294</text:p>
          </table:table-cell>
          <table:table-cell office:value-type="float" office:value="-371" calcext:value-type="float">
            <text:p>-371</text:p>
          </table:table-cell>
          <table:table-cell office:value-type="float" office:value="-2653726.60545" calcext:value-type="float">
            <text:p>-2653726.60545</text:p>
          </table:table-cell>
          <table:table-cell office:value-type="float" office:value="5405739.814805" calcext:value-type="float">
            <text:p>5405739.814805</text:p>
          </table:table-cell>
          <table:table-cell office:value-type="float" office:value="26537266.654496" calcext:value-type="float">
            <text:p>26537266.654496</text:p>
          </table:table-cell>
          <table:table-cell office:value-type="float" office:value="6.45" calcext:value-type="float">
            <text:p>6.45</text:p>
          </table:table-cell>
          <table:table-cell office:value-type="float" office:value="44.100002" calcext:value-type="float">
            <text:p>44.100002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181413064.638533" calcext:value-type="float">
            <text:p>181413064.638533</text:p>
          </table:table-cell>
          <table:table-cell office:value-type="float" office:value="475.316737" calcext:value-type="float">
            <text:p>475.316737</text:p>
          </table:table-cell>
          <table:table-cell table:number-columns-repeated="3"/>
          <table:table-cell table:formula="of:=[.$Q$3]*([.J218]+[.$Q$2])" office:value-type="float" office:value="18.45" calcext:value-type="float">
            <text:p>18.45</text:p>
          </table:table-cell>
          <table:table-cell table:formula="of:=[.$Q$5]*([.K218]+[.$Q$4])" office:value-type="float" office:value="30.5550021" calcext:value-type="float">
            <text:p>30.5550021</text:p>
          </table:table-cell>
          <table:table-cell table:formula="of:=[.$Q$7]*([.L218]+[.$Q$6])" office:value-type="float" office:value="-3.650002" calcext:value-type="float">
            <text:p>-3.6500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04" calcext:value-type="float">
            <text:p>104</text:p>
          </table:table-cell>
          <table:table-cell office:value-type="float" office:value="928" calcext:value-type="float">
            <text:p>928</text:p>
          </table:table-cell>
          <table:table-cell office:value-type="float" office:value="-12" calcext:value-type="float">
            <text:p>-12</text:p>
          </table:table-cell>
          <table:table-cell office:value-type="float" office:value="323" calcext:value-type="float">
            <text:p>323</text:p>
          </table:table-cell>
          <table:table-cell office:value-type="float" office:value="-371" calcext:value-type="float">
            <text:p>-371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2555440.601544" calcext:value-type="float">
            <text:p>2555440.601544</text:p>
          </table:table-cell>
          <table:table-cell office:value-type="float" office:value="22802391.306086" calcext:value-type="float">
            <text:p>22802391.306086</text:p>
          </table:table-cell>
          <table:table-cell office:value-type="float" office:value="-1.8" calcext:value-type="float">
            <text:p>-1.8</text:p>
          </table:table-cell>
          <table:table-cell office:value-type="float" office:value="48.450002" calcext:value-type="float">
            <text:p>48.450002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152973189.341128" calcext:value-type="float">
            <text:p>152973189.341128</text:p>
          </table:table-cell>
          <table:table-cell office:value-type="float" office:value="492.05081" calcext:value-type="float">
            <text:p>492.05081</text:p>
          </table:table-cell>
          <table:table-cell table:number-columns-repeated="3"/>
          <table:table-cell table:formula="of:=[.$Q$3]*([.J219]+[.$Q$2])" office:value-type="float" office:value="10.2" calcext:value-type="float">
            <text:p>10.2</text:p>
          </table:table-cell>
          <table:table-cell table:formula="of:=[.$Q$5]*([.K219]+[.$Q$4])" office:value-type="float" office:value="35.1225021" calcext:value-type="float">
            <text:p>35.1225021</text:p>
          </table:table-cell>
          <table:table-cell table:formula="of:=[.$Q$7]*([.L219]+[.$Q$6])" office:value-type="float" office:value="-3.650002" calcext:value-type="float">
            <text:p>-3.650002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68" calcext:value-type="float">
            <text:p>68</text:p>
          </table:table-cell>
          <table:table-cell office:value-type="float" office:value="956" calcext:value-type="float">
            <text:p>956</text:p>
          </table:table-cell>
          <table:table-cell office:value-type="float" office:value="-62" calcext:value-type="float">
            <text:p>-62</text:p>
          </table:table-cell>
          <table:table-cell office:value-type="float" office:value="336" calcext:value-type="float">
            <text:p>336</text:p>
          </table:table-cell>
          <table:table-cell office:value-type="float" office:value="-370" calcext:value-type="float">
            <text:p>-370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1670864.916394" calcext:value-type="float">
            <text:p>1670864.916394</text:p>
          </table:table-cell>
          <table:table-cell office:value-type="float" office:value="23490394.533424" calcext:value-type="float">
            <text:p>23490394.533424</text:p>
          </table:table-cell>
          <table:table-cell office:value-type="float" office:value="-9.3" calcext:value-type="float">
            <text:p>-9.3</text:p>
          </table:table-cell>
          <table:table-cell office:value-type="float" office:value="50.400002" calcext:value-type="float">
            <text:p>50.400002</text:p>
          </table:table-cell>
          <table:table-cell office:value-type="float" office:value="-55.500002" calcext:value-type="float">
            <text:p>-55.500002</text:p>
          </table:table-cell>
          <table:table-cell office:value-type="float" office:value="157544272.368368" calcext:value-type="float">
            <text:p>157544272.368368</text:p>
          </table:table-cell>
          <table:table-cell office:value-type="float" office:value="503.626846" calcext:value-type="float">
            <text:p>503.626846</text:p>
          </table:table-cell>
          <table:table-cell table:number-columns-repeated="3"/>
          <table:table-cell table:formula="of:=[.$Q$3]*([.J220]+[.$Q$2])" office:value-type="float" office:value="2.7" calcext:value-type="float">
            <text:p>2.7</text:p>
          </table:table-cell>
          <table:table-cell table:formula="of:=[.$Q$5]*([.K220]+[.$Q$4])" office:value-type="float" office:value="37.1700021" calcext:value-type="float">
            <text:p>37.1700021</text:p>
          </table:table-cell>
          <table:table-cell table:formula="of:=[.$Q$7]*([.L220]+[.$Q$6])" office:value-type="float" office:value="-3.500002" calcext:value-type="float">
            <text:p>-3.500002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28" calcext:value-type="float">
            <text:p>28</text:p>
          </table:table-cell>
          <table:table-cell office:value-type="float" office:value="1024" calcext:value-type="float">
            <text:p>1024</text:p>
          </table:table-cell>
          <table:table-cell office:value-type="float" office:value="-124" calcext:value-type="float">
            <text:p>-124</text:p>
          </table:table-cell>
          <table:table-cell office:value-type="float" office:value="339" calcext:value-type="float">
            <text:p>339</text:p>
          </table:table-cell>
          <table:table-cell office:value-type="float" office:value="-366" calcext:value-type="float">
            <text:p>-366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5161260.199819" calcext:value-type="float">
            <text:p>25161260.199819</text:p>
          </table:table-cell>
          <table:table-cell office:value-type="float" office:value="-18.600001" calcext:value-type="float">
            <text:p>-18.600001</text:p>
          </table:table-cell>
          <table:table-cell office:value-type="float" office:value="50.850002" calcext:value-type="float">
            <text:p>50.850002</text:p>
          </table:table-cell>
          <table:table-cell office:value-type="float" office:value="-54.900002" calcext:value-type="float">
            <text:p>-54.900002</text:p>
          </table:table-cell>
          <table:table-cell office:value-type="float" office:value="168173733.22183" calcext:value-type="float">
            <text:p>168173733.22183</text:p>
          </table:table-cell>
          <table:table-cell office:value-type="float" office:value="514.055444" calcext:value-type="float">
            <text:p>514.055444</text:p>
          </table:table-cell>
          <table:table-cell table:number-columns-repeated="3"/>
          <table:table-cell table:formula="of:=[.$Q$3]*([.J221]+[.$Q$2])" office:value-type="float" office:value="-6.600001" calcext:value-type="float">
            <text:p>-6.600001</text:p>
          </table:table-cell>
          <table:table-cell table:formula="of:=[.$Q$5]*([.K221]+[.$Q$4])" office:value-type="float" office:value="37.6425021" calcext:value-type="float">
            <text:p>37.6425021</text:p>
          </table:table-cell>
          <table:table-cell table:formula="of:=[.$Q$7]*([.L221]+[.$Q$6])" office:value-type="float" office:value="-2.900002" calcext:value-type="float">
            <text:p>-2.90000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56" calcext:value-type="float">
            <text:p>56</text:p>
          </table:table-cell>
          <table:table-cell office:value-type="float" office:value="980" calcext:value-type="float">
            <text:p>980</text:p>
          </table:table-cell>
          <table:table-cell office:value-type="float" office:value="-162" calcext:value-type="float">
            <text:p>-162</text:p>
          </table:table-cell>
          <table:table-cell office:value-type="float" office:value="332" calcext:value-type="float">
            <text:p>332</text:p>
          </table:table-cell>
          <table:table-cell office:value-type="float" office:value="-369" calcext:value-type="float">
            <text:p>-369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24.300001" calcext:value-type="float">
            <text:p>-24.300001</text:p>
          </table:table-cell>
          <table:table-cell office:value-type="float" office:value="49.800002" calcext:value-type="float">
            <text:p>49.800002</text:p>
          </table:table-cell>
          <table:table-cell office:value-type="float" office:value="-55.350002" calcext:value-type="float">
            <text:p>-55.350002</text:p>
          </table:table-cell>
          <table:table-cell office:value-type="float" office:value="160829335.610143" calcext:value-type="float">
            <text:p>160829335.610143</text:p>
          </table:table-cell>
          <table:table-cell office:value-type="float" office:value="522.13887" calcext:value-type="float">
            <text:p>522.13887</text:p>
          </table:table-cell>
          <table:table-cell table:number-columns-repeated="3"/>
          <table:table-cell table:formula="of:=[.$Q$3]*([.J222]+[.$Q$2])" office:value-type="float" office:value="-12.300001" calcext:value-type="float">
            <text:p>-12.300001</text:p>
          </table:table-cell>
          <table:table-cell table:formula="of:=[.$Q$5]*([.K222]+[.$Q$4])" office:value-type="float" office:value="36.5400021" calcext:value-type="float">
            <text:p>36.5400021</text:p>
          </table:table-cell>
          <table:table-cell table:formula="of:=[.$Q$7]*([.L222]+[.$Q$6])" office:value-type="float" office:value="-3.350002" calcext:value-type="float">
            <text:p>-3.35000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24" calcext:value-type="float">
            <text:p>24</text:p>
          </table:table-cell>
          <table:table-cell office:value-type="float" office:value="984" calcext:value-type="float">
            <text:p>984</text:p>
          </table:table-cell>
          <table:table-cell office:value-type="float" office:value="-210" calcext:value-type="float">
            <text:p>-210</text:p>
          </table:table-cell>
          <table:table-cell office:value-type="float" office:value="318" calcext:value-type="float">
            <text:p>318</text:p>
          </table:table-cell>
          <table:table-cell office:value-type="float" office:value="-375" calcext:value-type="float">
            <text:p>-375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31.500001" calcext:value-type="float">
            <text:p>-31.500001</text:p>
          </table:table-cell>
          <table:table-cell office:value-type="float" office:value="47.700002" calcext:value-type="float">
            <text:p>47.700002</text:p>
          </table:table-cell>
          <table:table-cell office:value-type="float" office:value="-56.250002" calcext:value-type="float">
            <text:p>-56.250002</text:p>
          </table:table-cell>
          <table:table-cell office:value-type="float" office:value="161428856.375723" calcext:value-type="float">
            <text:p>161428856.375723</text:p>
          </table:table-cell>
          <table:table-cell office:value-type="float" office:value="534.648483" calcext:value-type="float">
            <text:p>534.648483</text:p>
          </table:table-cell>
          <table:table-cell table:number-columns-repeated="3"/>
          <table:table-cell table:formula="of:=[.$Q$3]*([.J223]+[.$Q$2])" office:value-type="float" office:value="-19.500001" calcext:value-type="float">
            <text:p>-19.500001</text:p>
          </table:table-cell>
          <table:table-cell table:formula="of:=[.$Q$5]*([.K223]+[.$Q$4])" office:value-type="float" office:value="34.3350021" calcext:value-type="float">
            <text:p>34.3350021</text:p>
          </table:table-cell>
          <table:table-cell table:formula="of:=[.$Q$7]*([.L223]+[.$Q$6])" office:value-type="float" office:value="-4.250002" calcext:value-type="float">
            <text:p>-4.2500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92" calcext:value-type="float">
            <text:p>92</text:p>
          </table:table-cell>
          <table:table-cell office:value-type="float" office:value="936" calcext:value-type="float">
            <text:p>936</text:p>
          </table:table-cell>
          <table:table-cell office:value-type="float" office:value="-270" calcext:value-type="float">
            <text:p>-270</text:p>
          </table:table-cell>
          <table:table-cell office:value-type="float" office:value="288" calcext:value-type="float">
            <text:p>288</text:p>
          </table:table-cell>
          <table:table-cell office:value-type="float" office:value="-379" calcext:value-type="float">
            <text:p>-379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2260581.989827" calcext:value-type="float">
            <text:p>2260581.989827</text:p>
          </table:table-cell>
          <table:table-cell office:value-type="float" office:value="22998965.713897" calcext:value-type="float">
            <text:p>22998965.713897</text:p>
          </table:table-cell>
          <table:table-cell office:value-type="float" office:value="-40.500002" calcext:value-type="float">
            <text:p>-40.500002</text:p>
          </table:table-cell>
          <table:table-cell office:value-type="float" office:value="43.200002" calcext:value-type="float">
            <text:p>43.200002</text:p>
          </table:table-cell>
          <table:table-cell office:value-type="float" office:value="-56.850002" calcext:value-type="float">
            <text:p>-56.850002</text:p>
          </table:table-cell>
          <table:table-cell office:value-type="float" office:value="154070871.582906" calcext:value-type="float">
            <text:p>154070871.582906</text:p>
          </table:table-cell>
          <table:table-cell office:value-type="float" office:value="547.252227" calcext:value-type="float">
            <text:p>547.252227</text:p>
          </table:table-cell>
          <table:table-cell table:number-columns-repeated="3"/>
          <table:table-cell table:formula="of:=[.$Q$3]*([.J224]+[.$Q$2])" office:value-type="float" office:value="-28.500002" calcext:value-type="float">
            <text:p>-28.500002</text:p>
          </table:table-cell>
          <table:table-cell table:formula="of:=[.$Q$5]*([.K224]+[.$Q$4])" office:value-type="float" office:value="29.6100021" calcext:value-type="float">
            <text:p>29.6100021</text:p>
          </table:table-cell>
          <table:table-cell table:formula="of:=[.$Q$7]*([.L224]+[.$Q$6])" office:value-type="float" office:value="-4.850002" calcext:value-type="float">
            <text:p>-4.85000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6" calcext:value-type="float">
            <text:p>-16</text:p>
          </table:table-cell>
          <table:table-cell office:value-type="float" office:value="920" calcext:value-type="float">
            <text:p>920</text:p>
          </table:table-cell>
          <table:table-cell office:value-type="float" office:value="-305" calcext:value-type="float">
            <text:p>-305</text:p>
          </table:table-cell>
          <table:table-cell office:value-type="float" office:value="248" calcext:value-type="float">
            <text:p>248</text:p>
          </table:table-cell>
          <table:table-cell office:value-type="float" office:value="-376" calcext:value-type="float">
            <text:p>-376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22605819.298275" calcext:value-type="float">
            <text:p>22605819.298275</text:p>
          </table:table-cell>
          <table:table-cell office:value-type="float" office:value="-45.750002" calcext:value-type="float">
            <text:p>-45.750002</text:p>
          </table:table-cell>
          <table:table-cell office:value-type="float" office:value="37.200001" calcext:value-type="float">
            <text:p>37.200001</text:p>
          </table:table-cell>
          <table:table-cell office:value-type="float" office:value="-56.400002" calcext:value-type="float">
            <text:p>-56.400002</text:p>
          </table:table-cell>
          <table:table-cell office:value-type="float" office:value="150729669.48816" calcext:value-type="float">
            <text:p>150729669.48816</text:p>
          </table:table-cell>
          <table:table-cell office:value-type="float" office:value="543.971507" calcext:value-type="float">
            <text:p>543.971507</text:p>
          </table:table-cell>
          <table:table-cell table:number-columns-repeated="3"/>
          <table:table-cell table:formula="of:=[.$Q$3]*([.J225]+[.$Q$2])" office:value-type="float" office:value="-33.750002" calcext:value-type="float">
            <text:p>-33.750002</text:p>
          </table:table-cell>
          <table:table-cell table:formula="of:=[.$Q$5]*([.K225]+[.$Q$4])" office:value-type="float" office:value="23.31000105" calcext:value-type="float">
            <text:p>23.31000105</text:p>
          </table:table-cell>
          <table:table-cell table:formula="of:=[.$Q$7]*([.L225]+[.$Q$6])" office:value-type="float" office:value="-4.400002" calcext:value-type="float">
            <text:p>-4.40000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92" calcext:value-type="float">
            <text:p>92</text:p>
          </table:table-cell>
          <table:table-cell office:value-type="float" office:value="992" calcext:value-type="float">
            <text:p>992</text:p>
          </table:table-cell>
          <table:table-cell office:value-type="float" office:value="-330" calcext:value-type="float">
            <text:p>-330</text:p>
          </table:table-cell>
          <table:table-cell office:value-type="float" office:value="206" calcext:value-type="float">
            <text:p>206</text:p>
          </table:table-cell>
          <table:table-cell office:value-type="float" office:value="-372" calcext:value-type="float">
            <text:p>-372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2260581.989827" calcext:value-type="float">
            <text:p>2260581.989827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30.900001" calcext:value-type="float">
            <text:p>30.900001</text:p>
          </table:table-cell>
          <table:table-cell office:value-type="float" office:value="-55.800002" calcext:value-type="float">
            <text:p>-55.800002</text:p>
          </table:table-cell>
          <table:table-cell office:value-type="float" office:value="163622783.904964" calcext:value-type="float">
            <text:p>163622783.904964</text:p>
          </table:table-cell>
          <table:table-cell office:value-type="float" office:value="538.256444" calcext:value-type="float">
            <text:p>538.256444</text:p>
          </table:table-cell>
          <table:table-cell table:number-columns-repeated="3"/>
          <table:table-cell table:formula="of:=[.$Q$3]*([.J226]+[.$Q$2])" office:value-type="float" office:value="-37.500002" calcext:value-type="float">
            <text:p>-37.500002</text:p>
          </table:table-cell>
          <table:table-cell table:formula="of:=[.$Q$5]*([.K226]+[.$Q$4])" office:value-type="float" office:value="16.69500105" calcext:value-type="float">
            <text:p>16.69500105</text:p>
          </table:table-cell>
          <table:table-cell table:formula="of:=[.$Q$7]*([.L226]+[.$Q$6])" office:value-type="float" office:value="-3.800002" calcext:value-type="float">
            <text:p>-3.80000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68" calcext:value-type="float">
            <text:p>68</text:p>
          </table:table-cell>
          <table:table-cell office:value-type="float" office:value="992" calcext:value-type="float">
            <text:p>992</text:p>
          </table:table-cell>
          <table:table-cell office:value-type="float" office:value="-343" calcext:value-type="float">
            <text:p>-343</text:p>
          </table:table-cell>
          <table:table-cell office:value-type="float" office:value="156" calcext:value-type="float">
            <text:p>156</text:p>
          </table:table-cell>
          <table:table-cell office:value-type="float" office:value="-367" calcext:value-type="float">
            <text:p>-367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670864.916394" calcext:value-type="float">
            <text:p>1670864.916394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23.400001" calcext:value-type="float">
            <text:p>23.400001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63103726.966758" calcext:value-type="float">
            <text:p>163103726.966758</text:p>
          </table:table-cell>
          <table:table-cell office:value-type="float" office:value="525.998099" calcext:value-type="float">
            <text:p>525.998099</text:p>
          </table:table-cell>
          <table:table-cell table:number-columns-repeated="3"/>
          <table:table-cell table:formula="of:=[.$Q$3]*([.J227]+[.$Q$2])" office:value-type="float" office:value="-39.450002" calcext:value-type="float">
            <text:p>-39.450002</text:p>
          </table:table-cell>
          <table:table-cell table:formula="of:=[.$Q$5]*([.K227]+[.$Q$4])" office:value-type="float" office:value="8.82000105" calcext:value-type="float">
            <text:p>8.82000105</text:p>
          </table:table-cell>
          <table:table-cell table:formula="of:=[.$Q$7]*([.L227]+[.$Q$6])" office:value-type="float" office:value="-3.050002" calcext:value-type="float">
            <text:p>-3.05000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52" calcext:value-type="float">
            <text:p>52</text:p>
          </table:table-cell>
          <table:table-cell office:value-type="float" office:value="992" calcext:value-type="float">
            <text:p>992</text:p>
          </table:table-cell>
          <table:table-cell office:value-type="float" office:value="-346" calcext:value-type="float">
            <text:p>-346</text:p>
          </table:table-cell>
          <table:table-cell office:value-type="float" office:value="119" calcext:value-type="float">
            <text:p>119</text:p>
          </table:table-cell>
          <table:table-cell office:value-type="float" office:value="-360" calcext:value-type="float">
            <text:p>-360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17.850001" calcext:value-type="float">
            <text:p>17.850001</text:p>
          </table:table-cell>
          <table:table-cell office:value-type="float" office:value="-54.000002" calcext:value-type="float">
            <text:p>-54.000002</text:p>
          </table:table-cell>
          <table:table-cell office:value-type="float" office:value="162882462.157458" calcext:value-type="float">
            <text:p>162882462.157458</text:p>
          </table:table-cell>
          <table:table-cell office:value-type="float" office:value="513.300107" calcext:value-type="float">
            <text:p>513.300107</text:p>
          </table:table-cell>
          <table:table-cell table:number-columns-repeated="3"/>
          <table:table-cell table:formula="of:=[.$Q$3]*([.J228]+[.$Q$2])" office:value-type="float" office:value="-39.900002" calcext:value-type="float">
            <text:p>-39.900002</text:p>
          </table:table-cell>
          <table:table-cell table:formula="of:=[.$Q$5]*([.K228]+[.$Q$4])" office:value-type="float" office:value="2.99250105" calcext:value-type="float">
            <text:p>2.99250105</text:p>
          </table:table-cell>
          <table:table-cell table:formula="of:=[.$Q$7]*([.L228]+[.$Q$6])" office:value-type="float" office:value="-2.000002" calcext:value-type="float">
            <text:p>-2.00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580" calcext:value-type="float">
            <text:p>580</text:p>
          </table:table-cell>
          <table:table-cell office:value-type="float" office:value="-334" calcext:value-type="float">
            <text:p>-334</text:p>
          </table:table-cell>
          <table:table-cell office:value-type="float" office:value="76" calcext:value-type="float">
            <text:p>76</text:p>
          </table:table-cell>
          <table:table-cell office:value-type="float" office:value="-351" calcext:value-type="float">
            <text:p>-351</text:p>
          </table:table-cell>
          <table:table-cell office:value-type="float" office:value="0" calcext:value-type="float">
            <text:p>0</text:p>
          </table:table-cell>
          <table:table-cell office:value-type="float" office:value="3440016.136694" calcext:value-type="float">
            <text:p>3440016.136694</text:p>
          </table:table-cell>
          <table:table-cell office:value-type="float" office:value="14251495.766304" calcext:value-type="float">
            <text:p>14251495.766304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1.4" calcext:value-type="float">
            <text:p>11.4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97738614.117424" calcext:value-type="float">
            <text:p>97738614.117424</text:p>
          </table:table-cell>
          <table:table-cell office:value-type="float" office:value="490.441638" calcext:value-type="float">
            <text:p>490.441638</text:p>
          </table:table-cell>
          <table:table-cell table:number-columns-repeated="3"/>
          <table:table-cell table:formula="of:=[.$Q$3]*([.J229]+[.$Q$2])" office:value-type="float" office:value="-38.100002" calcext:value-type="float">
            <text:p>-38.100002</text:p>
          </table:table-cell>
          <table:table-cell table:formula="of:=[.$Q$5]*([.K229]+[.$Q$4])" office:value-type="float" office:value="-3.78" calcext:value-type="float">
            <text:p>-3.78</text:p>
          </table:table-cell>
          <table:table-cell table:formula="of:=[.$Q$7]*([.L229]+[.$Q$6])" office:value-type="float" office:value="-0.650002000000001" calcext:value-type="float">
            <text:p>-0.650002000000001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00" calcext:value-type="float">
            <text:p>100</text:p>
          </table:table-cell>
          <table:table-cell office:value-type="float" office:value="968" calcext:value-type="float">
            <text:p>968</text:p>
          </table:table-cell>
          <table:table-cell office:value-type="float" office:value="-326" calcext:value-type="float">
            <text:p>-326</text:p>
          </table:table-cell>
          <table:table-cell office:value-type="float" office:value="34" calcext:value-type="float">
            <text:p>34</text:p>
          </table:table-cell>
          <table:table-cell office:value-type="float" office:value="-343" calcext:value-type="float">
            <text:p>-343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2457154.297639" calcext:value-type="float">
            <text:p>2457154.297639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-48.900002" calcext:value-type="float">
            <text:p>-48.900002</text:p>
          </table:table-cell>
          <table:table-cell office:value-type="float" office:value="5.1" calcext:value-type="float">
            <text:p>5.1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159460705.529233" calcext:value-type="float">
            <text:p>159460705.529233</text:p>
          </table:table-cell>
          <table:table-cell office:value-type="float" office:value="474.427023" calcext:value-type="float">
            <text:p>474.427023</text:p>
          </table:table-cell>
          <table:table-cell table:number-columns-repeated="3"/>
          <table:table-cell table:formula="of:=[.$Q$3]*([.J230]+[.$Q$2])" office:value-type="float" office:value="-36.900002" calcext:value-type="float">
            <text:p>-36.900002</text:p>
          </table:table-cell>
          <table:table-cell table:formula="of:=[.$Q$5]*([.K230]+[.$Q$4])" office:value-type="float" office:value="-10.395" calcext:value-type="float">
            <text:p>-10.395</text:p>
          </table:table-cell>
          <table:table-cell table:formula="of:=[.$Q$7]*([.L230]+[.$Q$6])" office:value-type="float" office:value="0.549998000000002" calcext:value-type="float">
            <text:p>0.54999800000000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148" calcext:value-type="float">
            <text:p>148</text:p>
          </table:table-cell>
          <table:table-cell office:value-type="float" office:value="956" calcext:value-type="float">
            <text:p>956</text:p>
          </table:table-cell>
          <table:table-cell office:value-type="float" office:value="-300" calcext:value-type="float">
            <text:p>-300</text:p>
          </table:table-cell>
          <table:table-cell office:value-type="float" office:value="-18" calcext:value-type="float">
            <text:p>-18</text:p>
          </table:table-cell>
          <table:table-cell office:value-type="float" office:value="-331" calcext:value-type="float">
            <text:p>-331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3636588.444505" calcext:value-type="float">
            <text:p>3636588.444505</text:p>
          </table:table-cell>
          <table:table-cell office:value-type="float" office:value="23490394.533424" calcext:value-type="float">
            <text:p>23490394.533424</text:p>
          </table:table-cell>
          <table:table-cell office:value-type="float" office:value="-45.000002" calcext:value-type="float">
            <text:p>-45.000002</text:p>
          </table:table-cell>
          <table:table-cell office:value-type="float" office:value="-2.7" calcext:value-type="float">
            <text:p>-2.7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58631963.526233" calcext:value-type="float">
            <text:p>158631963.526233</text:p>
          </table:table-cell>
          <table:table-cell office:value-type="float" office:value="447.085003" calcext:value-type="float">
            <text:p>447.085003</text:p>
          </table:table-cell>
          <table:table-cell table:number-columns-repeated="3"/>
          <table:table-cell table:formula="of:=[.$Q$3]*([.J231]+[.$Q$2])" office:value-type="float" office:value="-33.000002" calcext:value-type="float">
            <text:p>-33.000002</text:p>
          </table:table-cell>
          <table:table-cell table:formula="of:=[.$Q$5]*([.K231]+[.$Q$4])" office:value-type="float" office:value="-18.585" calcext:value-type="float">
            <text:p>-18.585</text:p>
          </table:table-cell>
          <table:table-cell table:formula="of:=[.$Q$7]*([.L231]+[.$Q$6])" office:value-type="float" office:value="2.349998" calcext:value-type="float">
            <text:p>2.349998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120" calcext:value-type="float">
            <text:p>120</text:p>
          </table:table-cell>
          <table:table-cell office:value-type="float" office:value="980" calcext:value-type="float">
            <text:p>980</text:p>
          </table:table-cell>
          <table:table-cell office:value-type="float" office:value="-267" calcext:value-type="float">
            <text:p>-267</text:p>
          </table:table-cell>
          <table:table-cell office:value-type="float" office:value="-61" calcext:value-type="float">
            <text:p>-61</text:p>
          </table:table-cell>
          <table:table-cell office:value-type="float" office:value="-328" calcext:value-type="float">
            <text:p>-328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2948585.217166" calcext:value-type="float">
            <text:p>2948585.217166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40.050002" calcext:value-type="float">
            <text:p>-40.050002</text:p>
          </table:table-cell>
          <table:table-cell office:value-type="float" office:value="-9.15" calcext:value-type="float">
            <text:p>-9.15</text:p>
          </table:table-cell>
          <table:table-cell office:value-type="float" office:value="-49.200002" calcext:value-type="float">
            <text:p>-49.200002</text:p>
          </table:table-cell>
          <table:table-cell office:value-type="float" office:value="162072542.302949" calcext:value-type="float">
            <text:p>162072542.302949</text:p>
          </table:table-cell>
          <table:table-cell office:value-type="float" office:value="427.310192" calcext:value-type="float">
            <text:p>427.310192</text:p>
          </table:table-cell>
          <table:table-cell table:number-columns-repeated="3"/>
          <table:table-cell table:formula="of:=[.$Q$3]*([.J232]+[.$Q$2])" office:value-type="float" office:value="-28.050002" calcext:value-type="float">
            <text:p>-28.050002</text:p>
          </table:table-cell>
          <table:table-cell table:formula="of:=[.$Q$5]*([.K232]+[.$Q$4])" office:value-type="float" office:value="-25.3575" calcext:value-type="float">
            <text:p>-25.3575</text:p>
          </table:table-cell>
          <table:table-cell table:formula="of:=[.$Q$7]*([.L232]+[.$Q$6])" office:value-type="float" office:value="2.799998" calcext:value-type="float">
            <text:p>2.79999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float" office:value="-222" calcext:value-type="float">
            <text:p>-222</text:p>
          </table:table-cell>
          <table:table-cell office:value-type="float" office:value="-96" calcext:value-type="float">
            <text:p>-96</text:p>
          </table:table-cell>
          <table:table-cell office:value-type="float" office:value="-326" calcext:value-type="float">
            <text:p>-326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0" calcext:value-type="float">
            <text:p>0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-33.300001" calcext:value-type="float">
            <text:p>-33.300001</text:p>
          </table:table-cell>
          <table:table-cell office:value-type="float" office:value="-14.400001" calcext:value-type="float">
            <text:p>-14.400001</text:p>
          </table:table-cell>
          <table:table-cell office:value-type="float" office:value="-48.900002" calcext:value-type="float">
            <text:p>-48.900002</text:p>
          </table:table-cell>
          <table:table-cell office:value-type="float" office:value="165167564.305035" calcext:value-type="float">
            <text:p>165167564.305035</text:p>
          </table:table-cell>
          <table:table-cell office:value-type="float" office:value="405.926102" calcext:value-type="float">
            <text:p>405.926102</text:p>
          </table:table-cell>
          <table:table-cell table:number-columns-repeated="3"/>
          <table:table-cell table:formula="of:=[.$Q$3]*([.J233]+[.$Q$2])" office:value-type="float" office:value="-21.300001" calcext:value-type="float">
            <text:p>-21.300001</text:p>
          </table:table-cell>
          <table:table-cell table:formula="of:=[.$Q$5]*([.K233]+[.$Q$4])" office:value-type="float" office:value="-30.87000105" calcext:value-type="float">
            <text:p>-30.87000105</text:p>
          </table:table-cell>
          <table:table-cell table:formula="of:=[.$Q$7]*([.L233]+[.$Q$6])" office:value-type="float" office:value="3.099998" calcext:value-type="float">
            <text:p>3.099998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36" calcext:value-type="float">
            <text:p>36</text:p>
          </table:table-cell>
          <table:table-cell office:value-type="float" office:value="984" calcext:value-type="float">
            <text:p>984</text:p>
          </table:table-cell>
          <table:table-cell office:value-type="float" office:value="-167" calcext:value-type="float">
            <text:p>-167</text:p>
          </table:table-cell>
          <table:table-cell office:value-type="float" office:value="-121" calcext:value-type="float">
            <text:p>-121</text:p>
          </table:table-cell>
          <table:table-cell office:value-type="float" office:value="-327" calcext:value-type="float">
            <text:p>-327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25.050001" calcext:value-type="float">
            <text:p>-25.050001</text:p>
          </table:table-cell>
          <table:table-cell office:value-type="float" office:value="-18.150001" calcext:value-type="float">
            <text:p>-18.150001</text:p>
          </table:table-cell>
          <table:table-cell office:value-type="float" office:value="-49.050002" calcext:value-type="float">
            <text:p>-49.050002</text:p>
          </table:table-cell>
          <table:table-cell office:value-type="float" office:value="161521916.596233" calcext:value-type="float">
            <text:p>161521916.596233</text:p>
          </table:table-cell>
          <table:table-cell office:value-type="float" office:value="386.599276" calcext:value-type="float">
            <text:p>386.599276</text:p>
          </table:table-cell>
          <table:table-cell table:number-columns-repeated="3"/>
          <table:table-cell table:formula="of:=[.$Q$3]*([.J234]+[.$Q$2])" office:value-type="float" office:value="-13.050001" calcext:value-type="float">
            <text:p>-13.050001</text:p>
          </table:table-cell>
          <table:table-cell table:formula="of:=[.$Q$5]*([.K234]+[.$Q$4])" office:value-type="float" office:value="-34.80750105" calcext:value-type="float">
            <text:p>-34.80750105</text:p>
          </table:table-cell>
          <table:table-cell table:formula="of:=[.$Q$7]*([.L234]+[.$Q$6])" office:value-type="float" office:value="2.949998" calcext:value-type="float">
            <text:p>2.949998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124" calcext:value-type="float">
            <text:p>124</text:p>
          </table:table-cell>
          <table:table-cell office:value-type="float" office:value="980" calcext:value-type="float">
            <text:p>980</text:p>
          </table:table-cell>
          <table:table-cell office:value-type="float" office:value="-106" calcext:value-type="float">
            <text:p>-106</text:p>
          </table:table-cell>
          <table:table-cell office:value-type="float" office:value="-137" calcext:value-type="float">
            <text:p>-137</text:p>
          </table:table-cell>
          <table:table-cell office:value-type="float" office:value="-332" calcext:value-type="float">
            <text:p>-332</text:p>
          </table:table-cell>
          <table:table-cell office:value-type="float" office:value="-2653726.60545" calcext:value-type="float">
            <text:p>-2653726.60545</text:p>
          </table:table-cell>
          <table:table-cell office:value-type="float" office:value="3046871.521072" calcext:value-type="float">
            <text:p>3046871.521072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15.900001" calcext:value-type="float">
            <text:p>-15.900001</text:p>
          </table:table-cell>
          <table:table-cell office:value-type="float" office:value="-20.550001" calcext:value-type="float">
            <text:p>-20.55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62778306.444001" calcext:value-type="float">
            <text:p>162778306.444001</text:p>
          </table:table-cell>
          <table:table-cell office:value-type="float" office:value="374.471628" calcext:value-type="float">
            <text:p>374.471628</text:p>
          </table:table-cell>
          <table:table-cell table:number-columns-repeated="3"/>
          <table:table-cell table:formula="of:=[.$Q$3]*([.J235]+[.$Q$2])" office:value-type="float" office:value="-3.900001" calcext:value-type="float">
            <text:p>-3.900001</text:p>
          </table:table-cell>
          <table:table-cell table:formula="of:=[.$Q$5]*([.K235]+[.$Q$4])" office:value-type="float" office:value="-37.32750105" calcext:value-type="float">
            <text:p>-37.32750105</text:p>
          </table:table-cell>
          <table:table-cell table:formula="of:=[.$Q$7]*([.L235]+[.$Q$6])" office:value-type="float" office:value="2.199998" calcext:value-type="float">
            <text:p>2.199998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56" calcext:value-type="float">
            <text:p>56</text:p>
          </table:table-cell>
          <table:table-cell office:value-type="float" office:value="1016" calcext:value-type="float">
            <text:p>1016</text:p>
          </table:table-cell>
          <table:table-cell office:value-type="float" office:value="-55" calcext:value-type="float">
            <text:p>-55</text:p>
          </table:table-cell>
          <table:table-cell office:value-type="float" office:value="-135" calcext:value-type="float">
            <text:p>-135</text:p>
          </table:table-cell>
          <table:table-cell office:value-type="float" office:value="-329" calcext:value-type="float">
            <text:p>-329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964688.192008" calcext:value-type="float">
            <text:p>24964688.192008</text:p>
          </table:table-cell>
          <table:table-cell office:value-type="float" office:value="-8.25" calcext:value-type="float">
            <text:p>-8.25</text:p>
          </table:table-cell>
          <table:table-cell office:value-type="float" office:value="-20.250001" calcext:value-type="float">
            <text:p>-20.250001</text:p>
          </table:table-cell>
          <table:table-cell office:value-type="float" office:value="-49.350002" calcext:value-type="float">
            <text:p>-49.350002</text:p>
          </table:table-cell>
          <table:table-cell office:value-type="float" office:value="166901377.351875" calcext:value-type="float">
            <text:p>166901377.351875</text:p>
          </table:table-cell>
          <table:table-cell office:value-type="float" office:value="359.848579" calcext:value-type="float">
            <text:p>359.848579</text:p>
          </table:table-cell>
          <table:table-cell table:number-columns-repeated="3"/>
          <table:table-cell table:formula="of:=[.$Q$3]*([.J236]+[.$Q$2])" office:value-type="float" office:value="3.75" calcext:value-type="float">
            <text:p>3.75</text:p>
          </table:table-cell>
          <table:table-cell table:formula="of:=[.$Q$5]*([.K236]+[.$Q$4])" office:value-type="float" office:value="-37.01250105" calcext:value-type="float">
            <text:p>-37.01250105</text:p>
          </table:table-cell>
          <table:table-cell table:formula="of:=[.$Q$7]*([.L236]+[.$Q$6])" office:value-type="float" office:value="2.649998" calcext:value-type="float">
            <text:p>2.649998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72" calcext:value-type="float">
            <text:p>72</text:p>
          </table:table-cell>
          <table:table-cell office:value-type="float" office:value="1008" calcext:value-type="float">
            <text:p>1008</text:p>
          </table:table-cell>
          <table:table-cell office:value-type="float" office:value="-30" calcext:value-type="float">
            <text:p>-30</text:p>
          </table:table-cell>
          <table:table-cell office:value-type="float" office:value="-138" calcext:value-type="float">
            <text:p>-138</text:p>
          </table:table-cell>
          <table:table-cell office:value-type="float" office:value="-334" calcext:value-type="float">
            <text:p>-334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1769151.0703" calcext:value-type="float">
            <text:p>1769151.0703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-4.5" calcext:value-type="float">
            <text:p>-4.5</text:p>
          </table:table-cell>
          <table:table-cell office:value-type="float" office:value="-20.700001" calcext:value-type="float">
            <text:p>-20.700001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65961082.597641" calcext:value-type="float">
            <text:p>165961082.597641</text:p>
          </table:table-cell>
          <table:table-cell office:value-type="float" office:value="362.629287" calcext:value-type="float">
            <text:p>362.629287</text:p>
          </table:table-cell>
          <table:table-cell table:number-columns-repeated="3"/>
          <table:table-cell table:formula="of:=[.$Q$3]*([.J237]+[.$Q$2])" office:value-type="float" office:value="7.5" calcext:value-type="float">
            <text:p>7.5</text:p>
          </table:table-cell>
          <table:table-cell table:formula="of:=[.$Q$5]*([.K237]+[.$Q$4])" office:value-type="float" office:value="-37.48500105" calcext:value-type="float">
            <text:p>-37.48500105</text:p>
          </table:table-cell>
          <table:table-cell table:formula="of:=[.$Q$7]*([.L237]+[.$Q$6])" office:value-type="float" office:value="1.899998" calcext:value-type="float">
            <text:p>1.899998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12" calcext:value-type="float">
            <text:p>12</text:p>
          </table:table-cell>
          <table:table-cell office:value-type="float" office:value="988" calcext:value-type="float">
            <text:p>988</text:p>
          </table:table-cell>
          <table:table-cell office:value-type="float" office:value="-4" calcext:value-type="float">
            <text:p>-4</text:p>
          </table:table-cell>
          <table:table-cell office:value-type="float" office:value="-129" calcext:value-type="float">
            <text:p>-129</text:p>
          </table:table-cell>
          <table:table-cell office:value-type="float" office:value="-333" calcext:value-type="float">
            <text:p>-333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0.6" calcext:value-type="float">
            <text:p>-0.6</text:p>
          </table:table-cell>
          <table:table-cell office:value-type="float" office:value="-19.350001" calcext:value-type="float">
            <text:p>-19.350001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162195674.876196" calcext:value-type="float">
            <text:p>162195674.876196</text:p>
          </table:table-cell>
          <table:table-cell office:value-type="float" office:value="357.135829" calcext:value-type="float">
            <text:p>357.135829</text:p>
          </table:table-cell>
          <table:table-cell table:number-columns-repeated="3"/>
          <table:table-cell table:formula="of:=[.$Q$3]*([.J238]+[.$Q$2])" office:value-type="float" office:value="11.4" calcext:value-type="float">
            <text:p>11.4</text:p>
          </table:table-cell>
          <table:table-cell table:formula="of:=[.$Q$5]*([.K238]+[.$Q$4])" office:value-type="float" office:value="-36.06750105" calcext:value-type="float">
            <text:p>-36.06750105</text:p>
          </table:table-cell>
          <table:table-cell table:formula="of:=[.$Q$7]*([.L238]+[.$Q$6])" office:value-type="float" office:value="2.049998" calcext:value-type="float">
            <text:p>2.049998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48" calcext:value-type="float">
            <text:p>48</text:p>
          </table:table-cell>
          <table:table-cell office:value-type="float" office:value="972" calcext:value-type="float">
            <text:p>972</text:p>
          </table:table-cell>
          <table:table-cell office:value-type="float" office:value="7" calcext:value-type="float">
            <text:p>7</text:p>
          </table:table-cell>
          <table:table-cell office:value-type="float" office:value="-123" calcext:value-type="float">
            <text:p>-123</text:p>
          </table:table-cell>
          <table:table-cell office:value-type="float" office:value="-338" calcext:value-type="float">
            <text:p>-338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1.05" calcext:value-type="float">
            <text:p>1.05</text:p>
          </table:table-cell>
          <table:table-cell office:value-type="float" office:value="-18.450001" calcext:value-type="float">
            <text:p>-18.450001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59903008.049027" calcext:value-type="float">
            <text:p>159903008.049027</text:p>
          </table:table-cell>
          <table:table-cell office:value-type="float" office:value="359.752693" calcext:value-type="float">
            <text:p>359.752693</text:p>
          </table:table-cell>
          <table:table-cell table:number-columns-repeated="3"/>
          <table:table-cell table:formula="of:=[.$Q$3]*([.J239]+[.$Q$2])" office:value-type="float" office:value="13.05" calcext:value-type="float">
            <text:p>13.05</text:p>
          </table:table-cell>
          <table:table-cell table:formula="of:=[.$Q$5]*([.K239]+[.$Q$4])" office:value-type="float" office:value="-35.12250105" calcext:value-type="float">
            <text:p>-35.12250105</text:p>
          </table:table-cell>
          <table:table-cell table:formula="of:=[.$Q$7]*([.L239]+[.$Q$6])" office:value-type="float" office:value="1.299998" calcext:value-type="float">
            <text:p>1.299998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32" calcext:value-type="float">
            <text:p>32</text:p>
          </table:table-cell>
          <table:table-cell office:value-type="float" office:value="984" calcext:value-type="float">
            <text:p>984</text:p>
          </table:table-cell>
          <table:table-cell office:value-type="float" office:value="5" calcext:value-type="float">
            <text:p>5</text:p>
          </table:table-cell>
          <table:table-cell office:value-type="float" office:value="-124" calcext:value-type="float">
            <text:p>-124</text:p>
          </table:table-cell>
          <table:table-cell office:value-type="float" office:value="-338" calcext:value-type="float">
            <text:p>-338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0.75" calcext:value-type="float">
            <text:p>0.75</text:p>
          </table:table-cell>
          <table:table-cell office:value-type="float" office:value="-18.600001" calcext:value-type="float">
            <text:p>-18.600001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61754332.908424" calcext:value-type="float">
            <text:p>161754332.908424</text:p>
          </table:table-cell>
          <table:table-cell office:value-type="float" office:value="360.062495" calcext:value-type="float">
            <text:p>360.062495</text:p>
          </table:table-cell>
          <table:table-cell table:number-columns-repeated="3"/>
          <table:table-cell table:formula="of:=[.$Q$3]*([.J240]+[.$Q$2])" office:value-type="float" office:value="12.75" calcext:value-type="float">
            <text:p>12.75</text:p>
          </table:table-cell>
          <table:table-cell table:formula="of:=[.$Q$5]*([.K240]+[.$Q$4])" office:value-type="float" office:value="-35.28000105" calcext:value-type="float">
            <text:p>-35.28000105</text:p>
          </table:table-cell>
          <table:table-cell table:formula="of:=[.$Q$7]*([.L240]+[.$Q$6])" office:value-type="float" office:value="1.299998" calcext:value-type="float">
            <text:p>1.299998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24" calcext:value-type="float">
            <text:p>24</text:p>
          </table:table-cell>
          <table:table-cell office:value-type="float" office:value="996" calcext:value-type="float">
            <text:p>996</text:p>
          </table:table-cell>
          <table:table-cell office:value-type="float" office:value="6" calcext:value-type="float">
            <text:p>6</text:p>
          </table:table-cell>
          <table:table-cell office:value-type="float" office:value="-124" calcext:value-type="float">
            <text:p>-124</text:p>
          </table:table-cell>
          <table:table-cell office:value-type="float" office:value="-337" calcext:value-type="float">
            <text:p>-337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0.9" calcext:value-type="float">
            <text:p>0.9</text:p>
          </table:table-cell>
          <table:table-cell office:value-type="float" office:value="-18.600001" calcext:value-type="float">
            <text:p>-18.600001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163628022.682502" calcext:value-type="float">
            <text:p>163628022.682502</text:p>
          </table:table-cell>
          <table:table-cell office:value-type="float" office:value="359.139249" calcext:value-type="float">
            <text:p>359.139249</text:p>
          </table:table-cell>
          <table:table-cell table:number-columns-repeated="3"/>
          <table:table-cell table:formula="of:=[.$Q$3]*([.J241]+[.$Q$2])" office:value-type="float" office:value="12.9" calcext:value-type="float">
            <text:p>12.9</text:p>
          </table:table-cell>
          <table:table-cell table:formula="of:=[.$Q$5]*([.K241]+[.$Q$4])" office:value-type="float" office:value="-35.28000105" calcext:value-type="float">
            <text:p>-35.28000105</text:p>
          </table:table-cell>
          <table:table-cell table:formula="of:=[.$Q$7]*([.L241]+[.$Q$6])" office:value-type="float" office:value="1.449998" calcext:value-type="float">
            <text:p>1.449998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24" calcext:value-type="float">
            <text:p>24</text:p>
          </table:table-cell>
          <table:table-cell office:value-type="float" office:value="988" calcext:value-type="float">
            <text:p>988</text:p>
          </table:table-cell>
          <table:table-cell office:value-type="float" office:value="3" calcext:value-type="float">
            <text:p>3</text:p>
          </table:table-cell>
          <table:table-cell office:value-type="float" office:value="-121" calcext:value-type="float">
            <text:p>-121</text:p>
          </table:table-cell>
          <table:table-cell office:value-type="float" office:value="-336" calcext:value-type="float">
            <text:p>-336</text:p>
          </table:table-cell>
          <table:table-cell office:value-type="float" office:value="-2064009.682016" calcext:value-type="float">
            <text:p>-2064009.682016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0.45" calcext:value-type="float">
            <text:p>0.45</text:p>
          </table:table-cell>
          <table:table-cell office:value-type="float" office:value="-18.150001" calcext:value-type="float">
            <text:p>-18.150001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162476020.496644" calcext:value-type="float">
            <text:p>162476020.496644</text:p>
          </table:table-cell>
          <table:table-cell office:value-type="float" office:value="357.135829" calcext:value-type="float">
            <text:p>357.135829</text:p>
          </table:table-cell>
          <table:table-cell table:number-columns-repeated="3"/>
          <table:table-cell table:formula="of:=[.$Q$3]*([.J242]+[.$Q$2])" office:value-type="float" office:value="12.45" calcext:value-type="float">
            <text:p>12.45</text:p>
          </table:table-cell>
          <table:table-cell table:formula="of:=[.$Q$5]*([.K242]+[.$Q$4])" office:value-type="float" office:value="-34.80750105" calcext:value-type="float">
            <text:p>-34.80750105</text:p>
          </table:table-cell>
          <table:table-cell table:formula="of:=[.$Q$7]*([.L242]+[.$Q$6])" office:value-type="float" office:value="1.599998" calcext:value-type="float">
            <text:p>1.599998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20" calcext:value-type="float">
            <text:p>20</text:p>
          </table:table-cell>
          <table:table-cell office:value-type="float" office:value="992" calcext:value-type="float">
            <text:p>992</text:p>
          </table:table-cell>
          <table:table-cell office:value-type="float" office:value="3" calcext:value-type="float">
            <text:p>3</text:p>
          </table:table-cell>
          <table:table-cell office:value-type="float" office:value="-124" calcext:value-type="float">
            <text:p>-124</text:p>
          </table:table-cell>
          <table:table-cell office:value-type="float" office:value="-335" calcext:value-type="float">
            <text:p>-335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0.45" calcext:value-type="float">
            <text:p>0.45</text:p>
          </table:table-cell>
          <table:table-cell office:value-type="float" office:value="-18.600001" calcext:value-type="float">
            <text:p>-18.600001</text:p>
          </table:table-cell>
          <table:table-cell office:value-type="float" office:value="-50.250002" calcext:value-type="float">
            <text:p>-50.250002</text:p>
          </table:table-cell>
          <table:table-cell office:value-type="float" office:value="163008936.000846" calcext:value-type="float">
            <text:p>163008936.000846</text:p>
          </table:table-cell>
          <table:table-cell office:value-type="float" office:value="357.225419" calcext:value-type="float">
            <text:p>357.225419</text:p>
          </table:table-cell>
          <table:table-cell table:number-columns-repeated="3"/>
          <table:table-cell table:formula="of:=[.$Q$3]*([.J243]+[.$Q$2])" office:value-type="float" office:value="12.45" calcext:value-type="float">
            <text:p>12.45</text:p>
          </table:table-cell>
          <table:table-cell table:formula="of:=[.$Q$5]*([.K243]+[.$Q$4])" office:value-type="float" office:value="-35.28000105" calcext:value-type="float">
            <text:p>-35.28000105</text:p>
          </table:table-cell>
          <table:table-cell table:formula="of:=[.$Q$7]*([.L243]+[.$Q$6])" office:value-type="float" office:value="1.749998" calcext:value-type="float">
            <text:p>1.7499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60" calcext:value-type="float">
            <text:p>-6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-123" calcext:value-type="float">
            <text:p>-123</text:p>
          </table:table-cell>
          <table:table-cell office:value-type="float" office:value="-338" calcext:value-type="float">
            <text:p>-338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1.5" calcext:value-type="float">
            <text:p>1.5</text:p>
          </table:table-cell>
          <table:table-cell office:value-type="float" office:value="-18.450001" calcext:value-type="float">
            <text:p>-18.450001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64151967.518893" calcext:value-type="float">
            <text:p>164151967.518893</text:p>
          </table:table-cell>
          <table:table-cell office:value-type="float" office:value="359.823568" calcext:value-type="float">
            <text:p>359.823568</text:p>
          </table:table-cell>
          <table:table-cell table:number-columns-repeated="3"/>
          <table:table-cell table:formula="of:=[.$Q$3]*([.J244]+[.$Q$2])" office:value-type="float" office:value="13.5" calcext:value-type="float">
            <text:p>13.5</text:p>
          </table:table-cell>
          <table:table-cell table:formula="of:=[.$Q$5]*([.K244]+[.$Q$4])" office:value-type="float" office:value="-35.12250105" calcext:value-type="float">
            <text:p>-35.12250105</text:p>
          </table:table-cell>
          <table:table-cell table:formula="of:=[.$Q$7]*([.L244]+[.$Q$6])" office:value-type="float" office:value="1.299998" calcext:value-type="float">
            <text:p>1.299998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-20" calcext:value-type="float">
            <text:p>-20</text:p>
          </table:table-cell>
          <table:table-cell office:value-type="float" office:value="992" calcext:value-type="float">
            <text:p>992</text:p>
          </table:table-cell>
          <table:table-cell office:value-type="float" office:value="29" calcext:value-type="float">
            <text:p>29</text:p>
          </table:table-cell>
          <table:table-cell office:value-type="float" office:value="-113" calcext:value-type="float">
            <text:p>-113</text:p>
          </table:table-cell>
          <table:table-cell office:value-type="float" office:value="-338" calcext:value-type="float">
            <text:p>-338</text:p>
          </table:table-cell>
          <table:table-cell office:value-type="float" office:value="-2260581.989827" calcext:value-type="float">
            <text:p>-2260581.989827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4.35" calcext:value-type="float">
            <text:p>4.35</text:p>
          </table:table-cell>
          <table:table-cell office:value-type="float" office:value="-16.950001" calcext:value-type="float">
            <text:p>-16.950001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63230029.347823" calcext:value-type="float">
            <text:p>163230029.347823</text:p>
          </table:table-cell>
          <table:table-cell office:value-type="float" office:value="357.566777" calcext:value-type="float">
            <text:p>357.566777</text:p>
          </table:table-cell>
          <table:table-cell table:number-columns-repeated="3"/>
          <table:table-cell table:formula="of:=[.$Q$3]*([.J245]+[.$Q$2])" office:value-type="float" office:value="16.35" calcext:value-type="float">
            <text:p>16.35</text:p>
          </table:table-cell>
          <table:table-cell table:formula="of:=[.$Q$5]*([.K245]+[.$Q$4])" office:value-type="float" office:value="-33.54750105" calcext:value-type="float">
            <text:p>-33.54750105</text:p>
          </table:table-cell>
          <table:table-cell table:formula="of:=[.$Q$7]*([.L245]+[.$Q$6])" office:value-type="float" office:value="1.299998" calcext:value-type="float">
            <text:p>1.299998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88" calcext:value-type="float">
            <text:p>-88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-98" calcext:value-type="float">
            <text:p>-98</text:p>
          </table:table-cell>
          <table:table-cell office:value-type="float" office:value="-340" calcext:value-type="float">
            <text:p>-340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-2162295.835922" calcext:value-type="float">
            <text:p>-2162295.835922</text:p>
          </table:table-cell>
          <table:table-cell office:value-type="float" office:value="25161260.199819" calcext:value-type="float">
            <text:p>25161260.199819</text:p>
          </table:table-cell>
          <table:table-cell office:value-type="float" office:value="8.4" calcext:value-type="float">
            <text:p>8.4</text:p>
          </table:table-cell>
          <table:table-cell office:value-type="float" office:value="-14.700001" calcext:value-type="float">
            <text:p>-14.700001</text:p>
          </table:table-cell>
          <table:table-cell office:value-type="float" office:value="-51.000002" calcext:value-type="float">
            <text:p>-51.000002</text:p>
          </table:table-cell>
          <table:table-cell office:value-type="float" office:value="168543506.029931" calcext:value-type="float">
            <text:p>168543506.029931</text:p>
          </table:table-cell>
          <table:table-cell office:value-type="float" office:value="358.245726" calcext:value-type="float">
            <text:p>358.245726</text:p>
          </table:table-cell>
          <table:table-cell table:number-columns-repeated="3"/>
          <table:table-cell table:formula="of:=[.$Q$3]*([.J246]+[.$Q$2])" office:value-type="float" office:value="20.4" calcext:value-type="float">
            <text:p>20.4</text:p>
          </table:table-cell>
          <table:table-cell table:formula="of:=[.$Q$5]*([.K246]+[.$Q$4])" office:value-type="float" office:value="-31.18500105" calcext:value-type="float">
            <text:p>-31.18500105</text:p>
          </table:table-cell>
          <table:table-cell table:formula="of:=[.$Q$7]*([.L246]+[.$Q$6])" office:value-type="float" office:value="0.999997999999998" calcext:value-type="float">
            <text:p>0.999997999999998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04" calcext:value-type="float">
            <text:p>104</text:p>
          </table:table-cell>
          <table:table-cell office:value-type="float" office:value="1008" calcext:value-type="float">
            <text:p>1008</text:p>
          </table:table-cell>
          <table:table-cell office:value-type="float" office:value="82" calcext:value-type="float">
            <text:p>82</text:p>
          </table:table-cell>
          <table:table-cell office:value-type="float" office:value="-85" calcext:value-type="float">
            <text:p>-85</text:p>
          </table:table-cell>
          <table:table-cell office:value-type="float" office:value="-339" calcext:value-type="float">
            <text:p>-339</text:p>
          </table:table-cell>
          <table:table-cell office:value-type="float" office:value="-2752012.909355" calcext:value-type="float">
            <text:p>-2752012.909355</text:p>
          </table:table-cell>
          <table:table-cell office:value-type="float" office:value="2555440.601544" calcext:value-type="float">
            <text:p>2555440.601544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12.3" calcext:value-type="float">
            <text:p>12.3</text:p>
          </table:table-cell>
          <table:table-cell office:value-type="float" office:value="-12.750001" calcext:value-type="float">
            <text:p>-12.750001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167008101.089056" calcext:value-type="float">
            <text:p>167008101.089056</text:p>
          </table:table-cell>
          <table:table-cell office:value-type="float" office:value="358.984679" calcext:value-type="float">
            <text:p>358.984679</text:p>
          </table:table-cell>
          <table:table-cell table:number-columns-repeated="3"/>
          <table:table-cell table:formula="of:=[.$Q$3]*([.J247]+[.$Q$2])" office:value-type="float" office:value="24.3" calcext:value-type="float">
            <text:p>24.3</text:p>
          </table:table-cell>
          <table:table-cell table:formula="of:=[.$Q$5]*([.K247]+[.$Q$4])" office:value-type="float" office:value="-29.13750105" calcext:value-type="float">
            <text:p>-29.13750105</text:p>
          </table:table-cell>
          <table:table-cell table:formula="of:=[.$Q$7]*([.L247]+[.$Q$6])" office:value-type="float" office:value="1.149998" calcext:value-type="float">
            <text:p>1.149998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20" calcext:value-type="float">
            <text:p>-20</text:p>
          </table:table-cell>
          <table:table-cell office:value-type="float" office:value="992" calcext:value-type="float">
            <text:p>992</text:p>
          </table:table-cell>
          <table:table-cell office:value-type="float" office:value="109" calcext:value-type="float">
            <text:p>109</text:p>
          </table:table-cell>
          <table:table-cell office:value-type="float" office:value="-57" calcext:value-type="float">
            <text:p>-57</text:p>
          </table:table-cell>
          <table:table-cell office:value-type="float" office:value="-345" calcext:value-type="float">
            <text:p>-345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16.350001" calcext:value-type="float">
            <text:p>16.350001</text:p>
          </table:table-cell>
          <table:table-cell office:value-type="float" office:value="-8.55" calcext:value-type="float">
            <text:p>-8.55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162960202.442771" calcext:value-type="float">
            <text:p>162960202.442771</text:p>
          </table:table-cell>
          <table:table-cell office:value-type="float" office:value="366.271757" calcext:value-type="float">
            <text:p>366.271757</text:p>
          </table:table-cell>
          <table:table-cell table:number-columns-repeated="3"/>
          <table:table-cell table:formula="of:=[.$Q$3]*([.J248]+[.$Q$2])" office:value-type="float" office:value="28.350001" calcext:value-type="float">
            <text:p>28.350001</text:p>
          </table:table-cell>
          <table:table-cell table:formula="of:=[.$Q$5]*([.K248]+[.$Q$4])" office:value-type="float" office:value="-24.7275" calcext:value-type="float">
            <text:p>-24.7275</text:p>
          </table:table-cell>
          <table:table-cell table:formula="of:=[.$Q$7]*([.L248]+[.$Q$6])" office:value-type="float" office:value="0.249997999999998" calcext:value-type="float">
            <text:p>0.249997999999998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972" calcext:value-type="float">
            <text:p>972</text:p>
          </table:table-cell>
          <table:table-cell office:value-type="float" office:value="133" calcext:value-type="float">
            <text:p>133</text:p>
          </table:table-cell>
          <table:table-cell office:value-type="float" office:value="-26" calcext:value-type="float">
            <text:p>-26</text:p>
          </table:table-cell>
          <table:table-cell office:value-type="float" office:value="-352" calcext:value-type="float">
            <text:p>-352</text:p>
          </table:table-cell>
          <table:table-cell office:value-type="float" office:value="-2555440.601544" calcext:value-type="float">
            <text:p>-2555440.601544</text:p>
          </table:table-cell>
          <table:table-cell office:value-type="float" office:value="-2358868.143733" calcext:value-type="float">
            <text:p>-2358868.143733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19.950001" calcext:value-type="float">
            <text:p>19.950001</text:p>
          </table:table-cell>
          <table:table-cell office:value-type="float" office:value="-3.9" calcext:value-type="float">
            <text:p>-3.9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160902733.566718" calcext:value-type="float">
            <text:p>160902733.566718</text:p>
          </table:table-cell>
          <table:table-cell office:value-type="float" office:value="377.185631" calcext:value-type="float">
            <text:p>377.185631</text:p>
          </table:table-cell>
          <table:table-cell table:number-columns-repeated="3"/>
          <table:table-cell table:formula="of:=[.$Q$3]*([.J249]+[.$Q$2])" office:value-type="float" office:value="31.950001" calcext:value-type="float">
            <text:p>31.950001</text:p>
          </table:table-cell>
          <table:table-cell table:formula="of:=[.$Q$5]*([.K249]+[.$Q$4])" office:value-type="float" office:value="-19.845" calcext:value-type="float">
            <text:p>-19.845</text:p>
          </table:table-cell>
          <table:table-cell table:formula="of:=[.$Q$7]*([.L249]+[.$Q$6])" office:value-type="float" office:value="-0.800001999999999" calcext:value-type="float">
            <text:p>-0.800001999999999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156" calcext:value-type="float">
            <text:p>156</text:p>
          </table:table-cell>
          <table:table-cell office:value-type="float" office:value="31" calcext:value-type="float">
            <text:p>31</text:p>
          </table:table-cell>
          <table:table-cell office:value-type="float" office:value="-359" calcext:value-type="float">
            <text:p>-359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23.400001" calcext:value-type="float">
            <text:p>23.400001</text:p>
          </table:table-cell>
          <table:table-cell office:value-type="float" office:value="4.65" calcext:value-type="float">
            <text:p>4.65</text:p>
          </table:table-cell>
          <table:table-cell office:value-type="float" office:value="-53.850002" calcext:value-type="float">
            <text:p>-53.850002</text:p>
          </table:table-cell>
          <table:table-cell office:value-type="float" office:value="164491632.294974" calcext:value-type="float">
            <text:p>164491632.294974</text:p>
          </table:table-cell>
          <table:table-cell office:value-type="float" office:value="392.655065" calcext:value-type="float">
            <text:p>392.655065</text:p>
          </table:table-cell>
          <table:table-cell table:number-columns-repeated="3"/>
          <table:table-cell table:formula="of:=[.$Q$3]*([.J250]+[.$Q$2])" office:value-type="float" office:value="35.400001" calcext:value-type="float">
            <text:p>35.400001</text:p>
          </table:table-cell>
          <table:table-cell table:formula="of:=[.$Q$5]*([.K250]+[.$Q$4])" office:value-type="float" office:value="-10.8675" calcext:value-type="float">
            <text:p>-10.8675</text:p>
          </table:table-cell>
          <table:table-cell table:formula="of:=[.$Q$7]*([.L250]+[.$Q$6])" office:value-type="float" office:value="-1.850002" calcext:value-type="float">
            <text:p>-1.85000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60" calcext:value-type="float">
            <text:p>60</text:p>
          </table:table-cell>
          <table:table-cell office:value-type="float" office:value="1028" calcext:value-type="float">
            <text:p>1028</text:p>
          </table:table-cell>
          <table:table-cell office:value-type="float" office:value="166" calcext:value-type="float">
            <text:p>166</text:p>
          </table:table-cell>
          <table:table-cell office:value-type="float" office:value="85" calcext:value-type="float">
            <text:p>85</text:p>
          </table:table-cell>
          <table:table-cell office:value-type="float" office:value="-370" calcext:value-type="float">
            <text:p>-370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5259547.403724" calcext:value-type="float">
            <text:p>25259547.403724</text:p>
          </table:table-cell>
          <table:table-cell office:value-type="float" office:value="24.900001" calcext:value-type="float">
            <text:p>24.900001</text:p>
          </table:table-cell>
          <table:table-cell office:value-type="float" office:value="12.750001" calcext:value-type="float">
            <text:p>12.750001</text:p>
          </table:table-cell>
          <table:table-cell office:value-type="float" office:value="-55.500002" calcext:value-type="float">
            <text:p>-55.500002</text:p>
          </table:table-cell>
          <table:table-cell office:value-type="float" office:value="169095386.377372" calcext:value-type="float">
            <text:p>169095386.377372</text:p>
          </table:table-cell>
          <table:table-cell office:value-type="float" office:value="414.34406" calcext:value-type="float">
            <text:p>414.34406</text:p>
          </table:table-cell>
          <table:table-cell table:number-columns-repeated="3"/>
          <table:table-cell table:formula="of:=[.$Q$3]*([.J251]+[.$Q$2])" office:value-type="float" office:value="36.900001" calcext:value-type="float">
            <text:p>36.900001</text:p>
          </table:table-cell>
          <table:table-cell table:formula="of:=[.$Q$5]*([.K251]+[.$Q$4])" office:value-type="float" office:value="-2.36249895" calcext:value-type="float">
            <text:p>-2.36249895</text:p>
          </table:table-cell>
          <table:table-cell table:formula="of:=[.$Q$7]*([.L251]+[.$Q$6])" office:value-type="float" office:value="-3.500002" calcext:value-type="float">
            <text:p>-3.500002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44" calcext:value-type="float">
            <text:p>44</text:p>
          </table:table-cell>
          <table:table-cell office:value-type="float" office:value="932" calcext:value-type="float">
            <text:p>932</text:p>
          </table:table-cell>
          <table:table-cell office:value-type="float" office:value="162" calcext:value-type="float">
            <text:p>162</text:p>
          </table:table-cell>
          <table:table-cell office:value-type="float" office:value="128" calcext:value-type="float">
            <text:p>128</text:p>
          </table:table-cell>
          <table:table-cell office:value-type="float" office:value="-380" calcext:value-type="float">
            <text:p>-380</text:p>
          </table:table-cell>
          <table:table-cell office:value-type="float" office:value="-2260581.989827" calcext:value-type="float">
            <text:p>-2260581.989827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2900678.509991" calcext:value-type="float">
            <text:p>22900678.509991</text:p>
          </table:table-cell>
          <table:table-cell office:value-type="float" office:value="24.300001" calcext:value-type="float">
            <text:p>24.300001</text:p>
          </table:table-cell>
          <table:table-cell office:value-type="float" office:value="19.200001" calcext:value-type="float">
            <text:p>19.200001</text:p>
          </table:table-cell>
          <table:table-cell office:value-type="float" office:value="-57.000002" calcext:value-type="float">
            <text:p>-57.000002</text:p>
          </table:table-cell>
          <table:table-cell office:value-type="float" office:value="153582427.495012" calcext:value-type="float">
            <text:p>153582427.495012</text:p>
          </table:table-cell>
          <table:table-cell office:value-type="float" office:value="432.46734" calcext:value-type="float">
            <text:p>432.46734</text:p>
          </table:table-cell>
          <table:table-cell table:number-columns-repeated="3"/>
          <table:table-cell table:formula="of:=[.$Q$3]*([.J252]+[.$Q$2])" office:value-type="float" office:value="36.300001" calcext:value-type="float">
            <text:p>36.300001</text:p>
          </table:table-cell>
          <table:table-cell table:formula="of:=[.$Q$5]*([.K252]+[.$Q$4])" office:value-type="float" office:value="4.41000105" calcext:value-type="float">
            <text:p>4.41000105</text:p>
          </table:table-cell>
          <table:table-cell table:formula="of:=[.$Q$7]*([.L252]+[.$Q$6])" office:value-type="float" office:value="-5.000002" calcext:value-type="float">
            <text:p>-5.00000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12" calcext:value-type="float">
            <text:p>12</text:p>
          </table:table-cell>
          <table:table-cell office:value-type="float" office:value="992" calcext:value-type="float">
            <text:p>992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-381" calcext:value-type="float">
            <text:p>-381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23.100001" calcext:value-type="float">
            <text:p>23.100001</text:p>
          </table:table-cell>
          <table:table-cell office:value-type="float" office:value="22.950001" calcext:value-type="float">
            <text:p>22.950001</text:p>
          </table:table-cell>
          <table:table-cell office:value-type="float" office:value="-57.150002" calcext:value-type="float">
            <text:p>-57.150002</text:p>
          </table:table-cell>
          <table:table-cell office:value-type="float" office:value="162734785.133057" calcext:value-type="float">
            <text:p>162734785.133057</text:p>
          </table:table-cell>
          <table:table-cell office:value-type="float" office:value="438.504276" calcext:value-type="float">
            <text:p>438.504276</text:p>
          </table:table-cell>
          <table:table-cell table:number-columns-repeated="3"/>
          <table:table-cell table:formula="of:=[.$Q$3]*([.J253]+[.$Q$2])" office:value-type="float" office:value="35.100001" calcext:value-type="float">
            <text:p>35.100001</text:p>
          </table:table-cell>
          <table:table-cell table:formula="of:=[.$Q$5]*([.K253]+[.$Q$4])" office:value-type="float" office:value="8.34750105" calcext:value-type="float">
            <text:p>8.34750105</text:p>
          </table:table-cell>
          <table:table-cell table:formula="of:=[.$Q$7]*([.L253]+[.$Q$6])" office:value-type="float" office:value="-5.150002" calcext:value-type="float">
            <text:p>-5.15000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52" calcext:value-type="float">
            <text:p>52</text:p>
          </table:table-cell>
          <table:table-cell office:value-type="float" office:value="972" calcext:value-type="float">
            <text:p>972</text:p>
          </table:table-cell>
          <table:table-cell office:value-type="float" office:value="146" calcext:value-type="float">
            <text:p>146</text:p>
          </table:table-cell>
          <table:table-cell office:value-type="float" office:value="178" calcext:value-type="float">
            <text:p>178</text:p>
          </table:table-cell>
          <table:table-cell office:value-type="float" office:value="-383" calcext:value-type="float">
            <text:p>-383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21.900001" calcext:value-type="float">
            <text:p>21.900001</text:p>
          </table:table-cell>
          <table:table-cell office:value-type="float" office:value="26.700001" calcext:value-type="float">
            <text:p>26.700001</text:p>
          </table:table-cell>
          <table:table-cell office:value-type="float" office:value="-57.450002" calcext:value-type="float">
            <text:p>-57.450002</text:p>
          </table:table-cell>
          <table:table-cell office:value-type="float" office:value="159537428.964113" calcext:value-type="float">
            <text:p>159537428.964113</text:p>
          </table:table-cell>
          <table:table-cell office:value-type="float" office:value="446.865752" calcext:value-type="float">
            <text:p>446.865752</text:p>
          </table:table-cell>
          <table:table-cell table:number-columns-repeated="3"/>
          <table:table-cell table:formula="of:=[.$Q$3]*([.J254]+[.$Q$2])" office:value-type="float" office:value="33.900001" calcext:value-type="float">
            <text:p>33.900001</text:p>
          </table:table-cell>
          <table:table-cell table:formula="of:=[.$Q$5]*([.K254]+[.$Q$4])" office:value-type="float" office:value="12.28500105" calcext:value-type="float">
            <text:p>12.28500105</text:p>
          </table:table-cell>
          <table:table-cell table:formula="of:=[.$Q$7]*([.L254]+[.$Q$6])" office:value-type="float" office:value="-5.450002" calcext:value-type="float">
            <text:p>-5.45000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24" calcext:value-type="float">
            <text:p>-24</text:p>
          </table:table-cell>
          <table:table-cell office:value-type="float" office:value="992" calcext:value-type="float">
            <text:p>992</text:p>
          </table:table-cell>
          <table:table-cell office:value-type="float" office:value="134" calcext:value-type="float">
            <text:p>134</text:p>
          </table:table-cell>
          <table:table-cell office:value-type="float" office:value="208" calcext:value-type="float">
            <text:p>208</text:p>
          </table:table-cell>
          <table:table-cell office:value-type="float" office:value="-384" calcext:value-type="float">
            <text:p>-384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20.100001" calcext:value-type="float">
            <text:p>20.100001</text:p>
          </table:table-cell>
          <table:table-cell office:value-type="float" office:value="31.200001" calcext:value-type="float">
            <text:p>31.200001</text:p>
          </table:table-cell>
          <table:table-cell office:value-type="float" office:value="-57.600002" calcext:value-type="float">
            <text:p>-57.600002</text:p>
          </table:table-cell>
          <table:table-cell office:value-type="float" office:value="162974692.297978" calcext:value-type="float">
            <text:p>162974692.297978</text:p>
          </table:table-cell>
          <table:table-cell office:value-type="float" office:value="456.810683" calcext:value-type="float">
            <text:p>456.810683</text:p>
          </table:table-cell>
          <table:table-cell table:number-columns-repeated="3"/>
          <table:table-cell table:formula="of:=[.$Q$3]*([.J255]+[.$Q$2])" office:value-type="float" office:value="32.100001" calcext:value-type="float">
            <text:p>32.100001</text:p>
          </table:table-cell>
          <table:table-cell table:formula="of:=[.$Q$5]*([.K255]+[.$Q$4])" office:value-type="float" office:value="17.01000105" calcext:value-type="float">
            <text:p>17.01000105</text:p>
          </table:table-cell>
          <table:table-cell table:formula="of:=[.$Q$7]*([.L255]+[.$Q$6])" office:value-type="float" office:value="-5.600002" calcext:value-type="float">
            <text:p>-5.600002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36" calcext:value-type="float">
            <text:p>36</text:p>
          </table:table-cell>
          <table:table-cell office:value-type="float" office:value="996" calcext:value-type="float">
            <text:p>996</text:p>
          </table:table-cell>
          <table:table-cell office:value-type="float" office:value="111" calcext:value-type="float">
            <text:p>111</text:p>
          </table:table-cell>
          <table:table-cell office:value-type="float" office:value="243" calcext:value-type="float">
            <text:p>243</text:p>
          </table:table-cell>
          <table:table-cell office:value-type="float" office:value="-387" calcext:value-type="float">
            <text:p>-387</text:p>
          </table:table-cell>
          <table:table-cell office:value-type="float" office:value="-2064009.682016" calcext:value-type="float">
            <text:p>-2064009.682016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16.650001" calcext:value-type="float">
            <text:p>16.650001</text:p>
          </table:table-cell>
          <table:table-cell office:value-type="float" office:value="36.450001" calcext:value-type="float">
            <text:p>36.450001</text:p>
          </table:table-cell>
          <table:table-cell office:value-type="float" office:value="-58.050002" calcext:value-type="float">
            <text:p>-58.050002</text:p>
          </table:table-cell>
          <table:table-cell office:value-type="float" office:value="163840419.471798" calcext:value-type="float">
            <text:p>163840419.471798</text:p>
          </table:table-cell>
          <table:table-cell office:value-type="float" office:value="470.254187" calcext:value-type="float">
            <text:p>470.254187</text:p>
          </table:table-cell>
          <table:table-cell table:number-columns-repeated="3"/>
          <table:table-cell table:formula="of:=[.$Q$3]*([.J256]+[.$Q$2])" office:value-type="float" office:value="28.650001" calcext:value-type="float">
            <text:p>28.650001</text:p>
          </table:table-cell>
          <table:table-cell table:formula="of:=[.$Q$5]*([.K256]+[.$Q$4])" office:value-type="float" office:value="22.52250105" calcext:value-type="float">
            <text:p>22.52250105</text:p>
          </table:table-cell>
          <table:table-cell table:formula="of:=[.$Q$7]*([.L256]+[.$Q$6])" office:value-type="float" office:value="-6.050002" calcext:value-type="float">
            <text:p>-6.05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96" calcext:value-type="float">
            <text:p>-96</text:p>
          </table:table-cell>
          <table:table-cell office:value-type="float" office:value="992" calcext:value-type="float">
            <text:p>992</text:p>
          </table:table-cell>
          <table:table-cell office:value-type="float" office:value="87" calcext:value-type="float">
            <text:p>87</text:p>
          </table:table-cell>
          <table:table-cell office:value-type="float" office:value="254" calcext:value-type="float">
            <text:p>254</text:p>
          </table:table-cell>
          <table:table-cell office:value-type="float" office:value="-387" calcext:value-type="float">
            <text:p>-387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-2358868.143733" calcext:value-type="float">
            <text:p>-2358868.143733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13.050001" calcext:value-type="float">
            <text:p>13.050001</text:p>
          </table:table-cell>
          <table:table-cell office:value-type="float" office:value="38.100002" calcext:value-type="float">
            <text:p>38.100002</text:p>
          </table:table-cell>
          <table:table-cell office:value-type="float" office:value="-58.050002" calcext:value-type="float">
            <text:p>-58.050002</text:p>
          </table:table-cell>
          <table:table-cell office:value-type="float" office:value="163365432.668038" calcext:value-type="float">
            <text:p>163365432.668038</text:p>
          </table:table-cell>
          <table:table-cell office:value-type="float" office:value="471.0138" calcext:value-type="float">
            <text:p>471.0138</text:p>
          </table:table-cell>
          <table:table-cell table:number-columns-repeated="3"/>
          <table:table-cell table:formula="of:=[.$Q$3]*([.J257]+[.$Q$2])" office:value-type="float" office:value="25.050001" calcext:value-type="float">
            <text:p>25.050001</text:p>
          </table:table-cell>
          <table:table-cell table:formula="of:=[.$Q$5]*([.K257]+[.$Q$4])" office:value-type="float" office:value="24.2550021" calcext:value-type="float">
            <text:p>24.2550021</text:p>
          </table:table-cell>
          <table:table-cell table:formula="of:=[.$Q$7]*([.L257]+[.$Q$6])" office:value-type="float" office:value="-6.050002" calcext:value-type="float">
            <text:p>-6.05000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60" calcext:value-type="float">
            <text:p>-60</text:p>
          </table:table-cell>
          <table:table-cell office:value-type="float" office:value="1008" calcext:value-type="float">
            <text:p>1008</text:p>
          </table:table-cell>
          <table:table-cell office:value-type="float" office:value="66" calcext:value-type="float">
            <text:p>66</text:p>
          </table:table-cell>
          <table:table-cell office:value-type="float" office:value="273" calcext:value-type="float">
            <text:p>273</text:p>
          </table:table-cell>
          <table:table-cell office:value-type="float" office:value="-383" calcext:value-type="float">
            <text:p>-383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9.9" calcext:value-type="float">
            <text:p>9.9</text:p>
          </table:table-cell>
          <table:table-cell office:value-type="float" office:value="40.950002" calcext:value-type="float">
            <text:p>40.950002</text:p>
          </table:table-cell>
          <table:table-cell office:value-type="float" office:value="-57.450002" calcext:value-type="float">
            <text:p>-57.450002</text:p>
          </table:table-cell>
          <table:table-cell office:value-type="float" office:value="165832976.796167" calcext:value-type="float">
            <text:p>165832976.796167</text:p>
          </table:table-cell>
          <table:table-cell office:value-type="float" office:value="474.946313" calcext:value-type="float">
            <text:p>474.946313</text:p>
          </table:table-cell>
          <table:table-cell table:number-columns-repeated="3"/>
          <table:table-cell table:formula="of:=[.$Q$3]*([.J258]+[.$Q$2])" office:value-type="float" office:value="21.9" calcext:value-type="float">
            <text:p>21.9</text:p>
          </table:table-cell>
          <table:table-cell table:formula="of:=[.$Q$5]*([.K258]+[.$Q$4])" office:value-type="float" office:value="27.2475021" calcext:value-type="float">
            <text:p>27.2475021</text:p>
          </table:table-cell>
          <table:table-cell table:formula="of:=[.$Q$7]*([.L258]+[.$Q$6])" office:value-type="float" office:value="-5.450002" calcext:value-type="float">
            <text:p>-5.45000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  <table:table-cell office:value-type="float" office:value="1004" calcext:value-type="float">
            <text:p>1004</text:p>
          </table:table-cell>
          <table:table-cell office:value-type="float" office:value="29" calcext:value-type="float">
            <text:p>29</text:p>
          </table:table-cell>
          <table:table-cell office:value-type="float" office:value="296" calcext:value-type="float">
            <text:p>296</text:p>
          </table:table-cell>
          <table:table-cell office:value-type="float" office:value="-377" calcext:value-type="float">
            <text:p>-377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4.35" calcext:value-type="float">
            <text:p>4.35</text:p>
          </table:table-cell>
          <table:table-cell office:value-type="float" office:value="44.400002" calcext:value-type="float">
            <text:p>44.400002</text:p>
          </table:table-cell>
          <table:table-cell office:value-type="float" office:value="-56.550002" calcext:value-type="float">
            <text:p>-56.550002</text:p>
          </table:table-cell>
          <table:table-cell office:value-type="float" office:value="164499453.293677" calcext:value-type="float">
            <text:p>164499453.293677</text:p>
          </table:table-cell>
          <table:table-cell office:value-type="float" office:value="480.193711" calcext:value-type="float">
            <text:p>480.193711</text:p>
          </table:table-cell>
          <table:table-cell table:number-columns-repeated="3"/>
          <table:table-cell table:formula="of:=[.$Q$3]*([.J259]+[.$Q$2])" office:value-type="float" office:value="16.35" calcext:value-type="float">
            <text:p>16.35</text:p>
          </table:table-cell>
          <table:table-cell table:formula="of:=[.$Q$5]*([.K259]+[.$Q$4])" office:value-type="float" office:value="30.8700021" calcext:value-type="float">
            <text:p>30.8700021</text:p>
          </table:table-cell>
          <table:table-cell table:formula="of:=[.$Q$7]*([.L259]+[.$Q$6])" office:value-type="float" office:value="-4.550002" calcext:value-type="float">
            <text:p>-4.55000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80" calcext:value-type="float">
            <text:p>80</text:p>
          </table:table-cell>
          <table:table-cell office:value-type="float" office:value="980" calcext:value-type="float">
            <text:p>980</text:p>
          </table:table-cell>
          <table:table-cell office:value-type="float" office:value="10" calcext:value-type="float">
            <text:p>10</text:p>
          </table:table-cell>
          <table:table-cell office:value-type="float" office:value="307" calcext:value-type="float">
            <text:p>307</text:p>
          </table:table-cell>
          <table:table-cell office:value-type="float" office:value="-381" calcext:value-type="float">
            <text:p>-381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1.5" calcext:value-type="float">
            <text:p>1.5</text:p>
          </table:table-cell>
          <table:table-cell office:value-type="float" office:value="46.050002" calcext:value-type="float">
            <text:p>46.050002</text:p>
          </table:table-cell>
          <table:table-cell office:value-type="float" office:value="-57.150002" calcext:value-type="float">
            <text:p>-57.150002</text:p>
          </table:table-cell>
          <table:table-cell office:value-type="float" office:value="161080077.277405" calcext:value-type="float">
            <text:p>161080077.277405</text:p>
          </table:table-cell>
          <table:table-cell office:value-type="float" office:value="489.397589" calcext:value-type="float">
            <text:p>489.397589</text:p>
          </table:table-cell>
          <table:table-cell table:number-columns-repeated="3"/>
          <table:table-cell table:formula="of:=[.$Q$3]*([.J260]+[.$Q$2])" office:value-type="float" office:value="13.5" calcext:value-type="float">
            <text:p>13.5</text:p>
          </table:table-cell>
          <table:table-cell table:formula="of:=[.$Q$5]*([.K260]+[.$Q$4])" office:value-type="float" office:value="32.6025021" calcext:value-type="float">
            <text:p>32.6025021</text:p>
          </table:table-cell>
          <table:table-cell table:formula="of:=[.$Q$7]*([.L260]+[.$Q$6])" office:value-type="float" office:value="-5.150002" calcext:value-type="float">
            <text:p>-5.15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2" calcext:value-type="float">
            <text:p>12</text:p>
          </table:table-cell>
          <table:table-cell office:value-type="float" office:value="1004" calcext:value-type="float">
            <text:p>1004</text:p>
          </table:table-cell>
          <table:table-cell office:value-type="float" office:value="-4" calcext:value-type="float">
            <text:p>-4</text:p>
          </table:table-cell>
          <table:table-cell office:value-type="float" office:value="314" calcext:value-type="float">
            <text:p>314</text:p>
          </table:table-cell>
          <table:table-cell office:value-type="float" office:value="-379" calcext:value-type="float">
            <text:p>-379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-0.6" calcext:value-type="float">
            <text:p>-0.6</text:p>
          </table:table-cell>
          <table:table-cell office:value-type="float" office:value="47.100002" calcext:value-type="float">
            <text:p>47.100002</text:p>
          </table:table-cell>
          <table:table-cell office:value-type="float" office:value="-56.850002" calcext:value-type="float">
            <text:p>-56.850002</text:p>
          </table:table-cell>
          <table:table-cell office:value-type="float" office:value="164582951.581463" calcext:value-type="float">
            <text:p>164582951.581463</text:p>
          </table:table-cell>
          <table:table-cell office:value-type="float" office:value="492.192036" calcext:value-type="float">
            <text:p>492.192036</text:p>
          </table:table-cell>
          <table:table-cell table:number-columns-repeated="3"/>
          <table:table-cell table:formula="of:=[.$Q$3]*([.J261]+[.$Q$2])" office:value-type="float" office:value="11.4" calcext:value-type="float">
            <text:p>11.4</text:p>
          </table:table-cell>
          <table:table-cell table:formula="of:=[.$Q$5]*([.K261]+[.$Q$4])" office:value-type="float" office:value="33.7050021" calcext:value-type="float">
            <text:p>33.7050021</text:p>
          </table:table-cell>
          <table:table-cell table:formula="of:=[.$Q$7]*([.L261]+[.$Q$6])" office:value-type="float" office:value="-4.850002" calcext:value-type="float">
            <text:p>-4.85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24" calcext:value-type="float">
            <text:p>24</text:p>
          </table:table-cell>
          <table:table-cell office:value-type="float" office:value="1012" calcext:value-type="float">
            <text:p>1012</text:p>
          </table:table-cell>
          <table:table-cell office:value-type="float" office:value="-31" calcext:value-type="float">
            <text:p>-31</text:p>
          </table:table-cell>
          <table:table-cell office:value-type="float" office:value="324" calcext:value-type="float">
            <text:p>324</text:p>
          </table:table-cell>
          <table:table-cell office:value-type="float" office:value="-374" calcext:value-type="float">
            <text:p>-374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866400.988102" calcext:value-type="float">
            <text:p>24866400.988102</text:p>
          </table:table-cell>
          <table:table-cell office:value-type="float" office:value="-4.65" calcext:value-type="float">
            <text:p>-4.65</text:p>
          </table:table-cell>
          <table:table-cell office:value-type="float" office:value="48.600002" calcext:value-type="float">
            <text:p>48.600002</text:p>
          </table:table-cell>
          <table:table-cell office:value-type="float" office:value="-56.100002" calcext:value-type="float">
            <text:p>-56.100002</text:p>
          </table:table-cell>
          <table:table-cell office:value-type="float" office:value="165927439.152049" calcext:value-type="float">
            <text:p>165927439.152049</text:p>
          </table:table-cell>
          <table:table-cell office:value-type="float" office:value="495.795321" calcext:value-type="float">
            <text:p>495.795321</text:p>
          </table:table-cell>
          <table:table-cell table:number-columns-repeated="3"/>
          <table:table-cell table:formula="of:=[.$Q$3]*([.J262]+[.$Q$2])" office:value-type="float" office:value="7.35" calcext:value-type="float">
            <text:p>7.35</text:p>
          </table:table-cell>
          <table:table-cell table:formula="of:=[.$Q$5]*([.K262]+[.$Q$4])" office:value-type="float" office:value="35.2800021" calcext:value-type="float">
            <text:p>35.2800021</text:p>
          </table:table-cell>
          <table:table-cell table:formula="of:=[.$Q$7]*([.L262]+[.$Q$6])" office:value-type="float" office:value="-4.100002" calcext:value-type="float">
            <text:p>-4.10000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56" calcext:value-type="float">
            <text:p>56</text:p>
          </table:table-cell>
          <table:table-cell office:value-type="float" office:value="1004" calcext:value-type="float">
            <text:p>1004</text:p>
          </table:table-cell>
          <table:table-cell office:value-type="float" office:value="-66" calcext:value-type="float">
            <text:p>-66</text:p>
          </table:table-cell>
          <table:table-cell office:value-type="float" office:value="330" calcext:value-type="float">
            <text:p>330</text:p>
          </table:table-cell>
          <table:table-cell office:value-type="float" office:value="-370" calcext:value-type="float">
            <text:p>-370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-9.9" calcext:value-type="float">
            <text:p>-9.9</text:p>
          </table:table-cell>
          <table:table-cell office:value-type="float" office:value="49.500002" calcext:value-type="float">
            <text:p>49.500002</text:p>
          </table:table-cell>
          <table:table-cell office:value-type="float" office:value="-55.500002" calcext:value-type="float">
            <text:p>-55.500002</text:p>
          </table:table-cell>
          <table:table-cell office:value-type="float" office:value="164941252.329385" calcext:value-type="float">
            <text:p>164941252.329385</text:p>
          </table:table-cell>
          <table:table-cell office:value-type="float" office:value="500.155976" calcext:value-type="float">
            <text:p>500.155976</text:p>
          </table:table-cell>
          <table:table-cell table:number-columns-repeated="3"/>
          <table:table-cell table:formula="of:=[.$Q$3]*([.J263]+[.$Q$2])" office:value-type="float" office:value="2.1" calcext:value-type="float">
            <text:p>2.1</text:p>
          </table:table-cell>
          <table:table-cell table:formula="of:=[.$Q$5]*([.K263]+[.$Q$4])" office:value-type="float" office:value="36.2250021" calcext:value-type="float">
            <text:p>36.2250021</text:p>
          </table:table-cell>
          <table:table-cell table:formula="of:=[.$Q$7]*([.L263]+[.$Q$6])" office:value-type="float" office:value="-3.500002" calcext:value-type="float">
            <text:p>-3.500002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8" calcext:value-type="float">
            <text:p>-8</text:p>
          </table:table-cell>
          <table:table-cell office:value-type="float" office:value="1012" calcext:value-type="float">
            <text:p>1012</text:p>
          </table:table-cell>
          <table:table-cell office:value-type="float" office:value="-90" calcext:value-type="float">
            <text:p>-90</text:p>
          </table:table-cell>
          <table:table-cell office:value-type="float" office:value="331" calcext:value-type="float">
            <text:p>331</text:p>
          </table:table-cell>
          <table:table-cell office:value-type="float" office:value="-367" calcext:value-type="float">
            <text:p>-367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24866400.988102" calcext:value-type="float">
            <text:p>24866400.988102</text:p>
          </table:table-cell>
          <table:table-cell office:value-type="float" office:value="-13.500001" calcext:value-type="float">
            <text:p>-13.500001</text:p>
          </table:table-cell>
          <table:table-cell office:value-type="float" office:value="49.650002" calcext:value-type="float">
            <text:p>49.650002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66298334.103469" calcext:value-type="float">
            <text:p>166298334.103469</text:p>
          </table:table-cell>
          <table:table-cell office:value-type="float" office:value="502.344503" calcext:value-type="float">
            <text:p>502.344503</text:p>
          </table:table-cell>
          <table:table-cell table:number-columns-repeated="3"/>
          <table:table-cell table:formula="of:=[.$Q$3]*([.J264]+[.$Q$2])" office:value-type="float" office:value="-1.500001" calcext:value-type="float">
            <text:p>-1.500001</text:p>
          </table:table-cell>
          <table:table-cell table:formula="of:=[.$Q$5]*([.K264]+[.$Q$4])" office:value-type="float" office:value="36.3825021" calcext:value-type="float">
            <text:p>36.3825021</text:p>
          </table:table-cell>
          <table:table-cell table:formula="of:=[.$Q$7]*([.L264]+[.$Q$6])" office:value-type="float" office:value="-3.050002" calcext:value-type="float">
            <text:p>-3.05000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16" calcext:value-type="float">
            <text:p>-16</text:p>
          </table:table-cell>
          <table:table-cell office:value-type="float" office:value="1004" calcext:value-type="float">
            <text:p>1004</text:p>
          </table:table-cell>
          <table:table-cell office:value-type="float" office:value="-127" calcext:value-type="float">
            <text:p>-127</text:p>
          </table:table-cell>
          <table:table-cell office:value-type="float" office:value="331" calcext:value-type="float">
            <text:p>331</text:p>
          </table:table-cell>
          <table:table-cell office:value-type="float" office:value="-364" calcext:value-type="float">
            <text:p>-364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-19.050001" calcext:value-type="float">
            <text:p>-19.050001</text:p>
          </table:table-cell>
          <table:table-cell office:value-type="float" office:value="49.650002" calcext:value-type="float">
            <text:p>49.650002</text:p>
          </table:table-cell>
          <table:table-cell office:value-type="float" office:value="-54.600002" calcext:value-type="float">
            <text:p>-54.600002</text:p>
          </table:table-cell>
          <table:table-cell office:value-type="float" office:value="164569907.769986" calcext:value-type="float">
            <text:p>164569907.769986</text:p>
          </table:table-cell>
          <table:table-cell office:value-type="float" office:value="508.120065" calcext:value-type="float">
            <text:p>508.120065</text:p>
          </table:table-cell>
          <table:table-cell table:number-columns-repeated="3"/>
          <table:table-cell table:formula="of:=[.$Q$3]*([.J265]+[.$Q$2])" office:value-type="float" office:value="-7.050001" calcext:value-type="float">
            <text:p>-7.050001</text:p>
          </table:table-cell>
          <table:table-cell table:formula="of:=[.$Q$5]*([.K265]+[.$Q$4])" office:value-type="float" office:value="36.3825021" calcext:value-type="float">
            <text:p>36.3825021</text:p>
          </table:table-cell>
          <table:table-cell table:formula="of:=[.$Q$7]*([.L265]+[.$Q$6])" office:value-type="float" office:value="-2.600002" calcext:value-type="float">
            <text:p>-2.60000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6" calcext:value-type="float">
            <text:p>56</text:p>
          </table:table-cell>
          <table:table-cell office:value-type="float" office:value="988" calcext:value-type="float">
            <text:p>988</text:p>
          </table:table-cell>
          <table:table-cell office:value-type="float" office:value="-166" calcext:value-type="float">
            <text:p>-166</text:p>
          </table:table-cell>
          <table:table-cell office:value-type="float" office:value="325" calcext:value-type="float">
            <text:p>325</text:p>
          </table:table-cell>
          <table:table-cell office:value-type="float" office:value="-359" calcext:value-type="float">
            <text:p>-359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24.900001" calcext:value-type="float">
            <text:p>-24.900001</text:p>
          </table:table-cell>
          <table:table-cell office:value-type="float" office:value="48.750002" calcext:value-type="float">
            <text:p>48.750002</text:p>
          </table:table-cell>
          <table:table-cell office:value-type="float" office:value="-53.850002" calcext:value-type="float">
            <text:p>-53.850002</text:p>
          </table:table-cell>
          <table:table-cell office:value-type="float" office:value="162125512.747813" calcext:value-type="float">
            <text:p>162125512.747813</text:p>
          </table:table-cell>
          <table:table-cell office:value-type="float" office:value="511.919916" calcext:value-type="float">
            <text:p>511.919916</text:p>
          </table:table-cell>
          <table:table-cell table:number-columns-repeated="3"/>
          <table:table-cell table:formula="of:=[.$Q$3]*([.J266]+[.$Q$2])" office:value-type="float" office:value="-12.900001" calcext:value-type="float">
            <text:p>-12.900001</text:p>
          </table:table-cell>
          <table:table-cell table:formula="of:=[.$Q$5]*([.K266]+[.$Q$4])" office:value-type="float" office:value="35.4375021" calcext:value-type="float">
            <text:p>35.4375021</text:p>
          </table:table-cell>
          <table:table-cell table:formula="of:=[.$Q$7]*([.L266]+[.$Q$6])" office:value-type="float" office:value="-1.850002" calcext:value-type="float">
            <text:p>-1.8500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92" calcext:value-type="float">
            <text:p>92</text:p>
          </table:table-cell>
          <table:table-cell office:value-type="float" office:value="984" calcext:value-type="float">
            <text:p>984</text:p>
          </table:table-cell>
          <table:table-cell office:value-type="float" office:value="-201" calcext:value-type="float">
            <text:p>-201</text:p>
          </table:table-cell>
          <table:table-cell office:value-type="float" office:value="308" calcext:value-type="float">
            <text:p>308</text:p>
          </table:table-cell>
          <table:table-cell office:value-type="float" office:value="-360" calcext:value-type="float">
            <text:p>-360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2260581.989827" calcext:value-type="float">
            <text:p>2260581.989827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30.150001" calcext:value-type="float">
            <text:p>-30.150001</text:p>
          </table:table-cell>
          <table:table-cell office:value-type="float" office:value="46.200002" calcext:value-type="float">
            <text:p>46.200002</text:p>
          </table:table-cell>
          <table:table-cell office:value-type="float" office:value="-54.000002" calcext:value-type="float">
            <text:p>-54.000002</text:p>
          </table:table-cell>
          <table:table-cell office:value-type="float" office:value="161999667.511327" calcext:value-type="float">
            <text:p>161999667.511327</text:p>
          </table:table-cell>
          <table:table-cell office:value-type="float" office:value="514.650367" calcext:value-type="float">
            <text:p>514.650367</text:p>
          </table:table-cell>
          <table:table-cell table:number-columns-repeated="3"/>
          <table:table-cell table:formula="of:=[.$Q$3]*([.J267]+[.$Q$2])" office:value-type="float" office:value="-18.150001" calcext:value-type="float">
            <text:p>-18.150001</text:p>
          </table:table-cell>
          <table:table-cell table:formula="of:=[.$Q$5]*([.K267]+[.$Q$4])" office:value-type="float" office:value="32.7600021" calcext:value-type="float">
            <text:p>32.7600021</text:p>
          </table:table-cell>
          <table:table-cell table:formula="of:=[.$Q$7]*([.L267]+[.$Q$6])" office:value-type="float" office:value="-2.000002" calcext:value-type="float">
            <text:p>-2.00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20" calcext:value-type="float">
            <text:p>-20</text:p>
          </table:table-cell>
          <table:table-cell office:value-type="float" office:value="980" calcext:value-type="float">
            <text:p>980</text:p>
          </table:table-cell>
          <table:table-cell office:value-type="float" office:value="-221" calcext:value-type="float">
            <text:p>-221</text:p>
          </table:table-cell>
          <table:table-cell office:value-type="float" office:value="297" calcext:value-type="float">
            <text:p>297</text:p>
          </table:table-cell>
          <table:table-cell office:value-type="float" office:value="-358" calcext:value-type="float">
            <text:p>-358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33.150001" calcext:value-type="float">
            <text:p>-33.150001</text:p>
          </table:table-cell>
          <table:table-cell office:value-type="float" office:value="44.550002" calcext:value-type="float">
            <text:p>44.550002</text:p>
          </table:table-cell>
          <table:table-cell office:value-type="float" office:value="-53.700002" calcext:value-type="float">
            <text:p>-53.700002</text:p>
          </table:table-cell>
          <table:table-cell office:value-type="float" office:value="160868039.329431" calcext:value-type="float">
            <text:p>160868039.329431</text:p>
          </table:table-cell>
          <table:table-cell office:value-type="float" office:value="514.98932" calcext:value-type="float">
            <text:p>514.98932</text:p>
          </table:table-cell>
          <table:table-cell table:number-columns-repeated="3"/>
          <table:table-cell table:formula="of:=[.$Q$3]*([.J268]+[.$Q$2])" office:value-type="float" office:value="-21.150001" calcext:value-type="float">
            <text:p>-21.150001</text:p>
          </table:table-cell>
          <table:table-cell table:formula="of:=[.$Q$5]*([.K268]+[.$Q$4])" office:value-type="float" office:value="31.0275021" calcext:value-type="float">
            <text:p>31.0275021</text:p>
          </table:table-cell>
          <table:table-cell table:formula="of:=[.$Q$7]*([.L268]+[.$Q$6])" office:value-type="float" office:value="-1.700002" calcext:value-type="float">
            <text:p>-1.70000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76" calcext:value-type="float">
            <text:p>76</text:p>
          </table:table-cell>
          <table:table-cell office:value-type="float" office:value="988" calcext:value-type="float">
            <text:p>988</text:p>
          </table:table-cell>
          <table:table-cell office:value-type="float" office:value="-245" calcext:value-type="float">
            <text:p>-245</text:p>
          </table:table-cell>
          <table:table-cell office:value-type="float" office:value="280" calcext:value-type="float">
            <text:p>280</text:p>
          </table:table-cell>
          <table:table-cell office:value-type="float" office:value="-353" calcext:value-type="float">
            <text:p>-353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1867437.374205" calcext:value-type="float">
            <text:p>1867437.374205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36.750001" calcext:value-type="float">
            <text:p>-36.750001</text:p>
          </table:table-cell>
          <table:table-cell office:value-type="float" office:value="42.000002" calcext:value-type="float">
            <text:p>42.000002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62387473.040188" calcext:value-type="float">
            <text:p>162387473.040188</text:p>
          </table:table-cell>
          <table:table-cell office:value-type="float" office:value="512.868404" calcext:value-type="float">
            <text:p>512.868404</text:p>
          </table:table-cell>
          <table:table-cell table:number-columns-repeated="3"/>
          <table:table-cell table:formula="of:=[.$Q$3]*([.J269]+[.$Q$2])" office:value-type="float" office:value="-24.750001" calcext:value-type="float">
            <text:p>-24.750001</text:p>
          </table:table-cell>
          <table:table-cell table:formula="of:=[.$Q$5]*([.K269]+[.$Q$4])" office:value-type="float" office:value="28.3500021" calcext:value-type="float">
            <text:p>28.3500021</text:p>
          </table:table-cell>
          <table:table-cell table:formula="of:=[.$Q$7]*([.L269]+[.$Q$6])" office:value-type="float" office:value="-0.950001999999998" calcext:value-type="float">
            <text:p>-0.950001999999998</text:p>
          </table:table-cell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140" calcext:value-type="float">
            <text:p>140</text:p>
          </table:table-cell>
          <table:table-cell office:value-type="float" office:value="1032" calcext:value-type="float">
            <text:p>1032</text:p>
          </table:table-cell>
          <table:table-cell office:value-type="float" office:value="-263" calcext:value-type="float">
            <text:p>-263</text:p>
          </table:table-cell>
          <table:table-cell office:value-type="float" office:value="263" calcext:value-type="float">
            <text:p>263</text:p>
          </table:table-cell>
          <table:table-cell office:value-type="float" office:value="-351" calcext:value-type="float">
            <text:p>-351</text:p>
          </table:table-cell>
          <table:table-cell office:value-type="float" office:value="-3145157.524977" calcext:value-type="float">
            <text:p>-3145157.524977</text:p>
          </table:table-cell>
          <table:table-cell office:value-type="float" office:value="3440016.136694" calcext:value-type="float">
            <text:p>3440016.136694</text:p>
          </table:table-cell>
          <table:table-cell office:value-type="float" office:value="25357832.20763" calcext:value-type="float">
            <text:p>25357832.20763</text:p>
          </table:table-cell>
          <table:table-cell office:value-type="float" office:value="-39.450002" calcext:value-type="float">
            <text:p>-39.450002</text:p>
          </table:table-cell>
          <table:table-cell office:value-type="float" office:value="39.450002" calcext:value-type="float">
            <text:p>39.450002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171884370.476683" calcext:value-type="float">
            <text:p>171884370.476683</text:p>
          </table:table-cell>
          <table:table-cell office:value-type="float" office:value="511.408838" calcext:value-type="float">
            <text:p>511.408838</text:p>
          </table:table-cell>
          <table:table-cell table:number-columns-repeated="3"/>
          <table:table-cell table:formula="of:=[.$Q$3]*([.J270]+[.$Q$2])" office:value-type="float" office:value="-27.450002" calcext:value-type="float">
            <text:p>-27.450002</text:p>
          </table:table-cell>
          <table:table-cell table:formula="of:=[.$Q$5]*([.K270]+[.$Q$4])" office:value-type="float" office:value="25.6725021" calcext:value-type="float">
            <text:p>25.6725021</text:p>
          </table:table-cell>
          <table:table-cell table:formula="of:=[.$Q$7]*([.L270]+[.$Q$6])" office:value-type="float" office:value="-0.650002000000001" calcext:value-type="float">
            <text:p>-0.6500020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-280" calcext:value-type="float">
            <text:p>-280</text:p>
          </table:table-cell>
          <table:table-cell office:value-type="float" office:value="232" calcext:value-type="float">
            <text:p>232</text:p>
          </table:table-cell>
          <table:table-cell office:value-type="float" office:value="-351" calcext:value-type="float">
            <text:p>-351</text:p>
          </table:table-cell>
          <table:table-cell office:value-type="float" office:value="0" calcext:value-type="float">
            <text:p>0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42.000002" calcext:value-type="float">
            <text:p>-42.000002</text:p>
          </table:table-cell>
          <table:table-cell office:value-type="float" office:value="34.800001" calcext:value-type="float">
            <text:p>34.800001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164104881.605562" calcext:value-type="float">
            <text:p>164104881.605562</text:p>
          </table:table-cell>
          <table:table-cell office:value-type="float" office:value="505.395884" calcext:value-type="float">
            <text:p>505.395884</text:p>
          </table:table-cell>
          <table:table-cell table:number-columns-repeated="3"/>
          <table:table-cell table:formula="of:=[.$Q$3]*([.J271]+[.$Q$2])" office:value-type="float" office:value="-30.000002" calcext:value-type="float">
            <text:p>-30.000002</text:p>
          </table:table-cell>
          <table:table-cell table:formula="of:=[.$Q$5]*([.K271]+[.$Q$4])" office:value-type="float" office:value="20.79000105" calcext:value-type="float">
            <text:p>20.79000105</text:p>
          </table:table-cell>
          <table:table-cell table:formula="of:=[.$Q$7]*([.L271]+[.$Q$6])" office:value-type="float" office:value="-0.650002000000001" calcext:value-type="float">
            <text:p>-0.650002000000001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16" calcext:value-type="float">
            <text:p>116</text:p>
          </table:table-cell>
          <table:table-cell office:value-type="float" office:value="968" calcext:value-type="float">
            <text:p>968</text:p>
          </table:table-cell>
          <table:table-cell office:value-type="float" office:value="-285" calcext:value-type="float">
            <text:p>-285</text:p>
          </table:table-cell>
          <table:table-cell office:value-type="float" office:value="236" calcext:value-type="float">
            <text:p>236</text:p>
          </table:table-cell>
          <table:table-cell office:value-type="float" office:value="-352" calcext:value-type="float">
            <text:p>-352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2850298.913261" calcext:value-type="float">
            <text:p>2850298.913261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-42.750002" calcext:value-type="float">
            <text:p>-42.750002</text:p>
          </table:table-cell>
          <table:table-cell office:value-type="float" office:value="35.400001" calcext:value-type="float">
            <text:p>35.400001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159811684.710389" calcext:value-type="float">
            <text:p>159811684.710389</text:p>
          </table:table-cell>
          <table:table-cell office:value-type="float" office:value="510.71029" calcext:value-type="float">
            <text:p>510.71029</text:p>
          </table:table-cell>
          <table:table-cell table:number-columns-repeated="3"/>
          <table:table-cell table:formula="of:=[.$Q$3]*([.J272]+[.$Q$2])" office:value-type="float" office:value="-30.750002" calcext:value-type="float">
            <text:p>-30.750002</text:p>
          </table:table-cell>
          <table:table-cell table:formula="of:=[.$Q$5]*([.K272]+[.$Q$4])" office:value-type="float" office:value="21.42000105" calcext:value-type="float">
            <text:p>21.42000105</text:p>
          </table:table-cell>
          <table:table-cell table:formula="of:=[.$Q$7]*([.L272]+[.$Q$6])" office:value-type="float" office:value="-0.800001999999999" calcext:value-type="float">
            <text:p>-0.800001999999999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2" calcext:value-type="float">
            <text:p>32</text:p>
          </table:table-cell>
          <table:table-cell office:value-type="float" office:value="956" calcext:value-type="float">
            <text:p>956</text:p>
          </table:table-cell>
          <table:table-cell office:value-type="float" office:value="-249" calcext:value-type="float">
            <text:p>-249</text:p>
          </table:table-cell>
          <table:table-cell office:value-type="float" office:value="277" calcext:value-type="float">
            <text:p>277</text:p>
          </table:table-cell>
          <table:table-cell office:value-type="float" office:value="-353" calcext:value-type="float">
            <text:p>-353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3490394.533424" calcext:value-type="float">
            <text:p>23490394.533424</text:p>
          </table:table-cell>
          <table:table-cell office:value-type="float" office:value="-37.350001" calcext:value-type="float">
            <text:p>-37.350001</text:p>
          </table:table-cell>
          <table:table-cell office:value-type="float" office:value="41.550002" calcext:value-type="float">
            <text:p>41.550002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56827273.647767" calcext:value-type="float">
            <text:p>156827273.647767</text:p>
          </table:table-cell>
          <table:table-cell office:value-type="float" office:value="513.165665" calcext:value-type="float">
            <text:p>513.165665</text:p>
          </table:table-cell>
          <table:table-cell table:number-columns-repeated="3"/>
          <table:table-cell table:formula="of:=[.$Q$3]*([.J273]+[.$Q$2])" office:value-type="float" office:value="-25.350001" calcext:value-type="float">
            <text:p>-25.350001</text:p>
          </table:table-cell>
          <table:table-cell table:formula="of:=[.$Q$5]*([.K273]+[.$Q$4])" office:value-type="float" office:value="27.8775021" calcext:value-type="float">
            <text:p>27.8775021</text:p>
          </table:table-cell>
          <table:table-cell table:formula="of:=[.$Q$7]*([.L273]+[.$Q$6])" office:value-type="float" office:value="-0.950001999999998" calcext:value-type="float">
            <text:p>-0.95000199999999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-208" calcext:value-type="float">
            <text:p>-208</text:p>
          </table:table-cell>
          <table:table-cell office:value-type="float" office:value="304" calcext:value-type="float">
            <text:p>304</text:p>
          </table:table-cell>
          <table:table-cell office:value-type="float" office:value="-354" calcext:value-type="float">
            <text:p>-354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31.200001" calcext:value-type="float">
            <text:p>-31.200001</text:p>
          </table:table-cell>
          <table:table-cell office:value-type="float" office:value="45.600002" calcext:value-type="float">
            <text:p>45.600002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163905925.282374" calcext:value-type="float">
            <text:p>163905925.282374</text:p>
          </table:table-cell>
          <table:table-cell office:value-type="float" office:value="510.877676" calcext:value-type="float">
            <text:p>510.877676</text:p>
          </table:table-cell>
          <table:table-cell table:number-columns-repeated="3"/>
          <table:table-cell table:formula="of:=[.$Q$3]*([.J274]+[.$Q$2])" office:value-type="float" office:value="-19.200001" calcext:value-type="float">
            <text:p>-19.200001</text:p>
          </table:table-cell>
          <table:table-cell table:formula="of:=[.$Q$5]*([.K274]+[.$Q$4])" office:value-type="float" office:value="32.1300021" calcext:value-type="float">
            <text:p>32.1300021</text:p>
          </table:table-cell>
          <table:table-cell table:formula="of:=[.$Q$7]*([.L274]+[.$Q$6])" office:value-type="float" office:value="-1.100002" calcext:value-type="float">
            <text:p>-1.10000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 office:value-type="float" office:value="984" calcext:value-type="float">
            <text:p>984</text:p>
          </table:table-cell>
          <table:table-cell office:value-type="float" office:value="-153" calcext:value-type="float">
            <text:p>-153</text:p>
          </table:table-cell>
          <table:table-cell office:value-type="float" office:value="329" calcext:value-type="float">
            <text:p>329</text:p>
          </table:table-cell>
          <table:table-cell office:value-type="float" office:value="-356" calcext:value-type="float">
            <text:p>-356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22.950001" calcext:value-type="float">
            <text:p>-22.950001</text:p>
          </table:table-cell>
          <table:table-cell office:value-type="float" office:value="49.350002" calcext:value-type="float">
            <text:p>49.350002</text:p>
          </table:table-cell>
          <table:table-cell office:value-type="float" office:value="-53.400002" calcext:value-type="float">
            <text:p>-53.400002</text:p>
          </table:table-cell>
          <table:table-cell office:value-type="float" office:value="161355700.003486" calcext:value-type="float">
            <text:p>161355700.003486</text:p>
          </table:table-cell>
          <table:table-cell office:value-type="float" office:value="508.31683" calcext:value-type="float">
            <text:p>508.31683</text:p>
          </table:table-cell>
          <table:table-cell table:number-columns-repeated="3"/>
          <table:table-cell table:formula="of:=[.$Q$3]*([.J275]+[.$Q$2])" office:value-type="float" office:value="-10.950001" calcext:value-type="float">
            <text:p>-10.950001</text:p>
          </table:table-cell>
          <table:table-cell table:formula="of:=[.$Q$5]*([.K275]+[.$Q$4])" office:value-type="float" office:value="36.0675021" calcext:value-type="float">
            <text:p>36.0675021</text:p>
          </table:table-cell>
          <table:table-cell table:formula="of:=[.$Q$7]*([.L275]+[.$Q$6])" office:value-type="float" office:value="-1.400002" calcext:value-type="float">
            <text:p>-1.400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1056" calcext:value-type="float">
            <text:p>1056</text:p>
          </table:table-cell>
          <table:table-cell office:value-type="float" office:value="-89" calcext:value-type="float">
            <text:p>-89</text:p>
          </table:table-cell>
          <table:table-cell office:value-type="float" office:value="331" calcext:value-type="float">
            <text:p>331</text:p>
          </table:table-cell>
          <table:table-cell office:value-type="float" office:value="-364" calcext:value-type="float">
            <text:p>-364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3046871.521072" calcext:value-type="float">
            <text:p>3046871.521072</text:p>
          </table:table-cell>
          <table:table-cell office:value-type="float" office:value="25947550.631063" calcext:value-type="float">
            <text:p>25947550.631063</text:p>
          </table:table-cell>
          <table:table-cell office:value-type="float" office:value="-13.350001" calcext:value-type="float">
            <text:p>-13.350001</text:p>
          </table:table-cell>
          <table:table-cell office:value-type="float" office:value="49.650002" calcext:value-type="float">
            <text:p>49.650002</text:p>
          </table:table-cell>
          <table:table-cell office:value-type="float" office:value="-54.600002" calcext:value-type="float">
            <text:p>-54.600002</text:p>
          </table:table-cell>
          <table:table-cell office:value-type="float" office:value="174202979.929253" calcext:value-type="float">
            <text:p>174202979.929253</text:p>
          </table:table-cell>
          <table:table-cell office:value-type="float" office:value="499.978" calcext:value-type="float">
            <text:p>499.978</text:p>
          </table:table-cell>
          <table:table-cell table:number-columns-repeated="3"/>
          <table:table-cell table:formula="of:=[.$Q$3]*([.J276]+[.$Q$2])" office:value-type="float" office:value="-1.350001" calcext:value-type="float">
            <text:p>-1.350001</text:p>
          </table:table-cell>
          <table:table-cell table:formula="of:=[.$Q$5]*([.K276]+[.$Q$4])" office:value-type="float" office:value="36.3825021" calcext:value-type="float">
            <text:p>36.3825021</text:p>
          </table:table-cell>
          <table:table-cell table:formula="of:=[.$Q$7]*([.L276]+[.$Q$6])" office:value-type="float" office:value="-2.600002" calcext:value-type="float">
            <text:p>-2.600002</text:p>
          </table:table-cell>
        </table:table-row>
        <table:table-row table:style-name="ro1">
          <table:table-cell office:value-type="float" office:value="-196" calcext:value-type="float">
            <text:p>-196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  <table:table-cell office:value-type="float" office:value="-382" calcext:value-type="float">
            <text:p>-382</text:p>
          </table:table-cell>
          <table:table-cell office:value-type="float" office:value="-4816022.591372" calcext:value-type="float">
            <text:p>-4816022.591372</text:p>
          </table:table-cell>
          <table:table-cell office:value-type="float" office:value="196572.345311" calcext:value-type="float">
            <text:p>196572.345311</text:p>
          </table:table-cell>
          <table:table-cell office:value-type="float" office:value="27028697.874024" calcext:value-type="float">
            <text:p>27028697.874024</text:p>
          </table:table-cell>
          <table:table-cell office:value-type="float" office:value="4.2" calcext:value-type="float">
            <text:p>4.2</text:p>
          </table:table-cell>
          <table:table-cell office:value-type="float" office:value="45.000002" calcext:value-type="float">
            <text:p>45.000002</text:p>
          </table:table-cell>
          <table:table-cell office:value-type="float" office:value="-57.300002" calcext:value-type="float">
            <text:p>-57.300002</text:p>
          </table:table-cell>
          <table:table-cell office:value-type="float" office:value="183034078.569175" calcext:value-type="float">
            <text:p>183034078.569175</text:p>
          </table:table-cell>
          <table:table-cell office:value-type="float" office:value="486.526464" calcext:value-type="float">
            <text:p>486.526464</text:p>
          </table:table-cell>
          <table:table-cell table:number-columns-repeated="3"/>
          <table:table-cell table:formula="of:=[.$Q$3]*([.J277]+[.$Q$2])" office:value-type="float" office:value="16.2" calcext:value-type="float">
            <text:p>16.2</text:p>
          </table:table-cell>
          <table:table-cell table:formula="of:=[.$Q$5]*([.K277]+[.$Q$4])" office:value-type="float" office:value="31.5000021" calcext:value-type="float">
            <text:p>31.5000021</text:p>
          </table:table-cell>
          <table:table-cell table:formula="of:=[.$Q$7]*([.L277]+[.$Q$6])" office:value-type="float" office:value="-5.300002" calcext:value-type="float">
            <text:p>-5.300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972" calcext:value-type="float">
            <text:p>972</text:p>
          </table:table-cell>
          <table:table-cell office:value-type="float" office:value="105" calcext:value-type="float">
            <text:p>105</text:p>
          </table:table-cell>
          <table:table-cell office:value-type="float" office:value="245" calcext:value-type="float">
            <text:p>245</text:p>
          </table:table-cell>
          <table:table-cell office:value-type="float" office:value="-383" calcext:value-type="float">
            <text:p>-383</text:p>
          </table:table-cell>
          <table:table-cell office:value-type="float" office:value="196572.345311" calcext:value-type="float">
            <text:p>196572.345311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15.750001" calcext:value-type="float">
            <text:p>15.750001</text:p>
          </table:table-cell>
          <table:table-cell office:value-type="float" office:value="36.750001" calcext:value-type="float">
            <text:p>36.750001</text:p>
          </table:table-cell>
          <table:table-cell office:value-type="float" office:value="-57.450002" calcext:value-type="float">
            <text:p>-57.450002</text:p>
          </table:table-cell>
          <table:table-cell office:value-type="float" office:value="159767357.57516" calcext:value-type="float">
            <text:p>159767357.57516</text:p>
          </table:table-cell>
          <table:table-cell office:value-type="float" office:value="466.625117" calcext:value-type="float">
            <text:p>466.625117</text:p>
          </table:table-cell>
          <table:table-cell table:number-columns-repeated="3"/>
          <table:table-cell table:formula="of:=[.$Q$3]*([.J278]+[.$Q$2])" office:value-type="float" office:value="27.750001" calcext:value-type="float">
            <text:p>27.750001</text:p>
          </table:table-cell>
          <table:table-cell table:formula="of:=[.$Q$5]*([.K278]+[.$Q$4])" office:value-type="float" office:value="22.83750105" calcext:value-type="float">
            <text:p>22.83750105</text:p>
          </table:table-cell>
          <table:table-cell table:formula="of:=[.$Q$7]*([.L278]+[.$Q$6])" office:value-type="float" office:value="-5.450002" calcext:value-type="float">
            <text:p>-5.450002</text:p>
          </table:table-cell>
        </table:table-row>
        <table:table-row table:style-name="ro1">
          <table:table-cell office:value-type="float" office:value="-220" calcext:value-type="float">
            <text:p>-220</text:p>
          </table:table-cell>
          <table:table-cell office:value-type="float" office:value="68" calcext:value-type="float">
            <text:p>68</text:p>
          </table:table-cell>
          <table:table-cell office:value-type="float" office:value="1052" calcext:value-type="float">
            <text:p>1052</text:p>
          </table:table-cell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  <table:table-cell office:value-type="float" office:value="-378" calcext:value-type="float">
            <text:p>-378</text:p>
          </table:table-cell>
          <table:table-cell office:value-type="float" office:value="-5405739.814805" calcext:value-type="float">
            <text:p>-5405739.814805</text:p>
          </table:table-cell>
          <table:table-cell office:value-type="float" office:value="1670864.916394" calcext:value-type="float">
            <text:p>1670864.916394</text:p>
          </table:table-cell>
          <table:table-cell office:value-type="float" office:value="25849263.427157" calcext:value-type="float">
            <text:p>25849263.427157</text:p>
          </table:table-cell>
          <table:table-cell office:value-type="float" office:value="22.800001" calcext:value-type="float">
            <text:p>22.800001</text:p>
          </table:table-cell>
          <table:table-cell office:value-type="float" office:value="24.750001" calcext:value-type="float">
            <text:p>24.750001</text:p>
          </table:table-cell>
          <table:table-cell office:value-type="float" office:value="-56.700002" calcext:value-type="float">
            <text:p>-56.700002</text:p>
          </table:table-cell>
          <table:table-cell office:value-type="float" office:value="176408386.874702" calcext:value-type="float">
            <text:p>176408386.874702</text:p>
          </table:table-cell>
          <table:table-cell office:value-type="float" office:value="439.560007" calcext:value-type="float">
            <text:p>439.560007</text:p>
          </table:table-cell>
          <table:table-cell table:number-columns-repeated="3"/>
          <table:table-cell table:formula="of:=[.$Q$3]*([.J279]+[.$Q$2])" office:value-type="float" office:value="34.800001" calcext:value-type="float">
            <text:p>34.800001</text:p>
          </table:table-cell>
          <table:table-cell table:formula="of:=[.$Q$5]*([.K279]+[.$Q$4])" office:value-type="float" office:value="10.23750105" calcext:value-type="float">
            <text:p>10.23750105</text:p>
          </table:table-cell>
          <table:table-cell table:formula="of:=[.$Q$7]*([.L279]+[.$Q$6])" office:value-type="float" office:value="-4.700002" calcext:value-type="float">
            <text:p>-4.700002</text:p>
          </table:table-cell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 office:value-type="float" office:value="168" calcext:value-type="float">
            <text:p>168</text:p>
          </table:table-cell>
          <table:table-cell office:value-type="float" office:value="68" calcext:value-type="float">
            <text:p>68</text:p>
          </table:table-cell>
          <table:table-cell office:value-type="float" office:value="-364" calcext:value-type="float">
            <text:p>-364</text:p>
          </table:table-cell>
          <table:table-cell office:value-type="float" office:value="-3440016.136694" calcext:value-type="float">
            <text:p>-3440016.136694</text:p>
          </table:table-cell>
          <table:table-cell office:value-type="float" office:value="0" calcext:value-type="float">
            <text:p>0</text:p>
          </table:table-cell>
          <table:table-cell office:value-type="float" office:value="26242407.44278" calcext:value-type="float">
            <text:p>26242407.44278</text:p>
          </table:table-cell>
          <table:table-cell office:value-type="float" office:value="25.200001" calcext:value-type="float">
            <text:p>25.200001</text:p>
          </table:table-cell>
          <table:table-cell office:value-type="float" office:value="10.2" calcext:value-type="float">
            <text:p>10.2</text:p>
          </table:table-cell>
          <table:table-cell office:value-type="float" office:value="-54.600002" calcext:value-type="float">
            <text:p>-54.600002</text:p>
          </table:table-cell>
          <table:table-cell office:value-type="float" office:value="176446101.77905" calcext:value-type="float">
            <text:p>176446101.77905</text:p>
          </table:table-cell>
          <table:table-cell office:value-type="float" office:value="406.625134" calcext:value-type="float">
            <text:p>406.625134</text:p>
          </table:table-cell>
          <table:table-cell table:number-columns-repeated="3"/>
          <table:table-cell table:formula="of:=[.$Q$3]*([.J280]+[.$Q$2])" office:value-type="float" office:value="37.200001" calcext:value-type="float">
            <text:p>37.200001</text:p>
          </table:table-cell>
          <table:table-cell table:formula="of:=[.$Q$5]*([.K280]+[.$Q$4])" office:value-type="float" office:value="-5.04" calcext:value-type="float">
            <text:p>-5.04</text:p>
          </table:table-cell>
          <table:table-cell table:formula="of:=[.$Q$7]*([.L280]+[.$Q$6])" office:value-type="float" office:value="-2.600002" calcext:value-type="float">
            <text:p>-2.600002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40" calcext:value-type="float">
            <text:p>-40</text:p>
          </table:table-cell>
          <table:table-cell office:value-type="float" office:value="968" calcext:value-type="float">
            <text:p>968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office:value-type="float" office:value="-354" calcext:value-type="float">
            <text:p>-354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22.500001" calcext:value-type="float">
            <text:p>22.500001</text:p>
          </table:table-cell>
          <table:table-cell office:value-type="float" office:value="2.1" calcext:value-type="float">
            <text:p>2.1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159191232.310187" calcext:value-type="float">
            <text:p>159191232.310187</text:p>
          </table:table-cell>
          <table:table-cell office:value-type="float" office:value="384.723277" calcext:value-type="float">
            <text:p>384.723277</text:p>
          </table:table-cell>
          <table:table-cell table:number-columns-repeated="3"/>
          <table:table-cell table:formula="of:=[.$Q$3]*([.J281]+[.$Q$2])" office:value-type="float" office:value="34.500001" calcext:value-type="float">
            <text:p>34.500001</text:p>
          </table:table-cell>
          <table:table-cell table:formula="of:=[.$Q$5]*([.K281]+[.$Q$4])" office:value-type="float" office:value="-13.545" calcext:value-type="float">
            <text:p>-13.545</text:p>
          </table:table-cell>
          <table:table-cell table:formula="of:=[.$Q$7]*([.L281]+[.$Q$6])" office:value-type="float" office:value="-1.100002" calcext:value-type="float">
            <text:p>-1.100002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24" calcext:value-type="float">
            <text:p>-24</text:p>
          </table:table-cell>
          <table:table-cell office:value-type="float" office:value="992" calcext:value-type="float">
            <text:p>992</text:p>
          </table:table-cell>
          <table:table-cell office:value-type="float" office:value="118" calcext:value-type="float">
            <text:p>118</text:p>
          </table:table-cell>
          <table:table-cell office:value-type="float" office:value="-49" calcext:value-type="float">
            <text:p>-49</text:p>
          </table:table-cell>
          <table:table-cell office:value-type="float" office:value="-346" calcext:value-type="float">
            <text:p>-346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17.700001" calcext:value-type="float">
            <text:p>17.700001</text:p>
          </table:table-cell>
          <table:table-cell office:value-type="float" office:value="-7.35" calcext:value-type="float">
            <text:p>-7.35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162928583.741825" calcext:value-type="float">
            <text:p>162928583.741825</text:p>
          </table:table-cell>
          <table:table-cell office:value-type="float" office:value="368.837363" calcext:value-type="float">
            <text:p>368.837363</text:p>
          </table:table-cell>
          <table:table-cell table:number-columns-repeated="3"/>
          <table:table-cell table:formula="of:=[.$Q$3]*([.J282]+[.$Q$2])" office:value-type="float" office:value="29.700001" calcext:value-type="float">
            <text:p>29.700001</text:p>
          </table:table-cell>
          <table:table-cell table:formula="of:=[.$Q$5]*([.K282]+[.$Q$4])" office:value-type="float" office:value="-23.4675" calcext:value-type="float">
            <text:p>-23.4675</text:p>
          </table:table-cell>
          <table:table-cell table:formula="of:=[.$Q$7]*([.L282]+[.$Q$6])" office:value-type="float" office:value="0.0999979999999994" calcext:value-type="float">
            <text:p>0.099997999999999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2" calcext:value-type="float">
            <text:p>12</text:p>
          </table:table-cell>
          <table:table-cell office:value-type="float" office:value="988" calcext:value-type="float">
            <text:p>988</text:p>
          </table:table-cell>
          <table:table-cell office:value-type="float" office:value="105" calcext:value-type="float">
            <text:p>105</text:p>
          </table:table-cell>
          <table:table-cell office:value-type="float" office:value="-62" calcext:value-type="float">
            <text:p>-62</text:p>
          </table:table-cell>
          <table:table-cell office:value-type="float" office:value="-348" calcext:value-type="float">
            <text:p>-348</text:p>
          </table:table-cell>
          <table:table-cell office:value-type="float" office:value="-2260581.989827" calcext:value-type="float">
            <text:p>-2260581.989827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15.750001" calcext:value-type="float">
            <text:p>15.750001</text:p>
          </table:table-cell>
          <table:table-cell office:value-type="float" office:value="-9.3" calcext:value-type="float">
            <text:p>-9.3</text:p>
          </table:table-cell>
          <table:table-cell office:value-type="float" office:value="-52.200002" calcext:value-type="float">
            <text:p>-52.200002</text:p>
          </table:table-cell>
          <table:table-cell office:value-type="float" office:value="162556596.380211" calcext:value-type="float">
            <text:p>162556596.380211</text:p>
          </table:table-cell>
          <table:table-cell office:value-type="float" office:value="368.745169" calcext:value-type="float">
            <text:p>368.745169</text:p>
          </table:table-cell>
          <table:table-cell table:number-columns-repeated="3"/>
          <table:table-cell table:formula="of:=[.$Q$3]*([.J283]+[.$Q$2])" office:value-type="float" office:value="27.750001" calcext:value-type="float">
            <text:p>27.750001</text:p>
          </table:table-cell>
          <table:table-cell table:formula="of:=[.$Q$5]*([.K283]+[.$Q$4])" office:value-type="float" office:value="-25.515" calcext:value-type="float">
            <text:p>-25.515</text:p>
          </table:table-cell>
          <table:table-cell table:formula="of:=[.$Q$7]*([.L283]+[.$Q$6])" office:value-type="float" office:value="-0.200001999999998" calcext:value-type="float">
            <text:p>-0.200001999999998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52" calcext:value-type="float">
            <text:p>52</text:p>
          </table:table-cell>
          <table:table-cell office:value-type="float" office:value="1024" calcext:value-type="float">
            <text:p>1024</text:p>
          </table:table-cell>
          <table:table-cell office:value-type="float" office:value="78" calcext:value-type="float">
            <text:p>78</text:p>
          </table:table-cell>
          <table:table-cell office:value-type="float" office:value="-91" calcext:value-type="float">
            <text:p>-91</text:p>
          </table:table-cell>
          <table:table-cell office:value-type="float" office:value="-346" calcext:value-type="float">
            <text:p>-346</text:p>
          </table:table-cell>
          <table:table-cell office:value-type="float" office:value="-2850298.913261" calcext:value-type="float">
            <text:p>-2850298.913261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5161260.199819" calcext:value-type="float">
            <text:p>25161260.199819</text:p>
          </table:table-cell>
          <table:table-cell office:value-type="float" office:value="11.7" calcext:value-type="float">
            <text:p>11.7</text:p>
          </table:table-cell>
          <table:table-cell office:value-type="float" office:value="-13.650001" calcext:value-type="float">
            <text:p>-13.650001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169029351.404637" calcext:value-type="float">
            <text:p>169029351.404637</text:p>
          </table:table-cell>
          <table:table-cell office:value-type="float" office:value="366.170725" calcext:value-type="float">
            <text:p>366.170725</text:p>
          </table:table-cell>
          <table:table-cell table:number-columns-repeated="3"/>
          <table:table-cell table:formula="of:=[.$Q$3]*([.J284]+[.$Q$2])" office:value-type="float" office:value="23.7" calcext:value-type="float">
            <text:p>23.7</text:p>
          </table:table-cell>
          <table:table-cell table:formula="of:=[.$Q$5]*([.K284]+[.$Q$4])" office:value-type="float" office:value="-30.08250105" calcext:value-type="float">
            <text:p>-30.08250105</text:p>
          </table:table-cell>
          <table:table-cell table:formula="of:=[.$Q$7]*([.L284]+[.$Q$6])" office:value-type="float" office:value="0.0999979999999994" calcext:value-type="float">
            <text:p>0.099997999999999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32" calcext:value-type="float">
            <text:p>32</text:p>
          </table:table-cell>
          <table:table-cell office:value-type="float" office:value="984" calcext:value-type="float">
            <text:p>984</text:p>
          </table:table-cell>
          <table:table-cell office:value-type="float" office:value="64" calcext:value-type="float">
            <text:p>64</text:p>
          </table:table-cell>
          <table:table-cell office:value-type="float" office:value="-98" calcext:value-type="float">
            <text:p>-98</text:p>
          </table:table-cell>
          <table:table-cell office:value-type="float" office:value="-347" calcext:value-type="float">
            <text:p>-347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9.6" calcext:value-type="float">
            <text:p>9.6</text:p>
          </table:table-cell>
          <table:table-cell office:value-type="float" office:value="-14.700001" calcext:value-type="float">
            <text:p>-14.700001</text:p>
          </table:table-cell>
          <table:table-cell office:value-type="float" office:value="-52.050002" calcext:value-type="float">
            <text:p>-52.050002</text:p>
          </table:table-cell>
          <table:table-cell office:value-type="float" office:value="161535206.533782" calcext:value-type="float">
            <text:p>161535206.533782</text:p>
          </table:table-cell>
          <table:table-cell office:value-type="float" office:value="366.208957" calcext:value-type="float">
            <text:p>366.208957</text:p>
          </table:table-cell>
          <table:table-cell table:number-columns-repeated="3"/>
          <table:table-cell table:formula="of:=[.$Q$3]*([.J285]+[.$Q$2])" office:value-type="float" office:value="21.6" calcext:value-type="float">
            <text:p>21.6</text:p>
          </table:table-cell>
          <table:table-cell table:formula="of:=[.$Q$5]*([.K285]+[.$Q$4])" office:value-type="float" office:value="-31.18500105" calcext:value-type="float">
            <text:p>-31.18500105</text:p>
          </table:table-cell>
          <table:table-cell table:formula="of:=[.$Q$7]*([.L285]+[.$Q$6])" office:value-type="float" office:value="-0.0500019999999992" calcext:value-type="float">
            <text:p>-0.050001999999999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12" calcext:value-type="float">
            <text:p>12</text:p>
          </table:table-cell>
          <table:table-cell office:value-type="float" office:value="972" calcext:value-type="float">
            <text:p>972</text:p>
          </table:table-cell>
          <table:table-cell office:value-type="float" office:value="53" calcext:value-type="float">
            <text:p>53</text:p>
          </table:table-cell>
          <table:table-cell office:value-type="float" office:value="-101" calcext:value-type="float">
            <text:p>-101</text:p>
          </table:table-cell>
          <table:table-cell office:value-type="float" office:value="-349" calcext:value-type="float">
            <text:p>-349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7.95" calcext:value-type="float">
            <text:p>7.95</text:p>
          </table:table-cell>
          <table:table-cell office:value-type="float" office:value="-15.150001" calcext:value-type="float">
            <text:p>-15.150001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159671930.286393" calcext:value-type="float">
            <text:p>159671930.286393</text:p>
          </table:table-cell>
          <table:table-cell office:value-type="float" office:value="367.166175" calcext:value-type="float">
            <text:p>367.166175</text:p>
          </table:table-cell>
          <table:table-cell table:number-columns-repeated="3"/>
          <table:table-cell table:formula="of:=[.$Q$3]*([.J286]+[.$Q$2])" office:value-type="float" office:value="19.95" calcext:value-type="float">
            <text:p>19.95</text:p>
          </table:table-cell>
          <table:table-cell table:formula="of:=[.$Q$5]*([.K286]+[.$Q$4])" office:value-type="float" office:value="-31.65750105" calcext:value-type="float">
            <text:p>-31.65750105</text:p>
          </table:table-cell>
          <table:table-cell table:formula="of:=[.$Q$7]*([.L286]+[.$Q$6])" office:value-type="float" office:value="-0.350002000000003" calcext:value-type="float">
            <text:p>-0.350002000000003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44" calcext:value-type="float">
            <text:p>44</text:p>
          </table:table-cell>
          <table:table-cell office:value-type="float" office:value="980" calcext:value-type="float">
            <text:p>980</text:p>
          </table:table-cell>
          <table:table-cell office:value-type="float" office:value="46" calcext:value-type="float">
            <text:p>46</text:p>
          </table:table-cell>
          <table:table-cell office:value-type="float" office:value="-108" calcext:value-type="float">
            <text:p>-108</text:p>
          </table:table-cell>
          <table:table-cell office:value-type="float" office:value="-350" calcext:value-type="float">
            <text:p>-350</text:p>
          </table:table-cell>
          <table:table-cell office:value-type="float" office:value="-2555440.601544" calcext:value-type="float">
            <text:p>-2555440.601544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6.9" calcext:value-type="float">
            <text:p>6.9</text:p>
          </table:table-cell>
          <table:table-cell office:value-type="float" office:value="-16.200001" calcext:value-type="float">
            <text:p>-16.200001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161596335.328249" calcext:value-type="float">
            <text:p>161596335.328249</text:p>
          </table:table-cell>
          <table:table-cell office:value-type="float" office:value="369.161211" calcext:value-type="float">
            <text:p>369.161211</text:p>
          </table:table-cell>
          <table:table-cell table:number-columns-repeated="3"/>
          <table:table-cell table:formula="of:=[.$Q$3]*([.J287]+[.$Q$2])" office:value-type="float" office:value="18.9" calcext:value-type="float">
            <text:p>18.9</text:p>
          </table:table-cell>
          <table:table-cell table:formula="of:=[.$Q$5]*([.K287]+[.$Q$4])" office:value-type="float" office:value="-32.76000105" calcext:value-type="float">
            <text:p>-32.76000105</text:p>
          </table:table-cell>
          <table:table-cell table:formula="of:=[.$Q$7]*([.L287]+[.$Q$6])" office:value-type="float" office:value="-0.500002000000002" calcext:value-type="float">
            <text:p>-0.50000200000000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28" calcext:value-type="float">
            <text:p>28</text:p>
          </table:table-cell>
          <table:table-cell office:value-type="float" office:value="980" calcext:value-type="float">
            <text:p>980</text:p>
          </table:table-cell>
          <table:table-cell office:value-type="float" office:value="41" calcext:value-type="float">
            <text:p>41</text:p>
          </table:table-cell>
          <table:table-cell office:value-type="float" office:value="-110" calcext:value-type="float">
            <text:p>-110</text:p>
          </table:table-cell>
          <table:table-cell office:value-type="float" office:value="-348" calcext:value-type="float">
            <text:p>-348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6.15" calcext:value-type="float">
            <text:p>6.15</text:p>
          </table:table-cell>
          <table:table-cell office:value-type="float" office:value="-16.500001" calcext:value-type="float">
            <text:p>-16.500001</text:p>
          </table:table-cell>
          <table:table-cell office:value-type="float" office:value="-52.200002" calcext:value-type="float">
            <text:p>-52.200002</text:p>
          </table:table-cell>
          <table:table-cell office:value-type="float" office:value="160633004.306002" calcext:value-type="float">
            <text:p>160633004.306002</text:p>
          </table:table-cell>
          <table:table-cell office:value-type="float" office:value="367.266933" calcext:value-type="float">
            <text:p>367.266933</text:p>
          </table:table-cell>
          <table:table-cell table:number-columns-repeated="3"/>
          <table:table-cell table:formula="of:=[.$Q$3]*([.J288]+[.$Q$2])" office:value-type="float" office:value="18.15" calcext:value-type="float">
            <text:p>18.15</text:p>
          </table:table-cell>
          <table:table-cell table:formula="of:=[.$Q$5]*([.K288]+[.$Q$4])" office:value-type="float" office:value="-33.07500105" calcext:value-type="float">
            <text:p>-33.07500105</text:p>
          </table:table-cell>
          <table:table-cell table:formula="of:=[.$Q$7]*([.L288]+[.$Q$6])" office:value-type="float" office:value="-0.200001999999998" calcext:value-type="float">
            <text:p>-0.200001999999998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32" calcext:value-type="float">
            <text:p>32</text:p>
          </table:table-cell>
          <table:table-cell office:value-type="float" office:value="988" calcext:value-type="float">
            <text:p>988</text:p>
          </table:table-cell>
          <table:table-cell office:value-type="float" office:value="38" calcext:value-type="float">
            <text:p>38</text:p>
          </table:table-cell>
          <table:table-cell office:value-type="float" office:value="-110" calcext:value-type="float">
            <text:p>-110</text:p>
          </table:table-cell>
          <table:table-cell office:value-type="float" office:value="-353" calcext:value-type="float">
            <text:p>-353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5.7" calcext:value-type="float">
            <text:p>5.7</text:p>
          </table:table-cell>
          <table:table-cell office:value-type="float" office:value="-16.500001" calcext:value-type="float">
            <text:p>-16.500001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62268452.571037" calcext:value-type="float">
            <text:p>162268452.571037</text:p>
          </table:table-cell>
          <table:table-cell office:value-type="float" office:value="371.689386" calcext:value-type="float">
            <text:p>371.689386</text:p>
          </table:table-cell>
          <table:table-cell table:number-columns-repeated="3"/>
          <table:table-cell table:formula="of:=[.$Q$3]*([.J289]+[.$Q$2])" office:value-type="float" office:value="17.7" calcext:value-type="float">
            <text:p>17.7</text:p>
          </table:table-cell>
          <table:table-cell table:formula="of:=[.$Q$5]*([.K289]+[.$Q$4])" office:value-type="float" office:value="-33.07500105" calcext:value-type="float">
            <text:p>-33.07500105</text:p>
          </table:table-cell>
          <table:table-cell table:formula="of:=[.$Q$7]*([.L289]+[.$Q$6])" office:value-type="float" office:value="-0.950001999999998" calcext:value-type="float">
            <text:p>-0.950001999999998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28" calcext:value-type="float">
            <text:p>28</text:p>
          </table:table-cell>
          <table:table-cell office:value-type="float" office:value="980" calcext:value-type="float">
            <text:p>980</text:p>
          </table:table-cell>
          <table:table-cell office:value-type="float" office:value="41" calcext:value-type="float">
            <text:p>41</text:p>
          </table:table-cell>
          <table:table-cell office:value-type="float" office:value="-109" calcext:value-type="float">
            <text:p>-109</text:p>
          </table:table-cell>
          <table:table-cell office:value-type="float" office:value="-349" calcext:value-type="float">
            <text:p>-349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6.15" calcext:value-type="float">
            <text:p>6.15</text:p>
          </table:table-cell>
          <table:table-cell office:value-type="float" office:value="-16.350001" calcext:value-type="float">
            <text:p>-16.350001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160985428.14425" calcext:value-type="float">
            <text:p>160985428.14425</text:p>
          </table:table-cell>
          <table:table-cell office:value-type="float" office:value="367.91711" calcext:value-type="float">
            <text:p>367.91711</text:p>
          </table:table-cell>
          <table:table-cell table:number-columns-repeated="3"/>
          <table:table-cell table:formula="of:=[.$Q$3]*([.J290]+[.$Q$2])" office:value-type="float" office:value="18.15" calcext:value-type="float">
            <text:p>18.15</text:p>
          </table:table-cell>
          <table:table-cell table:formula="of:=[.$Q$5]*([.K290]+[.$Q$4])" office:value-type="float" office:value="-32.91750105" calcext:value-type="float">
            <text:p>-32.91750105</text:p>
          </table:table-cell>
          <table:table-cell table:formula="of:=[.$Q$7]*([.L290]+[.$Q$6])" office:value-type="float" office:value="-0.350002000000003" calcext:value-type="float">
            <text:p>-0.350002000000003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28" calcext:value-type="float">
            <text:p>28</text:p>
          </table:table-cell>
          <table:table-cell office:value-type="float" office:value="996" calcext:value-type="float">
            <text:p>996</text:p>
          </table:table-cell>
          <table:table-cell office:value-type="float" office:value="39" calcext:value-type="float">
            <text:p>39</text:p>
          </table:table-cell>
          <table:table-cell office:value-type="float" office:value="-108" calcext:value-type="float">
            <text:p>-108</text:p>
          </table:table-cell>
          <table:table-cell office:value-type="float" office:value="-351" calcext:value-type="float">
            <text:p>-351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5.85" calcext:value-type="float">
            <text:p>5.85</text:p>
          </table:table-cell>
          <table:table-cell office:value-type="float" office:value="-16.200001" calcext:value-type="float">
            <text:p>-16.200001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163599157.426751" calcext:value-type="float">
            <text:p>163599157.426751</text:p>
          </table:table-cell>
          <table:table-cell office:value-type="float" office:value="369.304752" calcext:value-type="float">
            <text:p>369.304752</text:p>
          </table:table-cell>
          <table:table-cell table:number-columns-repeated="3"/>
          <table:table-cell table:formula="of:=[.$Q$3]*([.J291]+[.$Q$2])" office:value-type="float" office:value="17.85" calcext:value-type="float">
            <text:p>17.85</text:p>
          </table:table-cell>
          <table:table-cell table:formula="of:=[.$Q$5]*([.K291]+[.$Q$4])" office:value-type="float" office:value="-32.76000105" calcext:value-type="float">
            <text:p>-32.76000105</text:p>
          </table:table-cell>
          <table:table-cell table:formula="of:=[.$Q$7]*([.L291]+[.$Q$6])" office:value-type="float" office:value="-0.650002000000001" calcext:value-type="float">
            <text:p>-0.650002000000001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32" calcext:value-type="float">
            <text:p>32</text:p>
          </table:table-cell>
          <table:table-cell office:value-type="float" office:value="992" calcext:value-type="float">
            <text:p>992</text:p>
          </table:table-cell>
          <table:table-cell office:value-type="float" office:value="38" calcext:value-type="float">
            <text:p>38</text:p>
          </table:table-cell>
          <table:table-cell office:value-type="float" office:value="-108" calcext:value-type="float">
            <text:p>-108</text:p>
          </table:table-cell>
          <table:table-cell office:value-type="float" office:value="-350" calcext:value-type="float">
            <text:p>-350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5.7" calcext:value-type="float">
            <text:p>5.7</text:p>
          </table:table-cell>
          <table:table-cell office:value-type="float" office:value="-16.200001" calcext:value-type="float">
            <text:p>-16.200001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162921995.747174" calcext:value-type="float">
            <text:p>162921995.747174</text:p>
          </table:table-cell>
          <table:table-cell office:value-type="float" office:value="368.249915" calcext:value-type="float">
            <text:p>368.249915</text:p>
          </table:table-cell>
          <table:table-cell table:number-columns-repeated="3"/>
          <table:table-cell table:formula="of:=[.$Q$3]*([.J292]+[.$Q$2])" office:value-type="float" office:value="17.7" calcext:value-type="float">
            <text:p>17.7</text:p>
          </table:table-cell>
          <table:table-cell table:formula="of:=[.$Q$5]*([.K292]+[.$Q$4])" office:value-type="float" office:value="-32.76000105" calcext:value-type="float">
            <text:p>-32.76000105</text:p>
          </table:table-cell>
          <table:table-cell table:formula="of:=[.$Q$7]*([.L292]+[.$Q$6])" office:value-type="float" office:value="-0.500002000000002" calcext:value-type="float">
            <text:p>-0.50000200000000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36" calcext:value-type="float">
            <text:p>36</text:p>
          </table:table-cell>
          <table:table-cell office:value-type="float" office:value="980" calcext:value-type="float">
            <text:p>980</text:p>
          </table:table-cell>
          <table:table-cell office:value-type="float" office:value="40" calcext:value-type="float">
            <text:p>40</text:p>
          </table:table-cell>
          <table:table-cell office:value-type="float" office:value="-106" calcext:value-type="float">
            <text:p>-106</text:p>
          </table:table-cell>
          <table:table-cell office:value-type="float" office:value="-349" calcext:value-type="float">
            <text:p>-349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6" calcext:value-type="float">
            <text:p>6</text:p>
          </table:table-cell>
          <table:table-cell office:value-type="float" office:value="-15.900001" calcext:value-type="float">
            <text:p>-15.900001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160942751.21169" calcext:value-type="float">
            <text:p>160942751.21169</text:p>
          </table:table-cell>
          <table:table-cell office:value-type="float" office:value="366.929148" calcext:value-type="float">
            <text:p>366.929148</text:p>
          </table:table-cell>
          <table:table-cell table:number-columns-repeated="3"/>
          <table:table-cell table:formula="of:=[.$Q$3]*([.J293]+[.$Q$2])" office:value-type="float" office:value="18" calcext:value-type="float">
            <text:p>18</text:p>
          </table:table-cell>
          <table:table-cell table:formula="of:=[.$Q$5]*([.K293]+[.$Q$4])" office:value-type="float" office:value="-32.44500105" calcext:value-type="float">
            <text:p>-32.44500105</text:p>
          </table:table-cell>
          <table:table-cell table:formula="of:=[.$Q$7]*([.L293]+[.$Q$6])" office:value-type="float" office:value="-0.350002000000003" calcext:value-type="float">
            <text:p>-0.350002000000003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28" calcext:value-type="float">
            <text:p>28</text:p>
          </table:table-cell>
          <table:table-cell office:value-type="float" office:value="988" calcext:value-type="float">
            <text:p>988</text:p>
          </table:table-cell>
          <table:table-cell office:value-type="float" office:value="40" calcext:value-type="float">
            <text:p>40</text:p>
          </table:table-cell>
          <table:table-cell office:value-type="float" office:value="-105" calcext:value-type="float">
            <text:p>-105</text:p>
          </table:table-cell>
          <table:table-cell office:value-type="float" office:value="-349" calcext:value-type="float">
            <text:p>-349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6" calcext:value-type="float">
            <text:p>6</text:p>
          </table:table-cell>
          <table:table-cell office:value-type="float" office:value="-15.750001" calcext:value-type="float">
            <text:p>-15.750001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162248607.349854" calcext:value-type="float">
            <text:p>162248607.349854</text:p>
          </table:table-cell>
          <table:table-cell office:value-type="float" office:value="366.641514" calcext:value-type="float">
            <text:p>366.641514</text:p>
          </table:table-cell>
          <table:table-cell table:number-columns-repeated="3"/>
          <table:table-cell table:formula="of:=[.$Q$3]*([.J294]+[.$Q$2])" office:value-type="float" office:value="18" calcext:value-type="float">
            <text:p>18</text:p>
          </table:table-cell>
          <table:table-cell table:formula="of:=[.$Q$5]*([.K294]+[.$Q$4])" office:value-type="float" office:value="-32.28750105" calcext:value-type="float">
            <text:p>-32.28750105</text:p>
          </table:table-cell>
          <table:table-cell table:formula="of:=[.$Q$7]*([.L294]+[.$Q$6])" office:value-type="float" office:value="-0.350002000000003" calcext:value-type="float">
            <text:p>-0.350002000000003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32" calcext:value-type="float">
            <text:p>32</text:p>
          </table:table-cell>
          <table:table-cell office:value-type="float" office:value="996" calcext:value-type="float">
            <text:p>996</text:p>
          </table:table-cell>
          <table:table-cell office:value-type="float" office:value="40" calcext:value-type="float">
            <text:p>40</text:p>
          </table:table-cell>
          <table:table-cell office:value-type="float" office:value="-107" calcext:value-type="float">
            <text:p>-107</text:p>
          </table:table-cell>
          <table:table-cell office:value-type="float" office:value="-348" calcext:value-type="float">
            <text:p>-348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6" calcext:value-type="float">
            <text:p>6</text:p>
          </table:table-cell>
          <table:table-cell office:value-type="float" office:value="-16.050001" calcext:value-type="float">
            <text:p>-16.050001</text:p>
          </table:table-cell>
          <table:table-cell office:value-type="float" office:value="-52.200002" calcext:value-type="float">
            <text:p>-52.200002</text:p>
          </table:table-cell>
          <table:table-cell office:value-type="float" office:value="163618838.840686" calcext:value-type="float">
            <text:p>163618838.840686</text:p>
          </table:table-cell>
          <table:table-cell office:value-type="float" office:value="366.269027" calcext:value-type="float">
            <text:p>366.269027</text:p>
          </table:table-cell>
          <table:table-cell table:number-columns-repeated="3"/>
          <table:table-cell table:formula="of:=[.$Q$3]*([.J295]+[.$Q$2])" office:value-type="float" office:value="18" calcext:value-type="float">
            <text:p>18</text:p>
          </table:table-cell>
          <table:table-cell table:formula="of:=[.$Q$5]*([.K295]+[.$Q$4])" office:value-type="float" office:value="-32.60250105" calcext:value-type="float">
            <text:p>-32.60250105</text:p>
          </table:table-cell>
          <table:table-cell table:formula="of:=[.$Q$7]*([.L295]+[.$Q$6])" office:value-type="float" office:value="-0.200001999999998" calcext:value-type="float">
            <text:p>-0.200001999999998</text:p>
          </table:table-cell>
        </table:table-row>
      </table:table>
      <table:table table:name="Acc" table:style-name="ta1">
        <table:shapes>
          <draw:frame draw:z-index="0" draw:style-name="gr1" draw:text-style-name="P1" svg:width="424.54pt" svg:height="419.07pt" svg:x="322.21pt" svg:y="10.01pt">
            <draw:object draw:notify-on-update-of-ranges="Acc.C2:Acc.C295 Acc.D1:Acc.D1 Acc.D2:Acc.D29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3" table:default-cell-style-name="Default"/>
        <table:table-column table:style-name="co14" table:default-cell-style-name="Default"/>
        <table:table-column table:style-name="co10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new AccX</text:p>
          </table:table-cell>
          <table:table-cell office:value-type="string" calcext:value-type="string">
            <text:p>new AccY</text:p>
          </table:table-cell>
          <table:table-cell office:value-type="string" calcext:value-type="string">
            <text:p>new AccZ</text:p>
          </table:table-cell>
        </table:table-row>
        <table:table-row table:style-name="ro1">
          <table:table-cell office:value-type="string" calcext:value-type="string">
            <text:p>X offset</text:p>
          </table:table-cell>
          <table:table-cell office:value-type="float" office:value="1474292" calcext:value-type="float">
            <text:p>1474292</text:p>
          </table:table-cell>
          <table:table-cell table:formula="of:=[.$B$3]*([$lsm303.G2]+[.$B$2])" office:value-type="float" office:value="-0.00608583000022918" calcext:value-type="float">
            <text:p>-0.006085830000229</text:p>
          </table:table-cell>
          <table:table-cell table:formula="of:=[.$B$5]*([$lsm303.H2]+[.$B$4])" office:value-type="float" office:value="0.00381244000047445" calcext:value-type="float">
            <text:p>0.003812440000474</text:p>
          </table:table-cell>
          <table:table-cell table:formula="of:=[.$B$7]*([$lsm303.I2]+[.$B$6])" office:value-type="float" office:value="24374972.168574" calcext:value-type="float">
            <text:p>24374972.168574</text:p>
          </table:table-cell>
        </table:table-row>
        <table:table-row table:style-name="ro1">
          <table:table-cell office:value-type="string" calcext:value-type="string">
            <text:p>X coeff</text:p>
          </table:table-cell>
          <table:table-cell office:value-type="float" office:value="0.01" calcext:value-type="float">
            <text:p>0.01</text:p>
          </table:table-cell>
          <table:table-cell table:formula="of:=[.$B$3]*([$lsm303.G3]+[.$B$2])" office:value-type="float" office:value="-0.00608583000022918" calcext:value-type="float">
            <text:p>-0.006085830000229</text:p>
          </table:table-cell>
          <table:table-cell table:formula="of:=[.$B$5]*([$lsm303.H3]+[.$B$4])" office:value-type="float" office:value="1965.72764055" calcext:value-type="float">
            <text:p>1965.72764055</text:p>
          </table:table-cell>
          <table:table-cell table:formula="of:=[.$B$7]*([$lsm303.I3]+[.$B$6])" office:value-type="float" office:value="24276684.964669" calcext:value-type="float">
            <text:p>24276684.964669</text:p>
          </table:table-cell>
        </table:table-row>
        <table:table-row table:style-name="ro1">
          <table:table-cell office:value-type="string" calcext:value-type="string">
            <text:p>Y offset</text:p>
          </table:table-cell>
          <table:table-cell office:value-type="float" office:value="-786289" calcext:value-type="float">
            <text:p>-786289</text:p>
          </table:table-cell>
          <table:table-cell table:formula="of:=[.$B$3]*([$lsm303.G4]+[.$B$2])" office:value-type="float" office:value="-0.00608583000022918" calcext:value-type="float">
            <text:p>-0.006085830000229</text:p>
          </table:table-cell>
          <table:table-cell table:formula="of:=[.$B$5]*([$lsm303.H4]+[.$B$4])" office:value-type="float" office:value="0.00381244000047445" calcext:value-type="float">
            <text:p>0.003812440000474</text:p>
          </table:table-cell>
          <table:table-cell table:formula="of:=[.$B$7]*([$lsm303.I4]+[.$B$6])" office:value-type="float" office:value="24374972.168574" calcext:value-type="float">
            <text:p>24374972.168574</text:p>
          </table:table-cell>
        </table:table-row>
        <table:table-row table:style-name="ro1">
          <table:table-cell office:value-type="string" calcext:value-type="string">
            <text:p>Y coeff</text:p>
          </table:table-cell>
          <table:table-cell office:value-type="float" office:value="0.01" calcext:value-type="float">
            <text:p>0.01</text:p>
          </table:table-cell>
          <table:table-cell table:formula="of:=[.$B$3]*([$lsm303.G5]+[.$B$2])" office:value-type="float" office:value="-982.867624890001" calcext:value-type="float">
            <text:p>-982.867624890001</text:p>
          </table:table-cell>
          <table:table-cell table:formula="of:=[.$B$5]*([$lsm303.H5]+[.$B$4])" office:value-type="float" office:value="982.8653515" calcext:value-type="float">
            <text:p>982.8653515</text:p>
          </table:table-cell>
          <table:table-cell table:formula="of:=[.$B$7]*([$lsm303.I5]+[.$B$6])" office:value-type="float" office:value="24669828.980291" calcext:value-type="float">
            <text:p>24669828.980291</text:p>
          </table:table-cell>
        </table:table-row>
        <table:table-row table:style-name="ro1">
          <table:table-cell office:value-type="string" calcext:value-type="string">
            <text:p>Z offset</text:p>
          </table:table-cell>
          <table:table-cell office:value-type="float" office:value="0" calcext:value-type="float">
            <text:p>0</text:p>
          </table:table-cell>
          <table:table-cell table:formula="of:=[.$B$3]*([$lsm303.G6]+[.$B$2])" office:value-type="float" office:value="-0.00608583000022918" calcext:value-type="float">
            <text:p>-0.006085830000229</text:p>
          </table:table-cell>
          <table:table-cell table:formula="of:=[.$B$5]*([$lsm303.H6]+[.$B$4])" office:value-type="float" office:value="1965.72764055" calcext:value-type="float">
            <text:p>1965.72764055</text:p>
          </table:table-cell>
          <table:table-cell table:formula="of:=[.$B$7]*([$lsm303.I6]+[.$B$6])" office:value-type="float" office:value="24571544.176385" calcext:value-type="float">
            <text:p>24571544.176385</text:p>
          </table:table-cell>
        </table:table-row>
        <table:table-row table:style-name="ro1">
          <table:table-cell office:value-type="string" calcext:value-type="string">
            <text:p>Z coeff</text:p>
          </table:table-cell>
          <table:table-cell office:value-type="float" office:value="1" calcext:value-type="float">
            <text:p>1</text:p>
          </table:table-cell>
          <table:table-cell table:formula="of:=[.$B$3]*([$lsm303.G7]+[.$B$2])" office:value-type="float" office:value="982.855453220001" calcext:value-type="float">
            <text:p>982.855453220001</text:p>
          </table:table-cell>
          <table:table-cell table:formula="of:=[.$B$5]*([$lsm303.H7]+[.$B$4])" office:value-type="float" office:value="982.8653515" calcext:value-type="float">
            <text:p>982.8653515</text:p>
          </table:table-cell>
          <table:table-cell table:formula="of:=[.$B$7]*([$lsm303.I7]+[.$B$6])" office:value-type="float" office:value="24276684.964669" calcext:value-type="float">
            <text:p>24276684.964669</text:p>
          </table:table-cell>
        </table:table-row>
        <table:table-row table:style-name="ro1">
          <table:table-cell table:number-columns-repeated="2"/>
          <table:table-cell table:formula="of:=[.$B$3]*([$lsm303.G8]+[.$B$2])" office:value-type="float" office:value="982.855453220001" calcext:value-type="float">
            <text:p>982.855453220001</text:p>
          </table:table-cell>
          <table:table-cell table:formula="of:=[.$B$5]*([$lsm303.H8]+[.$B$4])" office:value-type="float" office:value="-982.85772661" calcext:value-type="float">
            <text:p>-982.85772661</text:p>
          </table:table-cell>
          <table:table-cell table:formula="of:=[.$B$7]*([$lsm303.I8]+[.$B$6])" office:value-type="float" office:value="24571544.176385" calcext:value-type="float">
            <text:p>24571544.176385</text:p>
          </table:table-cell>
        </table:table-row>
        <table:table-row table:style-name="ro1">
          <table:table-cell table:number-columns-repeated="2"/>
          <table:table-cell table:formula="of:=[.$B$3]*([$lsm303.G9]+[.$B$2])" office:value-type="float" office:value="982.855453220001" calcext:value-type="float">
            <text:p>982.855453220001</text:p>
          </table:table-cell>
          <table:table-cell table:formula="of:=[.$B$5]*([$lsm303.H9]+[.$B$4])" office:value-type="float" office:value="3931.45071866" calcext:value-type="float">
            <text:p>3931.45071866</text:p>
          </table:table-cell>
          <table:table-cell table:formula="of:=[.$B$7]*([$lsm303.I9]+[.$B$6])" office:value-type="float" office:value="24374972.168574" calcext:value-type="float">
            <text:p>24374972.168574</text:p>
          </table:table-cell>
        </table:table-row>
        <table:table-row table:style-name="ro1">
          <table:table-cell table:number-columns-repeated="2"/>
          <table:table-cell table:formula="of:=[.$B$3]*([$lsm303.G10]+[.$B$2])" office:value-type="float" office:value="2948.57928134" calcext:value-type="float">
            <text:p>2948.57928134</text:p>
          </table:table-cell>
          <table:table-cell table:formula="of:=[.$B$5]*([$lsm303.H10]+[.$B$4])" office:value-type="float" office:value="2948.58917961" calcext:value-type="float">
            <text:p>2948.58917961</text:p>
          </table:table-cell>
          <table:table-cell table:formula="of:=[.$B$7]*([$lsm303.I10]+[.$B$6])" office:value-type="float" office:value="24276684.964669" calcext:value-type="float">
            <text:p>24276684.964669</text:p>
          </table:table-cell>
        </table:table-row>
        <table:table-row table:style-name="ro1">
          <table:table-cell table:number-columns-repeated="2"/>
          <table:table-cell table:formula="of:=[.$B$3]*([$lsm303.G11]+[.$B$2])" office:value-type="float" office:value="-982.867624890001" calcext:value-type="float">
            <text:p>-982.867624890001</text:p>
          </table:table-cell>
          <table:table-cell table:formula="of:=[.$B$5]*([$lsm303.H11]+[.$B$4])" office:value-type="float" office:value="982.8653515" calcext:value-type="float">
            <text:p>982.8653515</text:p>
          </table:table-cell>
          <table:table-cell table:formula="of:=[.$B$7]*([$lsm303.I11]+[.$B$6])" office:value-type="float" office:value="24768116.184196" calcext:value-type="float">
            <text:p>24768116.184196</text:p>
          </table:table-cell>
        </table:table-row>
        <table:table-row table:style-name="ro1">
          <table:table-cell table:number-columns-repeated="2"/>
          <table:table-cell table:formula="of:=[.$B$3]*([$lsm303.G12]+[.$B$2])" office:value-type="float" office:value="-0.00608583000022918" calcext:value-type="float">
            <text:p>-0.006085830000229</text:p>
          </table:table-cell>
          <table:table-cell table:formula="of:=[.$B$5]*([$lsm303.H12]+[.$B$4])" office:value-type="float" office:value="3931.45071866" calcext:value-type="float">
            <text:p>3931.45071866</text:p>
          </table:table-cell>
          <table:table-cell table:formula="of:=[.$B$7]*([$lsm303.I12]+[.$B$6])" office:value-type="float" office:value="24276684.964669" calcext:value-type="float">
            <text:p>24276684.964669</text:p>
          </table:table-cell>
        </table:table-row>
        <table:table-row table:style-name="ro1">
          <table:table-cell table:number-columns-repeated="2"/>
          <table:table-cell table:formula="of:=[.$B$3]*([$lsm303.G13]+[.$B$2])" office:value-type="float" office:value="-0.00608583000022918" calcext:value-type="float">
            <text:p>-0.006085830000229</text:p>
          </table:table-cell>
          <table:table-cell table:formula="of:=[.$B$5]*([$lsm303.H13]+[.$B$4])" office:value-type="float" office:value="1965.72764055" calcext:value-type="float">
            <text:p>1965.72764055</text:p>
          </table:table-cell>
          <table:table-cell table:formula="of:=[.$B$7]*([$lsm303.I13]+[.$B$6])" office:value-type="float" office:value="24080112.956858" calcext:value-type="float">
            <text:p>24080112.956858</text:p>
          </table:table-cell>
        </table:table-row>
        <table:table-row table:style-name="ro1">
          <table:table-cell table:number-columns-repeated="2"/>
          <table:table-cell table:formula="of:=[.$B$3]*([$lsm303.G14]+[.$B$2])" office:value-type="float" office:value="-5897.17682016" calcext:value-type="float">
            <text:p>-5897.17682016</text:p>
          </table:table-cell>
          <table:table-cell table:formula="of:=[.$B$5]*([$lsm303.H14]+[.$B$4])" office:value-type="float" office:value="1965.72764055" calcext:value-type="float">
            <text:p>1965.72764055</text:p>
          </table:table-cell>
          <table:table-cell table:formula="of:=[.$B$7]*([$lsm303.I14]+[.$B$6])" office:value-type="float" office:value="24178397.760763" calcext:value-type="float">
            <text:p>24178397.760763</text:p>
          </table:table-cell>
        </table:table-row>
        <table:table-row table:style-name="ro1">
          <table:table-cell table:number-columns-repeated="2"/>
          <table:table-cell table:formula="of:=[.$B$3]*([$lsm303.G15]+[.$B$2])" office:value-type="float" office:value="2948.57928134" calcext:value-type="float">
            <text:p>2948.57928134</text:p>
          </table:table-cell>
          <table:table-cell table:formula="of:=[.$B$5]*([$lsm303.H15]+[.$B$4])" office:value-type="float" office:value="982.8653515" calcext:value-type="float">
            <text:p>982.8653515</text:p>
          </table:table-cell>
          <table:table-cell table:formula="of:=[.$B$7]*([$lsm303.I15]+[.$B$6])" office:value-type="float" office:value="23293822.525613" calcext:value-type="float">
            <text:p>23293822.525613</text:p>
          </table:table-cell>
        </table:table-row>
        <table:table-row table:style-name="ro1">
          <table:table-cell table:number-columns-repeated="2"/>
          <table:table-cell table:formula="of:=[.$B$3]*([$lsm303.G16]+[.$B$2])" office:value-type="float" office:value="-1965.72916394" calcext:value-type="float">
            <text:p>-1965.72916394</text:p>
          </table:table-cell>
          <table:table-cell table:formula="of:=[.$B$5]*([$lsm303.H16]+[.$B$4])" office:value-type="float" office:value="-6880.02827344" calcext:value-type="float">
            <text:p>-6880.02827344</text:p>
          </table:table-cell>
          <table:table-cell table:formula="of:=[.$B$7]*([$lsm303.I16]+[.$B$6])" office:value-type="float" office:value="24473256.97248" calcext:value-type="float">
            <text:p>24473256.97248</text:p>
          </table:table-cell>
        </table:table-row>
        <table:table-row table:style-name="ro1">
          <table:table-cell table:number-columns-repeated="2"/>
          <table:table-cell table:formula="of:=[.$B$3]*([$lsm303.G17]+[.$B$2])" office:value-type="float" office:value="4914.30235945" calcext:value-type="float">
            <text:p>4914.30235945</text:p>
          </table:table-cell>
          <table:table-cell table:formula="of:=[.$B$5]*([$lsm303.H17]+[.$B$4])" office:value-type="float" office:value="11794.34528111" calcext:value-type="float">
            <text:p>11794.34528111</text:p>
          </table:table-cell>
          <table:table-cell table:formula="of:=[.$B$7]*([$lsm303.I17]+[.$B$6])" office:value-type="float" office:value="25554404.215441" calcext:value-type="float">
            <text:p>25554404.215441</text:p>
          </table:table-cell>
        </table:table-row>
        <table:table-row table:style-name="ro1">
          <table:table-cell table:number-columns-repeated="2"/>
          <table:table-cell table:formula="of:=[.$B$3]*([$lsm303.G18]+[.$B$2])" office:value-type="float" office:value="-19657.24136694" calcext:value-type="float">
            <text:p>-19657.24136694</text:p>
          </table:table-cell>
          <table:table-cell table:formula="of:=[.$B$5]*([$lsm303.H18]+[.$B$4])" office:value-type="float" office:value="-13760.06035933" calcext:value-type="float">
            <text:p>-13760.06035933</text:p>
          </table:table-cell>
          <table:table-cell table:formula="of:=[.$B$7]*([$lsm303.I18]+[.$B$6])" office:value-type="float" office:value="24571544.176385" calcext:value-type="float">
            <text:p>24571544.176385</text:p>
          </table:table-cell>
        </table:table-row>
        <table:table-row table:style-name="ro1">
          <table:table-cell table:number-columns-repeated="2"/>
          <table:table-cell table:formula="of:=[.$B$3]*([$lsm303.G19]+[.$B$2])" office:value-type="float" office:value="-2948.590703" calcext:value-type="float">
            <text:p>-2948.590703</text:p>
          </table:table-cell>
          <table:table-cell table:formula="of:=[.$B$5]*([$lsm303.H19]+[.$B$4])" office:value-type="float" office:value="3931.45071866" calcext:value-type="float">
            <text:p>3931.45071866</text:p>
          </table:table-cell>
          <table:table-cell table:formula="of:=[.$B$7]*([$lsm303.I19]+[.$B$6])" office:value-type="float" office:value="25259547.403724" calcext:value-type="float">
            <text:p>25259547.403724</text:p>
          </table:table-cell>
        </table:table-row>
        <table:table-row table:style-name="ro1">
          <table:table-cell table:number-columns-repeated="2"/>
          <table:table-cell table:formula="of:=[.$B$3]*([$lsm303.G20]+[.$B$2])" office:value-type="float" office:value="-4914.31528111" calcext:value-type="float">
            <text:p>-4914.31528111</text:p>
          </table:table-cell>
          <table:table-cell table:formula="of:=[.$B$5]*([$lsm303.H20]+[.$B$4])" office:value-type="float" office:value="-9828.61345311" calcext:value-type="float">
            <text:p>-9828.61345311</text:p>
          </table:table-cell>
          <table:table-cell table:formula="of:=[.$B$7]*([$lsm303.I20]+[.$B$6])" office:value-type="float" office:value="24768116.184196" calcext:value-type="float">
            <text:p>24768116.184196</text:p>
          </table:table-cell>
        </table:table-row>
        <table:table-row table:style-name="ro1">
          <table:table-cell table:number-columns-repeated="2"/>
          <table:table-cell table:formula="of:=[.$B$3]*([$lsm303.G21]+[.$B$2])" office:value-type="float" office:value="-2948.590703" calcext:value-type="float">
            <text:p>-2948.590703</text:p>
          </table:table-cell>
          <table:table-cell table:formula="of:=[.$B$5]*([$lsm303.H21]+[.$B$4])" office:value-type="float" office:value="1965.72764055" calcext:value-type="float">
            <text:p>1965.72764055</text:p>
          </table:table-cell>
          <table:table-cell table:formula="of:=[.$B$7]*([$lsm303.I21]+[.$B$6])" office:value-type="float" office:value="24374972.168574" calcext:value-type="float">
            <text:p>24374972.168574</text:p>
          </table:table-cell>
        </table:table-row>
        <table:table-row table:style-name="ro1">
          <table:table-cell table:number-columns-repeated="2"/>
          <table:table-cell table:formula="of:=[.$B$3]*([$lsm303.G22]+[.$B$2])" office:value-type="float" office:value="3931.44082039" calcext:value-type="float">
            <text:p>3931.44082039</text:p>
          </table:table-cell>
          <table:table-cell table:formula="of:=[.$B$5]*([$lsm303.H22]+[.$B$4])" office:value-type="float" office:value="1965.72764055" calcext:value-type="float">
            <text:p>1965.72764055</text:p>
          </table:table-cell>
          <table:table-cell table:formula="of:=[.$B$7]*([$lsm303.I22]+[.$B$6])" office:value-type="float" office:value="25259547.403724" calcext:value-type="float">
            <text:p>25259547.403724</text:p>
          </table:table-cell>
        </table:table-row>
        <table:table-row table:style-name="ro1">
          <table:table-cell table:number-columns-repeated="2"/>
          <table:table-cell table:formula="of:=[.$B$3]*([$lsm303.G23]+[.$B$2])" office:value-type="float" office:value="9828.61117972" calcext:value-type="float">
            <text:p>9828.61117972</text:p>
          </table:table-cell>
          <table:table-cell table:formula="of:=[.$B$5]*([$lsm303.H23]+[.$B$4])" office:value-type="float" office:value="-14742.92227339" calcext:value-type="float">
            <text:p>-14742.92227339</text:p>
          </table:table-cell>
          <table:table-cell table:formula="of:=[.$B$7]*([$lsm303.I23]+[.$B$6])" office:value-type="float" office:value="20345237.608447" calcext:value-type="float">
            <text:p>20345237.608447</text:p>
          </table:table-cell>
        </table:table-row>
        <table:table-row table:style-name="ro1">
          <table:table-cell table:number-columns-repeated="2"/>
          <table:table-cell table:formula="of:=[.$B$3]*([$lsm303.G24]+[.$B$2])" office:value-type="float" office:value="-2948.590703" calcext:value-type="float">
            <text:p>-2948.590703</text:p>
          </table:table-cell>
          <table:table-cell table:formula="of:=[.$B$5]*([$lsm303.H24]+[.$B$4])" office:value-type="float" office:value="-2948.58117972" calcext:value-type="float">
            <text:p>-2948.58117972</text:p>
          </table:table-cell>
          <table:table-cell table:formula="of:=[.$B$7]*([$lsm303.I24]+[.$B$6])" office:value-type="float" office:value="24571544.176385" calcext:value-type="float">
            <text:p>24571544.176385</text:p>
          </table:table-cell>
        </table:table-row>
        <table:table-row table:style-name="ro1">
          <table:table-cell table:number-columns-repeated="2"/>
          <table:table-cell table:formula="of:=[.$B$3]*([$lsm303.G25]+[.$B$2])" office:value-type="float" office:value="84526.10277293" calcext:value-type="float">
            <text:p>84526.10277293</text:p>
          </table:table-cell>
          <table:table-cell table:formula="of:=[.$B$5]*([$lsm303.H25]+[.$B$4])" office:value-type="float" office:value="137600.6477802" calcext:value-type="float">
            <text:p>137600.6477802</text:p>
          </table:table-cell>
          <table:table-cell table:formula="of:=[.$B$7]*([$lsm303.I25]+[.$B$6])" office:value-type="float" office:value="21229812.843597" calcext:value-type="float">
            <text:p>21229812.843597</text:p>
          </table:table-cell>
        </table:table-row>
        <table:table-row table:style-name="ro1">
          <table:table-cell table:number-columns-repeated="2"/>
          <table:table-cell table:formula="of:=[.$B$3]*([$lsm303.G26]+[.$B$2])" office:value-type="float" office:value="11794.33482033" calcext:value-type="float">
            <text:p>11794.33482033</text:p>
          </table:table-cell>
          <table:table-cell table:formula="of:=[.$B$5]*([$lsm303.H26]+[.$B$4])" office:value-type="float" office:value="-2948.58117972" calcext:value-type="float">
            <text:p>-2948.58117972</text:p>
          </table:table-cell>
          <table:table-cell table:formula="of:=[.$B$7]*([$lsm303.I26]+[.$B$6])" office:value-type="float" office:value="24571544.176385" calcext:value-type="float">
            <text:p>24571544.176385</text:p>
          </table:table-cell>
        </table:table-row>
        <table:table-row table:style-name="ro1">
          <table:table-cell table:number-columns-repeated="2"/>
          <table:table-cell table:formula="of:=[.$B$3]*([$lsm303.G27]+[.$B$2])" office:value-type="float" office:value="2948.57928134" calcext:value-type="float">
            <text:p>2948.57928134</text:p>
          </table:table-cell>
          <table:table-cell table:formula="of:=[.$B$5]*([$lsm303.H27]+[.$B$4])" office:value-type="float" office:value="-17691.50764055" calcext:value-type="float">
            <text:p>-17691.50764055</text:p>
          </table:table-cell>
          <table:table-cell table:formula="of:=[.$B$7]*([$lsm303.I27]+[.$B$6])" office:value-type="float" office:value="24669828.980291" calcext:value-type="float">
            <text:p>24669828.980291</text:p>
          </table:table-cell>
        </table:table-row>
        <table:table-row table:style-name="ro1">
          <table:table-cell table:number-columns-repeated="2"/>
          <table:table-cell table:formula="of:=[.$B$3]*([$lsm303.G28]+[.$B$2])" office:value-type="float" office:value="2948.57928134" calcext:value-type="float">
            <text:p>2948.57928134</text:p>
          </table:table-cell>
          <table:table-cell table:formula="of:=[.$B$5]*([$lsm303.H28]+[.$B$4])" office:value-type="float" office:value="6880.03608583" calcext:value-type="float">
            <text:p>6880.03608583</text:p>
          </table:table-cell>
          <table:table-cell table:formula="of:=[.$B$7]*([$lsm303.I28]+[.$B$6])" office:value-type="float" office:value="24374972.168574" calcext:value-type="float">
            <text:p>24374972.168574</text:p>
          </table:table-cell>
        </table:table-row>
        <table:table-row table:style-name="ro1">
          <table:table-cell table:number-columns-repeated="2"/>
          <table:table-cell table:formula="of:=[.$B$3]*([$lsm303.G29]+[.$B$2])" office:value-type="float" office:value="29485.84608583" calcext:value-type="float">
            <text:p>29485.84608583</text:p>
          </table:table-cell>
          <table:table-cell table:formula="of:=[.$B$5]*([$lsm303.H29]+[.$B$4])" office:value-type="float" office:value="49143.08826521" calcext:value-type="float">
            <text:p>49143.08826521</text:p>
          </table:table-cell>
          <table:table-cell table:formula="of:=[.$B$7]*([$lsm303.I29]+[.$B$6])" office:value-type="float" office:value="25161260.199819" calcext:value-type="float">
            <text:p>25161260.199819</text:p>
          </table:table-cell>
        </table:table-row>
        <table:table-row table:style-name="ro1">
          <table:table-cell table:number-columns-repeated="2"/>
          <table:table-cell table:formula="of:=[.$B$3]*([$lsm303.G30]+[.$B$2])" office:value-type="float" office:value="25554.39917961" calcext:value-type="float">
            <text:p>25554.39917961</text:p>
          </table:table-cell>
          <table:table-cell table:formula="of:=[.$B$5]*([$lsm303.H30]+[.$B$4])" office:value-type="float" office:value="8845.75916394" calcext:value-type="float">
            <text:p>8845.75916394</text:p>
          </table:table-cell>
          <table:table-cell table:formula="of:=[.$B$7]*([$lsm303.I30]+[.$B$6])" office:value-type="float" office:value="24178397.760763" calcext:value-type="float">
            <text:p>24178397.760763</text:p>
          </table:table-cell>
        </table:table-row>
        <table:table-row table:style-name="ro1">
          <table:table-cell table:number-columns-repeated="2"/>
          <table:table-cell table:formula="of:=[.$B$3]*([$lsm303.G31]+[.$B$2])" office:value-type="float" office:value="5897.1646485" calcext:value-type="float">
            <text:p>5897.1646485</text:p>
          </table:table-cell>
          <table:table-cell table:formula="of:=[.$B$5]*([$lsm303.H31]+[.$B$4])" office:value-type="float" office:value="0.00381244000047445" calcext:value-type="float">
            <text:p>0.003812440000474</text:p>
          </table:table-cell>
          <table:table-cell table:formula="of:=[.$B$7]*([$lsm303.I31]+[.$B$6])" office:value-type="float" office:value="24866400.988102" calcext:value-type="float">
            <text:p>24866400.988102</text:p>
          </table:table-cell>
        </table:table-row>
        <table:table-row table:style-name="ro1">
          <table:table-cell table:number-columns-repeated="2"/>
          <table:table-cell table:formula="of:=[.$B$3]*([$lsm303.G32]+[.$B$2])" office:value-type="float" office:value="17691.50517967" calcext:value-type="float">
            <text:p>17691.50517967</text:p>
          </table:table-cell>
          <table:table-cell table:formula="of:=[.$B$5]*([$lsm303.H32]+[.$B$4])" office:value-type="float" office:value="-4914.30482033" calcext:value-type="float">
            <text:p>-4914.30482033</text:p>
          </table:table-cell>
          <table:table-cell table:formula="of:=[.$B$7]*([$lsm303.I32]+[.$B$6])" office:value-type="float" office:value="24669828.980291" calcext:value-type="float">
            <text:p>24669828.980291</text:p>
          </table:table-cell>
        </table:table-row>
        <table:table-row table:style-name="ro1">
          <table:table-cell table:number-columns-repeated="2"/>
          <table:table-cell table:formula="of:=[.$B$3]*([$lsm303.G33]+[.$B$2])" office:value-type="float" office:value="15725.78172656" calcext:value-type="float">
            <text:p>15725.78172656</text:p>
          </table:table-cell>
          <table:table-cell table:formula="of:=[.$B$5]*([$lsm303.H33]+[.$B$4])" office:value-type="float" office:value="0.00381244000047445" calcext:value-type="float">
            <text:p>0.003812440000474</text:p>
          </table:table-cell>
          <table:table-cell table:formula="of:=[.$B$7]*([$lsm303.I33]+[.$B$6])" office:value-type="float" office:value="23588681.73733" calcext:value-type="float">
            <text:p>23588681.73733</text:p>
          </table:table-cell>
        </table:table-row>
        <table:table-row table:style-name="ro1">
          <table:table-cell table:number-columns-repeated="2"/>
          <table:table-cell table:formula="of:=[.$B$3]*([$lsm303.G34]+[.$B$2])" office:value-type="float" office:value="-6880.03835922" calcext:value-type="float">
            <text:p>-6880.03835922</text:p>
          </table:table-cell>
          <table:table-cell table:formula="of:=[.$B$5]*([$lsm303.H34]+[.$B$4])" office:value-type="float" office:value="4914.31300772" calcext:value-type="float">
            <text:p>4914.31300772</text:p>
          </table:table-cell>
          <table:table-cell table:formula="of:=[.$B$7]*([$lsm303.I34]+[.$B$6])" office:value-type="float" office:value="25947550.631063" calcext:value-type="float">
            <text:p>25947550.631063</text:p>
          </table:table-cell>
        </table:table-row>
        <table:table-row table:style-name="ro1">
          <table:table-cell table:number-columns-repeated="2"/>
          <table:table-cell table:formula="of:=[.$B$3]*([$lsm303.G35]+[.$B$2])" office:value-type="float" office:value="4914.30235945" calcext:value-type="float">
            <text:p>4914.30235945</text:p>
          </table:table-cell>
          <table:table-cell table:formula="of:=[.$B$5]*([$lsm303.H35]+[.$B$4])" office:value-type="float" office:value="5897.17454678" calcext:value-type="float">
            <text:p>5897.17454678</text:p>
          </table:table-cell>
          <table:table-cell table:formula="of:=[.$B$7]*([$lsm303.I35]+[.$B$6])" office:value-type="float" office:value="25554404.215441" calcext:value-type="float">
            <text:p>25554404.215441</text:p>
          </table:table-cell>
        </table:table-row>
        <table:table-row table:style-name="ro1">
          <table:table-cell table:number-columns-repeated="2"/>
          <table:table-cell table:formula="of:=[.$B$3]*([$lsm303.G36]+[.$B$2])" office:value-type="float" office:value="13760.05827344" calcext:value-type="float">
            <text:p>13760.05827344</text:p>
          </table:table-cell>
          <table:table-cell table:formula="of:=[.$B$5]*([$lsm303.H36]+[.$B$4])" office:value-type="float" office:value="-6880.02827344" calcext:value-type="float">
            <text:p>-6880.02827344</text:p>
          </table:table-cell>
          <table:table-cell table:formula="of:=[.$B$7]*([$lsm303.I36]+[.$B$6])" office:value-type="float" office:value="24080112.956858" calcext:value-type="float">
            <text:p>24080112.956858</text:p>
          </table:table-cell>
        </table:table-row>
        <table:table-row table:style-name="ro1">
          <table:table-cell table:number-columns-repeated="2"/>
          <table:table-cell table:formula="of:=[.$B$3]*([$lsm303.G37]+[.$B$2])" office:value-type="float" office:value="12777.19654689" calcext:value-type="float">
            <text:p>12777.19654689</text:p>
          </table:table-cell>
          <table:table-cell table:formula="of:=[.$B$5]*([$lsm303.H37]+[.$B$4])" office:value-type="float" office:value="1965.72764055" calcext:value-type="float">
            <text:p>1965.72764055</text:p>
          </table:table-cell>
          <table:table-cell table:formula="of:=[.$B$7]*([$lsm303.I37]+[.$B$6])" office:value-type="float" office:value="21622959.259219" calcext:value-type="float">
            <text:p>21622959.259219</text:p>
          </table:table-cell>
        </table:table-row>
        <table:table-row table:style-name="ro1">
          <table:table-cell table:number-columns-repeated="2"/>
          <table:table-cell table:formula="of:=[.$B$3]*([$lsm303.G38]+[.$B$2])" office:value-type="float" office:value="1965.71699228" calcext:value-type="float">
            <text:p>1965.71699228</text:p>
          </table:table-cell>
          <table:table-cell table:formula="of:=[.$B$5]*([$lsm303.H38]+[.$B$4])" office:value-type="float" office:value="1965.72764055" calcext:value-type="float">
            <text:p>1965.72764055</text:p>
          </table:table-cell>
          <table:table-cell table:formula="of:=[.$B$7]*([$lsm303.I38]+[.$B$6])" office:value-type="float" office:value="24178397.760763" calcext:value-type="float">
            <text:p>24178397.760763</text:p>
          </table:table-cell>
        </table:table-row>
        <table:table-row table:style-name="ro1">
          <table:table-cell table:number-columns-repeated="2"/>
          <table:table-cell table:formula="of:=[.$B$3]*([$lsm303.G39]+[.$B$2])" office:value-type="float" office:value="4914.30235945" calcext:value-type="float">
            <text:p>4914.30235945</text:p>
          </table:table-cell>
          <table:table-cell table:formula="of:=[.$B$5]*([$lsm303.H39]+[.$B$4])" office:value-type="float" office:value="6880.03608583" calcext:value-type="float">
            <text:p>6880.03608583</text:p>
          </table:table-cell>
          <table:table-cell table:formula="of:=[.$B$7]*([$lsm303.I39]+[.$B$6])" office:value-type="float" office:value="23883540.949047" calcext:value-type="float">
            <text:p>23883540.949047</text:p>
          </table:table-cell>
        </table:table-row>
        <table:table-row table:style-name="ro1">
          <table:table-cell table:number-columns-repeated="2"/>
          <table:table-cell table:formula="of:=[.$B$3]*([$lsm303.G40]+[.$B$2])" office:value-type="float" office:value="10811.47309378" calcext:value-type="float">
            <text:p>10811.47309378</text:p>
          </table:table-cell>
          <table:table-cell table:formula="of:=[.$B$5]*([$lsm303.H40]+[.$B$4])" office:value-type="float" office:value="-8845.75172656" calcext:value-type="float">
            <text:p>-8845.75172656</text:p>
          </table:table-cell>
          <table:table-cell table:formula="of:=[.$B$7]*([$lsm303.I40]+[.$B$6])" office:value-type="float" office:value="22605819.298275" calcext:value-type="float">
            <text:p>22605819.298275</text:p>
          </table:table-cell>
        </table:table-row>
        <table:table-row table:style-name="ro1">
          <table:table-cell table:number-columns-repeated="2"/>
          <table:table-cell table:formula="of:=[.$B$3]*([$lsm303.G41]+[.$B$2])" office:value-type="float" office:value="13760.05827344" calcext:value-type="float">
            <text:p>13760.05827344</text:p>
          </table:table-cell>
          <table:table-cell table:formula="of:=[.$B$5]*([$lsm303.H41]+[.$B$4])" office:value-type="float" office:value="4914.31300772" calcext:value-type="float">
            <text:p>4914.31300772</text:p>
          </table:table-cell>
          <table:table-cell table:formula="of:=[.$B$7]*([$lsm303.I41]+[.$B$6])" office:value-type="float" office:value="23097250.517802" calcext:value-type="float">
            <text:p>23097250.517802</text:p>
          </table:table-cell>
        </table:table-row>
        <table:table-row table:style-name="ro1">
          <table:table-cell table:number-columns-repeated="2"/>
          <table:table-cell table:formula="of:=[.$B$3]*([$lsm303.G42]+[.$B$2])" office:value-type="float" office:value="10811.47309378" calcext:value-type="float">
            <text:p>10811.47309378</text:p>
          </table:table-cell>
          <table:table-cell table:formula="of:=[.$B$5]*([$lsm303.H42]+[.$B$4])" office:value-type="float" office:value="0.00381244000047445" calcext:value-type="float">
            <text:p>0.003812440000474</text:p>
          </table:table-cell>
          <table:table-cell table:formula="of:=[.$B$7]*([$lsm303.I42]+[.$B$6])" office:value-type="float" office:value="24178397.760763" calcext:value-type="float">
            <text:p>24178397.760763</text:p>
          </table:table-cell>
        </table:table-row>
        <table:table-row table:style-name="ro1">
          <table:table-cell table:number-columns-repeated="2"/>
          <table:table-cell table:formula="of:=[.$B$3]*([$lsm303.G43]+[.$B$2])" office:value-type="float" office:value="10811.47309378" calcext:value-type="float">
            <text:p>10811.47309378</text:p>
          </table:table-cell>
          <table:table-cell table:formula="of:=[.$B$5]*([$lsm303.H43]+[.$B$4])" office:value-type="float" office:value="-4914.30482033" calcext:value-type="float">
            <text:p>-4914.30482033</text:p>
          </table:table-cell>
          <table:table-cell table:formula="of:=[.$B$7]*([$lsm303.I43]+[.$B$6])" office:value-type="float" office:value="24080112.956858" calcext:value-type="float">
            <text:p>24080112.956858</text:p>
          </table:table-cell>
        </table:table-row>
        <table:table-row table:style-name="ro1">
          <table:table-cell table:number-columns-repeated="2"/>
          <table:table-cell table:formula="of:=[.$B$3]*([$lsm303.G44]+[.$B$2])" office:value-type="float" office:value="7862.88772661" calcext:value-type="float">
            <text:p>7862.88772661</text:p>
          </table:table-cell>
          <table:table-cell table:formula="of:=[.$B$5]*([$lsm303.H44]+[.$B$4])" office:value-type="float" office:value="2948.58917961" calcext:value-type="float">
            <text:p>2948.58917961</text:p>
          </table:table-cell>
          <table:table-cell table:formula="of:=[.$B$7]*([$lsm303.I44]+[.$B$6])" office:value-type="float" office:value="24178397.760763" calcext:value-type="float">
            <text:p>24178397.760763</text:p>
          </table:table-cell>
        </table:table-row>
        <table:table-row table:style-name="ro1">
          <table:table-cell table:number-columns-repeated="2"/>
          <table:table-cell table:formula="of:=[.$B$3]*([$lsm303.G45]+[.$B$2])" office:value-type="float" office:value="4914.30235945" calcext:value-type="float">
            <text:p>4914.30235945</text:p>
          </table:table-cell>
          <table:table-cell table:formula="of:=[.$B$5]*([$lsm303.H45]+[.$B$4])" office:value-type="float" office:value="6880.03608583" calcext:value-type="float">
            <text:p>6880.03608583</text:p>
          </table:table-cell>
          <table:table-cell table:formula="of:=[.$B$7]*([$lsm303.I45]+[.$B$6])" office:value-type="float" office:value="23981825.752952" calcext:value-type="float">
            <text:p>23981825.752952</text:p>
          </table:table-cell>
        </table:table-row>
        <table:table-row table:style-name="ro1">
          <table:table-cell table:number-columns-repeated="2"/>
          <table:table-cell table:formula="of:=[.$B$3]*([$lsm303.G46]+[.$B$2])" office:value-type="float" office:value="-2948.590703" calcext:value-type="float">
            <text:p>-2948.590703</text:p>
          </table:table-cell>
          <table:table-cell table:formula="of:=[.$B$5]*([$lsm303.H46]+[.$B$4])" office:value-type="float" office:value="13760.06835922" calcext:value-type="float">
            <text:p>13760.06835922</text:p>
          </table:table-cell>
          <table:table-cell table:formula="of:=[.$B$7]*([$lsm303.I46]+[.$B$6])" office:value-type="float" office:value="25062975.395913" calcext:value-type="float">
            <text:p>25062975.395913</text:p>
          </table:table-cell>
        </table:table-row>
        <table:table-row table:style-name="ro1">
          <table:table-cell table:number-columns-repeated="2"/>
          <table:table-cell table:formula="of:=[.$B$3]*([$lsm303.G47]+[.$B$2])" office:value-type="float" office:value="3931.44082039" calcext:value-type="float">
            <text:p>3931.44082039</text:p>
          </table:table-cell>
          <table:table-cell table:formula="of:=[.$B$5]*([$lsm303.H47]+[.$B$4])" office:value-type="float" office:value="1965.72764055" calcext:value-type="float">
            <text:p>1965.72764055</text:p>
          </table:table-cell>
          <table:table-cell table:formula="of:=[.$B$7]*([$lsm303.I47]+[.$B$6])" office:value-type="float" office:value="24473256.97248" calcext:value-type="float">
            <text:p>24473256.97248</text:p>
          </table:table-cell>
        </table:table-row>
        <table:table-row table:style-name="ro1">
          <table:table-cell table:number-columns-repeated="2"/>
          <table:table-cell table:formula="of:=[.$B$3]*([$lsm303.G48]+[.$B$2])" office:value-type="float" office:value="5897.1646485" calcext:value-type="float">
            <text:p>5897.1646485</text:p>
          </table:table-cell>
          <table:table-cell table:formula="of:=[.$B$5]*([$lsm303.H48]+[.$B$4])" office:value-type="float" office:value="3931.45071866" calcext:value-type="float">
            <text:p>3931.45071866</text:p>
          </table:table-cell>
          <table:table-cell table:formula="of:=[.$B$7]*([$lsm303.I48]+[.$B$6])" office:value-type="float" office:value="24374972.168574" calcext:value-type="float">
            <text:p>24374972.168574</text:p>
          </table:table-cell>
        </table:table-row>
        <table:table-row table:style-name="ro1">
          <table:table-cell table:number-columns-repeated="2"/>
          <table:table-cell table:formula="of:=[.$B$3]*([$lsm303.G49]+[.$B$2])" office:value-type="float" office:value="4914.30235945" calcext:value-type="float">
            <text:p>4914.30235945</text:p>
          </table:table-cell>
          <table:table-cell table:formula="of:=[.$B$5]*([$lsm303.H49]+[.$B$4])" office:value-type="float" office:value="5897.17454678" calcext:value-type="float">
            <text:p>5897.17454678</text:p>
          </table:table-cell>
          <table:table-cell table:formula="of:=[.$B$7]*([$lsm303.I49]+[.$B$6])" office:value-type="float" office:value="24178397.760763" calcext:value-type="float">
            <text:p>24178397.760763</text:p>
          </table:table-cell>
        </table:table-row>
        <table:table-row table:style-name="ro1">
          <table:table-cell table:number-columns-repeated="2"/>
          <table:table-cell table:formula="of:=[.$B$3]*([$lsm303.G50]+[.$B$2])" office:value-type="float" office:value="5897.1646485" calcext:value-type="float">
            <text:p>5897.1646485</text:p>
          </table:table-cell>
          <table:table-cell table:formula="of:=[.$B$5]*([$lsm303.H50]+[.$B$4])" office:value-type="float" office:value="6880.03608583" calcext:value-type="float">
            <text:p>6880.03608583</text:p>
          </table:table-cell>
          <table:table-cell table:formula="of:=[.$B$7]*([$lsm303.I50]+[.$B$6])" office:value-type="float" office:value="24571544.176385" calcext:value-type="float">
            <text:p>24571544.176385</text:p>
          </table:table-cell>
        </table:table-row>
        <table:table-row table:style-name="ro1">
          <table:table-cell table:number-columns-repeated="2"/>
          <table:table-cell table:formula="of:=[.$B$3]*([$lsm303.G51]+[.$B$2])" office:value-type="float" office:value="11794.33482033" calcext:value-type="float">
            <text:p>11794.33482033</text:p>
          </table:table-cell>
          <table:table-cell table:formula="of:=[.$B$5]*([$lsm303.H51]+[.$B$4])" office:value-type="float" office:value="20640.09913261" calcext:value-type="float">
            <text:p>20640.09913261</text:p>
          </table:table-cell>
          <table:table-cell table:formula="of:=[.$B$7]*([$lsm303.I51]+[.$B$6])" office:value-type="float" office:value="24178397.760763" calcext:value-type="float">
            <text:p>24178397.760763</text:p>
          </table:table-cell>
        </table:table-row>
        <table:table-row table:style-name="ro1">
          <table:table-cell table:number-columns-repeated="2"/>
          <table:table-cell table:formula="of:=[.$B$3]*([$lsm303.G52]+[.$B$2])" office:value-type="float" office:value="8845.74964067" calcext:value-type="float">
            <text:p>8845.74964067</text:p>
          </table:table-cell>
          <table:table-cell table:formula="of:=[.$B$5]*([$lsm303.H52]+[.$B$4])" office:value-type="float" office:value="7862.89762489" calcext:value-type="float">
            <text:p>7862.89762489</text:p>
          </table:table-cell>
          <table:table-cell table:formula="of:=[.$B$7]*([$lsm303.I52]+[.$B$6])" office:value-type="float" office:value="24080112.956858" calcext:value-type="float">
            <text:p>24080112.956858</text:p>
          </table:table-cell>
        </table:table-row>
        <table:table-row table:style-name="ro1">
          <table:table-cell table:number-columns-repeated="2"/>
          <table:table-cell table:formula="of:=[.$B$3]*([$lsm303.G53]+[.$B$2])" office:value-type="float" office:value="982.855453220001" calcext:value-type="float">
            <text:p>982.855453220001</text:p>
          </table:table-cell>
          <table:table-cell table:formula="of:=[.$B$5]*([$lsm303.H53]+[.$B$4])" office:value-type="float" office:value="982.8653515" calcext:value-type="float">
            <text:p>982.8653515</text:p>
          </table:table-cell>
          <table:table-cell table:formula="of:=[.$B$7]*([$lsm303.I53]+[.$B$6])" office:value-type="float" office:value="24669828.980291" calcext:value-type="float">
            <text:p>24669828.980291</text:p>
          </table:table-cell>
        </table:table-row>
        <table:table-row table:style-name="ro1">
          <table:table-cell table:number-columns-repeated="2"/>
          <table:table-cell table:formula="of:=[.$B$3]*([$lsm303.G54]+[.$B$2])" office:value-type="float" office:value="-0.00608583000022918" calcext:value-type="float">
            <text:p>-0.006085830000229</text:p>
          </table:table-cell>
          <table:table-cell table:formula="of:=[.$B$5]*([$lsm303.H54]+[.$B$4])" office:value-type="float" office:value="19657.23909355" calcext:value-type="float">
            <text:p>19657.23909355</text:p>
          </table:table-cell>
          <table:table-cell table:formula="of:=[.$B$7]*([$lsm303.I54]+[.$B$6])" office:value-type="float" office:value="24178397.760763" calcext:value-type="float">
            <text:p>24178397.760763</text:p>
          </table:table-cell>
        </table:table-row>
        <table:table-row table:style-name="ro1">
          <table:table-cell table:number-columns-repeated="2"/>
          <table:table-cell table:formula="of:=[.$B$3]*([$lsm303.G55]+[.$B$2])" office:value-type="float" office:value="8845.74964067" calcext:value-type="float">
            <text:p>8845.74964067</text:p>
          </table:table-cell>
          <table:table-cell table:formula="of:=[.$B$5]*([$lsm303.H55]+[.$B$4])" office:value-type="float" office:value="11794.34528111" calcext:value-type="float">
            <text:p>11794.34528111</text:p>
          </table:table-cell>
          <table:table-cell table:formula="of:=[.$B$7]*([$lsm303.I55]+[.$B$6])" office:value-type="float" office:value="24473256.97248" calcext:value-type="float">
            <text:p>24473256.97248</text:p>
          </table:table-cell>
        </table:table-row>
        <table:table-row table:style-name="ro1">
          <table:table-cell table:number-columns-repeated="2"/>
          <table:table-cell table:formula="of:=[.$B$3]*([$lsm303.G56]+[.$B$2])" office:value-type="float" office:value="1965.71699228" calcext:value-type="float">
            <text:p>1965.71699228</text:p>
          </table:table-cell>
          <table:table-cell table:formula="of:=[.$B$5]*([$lsm303.H56]+[.$B$4])" office:value-type="float" office:value="-2948.58117972" calcext:value-type="float">
            <text:p>-2948.58117972</text:p>
          </table:table-cell>
          <table:table-cell table:formula="of:=[.$B$7]*([$lsm303.I56]+[.$B$6])" office:value-type="float" office:value="24571544.176385" calcext:value-type="float">
            <text:p>24571544.176385</text:p>
          </table:table-cell>
        </table:table-row>
        <table:table-row table:style-name="ro1">
          <table:table-cell table:number-columns-repeated="2"/>
          <table:table-cell table:formula="of:=[.$B$3]*([$lsm303.G57]+[.$B$2])" office:value-type="float" office:value="4914.30235945" calcext:value-type="float">
            <text:p>4914.30235945</text:p>
          </table:table-cell>
          <table:table-cell table:formula="of:=[.$B$5]*([$lsm303.H57]+[.$B$4])" office:value-type="float" office:value="20640.09913261" calcext:value-type="float">
            <text:p>20640.09913261</text:p>
          </table:table-cell>
          <table:table-cell table:formula="of:=[.$B$7]*([$lsm303.I57]+[.$B$6])" office:value-type="float" office:value="23981825.752952" calcext:value-type="float">
            <text:p>23981825.752952</text:p>
          </table:table-cell>
        </table:table-row>
        <table:table-row table:style-name="ro1">
          <table:table-cell table:number-columns-repeated="2"/>
          <table:table-cell table:formula="of:=[.$B$3]*([$lsm303.G58]+[.$B$2])" office:value-type="float" office:value="2948.57928134" calcext:value-type="float">
            <text:p>2948.57928134</text:p>
          </table:table-cell>
          <table:table-cell table:formula="of:=[.$B$5]*([$lsm303.H58]+[.$B$4])" office:value-type="float" office:value="0.00381244000047445" calcext:value-type="float">
            <text:p>0.003812440000474</text:p>
          </table:table-cell>
          <table:table-cell table:formula="of:=[.$B$7]*([$lsm303.I58]+[.$B$6])" office:value-type="float" office:value="24866400.988102" calcext:value-type="float">
            <text:p>24866400.988102</text:p>
          </table:table-cell>
        </table:table-row>
        <table:table-row table:style-name="ro1">
          <table:table-cell table:number-columns-repeated="2"/>
          <table:table-cell table:formula="of:=[.$B$3]*([$lsm303.G59]+[.$B$2])" office:value-type="float" office:value="4914.30235945" calcext:value-type="float">
            <text:p>4914.30235945</text:p>
          </table:table-cell>
          <table:table-cell table:formula="of:=[.$B$5]*([$lsm303.H59]+[.$B$4])" office:value-type="float" office:value="0.00381244000047445" calcext:value-type="float">
            <text:p>0.003812440000474</text:p>
          </table:table-cell>
          <table:table-cell table:formula="of:=[.$B$7]*([$lsm303.I59]+[.$B$6])" office:value-type="float" office:value="24571544.176385" calcext:value-type="float">
            <text:p>24571544.176385</text:p>
          </table:table-cell>
        </table:table-row>
        <table:table-row table:style-name="ro1">
          <table:table-cell table:number-columns-repeated="2"/>
          <table:table-cell table:formula="of:=[.$B$3]*([$lsm303.G60]+[.$B$2])" office:value-type="float" office:value="982.855453220001" calcext:value-type="float">
            <text:p>982.855453220001</text:p>
          </table:table-cell>
          <table:table-cell table:formula="of:=[.$B$5]*([$lsm303.H60]+[.$B$4])" office:value-type="float" office:value="9828.620703" calcext:value-type="float">
            <text:p>9828.620703</text:p>
          </table:table-cell>
          <table:table-cell table:formula="of:=[.$B$7]*([$lsm303.I60]+[.$B$6])" office:value-type="float" office:value="24374972.168574" calcext:value-type="float">
            <text:p>24374972.168574</text:p>
          </table:table-cell>
        </table:table-row>
        <table:table-row table:style-name="ro1">
          <table:table-cell table:number-columns-repeated="2"/>
          <table:table-cell table:formula="of:=[.$B$3]*([$lsm303.G61]+[.$B$2])" office:value-type="float" office:value="-4914.31528111" calcext:value-type="float">
            <text:p>-4914.31528111</text:p>
          </table:table-cell>
          <table:table-cell table:formula="of:=[.$B$5]*([$lsm303.H61]+[.$B$4])" office:value-type="float" office:value="6880.03608583" calcext:value-type="float">
            <text:p>6880.03608583</text:p>
          </table:table-cell>
          <table:table-cell table:formula="of:=[.$B$7]*([$lsm303.I61]+[.$B$6])" office:value-type="float" office:value="24571544.176385" calcext:value-type="float">
            <text:p>24571544.176385</text:p>
          </table:table-cell>
        </table:table-row>
        <table:table-row table:style-name="ro1">
          <table:table-cell table:number-columns-repeated="2"/>
          <table:table-cell table:formula="of:=[.$B$3]*([$lsm303.G62]+[.$B$2])" office:value-type="float" office:value="2948.57928134" calcext:value-type="float">
            <text:p>2948.57928134</text:p>
          </table:table-cell>
          <table:table-cell table:formula="of:=[.$B$5]*([$lsm303.H62]+[.$B$4])" office:value-type="float" office:value="0.00381244000047445" calcext:value-type="float">
            <text:p>0.003812440000474</text:p>
          </table:table-cell>
          <table:table-cell table:formula="of:=[.$B$7]*([$lsm303.I62]+[.$B$6])" office:value-type="float" office:value="24080112.956858" calcext:value-type="float">
            <text:p>24080112.956858</text:p>
          </table:table-cell>
        </table:table-row>
        <table:table-row table:style-name="ro1">
          <table:table-cell table:number-columns-repeated="2"/>
          <table:table-cell table:formula="of:=[.$B$3]*([$lsm303.G63]+[.$B$2])" office:value-type="float" office:value="1965.71699228" calcext:value-type="float">
            <text:p>1965.71699228</text:p>
          </table:table-cell>
          <table:table-cell table:formula="of:=[.$B$5]*([$lsm303.H63]+[.$B$4])" office:value-type="float" office:value="8845.75916394" calcext:value-type="float">
            <text:p>8845.75916394</text:p>
          </table:table-cell>
          <table:table-cell table:formula="of:=[.$B$7]*([$lsm303.I63]+[.$B$6])" office:value-type="float" office:value="24473256.97248" calcext:value-type="float">
            <text:p>24473256.97248</text:p>
          </table:table-cell>
        </table:table-row>
        <table:table-row table:style-name="ro1">
          <table:table-cell table:number-columns-repeated="2"/>
          <table:table-cell table:formula="of:=[.$B$3]*([$lsm303.G64]+[.$B$2])" office:value-type="float" office:value="8845.74964067" calcext:value-type="float">
            <text:p>8845.74964067</text:p>
          </table:table-cell>
          <table:table-cell table:formula="of:=[.$B$5]*([$lsm303.H64]+[.$B$4])" office:value-type="float" office:value="15725.79143733" calcext:value-type="float">
            <text:p>15725.79143733</text:p>
          </table:table-cell>
          <table:table-cell table:formula="of:=[.$B$7]*([$lsm303.I64]+[.$B$6])" office:value-type="float" office:value="21917816.070936" calcext:value-type="float">
            <text:p>21917816.070936</text:p>
          </table:table-cell>
        </table:table-row>
        <table:table-row table:style-name="ro1">
          <table:table-cell table:number-columns-repeated="2"/>
          <table:table-cell table:formula="of:=[.$B$3]*([$lsm303.G65]+[.$B$2])" office:value-type="float" office:value="-11794.3460545" calcext:value-type="float">
            <text:p>-11794.3460545</text:p>
          </table:table-cell>
          <table:table-cell table:formula="of:=[.$B$5]*([$lsm303.H65]+[.$B$4])" office:value-type="float" office:value="9828.620703" calcext:value-type="float">
            <text:p>9828.620703</text:p>
          </table:table-cell>
          <table:table-cell table:formula="of:=[.$B$7]*([$lsm303.I65]+[.$B$6])" office:value-type="float" office:value="24768116.184196" calcext:value-type="float">
            <text:p>24768116.184196</text:p>
          </table:table-cell>
        </table:table-row>
        <table:table-row table:style-name="ro1">
          <table:table-cell table:number-columns-repeated="2"/>
          <table:table-cell table:formula="of:=[.$B$3]*([$lsm303.G66]+[.$B$2])" office:value-type="float" office:value="-7862.89989827" calcext:value-type="float">
            <text:p>-7862.89989827</text:p>
          </table:table-cell>
          <table:table-cell table:formula="of:=[.$B$5]*([$lsm303.H66]+[.$B$4])" office:value-type="float" office:value="1965.72764055" calcext:value-type="float">
            <text:p>1965.72764055</text:p>
          </table:table-cell>
          <table:table-cell table:formula="of:=[.$B$7]*([$lsm303.I66]+[.$B$6])" office:value-type="float" office:value="24669828.980291" calcext:value-type="float">
            <text:p>24669828.980291</text:p>
          </table:table-cell>
        </table:table-row>
        <table:table-row table:style-name="ro1">
          <table:table-cell table:number-columns-repeated="2"/>
          <table:table-cell table:formula="of:=[.$B$3]*([$lsm303.G67]+[.$B$2])" office:value-type="float" office:value="-4914.31528111" calcext:value-type="float">
            <text:p>-4914.31528111</text:p>
          </table:table-cell>
          <table:table-cell table:formula="of:=[.$B$5]*([$lsm303.H67]+[.$B$4])" office:value-type="float" office:value="8845.75916394" calcext:value-type="float">
            <text:p>8845.75916394</text:p>
          </table:table-cell>
          <table:table-cell table:formula="of:=[.$B$7]*([$lsm303.I67]+[.$B$6])" office:value-type="float" office:value="24669828.980291" calcext:value-type="float">
            <text:p>24669828.980291</text:p>
          </table:table-cell>
        </table:table-row>
        <table:table-row table:style-name="ro1">
          <table:table-cell table:number-columns-repeated="2"/>
          <table:table-cell table:formula="of:=[.$B$3]*([$lsm303.G68]+[.$B$2])" office:value-type="float" office:value="-982.867624890001" calcext:value-type="float">
            <text:p>-982.867624890001</text:p>
          </table:table-cell>
          <table:table-cell table:formula="of:=[.$B$5]*([$lsm303.H68]+[.$B$4])" office:value-type="float" office:value="-1965.71964067" calcext:value-type="float">
            <text:p>-1965.71964067</text:p>
          </table:table-cell>
          <table:table-cell table:formula="of:=[.$B$7]*([$lsm303.I68]+[.$B$6])" office:value-type="float" office:value="24768116.184196" calcext:value-type="float">
            <text:p>24768116.184196</text:p>
          </table:table-cell>
        </table:table-row>
        <table:table-row table:style-name="ro1">
          <table:table-cell table:number-columns-repeated="2"/>
          <table:table-cell table:formula="of:=[.$B$3]*([$lsm303.G69]+[.$B$2])" office:value-type="float" office:value="-4914.31528111" calcext:value-type="float">
            <text:p>-4914.31528111</text:p>
          </table:table-cell>
          <table:table-cell table:formula="of:=[.$B$5]*([$lsm303.H69]+[.$B$4])" office:value-type="float" office:value="5897.17454678" calcext:value-type="float">
            <text:p>5897.17454678</text:p>
          </table:table-cell>
          <table:table-cell table:formula="of:=[.$B$7]*([$lsm303.I69]+[.$B$6])" office:value-type="float" office:value="24571544.176385" calcext:value-type="float">
            <text:p>24571544.176385</text:p>
          </table:table-cell>
        </table:table-row>
        <table:table-row table:style-name="ro1">
          <table:table-cell table:number-columns-repeated="2"/>
          <table:table-cell table:formula="of:=[.$B$3]*([$lsm303.G70]+[.$B$2])" office:value-type="float" office:value="982.855453220001" calcext:value-type="float">
            <text:p>982.855453220001</text:p>
          </table:table-cell>
          <table:table-cell table:formula="of:=[.$B$5]*([$lsm303.H70]+[.$B$4])" office:value-type="float" office:value="3931.45071866" calcext:value-type="float">
            <text:p>3931.45071866</text:p>
          </table:table-cell>
          <table:table-cell table:formula="of:=[.$B$7]*([$lsm303.I70]+[.$B$6])" office:value-type="float" office:value="23686968.941236" calcext:value-type="float">
            <text:p>23686968.941236</text:p>
          </table:table-cell>
        </table:table-row>
        <table:table-row table:style-name="ro1">
          <table:table-cell table:number-columns-repeated="2"/>
          <table:table-cell table:formula="of:=[.$B$3]*([$lsm303.G71]+[.$B$2])" office:value-type="float" office:value="2948.57928134" calcext:value-type="float">
            <text:p>2948.57928134</text:p>
          </table:table-cell>
          <table:table-cell table:formula="of:=[.$B$5]*([$lsm303.H71]+[.$B$4])" office:value-type="float" office:value="-2948.58117972" calcext:value-type="float">
            <text:p>-2948.58117972</text:p>
          </table:table-cell>
          <table:table-cell table:formula="of:=[.$B$7]*([$lsm303.I71]+[.$B$6])" office:value-type="float" office:value="23686968.941236" calcext:value-type="float">
            <text:p>23686968.941236</text:p>
          </table:table-cell>
        </table:table-row>
        <table:table-row table:style-name="ro1">
          <table:table-cell table:number-columns-repeated="2"/>
          <table:table-cell table:formula="of:=[.$B$3]*([$lsm303.G72]+[.$B$2])" office:value-type="float" office:value="6880.02618756" calcext:value-type="float">
            <text:p>6880.02618756</text:p>
          </table:table-cell>
          <table:table-cell table:formula="of:=[.$B$5]*([$lsm303.H72]+[.$B$4])" office:value-type="float" office:value="10811.48374205" calcext:value-type="float">
            <text:p>10811.48374205</text:p>
          </table:table-cell>
          <table:table-cell table:formula="of:=[.$B$7]*([$lsm303.I72]+[.$B$6])" office:value-type="float" office:value="23981825.752952" calcext:value-type="float">
            <text:p>23981825.752952</text:p>
          </table:table-cell>
        </table:table-row>
        <table:table-row table:style-name="ro1">
          <table:table-cell table:number-columns-repeated="2"/>
          <table:table-cell table:formula="of:=[.$B$3]*([$lsm303.G73]+[.$B$2])" office:value-type="float" office:value="-1965.72916394" calcext:value-type="float">
            <text:p>-1965.72916394</text:p>
          </table:table-cell>
          <table:table-cell table:formula="of:=[.$B$5]*([$lsm303.H73]+[.$B$4])" office:value-type="float" office:value="1965.72764055" calcext:value-type="float">
            <text:p>1965.72764055</text:p>
          </table:table-cell>
          <table:table-cell table:formula="of:=[.$B$7]*([$lsm303.I73]+[.$B$6])" office:value-type="float" office:value="24571544.176385" calcext:value-type="float">
            <text:p>24571544.176385</text:p>
          </table:table-cell>
        </table:table-row>
        <table:table-row table:style-name="ro1">
          <table:table-cell table:number-columns-repeated="2"/>
          <table:table-cell table:formula="of:=[.$B$3]*([$lsm303.G74]+[.$B$2])" office:value-type="float" office:value="4914.30235945" calcext:value-type="float">
            <text:p>4914.30235945</text:p>
          </table:table-cell>
          <table:table-cell table:formula="of:=[.$B$5]*([$lsm303.H74]+[.$B$4])" office:value-type="float" office:value="3931.45071866" calcext:value-type="float">
            <text:p>3931.45071866</text:p>
          </table:table-cell>
          <table:table-cell table:formula="of:=[.$B$7]*([$lsm303.I74]+[.$B$6])" office:value-type="float" office:value="24669828.980291" calcext:value-type="float">
            <text:p>24669828.980291</text:p>
          </table:table-cell>
        </table:table-row>
        <table:table-row table:style-name="ro1">
          <table:table-cell table:number-columns-repeated="2"/>
          <table:table-cell table:formula="of:=[.$B$3]*([$lsm303.G75]+[.$B$2])" office:value-type="float" office:value="-6880.03835922" calcext:value-type="float">
            <text:p>-6880.03835922</text:p>
          </table:table-cell>
          <table:table-cell table:formula="of:=[.$B$5]*([$lsm303.H75]+[.$B$4])" office:value-type="float" office:value="0.00381244000047445" calcext:value-type="float">
            <text:p>0.003812440000474</text:p>
          </table:table-cell>
          <table:table-cell table:formula="of:=[.$B$7]*([$lsm303.I75]+[.$B$6])" office:value-type="float" office:value="24080112.956858" calcext:value-type="float">
            <text:p>24080112.956858</text:p>
          </table:table-cell>
        </table:table-row>
        <table:table-row table:style-name="ro1">
          <table:table-cell table:number-columns-repeated="2"/>
          <table:table-cell table:formula="of:=[.$B$3]*([$lsm303.G76]+[.$B$2])" office:value-type="float" office:value="-6880.03835922" calcext:value-type="float">
            <text:p>-6880.03835922</text:p>
          </table:table-cell>
          <table:table-cell table:formula="of:=[.$B$5]*([$lsm303.H76]+[.$B$4])" office:value-type="float" office:value="-3931.44309378" calcext:value-type="float">
            <text:p>-3931.44309378</text:p>
          </table:table-cell>
          <table:table-cell table:formula="of:=[.$B$7]*([$lsm303.I76]+[.$B$6])" office:value-type="float" office:value="23686968.941236" calcext:value-type="float">
            <text:p>23686968.941236</text:p>
          </table:table-cell>
        </table:table-row>
        <table:table-row table:style-name="ro1">
          <table:table-cell table:number-columns-repeated="2"/>
          <table:table-cell table:formula="of:=[.$B$3]*([$lsm303.G77]+[.$B$2])" office:value-type="float" office:value="1965.71699228" calcext:value-type="float">
            <text:p>1965.71699228</text:p>
          </table:table-cell>
          <table:table-cell table:formula="of:=[.$B$5]*([$lsm303.H77]+[.$B$4])" office:value-type="float" office:value="1965.72764055" calcext:value-type="float">
            <text:p>1965.72764055</text:p>
          </table:table-cell>
          <table:table-cell table:formula="of:=[.$B$7]*([$lsm303.I77]+[.$B$6])" office:value-type="float" office:value="23490394.533424" calcext:value-type="float">
            <text:p>23490394.533424</text:p>
          </table:table-cell>
        </table:table-row>
        <table:table-row table:style-name="ro1">
          <table:table-cell table:number-columns-repeated="2"/>
          <table:table-cell table:formula="of:=[.$B$3]*([$lsm303.G78]+[.$B$2])" office:value-type="float" office:value="982.855453220001" calcext:value-type="float">
            <text:p>982.855453220001</text:p>
          </table:table-cell>
          <table:table-cell table:formula="of:=[.$B$5]*([$lsm303.H78]+[.$B$4])" office:value-type="float" office:value="1965.72764055" calcext:value-type="float">
            <text:p>1965.72764055</text:p>
          </table:table-cell>
          <table:table-cell table:formula="of:=[.$B$7]*([$lsm303.I78]+[.$B$6])" office:value-type="float" office:value="25161260.199819" calcext:value-type="float">
            <text:p>25161260.199819</text:p>
          </table:table-cell>
        </table:table-row>
        <table:table-row table:style-name="ro1">
          <table:table-cell table:number-columns-repeated="2"/>
          <table:table-cell table:formula="of:=[.$B$3]*([$lsm303.G79]+[.$B$2])" office:value-type="float" office:value="-4914.31528111" calcext:value-type="float">
            <text:p>-4914.31528111</text:p>
          </table:table-cell>
          <table:table-cell table:formula="of:=[.$B$5]*([$lsm303.H79]+[.$B$4])" office:value-type="float" office:value="-1965.71964067" calcext:value-type="float">
            <text:p>-1965.71964067</text:p>
          </table:table-cell>
          <table:table-cell table:formula="of:=[.$B$7]*([$lsm303.I79]+[.$B$6])" office:value-type="float" office:value="24178397.760763" calcext:value-type="float">
            <text:p>24178397.760763</text:p>
          </table:table-cell>
        </table:table-row>
        <table:table-row table:style-name="ro1">
          <table:table-cell table:number-columns-repeated="2"/>
          <table:table-cell table:formula="of:=[.$B$3]*([$lsm303.G80]+[.$B$2])" office:value-type="float" office:value="-0.00608583000022918" calcext:value-type="float">
            <text:p>-0.006085830000229</text:p>
          </table:table-cell>
          <table:table-cell table:formula="of:=[.$B$5]*([$lsm303.H80]+[.$B$4])" office:value-type="float" office:value="4914.31300772" calcext:value-type="float">
            <text:p>4914.31300772</text:p>
          </table:table-cell>
          <table:table-cell table:formula="of:=[.$B$7]*([$lsm303.I80]+[.$B$6])" office:value-type="float" office:value="23883540.949047" calcext:value-type="float">
            <text:p>23883540.949047</text:p>
          </table:table-cell>
        </table:table-row>
        <table:table-row table:style-name="ro1">
          <table:table-cell table:number-columns-repeated="2"/>
          <table:table-cell table:formula="of:=[.$B$3]*([$lsm303.G81]+[.$B$2])" office:value-type="float" office:value="-3931.45374205" calcext:value-type="float">
            <text:p>-3931.45374205</text:p>
          </table:table-cell>
          <table:table-cell table:formula="of:=[.$B$5]*([$lsm303.H81]+[.$B$4])" office:value-type="float" office:value="-2948.58117972" calcext:value-type="float">
            <text:p>-2948.58117972</text:p>
          </table:table-cell>
          <table:table-cell table:formula="of:=[.$B$7]*([$lsm303.I81]+[.$B$6])" office:value-type="float" office:value="24964688.192008" calcext:value-type="float">
            <text:p>24964688.192008</text:p>
          </table:table-cell>
        </table:table-row>
        <table:table-row table:style-name="ro1">
          <table:table-cell table:number-columns-repeated="2"/>
          <table:table-cell table:formula="of:=[.$B$3]*([$lsm303.G82]+[.$B$2])" office:value-type="float" office:value="-982.867624890001" calcext:value-type="float">
            <text:p>-982.867624890001</text:p>
          </table:table-cell>
          <table:table-cell table:formula="of:=[.$B$5]*([$lsm303.H82]+[.$B$4])" office:value-type="float" office:value="-1965.71964067" calcext:value-type="float">
            <text:p>-1965.71964067</text:p>
          </table:table-cell>
          <table:table-cell table:formula="of:=[.$B$7]*([$lsm303.I82]+[.$B$6])" office:value-type="float" office:value="24473256.97248" calcext:value-type="float">
            <text:p>24473256.97248</text:p>
          </table:table-cell>
        </table:table-row>
        <table:table-row table:style-name="ro1">
          <table:table-cell table:number-columns-repeated="2"/>
          <table:table-cell table:formula="of:=[.$B$3]*([$lsm303.G83]+[.$B$2])" office:value-type="float" office:value="-982.867624890001" calcext:value-type="float">
            <text:p>-982.867624890001</text:p>
          </table:table-cell>
          <table:table-cell table:formula="of:=[.$B$5]*([$lsm303.H83]+[.$B$4])" office:value-type="float" office:value="5897.17454678" calcext:value-type="float">
            <text:p>5897.17454678</text:p>
          </table:table-cell>
          <table:table-cell table:formula="of:=[.$B$7]*([$lsm303.I83]+[.$B$6])" office:value-type="float" office:value="23883540.949047" calcext:value-type="float">
            <text:p>23883540.949047</text:p>
          </table:table-cell>
        </table:table-row>
        <table:table-row table:style-name="ro1">
          <table:table-cell table:number-columns-repeated="2"/>
          <table:table-cell table:formula="of:=[.$B$3]*([$lsm303.G84]+[.$B$2])" office:value-type="float" office:value="-0.00608583000022918" calcext:value-type="float">
            <text:p>-0.006085830000229</text:p>
          </table:table-cell>
          <table:table-cell table:formula="of:=[.$B$5]*([$lsm303.H84]+[.$B$4])" office:value-type="float" office:value="-982.85772661" calcext:value-type="float">
            <text:p>-982.85772661</text:p>
          </table:table-cell>
          <table:table-cell table:formula="of:=[.$B$7]*([$lsm303.I84]+[.$B$6])" office:value-type="float" office:value="24276684.964669" calcext:value-type="float">
            <text:p>24276684.964669</text:p>
          </table:table-cell>
        </table:table-row>
        <table:table-row table:style-name="ro1">
          <table:table-cell table:number-columns-repeated="2"/>
          <table:table-cell table:formula="of:=[.$B$3]*([$lsm303.G85]+[.$B$2])" office:value-type="float" office:value="-0.00608583000022918" calcext:value-type="float">
            <text:p>-0.006085830000229</text:p>
          </table:table-cell>
          <table:table-cell table:formula="of:=[.$B$5]*([$lsm303.H85]+[.$B$4])" office:value-type="float" office:value="2948.58917961" calcext:value-type="float">
            <text:p>2948.58917961</text:p>
          </table:table-cell>
          <table:table-cell table:formula="of:=[.$B$7]*([$lsm303.I85]+[.$B$6])" office:value-type="float" office:value="24473256.97248" calcext:value-type="float">
            <text:p>24473256.97248</text:p>
          </table:table-cell>
        </table:table-row>
        <table:table-row table:style-name="ro1">
          <table:table-cell table:number-columns-repeated="2"/>
          <table:table-cell table:formula="of:=[.$B$3]*([$lsm303.G86]+[.$B$2])" office:value-type="float" office:value="-1965.72916394" calcext:value-type="float">
            <text:p>-1965.72916394</text:p>
          </table:table-cell>
          <table:table-cell table:formula="of:=[.$B$5]*([$lsm303.H86]+[.$B$4])" office:value-type="float" office:value="3931.45071866" calcext:value-type="float">
            <text:p>3931.45071866</text:p>
          </table:table-cell>
          <table:table-cell table:formula="of:=[.$B$7]*([$lsm303.I86]+[.$B$6])" office:value-type="float" office:value="23490394.533424" calcext:value-type="float">
            <text:p>23490394.533424</text:p>
          </table:table-cell>
        </table:table-row>
        <table:table-row table:style-name="ro1">
          <table:table-cell table:number-columns-repeated="2"/>
          <table:table-cell table:formula="of:=[.$B$3]*([$lsm303.G87]+[.$B$2])" office:value-type="float" office:value="-982.867624890001" calcext:value-type="float">
            <text:p>-982.867624890001</text:p>
          </table:table-cell>
          <table:table-cell table:formula="of:=[.$B$5]*([$lsm303.H87]+[.$B$4])" office:value-type="float" office:value="1965.72764055" calcext:value-type="float">
            <text:p>1965.72764055</text:p>
          </table:table-cell>
          <table:table-cell table:formula="of:=[.$B$7]*([$lsm303.I87]+[.$B$6])" office:value-type="float" office:value="24473256.97248" calcext:value-type="float">
            <text:p>24473256.97248</text:p>
          </table:table-cell>
        </table:table-row>
        <table:table-row table:style-name="ro1">
          <table:table-cell table:number-columns-repeated="2"/>
          <table:table-cell table:formula="of:=[.$B$3]*([$lsm303.G88]+[.$B$2])" office:value-type="float" office:value="1965.71699228" calcext:value-type="float">
            <text:p>1965.71699228</text:p>
          </table:table-cell>
          <table:table-cell table:formula="of:=[.$B$5]*([$lsm303.H88]+[.$B$4])" office:value-type="float" office:value="-4914.30482033" calcext:value-type="float">
            <text:p>-4914.30482033</text:p>
          </table:table-cell>
          <table:table-cell table:formula="of:=[.$B$7]*([$lsm303.I88]+[.$B$6])" office:value-type="float" office:value="24276684.964669" calcext:value-type="float">
            <text:p>24276684.964669</text:p>
          </table:table-cell>
        </table:table-row>
        <table:table-row table:style-name="ro1">
          <table:table-cell table:number-columns-repeated="2"/>
          <table:table-cell table:formula="of:=[.$B$3]*([$lsm303.G89]+[.$B$2])" office:value-type="float" office:value="-3931.45374205" calcext:value-type="float">
            <text:p>-3931.45374205</text:p>
          </table:table-cell>
          <table:table-cell table:formula="of:=[.$B$5]*([$lsm303.H89]+[.$B$4])" office:value-type="float" office:value="-2948.58117972" calcext:value-type="float">
            <text:p>-2948.58117972</text:p>
          </table:table-cell>
          <table:table-cell table:formula="of:=[.$B$7]*([$lsm303.I89]+[.$B$6])" office:value-type="float" office:value="24178397.760763" calcext:value-type="float">
            <text:p>24178397.760763</text:p>
          </table:table-cell>
        </table:table-row>
        <table:table-row table:style-name="ro1">
          <table:table-cell table:number-columns-repeated="2"/>
          <table:table-cell table:formula="of:=[.$B$3]*([$lsm303.G90]+[.$B$2])" office:value-type="float" office:value="3931.44082039" calcext:value-type="float">
            <text:p>3931.44082039</text:p>
          </table:table-cell>
          <table:table-cell table:formula="of:=[.$B$5]*([$lsm303.H90]+[.$B$4])" office:value-type="float" office:value="2948.58917961" calcext:value-type="float">
            <text:p>2948.58917961</text:p>
          </table:table-cell>
          <table:table-cell table:formula="of:=[.$B$7]*([$lsm303.I90]+[.$B$6])" office:value-type="float" office:value="24080112.956858" calcext:value-type="float">
            <text:p>24080112.956858</text:p>
          </table:table-cell>
        </table:table-row>
        <table:table-row table:style-name="ro1">
          <table:table-cell table:number-columns-repeated="2"/>
          <table:table-cell table:formula="of:=[.$B$3]*([$lsm303.G91]+[.$B$2])" office:value-type="float" office:value="-0.00608583000022918" calcext:value-type="float">
            <text:p>-0.006085830000229</text:p>
          </table:table-cell>
          <table:table-cell table:formula="of:=[.$B$5]*([$lsm303.H91]+[.$B$4])" office:value-type="float" office:value="1965.72764055" calcext:value-type="float">
            <text:p>1965.72764055</text:p>
          </table:table-cell>
          <table:table-cell table:formula="of:=[.$B$7]*([$lsm303.I91]+[.$B$6])" office:value-type="float" office:value="23981825.752952" calcext:value-type="float">
            <text:p>23981825.752952</text:p>
          </table:table-cell>
        </table:table-row>
        <table:table-row table:style-name="ro1">
          <table:table-cell table:number-columns-repeated="2"/>
          <table:table-cell table:formula="of:=[.$B$3]*([$lsm303.G92]+[.$B$2])" office:value-type="float" office:value="2948.57928134" calcext:value-type="float">
            <text:p>2948.57928134</text:p>
          </table:table-cell>
          <table:table-cell table:formula="of:=[.$B$5]*([$lsm303.H92]+[.$B$4])" office:value-type="float" office:value="1965.72764055" calcext:value-type="float">
            <text:p>1965.72764055</text:p>
          </table:table-cell>
          <table:table-cell table:formula="of:=[.$B$7]*([$lsm303.I92]+[.$B$6])" office:value-type="float" office:value="24571544.176385" calcext:value-type="float">
            <text:p>24571544.176385</text:p>
          </table:table-cell>
        </table:table-row>
        <table:table-row table:style-name="ro1">
          <table:table-cell table:number-columns-repeated="2"/>
          <table:table-cell table:formula="of:=[.$B$3]*([$lsm303.G93]+[.$B$2])" office:value-type="float" office:value="-4914.31528111" calcext:value-type="float">
            <text:p>-4914.31528111</text:p>
          </table:table-cell>
          <table:table-cell table:formula="of:=[.$B$5]*([$lsm303.H93]+[.$B$4])" office:value-type="float" office:value="6880.03608583" calcext:value-type="float">
            <text:p>6880.03608583</text:p>
          </table:table-cell>
          <table:table-cell table:formula="of:=[.$B$7]*([$lsm303.I93]+[.$B$6])" office:value-type="float" office:value="23883540.949047" calcext:value-type="float">
            <text:p>23883540.949047</text:p>
          </table:table-cell>
        </table:table-row>
        <table:table-row table:style-name="ro1">
          <table:table-cell table:number-columns-repeated="2"/>
          <table:table-cell table:formula="of:=[.$B$3]*([$lsm303.G94]+[.$B$2])" office:value-type="float" office:value="-1965.72916394" calcext:value-type="float">
            <text:p>-1965.72916394</text:p>
          </table:table-cell>
          <table:table-cell table:formula="of:=[.$B$5]*([$lsm303.H94]+[.$B$4])" office:value-type="float" office:value="982.8653515" calcext:value-type="float">
            <text:p>982.8653515</text:p>
          </table:table-cell>
          <table:table-cell table:formula="of:=[.$B$7]*([$lsm303.I94]+[.$B$6])" office:value-type="float" office:value="24571544.176385" calcext:value-type="float">
            <text:p>24571544.176385</text:p>
          </table:table-cell>
        </table:table-row>
        <table:table-row table:style-name="ro1">
          <table:table-cell table:number-columns-repeated="2"/>
          <table:table-cell table:formula="of:=[.$B$3]*([$lsm303.G95]+[.$B$2])" office:value-type="float" office:value="982.855453220001" calcext:value-type="float">
            <text:p>982.855453220001</text:p>
          </table:table-cell>
          <table:table-cell table:formula="of:=[.$B$5]*([$lsm303.H95]+[.$B$4])" office:value-type="float" office:value="11794.34528111" calcext:value-type="float">
            <text:p>11794.34528111</text:p>
          </table:table-cell>
          <table:table-cell table:formula="of:=[.$B$7]*([$lsm303.I95]+[.$B$6])" office:value-type="float" office:value="23883540.949047" calcext:value-type="float">
            <text:p>23883540.949047</text:p>
          </table:table-cell>
        </table:table-row>
        <table:table-row table:style-name="ro1">
          <table:table-cell table:number-columns-repeated="2"/>
          <table:table-cell table:formula="of:=[.$B$3]*([$lsm303.G96]+[.$B$2])" office:value-type="float" office:value="-982.867624890001" calcext:value-type="float">
            <text:p>-982.867624890001</text:p>
          </table:table-cell>
          <table:table-cell table:formula="of:=[.$B$5]*([$lsm303.H96]+[.$B$4])" office:value-type="float" office:value="-5897.16654689" calcext:value-type="float">
            <text:p>-5897.16654689</text:p>
          </table:table-cell>
          <table:table-cell table:formula="of:=[.$B$7]*([$lsm303.I96]+[.$B$6])" office:value-type="float" office:value="24374972.168574" calcext:value-type="float">
            <text:p>24374972.168574</text:p>
          </table:table-cell>
        </table:table-row>
        <table:table-row table:style-name="ro1">
          <table:table-cell table:number-columns-repeated="2"/>
          <table:table-cell table:formula="of:=[.$B$3]*([$lsm303.G97]+[.$B$2])" office:value-type="float" office:value="-982.867624890001" calcext:value-type="float">
            <text:p>-982.867624890001</text:p>
          </table:table-cell>
          <table:table-cell table:formula="of:=[.$B$5]*([$lsm303.H97]+[.$B$4])" office:value-type="float" office:value="-12777.19882028" calcext:value-type="float">
            <text:p>-12777.19882028</text:p>
          </table:table-cell>
          <table:table-cell table:formula="of:=[.$B$7]*([$lsm303.I97]+[.$B$6])" office:value-type="float" office:value="22998965.713897" calcext:value-type="float">
            <text:p>22998965.713897</text:p>
          </table:table-cell>
        </table:table-row>
        <table:table-row table:style-name="ro1">
          <table:table-cell table:number-columns-repeated="2"/>
          <table:table-cell table:formula="of:=[.$B$3]*([$lsm303.G98]+[.$B$2])" office:value-type="float" office:value="-1965.72916394" calcext:value-type="float">
            <text:p>-1965.72916394</text:p>
          </table:table-cell>
          <table:table-cell table:formula="of:=[.$B$5]*([$lsm303.H98]+[.$B$4])" office:value-type="float" office:value="7862.89762489" calcext:value-type="float">
            <text:p>7862.89762489</text:p>
          </table:table-cell>
          <table:table-cell table:formula="of:=[.$B$7]*([$lsm303.I98]+[.$B$6])" office:value-type="float" office:value="24080112.956858" calcext:value-type="float">
            <text:p>24080112.956858</text:p>
          </table:table-cell>
        </table:table-row>
        <table:table-row table:style-name="ro1">
          <table:table-cell table:number-columns-repeated="2"/>
          <table:table-cell table:formula="of:=[.$B$3]*([$lsm303.G99]+[.$B$2])" office:value-type="float" office:value="-7862.89989827" calcext:value-type="float">
            <text:p>-7862.89989827</text:p>
          </table:table-cell>
          <table:table-cell table:formula="of:=[.$B$5]*([$lsm303.H99]+[.$B$4])" office:value-type="float" office:value="982.8653515" calcext:value-type="float">
            <text:p>982.8653515</text:p>
          </table:table-cell>
          <table:table-cell table:formula="of:=[.$B$7]*([$lsm303.I99]+[.$B$6])" office:value-type="float" office:value="23981825.752952" calcext:value-type="float">
            <text:p>23981825.752952</text:p>
          </table:table-cell>
        </table:table-row>
        <table:table-row table:style-name="ro1">
          <table:table-cell table:number-columns-repeated="2"/>
          <table:table-cell table:formula="of:=[.$B$3]*([$lsm303.G100]+[.$B$2])" office:value-type="float" office:value="5897.1646485" calcext:value-type="float">
            <text:p>5897.1646485</text:p>
          </table:table-cell>
          <table:table-cell table:formula="of:=[.$B$5]*([$lsm303.H100]+[.$B$4])" office:value-type="float" office:value="13760.06835922" calcext:value-type="float">
            <text:p>13760.06835922</text:p>
          </table:table-cell>
          <table:table-cell table:formula="of:=[.$B$7]*([$lsm303.I100]+[.$B$6])" office:value-type="float" office:value="22802391.306086" calcext:value-type="float">
            <text:p>22802391.306086</text:p>
          </table:table-cell>
        </table:table-row>
        <table:table-row table:style-name="ro1">
          <table:table-cell table:number-columns-repeated="2"/>
          <table:table-cell table:formula="of:=[.$B$3]*([$lsm303.G101]+[.$B$2])" office:value-type="float" office:value="-3931.45374205" calcext:value-type="float">
            <text:p>-3931.45374205</text:p>
          </table:table-cell>
          <table:table-cell table:formula="of:=[.$B$5]*([$lsm303.H101]+[.$B$4])" office:value-type="float" office:value="982.8653515" calcext:value-type="float">
            <text:p>982.8653515</text:p>
          </table:table-cell>
          <table:table-cell table:formula="of:=[.$B$7]*([$lsm303.I101]+[.$B$6])" office:value-type="float" office:value="23883540.949047" calcext:value-type="float">
            <text:p>23883540.949047</text:p>
          </table:table-cell>
        </table:table-row>
        <table:table-row table:style-name="ro1">
          <table:table-cell table:number-columns-repeated="2"/>
          <table:table-cell table:formula="of:=[.$B$3]*([$lsm303.G102]+[.$B$2])" office:value-type="float" office:value="-9828.62297639" calcext:value-type="float">
            <text:p>-9828.62297639</text:p>
          </table:table-cell>
          <table:table-cell table:formula="of:=[.$B$5]*([$lsm303.H102]+[.$B$4])" office:value-type="float" office:value="2948.58917961" calcext:value-type="float">
            <text:p>2948.58917961</text:p>
          </table:table-cell>
          <table:table-cell table:formula="of:=[.$B$7]*([$lsm303.I102]+[.$B$6])" office:value-type="float" office:value="23981825.752952" calcext:value-type="float">
            <text:p>23981825.752952</text:p>
          </table:table-cell>
        </table:table-row>
        <table:table-row table:style-name="ro1">
          <table:table-cell table:number-columns-repeated="2"/>
          <table:table-cell table:formula="of:=[.$B$3]*([$lsm303.G103]+[.$B$2])" office:value-type="float" office:value="2948.57928134" calcext:value-type="float">
            <text:p>2948.57928134</text:p>
          </table:table-cell>
          <table:table-cell table:formula="of:=[.$B$5]*([$lsm303.H103]+[.$B$4])" office:value-type="float" office:value="-11794.33690622" calcext:value-type="float">
            <text:p>-11794.33690622</text:p>
          </table:table-cell>
          <table:table-cell table:formula="of:=[.$B$7]*([$lsm303.I103]+[.$B$6])" office:value-type="float" office:value="23588681.73733" calcext:value-type="float">
            <text:p>23588681.73733</text:p>
          </table:table-cell>
        </table:table-row>
        <table:table-row table:style-name="ro1">
          <table:table-cell table:number-columns-repeated="2"/>
          <table:table-cell table:formula="of:=[.$B$3]*([$lsm303.G104]+[.$B$2])" office:value-type="float" office:value="-0.00608583000022918" calcext:value-type="float">
            <text:p>-0.006085830000229</text:p>
          </table:table-cell>
          <table:table-cell table:formula="of:=[.$B$5]*([$lsm303.H104]+[.$B$4])" office:value-type="float" office:value="4914.31300772" calcext:value-type="float">
            <text:p>4914.31300772</text:p>
          </table:table-cell>
          <table:table-cell table:formula="of:=[.$B$7]*([$lsm303.I104]+[.$B$6])" office:value-type="float" office:value="24276684.964669" calcext:value-type="float">
            <text:p>24276684.964669</text:p>
          </table:table-cell>
        </table:table-row>
        <table:table-row table:style-name="ro1">
          <table:table-cell table:number-columns-repeated="2"/>
          <table:table-cell table:formula="of:=[.$B$3]*([$lsm303.G105]+[.$B$2])" office:value-type="float" office:value="2948.57928134" calcext:value-type="float">
            <text:p>2948.57928134</text:p>
          </table:table-cell>
          <table:table-cell table:formula="of:=[.$B$5]*([$lsm303.H105]+[.$B$4])" office:value-type="float" office:value="5897.17454678" calcext:value-type="float">
            <text:p>5897.17454678</text:p>
          </table:table-cell>
          <table:table-cell table:formula="of:=[.$B$7]*([$lsm303.I105]+[.$B$6])" office:value-type="float" office:value="24276684.964669" calcext:value-type="float">
            <text:p>24276684.964669</text:p>
          </table:table-cell>
        </table:table-row>
        <table:table-row table:style-name="ro1">
          <table:table-cell table:number-columns-repeated="2"/>
          <table:table-cell table:formula="of:=[.$B$3]*([$lsm303.G106]+[.$B$2])" office:value-type="float" office:value="982.855453220001" calcext:value-type="float">
            <text:p>982.855453220001</text:p>
          </table:table-cell>
          <table:table-cell table:formula="of:=[.$B$5]*([$lsm303.H106]+[.$B$4])" office:value-type="float" office:value="5897.17454678" calcext:value-type="float">
            <text:p>5897.17454678</text:p>
          </table:table-cell>
          <table:table-cell table:formula="of:=[.$B$7]*([$lsm303.I106]+[.$B$6])" office:value-type="float" office:value="24178397.760763" calcext:value-type="float">
            <text:p>24178397.760763</text:p>
          </table:table-cell>
        </table:table-row>
        <table:table-row table:style-name="ro1">
          <table:table-cell table:number-columns-repeated="2"/>
          <table:table-cell table:formula="of:=[.$B$3]*([$lsm303.G107]+[.$B$2])" office:value-type="float" office:value="2948.57928134" calcext:value-type="float">
            <text:p>2948.57928134</text:p>
          </table:table-cell>
          <table:table-cell table:formula="of:=[.$B$5]*([$lsm303.H107]+[.$B$4])" office:value-type="float" office:value="5897.17454678" calcext:value-type="float">
            <text:p>5897.17454678</text:p>
          </table:table-cell>
          <table:table-cell table:formula="of:=[.$B$7]*([$lsm303.I107]+[.$B$6])" office:value-type="float" office:value="24178397.760763" calcext:value-type="float">
            <text:p>24178397.760763</text:p>
          </table:table-cell>
        </table:table-row>
        <table:table-row table:style-name="ro1">
          <table:table-cell table:number-columns-repeated="2"/>
          <table:table-cell table:formula="of:=[.$B$3]*([$lsm303.G108]+[.$B$2])" office:value-type="float" office:value="1965.71699228" calcext:value-type="float">
            <text:p>1965.71699228</text:p>
          </table:table-cell>
          <table:table-cell table:formula="of:=[.$B$5]*([$lsm303.H108]+[.$B$4])" office:value-type="float" office:value="6880.03608583" calcext:value-type="float">
            <text:p>6880.03608583</text:p>
          </table:table-cell>
          <table:table-cell table:formula="of:=[.$B$7]*([$lsm303.I108]+[.$B$6])" office:value-type="float" office:value="23981825.752952" calcext:value-type="float">
            <text:p>23981825.752952</text:p>
          </table:table-cell>
        </table:table-row>
        <table:table-row table:style-name="ro1">
          <table:table-cell table:number-columns-repeated="2"/>
          <table:table-cell table:formula="of:=[.$B$3]*([$lsm303.G109]+[.$B$2])" office:value-type="float" office:value="1965.71699228" calcext:value-type="float">
            <text:p>1965.71699228</text:p>
          </table:table-cell>
          <table:table-cell table:formula="of:=[.$B$5]*([$lsm303.H109]+[.$B$4])" office:value-type="float" office:value="6880.03608583" calcext:value-type="float">
            <text:p>6880.03608583</text:p>
          </table:table-cell>
          <table:table-cell table:formula="of:=[.$B$7]*([$lsm303.I109]+[.$B$6])" office:value-type="float" office:value="24473256.97248" calcext:value-type="float">
            <text:p>24473256.97248</text:p>
          </table:table-cell>
        </table:table-row>
        <table:table-row table:style-name="ro1">
          <table:table-cell table:number-columns-repeated="2"/>
          <table:table-cell table:formula="of:=[.$B$3]*([$lsm303.G110]+[.$B$2])" office:value-type="float" office:value="-1965.72916394" calcext:value-type="float">
            <text:p>-1965.72916394</text:p>
          </table:table-cell>
          <table:table-cell table:formula="of:=[.$B$5]*([$lsm303.H110]+[.$B$4])" office:value-type="float" office:value="15725.79143733" calcext:value-type="float">
            <text:p>15725.79143733</text:p>
          </table:table-cell>
          <table:table-cell table:formula="of:=[.$B$7]*([$lsm303.I110]+[.$B$6])" office:value-type="float" office:value="24178397.760763" calcext:value-type="float">
            <text:p>24178397.760763</text:p>
          </table:table-cell>
        </table:table-row>
        <table:table-row table:style-name="ro1">
          <table:table-cell table:number-columns-repeated="2"/>
          <table:table-cell table:formula="of:=[.$B$3]*([$lsm303.G111]+[.$B$2])" office:value-type="float" office:value="-0.00608583000022918" calcext:value-type="float">
            <text:p>-0.006085830000229</text:p>
          </table:table-cell>
          <table:table-cell table:formula="of:=[.$B$5]*([$lsm303.H111]+[.$B$4])" office:value-type="float" office:value="14742.92989827" calcext:value-type="float">
            <text:p>14742.92989827</text:p>
          </table:table-cell>
          <table:table-cell table:formula="of:=[.$B$7]*([$lsm303.I111]+[.$B$6])" office:value-type="float" office:value="23981825.752952" calcext:value-type="float">
            <text:p>23981825.752952</text:p>
          </table:table-cell>
        </table:table-row>
        <table:table-row table:style-name="ro1">
          <table:table-cell table:number-columns-repeated="2"/>
          <table:table-cell table:formula="of:=[.$B$3]*([$lsm303.G112]+[.$B$2])" office:value-type="float" office:value="4914.30235945" calcext:value-type="float">
            <text:p>4914.30235945</text:p>
          </table:table-cell>
          <table:table-cell table:formula="of:=[.$B$5]*([$lsm303.H112]+[.$B$4])" office:value-type="float" office:value="14742.92989827" calcext:value-type="float">
            <text:p>14742.92989827</text:p>
          </table:table-cell>
          <table:table-cell table:formula="of:=[.$B$7]*([$lsm303.I112]+[.$B$6])" office:value-type="float" office:value="24374972.168574" calcext:value-type="float">
            <text:p>24374972.168574</text:p>
          </table:table-cell>
        </table:table-row>
        <table:table-row table:style-name="ro1">
          <table:table-cell table:number-columns-repeated="2"/>
          <table:table-cell table:formula="of:=[.$B$3]*([$lsm303.G113]+[.$B$2])" office:value-type="float" office:value="982.855453220001" calcext:value-type="float">
            <text:p>982.855453220001</text:p>
          </table:table-cell>
          <table:table-cell table:formula="of:=[.$B$5]*([$lsm303.H113]+[.$B$4])" office:value-type="float" office:value="3931.45071866" calcext:value-type="float">
            <text:p>3931.45071866</text:p>
          </table:table-cell>
          <table:table-cell table:formula="of:=[.$B$7]*([$lsm303.I113]+[.$B$6])" office:value-type="float" office:value="23785253.745141" calcext:value-type="float">
            <text:p>23785253.745141</text:p>
          </table:table-cell>
        </table:table-row>
        <table:table-row table:style-name="ro1">
          <table:table-cell table:number-columns-repeated="2"/>
          <table:table-cell table:formula="of:=[.$B$3]*([$lsm303.G114]+[.$B$2])" office:value-type="float" office:value="-982.867624890001" calcext:value-type="float">
            <text:p>-982.867624890001</text:p>
          </table:table-cell>
          <table:table-cell table:formula="of:=[.$B$5]*([$lsm303.H114]+[.$B$4])" office:value-type="float" office:value="-11794.33690622" calcext:value-type="float">
            <text:p>-11794.33690622</text:p>
          </table:table-cell>
          <table:table-cell table:formula="of:=[.$B$7]*([$lsm303.I114]+[.$B$6])" office:value-type="float" office:value="24571544.176385" calcext:value-type="float">
            <text:p>24571544.176385</text:p>
          </table:table-cell>
        </table:table-row>
        <table:table-row table:style-name="ro1">
          <table:table-cell table:number-columns-repeated="2"/>
          <table:table-cell table:formula="of:=[.$B$3]*([$lsm303.G115]+[.$B$2])" office:value-type="float" office:value="3931.44082039" calcext:value-type="float">
            <text:p>3931.44082039</text:p>
          </table:table-cell>
          <table:table-cell table:formula="of:=[.$B$5]*([$lsm303.H115]+[.$B$4])" office:value-type="float" office:value="33417.30364033" calcext:value-type="float">
            <text:p>33417.30364033</text:p>
          </table:table-cell>
          <table:table-cell table:formula="of:=[.$B$7]*([$lsm303.I115]+[.$B$6])" office:value-type="float" office:value="23883540.949047" calcext:value-type="float">
            <text:p>23883540.949047</text:p>
          </table:table-cell>
        </table:table-row>
        <table:table-row table:style-name="ro1">
          <table:table-cell table:number-columns-repeated="2"/>
          <table:table-cell table:formula="of:=[.$B$3]*([$lsm303.G116]+[.$B$2])" office:value-type="float" office:value="-3931.45374205" calcext:value-type="float">
            <text:p>-3931.45374205</text:p>
          </table:table-cell>
          <table:table-cell table:formula="of:=[.$B$5]*([$lsm303.H116]+[.$B$4])" office:value-type="float" office:value="-6880.02827344" calcext:value-type="float">
            <text:p>-6880.02827344</text:p>
          </table:table-cell>
          <table:table-cell table:formula="of:=[.$B$7]*([$lsm303.I116]+[.$B$6])" office:value-type="float" office:value="24473256.97248" calcext:value-type="float">
            <text:p>24473256.97248</text:p>
          </table:table-cell>
        </table:table-row>
        <table:table-row table:style-name="ro1">
          <table:table-cell table:number-columns-repeated="2"/>
          <table:table-cell table:formula="of:=[.$B$3]*([$lsm303.G117]+[.$B$2])" office:value-type="float" office:value="-5897.17682016" calcext:value-type="float">
            <text:p>-5897.17682016</text:p>
          </table:table-cell>
          <table:table-cell table:formula="of:=[.$B$5]*([$lsm303.H117]+[.$B$4])" office:value-type="float" office:value="16708.65297639" calcext:value-type="float">
            <text:p>16708.65297639</text:p>
          </table:table-cell>
          <table:table-cell table:formula="of:=[.$B$7]*([$lsm303.I117]+[.$B$6])" office:value-type="float" office:value="24178397.760763" calcext:value-type="float">
            <text:p>24178397.760763</text:p>
          </table:table-cell>
        </table:table-row>
        <table:table-row table:style-name="ro1">
          <table:table-cell table:number-columns-repeated="2"/>
          <table:table-cell table:formula="of:=[.$B$3]*([$lsm303.G118]+[.$B$2])" office:value-type="float" office:value="3931.44082039" calcext:value-type="float">
            <text:p>3931.44082039</text:p>
          </table:table-cell>
          <table:table-cell table:formula="of:=[.$B$5]*([$lsm303.H118]+[.$B$4])" office:value-type="float" office:value="11794.34528111" calcext:value-type="float">
            <text:p>11794.34528111</text:p>
          </table:table-cell>
          <table:table-cell table:formula="of:=[.$B$7]*([$lsm303.I118]+[.$B$6])" office:value-type="float" office:value="24276684.964669" calcext:value-type="float">
            <text:p>24276684.964669</text:p>
          </table:table-cell>
        </table:table-row>
        <table:table-row table:style-name="ro1">
          <table:table-cell table:number-columns-repeated="2"/>
          <table:table-cell table:formula="of:=[.$B$3]*([$lsm303.G119]+[.$B$2])" office:value-type="float" office:value="1965.71699228" calcext:value-type="float">
            <text:p>1965.71699228</text:p>
          </table:table-cell>
          <table:table-cell table:formula="of:=[.$B$5]*([$lsm303.H119]+[.$B$4])" office:value-type="float" office:value="-16708.6453515" calcext:value-type="float">
            <text:p>-16708.6453515</text:p>
          </table:table-cell>
          <table:table-cell table:formula="of:=[.$B$7]*([$lsm303.I119]+[.$B$6])" office:value-type="float" office:value="24178397.760763" calcext:value-type="float">
            <text:p>24178397.760763</text:p>
          </table:table-cell>
        </table:table-row>
        <table:table-row table:style-name="ro1">
          <table:table-cell table:number-columns-repeated="2"/>
          <table:table-cell table:formula="of:=[.$B$3]*([$lsm303.G120]+[.$B$2])" office:value-type="float" office:value="15725.78172656" calcext:value-type="float">
            <text:p>15725.78172656</text:p>
          </table:table-cell>
          <table:table-cell table:formula="of:=[.$B$5]*([$lsm303.H120]+[.$B$4])" office:value-type="float" office:value="-2948.58117972" calcext:value-type="float">
            <text:p>-2948.58117972</text:p>
          </table:table-cell>
          <table:table-cell table:formula="of:=[.$B$7]*([$lsm303.I120]+[.$B$6])" office:value-type="float" office:value="23195537.721708" calcext:value-type="float">
            <text:p>23195537.721708</text:p>
          </table:table-cell>
        </table:table-row>
        <table:table-row table:style-name="ro1">
          <table:table-cell table:number-columns-repeated="2"/>
          <table:table-cell table:formula="of:=[.$B$3]*([$lsm303.G121]+[.$B$2])" office:value-type="float" office:value="13760.05827344" calcext:value-type="float">
            <text:p>13760.05827344</text:p>
          </table:table-cell>
          <table:table-cell table:formula="of:=[.$B$5]*([$lsm303.H121]+[.$B$4])" office:value-type="float" office:value="-9828.61345311" calcext:value-type="float">
            <text:p>-9828.61345311</text:p>
          </table:table-cell>
          <table:table-cell table:formula="of:=[.$B$7]*([$lsm303.I121]+[.$B$6])" office:value-type="float" office:value="25456119.411535" calcext:value-type="float">
            <text:p>25456119.411535</text:p>
          </table:table-cell>
        </table:table-row>
        <table:table-row table:style-name="ro1">
          <table:table-cell table:number-columns-repeated="2"/>
          <table:table-cell table:formula="of:=[.$B$3]*([$lsm303.G122]+[.$B$2])" office:value-type="float" office:value="5897.1646485" calcext:value-type="float">
            <text:p>5897.1646485</text:p>
          </table:table-cell>
          <table:table-cell table:formula="of:=[.$B$5]*([$lsm303.H122]+[.$B$4])" office:value-type="float" office:value="3931.45071866" calcext:value-type="float">
            <text:p>3931.45071866</text:p>
          </table:table-cell>
          <table:table-cell table:formula="of:=[.$B$7]*([$lsm303.I122]+[.$B$6])" office:value-type="float" office:value="24374972.168574" calcext:value-type="float">
            <text:p>24374972.168574</text:p>
          </table:table-cell>
        </table:table-row>
        <table:table-row table:style-name="ro1">
          <table:table-cell table:number-columns-repeated="2"/>
          <table:table-cell table:formula="of:=[.$B$3]*([$lsm303.G123]+[.$B$2])" office:value-type="float" office:value="15725.78172656" calcext:value-type="float">
            <text:p>15725.78172656</text:p>
          </table:table-cell>
          <table:table-cell table:formula="of:=[.$B$5]*([$lsm303.H123]+[.$B$4])" office:value-type="float" office:value="-3931.44309378" calcext:value-type="float">
            <text:p>-3931.44309378</text:p>
          </table:table-cell>
          <table:table-cell table:formula="of:=[.$B$7]*([$lsm303.I123]+[.$B$6])" office:value-type="float" office:value="24768116.184196" calcext:value-type="float">
            <text:p>24768116.184196</text:p>
          </table:table-cell>
        </table:table-row>
        <table:table-row table:style-name="ro1">
          <table:table-cell table:number-columns-repeated="2"/>
          <table:table-cell table:formula="of:=[.$B$3]*([$lsm303.G124]+[.$B$2])" office:value-type="float" office:value="6880.02618756" calcext:value-type="float">
            <text:p>6880.02618756</text:p>
          </table:table-cell>
          <table:table-cell table:formula="of:=[.$B$5]*([$lsm303.H124]+[.$B$4])" office:value-type="float" office:value="-3931.44309378" calcext:value-type="float">
            <text:p>-3931.44309378</text:p>
          </table:table-cell>
          <table:table-cell table:formula="of:=[.$B$7]*([$lsm303.I124]+[.$B$6])" office:value-type="float" office:value="24374972.168574" calcext:value-type="float">
            <text:p>24374972.168574</text:p>
          </table:table-cell>
        </table:table-row>
        <table:table-row table:style-name="ro1">
          <table:table-cell table:number-columns-repeated="2"/>
          <table:table-cell table:formula="of:=[.$B$3]*([$lsm303.G125]+[.$B$2])" office:value-type="float" office:value="10811.47309378" calcext:value-type="float">
            <text:p>10811.47309378</text:p>
          </table:table-cell>
          <table:table-cell table:formula="of:=[.$B$5]*([$lsm303.H125]+[.$B$4])" office:value-type="float" office:value="-982.85772661" calcext:value-type="float">
            <text:p>-982.85772661</text:p>
          </table:table-cell>
          <table:table-cell table:formula="of:=[.$B$7]*([$lsm303.I125]+[.$B$6])" office:value-type="float" office:value="23490394.533424" calcext:value-type="float">
            <text:p>23490394.533424</text:p>
          </table:table-cell>
        </table:table-row>
        <table:table-row table:style-name="ro1">
          <table:table-cell table:number-columns-repeated="2"/>
          <table:table-cell table:formula="of:=[.$B$3]*([$lsm303.G126]+[.$B$2])" office:value-type="float" office:value="11794.33482033" calcext:value-type="float">
            <text:p>11794.33482033</text:p>
          </table:table-cell>
          <table:table-cell table:formula="of:=[.$B$5]*([$lsm303.H126]+[.$B$4])" office:value-type="float" office:value="-982.85772661" calcext:value-type="float">
            <text:p>-982.85772661</text:p>
          </table:table-cell>
          <table:table-cell table:formula="of:=[.$B$7]*([$lsm303.I126]+[.$B$6])" office:value-type="float" office:value="23392109.729519" calcext:value-type="float">
            <text:p>23392109.729519</text:p>
          </table:table-cell>
        </table:table-row>
        <table:table-row table:style-name="ro1">
          <table:table-cell table:number-columns-repeated="2"/>
          <table:table-cell table:formula="of:=[.$B$3]*([$lsm303.G127]+[.$B$2])" office:value-type="float" office:value="-5897.17682016" calcext:value-type="float">
            <text:p>-5897.17682016</text:p>
          </table:table-cell>
          <table:table-cell table:formula="of:=[.$B$5]*([$lsm303.H127]+[.$B$4])" office:value-type="float" office:value="-2948.58117972" calcext:value-type="float">
            <text:p>-2948.58117972</text:p>
          </table:table-cell>
          <table:table-cell table:formula="of:=[.$B$7]*([$lsm303.I127]+[.$B$6])" office:value-type="float" office:value="24964688.192008" calcext:value-type="float">
            <text:p>24964688.192008</text:p>
          </table:table-cell>
        </table:table-row>
        <table:table-row table:style-name="ro1">
          <table:table-cell table:number-columns-repeated="2"/>
          <table:table-cell table:formula="of:=[.$B$3]*([$lsm303.G128]+[.$B$2])" office:value-type="float" office:value="-10811.48601544" calcext:value-type="float">
            <text:p>-10811.48601544</text:p>
          </table:table-cell>
          <table:table-cell table:formula="of:=[.$B$5]*([$lsm303.H128]+[.$B$4])" office:value-type="float" office:value="-8845.75172656" calcext:value-type="float">
            <text:p>-8845.75172656</text:p>
          </table:table-cell>
          <table:table-cell table:formula="of:=[.$B$7]*([$lsm303.I128]+[.$B$6])" office:value-type="float" office:value="23588681.73733" calcext:value-type="float">
            <text:p>23588681.73733</text:p>
          </table:table-cell>
        </table:table-row>
        <table:table-row table:style-name="ro1">
          <table:table-cell table:number-columns-repeated="2"/>
          <table:table-cell table:formula="of:=[.$B$3]*([$lsm303.G129]+[.$B$2])" office:value-type="float" office:value="4914.30235945" calcext:value-type="float">
            <text:p>4914.30235945</text:p>
          </table:table-cell>
          <table:table-cell table:formula="of:=[.$B$5]*([$lsm303.H129]+[.$B$4])" office:value-type="float" office:value="1965.72764055" calcext:value-type="float">
            <text:p>1965.72764055</text:p>
          </table:table-cell>
          <table:table-cell table:formula="of:=[.$B$7]*([$lsm303.I129]+[.$B$6])" office:value-type="float" office:value="24276684.964669" calcext:value-type="float">
            <text:p>24276684.964669</text:p>
          </table:table-cell>
        </table:table-row>
        <table:table-row table:style-name="ro1">
          <table:table-cell table:number-columns-repeated="2"/>
          <table:table-cell table:formula="of:=[.$B$3]*([$lsm303.G130]+[.$B$2])" office:value-type="float" office:value="4914.30235945" calcext:value-type="float">
            <text:p>4914.30235945</text:p>
          </table:table-cell>
          <table:table-cell table:formula="of:=[.$B$5]*([$lsm303.H130]+[.$B$4])" office:value-type="float" office:value="1965.72764055" calcext:value-type="float">
            <text:p>1965.72764055</text:p>
          </table:table-cell>
          <table:table-cell table:formula="of:=[.$B$7]*([$lsm303.I130]+[.$B$6])" office:value-type="float" office:value="24276684.964669" calcext:value-type="float">
            <text:p>24276684.964669</text:p>
          </table:table-cell>
        </table:table-row>
        <table:table-row table:style-name="ro1">
          <table:table-cell table:number-columns-repeated="2"/>
          <table:table-cell table:formula="of:=[.$B$3]*([$lsm303.G131]+[.$B$2])" office:value-type="float" office:value="3931.44082039" calcext:value-type="float">
            <text:p>3931.44082039</text:p>
          </table:table-cell>
          <table:table-cell table:formula="of:=[.$B$5]*([$lsm303.H131]+[.$B$4])" office:value-type="float" office:value="2948.58917961" calcext:value-type="float">
            <text:p>2948.58917961</text:p>
          </table:table-cell>
          <table:table-cell table:formula="of:=[.$B$7]*([$lsm303.I131]+[.$B$6])" office:value-type="float" office:value="24080112.956858" calcext:value-type="float">
            <text:p>24080112.956858</text:p>
          </table:table-cell>
        </table:table-row>
        <table:table-row table:style-name="ro1">
          <table:table-cell table:number-columns-repeated="2"/>
          <table:table-cell table:formula="of:=[.$B$3]*([$lsm303.G132]+[.$B$2])" office:value-type="float" office:value="4914.30235945" calcext:value-type="float">
            <text:p>4914.30235945</text:p>
          </table:table-cell>
          <table:table-cell table:formula="of:=[.$B$5]*([$lsm303.H132]+[.$B$4])" office:value-type="float" office:value="0.00381244000047445" calcext:value-type="float">
            <text:p>0.003812440000474</text:p>
          </table:table-cell>
          <table:table-cell table:formula="of:=[.$B$7]*([$lsm303.I132]+[.$B$6])" office:value-type="float" office:value="24374972.168574" calcext:value-type="float">
            <text:p>24374972.168574</text:p>
          </table:table-cell>
        </table:table-row>
        <table:table-row table:style-name="ro1">
          <table:table-cell table:number-columns-repeated="2"/>
          <table:table-cell table:formula="of:=[.$B$3]*([$lsm303.G133]+[.$B$2])" office:value-type="float" office:value="-0.00608583000022918" calcext:value-type="float">
            <text:p>-0.006085830000229</text:p>
          </table:table-cell>
          <table:table-cell table:formula="of:=[.$B$5]*([$lsm303.H133]+[.$B$4])" office:value-type="float" office:value="2948.58917961" calcext:value-type="float">
            <text:p>2948.58917961</text:p>
          </table:table-cell>
          <table:table-cell table:formula="of:=[.$B$7]*([$lsm303.I133]+[.$B$6])" office:value-type="float" office:value="24866400.988102" calcext:value-type="float">
            <text:p>24866400.988102</text:p>
          </table:table-cell>
        </table:table-row>
        <table:table-row table:style-name="ro1">
          <table:table-cell table:number-columns-repeated="2"/>
          <table:table-cell table:formula="of:=[.$B$3]*([$lsm303.G134]+[.$B$2])" office:value-type="float" office:value="4914.30235945" calcext:value-type="float">
            <text:p>4914.30235945</text:p>
          </table:table-cell>
          <table:table-cell table:formula="of:=[.$B$5]*([$lsm303.H134]+[.$B$4])" office:value-type="float" office:value="7862.89762489" calcext:value-type="float">
            <text:p>7862.89762489</text:p>
          </table:table-cell>
          <table:table-cell table:formula="of:=[.$B$7]*([$lsm303.I134]+[.$B$6])" office:value-type="float" office:value="24374972.168574" calcext:value-type="float">
            <text:p>24374972.168574</text:p>
          </table:table-cell>
        </table:table-row>
        <table:table-row table:style-name="ro1">
          <table:table-cell table:number-columns-repeated="2"/>
          <table:table-cell table:formula="of:=[.$B$3]*([$lsm303.G135]+[.$B$2])" office:value-type="float" office:value="-0.00608583000022918" calcext:value-type="float">
            <text:p>-0.006085830000229</text:p>
          </table:table-cell>
          <table:table-cell table:formula="of:=[.$B$5]*([$lsm303.H135]+[.$B$4])" office:value-type="float" office:value="-982.85772661" calcext:value-type="float">
            <text:p>-982.85772661</text:p>
          </table:table-cell>
          <table:table-cell table:formula="of:=[.$B$7]*([$lsm303.I135]+[.$B$6])" office:value-type="float" office:value="24866400.988102" calcext:value-type="float">
            <text:p>24866400.988102</text:p>
          </table:table-cell>
        </table:table-row>
        <table:table-row table:style-name="ro1">
          <table:table-cell table:number-columns-repeated="2"/>
          <table:table-cell table:formula="of:=[.$B$3]*([$lsm303.G136]+[.$B$2])" office:value-type="float" office:value="1965.71699228" calcext:value-type="float">
            <text:p>1965.71699228</text:p>
          </table:table-cell>
          <table:table-cell table:formula="of:=[.$B$5]*([$lsm303.H136]+[.$B$4])" office:value-type="float" office:value="2948.58917961" calcext:value-type="float">
            <text:p>2948.58917961</text:p>
          </table:table-cell>
          <table:table-cell table:formula="of:=[.$B$7]*([$lsm303.I136]+[.$B$6])" office:value-type="float" office:value="24178397.760763" calcext:value-type="float">
            <text:p>24178397.760763</text:p>
          </table:table-cell>
        </table:table-row>
        <table:table-row table:style-name="ro1">
          <table:table-cell table:number-columns-repeated="2"/>
          <table:table-cell table:formula="of:=[.$B$3]*([$lsm303.G137]+[.$B$2])" office:value-type="float" office:value="-1965.72916394" calcext:value-type="float">
            <text:p>-1965.72916394</text:p>
          </table:table-cell>
          <table:table-cell table:formula="of:=[.$B$5]*([$lsm303.H137]+[.$B$4])" office:value-type="float" office:value="13760.06835922" calcext:value-type="float">
            <text:p>13760.06835922</text:p>
          </table:table-cell>
          <table:table-cell table:formula="of:=[.$B$7]*([$lsm303.I137]+[.$B$6])" office:value-type="float" office:value="23785253.745141" calcext:value-type="float">
            <text:p>23785253.745141</text:p>
          </table:table-cell>
        </table:table-row>
        <table:table-row table:style-name="ro1">
          <table:table-cell table:number-columns-repeated="2"/>
          <table:table-cell table:formula="of:=[.$B$3]*([$lsm303.G138]+[.$B$2])" office:value-type="float" office:value="4914.30235945" calcext:value-type="float">
            <text:p>4914.30235945</text:p>
          </table:table-cell>
          <table:table-cell table:formula="of:=[.$B$5]*([$lsm303.H138]+[.$B$4])" office:value-type="float" office:value="-982.85772661" calcext:value-type="float">
            <text:p>-982.85772661</text:p>
          </table:table-cell>
          <table:table-cell table:formula="of:=[.$B$7]*([$lsm303.I138]+[.$B$6])" office:value-type="float" office:value="24374972.168574" calcext:value-type="float">
            <text:p>24374972.168574</text:p>
          </table:table-cell>
        </table:table-row>
        <table:table-row table:style-name="ro1">
          <table:table-cell table:number-columns-repeated="2"/>
          <table:table-cell table:formula="of:=[.$B$3]*([$lsm303.G139]+[.$B$2])" office:value-type="float" office:value="7862.88772661" calcext:value-type="float">
            <text:p>7862.88772661</text:p>
          </table:table-cell>
          <table:table-cell table:formula="of:=[.$B$5]*([$lsm303.H139]+[.$B$4])" office:value-type="float" office:value="-4914.30482033" calcext:value-type="float">
            <text:p>-4914.30482033</text:p>
          </table:table-cell>
          <table:table-cell table:formula="of:=[.$B$7]*([$lsm303.I139]+[.$B$6])" office:value-type="float" office:value="23883540.949047" calcext:value-type="float">
            <text:p>23883540.949047</text:p>
          </table:table-cell>
        </table:table-row>
        <table:table-row table:style-name="ro1">
          <table:table-cell table:number-columns-repeated="2"/>
          <table:table-cell table:formula="of:=[.$B$3]*([$lsm303.G140]+[.$B$2])" office:value-type="float" office:value="3931.44082039" calcext:value-type="float">
            <text:p>3931.44082039</text:p>
          </table:table-cell>
          <table:table-cell table:formula="of:=[.$B$5]*([$lsm303.H140]+[.$B$4])" office:value-type="float" office:value="982.8653515" calcext:value-type="float">
            <text:p>982.8653515</text:p>
          </table:table-cell>
          <table:table-cell table:formula="of:=[.$B$7]*([$lsm303.I140]+[.$B$6])" office:value-type="float" office:value="24276684.964669" calcext:value-type="float">
            <text:p>24276684.964669</text:p>
          </table:table-cell>
        </table:table-row>
        <table:table-row table:style-name="ro1">
          <table:table-cell table:number-columns-repeated="2"/>
          <table:table-cell table:formula="of:=[.$B$3]*([$lsm303.G141]+[.$B$2])" office:value-type="float" office:value="-3931.45374205" calcext:value-type="float">
            <text:p>-3931.45374205</text:p>
          </table:table-cell>
          <table:table-cell table:formula="of:=[.$B$5]*([$lsm303.H141]+[.$B$4])" office:value-type="float" office:value="4914.31300772" calcext:value-type="float">
            <text:p>4914.31300772</text:p>
          </table:table-cell>
          <table:table-cell table:formula="of:=[.$B$7]*([$lsm303.I141]+[.$B$6])" office:value-type="float" office:value="24276684.964669" calcext:value-type="float">
            <text:p>24276684.964669</text:p>
          </table:table-cell>
        </table:table-row>
        <table:table-row table:style-name="ro1">
          <table:table-cell table:number-columns-repeated="2"/>
          <table:table-cell table:formula="of:=[.$B$3]*([$lsm303.G142]+[.$B$2])" office:value-type="float" office:value="-0.00608583000022918" calcext:value-type="float">
            <text:p>-0.006085830000229</text:p>
          </table:table-cell>
          <table:table-cell table:formula="of:=[.$B$5]*([$lsm303.H142]+[.$B$4])" office:value-type="float" office:value="-3931.44309378" calcext:value-type="float">
            <text:p>-3931.44309378</text:p>
          </table:table-cell>
          <table:table-cell table:formula="of:=[.$B$7]*([$lsm303.I142]+[.$B$6])" office:value-type="float" office:value="25161260.199819" calcext:value-type="float">
            <text:p>25161260.199819</text:p>
          </table:table-cell>
        </table:table-row>
        <table:table-row table:style-name="ro1">
          <table:table-cell table:number-columns-repeated="2"/>
          <table:table-cell table:formula="of:=[.$B$3]*([$lsm303.G143]+[.$B$2])" office:value-type="float" office:value="3931.44082039" calcext:value-type="float">
            <text:p>3931.44082039</text:p>
          </table:table-cell>
          <table:table-cell table:formula="of:=[.$B$5]*([$lsm303.H143]+[.$B$4])" office:value-type="float" office:value="-5897.16654689" calcext:value-type="float">
            <text:p>-5897.16654689</text:p>
          </table:table-cell>
          <table:table-cell table:formula="of:=[.$B$7]*([$lsm303.I143]+[.$B$6])" office:value-type="float" office:value="24669828.980291" calcext:value-type="float">
            <text:p>24669828.980291</text:p>
          </table:table-cell>
        </table:table-row>
        <table:table-row table:style-name="ro1">
          <table:table-cell table:number-columns-repeated="2"/>
          <table:table-cell table:formula="of:=[.$B$3]*([$lsm303.G144]+[.$B$2])" office:value-type="float" office:value="2948.57928134" calcext:value-type="float">
            <text:p>2948.57928134</text:p>
          </table:table-cell>
          <table:table-cell table:formula="of:=[.$B$5]*([$lsm303.H144]+[.$B$4])" office:value-type="float" office:value="-5897.16654689" calcext:value-type="float">
            <text:p>-5897.16654689</text:p>
          </table:table-cell>
          <table:table-cell table:formula="of:=[.$B$7]*([$lsm303.I144]+[.$B$6])" office:value-type="float" office:value="24473256.97248" calcext:value-type="float">
            <text:p>24473256.97248</text:p>
          </table:table-cell>
        </table:table-row>
        <table:table-row table:style-name="ro1">
          <table:table-cell table:number-columns-repeated="2"/>
          <table:table-cell table:formula="of:=[.$B$3]*([$lsm303.G145]+[.$B$2])" office:value-type="float" office:value="-6880.03835922" calcext:value-type="float">
            <text:p>-6880.03835922</text:p>
          </table:table-cell>
          <table:table-cell table:formula="of:=[.$B$5]*([$lsm303.H145]+[.$B$4])" office:value-type="float" office:value="-6880.02827344" calcext:value-type="float">
            <text:p>-6880.02827344</text:p>
          </table:table-cell>
          <table:table-cell table:formula="of:=[.$B$7]*([$lsm303.I145]+[.$B$6])" office:value-type="float" office:value="24768116.184196" calcext:value-type="float">
            <text:p>24768116.184196</text:p>
          </table:table-cell>
        </table:table-row>
        <table:table-row table:style-name="ro1">
          <table:table-cell table:number-columns-repeated="2"/>
          <table:table-cell table:formula="of:=[.$B$3]*([$lsm303.G146]+[.$B$2])" office:value-type="float" office:value="2948.57928134" calcext:value-type="float">
            <text:p>2948.57928134</text:p>
          </table:table-cell>
          <table:table-cell table:formula="of:=[.$B$5]*([$lsm303.H146]+[.$B$4])" office:value-type="float" office:value="5897.17454678" calcext:value-type="float">
            <text:p>5897.17454678</text:p>
          </table:table-cell>
          <table:table-cell table:formula="of:=[.$B$7]*([$lsm303.I146]+[.$B$6])" office:value-type="float" office:value="24571544.176385" calcext:value-type="float">
            <text:p>24571544.176385</text:p>
          </table:table-cell>
        </table:table-row>
        <table:table-row table:style-name="ro1">
          <table:table-cell table:number-columns-repeated="2"/>
          <table:table-cell table:formula="of:=[.$B$3]*([$lsm303.G147]+[.$B$2])" office:value-type="float" office:value="982.855453220001" calcext:value-type="float">
            <text:p>982.855453220001</text:p>
          </table:table-cell>
          <table:table-cell table:formula="of:=[.$B$5]*([$lsm303.H147]+[.$B$4])" office:value-type="float" office:value="-15725.78381244" calcext:value-type="float">
            <text:p>-15725.78381244</text:p>
          </table:table-cell>
          <table:table-cell table:formula="of:=[.$B$7]*([$lsm303.I147]+[.$B$6])" office:value-type="float" office:value="23981825.752952" calcext:value-type="float">
            <text:p>23981825.752952</text:p>
          </table:table-cell>
        </table:table-row>
        <table:table-row table:style-name="ro1">
          <table:table-cell table:number-columns-repeated="2"/>
          <table:table-cell table:formula="of:=[.$B$3]*([$lsm303.G148]+[.$B$2])" office:value-type="float" office:value="5897.1646485" calcext:value-type="float">
            <text:p>5897.1646485</text:p>
          </table:table-cell>
          <table:table-cell table:formula="of:=[.$B$5]*([$lsm303.H148]+[.$B$4])" office:value-type="float" office:value="-12777.19882028" calcext:value-type="float">
            <text:p>-12777.19882028</text:p>
          </table:table-cell>
          <table:table-cell table:formula="of:=[.$B$7]*([$lsm303.I148]+[.$B$6])" office:value-type="float" office:value="24374972.168574" calcext:value-type="float">
            <text:p>24374972.168574</text:p>
          </table:table-cell>
        </table:table-row>
        <table:table-row table:style-name="ro1">
          <table:table-cell table:number-columns-repeated="2"/>
          <table:table-cell table:formula="of:=[.$B$3]*([$lsm303.G149]+[.$B$2])" office:value-type="float" office:value="-1965.72916394" calcext:value-type="float">
            <text:p>-1965.72916394</text:p>
          </table:table-cell>
          <table:table-cell table:formula="of:=[.$B$5]*([$lsm303.H149]+[.$B$4])" office:value-type="float" office:value="-5897.16654689" calcext:value-type="float">
            <text:p>-5897.16654689</text:p>
          </table:table-cell>
          <table:table-cell table:formula="of:=[.$B$7]*([$lsm303.I149]+[.$B$6])" office:value-type="float" office:value="23392109.729519" calcext:value-type="float">
            <text:p>23392109.729519</text:p>
          </table:table-cell>
        </table:table-row>
        <table:table-row table:style-name="ro1">
          <table:table-cell table:number-columns-repeated="2"/>
          <table:table-cell table:formula="of:=[.$B$3]*([$lsm303.G150]+[.$B$2])" office:value-type="float" office:value="-2948.590703" calcext:value-type="float">
            <text:p>-2948.590703</text:p>
          </table:table-cell>
          <table:table-cell table:formula="of:=[.$B$5]*([$lsm303.H150]+[.$B$4])" office:value-type="float" office:value="-7862.89" calcext:value-type="float">
            <text:p>-7862.89</text:p>
          </table:table-cell>
          <table:table-cell table:formula="of:=[.$B$7]*([$lsm303.I150]+[.$B$6])" office:value-type="float" office:value="24276684.964669" calcext:value-type="float">
            <text:p>24276684.964669</text:p>
          </table:table-cell>
        </table:table-row>
        <table:table-row table:style-name="ro1">
          <table:table-cell table:number-columns-repeated="2"/>
          <table:table-cell table:formula="of:=[.$B$3]*([$lsm303.G151]+[.$B$2])" office:value-type="float" office:value="-0.00608583000022918" calcext:value-type="float">
            <text:p>-0.006085830000229</text:p>
          </table:table-cell>
          <table:table-cell table:formula="of:=[.$B$5]*([$lsm303.H151]+[.$B$4])" office:value-type="float" office:value="17691.51601544" calcext:value-type="float">
            <text:p>17691.51601544</text:p>
          </table:table-cell>
          <table:table-cell table:formula="of:=[.$B$7]*([$lsm303.I151]+[.$B$6])" office:value-type="float" office:value="23981825.752952" calcext:value-type="float">
            <text:p>23981825.752952</text:p>
          </table:table-cell>
        </table:table-row>
        <table:table-row table:style-name="ro1">
          <table:table-cell table:number-columns-repeated="2"/>
          <table:table-cell table:formula="of:=[.$B$3]*([$lsm303.G152]+[.$B$2])" office:value-type="float" office:value="-9828.62297639" calcext:value-type="float">
            <text:p>-9828.62297639</text:p>
          </table:table-cell>
          <table:table-cell table:formula="of:=[.$B$5]*([$lsm303.H152]+[.$B$4])" office:value-type="float" office:value="-4914.30482033" calcext:value-type="float">
            <text:p>-4914.30482033</text:p>
          </table:table-cell>
          <table:table-cell table:formula="of:=[.$B$7]*([$lsm303.I152]+[.$B$6])" office:value-type="float" office:value="24178397.760763" calcext:value-type="float">
            <text:p>24178397.760763</text:p>
          </table:table-cell>
        </table:table-row>
        <table:table-row table:style-name="ro1">
          <table:table-cell table:number-columns-repeated="2"/>
          <table:table-cell table:formula="of:=[.$B$3]*([$lsm303.G153]+[.$B$2])" office:value-type="float" office:value="-5897.17682016" calcext:value-type="float">
            <text:p>-5897.17682016</text:p>
          </table:table-cell>
          <table:table-cell table:formula="of:=[.$B$5]*([$lsm303.H153]+[.$B$4])" office:value-type="float" office:value="4914.31300772" calcext:value-type="float">
            <text:p>4914.31300772</text:p>
          </table:table-cell>
          <table:table-cell table:formula="of:=[.$B$7]*([$lsm303.I153]+[.$B$6])" office:value-type="float" office:value="25554404.215441" calcext:value-type="float">
            <text:p>25554404.215441</text:p>
          </table:table-cell>
        </table:table-row>
        <table:table-row table:style-name="ro1">
          <table:table-cell table:number-columns-repeated="2"/>
          <table:table-cell table:formula="of:=[.$B$3]*([$lsm303.G154]+[.$B$2])" office:value-type="float" office:value="-0.00608583000022918" calcext:value-type="float">
            <text:p>-0.006085830000229</text:p>
          </table:table-cell>
          <table:table-cell table:formula="of:=[.$B$5]*([$lsm303.H154]+[.$B$4])" office:value-type="float" office:value="-3931.44309378" calcext:value-type="float">
            <text:p>-3931.44309378</text:p>
          </table:table-cell>
          <table:table-cell table:formula="of:=[.$B$7]*([$lsm303.I154]+[.$B$6])" office:value-type="float" office:value="25062975.395913" calcext:value-type="float">
            <text:p>25062975.395913</text:p>
          </table:table-cell>
        </table:table-row>
        <table:table-row table:style-name="ro1">
          <table:table-cell table:number-columns-repeated="2"/>
          <table:table-cell table:formula="of:=[.$B$3]*([$lsm303.G155]+[.$B$2])" office:value-type="float" office:value="17691.50517967" calcext:value-type="float">
            <text:p>17691.50517967</text:p>
          </table:table-cell>
          <table:table-cell table:formula="of:=[.$B$5]*([$lsm303.H155]+[.$B$4])" office:value-type="float" office:value="29485.85748411" calcext:value-type="float">
            <text:p>29485.85748411</text:p>
          </table:table-cell>
          <table:table-cell table:formula="of:=[.$B$7]*([$lsm303.I155]+[.$B$6])" office:value-type="float" office:value="23490394.533424" calcext:value-type="float">
            <text:p>23490394.533424</text:p>
          </table:table-cell>
        </table:table-row>
        <table:table-row table:style-name="ro1">
          <table:table-cell table:number-columns-repeated="2"/>
          <table:table-cell table:formula="of:=[.$B$3]*([$lsm303.G156]+[.$B$2])" office:value-type="float" office:value="7862.88772661" calcext:value-type="float">
            <text:p>7862.88772661</text:p>
          </table:table-cell>
          <table:table-cell table:formula="of:=[.$B$5]*([$lsm303.H156]+[.$B$4])" office:value-type="float" office:value="-9828.61345311" calcext:value-type="float">
            <text:p>-9828.61345311</text:p>
          </table:table-cell>
          <table:table-cell table:formula="of:=[.$B$7]*([$lsm303.I156]+[.$B$6])" office:value-type="float" office:value="22802391.306086" calcext:value-type="float">
            <text:p>22802391.306086</text:p>
          </table:table-cell>
        </table:table-row>
        <table:table-row table:style-name="ro1">
          <table:table-cell table:number-columns-repeated="2"/>
          <table:table-cell table:formula="of:=[.$B$3]*([$lsm303.G157]+[.$B$2])" office:value-type="float" office:value="7862.88772661" calcext:value-type="float">
            <text:p>7862.88772661</text:p>
          </table:table-cell>
          <table:table-cell table:formula="of:=[.$B$5]*([$lsm303.H157]+[.$B$4])" office:value-type="float" office:value="-12777.19882028" calcext:value-type="float">
            <text:p>-12777.19882028</text:p>
          </table:table-cell>
          <table:table-cell table:formula="of:=[.$B$7]*([$lsm303.I157]+[.$B$6])" office:value-type="float" office:value="24964688.192008" calcext:value-type="float">
            <text:p>24964688.192008</text:p>
          </table:table-cell>
        </table:table-row>
        <table:table-row table:style-name="ro1">
          <table:table-cell table:number-columns-repeated="2"/>
          <table:table-cell table:formula="of:=[.$B$3]*([$lsm303.G158]+[.$B$2])" office:value-type="float" office:value="3931.44082039" calcext:value-type="float">
            <text:p>3931.44082039</text:p>
          </table:table-cell>
          <table:table-cell table:formula="of:=[.$B$5]*([$lsm303.H158]+[.$B$4])" office:value-type="float" office:value="6880.03608583" calcext:value-type="float">
            <text:p>6880.03608583</text:p>
          </table:table-cell>
          <table:table-cell table:formula="of:=[.$B$7]*([$lsm303.I158]+[.$B$6])" office:value-type="float" office:value="24080112.956858" calcext:value-type="float">
            <text:p>24080112.956858</text:p>
          </table:table-cell>
        </table:table-row>
        <table:table-row table:style-name="ro1">
          <table:table-cell table:number-columns-repeated="2"/>
          <table:table-cell table:formula="of:=[.$B$3]*([$lsm303.G159]+[.$B$2])" office:value-type="float" office:value="-982.867624890001" calcext:value-type="float">
            <text:p>-982.867624890001</text:p>
          </table:table-cell>
          <table:table-cell table:formula="of:=[.$B$5]*([$lsm303.H159]+[.$B$4])" office:value-type="float" office:value="-1965.71964067" calcext:value-type="float">
            <text:p>-1965.71964067</text:p>
          </table:table-cell>
          <table:table-cell table:formula="of:=[.$B$7]*([$lsm303.I159]+[.$B$6])" office:value-type="float" office:value="24669828.980291" calcext:value-type="float">
            <text:p>24669828.980291</text:p>
          </table:table-cell>
        </table:table-row>
        <table:table-row table:style-name="ro1">
          <table:table-cell table:number-columns-repeated="2"/>
          <table:table-cell table:formula="of:=[.$B$3]*([$lsm303.G160]+[.$B$2])" office:value-type="float" office:value="1965.71699228" calcext:value-type="float">
            <text:p>1965.71699228</text:p>
          </table:table-cell>
          <table:table-cell table:formula="of:=[.$B$5]*([$lsm303.H160]+[.$B$4])" office:value-type="float" office:value="-7862.89" calcext:value-type="float">
            <text:p>-7862.89</text:p>
          </table:table-cell>
          <table:table-cell table:formula="of:=[.$B$7]*([$lsm303.I160]+[.$B$6])" office:value-type="float" office:value="23883540.949047" calcext:value-type="float">
            <text:p>23883540.949047</text:p>
          </table:table-cell>
        </table:table-row>
        <table:table-row table:style-name="ro1">
          <table:table-cell table:number-columns-repeated="2"/>
          <table:table-cell table:formula="of:=[.$B$3]*([$lsm303.G161]+[.$B$2])" office:value-type="float" office:value="4914.30235945" calcext:value-type="float">
            <text:p>4914.30235945</text:p>
          </table:table-cell>
          <table:table-cell table:formula="of:=[.$B$5]*([$lsm303.H161]+[.$B$4])" office:value-type="float" office:value="12777.20682016" calcext:value-type="float">
            <text:p>12777.20682016</text:p>
          </table:table-cell>
          <table:table-cell table:formula="of:=[.$B$7]*([$lsm303.I161]+[.$B$6])" office:value-type="float" office:value="24276684.964669" calcext:value-type="float">
            <text:p>24276684.964669</text:p>
          </table:table-cell>
        </table:table-row>
        <table:table-row table:style-name="ro1">
          <table:table-cell table:number-columns-repeated="2"/>
          <table:table-cell table:formula="of:=[.$B$3]*([$lsm303.G162]+[.$B$2])" office:value-type="float" office:value="-4914.31528111" calcext:value-type="float">
            <text:p>-4914.31528111</text:p>
          </table:table-cell>
          <table:table-cell table:formula="of:=[.$B$5]*([$lsm303.H162]+[.$B$4])" office:value-type="float" office:value="-982.85772661" calcext:value-type="float">
            <text:p>-982.85772661</text:p>
          </table:table-cell>
          <table:table-cell table:formula="of:=[.$B$7]*([$lsm303.I162]+[.$B$6])" office:value-type="float" office:value="22704106.50218" calcext:value-type="float">
            <text:p>22704106.50218</text:p>
          </table:table-cell>
        </table:table-row>
        <table:table-row table:style-name="ro1">
          <table:table-cell table:number-columns-repeated="2"/>
          <table:table-cell table:formula="of:=[.$B$3]*([$lsm303.G163]+[.$B$2])" office:value-type="float" office:value="2948.57928134" calcext:value-type="float">
            <text:p>2948.57928134</text:p>
          </table:table-cell>
          <table:table-cell table:formula="of:=[.$B$5]*([$lsm303.H163]+[.$B$4])" office:value-type="float" office:value="14742.92989827" calcext:value-type="float">
            <text:p>14742.92989827</text:p>
          </table:table-cell>
          <table:table-cell table:formula="of:=[.$B$7]*([$lsm303.I163]+[.$B$6])" office:value-type="float" office:value="24080112.956858" calcext:value-type="float">
            <text:p>24080112.956858</text:p>
          </table:table-cell>
        </table:table-row>
        <table:table-row table:style-name="ro1">
          <table:table-cell table:number-columns-repeated="2"/>
          <table:table-cell table:formula="of:=[.$B$3]*([$lsm303.G164]+[.$B$2])" office:value-type="float" office:value="-7862.89989827" calcext:value-type="float">
            <text:p>-7862.89989827</text:p>
          </table:table-cell>
          <table:table-cell table:formula="of:=[.$B$5]*([$lsm303.H164]+[.$B$4])" office:value-type="float" office:value="982.8653515" calcext:value-type="float">
            <text:p>982.8653515</text:p>
          </table:table-cell>
          <table:table-cell table:formula="of:=[.$B$7]*([$lsm303.I164]+[.$B$6])" office:value-type="float" office:value="27716701.101363" calcext:value-type="float">
            <text:p>27716701.101363</text:p>
          </table:table-cell>
        </table:table-row>
        <table:table-row table:style-name="ro1">
          <table:table-cell table:number-columns-repeated="2"/>
          <table:table-cell table:formula="of:=[.$B$3]*([$lsm303.G165]+[.$B$2])" office:value-type="float" office:value="982.855453220001" calcext:value-type="float">
            <text:p>982.855453220001</text:p>
          </table:table-cell>
          <table:table-cell table:formula="of:=[.$B$5]*([$lsm303.H165]+[.$B$4])" office:value-type="float" office:value="-4914.30482033" calcext:value-type="float">
            <text:p>-4914.30482033</text:p>
          </table:table-cell>
          <table:table-cell table:formula="of:=[.$B$7]*([$lsm303.I165]+[.$B$6])" office:value-type="float" office:value="23686968.941236" calcext:value-type="float">
            <text:p>23686968.941236</text:p>
          </table:table-cell>
        </table:table-row>
        <table:table-row table:style-name="ro1">
          <table:table-cell table:number-columns-repeated="2"/>
          <table:table-cell table:formula="of:=[.$B$3]*([$lsm303.G166]+[.$B$2])" office:value-type="float" office:value="982.855453220001" calcext:value-type="float">
            <text:p>982.855453220001</text:p>
          </table:table-cell>
          <table:table-cell table:formula="of:=[.$B$5]*([$lsm303.H166]+[.$B$4])" office:value-type="float" office:value="-14742.92227339" calcext:value-type="float">
            <text:p>-14742.92227339</text:p>
          </table:table-cell>
          <table:table-cell table:formula="of:=[.$B$7]*([$lsm303.I166]+[.$B$6])" office:value-type="float" office:value="23883540.949047" calcext:value-type="float">
            <text:p>23883540.949047</text:p>
          </table:table-cell>
        </table:table-row>
        <table:table-row table:style-name="ro1">
          <table:table-cell table:number-columns-repeated="2"/>
          <table:table-cell table:formula="of:=[.$B$3]*([$lsm303.G167]+[.$B$2])" office:value-type="float" office:value="-982.867624890001" calcext:value-type="float">
            <text:p>-982.867624890001</text:p>
          </table:table-cell>
          <table:table-cell table:formula="of:=[.$B$5]*([$lsm303.H167]+[.$B$4])" office:value-type="float" office:value="8845.75916394" calcext:value-type="float">
            <text:p>8845.75916394</text:p>
          </table:table-cell>
          <table:table-cell table:formula="of:=[.$B$7]*([$lsm303.I167]+[.$B$6])" office:value-type="float" office:value="24768116.184196" calcext:value-type="float">
            <text:p>24768116.184196</text:p>
          </table:table-cell>
        </table:table-row>
        <table:table-row table:style-name="ro1">
          <table:table-cell table:number-columns-repeated="2"/>
          <table:table-cell table:formula="of:=[.$B$3]*([$lsm303.G168]+[.$B$2])" office:value-type="float" office:value="-8845.76143733" calcext:value-type="float">
            <text:p>-8845.76143733</text:p>
          </table:table-cell>
          <table:table-cell table:formula="of:=[.$B$5]*([$lsm303.H168]+[.$B$4])" office:value-type="float" office:value="21622.96217166" calcext:value-type="float">
            <text:p>21622.96217166</text:p>
          </table:table-cell>
          <table:table-cell table:formula="of:=[.$B$7]*([$lsm303.I168]+[.$B$6])" office:value-type="float" office:value="24178397.760763" calcext:value-type="float">
            <text:p>24178397.760763</text:p>
          </table:table-cell>
        </table:table-row>
        <table:table-row table:style-name="ro1">
          <table:table-cell table:number-columns-repeated="2"/>
          <table:table-cell table:formula="of:=[.$B$3]*([$lsm303.G169]+[.$B$2])" office:value-type="float" office:value="1965.71699228" calcext:value-type="float">
            <text:p>1965.71699228</text:p>
          </table:table-cell>
          <table:table-cell table:formula="of:=[.$B$5]*([$lsm303.H169]+[.$B$4])" office:value-type="float" office:value="13760.06835922" calcext:value-type="float">
            <text:p>13760.06835922</text:p>
          </table:table-cell>
          <table:table-cell table:formula="of:=[.$B$7]*([$lsm303.I169]+[.$B$6])" office:value-type="float" office:value="23981825.752952" calcext:value-type="float">
            <text:p>23981825.752952</text:p>
          </table:table-cell>
        </table:table-row>
        <table:table-row table:style-name="ro1">
          <table:table-cell table:number-columns-repeated="2"/>
          <table:table-cell table:formula="of:=[.$B$3]*([$lsm303.G170]+[.$B$2])" office:value-type="float" office:value="-15725.79521072" calcext:value-type="float">
            <text:p>-15725.79521072</text:p>
          </table:table-cell>
          <table:table-cell table:formula="of:=[.$B$5]*([$lsm303.H170]+[.$B$4])" office:value-type="float" office:value="-13760.06035933" calcext:value-type="float">
            <text:p>-13760.06035933</text:p>
          </table:table-cell>
          <table:table-cell table:formula="of:=[.$B$7]*([$lsm303.I170]+[.$B$6])" office:value-type="float" office:value="27520129.093552" calcext:value-type="float">
            <text:p>27520129.093552</text:p>
          </table:table-cell>
        </table:table-row>
        <table:table-row table:style-name="ro1">
          <table:table-cell table:number-columns-repeated="2"/>
          <table:table-cell table:formula="of:=[.$B$3]*([$lsm303.G171]+[.$B$2])" office:value-type="float" office:value="6880.02618756" calcext:value-type="float">
            <text:p>6880.02618756</text:p>
          </table:table-cell>
          <table:table-cell table:formula="of:=[.$B$5]*([$lsm303.H171]+[.$B$4])" office:value-type="float" office:value="31451.58056222" calcext:value-type="float">
            <text:p>31451.58056222</text:p>
          </table:table-cell>
          <table:table-cell table:formula="of:=[.$B$7]*([$lsm303.I171]+[.$B$6])" office:value-type="float" office:value="23785253.745141" calcext:value-type="float">
            <text:p>23785253.745141</text:p>
          </table:table-cell>
        </table:table-row>
        <table:table-row table:style-name="ro1">
          <table:table-cell table:number-columns-repeated="2"/>
          <table:table-cell table:formula="of:=[.$B$3]*([$lsm303.G172]+[.$B$2])" office:value-type="float" office:value="11794.33482033" calcext:value-type="float">
            <text:p>11794.33482033</text:p>
          </table:table-cell>
          <table:table-cell table:formula="of:=[.$B$5]*([$lsm303.H172]+[.$B$4])" office:value-type="float" office:value="11794.34528111" calcext:value-type="float">
            <text:p>11794.34528111</text:p>
          </table:table-cell>
          <table:table-cell table:formula="of:=[.$B$7]*([$lsm303.I172]+[.$B$6])" office:value-type="float" office:value="22507534.494369" calcext:value-type="float">
            <text:p>22507534.494369</text:p>
          </table:table-cell>
        </table:table-row>
        <table:table-row table:style-name="ro1">
          <table:table-cell table:number-columns-repeated="2"/>
          <table:table-cell table:formula="of:=[.$B$3]*([$lsm303.G173]+[.$B$2])" office:value-type="float" office:value="1965.71699228" calcext:value-type="float">
            <text:p>1965.71699228</text:p>
          </table:table-cell>
          <table:table-cell table:formula="of:=[.$B$5]*([$lsm303.H173]+[.$B$4])" office:value-type="float" office:value="10811.48374205" calcext:value-type="float">
            <text:p>10811.48374205</text:p>
          </table:table-cell>
          <table:table-cell table:formula="of:=[.$B$7]*([$lsm303.I173]+[.$B$6])" office:value-type="float" office:value="24866400.988102" calcext:value-type="float">
            <text:p>24866400.988102</text:p>
          </table:table-cell>
        </table:table-row>
        <table:table-row table:style-name="ro1">
          <table:table-cell table:number-columns-repeated="2"/>
          <table:table-cell table:formula="of:=[.$B$3]*([$lsm303.G174]+[.$B$2])" office:value-type="float" office:value="1965.71699228" calcext:value-type="float">
            <text:p>1965.71699228</text:p>
          </table:table-cell>
          <table:table-cell table:formula="of:=[.$B$5]*([$lsm303.H174]+[.$B$4])" office:value-type="float" office:value="4914.31300772" calcext:value-type="float">
            <text:p>4914.31300772</text:p>
          </table:table-cell>
          <table:table-cell table:formula="of:=[.$B$7]*([$lsm303.I174]+[.$B$6])" office:value-type="float" office:value="24276684.964669" calcext:value-type="float">
            <text:p>24276684.964669</text:p>
          </table:table-cell>
        </table:table-row>
        <table:table-row table:style-name="ro1">
          <table:table-cell table:number-columns-repeated="2"/>
          <table:table-cell table:formula="of:=[.$B$3]*([$lsm303.G175]+[.$B$2])" office:value-type="float" office:value="8845.74964067" calcext:value-type="float">
            <text:p>8845.74964067</text:p>
          </table:table-cell>
          <table:table-cell table:formula="of:=[.$B$5]*([$lsm303.H175]+[.$B$4])" office:value-type="float" office:value="-982.85772661" calcext:value-type="float">
            <text:p>-982.85772661</text:p>
          </table:table-cell>
          <table:table-cell table:formula="of:=[.$B$7]*([$lsm303.I175]+[.$B$6])" office:value-type="float" office:value="24080112.956858" calcext:value-type="float">
            <text:p>24080112.956858</text:p>
          </table:table-cell>
        </table:table-row>
        <table:table-row table:style-name="ro1">
          <table:table-cell table:number-columns-repeated="2"/>
          <table:table-cell table:formula="of:=[.$B$3]*([$lsm303.G176]+[.$B$2])" office:value-type="float" office:value="1965.71699228" calcext:value-type="float">
            <text:p>1965.71699228</text:p>
          </table:table-cell>
          <table:table-cell table:formula="of:=[.$B$5]*([$lsm303.H176]+[.$B$4])" office:value-type="float" office:value="2948.58917961" calcext:value-type="float">
            <text:p>2948.58917961</text:p>
          </table:table-cell>
          <table:table-cell table:formula="of:=[.$B$7]*([$lsm303.I176]+[.$B$6])" office:value-type="float" office:value="24178397.760763" calcext:value-type="float">
            <text:p>24178397.760763</text:p>
          </table:table-cell>
        </table:table-row>
        <table:table-row table:style-name="ro1">
          <table:table-cell table:number-columns-repeated="2"/>
          <table:table-cell table:formula="of:=[.$B$3]*([$lsm303.G177]+[.$B$2])" office:value-type="float" office:value="10811.47309378" calcext:value-type="float">
            <text:p>10811.47309378</text:p>
          </table:table-cell>
          <table:table-cell table:formula="of:=[.$B$5]*([$lsm303.H177]+[.$B$4])" office:value-type="float" office:value="12777.20682016" calcext:value-type="float">
            <text:p>12777.20682016</text:p>
          </table:table-cell>
          <table:table-cell table:formula="of:=[.$B$7]*([$lsm303.I177]+[.$B$6])" office:value-type="float" office:value="24178397.760763" calcext:value-type="float">
            <text:p>24178397.760763</text:p>
          </table:table-cell>
        </table:table-row>
        <table:table-row table:style-name="ro1">
          <table:table-cell table:number-columns-repeated="2"/>
          <table:table-cell table:formula="of:=[.$B$3]*([$lsm303.G178]+[.$B$2])" office:value-type="float" office:value="6880.02618756" calcext:value-type="float">
            <text:p>6880.02618756</text:p>
          </table:table-cell>
          <table:table-cell table:formula="of:=[.$B$5]*([$lsm303.H178]+[.$B$4])" office:value-type="float" office:value="11794.34528111" calcext:value-type="float">
            <text:p>11794.34528111</text:p>
          </table:table-cell>
          <table:table-cell table:formula="of:=[.$B$7]*([$lsm303.I178]+[.$B$6])" office:value-type="float" office:value="24571544.176385" calcext:value-type="float">
            <text:p>24571544.176385</text:p>
          </table:table-cell>
        </table:table-row>
        <table:table-row table:style-name="ro1">
          <table:table-cell table:number-columns-repeated="2"/>
          <table:table-cell table:formula="of:=[.$B$3]*([$lsm303.G179]+[.$B$2])" office:value-type="float" office:value="3931.44082039" calcext:value-type="float">
            <text:p>3931.44082039</text:p>
          </table:table-cell>
          <table:table-cell table:formula="of:=[.$B$5]*([$lsm303.H179]+[.$B$4])" office:value-type="float" office:value="7862.89762489" calcext:value-type="float">
            <text:p>7862.89762489</text:p>
          </table:table-cell>
          <table:table-cell table:formula="of:=[.$B$7]*([$lsm303.I179]+[.$B$6])" office:value-type="float" office:value="23981825.752952" calcext:value-type="float">
            <text:p>23981825.752952</text:p>
          </table:table-cell>
        </table:table-row>
        <table:table-row table:style-name="ro1">
          <table:table-cell table:number-columns-repeated="2"/>
          <table:table-cell table:formula="of:=[.$B$3]*([$lsm303.G180]+[.$B$2])" office:value-type="float" office:value="7862.88772661" calcext:value-type="float">
            <text:p>7862.88772661</text:p>
          </table:table-cell>
          <table:table-cell table:formula="of:=[.$B$5]*([$lsm303.H180]+[.$B$4])" office:value-type="float" office:value="18674.3760545" calcext:value-type="float">
            <text:p>18674.3760545</text:p>
          </table:table-cell>
          <table:table-cell table:formula="of:=[.$B$7]*([$lsm303.I180]+[.$B$6])" office:value-type="float" office:value="24178397.760763" calcext:value-type="float">
            <text:p>24178397.760763</text:p>
          </table:table-cell>
        </table:table-row>
        <table:table-row table:style-name="ro1">
          <table:table-cell table:number-columns-repeated="2"/>
          <table:table-cell table:formula="of:=[.$B$3]*([$lsm303.G181]+[.$B$2])" office:value-type="float" office:value="3931.44082039" calcext:value-type="float">
            <text:p>3931.44082039</text:p>
          </table:table-cell>
          <table:table-cell table:formula="of:=[.$B$5]*([$lsm303.H181]+[.$B$4])" office:value-type="float" office:value="4914.31300772" calcext:value-type="float">
            <text:p>4914.31300772</text:p>
          </table:table-cell>
          <table:table-cell table:formula="of:=[.$B$7]*([$lsm303.I181]+[.$B$6])" office:value-type="float" office:value="23293822.525613" calcext:value-type="float">
            <text:p>23293822.525613</text:p>
          </table:table-cell>
        </table:table-row>
        <table:table-row table:style-name="ro1">
          <table:table-cell table:number-columns-repeated="2"/>
          <table:table-cell table:formula="of:=[.$B$3]*([$lsm303.G182]+[.$B$2])" office:value-type="float" office:value="2948.57928134" calcext:value-type="float">
            <text:p>2948.57928134</text:p>
          </table:table-cell>
          <table:table-cell table:formula="of:=[.$B$5]*([$lsm303.H182]+[.$B$4])" office:value-type="float" office:value="7862.89762489" calcext:value-type="float">
            <text:p>7862.89762489</text:p>
          </table:table-cell>
          <table:table-cell table:formula="of:=[.$B$7]*([$lsm303.I182]+[.$B$6])" office:value-type="float" office:value="24964688.192008" calcext:value-type="float">
            <text:p>24964688.192008</text:p>
          </table:table-cell>
        </table:table-row>
        <table:table-row table:style-name="ro1">
          <table:table-cell table:number-columns-repeated="2"/>
          <table:table-cell table:formula="of:=[.$B$3]*([$lsm303.G183]+[.$B$2])" office:value-type="float" office:value="11794.33482033" calcext:value-type="float">
            <text:p>11794.33482033</text:p>
          </table:table-cell>
          <table:table-cell table:formula="of:=[.$B$5]*([$lsm303.H183]+[.$B$4])" office:value-type="float" office:value="1965.72764055" calcext:value-type="float">
            <text:p>1965.72764055</text:p>
          </table:table-cell>
          <table:table-cell table:formula="of:=[.$B$7]*([$lsm303.I183]+[.$B$6])" office:value-type="float" office:value="23195537.721708" calcext:value-type="float">
            <text:p>23195537.721708</text:p>
          </table:table-cell>
        </table:table-row>
        <table:table-row table:style-name="ro1">
          <table:table-cell table:number-columns-repeated="2"/>
          <table:table-cell table:formula="of:=[.$B$3]*([$lsm303.G184]+[.$B$2])" office:value-type="float" office:value="8845.74964067" calcext:value-type="float">
            <text:p>8845.74964067</text:p>
          </table:table-cell>
          <table:table-cell table:formula="of:=[.$B$5]*([$lsm303.H184]+[.$B$4])" office:value-type="float" office:value="3931.45071866" calcext:value-type="float">
            <text:p>3931.45071866</text:p>
          </table:table-cell>
          <table:table-cell table:formula="of:=[.$B$7]*([$lsm303.I184]+[.$B$6])" office:value-type="float" office:value="24571544.176385" calcext:value-type="float">
            <text:p>24571544.176385</text:p>
          </table:table-cell>
        </table:table-row>
        <table:table-row table:style-name="ro1">
          <table:table-cell table:number-columns-repeated="2"/>
          <table:table-cell table:formula="of:=[.$B$3]*([$lsm303.G185]+[.$B$2])" office:value-type="float" office:value="6880.02618756" calcext:value-type="float">
            <text:p>6880.02618756</text:p>
          </table:table-cell>
          <table:table-cell table:formula="of:=[.$B$5]*([$lsm303.H185]+[.$B$4])" office:value-type="float" office:value="15725.79143733" calcext:value-type="float">
            <text:p>15725.79143733</text:p>
          </table:table-cell>
          <table:table-cell table:formula="of:=[.$B$7]*([$lsm303.I185]+[.$B$6])" office:value-type="float" office:value="23981825.752952" calcext:value-type="float">
            <text:p>23981825.752952</text:p>
          </table:table-cell>
        </table:table-row>
        <table:table-row table:style-name="ro1">
          <table:table-cell table:number-columns-repeated="2"/>
          <table:table-cell table:formula="of:=[.$B$3]*([$lsm303.G186]+[.$B$2])" office:value-type="float" office:value="10811.47309378" calcext:value-type="float">
            <text:p>10811.47309378</text:p>
          </table:table-cell>
          <table:table-cell table:formula="of:=[.$B$5]*([$lsm303.H186]+[.$B$4])" office:value-type="float" office:value="982.8653515" calcext:value-type="float">
            <text:p>982.8653515</text:p>
          </table:table-cell>
          <table:table-cell table:formula="of:=[.$B$7]*([$lsm303.I186]+[.$B$6])" office:value-type="float" office:value="23883540.949047" calcext:value-type="float">
            <text:p>23883540.949047</text:p>
          </table:table-cell>
        </table:table-row>
        <table:table-row table:style-name="ro1">
          <table:table-cell table:number-columns-repeated="2"/>
          <table:table-cell table:formula="of:=[.$B$3]*([$lsm303.G187]+[.$B$2])" office:value-type="float" office:value="5897.1646485" calcext:value-type="float">
            <text:p>5897.1646485</text:p>
          </table:table-cell>
          <table:table-cell table:formula="of:=[.$B$5]*([$lsm303.H187]+[.$B$4])" office:value-type="float" office:value="1965.72764055" calcext:value-type="float">
            <text:p>1965.72764055</text:p>
          </table:table-cell>
          <table:table-cell table:formula="of:=[.$B$7]*([$lsm303.I187]+[.$B$6])" office:value-type="float" office:value="24473256.97248" calcext:value-type="float">
            <text:p>24473256.97248</text:p>
          </table:table-cell>
        </table:table-row>
        <table:table-row table:style-name="ro1">
          <table:table-cell table:number-columns-repeated="2"/>
          <table:table-cell table:formula="of:=[.$B$3]*([$lsm303.G188]+[.$B$2])" office:value-type="float" office:value="6880.02618756" calcext:value-type="float">
            <text:p>6880.02618756</text:p>
          </table:table-cell>
          <table:table-cell table:formula="of:=[.$B$5]*([$lsm303.H188]+[.$B$4])" office:value-type="float" office:value="-982.85772661" calcext:value-type="float">
            <text:p>-982.85772661</text:p>
          </table:table-cell>
          <table:table-cell table:formula="of:=[.$B$7]*([$lsm303.I188]+[.$B$6])" office:value-type="float" office:value="24178397.760763" calcext:value-type="float">
            <text:p>24178397.760763</text:p>
          </table:table-cell>
        </table:table-row>
        <table:table-row table:style-name="ro1">
          <table:table-cell table:number-columns-repeated="2"/>
          <table:table-cell table:formula="of:=[.$B$3]*([$lsm303.G189]+[.$B$2])" office:value-type="float" office:value="4914.30235945" calcext:value-type="float">
            <text:p>4914.30235945</text:p>
          </table:table-cell>
          <table:table-cell table:formula="of:=[.$B$5]*([$lsm303.H189]+[.$B$4])" office:value-type="float" office:value="-1965.71964067" calcext:value-type="float">
            <text:p>-1965.71964067</text:p>
          </table:table-cell>
          <table:table-cell table:formula="of:=[.$B$7]*([$lsm303.I189]+[.$B$6])" office:value-type="float" office:value="24571544.176385" calcext:value-type="float">
            <text:p>24571544.176385</text:p>
          </table:table-cell>
        </table:table-row>
        <table:table-row table:style-name="ro1">
          <table:table-cell table:number-columns-repeated="2"/>
          <table:table-cell table:formula="of:=[.$B$3]*([$lsm303.G190]+[.$B$2])" office:value-type="float" office:value="11794.33482033" calcext:value-type="float">
            <text:p>11794.33482033</text:p>
          </table:table-cell>
          <table:table-cell table:formula="of:=[.$B$5]*([$lsm303.H190]+[.$B$4])" office:value-type="float" office:value="-2948.58117972" calcext:value-type="float">
            <text:p>-2948.58117972</text:p>
          </table:table-cell>
          <table:table-cell table:formula="of:=[.$B$7]*([$lsm303.I190]+[.$B$6])" office:value-type="float" office:value="24276684.964669" calcext:value-type="float">
            <text:p>24276684.964669</text:p>
          </table:table-cell>
        </table:table-row>
        <table:table-row table:style-name="ro1">
          <table:table-cell table:number-columns-repeated="2"/>
          <table:table-cell table:formula="of:=[.$B$3]*([$lsm303.G191]+[.$B$2])" office:value-type="float" office:value="2948.57928134" calcext:value-type="float">
            <text:p>2948.57928134</text:p>
          </table:table-cell>
          <table:table-cell table:formula="of:=[.$B$5]*([$lsm303.H191]+[.$B$4])" office:value-type="float" office:value="13760.06835922" calcext:value-type="float">
            <text:p>13760.06835922</text:p>
          </table:table-cell>
          <table:table-cell table:formula="of:=[.$B$7]*([$lsm303.I191]+[.$B$6])" office:value-type="float" office:value="24178397.760763" calcext:value-type="float">
            <text:p>24178397.760763</text:p>
          </table:table-cell>
        </table:table-row>
        <table:table-row table:style-name="ro1">
          <table:table-cell table:number-columns-repeated="2"/>
          <table:table-cell table:formula="of:=[.$B$3]*([$lsm303.G192]+[.$B$2])" office:value-type="float" office:value="3931.44082039" calcext:value-type="float">
            <text:p>3931.44082039</text:p>
          </table:table-cell>
          <table:table-cell table:formula="of:=[.$B$5]*([$lsm303.H192]+[.$B$4])" office:value-type="float" office:value="4914.31300772" calcext:value-type="float">
            <text:p>4914.31300772</text:p>
          </table:table-cell>
          <table:table-cell table:formula="of:=[.$B$7]*([$lsm303.I192]+[.$B$6])" office:value-type="float" office:value="23981825.752952" calcext:value-type="float">
            <text:p>23981825.752952</text:p>
          </table:table-cell>
        </table:table-row>
        <table:table-row table:style-name="ro1">
          <table:table-cell table:number-columns-repeated="2"/>
          <table:table-cell table:formula="of:=[.$B$3]*([$lsm303.G193]+[.$B$2])" office:value-type="float" office:value="13760.05827344" calcext:value-type="float">
            <text:p>13760.05827344</text:p>
          </table:table-cell>
          <table:table-cell table:formula="of:=[.$B$5]*([$lsm303.H193]+[.$B$4])" office:value-type="float" office:value="5897.17454678" calcext:value-type="float">
            <text:p>5897.17454678</text:p>
          </table:table-cell>
          <table:table-cell table:formula="of:=[.$B$7]*([$lsm303.I193]+[.$B$6])" office:value-type="float" office:value="23293822.525613" calcext:value-type="float">
            <text:p>23293822.525613</text:p>
          </table:table-cell>
        </table:table-row>
        <table:table-row table:style-name="ro1">
          <table:table-cell table:number-columns-repeated="2"/>
          <table:table-cell table:formula="of:=[.$B$3]*([$lsm303.G194]+[.$B$2])" office:value-type="float" office:value="-6880.03835922" calcext:value-type="float">
            <text:p>-6880.03835922</text:p>
          </table:table-cell>
          <table:table-cell table:formula="of:=[.$B$5]*([$lsm303.H194]+[.$B$4])" office:value-type="float" office:value="12777.20682016" calcext:value-type="float">
            <text:p>12777.20682016</text:p>
          </table:table-cell>
          <table:table-cell table:formula="of:=[.$B$7]*([$lsm303.I194]+[.$B$6])" office:value-type="float" office:value="25062975.395913" calcext:value-type="float">
            <text:p>25062975.395913</text:p>
          </table:table-cell>
        </table:table-row>
        <table:table-row table:style-name="ro1">
          <table:table-cell table:number-columns-repeated="2"/>
          <table:table-cell table:formula="of:=[.$B$3]*([$lsm303.G195]+[.$B$2])" office:value-type="float" office:value="7862.88772661" calcext:value-type="float">
            <text:p>7862.88772661</text:p>
          </table:table-cell>
          <table:table-cell table:formula="of:=[.$B$5]*([$lsm303.H195]+[.$B$4])" office:value-type="float" office:value="-2948.58117972" calcext:value-type="float">
            <text:p>-2948.58117972</text:p>
          </table:table-cell>
          <table:table-cell table:formula="of:=[.$B$7]*([$lsm303.I195]+[.$B$6])" office:value-type="float" office:value="24178397.760763" calcext:value-type="float">
            <text:p>24178397.760763</text:p>
          </table:table-cell>
        </table:table-row>
        <table:table-row table:style-name="ro1">
          <table:table-cell table:number-columns-repeated="2"/>
          <table:table-cell table:formula="of:=[.$B$3]*([$lsm303.G196]+[.$B$2])" office:value-type="float" office:value="11794.33482033" calcext:value-type="float">
            <text:p>11794.33482033</text:p>
          </table:table-cell>
          <table:table-cell table:formula="of:=[.$B$5]*([$lsm303.H196]+[.$B$4])" office:value-type="float" office:value="13760.06835922" calcext:value-type="float">
            <text:p>13760.06835922</text:p>
          </table:table-cell>
          <table:table-cell table:formula="of:=[.$B$7]*([$lsm303.I196]+[.$B$6])" office:value-type="float" office:value="20934956.03188" calcext:value-type="float">
            <text:p>20934956.03188</text:p>
          </table:table-cell>
        </table:table-row>
        <table:table-row table:style-name="ro1">
          <table:table-cell table:number-columns-repeated="2"/>
          <table:table-cell table:formula="of:=[.$B$3]*([$lsm303.G197]+[.$B$2])" office:value-type="float" office:value="7862.88772661" calcext:value-type="float">
            <text:p>7862.88772661</text:p>
          </table:table-cell>
          <table:table-cell table:formula="of:=[.$B$5]*([$lsm303.H197]+[.$B$4])" office:value-type="float" office:value="1965.72764055" calcext:value-type="float">
            <text:p>1965.72764055</text:p>
          </table:table-cell>
          <table:table-cell table:formula="of:=[.$B$7]*([$lsm303.I197]+[.$B$6])" office:value-type="float" office:value="24276684.964669" calcext:value-type="float">
            <text:p>24276684.964669</text:p>
          </table:table-cell>
        </table:table-row>
        <table:table-row table:style-name="ro1">
          <table:table-cell table:number-columns-repeated="2"/>
          <table:table-cell table:formula="of:=[.$B$3]*([$lsm303.G198]+[.$B$2])" office:value-type="float" office:value="5897.1646485" calcext:value-type="float">
            <text:p>5897.1646485</text:p>
          </table:table-cell>
          <table:table-cell table:formula="of:=[.$B$5]*([$lsm303.H198]+[.$B$4])" office:value-type="float" office:value="5897.17454678" calcext:value-type="float">
            <text:p>5897.17454678</text:p>
          </table:table-cell>
          <table:table-cell table:formula="of:=[.$B$7]*([$lsm303.I198]+[.$B$6])" office:value-type="float" office:value="23981825.752952" calcext:value-type="float">
            <text:p>23981825.752952</text:p>
          </table:table-cell>
        </table:table-row>
        <table:table-row table:style-name="ro1">
          <table:table-cell table:number-columns-repeated="2"/>
          <table:table-cell table:formula="of:=[.$B$3]*([$lsm303.G199]+[.$B$2])" office:value-type="float" office:value="9828.61117972" calcext:value-type="float">
            <text:p>9828.61117972</text:p>
          </table:table-cell>
          <table:table-cell table:formula="of:=[.$B$5]*([$lsm303.H199]+[.$B$4])" office:value-type="float" office:value="3931.45071866" calcext:value-type="float">
            <text:p>3931.45071866</text:p>
          </table:table-cell>
          <table:table-cell table:formula="of:=[.$B$7]*([$lsm303.I199]+[.$B$6])" office:value-type="float" office:value="23392109.729519" calcext:value-type="float">
            <text:p>23392109.729519</text:p>
          </table:table-cell>
        </table:table-row>
        <table:table-row table:style-name="ro1">
          <table:table-cell table:number-columns-repeated="2"/>
          <table:table-cell table:formula="of:=[.$B$3]*([$lsm303.G200]+[.$B$2])" office:value-type="float" office:value="10811.47309378" calcext:value-type="float">
            <text:p>10811.47309378</text:p>
          </table:table-cell>
          <table:table-cell table:formula="of:=[.$B$5]*([$lsm303.H200]+[.$B$4])" office:value-type="float" office:value="1965.72764055" calcext:value-type="float">
            <text:p>1965.72764055</text:p>
          </table:table-cell>
          <table:table-cell table:formula="of:=[.$B$7]*([$lsm303.I200]+[.$B$6])" office:value-type="float" office:value="24080112.956858" calcext:value-type="float">
            <text:p>24080112.956858</text:p>
          </table:table-cell>
        </table:table-row>
        <table:table-row table:style-name="ro1">
          <table:table-cell table:number-columns-repeated="2"/>
          <table:table-cell table:formula="of:=[.$B$3]*([$lsm303.G201]+[.$B$2])" office:value-type="float" office:value="4914.30235945" calcext:value-type="float">
            <text:p>4914.30235945</text:p>
          </table:table-cell>
          <table:table-cell table:formula="of:=[.$B$5]*([$lsm303.H201]+[.$B$4])" office:value-type="float" office:value="20640.09913261" calcext:value-type="float">
            <text:p>20640.09913261</text:p>
          </table:table-cell>
          <table:table-cell table:formula="of:=[.$B$7]*([$lsm303.I201]+[.$B$6])" office:value-type="float" office:value="24374972.168574" calcext:value-type="float">
            <text:p>24374972.168574</text:p>
          </table:table-cell>
        </table:table-row>
        <table:table-row table:style-name="ro1">
          <table:table-cell table:number-columns-repeated="2"/>
          <table:table-cell table:formula="of:=[.$B$3]*([$lsm303.G202]+[.$B$2])" office:value-type="float" office:value="8845.74964067" calcext:value-type="float">
            <text:p>8845.74964067</text:p>
          </table:table-cell>
          <table:table-cell table:formula="of:=[.$B$5]*([$lsm303.H202]+[.$B$4])" office:value-type="float" office:value="2948.58917961" calcext:value-type="float">
            <text:p>2948.58917961</text:p>
          </table:table-cell>
          <table:table-cell table:formula="of:=[.$B$7]*([$lsm303.I202]+[.$B$6])" office:value-type="float" office:value="24473256.97248" calcext:value-type="float">
            <text:p>24473256.97248</text:p>
          </table:table-cell>
        </table:table-row>
        <table:table-row table:style-name="ro1">
          <table:table-cell table:number-columns-repeated="2"/>
          <table:table-cell table:formula="of:=[.$B$3]*([$lsm303.G203]+[.$B$2])" office:value-type="float" office:value="6880.02618756" calcext:value-type="float">
            <text:p>6880.02618756</text:p>
          </table:table-cell>
          <table:table-cell table:formula="of:=[.$B$5]*([$lsm303.H203]+[.$B$4])" office:value-type="float" office:value="-5897.16654689" calcext:value-type="float">
            <text:p>-5897.16654689</text:p>
          </table:table-cell>
          <table:table-cell table:formula="of:=[.$B$7]*([$lsm303.I203]+[.$B$6])" office:value-type="float" office:value="24473256.97248" calcext:value-type="float">
            <text:p>24473256.97248</text:p>
          </table:table-cell>
        </table:table-row>
        <table:table-row table:style-name="ro1">
          <table:table-cell table:number-columns-repeated="2"/>
          <table:table-cell table:formula="of:=[.$B$3]*([$lsm303.G204]+[.$B$2])" office:value-type="float" office:value="3931.44082039" calcext:value-type="float">
            <text:p>3931.44082039</text:p>
          </table:table-cell>
          <table:table-cell table:formula="of:=[.$B$5]*([$lsm303.H204]+[.$B$4])" office:value-type="float" office:value="12777.20682016" calcext:value-type="float">
            <text:p>12777.20682016</text:p>
          </table:table-cell>
          <table:table-cell table:formula="of:=[.$B$7]*([$lsm303.I204]+[.$B$6])" office:value-type="float" office:value="23883540.949047" calcext:value-type="float">
            <text:p>23883540.949047</text:p>
          </table:table-cell>
        </table:table-row>
        <table:table-row table:style-name="ro1">
          <table:table-cell table:number-columns-repeated="2"/>
          <table:table-cell table:formula="of:=[.$B$3]*([$lsm303.G205]+[.$B$2])" office:value-type="float" office:value="12777.19654689" calcext:value-type="float">
            <text:p>12777.19654689</text:p>
          </table:table-cell>
          <table:table-cell table:formula="of:=[.$B$5]*([$lsm303.H205]+[.$B$4])" office:value-type="float" office:value="-2948.58117972" calcext:value-type="float">
            <text:p>-2948.58117972</text:p>
          </table:table-cell>
          <table:table-cell table:formula="of:=[.$B$7]*([$lsm303.I205]+[.$B$6])" office:value-type="float" office:value="24768116.184196" calcext:value-type="float">
            <text:p>24768116.184196</text:p>
          </table:table-cell>
        </table:table-row>
        <table:table-row table:style-name="ro1">
          <table:table-cell table:number-columns-repeated="2"/>
          <table:table-cell table:formula="of:=[.$B$3]*([$lsm303.G206]+[.$B$2])" office:value-type="float" office:value="13760.05827344" calcext:value-type="float">
            <text:p>13760.05827344</text:p>
          </table:table-cell>
          <table:table-cell table:formula="of:=[.$B$5]*([$lsm303.H206]+[.$B$4])" office:value-type="float" office:value="1965.72764055" calcext:value-type="float">
            <text:p>1965.72764055</text:p>
          </table:table-cell>
          <table:table-cell table:formula="of:=[.$B$7]*([$lsm303.I206]+[.$B$6])" office:value-type="float" office:value="22704106.50218" calcext:value-type="float">
            <text:p>22704106.50218</text:p>
          </table:table-cell>
        </table:table-row>
        <table:table-row table:style-name="ro1">
          <table:table-cell table:number-columns-repeated="2"/>
          <table:table-cell table:formula="of:=[.$B$3]*([$lsm303.G207]+[.$B$2])" office:value-type="float" office:value="10811.47309378" calcext:value-type="float">
            <text:p>10811.47309378</text:p>
          </table:table-cell>
          <table:table-cell table:formula="of:=[.$B$5]*([$lsm303.H207]+[.$B$4])" office:value-type="float" office:value="-6880.02827344" calcext:value-type="float">
            <text:p>-6880.02827344</text:p>
          </table:table-cell>
          <table:table-cell table:formula="of:=[.$B$7]*([$lsm303.I207]+[.$B$6])" office:value-type="float" office:value="24473256.97248" calcext:value-type="float">
            <text:p>24473256.97248</text:p>
          </table:table-cell>
        </table:table-row>
        <table:table-row table:style-name="ro1">
          <table:table-cell table:number-columns-repeated="2"/>
          <table:table-cell table:formula="of:=[.$B$3]*([$lsm303.G208]+[.$B$2])" office:value-type="float" office:value="5897.1646485" calcext:value-type="float">
            <text:p>5897.1646485</text:p>
          </table:table-cell>
          <table:table-cell table:formula="of:=[.$B$5]*([$lsm303.H208]+[.$B$4])" office:value-type="float" office:value="-9828.61345311" calcext:value-type="float">
            <text:p>-9828.61345311</text:p>
          </table:table-cell>
          <table:table-cell table:formula="of:=[.$B$7]*([$lsm303.I208]+[.$B$6])" office:value-type="float" office:value="24669828.980291" calcext:value-type="float">
            <text:p>24669828.980291</text:p>
          </table:table-cell>
        </table:table-row>
        <table:table-row table:style-name="ro1">
          <table:table-cell table:number-columns-repeated="2"/>
          <table:table-cell table:formula="of:=[.$B$3]*([$lsm303.G209]+[.$B$2])" office:value-type="float" office:value="8845.74964067" calcext:value-type="float">
            <text:p>8845.74964067</text:p>
          </table:table-cell>
          <table:table-cell table:formula="of:=[.$B$5]*([$lsm303.H209]+[.$B$4])" office:value-type="float" office:value="10811.48374205" calcext:value-type="float">
            <text:p>10811.48374205</text:p>
          </table:table-cell>
          <table:table-cell table:formula="of:=[.$B$7]*([$lsm303.I209]+[.$B$6])" office:value-type="float" office:value="23785253.745141" calcext:value-type="float">
            <text:p>23785253.745141</text:p>
          </table:table-cell>
        </table:table-row>
        <table:table-row table:style-name="ro1">
          <table:table-cell table:number-columns-repeated="2"/>
          <table:table-cell table:formula="of:=[.$B$3]*([$lsm303.G210]+[.$B$2])" office:value-type="float" office:value="7862.88772661" calcext:value-type="float">
            <text:p>7862.88772661</text:p>
          </table:table-cell>
          <table:table-cell table:formula="of:=[.$B$5]*([$lsm303.H210]+[.$B$4])" office:value-type="float" office:value="14742.92989827" calcext:value-type="float">
            <text:p>14742.92989827</text:p>
          </table:table-cell>
          <table:table-cell table:formula="of:=[.$B$7]*([$lsm303.I210]+[.$B$6])" office:value-type="float" office:value="23785253.745141" calcext:value-type="float">
            <text:p>23785253.745141</text:p>
          </table:table-cell>
        </table:table-row>
        <table:table-row table:style-name="ro1">
          <table:table-cell table:number-columns-repeated="2"/>
          <table:table-cell table:formula="of:=[.$B$3]*([$lsm303.G211]+[.$B$2])" office:value-type="float" office:value="9828.61117972" calcext:value-type="float">
            <text:p>9828.61117972</text:p>
          </table:table-cell>
          <table:table-cell table:formula="of:=[.$B$5]*([$lsm303.H211]+[.$B$4])" office:value-type="float" office:value="-7862.89" calcext:value-type="float">
            <text:p>-7862.89</text:p>
          </table:table-cell>
          <table:table-cell table:formula="of:=[.$B$7]*([$lsm303.I211]+[.$B$6])" office:value-type="float" office:value="23785253.745141" calcext:value-type="float">
            <text:p>23785253.745141</text:p>
          </table:table-cell>
        </table:table-row>
        <table:table-row table:style-name="ro1">
          <table:table-cell table:number-columns-repeated="2"/>
          <table:table-cell table:formula="of:=[.$B$3]*([$lsm303.G212]+[.$B$2])" office:value-type="float" office:value="9828.61117972" calcext:value-type="float">
            <text:p>9828.61117972</text:p>
          </table:table-cell>
          <table:table-cell table:formula="of:=[.$B$5]*([$lsm303.H212]+[.$B$4])" office:value-type="float" office:value="-5897.16654689" calcext:value-type="float">
            <text:p>-5897.16654689</text:p>
          </table:table-cell>
          <table:table-cell table:formula="of:=[.$B$7]*([$lsm303.I212]+[.$B$6])" office:value-type="float" office:value="24374972.168574" calcext:value-type="float">
            <text:p>24374972.168574</text:p>
          </table:table-cell>
        </table:table-row>
        <table:table-row table:style-name="ro1">
          <table:table-cell table:number-columns-repeated="2"/>
          <table:table-cell table:formula="of:=[.$B$3]*([$lsm303.G213]+[.$B$2])" office:value-type="float" office:value="13760.05827344" calcext:value-type="float">
            <text:p>13760.05827344</text:p>
          </table:table-cell>
          <table:table-cell table:formula="of:=[.$B$5]*([$lsm303.H213]+[.$B$4])" office:value-type="float" office:value="-7862.89" calcext:value-type="float">
            <text:p>-7862.89</text:p>
          </table:table-cell>
          <table:table-cell table:formula="of:=[.$B$7]*([$lsm303.I213]+[.$B$6])" office:value-type="float" office:value="23293822.525613" calcext:value-type="float">
            <text:p>23293822.525613</text:p>
          </table:table-cell>
        </table:table-row>
        <table:table-row table:style-name="ro1">
          <table:table-cell table:number-columns-repeated="2"/>
          <table:table-cell table:formula="of:=[.$B$3]*([$lsm303.G214]+[.$B$2])" office:value-type="float" office:value="6880.02618756" calcext:value-type="float">
            <text:p>6880.02618756</text:p>
          </table:table-cell>
          <table:table-cell table:formula="of:=[.$B$5]*([$lsm303.H214]+[.$B$4])" office:value-type="float" office:value="-2948.58117972" calcext:value-type="float">
            <text:p>-2948.58117972</text:p>
          </table:table-cell>
          <table:table-cell table:formula="of:=[.$B$7]*([$lsm303.I214]+[.$B$6])" office:value-type="float" office:value="24473256.97248" calcext:value-type="float">
            <text:p>24473256.97248</text:p>
          </table:table-cell>
        </table:table-row>
        <table:table-row table:style-name="ro1">
          <table:table-cell table:number-columns-repeated="2"/>
          <table:table-cell table:formula="of:=[.$B$3]*([$lsm303.G215]+[.$B$2])" office:value-type="float" office:value="11794.33482033" calcext:value-type="float">
            <text:p>11794.33482033</text:p>
          </table:table-cell>
          <table:table-cell table:formula="of:=[.$B$5]*([$lsm303.H215]+[.$B$4])" office:value-type="float" office:value="-12777.19882028" calcext:value-type="float">
            <text:p>-12777.19882028</text:p>
          </table:table-cell>
          <table:table-cell table:formula="of:=[.$B$7]*([$lsm303.I215]+[.$B$6])" office:value-type="float" office:value="23588681.73733" calcext:value-type="float">
            <text:p>23588681.73733</text:p>
          </table:table-cell>
        </table:table-row>
        <table:table-row table:style-name="ro1">
          <table:table-cell table:number-columns-repeated="2"/>
          <table:table-cell table:formula="of:=[.$B$3]*([$lsm303.G216]+[.$B$2])" office:value-type="float" office:value="6880.02618756" calcext:value-type="float">
            <text:p>6880.02618756</text:p>
          </table:table-cell>
          <table:table-cell table:formula="of:=[.$B$5]*([$lsm303.H216]+[.$B$4])" office:value-type="float" office:value="-15725.78381244" calcext:value-type="float">
            <text:p>-15725.78381244</text:p>
          </table:table-cell>
          <table:table-cell table:formula="of:=[.$B$7]*([$lsm303.I216]+[.$B$6])" office:value-type="float" office:value="23883540.949047" calcext:value-type="float">
            <text:p>23883540.949047</text:p>
          </table:table-cell>
        </table:table-row>
        <table:table-row table:style-name="ro1">
          <table:table-cell table:number-columns-repeated="2"/>
          <table:table-cell table:formula="of:=[.$B$3]*([$lsm303.G217]+[.$B$2])" office:value-type="float" office:value="-0.00608583000022918" calcext:value-type="float">
            <text:p>-0.006085830000229</text:p>
          </table:table-cell>
          <table:table-cell table:formula="of:=[.$B$5]*([$lsm303.H217]+[.$B$4])" office:value-type="float" office:value="1965.72764055" calcext:value-type="float">
            <text:p>1965.72764055</text:p>
          </table:table-cell>
          <table:table-cell table:formula="of:=[.$B$7]*([$lsm303.I217]+[.$B$6])" office:value-type="float" office:value="25259547.403724" calcext:value-type="float">
            <text:p>25259547.403724</text:p>
          </table:table-cell>
        </table:table-row>
        <table:table-row table:style-name="ro1">
          <table:table-cell table:number-columns-repeated="2"/>
          <table:table-cell table:formula="of:=[.$B$3]*([$lsm303.G218]+[.$B$2])" office:value-type="float" office:value="-11794.3460545" calcext:value-type="float">
            <text:p>-11794.3460545</text:p>
          </table:table-cell>
          <table:table-cell table:formula="of:=[.$B$5]*([$lsm303.H218]+[.$B$4])" office:value-type="float" office:value="46194.50814805" calcext:value-type="float">
            <text:p>46194.50814805</text:p>
          </table:table-cell>
          <table:table-cell table:formula="of:=[.$B$7]*([$lsm303.I218]+[.$B$6])" office:value-type="float" office:value="26537266.654496" calcext:value-type="float">
            <text:p>26537266.654496</text:p>
          </table:table-cell>
        </table:table-row>
        <table:table-row table:style-name="ro1">
          <table:table-cell table:number-columns-repeated="2"/>
          <table:table-cell table:formula="of:=[.$B$3]*([$lsm303.G219]+[.$B$2])" office:value-type="float" office:value="12777.19654689" calcext:value-type="float">
            <text:p>12777.19654689</text:p>
          </table:table-cell>
          <table:table-cell table:formula="of:=[.$B$5]*([$lsm303.H219]+[.$B$4])" office:value-type="float" office:value="17691.51601544" calcext:value-type="float">
            <text:p>17691.51601544</text:p>
          </table:table-cell>
          <table:table-cell table:formula="of:=[.$B$7]*([$lsm303.I219]+[.$B$6])" office:value-type="float" office:value="22802391.306086" calcext:value-type="float">
            <text:p>22802391.306086</text:p>
          </table:table-cell>
        </table:table-row>
        <table:table-row table:style-name="ro1">
          <table:table-cell table:number-columns-repeated="2"/>
          <table:table-cell table:formula="of:=[.$B$3]*([$lsm303.G220]+[.$B$2])" office:value-type="float" office:value="-4914.31528111" calcext:value-type="float">
            <text:p>-4914.31528111</text:p>
          </table:table-cell>
          <table:table-cell table:formula="of:=[.$B$5]*([$lsm303.H220]+[.$B$4])" office:value-type="float" office:value="8845.75916394" calcext:value-type="float">
            <text:p>8845.75916394</text:p>
          </table:table-cell>
          <table:table-cell table:formula="of:=[.$B$7]*([$lsm303.I220]+[.$B$6])" office:value-type="float" office:value="23490394.533424" calcext:value-type="float">
            <text:p>23490394.533424</text:p>
          </table:table-cell>
        </table:table-row>
        <table:table-row table:style-name="ro1">
          <table:table-cell table:number-columns-repeated="2"/>
          <table:table-cell table:formula="of:=[.$B$3]*([$lsm303.G221]+[.$B$2])" office:value-type="float" office:value="-1965.72916394" calcext:value-type="float">
            <text:p>-1965.72916394</text:p>
          </table:table-cell>
          <table:table-cell table:formula="of:=[.$B$5]*([$lsm303.H221]+[.$B$4])" office:value-type="float" office:value="-982.85772661" calcext:value-type="float">
            <text:p>-982.85772661</text:p>
          </table:table-cell>
          <table:table-cell table:formula="of:=[.$B$7]*([$lsm303.I221]+[.$B$6])" office:value-type="float" office:value="25161260.199819" calcext:value-type="float">
            <text:p>25161260.199819</text:p>
          </table:table-cell>
        </table:table-row>
        <table:table-row table:style-name="ro1">
          <table:table-cell table:number-columns-repeated="2"/>
          <table:table-cell table:formula="of:=[.$B$3]*([$lsm303.G222]+[.$B$2])" office:value-type="float" office:value="9828.61117972" calcext:value-type="float">
            <text:p>9828.61117972</text:p>
          </table:table-cell>
          <table:table-cell table:formula="of:=[.$B$5]*([$lsm303.H222]+[.$B$4])" office:value-type="float" office:value="5897.17454678" calcext:value-type="float">
            <text:p>5897.17454678</text:p>
          </table:table-cell>
          <table:table-cell table:formula="of:=[.$B$7]*([$lsm303.I222]+[.$B$6])" office:value-type="float" office:value="24080112.956858" calcext:value-type="float">
            <text:p>24080112.956858</text:p>
          </table:table-cell>
        </table:table-row>
        <table:table-row table:style-name="ro1">
          <table:table-cell table:number-columns-repeated="2"/>
          <table:table-cell table:formula="of:=[.$B$3]*([$lsm303.G223]+[.$B$2])" office:value-type="float" office:value="2948.57928134" calcext:value-type="float">
            <text:p>2948.57928134</text:p>
          </table:table-cell>
          <table:table-cell table:formula="of:=[.$B$5]*([$lsm303.H223]+[.$B$4])" office:value-type="float" office:value="-1965.71964067" calcext:value-type="float">
            <text:p>-1965.71964067</text:p>
          </table:table-cell>
          <table:table-cell table:formula="of:=[.$B$7]*([$lsm303.I223]+[.$B$6])" office:value-type="float" office:value="24178397.760763" calcext:value-type="float">
            <text:p>24178397.760763</text:p>
          </table:table-cell>
        </table:table-row>
        <table:table-row table:style-name="ro1">
          <table:table-cell table:number-columns-repeated="2"/>
          <table:table-cell table:formula="of:=[.$B$3]*([$lsm303.G224]+[.$B$2])" office:value-type="float" office:value="12777.19654689" calcext:value-type="float">
            <text:p>12777.19654689</text:p>
          </table:table-cell>
          <table:table-cell table:formula="of:=[.$B$5]*([$lsm303.H224]+[.$B$4])" office:value-type="float" office:value="14742.92989827" calcext:value-type="float">
            <text:p>14742.92989827</text:p>
          </table:table-cell>
          <table:table-cell table:formula="of:=[.$B$7]*([$lsm303.I224]+[.$B$6])" office:value-type="float" office:value="22998965.713897" calcext:value-type="float">
            <text:p>22998965.713897</text:p>
          </table:table-cell>
        </table:table-row>
        <table:table-row table:style-name="ro1">
          <table:table-cell table:number-columns-repeated="2"/>
          <table:table-cell table:formula="of:=[.$B$3]*([$lsm303.G225]+[.$B$2])" office:value-type="float" office:value="13760.05827344" calcext:value-type="float">
            <text:p>13760.05827344</text:p>
          </table:table-cell>
          <table:table-cell table:formula="of:=[.$B$5]*([$lsm303.H225]+[.$B$4])" office:value-type="float" office:value="-11794.33690622" calcext:value-type="float">
            <text:p>-11794.33690622</text:p>
          </table:table-cell>
          <table:table-cell table:formula="of:=[.$B$7]*([$lsm303.I225]+[.$B$6])" office:value-type="float" office:value="22605819.298275" calcext:value-type="float">
            <text:p>22605819.298275</text:p>
          </table:table-cell>
        </table:table-row>
        <table:table-row table:style-name="ro1">
          <table:table-cell table:number-columns-repeated="2"/>
          <table:table-cell table:formula="of:=[.$B$3]*([$lsm303.G226]+[.$B$2])" office:value-type="float" office:value="-2948.590703" calcext:value-type="float">
            <text:p>-2948.590703</text:p>
          </table:table-cell>
          <table:table-cell table:formula="of:=[.$B$5]*([$lsm303.H226]+[.$B$4])" office:value-type="float" office:value="14742.92989827" calcext:value-type="float">
            <text:p>14742.92989827</text:p>
          </table:table-cell>
          <table:table-cell table:formula="of:=[.$B$7]*([$lsm303.I226]+[.$B$6])" office:value-type="float" office:value="24374972.168574" calcext:value-type="float">
            <text:p>24374972.168574</text:p>
          </table:table-cell>
        </table:table-row>
        <table:table-row table:style-name="ro1">
          <table:table-cell table:number-columns-repeated="2"/>
          <table:table-cell table:formula="of:=[.$B$3]*([$lsm303.G227]+[.$B$2])" office:value-type="float" office:value="1965.71699228" calcext:value-type="float">
            <text:p>1965.71699228</text:p>
          </table:table-cell>
          <table:table-cell table:formula="of:=[.$B$5]*([$lsm303.H227]+[.$B$4])" office:value-type="float" office:value="8845.75916394" calcext:value-type="float">
            <text:p>8845.75916394</text:p>
          </table:table-cell>
          <table:table-cell table:formula="of:=[.$B$7]*([$lsm303.I227]+[.$B$6])" office:value-type="float" office:value="24374972.168574" calcext:value-type="float">
            <text:p>24374972.168574</text:p>
          </table:table-cell>
        </table:table-row>
        <table:table-row table:style-name="ro1">
          <table:table-cell table:number-columns-repeated="2"/>
          <table:table-cell table:formula="of:=[.$B$3]*([$lsm303.G228]+[.$B$2])" office:value-type="float" office:value="3931.44082039" calcext:value-type="float">
            <text:p>3931.44082039</text:p>
          </table:table-cell>
          <table:table-cell table:formula="of:=[.$B$5]*([$lsm303.H228]+[.$B$4])" office:value-type="float" office:value="4914.31300772" calcext:value-type="float">
            <text:p>4914.31300772</text:p>
          </table:table-cell>
          <table:table-cell table:formula="of:=[.$B$7]*([$lsm303.I228]+[.$B$6])" office:value-type="float" office:value="24374972.168574" calcext:value-type="float">
            <text:p>24374972.168574</text:p>
          </table:table-cell>
        </table:table-row>
        <table:table-row table:style-name="ro1">
          <table:table-cell table:number-columns-repeated="2"/>
          <table:table-cell table:formula="of:=[.$B$3]*([$lsm303.G229]+[.$B$2])" office:value-type="float" office:value="14742.92" calcext:value-type="float">
            <text:p>14742.92</text:p>
          </table:table-cell>
          <table:table-cell table:formula="of:=[.$B$5]*([$lsm303.H229]+[.$B$4])" office:value-type="float" office:value="26537.27136694" calcext:value-type="float">
            <text:p>26537.27136694</text:p>
          </table:table-cell>
          <table:table-cell table:formula="of:=[.$B$7]*([$lsm303.I229]+[.$B$6])" office:value-type="float" office:value="14251495.766304" calcext:value-type="float">
            <text:p>14251495.766304</text:p>
          </table:table-cell>
        </table:table-row>
        <table:table-row table:style-name="ro1">
          <table:table-cell table:number-columns-repeated="2"/>
          <table:table-cell table:formula="of:=[.$B$3]*([$lsm303.G230]+[.$B$2])" office:value-type="float" office:value="8845.74964067" calcext:value-type="float">
            <text:p>8845.74964067</text:p>
          </table:table-cell>
          <table:table-cell table:formula="of:=[.$B$5]*([$lsm303.H230]+[.$B$4])" office:value-type="float" office:value="16708.65297639" calcext:value-type="float">
            <text:p>16708.65297639</text:p>
          </table:table-cell>
          <table:table-cell table:formula="of:=[.$B$7]*([$lsm303.I230]+[.$B$6])" office:value-type="float" office:value="23785253.745141" calcext:value-type="float">
            <text:p>23785253.745141</text:p>
          </table:table-cell>
        </table:table-row>
        <table:table-row table:style-name="ro1">
          <table:table-cell table:number-columns-repeated="2"/>
          <table:table-cell table:formula="of:=[.$B$3]*([$lsm303.G231]+[.$B$2])" office:value-type="float" office:value="3931.44082039" calcext:value-type="float">
            <text:p>3931.44082039</text:p>
          </table:table-cell>
          <table:table-cell table:formula="of:=[.$B$5]*([$lsm303.H231]+[.$B$4])" office:value-type="float" office:value="28502.99444505" calcext:value-type="float">
            <text:p>28502.99444505</text:p>
          </table:table-cell>
          <table:table-cell table:formula="of:=[.$B$7]*([$lsm303.I231]+[.$B$6])" office:value-type="float" office:value="23490394.533424" calcext:value-type="float">
            <text:p>23490394.533424</text:p>
          </table:table-cell>
        </table:table-row>
        <table:table-row table:style-name="ro1">
          <table:table-cell table:number-columns-repeated="2"/>
          <table:table-cell table:formula="of:=[.$B$3]*([$lsm303.G232]+[.$B$2])" office:value-type="float" office:value="-982.867624890001" calcext:value-type="float">
            <text:p>-982.867624890001</text:p>
          </table:table-cell>
          <table:table-cell table:formula="of:=[.$B$5]*([$lsm303.H232]+[.$B$4])" office:value-type="float" office:value="21622.96217166" calcext:value-type="float">
            <text:p>21622.96217166</text:p>
          </table:table-cell>
          <table:table-cell table:formula="of:=[.$B$7]*([$lsm303.I232]+[.$B$6])" office:value-type="float" office:value="24080112.956858" calcext:value-type="float">
            <text:p>24080112.956858</text:p>
          </table:table-cell>
        </table:table-row>
        <table:table-row table:style-name="ro1">
          <table:table-cell table:number-columns-repeated="2"/>
          <table:table-cell table:formula="of:=[.$B$3]*([$lsm303.G233]+[.$B$2])" office:value-type="float" office:value="8845.74964067" calcext:value-type="float">
            <text:p>8845.74964067</text:p>
          </table:table-cell>
          <table:table-cell table:formula="of:=[.$B$5]*([$lsm303.H233]+[.$B$4])" office:value-type="float" office:value="-7862.89" calcext:value-type="float">
            <text:p>-7862.89</text:p>
          </table:table-cell>
          <table:table-cell table:formula="of:=[.$B$7]*([$lsm303.I233]+[.$B$6])" office:value-type="float" office:value="24768116.184196" calcext:value-type="float">
            <text:p>24768116.184196</text:p>
          </table:table-cell>
        </table:table-row>
        <table:table-row table:style-name="ro1">
          <table:table-cell table:number-columns-repeated="2"/>
          <table:table-cell table:formula="of:=[.$B$3]*([$lsm303.G234]+[.$B$2])" office:value-type="float" office:value="1965.71699228" calcext:value-type="float">
            <text:p>1965.71699228</text:p>
          </table:table-cell>
          <table:table-cell table:formula="of:=[.$B$5]*([$lsm303.H234]+[.$B$4])" office:value-type="float" office:value="982.8653515" calcext:value-type="float">
            <text:p>982.8653515</text:p>
          </table:table-cell>
          <table:table-cell table:formula="of:=[.$B$7]*([$lsm303.I234]+[.$B$6])" office:value-type="float" office:value="24178397.760763" calcext:value-type="float">
            <text:p>24178397.760763</text:p>
          </table:table-cell>
        </table:table-row>
        <table:table-row table:style-name="ro1">
          <table:table-cell table:number-columns-repeated="2"/>
          <table:table-cell table:formula="of:=[.$B$3]*([$lsm303.G235]+[.$B$2])" office:value-type="float" office:value="-11794.3460545" calcext:value-type="float">
            <text:p>-11794.3460545</text:p>
          </table:table-cell>
          <table:table-cell table:formula="of:=[.$B$5]*([$lsm303.H235]+[.$B$4])" office:value-type="float" office:value="22605.82521072" calcext:value-type="float">
            <text:p>22605.82521072</text:p>
          </table:table-cell>
          <table:table-cell table:formula="of:=[.$B$7]*([$lsm303.I235]+[.$B$6])" office:value-type="float" office:value="24080112.956858" calcext:value-type="float">
            <text:p>24080112.956858</text:p>
          </table:table-cell>
        </table:table-row>
        <table:table-row table:style-name="ro1">
          <table:table-cell table:number-columns-repeated="2"/>
          <table:table-cell table:formula="of:=[.$B$3]*([$lsm303.G236]+[.$B$2])" office:value-type="float" office:value="1965.71699228" calcext:value-type="float">
            <text:p>1965.71699228</text:p>
          </table:table-cell>
          <table:table-cell table:formula="of:=[.$B$5]*([$lsm303.H236]+[.$B$4])" office:value-type="float" office:value="5897.17454678" calcext:value-type="float">
            <text:p>5897.17454678</text:p>
          </table:table-cell>
          <table:table-cell table:formula="of:=[.$B$7]*([$lsm303.I236]+[.$B$6])" office:value-type="float" office:value="24964688.192008" calcext:value-type="float">
            <text:p>24964688.192008</text:p>
          </table:table-cell>
        </table:table-row>
        <table:table-row table:style-name="ro1">
          <table:table-cell table:number-columns-repeated="2"/>
          <table:table-cell table:formula="of:=[.$B$3]*([$lsm303.G237]+[.$B$2])" office:value-type="float" office:value="-2948.590703" calcext:value-type="float">
            <text:p>-2948.590703</text:p>
          </table:table-cell>
          <table:table-cell table:formula="of:=[.$B$5]*([$lsm303.H237]+[.$B$4])" office:value-type="float" office:value="9828.620703" calcext:value-type="float">
            <text:p>9828.620703</text:p>
          </table:table-cell>
          <table:table-cell table:formula="of:=[.$B$7]*([$lsm303.I237]+[.$B$6])" office:value-type="float" office:value="24768116.184196" calcext:value-type="float">
            <text:p>24768116.184196</text:p>
          </table:table-cell>
        </table:table-row>
        <table:table-row table:style-name="ro1">
          <table:table-cell table:number-columns-repeated="2"/>
          <table:table-cell table:formula="of:=[.$B$3]*([$lsm303.G238]+[.$B$2])" office:value-type="float" office:value="-982.867624890001" calcext:value-type="float">
            <text:p>-982.867624890001</text:p>
          </table:table-cell>
          <table:table-cell table:formula="of:=[.$B$5]*([$lsm303.H238]+[.$B$4])" office:value-type="float" office:value="-4914.30482033" calcext:value-type="float">
            <text:p>-4914.30482033</text:p>
          </table:table-cell>
          <table:table-cell table:formula="of:=[.$B$7]*([$lsm303.I238]+[.$B$6])" office:value-type="float" office:value="24276684.964669" calcext:value-type="float">
            <text:p>24276684.964669</text:p>
          </table:table-cell>
        </table:table-row>
        <table:table-row table:style-name="ro1">
          <table:table-cell table:number-columns-repeated="2"/>
          <table:table-cell table:formula="of:=[.$B$3]*([$lsm303.G239]+[.$B$2])" office:value-type="float" office:value="-3931.45374205" calcext:value-type="float">
            <text:p>-3931.45374205</text:p>
          </table:table-cell>
          <table:table-cell table:formula="of:=[.$B$5]*([$lsm303.H239]+[.$B$4])" office:value-type="float" office:value="3931.45071866" calcext:value-type="float">
            <text:p>3931.45071866</text:p>
          </table:table-cell>
          <table:table-cell table:formula="of:=[.$B$7]*([$lsm303.I239]+[.$B$6])" office:value-type="float" office:value="23883540.949047" calcext:value-type="float">
            <text:p>23883540.949047</text:p>
          </table:table-cell>
        </table:table-row>
        <table:table-row table:style-name="ro1">
          <table:table-cell table:number-columns-repeated="2"/>
          <table:table-cell table:formula="of:=[.$B$3]*([$lsm303.G240]+[.$B$2])" office:value-type="float" office:value="-3931.45374205" calcext:value-type="float">
            <text:p>-3931.45374205</text:p>
          </table:table-cell>
          <table:table-cell table:formula="of:=[.$B$5]*([$lsm303.H240]+[.$B$4])" office:value-type="float" office:value="0.00381244000047445" calcext:value-type="float">
            <text:p>0.003812440000474</text:p>
          </table:table-cell>
          <table:table-cell table:formula="of:=[.$B$7]*([$lsm303.I240]+[.$B$6])" office:value-type="float" office:value="24178397.760763" calcext:value-type="float">
            <text:p>24178397.760763</text:p>
          </table:table-cell>
        </table:table-row>
        <table:table-row table:style-name="ro1">
          <table:table-cell table:number-columns-repeated="2"/>
          <table:table-cell table:formula="of:=[.$B$3]*([$lsm303.G241]+[.$B$2])" office:value-type="float" office:value="-2948.590703" calcext:value-type="float">
            <text:p>-2948.590703</text:p>
          </table:table-cell>
          <table:table-cell table:formula="of:=[.$B$5]*([$lsm303.H241]+[.$B$4])" office:value-type="float" office:value="-1965.71964067" calcext:value-type="float">
            <text:p>-1965.71964067</text:p>
          </table:table-cell>
          <table:table-cell table:formula="of:=[.$B$7]*([$lsm303.I241]+[.$B$6])" office:value-type="float" office:value="24473256.97248" calcext:value-type="float">
            <text:p>24473256.97248</text:p>
          </table:table-cell>
        </table:table-row>
        <table:table-row table:style-name="ro1">
          <table:table-cell table:number-columns-repeated="2"/>
          <table:table-cell table:formula="of:=[.$B$3]*([$lsm303.G242]+[.$B$2])" office:value-type="float" office:value="-5897.17682016" calcext:value-type="float">
            <text:p>-5897.17682016</text:p>
          </table:table-cell>
          <table:table-cell table:formula="of:=[.$B$5]*([$lsm303.H242]+[.$B$4])" office:value-type="float" office:value="-1965.71964067" calcext:value-type="float">
            <text:p>-1965.71964067</text:p>
          </table:table-cell>
          <table:table-cell table:formula="of:=[.$B$7]*([$lsm303.I242]+[.$B$6])" office:value-type="float" office:value="24276684.964669" calcext:value-type="float">
            <text:p>24276684.964669</text:p>
          </table:table-cell>
        </table:table-row>
        <table:table-row table:style-name="ro1">
          <table:table-cell table:number-columns-repeated="2"/>
          <table:table-cell table:formula="of:=[.$B$3]*([$lsm303.G243]+[.$B$2])" office:value-type="float" office:value="-3931.45374205" calcext:value-type="float">
            <text:p>-3931.45374205</text:p>
          </table:table-cell>
          <table:table-cell table:formula="of:=[.$B$5]*([$lsm303.H243]+[.$B$4])" office:value-type="float" office:value="-2948.58117972" calcext:value-type="float">
            <text:p>-2948.58117972</text:p>
          </table:table-cell>
          <table:table-cell table:formula="of:=[.$B$7]*([$lsm303.I243]+[.$B$6])" office:value-type="float" office:value="24374972.168574" calcext:value-type="float">
            <text:p>24374972.168574</text:p>
          </table:table-cell>
        </table:table-row>
        <table:table-row table:style-name="ro1">
          <table:table-cell table:number-columns-repeated="2"/>
          <table:table-cell table:formula="of:=[.$B$3]*([$lsm303.G244]+[.$B$2])" office:value-type="float" office:value="20640.09035933" calcext:value-type="float">
            <text:p>20640.09035933</text:p>
          </table:table-cell>
          <table:table-cell table:formula="of:=[.$B$5]*([$lsm303.H244]+[.$B$4])" office:value-type="float" office:value="-22605.81608583" calcext:value-type="float">
            <text:p>-22605.81608583</text:p>
          </table:table-cell>
          <table:table-cell table:formula="of:=[.$B$7]*([$lsm303.I244]+[.$B$6])" office:value-type="float" office:value="24571544.176385" calcext:value-type="float">
            <text:p>24571544.176385</text:p>
          </table:table-cell>
        </table:table-row>
        <table:table-row table:style-name="ro1">
          <table:table-cell table:number-columns-repeated="2"/>
          <table:table-cell table:formula="of:=[.$B$3]*([$lsm303.G245]+[.$B$2])" office:value-type="float" office:value="-7862.89989827" calcext:value-type="float">
            <text:p>-7862.89989827</text:p>
          </table:table-cell>
          <table:table-cell table:formula="of:=[.$B$5]*([$lsm303.H245]+[.$B$4])" office:value-type="float" office:value="-12777.19882028" calcext:value-type="float">
            <text:p>-12777.19882028</text:p>
          </table:table-cell>
          <table:table-cell table:formula="of:=[.$B$7]*([$lsm303.I245]+[.$B$6])" office:value-type="float" office:value="24374972.168574" calcext:value-type="float">
            <text:p>24374972.168574</text:p>
          </table:table-cell>
        </table:table-row>
        <table:table-row table:style-name="ro1">
          <table:table-cell table:number-columns-repeated="2"/>
          <table:table-cell table:formula="of:=[.$B$3]*([$lsm303.G246]+[.$B$2])" office:value-type="float" office:value="2948.57928134" calcext:value-type="float">
            <text:p>2948.57928134</text:p>
          </table:table-cell>
          <table:table-cell table:formula="of:=[.$B$5]*([$lsm303.H246]+[.$B$4])" office:value-type="float" office:value="-29485.84835922" calcext:value-type="float">
            <text:p>-29485.84835922</text:p>
          </table:table-cell>
          <table:table-cell table:formula="of:=[.$B$7]*([$lsm303.I246]+[.$B$6])" office:value-type="float" office:value="25161260.199819" calcext:value-type="float">
            <text:p>25161260.199819</text:p>
          </table:table-cell>
        </table:table-row>
        <table:table-row table:style-name="ro1">
          <table:table-cell table:number-columns-repeated="2"/>
          <table:table-cell table:formula="of:=[.$B$3]*([$lsm303.G247]+[.$B$2])" office:value-type="float" office:value="-12777.20909355" calcext:value-type="float">
            <text:p>-12777.20909355</text:p>
          </table:table-cell>
          <table:table-cell table:formula="of:=[.$B$5]*([$lsm303.H247]+[.$B$4])" office:value-type="float" office:value="17691.51601544" calcext:value-type="float">
            <text:p>17691.51601544</text:p>
          </table:table-cell>
          <table:table-cell table:formula="of:=[.$B$7]*([$lsm303.I247]+[.$B$6])" office:value-type="float" office:value="24768116.184196" calcext:value-type="float">
            <text:p>24768116.184196</text:p>
          </table:table-cell>
        </table:table-row>
        <table:table-row table:style-name="ro1">
          <table:table-cell table:number-columns-repeated="2"/>
          <table:table-cell table:formula="of:=[.$B$3]*([$lsm303.G248]+[.$B$2])" office:value-type="float" office:value="-2948.590703" calcext:value-type="float">
            <text:p>-2948.590703</text:p>
          </table:table-cell>
          <table:table-cell table:formula="of:=[.$B$5]*([$lsm303.H248]+[.$B$4])" office:value-type="float" office:value="-12777.19882028" calcext:value-type="float">
            <text:p>-12777.19882028</text:p>
          </table:table-cell>
          <table:table-cell table:formula="of:=[.$B$7]*([$lsm303.I248]+[.$B$6])" office:value-type="float" office:value="24374972.168574" calcext:value-type="float">
            <text:p>24374972.168574</text:p>
          </table:table-cell>
        </table:table-row>
        <table:table-row table:style-name="ro1">
          <table:table-cell table:number-columns-repeated="2"/>
          <table:table-cell table:formula="of:=[.$B$3]*([$lsm303.G249]+[.$B$2])" office:value-type="float" office:value="-10811.48601544" calcext:value-type="float">
            <text:p>-10811.48601544</text:p>
          </table:table-cell>
          <table:table-cell table:formula="of:=[.$B$5]*([$lsm303.H249]+[.$B$4])" office:value-type="float" office:value="-31451.57143733" calcext:value-type="float">
            <text:p>-31451.57143733</text:p>
          </table:table-cell>
          <table:table-cell table:formula="of:=[.$B$7]*([$lsm303.I249]+[.$B$6])" office:value-type="float" office:value="23883540.949047" calcext:value-type="float">
            <text:p>23883540.949047</text:p>
          </table:table-cell>
        </table:table-row>
        <table:table-row table:style-name="ro1">
          <table:table-cell table:number-columns-repeated="2"/>
          <table:table-cell table:formula="of:=[.$B$3]*([$lsm303.G250]+[.$B$2])" office:value-type="float" office:value="3931.44082039" calcext:value-type="float">
            <text:p>3931.44082039</text:p>
          </table:table-cell>
          <table:table-cell table:formula="of:=[.$B$5]*([$lsm303.H250]+[.$B$4])" office:value-type="float" office:value="11794.34528111" calcext:value-type="float">
            <text:p>11794.34528111</text:p>
          </table:table-cell>
          <table:table-cell table:formula="of:=[.$B$7]*([$lsm303.I250]+[.$B$6])" office:value-type="float" office:value="24571544.176385" calcext:value-type="float">
            <text:p>24571544.176385</text:p>
          </table:table-cell>
        </table:table-row>
        <table:table-row table:style-name="ro1">
          <table:table-cell table:number-columns-repeated="2"/>
          <table:table-cell table:formula="of:=[.$B$3]*([$lsm303.G251]+[.$B$2])" office:value-type="float" office:value="-2948.590703" calcext:value-type="float">
            <text:p>-2948.590703</text:p>
          </table:table-cell>
          <table:table-cell table:formula="of:=[.$B$5]*([$lsm303.H251]+[.$B$4])" office:value-type="float" office:value="6880.03608583" calcext:value-type="float">
            <text:p>6880.03608583</text:p>
          </table:table-cell>
          <table:table-cell table:formula="of:=[.$B$7]*([$lsm303.I251]+[.$B$6])" office:value-type="float" office:value="25259547.403724" calcext:value-type="float">
            <text:p>25259547.403724</text:p>
          </table:table-cell>
        </table:table-row>
        <table:table-row table:style-name="ro1">
          <table:table-cell table:number-columns-repeated="2"/>
          <table:table-cell table:formula="of:=[.$B$3]*([$lsm303.G252]+[.$B$2])" office:value-type="float" office:value="-7862.89989827" calcext:value-type="float">
            <text:p>-7862.89989827</text:p>
          </table:table-cell>
          <table:table-cell table:formula="of:=[.$B$5]*([$lsm303.H252]+[.$B$4])" office:value-type="float" office:value="2948.58917961" calcext:value-type="float">
            <text:p>2948.58917961</text:p>
          </table:table-cell>
          <table:table-cell table:formula="of:=[.$B$7]*([$lsm303.I252]+[.$B$6])" office:value-type="float" office:value="22900678.509991" calcext:value-type="float">
            <text:p>22900678.509991</text:p>
          </table:table-cell>
        </table:table-row>
        <table:table-row table:style-name="ro1">
          <table:table-cell table:number-columns-repeated="2"/>
          <table:table-cell table:formula="of:=[.$B$3]*([$lsm303.G253]+[.$B$2])" office:value-type="float" office:value="1965.71699228" calcext:value-type="float">
            <text:p>1965.71699228</text:p>
          </table:table-cell>
          <table:table-cell table:formula="of:=[.$B$5]*([$lsm303.H253]+[.$B$4])" office:value-type="float" office:value="-4914.30482033" calcext:value-type="float">
            <text:p>-4914.30482033</text:p>
          </table:table-cell>
          <table:table-cell table:formula="of:=[.$B$7]*([$lsm303.I253]+[.$B$6])" office:value-type="float" office:value="24374972.168574" calcext:value-type="float">
            <text:p>24374972.168574</text:p>
          </table:table-cell>
        </table:table-row>
        <table:table-row table:style-name="ro1">
          <table:table-cell table:number-columns-repeated="2"/>
          <table:table-cell table:formula="of:=[.$B$3]*([$lsm303.G254]+[.$B$2])" office:value-type="float" office:value="6880.02618756" calcext:value-type="float">
            <text:p>6880.02618756</text:p>
          </table:table-cell>
          <table:table-cell table:formula="of:=[.$B$5]*([$lsm303.H254]+[.$B$4])" office:value-type="float" office:value="4914.31300772" calcext:value-type="float">
            <text:p>4914.31300772</text:p>
          </table:table-cell>
          <table:table-cell table:formula="of:=[.$B$7]*([$lsm303.I254]+[.$B$6])" office:value-type="float" office:value="23883540.949047" calcext:value-type="float">
            <text:p>23883540.949047</text:p>
          </table:table-cell>
        </table:table-row>
        <table:table-row table:style-name="ro1">
          <table:table-cell table:number-columns-repeated="2"/>
          <table:table-cell table:formula="of:=[.$B$3]*([$lsm303.G255]+[.$B$2])" office:value-type="float" office:value="-2948.590703" calcext:value-type="float">
            <text:p>-2948.590703</text:p>
          </table:table-cell>
          <table:table-cell table:formula="of:=[.$B$5]*([$lsm303.H255]+[.$B$4])" office:value-type="float" office:value="-13760.06035933" calcext:value-type="float">
            <text:p>-13760.06035933</text:p>
          </table:table-cell>
          <table:table-cell table:formula="of:=[.$B$7]*([$lsm303.I255]+[.$B$6])" office:value-type="float" office:value="24374972.168574" calcext:value-type="float">
            <text:p>24374972.168574</text:p>
          </table:table-cell>
        </table:table-row>
        <table:table-row table:style-name="ro1">
          <table:table-cell table:number-columns-repeated="2"/>
          <table:table-cell table:formula="of:=[.$B$3]*([$lsm303.G256]+[.$B$2])" office:value-type="float" office:value="-5897.17682016" calcext:value-type="float">
            <text:p>-5897.17682016</text:p>
          </table:table-cell>
          <table:table-cell table:formula="of:=[.$B$5]*([$lsm303.H256]+[.$B$4])" office:value-type="float" office:value="982.8653515" calcext:value-type="float">
            <text:p>982.8653515</text:p>
          </table:table-cell>
          <table:table-cell table:formula="of:=[.$B$7]*([$lsm303.I256]+[.$B$6])" office:value-type="float" office:value="24473256.97248" calcext:value-type="float">
            <text:p>24473256.97248</text:p>
          </table:table-cell>
        </table:table-row>
        <table:table-row table:style-name="ro1">
          <table:table-cell table:number-columns-repeated="2"/>
          <table:table-cell table:formula="of:=[.$B$3]*([$lsm303.G257]+[.$B$2])" office:value-type="float" office:value="5897.1646485" calcext:value-type="float">
            <text:p>5897.1646485</text:p>
          </table:table-cell>
          <table:table-cell table:formula="of:=[.$B$5]*([$lsm303.H257]+[.$B$4])" office:value-type="float" office:value="-31451.57143733" calcext:value-type="float">
            <text:p>-31451.57143733</text:p>
          </table:table-cell>
          <table:table-cell table:formula="of:=[.$B$7]*([$lsm303.I257]+[.$B$6])" office:value-type="float" office:value="24374972.168574" calcext:value-type="float">
            <text:p>24374972.168574</text:p>
          </table:table-cell>
        </table:table-row>
        <table:table-row table:style-name="ro1">
          <table:table-cell table:number-columns-repeated="2"/>
          <table:table-cell table:formula="of:=[.$B$3]*([$lsm303.G258]+[.$B$2])" office:value-type="float" office:value="-2948.590703" calcext:value-type="float">
            <text:p>-2948.590703</text:p>
          </table:table-cell>
          <table:table-cell table:formula="of:=[.$B$5]*([$lsm303.H258]+[.$B$4])" office:value-type="float" office:value="-22605.81608583" calcext:value-type="float">
            <text:p>-22605.81608583</text:p>
          </table:table-cell>
          <table:table-cell table:formula="of:=[.$B$7]*([$lsm303.I258]+[.$B$6])" office:value-type="float" office:value="24768116.184196" calcext:value-type="float">
            <text:p>24768116.184196</text:p>
          </table:table-cell>
        </table:table-row>
        <table:table-row table:style-name="ro1">
          <table:table-cell table:number-columns-repeated="2"/>
          <table:table-cell table:formula="of:=[.$B$3]*([$lsm303.G259]+[.$B$2])" office:value-type="float" office:value="9828.61117972" calcext:value-type="float">
            <text:p>9828.61117972</text:p>
          </table:table-cell>
          <table:table-cell table:formula="of:=[.$B$5]*([$lsm303.H259]+[.$B$4])" office:value-type="float" office:value="-6880.02827344" calcext:value-type="float">
            <text:p>-6880.02827344</text:p>
          </table:table-cell>
          <table:table-cell table:formula="of:=[.$B$7]*([$lsm303.I259]+[.$B$6])" office:value-type="float" office:value="24669828.980291" calcext:value-type="float">
            <text:p>24669828.980291</text:p>
          </table:table-cell>
        </table:table-row>
        <table:table-row table:style-name="ro1">
          <table:table-cell table:number-columns-repeated="2"/>
          <table:table-cell table:formula="of:=[.$B$3]*([$lsm303.G260]+[.$B$2])" office:value-type="float" office:value="11794.33482033" calcext:value-type="float">
            <text:p>11794.33482033</text:p>
          </table:table-cell>
          <table:table-cell table:formula="of:=[.$B$5]*([$lsm303.H260]+[.$B$4])" office:value-type="float" office:value="11794.34528111" calcext:value-type="float">
            <text:p>11794.34528111</text:p>
          </table:table-cell>
          <table:table-cell table:formula="of:=[.$B$7]*([$lsm303.I260]+[.$B$6])" office:value-type="float" office:value="24080112.956858" calcext:value-type="float">
            <text:p>24080112.956858</text:p>
          </table:table-cell>
        </table:table-row>
        <table:table-row table:style-name="ro1">
          <table:table-cell table:number-columns-repeated="2"/>
          <table:table-cell table:formula="of:=[.$B$3]*([$lsm303.G261]+[.$B$2])" office:value-type="float" office:value="5897.1646485" calcext:value-type="float">
            <text:p>5897.1646485</text:p>
          </table:table-cell>
          <table:table-cell table:formula="of:=[.$B$5]*([$lsm303.H261]+[.$B$4])" office:value-type="float" office:value="-4914.30482033" calcext:value-type="float">
            <text:p>-4914.30482033</text:p>
          </table:table-cell>
          <table:table-cell table:formula="of:=[.$B$7]*([$lsm303.I261]+[.$B$6])" office:value-type="float" office:value="24669828.980291" calcext:value-type="float">
            <text:p>24669828.980291</text:p>
          </table:table-cell>
        </table:table-row>
        <table:table-row table:style-name="ro1">
          <table:table-cell table:number-columns-repeated="2"/>
          <table:table-cell table:formula="of:=[.$B$3]*([$lsm303.G262]+[.$B$2])" office:value-type="float" office:value="5897.1646485" calcext:value-type="float">
            <text:p>5897.1646485</text:p>
          </table:table-cell>
          <table:table-cell table:formula="of:=[.$B$5]*([$lsm303.H262]+[.$B$4])" office:value-type="float" office:value="-1965.71964067" calcext:value-type="float">
            <text:p>-1965.71964067</text:p>
          </table:table-cell>
          <table:table-cell table:formula="of:=[.$B$7]*([$lsm303.I262]+[.$B$6])" office:value-type="float" office:value="24866400.988102" calcext:value-type="float">
            <text:p>24866400.988102</text:p>
          </table:table-cell>
        </table:table-row>
        <table:table-row table:style-name="ro1">
          <table:table-cell table:number-columns-repeated="2"/>
          <table:table-cell table:formula="of:=[.$B$3]*([$lsm303.G263]+[.$B$2])" office:value-type="float" office:value="1965.71699228" calcext:value-type="float">
            <text:p>1965.71699228</text:p>
          </table:table-cell>
          <table:table-cell table:formula="of:=[.$B$5]*([$lsm303.H263]+[.$B$4])" office:value-type="float" office:value="5897.17454678" calcext:value-type="float">
            <text:p>5897.17454678</text:p>
          </table:table-cell>
          <table:table-cell table:formula="of:=[.$B$7]*([$lsm303.I263]+[.$B$6])" office:value-type="float" office:value="24669828.980291" calcext:value-type="float">
            <text:p>24669828.980291</text:p>
          </table:table-cell>
        </table:table-row>
        <table:table-row table:style-name="ro1">
          <table:table-cell table:number-columns-repeated="2"/>
          <table:table-cell table:formula="of:=[.$B$3]*([$lsm303.G264]+[.$B$2])" office:value-type="float" office:value="-4914.31528111" calcext:value-type="float">
            <text:p>-4914.31528111</text:p>
          </table:table-cell>
          <table:table-cell table:formula="of:=[.$B$5]*([$lsm303.H264]+[.$B$4])" office:value-type="float" office:value="-9828.61345311" calcext:value-type="float">
            <text:p>-9828.61345311</text:p>
          </table:table-cell>
          <table:table-cell table:formula="of:=[.$B$7]*([$lsm303.I264]+[.$B$6])" office:value-type="float" office:value="24866400.988102" calcext:value-type="float">
            <text:p>24866400.988102</text:p>
          </table:table-cell>
        </table:table-row>
        <table:table-row table:style-name="ro1">
          <table:table-cell table:number-columns-repeated="2"/>
          <table:table-cell table:formula="of:=[.$B$3]*([$lsm303.G265]+[.$B$2])" office:value-type="float" office:value="6880.02618756" calcext:value-type="float">
            <text:p>6880.02618756</text:p>
          </table:table-cell>
          <table:table-cell table:formula="of:=[.$B$5]*([$lsm303.H265]+[.$B$4])" office:value-type="float" office:value="-11794.33690622" calcext:value-type="float">
            <text:p>-11794.33690622</text:p>
          </table:table-cell>
          <table:table-cell table:formula="of:=[.$B$7]*([$lsm303.I265]+[.$B$6])" office:value-type="float" office:value="24669828.980291" calcext:value-type="float">
            <text:p>24669828.980291</text:p>
          </table:table-cell>
        </table:table-row>
        <table:table-row table:style-name="ro1">
          <table:table-cell table:number-columns-repeated="2"/>
          <table:table-cell table:formula="of:=[.$B$3]*([$lsm303.G266]+[.$B$2])" office:value-type="float" office:value="10811.47309378" calcext:value-type="float">
            <text:p>10811.47309378</text:p>
          </table:table-cell>
          <table:table-cell table:formula="of:=[.$B$5]*([$lsm303.H266]+[.$B$4])" office:value-type="float" office:value="5897.17454678" calcext:value-type="float">
            <text:p>5897.17454678</text:p>
          </table:table-cell>
          <table:table-cell table:formula="of:=[.$B$7]*([$lsm303.I266]+[.$B$6])" office:value-type="float" office:value="24276684.964669" calcext:value-type="float">
            <text:p>24276684.964669</text:p>
          </table:table-cell>
        </table:table-row>
        <table:table-row table:style-name="ro1">
          <table:table-cell table:number-columns-repeated="2"/>
          <table:table-cell table:formula="of:=[.$B$3]*([$lsm303.G267]+[.$B$2])" office:value-type="float" office:value="5897.1646485" calcext:value-type="float">
            <text:p>5897.1646485</text:p>
          </table:table-cell>
          <table:table-cell table:formula="of:=[.$B$5]*([$lsm303.H267]+[.$B$4])" office:value-type="float" office:value="14742.92989827" calcext:value-type="float">
            <text:p>14742.92989827</text:p>
          </table:table-cell>
          <table:table-cell table:formula="of:=[.$B$7]*([$lsm303.I267]+[.$B$6])" office:value-type="float" office:value="24178397.760763" calcext:value-type="float">
            <text:p>24178397.760763</text:p>
          </table:table-cell>
        </table:table-row>
        <table:table-row table:style-name="ro1">
          <table:table-cell table:number-columns-repeated="2"/>
          <table:table-cell table:formula="of:=[.$B$3]*([$lsm303.G268]+[.$B$2])" office:value-type="float" office:value="-0.00608583000022918" calcext:value-type="float">
            <text:p>-0.006085830000229</text:p>
          </table:table-cell>
          <table:table-cell table:formula="of:=[.$B$5]*([$lsm303.H268]+[.$B$4])" office:value-type="float" office:value="-12777.19882028" calcext:value-type="float">
            <text:p>-12777.19882028</text:p>
          </table:table-cell>
          <table:table-cell table:formula="of:=[.$B$7]*([$lsm303.I268]+[.$B$6])" office:value-type="float" office:value="24080112.956858" calcext:value-type="float">
            <text:p>24080112.956858</text:p>
          </table:table-cell>
        </table:table-row>
        <table:table-row table:style-name="ro1">
          <table:table-cell table:number-columns-repeated="2"/>
          <table:table-cell table:formula="of:=[.$B$3]*([$lsm303.G269]+[.$B$2])" office:value-type="float" office:value="7862.88772661" calcext:value-type="float">
            <text:p>7862.88772661</text:p>
          </table:table-cell>
          <table:table-cell table:formula="of:=[.$B$5]*([$lsm303.H269]+[.$B$4])" office:value-type="float" office:value="10811.48374205" calcext:value-type="float">
            <text:p>10811.48374205</text:p>
          </table:table-cell>
          <table:table-cell table:formula="of:=[.$B$7]*([$lsm303.I269]+[.$B$6])" office:value-type="float" office:value="24276684.964669" calcext:value-type="float">
            <text:p>24276684.964669</text:p>
          </table:table-cell>
        </table:table-row>
        <table:table-row table:style-name="ro1">
          <table:table-cell table:number-columns-repeated="2"/>
          <table:table-cell table:formula="of:=[.$B$3]*([$lsm303.G270]+[.$B$2])" office:value-type="float" office:value="-16708.65524977" calcext:value-type="float">
            <text:p>-16708.65524977</text:p>
          </table:table-cell>
          <table:table-cell table:formula="of:=[.$B$5]*([$lsm303.H270]+[.$B$4])" office:value-type="float" office:value="26537.27136694" calcext:value-type="float">
            <text:p>26537.27136694</text:p>
          </table:table-cell>
          <table:table-cell table:formula="of:=[.$B$7]*([$lsm303.I270]+[.$B$6])" office:value-type="float" office:value="25357832.20763" calcext:value-type="float">
            <text:p>25357832.20763</text:p>
          </table:table-cell>
        </table:table-row>
        <table:table-row table:style-name="ro1">
          <table:table-cell table:number-columns-repeated="2"/>
          <table:table-cell table:formula="of:=[.$B$3]*([$lsm303.G271]+[.$B$2])" office:value-type="float" office:value="14742.92" calcext:value-type="float">
            <text:p>14742.92</text:p>
          </table:table-cell>
          <table:table-cell table:formula="of:=[.$B$5]*([$lsm303.H271]+[.$B$4])" office:value-type="float" office:value="6880.03608583" calcext:value-type="float">
            <text:p>6880.03608583</text:p>
          </table:table-cell>
          <table:table-cell table:formula="of:=[.$B$7]*([$lsm303.I271]+[.$B$6])" office:value-type="float" office:value="24571544.176385" calcext:value-type="float">
            <text:p>24571544.176385</text:p>
          </table:table-cell>
        </table:table-row>
        <table:table-row table:style-name="ro1">
          <table:table-cell table:number-columns-repeated="2"/>
          <table:table-cell table:formula="of:=[.$B$3]*([$lsm303.G272]+[.$B$2])" office:value-type="float" office:value="5897.1646485" calcext:value-type="float">
            <text:p>5897.1646485</text:p>
          </table:table-cell>
          <table:table-cell table:formula="of:=[.$B$5]*([$lsm303.H272]+[.$B$4])" office:value-type="float" office:value="20640.09913261" calcext:value-type="float">
            <text:p>20640.09913261</text:p>
          </table:table-cell>
          <table:table-cell table:formula="of:=[.$B$7]*([$lsm303.I272]+[.$B$6])" office:value-type="float" office:value="23785253.745141" calcext:value-type="float">
            <text:p>23785253.745141</text:p>
          </table:table-cell>
        </table:table-row>
        <table:table-row table:style-name="ro1">
          <table:table-cell table:number-columns-repeated="2"/>
          <table:table-cell table:formula="of:=[.$B$3]*([$lsm303.G273]+[.$B$2])" office:value-type="float" office:value="4914.30235945" calcext:value-type="float">
            <text:p>4914.30235945</text:p>
          </table:table-cell>
          <table:table-cell table:formula="of:=[.$B$5]*([$lsm303.H273]+[.$B$4])" office:value-type="float" office:value="0.00381244000047445" calcext:value-type="float">
            <text:p>0.003812440000474</text:p>
          </table:table-cell>
          <table:table-cell table:formula="of:=[.$B$7]*([$lsm303.I273]+[.$B$6])" office:value-type="float" office:value="23490394.533424" calcext:value-type="float">
            <text:p>23490394.533424</text:p>
          </table:table-cell>
        </table:table-row>
        <table:table-row table:style-name="ro1">
          <table:table-cell table:number-columns-repeated="2"/>
          <table:table-cell table:formula="of:=[.$B$3]*([$lsm303.G274]+[.$B$2])" office:value-type="float" office:value="11794.33482033" calcext:value-type="float">
            <text:p>11794.33482033</text:p>
          </table:table-cell>
          <table:table-cell table:formula="of:=[.$B$5]*([$lsm303.H274]+[.$B$4])" office:value-type="float" office:value="0.00381244000047445" calcext:value-type="float">
            <text:p>0.003812440000474</text:p>
          </table:table-cell>
          <table:table-cell table:formula="of:=[.$B$7]*([$lsm303.I274]+[.$B$6])" office:value-type="float" office:value="24571544.176385" calcext:value-type="float">
            <text:p>24571544.176385</text:p>
          </table:table-cell>
        </table:table-row>
        <table:table-row table:style-name="ro1">
          <table:table-cell table:number-columns-repeated="2"/>
          <table:table-cell table:formula="of:=[.$B$3]*([$lsm303.G275]+[.$B$2])" office:value-type="float" office:value="4914.30235945" calcext:value-type="float">
            <text:p>4914.30235945</text:p>
          </table:table-cell>
          <table:table-cell table:formula="of:=[.$B$5]*([$lsm303.H275]+[.$B$4])" office:value-type="float" office:value="-12777.19882028" calcext:value-type="float">
            <text:p>-12777.19882028</text:p>
          </table:table-cell>
          <table:table-cell table:formula="of:=[.$B$7]*([$lsm303.I275]+[.$B$6])" office:value-type="float" office:value="24178397.760763" calcext:value-type="float">
            <text:p>24178397.760763</text:p>
          </table:table-cell>
        </table:table-row>
        <table:table-row table:style-name="ro1">
          <table:table-cell table:number-columns-repeated="2"/>
          <table:table-cell table:formula="of:=[.$B$3]*([$lsm303.G276]+[.$B$2])" office:value-type="float" office:value="19657.22882028" calcext:value-type="float">
            <text:p>19657.22882028</text:p>
          </table:table-cell>
          <table:table-cell table:formula="of:=[.$B$5]*([$lsm303.H276]+[.$B$4])" office:value-type="float" office:value="22605.82521072" calcext:value-type="float">
            <text:p>22605.82521072</text:p>
          </table:table-cell>
          <table:table-cell table:formula="of:=[.$B$7]*([$lsm303.I276]+[.$B$6])" office:value-type="float" office:value="25947550.631063" calcext:value-type="float">
            <text:p>25947550.631063</text:p>
          </table:table-cell>
        </table:table-row>
        <table:table-row table:style-name="ro1">
          <table:table-cell table:number-columns-repeated="2"/>
          <table:table-cell table:formula="of:=[.$B$3]*([$lsm303.G277]+[.$B$2])" office:value-type="float" office:value="-33417.30591372" calcext:value-type="float">
            <text:p>-33417.30591372</text:p>
          </table:table-cell>
          <table:table-cell table:formula="of:=[.$B$5]*([$lsm303.H277]+[.$B$4])" office:value-type="float" office:value="-5897.16654689" calcext:value-type="float">
            <text:p>-5897.16654689</text:p>
          </table:table-cell>
          <table:table-cell table:formula="of:=[.$B$7]*([$lsm303.I277]+[.$B$6])" office:value-type="float" office:value="27028697.874024" calcext:value-type="float">
            <text:p>27028697.874024</text:p>
          </table:table-cell>
        </table:table-row>
        <table:table-row table:style-name="ro1">
          <table:table-cell table:number-columns-repeated="2"/>
          <table:table-cell table:formula="of:=[.$B$3]*([$lsm303.G278]+[.$B$2])" office:value-type="float" office:value="16708.64345311" calcext:value-type="float">
            <text:p>16708.64345311</text:p>
          </table:table-cell>
          <table:table-cell table:formula="of:=[.$B$5]*([$lsm303.H278]+[.$B$4])" office:value-type="float" office:value="11794.34528111" calcext:value-type="float">
            <text:p>11794.34528111</text:p>
          </table:table-cell>
          <table:table-cell table:formula="of:=[.$B$7]*([$lsm303.I278]+[.$B$6])" office:value-type="float" office:value="23883540.949047" calcext:value-type="float">
            <text:p>23883540.949047</text:p>
          </table:table-cell>
        </table:table-row>
        <table:table-row table:style-name="ro1">
          <table:table-cell table:number-columns-repeated="2"/>
          <table:table-cell table:formula="of:=[.$B$3]*([$lsm303.G279]+[.$B$2])" office:value-type="float" office:value="-39314.47814805" calcext:value-type="float">
            <text:p>-39314.47814805</text:p>
          </table:table-cell>
          <table:table-cell table:formula="of:=[.$B$5]*([$lsm303.H279]+[.$B$4])" office:value-type="float" office:value="8845.75916394" calcext:value-type="float">
            <text:p>8845.75916394</text:p>
          </table:table-cell>
          <table:table-cell table:formula="of:=[.$B$7]*([$lsm303.I279]+[.$B$6])" office:value-type="float" office:value="25849263.427157" calcext:value-type="float">
            <text:p>25849263.427157</text:p>
          </table:table-cell>
        </table:table-row>
        <table:table-row table:style-name="ro1">
          <table:table-cell table:number-columns-repeated="2"/>
          <table:table-cell table:formula="of:=[.$B$3]*([$lsm303.G280]+[.$B$2])" office:value-type="float" office:value="-19657.24136694" calcext:value-type="float">
            <text:p>-19657.24136694</text:p>
          </table:table-cell>
          <table:table-cell table:formula="of:=[.$B$5]*([$lsm303.H280]+[.$B$4])" office:value-type="float" office:value="-7862.89" calcext:value-type="float">
            <text:p>-7862.89</text:p>
          </table:table-cell>
          <table:table-cell table:formula="of:=[.$B$7]*([$lsm303.I280]+[.$B$6])" office:value-type="float" office:value="26242407.44278" calcext:value-type="float">
            <text:p>26242407.44278</text:p>
          </table:table-cell>
        </table:table-row>
        <table:table-row table:style-name="ro1">
          <table:table-cell table:number-columns-repeated="2"/>
          <table:table-cell table:formula="of:=[.$B$3]*([$lsm303.G281]+[.$B$2])" office:value-type="float" office:value="-3931.45374205" calcext:value-type="float">
            <text:p>-3931.45374205</text:p>
          </table:table-cell>
          <table:table-cell table:formula="of:=[.$B$5]*([$lsm303.H281]+[.$B$4])" office:value-type="float" office:value="-17691.50764055" calcext:value-type="float">
            <text:p>-17691.50764055</text:p>
          </table:table-cell>
          <table:table-cell table:formula="of:=[.$B$7]*([$lsm303.I281]+[.$B$6])" office:value-type="float" office:value="23785253.745141" calcext:value-type="float">
            <text:p>23785253.745141</text:p>
          </table:table-cell>
        </table:table-row>
        <table:table-row table:style-name="ro1">
          <table:table-cell table:number-columns-repeated="2"/>
          <table:table-cell table:formula="of:=[.$B$3]*([$lsm303.G282]+[.$B$2])" office:value-type="float" office:value="-1965.72916394" calcext:value-type="float">
            <text:p>-1965.72916394</text:p>
          </table:table-cell>
          <table:table-cell table:formula="of:=[.$B$5]*([$lsm303.H282]+[.$B$4])" office:value-type="float" office:value="-13760.06035933" calcext:value-type="float">
            <text:p>-13760.06035933</text:p>
          </table:table-cell>
          <table:table-cell table:formula="of:=[.$B$7]*([$lsm303.I282]+[.$B$6])" office:value-type="float" office:value="24374972.168574" calcext:value-type="float">
            <text:p>24374972.168574</text:p>
          </table:table-cell>
        </table:table-row>
        <table:table-row table:style-name="ro1">
          <table:table-cell table:number-columns-repeated="2"/>
          <table:table-cell table:formula="of:=[.$B$3]*([$lsm303.G283]+[.$B$2])" office:value-type="float" office:value="-7862.89989827" calcext:value-type="float">
            <text:p>-7862.89989827</text:p>
          </table:table-cell>
          <table:table-cell table:formula="of:=[.$B$5]*([$lsm303.H283]+[.$B$4])" office:value-type="float" office:value="-4914.30482033" calcext:value-type="float">
            <text:p>-4914.30482033</text:p>
          </table:table-cell>
          <table:table-cell table:formula="of:=[.$B$7]*([$lsm303.I283]+[.$B$6])" office:value-type="float" office:value="24276684.964669" calcext:value-type="float">
            <text:p>24276684.964669</text:p>
          </table:table-cell>
        </table:table-row>
        <table:table-row table:style-name="ro1">
          <table:table-cell table:number-columns-repeated="2"/>
          <table:table-cell table:formula="of:=[.$B$3]*([$lsm303.G284]+[.$B$2])" office:value-type="float" office:value="-13760.06913261" calcext:value-type="float">
            <text:p>-13760.06913261</text:p>
          </table:table-cell>
          <table:table-cell table:formula="of:=[.$B$5]*([$lsm303.H284]+[.$B$4])" office:value-type="float" office:value="4914.31300772" calcext:value-type="float">
            <text:p>4914.31300772</text:p>
          </table:table-cell>
          <table:table-cell table:formula="of:=[.$B$7]*([$lsm303.I284]+[.$B$6])" office:value-type="float" office:value="25161260.199819" calcext:value-type="float">
            <text:p>25161260.199819</text:p>
          </table:table-cell>
        </table:table-row>
        <table:table-row table:style-name="ro1">
          <table:table-cell table:number-columns-repeated="2"/>
          <table:table-cell table:formula="of:=[.$B$3]*([$lsm303.G285]+[.$B$2])" office:value-type="float" office:value="982.855453220001" calcext:value-type="float">
            <text:p>982.855453220001</text:p>
          </table:table-cell>
          <table:table-cell table:formula="of:=[.$B$5]*([$lsm303.H285]+[.$B$4])" office:value-type="float" office:value="0.00381244000047445" calcext:value-type="float">
            <text:p>0.003812440000474</text:p>
          </table:table-cell>
          <table:table-cell table:formula="of:=[.$B$7]*([$lsm303.I285]+[.$B$6])" office:value-type="float" office:value="24178397.760763" calcext:value-type="float">
            <text:p>24178397.760763</text:p>
          </table:table-cell>
        </table:table-row>
        <table:table-row table:style-name="ro1">
          <table:table-cell table:number-columns-repeated="2"/>
          <table:table-cell table:formula="of:=[.$B$3]*([$lsm303.G286]+[.$B$2])" office:value-type="float" office:value="-2948.590703" calcext:value-type="float">
            <text:p>-2948.590703</text:p>
          </table:table-cell>
          <table:table-cell table:formula="of:=[.$B$5]*([$lsm303.H286]+[.$B$4])" office:value-type="float" office:value="-4914.30482033" calcext:value-type="float">
            <text:p>-4914.30482033</text:p>
          </table:table-cell>
          <table:table-cell table:formula="of:=[.$B$7]*([$lsm303.I286]+[.$B$6])" office:value-type="float" office:value="23883540.949047" calcext:value-type="float">
            <text:p>23883540.949047</text:p>
          </table:table-cell>
        </table:table-row>
        <table:table-row table:style-name="ro1">
          <table:table-cell table:number-columns-repeated="2"/>
          <table:table-cell table:formula="of:=[.$B$3]*([$lsm303.G287]+[.$B$2])" office:value-type="float" office:value="-10811.48601544" calcext:value-type="float">
            <text:p>-10811.48601544</text:p>
          </table:table-cell>
          <table:table-cell table:formula="of:=[.$B$5]*([$lsm303.H287]+[.$B$4])" office:value-type="float" office:value="2948.58917961" calcext:value-type="float">
            <text:p>2948.58917961</text:p>
          </table:table-cell>
          <table:table-cell table:formula="of:=[.$B$7]*([$lsm303.I287]+[.$B$6])" office:value-type="float" office:value="24080112.956858" calcext:value-type="float">
            <text:p>24080112.956858</text:p>
          </table:table-cell>
        </table:table-row>
        <table:table-row table:style-name="ro1">
          <table:table-cell table:number-columns-repeated="2"/>
          <table:table-cell table:formula="of:=[.$B$3]*([$lsm303.G288]+[.$B$2])" office:value-type="float" office:value="9828.61117972" calcext:value-type="float">
            <text:p>9828.61117972</text:p>
          </table:table-cell>
          <table:table-cell table:formula="of:=[.$B$5]*([$lsm303.H288]+[.$B$4])" office:value-type="float" office:value="-982.85772661" calcext:value-type="float">
            <text:p>-982.85772661</text:p>
          </table:table-cell>
          <table:table-cell table:formula="of:=[.$B$7]*([$lsm303.I288]+[.$B$6])" office:value-type="float" office:value="24080112.956858" calcext:value-type="float">
            <text:p>24080112.956858</text:p>
          </table:table-cell>
        </table:table-row>
        <table:table-row table:style-name="ro1">
          <table:table-cell table:number-columns-repeated="2"/>
          <table:table-cell table:formula="of:=[.$B$3]*([$lsm303.G289]+[.$B$2])" office:value-type="float" office:value="-982.867624890001" calcext:value-type="float">
            <text:p>-982.867624890001</text:p>
          </table:table-cell>
          <table:table-cell table:formula="of:=[.$B$5]*([$lsm303.H289]+[.$B$4])" office:value-type="float" office:value="0.00381244000047445" calcext:value-type="float">
            <text:p>0.003812440000474</text:p>
          </table:table-cell>
          <table:table-cell table:formula="of:=[.$B$7]*([$lsm303.I289]+[.$B$6])" office:value-type="float" office:value="24276684.964669" calcext:value-type="float">
            <text:p>24276684.964669</text:p>
          </table:table-cell>
        </table:table-row>
        <table:table-row table:style-name="ro1">
          <table:table-cell table:number-columns-repeated="2"/>
          <table:table-cell table:formula="of:=[.$B$3]*([$lsm303.G290]+[.$B$2])" office:value-type="float" office:value="-1965.72916394" calcext:value-type="float">
            <text:p>-1965.72916394</text:p>
          </table:table-cell>
          <table:table-cell table:formula="of:=[.$B$5]*([$lsm303.H290]+[.$B$4])" office:value-type="float" office:value="-982.85772661" calcext:value-type="float">
            <text:p>-982.85772661</text:p>
          </table:table-cell>
          <table:table-cell table:formula="of:=[.$B$7]*([$lsm303.I290]+[.$B$6])" office:value-type="float" office:value="24080112.956858" calcext:value-type="float">
            <text:p>24080112.956858</text:p>
          </table:table-cell>
        </table:table-row>
        <table:table-row table:style-name="ro1">
          <table:table-cell table:number-columns-repeated="2"/>
          <table:table-cell table:formula="of:=[.$B$3]*([$lsm303.G291]+[.$B$2])" office:value-type="float" office:value="-1965.72916394" calcext:value-type="float">
            <text:p>-1965.72916394</text:p>
          </table:table-cell>
          <table:table-cell table:formula="of:=[.$B$5]*([$lsm303.H291]+[.$B$4])" office:value-type="float" office:value="-982.85772661" calcext:value-type="float">
            <text:p>-982.85772661</text:p>
          </table:table-cell>
          <table:table-cell table:formula="of:=[.$B$7]*([$lsm303.I291]+[.$B$6])" office:value-type="float" office:value="24473256.97248" calcext:value-type="float">
            <text:p>24473256.97248</text:p>
          </table:table-cell>
        </table:table-row>
        <table:table-row table:style-name="ro1">
          <table:table-cell table:number-columns-repeated="2"/>
          <table:table-cell table:formula="of:=[.$B$3]*([$lsm303.G292]+[.$B$2])" office:value-type="float" office:value="-982.867624890001" calcext:value-type="float">
            <text:p>-982.867624890001</text:p>
          </table:table-cell>
          <table:table-cell table:formula="of:=[.$B$5]*([$lsm303.H292]+[.$B$4])" office:value-type="float" office:value="0.00381244000047445" calcext:value-type="float">
            <text:p>0.003812440000474</text:p>
          </table:table-cell>
          <table:table-cell table:formula="of:=[.$B$7]*([$lsm303.I292]+[.$B$6])" office:value-type="float" office:value="24374972.168574" calcext:value-type="float">
            <text:p>24374972.168574</text:p>
          </table:table-cell>
        </table:table-row>
        <table:table-row table:style-name="ro1">
          <table:table-cell table:number-columns-repeated="2"/>
          <table:table-cell table:formula="of:=[.$B$3]*([$lsm303.G293]+[.$B$2])" office:value-type="float" office:value="-0.00608583000022918" calcext:value-type="float">
            <text:p>-0.006085830000229</text:p>
          </table:table-cell>
          <table:table-cell table:formula="of:=[.$B$5]*([$lsm303.H293]+[.$B$4])" office:value-type="float" office:value="982.8653515" calcext:value-type="float">
            <text:p>982.8653515</text:p>
          </table:table-cell>
          <table:table-cell table:formula="of:=[.$B$7]*([$lsm303.I293]+[.$B$6])" office:value-type="float" office:value="24080112.956858" calcext:value-type="float">
            <text:p>24080112.956858</text:p>
          </table:table-cell>
        </table:table-row>
        <table:table-row table:style-name="ro1">
          <table:table-cell table:number-columns-repeated="2"/>
          <table:table-cell table:formula="of:=[.$B$3]*([$lsm303.G294]+[.$B$2])" office:value-type="float" office:value="-982.867624890001" calcext:value-type="float">
            <text:p>-982.867624890001</text:p>
          </table:table-cell>
          <table:table-cell table:formula="of:=[.$B$5]*([$lsm303.H294]+[.$B$4])" office:value-type="float" office:value="-982.85772661" calcext:value-type="float">
            <text:p>-982.85772661</text:p>
          </table:table-cell>
          <table:table-cell table:formula="of:=[.$B$7]*([$lsm303.I294]+[.$B$6])" office:value-type="float" office:value="24276684.964669" calcext:value-type="float">
            <text:p>24276684.964669</text:p>
          </table:table-cell>
        </table:table-row>
        <table:table-row table:style-name="ro1">
          <table:table-cell table:number-columns-repeated="2"/>
          <table:table-cell table:formula="of:=[.$B$3]*([$lsm303.G295]+[.$B$2])" office:value-type="float" office:value="-1965.72916394" calcext:value-type="float">
            <text:p>-1965.72916394</text:p>
          </table:table-cell>
          <table:table-cell table:formula="of:=[.$B$5]*([$lsm303.H295]+[.$B$4])" office:value-type="float" office:value="0.00381244000047445" calcext:value-type="float">
            <text:p>0.003812440000474</text:p>
          </table:table-cell>
          <table:table-cell table:formula="of:=[.$B$7]*([$lsm303.I295]+[.$B$6])" office:value-type="float" office:value="24473256.97248" calcext:value-type="float">
            <text:p>24473256.972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17:59:26.400473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1T09:41:25.554393248</dc:date>
    <meta:editing-duration>P1DT15H58M33S</meta:editing-duration>
    <meta:editing-cycles>5</meta:editing-cycles>
    <meta:generator>LibreOffice/6.2.8.2$MacOSX_X86_64 LibreOffice_project/f82ddfca21ebc1e222a662a32b25c0c9d20169ee</meta:generator>
    <meta:document-statistic meta:table-count="2" meta:cell-count="592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507cm" svg:height="14.039cm" xlink:href=".." xlink:type="simple" chart:class="chart:scatter" chart:style-name="ch1">
        <chart:plot-area chart:style-name="ch2" table:cell-range-address="lsm303.R2:lsm303.S295 lsm303.S1:lsm303.S1" chart:data-source-has-labels="row" svg:x="0.31cm" svg:y="0.28cm" svg:width="14.887cm" svg:height="13.479cm">
          <chartooo:coordinate-region svg:x="0.574cm" svg:y="0.477cm" svg:width="14.417cm" svg:height="13.086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sm303.S2:lsm303.S295" chart:label-cell-address="lsm303.S1:lsm303.S1" chart:class="chart:scatter">
            <chart:domain table:cell-range-address="lsm303.R2:lsm303.R295"/>
            <chart:data-point chart:repeated="29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new MagY</text:p>
                <draw:g>
                  <svg:desc>lsm303.S1:lsm303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1">
                <text:p>23.1</text:p>
                <draw:g>
                  <svg:desc>lsm303.R2:lsm303.R295</svg:desc>
                </draw:g>
              </table:table-cell>
              <table:table-cell office:value-type="float" office:value="-31.34250105">
                <text:p>-31.34250105</text:p>
                <draw:g>
                  <svg:desc>lsm303.S2:lsm303.S2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1">
                <text:p>23.1</text:p>
              </table:table-cell>
              <table:table-cell office:value-type="float" office:value="-31.34250105">
                <text:p>-31.34250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1">
                <text:p>23.1</text:p>
              </table:table-cell>
              <table:table-cell office:value-type="float" office:value="-30.87000105">
                <text:p>-30.87000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1">
                <text:p>23.1</text:p>
              </table:table-cell>
              <table:table-cell office:value-type="float" office:value="-31.02750105">
                <text:p>-31.02750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1">
                <text:p>23.1</text:p>
              </table:table-cell>
              <table:table-cell office:value-type="float" office:value="-31.02750105">
                <text:p>-31.02750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-30.71250105">
                <text:p>-30.71250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65">
                <text:p>22.65</text:p>
              </table:table-cell>
              <table:table-cell office:value-type="float" office:value="-30.71250105">
                <text:p>-30.71250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95">
                <text:p>22.95</text:p>
              </table:table-cell>
              <table:table-cell office:value-type="float" office:value="-30.87000105">
                <text:p>-30.87000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4">
                <text:p>23.4</text:p>
              </table:table-cell>
              <table:table-cell office:value-type="float" office:value="-31.02750105">
                <text:p>-31.027501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55">
                <text:p>23.55</text:p>
              </table:table-cell>
              <table:table-cell office:value-type="float" office:value="-31.02750105">
                <text:p>-31.02750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85">
                <text:p>23.85</text:p>
              </table:table-cell>
              <table:table-cell office:value-type="float" office:value="-30.71250105">
                <text:p>-30.71250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3">
                <text:p>24.3</text:p>
              </table:table-cell>
              <table:table-cell office:value-type="float" office:value="-29.45250105">
                <text:p>-29.45250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100001">
                <text:p>26.100001</text:p>
              </table:table-cell>
              <table:table-cell office:value-type="float" office:value="-28.98000105">
                <text:p>-28.98000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.450001">
                <text:p>27.450001</text:p>
              </table:table-cell>
              <table:table-cell office:value-type="float" office:value="-27.5625">
                <text:p>-27.5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.100001">
                <text:p>29.100001</text:p>
              </table:table-cell>
              <table:table-cell office:value-type="float" office:value="-26.145">
                <text:p>-26.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450001">
                <text:p>30.450001</text:p>
              </table:table-cell>
              <table:table-cell office:value-type="float" office:value="-24.0975">
                <text:p>-24.09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.100001">
                <text:p>32.100001</text:p>
              </table:table-cell>
              <table:table-cell office:value-type="float" office:value="-22.995">
                <text:p>-22.9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.750001">
                <text:p>33.750001</text:p>
              </table:table-cell>
              <table:table-cell office:value-type="float" office:value="-21.2625">
                <text:p>-21.2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.250001">
                <text:p>35.250001</text:p>
              </table:table-cell>
              <table:table-cell office:value-type="float" office:value="-16.8525">
                <text:p>-16.8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300001">
                <text:p>36.300001</text:p>
              </table:table-cell>
              <table:table-cell office:value-type="float" office:value="-11.1825">
                <text:p>-11.18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.950001">
                <text:p>37.950001</text:p>
              </table:table-cell>
              <table:table-cell office:value-type="float" office:value="-5.355">
                <text:p>-5.3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.600001">
                <text:p>36.600001</text:p>
              </table:table-cell>
              <table:table-cell office:value-type="float" office:value="2.04750105">
                <text:p>2.047501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.300001">
                <text:p>36.300001</text:p>
              </table:table-cell>
              <table:table-cell office:value-type="float" office:value="6.30000105">
                <text:p>6.300001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.950001">
                <text:p>34.950001</text:p>
              </table:table-cell>
              <table:table-cell office:value-type="float" office:value="9.60750105">
                <text:p>9.607501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.600001">
                <text:p>33.600001</text:p>
              </table:table-cell>
              <table:table-cell office:value-type="float" office:value="12.60000105">
                <text:p>12.600001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.050001">
                <text:p>31.050001</text:p>
              </table:table-cell>
              <table:table-cell office:value-type="float" office:value="17.01000105">
                <text:p>17.010001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.000001">
                <text:p>27.000001</text:p>
              </table:table-cell>
              <table:table-cell office:value-type="float" office:value="20.94750105">
                <text:p>20.947501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.8">
                <text:p>22.8</text:p>
              </table:table-cell>
              <table:table-cell office:value-type="float" office:value="25.6725021">
                <text:p>25.67250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8">
                <text:p>19.8</text:p>
              </table:table-cell>
              <table:table-cell office:value-type="float" office:value="28.5075021">
                <text:p>28.5075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05">
                <text:p>16.05</text:p>
              </table:table-cell>
              <table:table-cell office:value-type="float" office:value="30.8700021">
                <text:p>30.87000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15">
                <text:p>12.15</text:p>
              </table:table-cell>
              <table:table-cell office:value-type="float" office:value="31.9725021">
                <text:p>31.97250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55">
                <text:p>8.55</text:p>
              </table:table-cell>
              <table:table-cell office:value-type="float" office:value="33.3900021">
                <text:p>33.39000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3">
                <text:p>6.3</text:p>
              </table:table-cell>
              <table:table-cell office:value-type="float" office:value="34.3350021">
                <text:p>34.33500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7">
                <text:p>2.7</text:p>
              </table:table-cell>
              <table:table-cell office:value-type="float" office:value="34.8075021">
                <text:p>34.80750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200001">
                <text:p>-1.200001</text:p>
              </table:table-cell>
              <table:table-cell office:value-type="float" office:value="35.4375021">
                <text:p>35.43750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.350001">
                <text:p>-7.350001</text:p>
              </table:table-cell>
              <table:table-cell office:value-type="float" office:value="35.2800021">
                <text:p>35.28000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1.100001">
                <text:p>-11.100001</text:p>
              </table:table-cell>
              <table:table-cell office:value-type="float" office:value="34.1775021">
                <text:p>34.17750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.400001">
                <text:p>-14.400001</text:p>
              </table:table-cell>
              <table:table-cell office:value-type="float" office:value="33.3900021">
                <text:p>33.39000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.850001">
                <text:p>-17.850001</text:p>
              </table:table-cell>
              <table:table-cell office:value-type="float" office:value="31.5000021">
                <text:p>31.50000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1.600001">
                <text:p>-21.600001</text:p>
              </table:table-cell>
              <table:table-cell office:value-type="float" office:value="29.7675021">
                <text:p>29.7675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5.350001">
                <text:p>-25.350001</text:p>
              </table:table-cell>
              <table:table-cell office:value-type="float" office:value="27.5625021">
                <text:p>27.56250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7.450002">
                <text:p>-27.450002</text:p>
              </table:table-cell>
              <table:table-cell office:value-type="float" office:value="25.0425021">
                <text:p>25.04250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1.500002">
                <text:p>-31.500002</text:p>
              </table:table-cell>
              <table:table-cell office:value-type="float" office:value="20.63250105">
                <text:p>20.632501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4.050002">
                <text:p>-34.050002</text:p>
              </table:table-cell>
              <table:table-cell office:value-type="float" office:value="17.16750105">
                <text:p>17.16750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5.250002">
                <text:p>-35.250002</text:p>
              </table:table-cell>
              <table:table-cell office:value-type="float" office:value="14.33250105">
                <text:p>14.332501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4.950002">
                <text:p>-34.950002</text:p>
              </table:table-cell>
              <table:table-cell office:value-type="float" office:value="14.64750105">
                <text:p>14.647501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5.100002">
                <text:p>-35.100002</text:p>
              </table:table-cell>
              <table:table-cell office:value-type="float" office:value="14.01750105">
                <text:p>14.017501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4.800002">
                <text:p>-34.800002</text:p>
              </table:table-cell>
              <table:table-cell office:value-type="float" office:value="14.17500105">
                <text:p>14.175001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4.950002">
                <text:p>-34.950002</text:p>
              </table:table-cell>
              <table:table-cell office:value-type="float" office:value="14.33250105">
                <text:p>14.332501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5.400002">
                <text:p>-35.400002</text:p>
              </table:table-cell>
              <table:table-cell office:value-type="float" office:value="12.44250105">
                <text:p>12.442501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6.600002">
                <text:p>-36.600002</text:p>
              </table:table-cell>
              <table:table-cell office:value-type="float" office:value="8.66250105">
                <text:p>8.662501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6.900002">
                <text:p>-36.900002</text:p>
              </table:table-cell>
              <table:table-cell office:value-type="float" office:value="3.62250105">
                <text:p>3.622501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7.200002">
                <text:p>-37.200002</text:p>
              </table:table-cell>
              <table:table-cell office:value-type="float" office:value="-2.04749895">
                <text:p>-2.047498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6.900002">
                <text:p>-36.900002</text:p>
              </table:table-cell>
              <table:table-cell office:value-type="float" office:value="-4.5675">
                <text:p>-4.56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6.600002">
                <text:p>-36.600002</text:p>
              </table:table-cell>
              <table:table-cell office:value-type="float" office:value="-8.19">
                <text:p>-8.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5.400002">
                <text:p>-35.400002</text:p>
              </table:table-cell>
              <table:table-cell office:value-type="float" office:value="-11.8125">
                <text:p>-11.8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4.050002">
                <text:p>-34.050002</text:p>
              </table:table-cell>
              <table:table-cell office:value-type="float" office:value="-15.435">
                <text:p>-15.4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1.950002">
                <text:p>-31.950002</text:p>
              </table:table-cell>
              <table:table-cell office:value-type="float" office:value="-18.4275">
                <text:p>-18.42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0.600002">
                <text:p>-30.600002</text:p>
              </table:table-cell>
              <table:table-cell office:value-type="float" office:value="-20.0025">
                <text:p>-20.00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8.350002">
                <text:p>-28.350002</text:p>
              </table:table-cell>
              <table:table-cell office:value-type="float" office:value="-22.8375">
                <text:p>-22.8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5.950002">
                <text:p>-25.950002</text:p>
              </table:table-cell>
              <table:table-cell office:value-type="float" office:value="-25.9875">
                <text:p>-25.9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2.800001">
                <text:p>-22.800001</text:p>
              </table:table-cell>
              <table:table-cell office:value-type="float" office:value="-29.29500105">
                <text:p>-29.295001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9.800001">
                <text:p>-19.800001</text:p>
              </table:table-cell>
              <table:table-cell office:value-type="float" office:value="-31.97250105">
                <text:p>-31.972501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7.100001">
                <text:p>-17.100001</text:p>
              </table:table-cell>
              <table:table-cell office:value-type="float" office:value="-33.39000105">
                <text:p>-33.390001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.700001">
                <text:p>-11.700001</text:p>
              </table:table-cell>
              <table:table-cell office:value-type="float" office:value="-36.06750105">
                <text:p>-36.067501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9.150001">
                <text:p>-9.150001</text:p>
              </table:table-cell>
              <table:table-cell office:value-type="float" office:value="-37.80000105">
                <text:p>-37.800001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.200001">
                <text:p>-7.200001</text:p>
              </table:table-cell>
              <table:table-cell office:value-type="float" office:value="-38.58750105">
                <text:p>-38.587501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.550001">
                <text:p>-5.550001</text:p>
              </table:table-cell>
              <table:table-cell office:value-type="float" office:value="-38.27250105">
                <text:p>-38.272501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.200001">
                <text:p>-4.200001</text:p>
              </table:table-cell>
              <table:table-cell office:value-type="float" office:value="-38.74500105">
                <text:p>-38.745001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650001">
                <text:p>-1.650001</text:p>
              </table:table-cell>
              <table:table-cell office:value-type="float" office:value="-38.90250105">
                <text:p>-38.902501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">
                <text:p>1.5</text:p>
              </table:table-cell>
              <table:table-cell office:value-type="float" office:value="-39.37500105">
                <text:p>-39.375001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45">
                <text:p>6.45</text:p>
              </table:table-cell>
              <table:table-cell office:value-type="float" office:value="-40.32000105">
                <text:p>-40.320001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55">
                <text:p>11.55</text:p>
              </table:table-cell>
              <table:table-cell office:value-type="float" office:value="-38.90250105">
                <text:p>-38.902501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3">
                <text:p>15.3</text:p>
              </table:table-cell>
              <table:table-cell office:value-type="float" office:value="-38.74500105">
                <text:p>-38.745001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95">
                <text:p>16.95</text:p>
              </table:table-cell>
              <table:table-cell office:value-type="float" office:value="-36.54000105">
                <text:p>-36.540001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5">
                <text:p>19.5</text:p>
              </table:table-cell>
              <table:table-cell office:value-type="float" office:value="-34.65000105">
                <text:p>-34.650001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.45">
                <text:p>21.45</text:p>
              </table:table-cell>
              <table:table-cell office:value-type="float" office:value="-33.39000105">
                <text:p>-33.390001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45">
                <text:p>24.45</text:p>
              </table:table-cell>
              <table:table-cell office:value-type="float" office:value="-32.28750105">
                <text:p>-32.287501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.950001">
                <text:p>25.950001</text:p>
              </table:table-cell>
              <table:table-cell office:value-type="float" office:value="-31.02750105">
                <text:p>-31.027501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.650001">
                <text:p>28.650001</text:p>
              </table:table-cell>
              <table:table-cell office:value-type="float" office:value="-27.2475">
                <text:p>-27.24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.200001">
                <text:p>31.200001</text:p>
              </table:table-cell>
              <table:table-cell office:value-type="float" office:value="-23.1525">
                <text:p>-23.15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.450001">
                <text:p>33.450001</text:p>
              </table:table-cell>
              <table:table-cell office:value-type="float" office:value="-18.7425">
                <text:p>-18.74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.200001">
                <text:p>34.200001</text:p>
              </table:table-cell>
              <table:table-cell office:value-type="float" office:value="-15.5925">
                <text:p>-15.59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.850001">
                <text:p>35.850001</text:p>
              </table:table-cell>
              <table:table-cell office:value-type="float" office:value="-13.0725">
                <text:p>-13.07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.850001">
                <text:p>35.850001</text:p>
              </table:table-cell>
              <table:table-cell office:value-type="float" office:value="-9.6075">
                <text:p>-9.60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.150001">
                <text:p>36.150001</text:p>
              </table:table-cell>
              <table:table-cell office:value-type="float" office:value="-6.4575">
                <text:p>-6.45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.300001">
                <text:p>36.300001</text:p>
              </table:table-cell>
              <table:table-cell office:value-type="float" office:value="-4.8825">
                <text:p>-4.88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.000001">
                <text:p>36.000001</text:p>
              </table:table-cell>
              <table:table-cell office:value-type="float" office:value="-2.9925">
                <text:p>-2.99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.300001">
                <text:p>36.300001</text:p>
              </table:table-cell>
              <table:table-cell office:value-type="float" office:value="-3.3075">
                <text:p>-3.30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.450001">
                <text:p>36.450001</text:p>
              </table:table-cell>
              <table:table-cell office:value-type="float" office:value="-9.45">
                <text:p>-9.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.550001">
                <text:p>35.550001</text:p>
              </table:table-cell>
              <table:table-cell office:value-type="float" office:value="-13.86">
                <text:p>-13.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.600001">
                <text:p>33.600001</text:p>
              </table:table-cell>
              <table:table-cell office:value-type="float" office:value="-19.6875">
                <text:p>-19.6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.000001">
                <text:p>30.000001</text:p>
              </table:table-cell>
              <table:table-cell office:value-type="float" office:value="-26.775">
                <text:p>-26.7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.3">
                <text:p>24.3</text:p>
              </table:table-cell>
              <table:table-cell office:value-type="float" office:value="-31.81500105">
                <text:p>-31.815001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.3">
                <text:p>21.3</text:p>
              </table:table-cell>
              <table:table-cell office:value-type="float" office:value="-34.33500105">
                <text:p>-34.335001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.25">
                <text:p>17.25</text:p>
              </table:table-cell>
              <table:table-cell office:value-type="float" office:value="-36.69750105">
                <text:p>-36.697501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7">
                <text:p>11.7</text:p>
              </table:table-cell>
              <table:table-cell office:value-type="float" office:value="-39.21750105">
                <text:p>-39.217501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5">
                <text:p>4.5</text:p>
              </table:table-cell>
              <table:table-cell office:value-type="float" office:value="-40.95000105">
                <text:p>-40.950001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750000999999999">
                <text:p>-0.750000999999999</text:p>
              </table:table-cell>
              <table:table-cell office:value-type="float" office:value="-39.53250105">
                <text:p>-39.532501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8.250001">
                <text:p>-8.250001</text:p>
              </table:table-cell>
              <table:table-cell office:value-type="float" office:value="-38.58750105">
                <text:p>-38.587501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6.200001">
                <text:p>-16.200001</text:p>
              </table:table-cell>
              <table:table-cell office:value-type="float" office:value="-37.64250105">
                <text:p>-37.642501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3.550001">
                <text:p>-23.550001</text:p>
              </table:table-cell>
              <table:table-cell office:value-type="float" office:value="-30.71250105">
                <text:p>-30.712501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3.400001">
                <text:p>-23.400001</text:p>
              </table:table-cell>
              <table:table-cell office:value-type="float" office:value="-30.71250105">
                <text:p>-30.712501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3.250001">
                <text:p>-23.250001</text:p>
              </table:table-cell>
              <table:table-cell office:value-type="float" office:value="-30.87000105">
                <text:p>-30.870001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3.250001">
                <text:p>-23.250001</text:p>
              </table:table-cell>
              <table:table-cell office:value-type="float" office:value="-30.08250105">
                <text:p>-30.082501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3.850001">
                <text:p>-23.850001</text:p>
              </table:table-cell>
              <table:table-cell office:value-type="float" office:value="-30.39750105">
                <text:p>-30.397501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4.000001">
                <text:p>-24.000001</text:p>
              </table:table-cell>
              <table:table-cell office:value-type="float" office:value="-29.76750105">
                <text:p>-29.767501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6.250002">
                <text:p>-26.250002</text:p>
              </table:table-cell>
              <table:table-cell office:value-type="float" office:value="-28.035">
                <text:p>-28.0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0.150002">
                <text:p>-30.150002</text:p>
              </table:table-cell>
              <table:table-cell office:value-type="float" office:value="-22.8375">
                <text:p>-22.8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3.300002">
                <text:p>-33.300002</text:p>
              </table:table-cell>
              <table:table-cell office:value-type="float" office:value="-17.1675">
                <text:p>-17.16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.350002">
                <text:p>-34.350002</text:p>
              </table:table-cell>
              <table:table-cell office:value-type="float" office:value="-14.0175">
                <text:p>-14.01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5.850002">
                <text:p>-35.850002</text:p>
              </table:table-cell>
              <table:table-cell office:value-type="float" office:value="-9.6075">
                <text:p>-9.60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6.750002">
                <text:p>-36.750002</text:p>
              </table:table-cell>
              <table:table-cell office:value-type="float" office:value="-5.355">
                <text:p>-5.3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38.100002">
                <text:p>-38.100002</text:p>
              </table:table-cell>
              <table:table-cell office:value-type="float" office:value="-0.787498950000001">
                <text:p>-0.7874989500000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7.500002">
                <text:p>-37.500002</text:p>
              </table:table-cell>
              <table:table-cell office:value-type="float" office:value="3.93750105">
                <text:p>3.937501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6.750002">
                <text:p>-36.750002</text:p>
              </table:table-cell>
              <table:table-cell office:value-type="float" office:value="8.82000105">
                <text:p>8.820001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5.700002">
                <text:p>-35.700002</text:p>
              </table:table-cell>
              <table:table-cell office:value-type="float" office:value="11.49750105">
                <text:p>11.497501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3.900002">
                <text:p>-33.900002</text:p>
              </table:table-cell>
              <table:table-cell office:value-type="float" office:value="16.53750105">
                <text:p>16.537501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1.800002">
                <text:p>-31.800002</text:p>
              </table:table-cell>
              <table:table-cell office:value-type="float" office:value="20.63250105">
                <text:p>20.632501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8.650002">
                <text:p>-28.650002</text:p>
              </table:table-cell>
              <table:table-cell office:value-type="float" office:value="24.4125021">
                <text:p>24.41250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3.700001">
                <text:p>-23.700001</text:p>
              </table:table-cell>
              <table:table-cell office:value-type="float" office:value="28.1925021">
                <text:p>28.19250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6.350001">
                <text:p>-16.350001</text:p>
              </table:table-cell>
              <table:table-cell office:value-type="float" office:value="32.6025021">
                <text:p>32.60250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4.700001">
                <text:p>-14.700001</text:p>
              </table:table-cell>
              <table:table-cell office:value-type="float" office:value="33.2325021">
                <text:p>33.23250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7.950001">
                <text:p>-7.950001</text:p>
              </table:table-cell>
              <table:table-cell office:value-type="float" office:value="35.9100021">
                <text:p>35.91000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650001">
                <text:p>-1.650001</text:p>
              </table:table-cell>
              <table:table-cell office:value-type="float" office:value="36.5400021">
                <text:p>36.54000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7">
                <text:p>5.7</text:p>
              </table:table-cell>
              <table:table-cell office:value-type="float" office:value="35.9100021">
                <text:p>35.91000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.6">
                <text:p>9.6</text:p>
              </table:table-cell>
              <table:table-cell office:value-type="float" office:value="33.8625021">
                <text:p>33.86250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9">
                <text:p>9.9</text:p>
              </table:table-cell>
              <table:table-cell office:value-type="float" office:value="34.1775021">
                <text:p>34.17750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.9">
                <text:p>9.9</text:p>
              </table:table-cell>
              <table:table-cell office:value-type="float" office:value="33.8625021">
                <text:p>33.86250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75">
                <text:p>9.75</text:p>
              </table:table-cell>
              <table:table-cell office:value-type="float" office:value="33.8625021">
                <text:p>33.86250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05">
                <text:p>10.05</text:p>
              </table:table-cell>
              <table:table-cell office:value-type="float" office:value="34.1775021">
                <text:p>34.17750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.5">
                <text:p>10.5</text:p>
              </table:table-cell>
              <table:table-cell office:value-type="float" office:value="34.1775021">
                <text:p>34.17750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.95">
                <text:p>10.95</text:p>
              </table:table-cell>
              <table:table-cell office:value-type="float" office:value="33.3900021">
                <text:p>33.39000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.9">
                <text:p>15.9</text:p>
              </table:table-cell>
              <table:table-cell office:value-type="float" office:value="31.3425021">
                <text:p>31.34250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.95">
                <text:p>19.95</text:p>
              </table:table-cell>
              <table:table-cell office:value-type="float" office:value="29.1375021">
                <text:p>29.1375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900001">
                <text:p>24.900001</text:p>
              </table:table-cell>
              <table:table-cell office:value-type="float" office:value="25.3575021">
                <text:p>25.35750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750001">
                <text:p>27.750001</text:p>
              </table:table-cell>
              <table:table-cell office:value-type="float" office:value="21.57750105">
                <text:p>21.577501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.850001">
                <text:p>29.850001</text:p>
              </table:table-cell>
              <table:table-cell office:value-type="float" office:value="18.27000105">
                <text:p>18.270001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.500001">
                <text:p>31.500001</text:p>
              </table:table-cell>
              <table:table-cell office:value-type="float" office:value="15.59250105">
                <text:p>15.592501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.900001">
                <text:p>33.900001</text:p>
              </table:table-cell>
              <table:table-cell office:value-type="float" office:value="11.02500105">
                <text:p>11.025001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.700001">
                <text:p>35.700001</text:p>
              </table:table-cell>
              <table:table-cell office:value-type="float" office:value="7.24500105">
                <text:p>7.245001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.600001">
                <text:p>36.600001</text:p>
              </table:table-cell>
              <table:table-cell office:value-type="float" office:value="3.15000105">
                <text:p>3.150001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.900001">
                <text:p>36.900001</text:p>
              </table:table-cell>
              <table:table-cell office:value-type="float" office:value="0.94500105">
                <text:p>0.945001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.050001">
                <text:p>37.050001</text:p>
              </table:table-cell>
              <table:table-cell office:value-type="float" office:value="-1.73249895">
                <text:p>-1.732498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.200001">
                <text:p>37.200001</text:p>
              </table:table-cell>
              <table:table-cell office:value-type="float" office:value="-5.985">
                <text:p>-5.9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450001">
                <text:p>36.450001</text:p>
              </table:table-cell>
              <table:table-cell office:value-type="float" office:value="-8.6625">
                <text:p>-8.66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.150001">
                <text:p>36.150001</text:p>
              </table:table-cell>
              <table:table-cell office:value-type="float" office:value="-13.23">
                <text:p>-13.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.500001">
                <text:p>34.500001</text:p>
              </table:table-cell>
              <table:table-cell office:value-type="float" office:value="-16.8525">
                <text:p>-16.85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.250001">
                <text:p>32.250001</text:p>
              </table:table-cell>
              <table:table-cell office:value-type="float" office:value="-20.79">
                <text:p>-20.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000001">
                <text:p>30.000001</text:p>
              </table:table-cell>
              <table:table-cell office:value-type="float" office:value="-24.57">
                <text:p>-24.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.300001">
                <text:p>27.300001</text:p>
              </table:table-cell>
              <table:table-cell office:value-type="float" office:value="-27.2475">
                <text:p>-27.24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350001">
                <text:p>25.350001</text:p>
              </table:table-cell>
              <table:table-cell office:value-type="float" office:value="-29.61000105">
                <text:p>-29.610001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.2">
                <text:p>22.2</text:p>
              </table:table-cell>
              <table:table-cell office:value-type="float" office:value="-31.97250105">
                <text:p>-31.972501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.7">
                <text:p>20.7</text:p>
              </table:table-cell>
              <table:table-cell office:value-type="float" office:value="-32.76000105">
                <text:p>-32.760001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2">
                <text:p>16.2</text:p>
              </table:table-cell>
              <table:table-cell office:value-type="float" office:value="-35.75250105">
                <text:p>-35.752501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15">
                <text:p>12.15</text:p>
              </table:table-cell>
              <table:table-cell office:value-type="float" office:value="-36.69750105">
                <text:p>-36.697501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55">
                <text:p>8.55</text:p>
              </table:table-cell>
              <table:table-cell office:value-type="float" office:value="-38.11500105">
                <text:p>-38.115001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85">
                <text:p>5.85</text:p>
              </table:table-cell>
              <table:table-cell office:value-type="float" office:value="-38.43000105">
                <text:p>-38.430001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2">
                <text:p>1.2</text:p>
              </table:table-cell>
              <table:table-cell office:value-type="float" office:value="-38.90250105">
                <text:p>-38.902501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.550001">
                <text:p>-2.550001</text:p>
              </table:table-cell>
              <table:table-cell office:value-type="float" office:value="-38.90250105">
                <text:p>-38.902501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7.350001">
                <text:p>-7.350001</text:p>
              </table:table-cell>
              <table:table-cell office:value-type="float" office:value="-38.27250105">
                <text:p>-38.272501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9.900001">
                <text:p>-9.900001</text:p>
              </table:table-cell>
              <table:table-cell office:value-type="float" office:value="-37.32750105">
                <text:p>-37.327501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5.150001">
                <text:p>-15.150001</text:p>
              </table:table-cell>
              <table:table-cell office:value-type="float" office:value="-35.59500105">
                <text:p>-35.595001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9.350001">
                <text:p>-19.350001</text:p>
              </table:table-cell>
              <table:table-cell office:value-type="float" office:value="-33.23250105">
                <text:p>-33.232501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1.600001">
                <text:p>-21.600001</text:p>
              </table:table-cell>
              <table:table-cell office:value-type="float" office:value="-31.02750105">
                <text:p>-31.027501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4.000001">
                <text:p>-24.000001</text:p>
              </table:table-cell>
              <table:table-cell office:value-type="float" office:value="-29.92500105">
                <text:p>-29.925001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6.550002">
                <text:p>-26.550002</text:p>
              </table:table-cell>
              <table:table-cell office:value-type="float" office:value="-27.405">
                <text:p>-27.4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9.100002">
                <text:p>-29.100002</text:p>
              </table:table-cell>
              <table:table-cell office:value-type="float" office:value="-24.4125">
                <text:p>-24.41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1.500002">
                <text:p>-31.500002</text:p>
              </table:table-cell>
              <table:table-cell office:value-type="float" office:value="-21.105">
                <text:p>-21.1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2.100002">
                <text:p>-32.100002</text:p>
              </table:table-cell>
              <table:table-cell office:value-type="float" office:value="-19.3725">
                <text:p>-19.37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3.600002">
                <text:p>-33.600002</text:p>
              </table:table-cell>
              <table:table-cell office:value-type="float" office:value="-17.1675">
                <text:p>-17.16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34.650002">
                <text:p>-34.650002</text:p>
              </table:table-cell>
              <table:table-cell office:value-type="float" office:value="-15.5925">
                <text:p>-15.59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5.550002">
                <text:p>-35.550002</text:p>
              </table:table-cell>
              <table:table-cell office:value-type="float" office:value="-14.0175">
                <text:p>-14.01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36.300002">
                <text:p>-36.300002</text:p>
              </table:table-cell>
              <table:table-cell office:value-type="float" office:value="-11.655">
                <text:p>-11.6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7.050002">
                <text:p>-37.050002</text:p>
              </table:table-cell>
              <table:table-cell office:value-type="float" office:value="-8.9775">
                <text:p>-8.97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7.950002">
                <text:p>-37.950002</text:p>
              </table:table-cell>
              <table:table-cell office:value-type="float" office:value="-6.93">
                <text:p>-6.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8.400002">
                <text:p>-38.400002</text:p>
              </table:table-cell>
              <table:table-cell office:value-type="float" office:value="-4.2525">
                <text:p>-4.25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8.850002">
                <text:p>-38.850002</text:p>
              </table:table-cell>
              <table:table-cell office:value-type="float" office:value="-1.25999895">
                <text:p>-1.259998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9.450002">
                <text:p>-39.450002</text:p>
              </table:table-cell>
              <table:table-cell office:value-type="float" office:value="0.630001050000001">
                <text:p>0.6300010500000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41.100002">
                <text:p>-41.100002</text:p>
              </table:table-cell>
              <table:table-cell office:value-type="float" office:value="3.78000105">
                <text:p>3.780001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42.750002">
                <text:p>-42.750002</text:p>
              </table:table-cell>
              <table:table-cell office:value-type="float" office:value="7.08750105">
                <text:p>7.087501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43.650002">
                <text:p>-43.650002</text:p>
              </table:table-cell>
              <table:table-cell office:value-type="float" office:value="10.71000105">
                <text:p>10.710001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7.100002">
                <text:p>-47.100002</text:p>
              </table:table-cell>
              <table:table-cell office:value-type="float" office:value="16.22250105">
                <text:p>16.222501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47.850002">
                <text:p>-47.850002</text:p>
              </table:table-cell>
              <table:table-cell office:value-type="float" office:value="22.36500105">
                <text:p>22.365001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45.300002">
                <text:p>-45.300002</text:p>
              </table:table-cell>
              <table:table-cell office:value-type="float" office:value="30.5550021">
                <text:p>30.55500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41.250002">
                <text:p>-41.250002</text:p>
              </table:table-cell>
              <table:table-cell office:value-type="float" office:value="36.8550021">
                <text:p>36.85500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3.300002">
                <text:p>-33.300002</text:p>
              </table:table-cell>
              <table:table-cell office:value-type="float" office:value="41.8950021">
                <text:p>41.89500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6.400002">
                <text:p>-26.400002</text:p>
              </table:table-cell>
              <table:table-cell office:value-type="float" office:value="45.2025021">
                <text:p>45.20250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8.600001">
                <text:p>-18.600001</text:p>
              </table:table-cell>
              <table:table-cell office:value-type="float" office:value="47.7225021">
                <text:p>47.72250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2.600001">
                <text:p>-12.600001</text:p>
              </table:table-cell>
              <table:table-cell office:value-type="float" office:value="48.0375021">
                <text:p>48.03750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5.250001">
                <text:p>-5.250001</text:p>
              </table:table-cell>
              <table:table-cell office:value-type="float" office:value="47.5650021">
                <text:p>47.56500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5">
                <text:p>0.15</text:p>
              </table:table-cell>
              <table:table-cell office:value-type="float" office:value="45.6750021">
                <text:p>45.67500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1">
                <text:p>2.1</text:p>
              </table:table-cell>
              <table:table-cell office:value-type="float" office:value="43.9425021">
                <text:p>43.94250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35">
                <text:p>4.35</text:p>
              </table:table-cell>
              <table:table-cell office:value-type="float" office:value="42.2100021">
                <text:p>42.21000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55">
                <text:p>5.55</text:p>
              </table:table-cell>
              <table:table-cell office:value-type="float" office:value="40.9500021">
                <text:p>40.95000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3">
                <text:p>3.3</text:p>
              </table:table-cell>
              <table:table-cell office:value-type="float" office:value="42.0525021">
                <text:p>42.05250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4">
                <text:p>2.4</text:p>
              </table:table-cell>
              <table:table-cell office:value-type="float" office:value="42.2100021">
                <text:p>42.21000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5">
                <text:p>1.95</text:p>
              </table:table-cell>
              <table:table-cell office:value-type="float" office:value="42.5250021">
                <text:p>42.52500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4">
                <text:p>2.4</text:p>
              </table:table-cell>
              <table:table-cell office:value-type="float" office:value="42.3675021">
                <text:p>42.36750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">
                <text:p>3</text:p>
              </table:table-cell>
              <table:table-cell office:value-type="float" office:value="41.2650021">
                <text:p>41.26500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95">
                <text:p>4.95</text:p>
              </table:table-cell>
              <table:table-cell office:value-type="float" office:value="39.6900021">
                <text:p>39.69000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1">
                <text:p>8.1</text:p>
              </table:table-cell>
              <table:table-cell office:value-type="float" office:value="38.2725021">
                <text:p>38.27250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95">
                <text:p>10.95</text:p>
              </table:table-cell>
              <table:table-cell office:value-type="float" office:value="36.5400021">
                <text:p>36.54000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.75">
                <text:p>15.75</text:p>
              </table:table-cell>
              <table:table-cell office:value-type="float" office:value="33.2325021">
                <text:p>33.23250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.6">
                <text:p>18.6</text:p>
              </table:table-cell>
              <table:table-cell office:value-type="float" office:value="31.5000021">
                <text:p>31.50000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.5">
                <text:p>22.5</text:p>
              </table:table-cell>
              <table:table-cell office:value-type="float" office:value="28.9800021">
                <text:p>28.98000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.200001">
                <text:p>25.200001</text:p>
              </table:table-cell>
              <table:table-cell office:value-type="float" office:value="26.4600021">
                <text:p>26.46000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.900001">
                <text:p>27.900001</text:p>
              </table:table-cell>
              <table:table-cell office:value-type="float" office:value="23.15250105">
                <text:p>23.152501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.000001">
                <text:p>30.000001</text:p>
              </table:table-cell>
              <table:table-cell office:value-type="float" office:value="20.94750105">
                <text:p>20.947501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.350001">
                <text:p>31.350001</text:p>
              </table:table-cell>
              <table:table-cell office:value-type="float" office:value="17.01000105">
                <text:p>17.010001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.400001">
                <text:p>32.400001</text:p>
              </table:table-cell>
              <table:table-cell office:value-type="float" office:value="14.96250105">
                <text:p>14.962501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.150001">
                <text:p>33.150001</text:p>
              </table:table-cell>
              <table:table-cell office:value-type="float" office:value="12.44250105">
                <text:p>12.442501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3.300001">
                <text:p>33.300001</text:p>
              </table:table-cell>
              <table:table-cell office:value-type="float" office:value="13.23000105">
                <text:p>13.230001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1.500001">
                <text:p>31.500001</text:p>
              </table:table-cell>
              <table:table-cell office:value-type="float" office:value="16.38000105">
                <text:p>16.380001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.800001">
                <text:p>28.800001</text:p>
              </table:table-cell>
              <table:table-cell office:value-type="float" office:value="21.26250105">
                <text:p>21.262501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.4">
                <text:p>23.4</text:p>
              </table:table-cell>
              <table:table-cell office:value-type="float" office:value="26.1450021">
                <text:p>26.14500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.45">
                <text:p>18.45</text:p>
              </table:table-cell>
              <table:table-cell office:value-type="float" office:value="30.5550021">
                <text:p>30.55500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2">
                <text:p>10.2</text:p>
              </table:table-cell>
              <table:table-cell office:value-type="float" office:value="35.1225021">
                <text:p>35.12250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7">
                <text:p>2.7</text:p>
              </table:table-cell>
              <table:table-cell office:value-type="float" office:value="37.1700021">
                <text:p>37.17000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6.600001">
                <text:p>-6.600001</text:p>
              </table:table-cell>
              <table:table-cell office:value-type="float" office:value="37.6425021">
                <text:p>37.64250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2.300001">
                <text:p>-12.300001</text:p>
              </table:table-cell>
              <table:table-cell office:value-type="float" office:value="36.5400021">
                <text:p>36.54000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9.500001">
                <text:p>-19.500001</text:p>
              </table:table-cell>
              <table:table-cell office:value-type="float" office:value="34.3350021">
                <text:p>34.33500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8.500002">
                <text:p>-28.500002</text:p>
              </table:table-cell>
              <table:table-cell office:value-type="float" office:value="29.6100021">
                <text:p>29.61000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33.750002">
                <text:p>-33.750002</text:p>
              </table:table-cell>
              <table:table-cell office:value-type="float" office:value="23.31000105">
                <text:p>23.310001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37.500002">
                <text:p>-37.500002</text:p>
              </table:table-cell>
              <table:table-cell office:value-type="float" office:value="16.69500105">
                <text:p>16.695001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39.450002">
                <text:p>-39.450002</text:p>
              </table:table-cell>
              <table:table-cell office:value-type="float" office:value="8.82000105">
                <text:p>8.820001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39.900002">
                <text:p>-39.900002</text:p>
              </table:table-cell>
              <table:table-cell office:value-type="float" office:value="2.99250105">
                <text:p>2.992501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38.100002">
                <text:p>-38.100002</text:p>
              </table:table-cell>
              <table:table-cell office:value-type="float" office:value="-3.78">
                <text:p>-3.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36.900002">
                <text:p>-36.900002</text:p>
              </table:table-cell>
              <table:table-cell office:value-type="float" office:value="-10.395">
                <text:p>-10.3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33.000002">
                <text:p>-33.000002</text:p>
              </table:table-cell>
              <table:table-cell office:value-type="float" office:value="-18.585">
                <text:p>-18.5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8.050002">
                <text:p>-28.050002</text:p>
              </table:table-cell>
              <table:table-cell office:value-type="float" office:value="-25.3575">
                <text:p>-25.35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1.300001">
                <text:p>-21.300001</text:p>
              </table:table-cell>
              <table:table-cell office:value-type="float" office:value="-30.87000105">
                <text:p>-30.870001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3.050001">
                <text:p>-13.050001</text:p>
              </table:table-cell>
              <table:table-cell office:value-type="float" office:value="-34.80750105">
                <text:p>-34.807501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.900001">
                <text:p>-3.900001</text:p>
              </table:table-cell>
              <table:table-cell office:value-type="float" office:value="-37.32750105">
                <text:p>-37.327501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75">
                <text:p>3.75</text:p>
              </table:table-cell>
              <table:table-cell office:value-type="float" office:value="-37.01250105">
                <text:p>-37.012501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5">
                <text:p>7.5</text:p>
              </table:table-cell>
              <table:table-cell office:value-type="float" office:value="-37.48500105">
                <text:p>-37.485001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4">
                <text:p>11.4</text:p>
              </table:table-cell>
              <table:table-cell office:value-type="float" office:value="-36.06750105">
                <text:p>-36.067501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05">
                <text:p>13.05</text:p>
              </table:table-cell>
              <table:table-cell office:value-type="float" office:value="-35.12250105">
                <text:p>-35.122501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.75">
                <text:p>12.75</text:p>
              </table:table-cell>
              <table:table-cell office:value-type="float" office:value="-35.28000105">
                <text:p>-35.280001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.9">
                <text:p>12.9</text:p>
              </table:table-cell>
              <table:table-cell office:value-type="float" office:value="-35.28000105">
                <text:p>-35.280001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.45">
                <text:p>12.45</text:p>
              </table:table-cell>
              <table:table-cell office:value-type="float" office:value="-34.80750105">
                <text:p>-34.807501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.45">
                <text:p>12.45</text:p>
              </table:table-cell>
              <table:table-cell office:value-type="float" office:value="-35.28000105">
                <text:p>-35.280001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.5">
                <text:p>13.5</text:p>
              </table:table-cell>
              <table:table-cell office:value-type="float" office:value="-35.12250105">
                <text:p>-35.122501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.35">
                <text:p>16.35</text:p>
              </table:table-cell>
              <table:table-cell office:value-type="float" office:value="-33.54750105">
                <text:p>-33.547501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.4">
                <text:p>20.4</text:p>
              </table:table-cell>
              <table:table-cell office:value-type="float" office:value="-31.18500105">
                <text:p>-31.185001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3">
                <text:p>24.3</text:p>
              </table:table-cell>
              <table:table-cell office:value-type="float" office:value="-29.13750105">
                <text:p>-29.137501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.350001">
                <text:p>28.350001</text:p>
              </table:table-cell>
              <table:table-cell office:value-type="float" office:value="-24.7275">
                <text:p>-24.72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.950001">
                <text:p>31.950001</text:p>
              </table:table-cell>
              <table:table-cell office:value-type="float" office:value="-19.845">
                <text:p>-19.8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.400001">
                <text:p>35.400001</text:p>
              </table:table-cell>
              <table:table-cell office:value-type="float" office:value="-10.8675">
                <text:p>-10.86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.900001">
                <text:p>36.900001</text:p>
              </table:table-cell>
              <table:table-cell office:value-type="float" office:value="-2.36249895">
                <text:p>-2.362498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.300001">
                <text:p>36.300001</text:p>
              </table:table-cell>
              <table:table-cell office:value-type="float" office:value="4.41000105">
                <text:p>4.410001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.100001">
                <text:p>35.100001</text:p>
              </table:table-cell>
              <table:table-cell office:value-type="float" office:value="8.34750105">
                <text:p>8.347501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3.900001">
                <text:p>33.900001</text:p>
              </table:table-cell>
              <table:table-cell office:value-type="float" office:value="12.28500105">
                <text:p>12.285001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2.100001">
                <text:p>32.100001</text:p>
              </table:table-cell>
              <table:table-cell office:value-type="float" office:value="17.01000105">
                <text:p>17.010001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650001">
                <text:p>28.650001</text:p>
              </table:table-cell>
              <table:table-cell office:value-type="float" office:value="22.52250105">
                <text:p>22.522501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050001">
                <text:p>25.050001</text:p>
              </table:table-cell>
              <table:table-cell office:value-type="float" office:value="24.2550021">
                <text:p>24.25500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.9">
                <text:p>21.9</text:p>
              </table:table-cell>
              <table:table-cell office:value-type="float" office:value="27.2475021">
                <text:p>27.24750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.35">
                <text:p>16.35</text:p>
              </table:table-cell>
              <table:table-cell office:value-type="float" office:value="30.8700021">
                <text:p>30.87000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.5">
                <text:p>13.5</text:p>
              </table:table-cell>
              <table:table-cell office:value-type="float" office:value="32.6025021">
                <text:p>32.60250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.4">
                <text:p>11.4</text:p>
              </table:table-cell>
              <table:table-cell office:value-type="float" office:value="33.7050021">
                <text:p>33.70500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.35">
                <text:p>7.35</text:p>
              </table:table-cell>
              <table:table-cell office:value-type="float" office:value="35.2800021">
                <text:p>35.28000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1">
                <text:p>2.1</text:p>
              </table:table-cell>
              <table:table-cell office:value-type="float" office:value="36.2250021">
                <text:p>36.22500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500001">
                <text:p>-1.500001</text:p>
              </table:table-cell>
              <table:table-cell office:value-type="float" office:value="36.3825021">
                <text:p>36.38250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7.050001">
                <text:p>-7.050001</text:p>
              </table:table-cell>
              <table:table-cell office:value-type="float" office:value="36.3825021">
                <text:p>36.38250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2.900001">
                <text:p>-12.900001</text:p>
              </table:table-cell>
              <table:table-cell office:value-type="float" office:value="35.4375021">
                <text:p>35.43750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8.150001">
                <text:p>-18.150001</text:p>
              </table:table-cell>
              <table:table-cell office:value-type="float" office:value="32.7600021">
                <text:p>32.76000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1.150001">
                <text:p>-21.150001</text:p>
              </table:table-cell>
              <table:table-cell office:value-type="float" office:value="31.0275021">
                <text:p>31.02750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4.750001">
                <text:p>-24.750001</text:p>
              </table:table-cell>
              <table:table-cell office:value-type="float" office:value="28.3500021">
                <text:p>28.35000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7.450002">
                <text:p>-27.450002</text:p>
              </table:table-cell>
              <table:table-cell office:value-type="float" office:value="25.6725021">
                <text:p>25.67250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30.000002">
                <text:p>-30.000002</text:p>
              </table:table-cell>
              <table:table-cell office:value-type="float" office:value="20.79000105">
                <text:p>20.790001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0.750002">
                <text:p>-30.750002</text:p>
              </table:table-cell>
              <table:table-cell office:value-type="float" office:value="21.42000105">
                <text:p>21.420001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5.350001">
                <text:p>-25.350001</text:p>
              </table:table-cell>
              <table:table-cell office:value-type="float" office:value="27.8775021">
                <text:p>27.87750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9.200001">
                <text:p>-19.200001</text:p>
              </table:table-cell>
              <table:table-cell office:value-type="float" office:value="32.1300021">
                <text:p>32.13000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0.950001">
                <text:p>-10.950001</text:p>
              </table:table-cell>
              <table:table-cell office:value-type="float" office:value="36.0675021">
                <text:p>36.06750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.350001">
                <text:p>-1.350001</text:p>
              </table:table-cell>
              <table:table-cell office:value-type="float" office:value="36.3825021">
                <text:p>36.38250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2">
                <text:p>16.2</text:p>
              </table:table-cell>
              <table:table-cell office:value-type="float" office:value="31.5000021">
                <text:p>31.50000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750001">
                <text:p>27.750001</text:p>
              </table:table-cell>
              <table:table-cell office:value-type="float" office:value="22.83750105">
                <text:p>22.837501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.800001">
                <text:p>34.800001</text:p>
              </table:table-cell>
              <table:table-cell office:value-type="float" office:value="10.23750105">
                <text:p>10.237501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.200001">
                <text:p>37.200001</text:p>
              </table:table-cell>
              <table:table-cell office:value-type="float" office:value="-5.04">
                <text:p>-5.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4.500001">
                <text:p>34.500001</text:p>
              </table:table-cell>
              <table:table-cell office:value-type="float" office:value="-13.545">
                <text:p>-13.5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.700001">
                <text:p>29.700001</text:p>
              </table:table-cell>
              <table:table-cell office:value-type="float" office:value="-23.4675">
                <text:p>-23.46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.750001">
                <text:p>27.750001</text:p>
              </table:table-cell>
              <table:table-cell office:value-type="float" office:value="-25.515">
                <text:p>-25.5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.7">
                <text:p>23.7</text:p>
              </table:table-cell>
              <table:table-cell office:value-type="float" office:value="-30.08250105">
                <text:p>-30.082501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1.6">
                <text:p>21.6</text:p>
              </table:table-cell>
              <table:table-cell office:value-type="float" office:value="-31.18500105">
                <text:p>-31.185001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.95">
                <text:p>19.95</text:p>
              </table:table-cell>
              <table:table-cell office:value-type="float" office:value="-31.65750105">
                <text:p>-31.657501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.9">
                <text:p>18.9</text:p>
              </table:table-cell>
              <table:table-cell office:value-type="float" office:value="-32.76000105">
                <text:p>-32.760001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.15">
                <text:p>18.15</text:p>
              </table:table-cell>
              <table:table-cell office:value-type="float" office:value="-33.07500105">
                <text:p>-33.075001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.7">
                <text:p>17.7</text:p>
              </table:table-cell>
              <table:table-cell office:value-type="float" office:value="-33.07500105">
                <text:p>-33.075001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.15">
                <text:p>18.15</text:p>
              </table:table-cell>
              <table:table-cell office:value-type="float" office:value="-32.91750105">
                <text:p>-32.917501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.85">
                <text:p>17.85</text:p>
              </table:table-cell>
              <table:table-cell office:value-type="float" office:value="-32.76000105">
                <text:p>-32.760001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.7">
                <text:p>17.7</text:p>
              </table:table-cell>
              <table:table-cell office:value-type="float" office:value="-32.76000105">
                <text:p>-32.760001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">
                <text:p>18</text:p>
              </table:table-cell>
              <table:table-cell office:value-type="float" office:value="-32.44500105">
                <text:p>-32.4450010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">
                <text:p>18</text:p>
              </table:table-cell>
              <table:table-cell office:value-type="float" office:value="-32.28750105">
                <text:p>-32.287501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">
                <text:p>18</text:p>
              </table:table-cell>
              <table:table-cell office:value-type="float" office:value="-32.60250105">
                <text:p>-32.60250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767cm" svg:height="11.938cm" xlink:href=".." xlink:type="simple" chart:class="chart:scatter" chart:style-name="ch1">
        <chart:title svg:x="6.981cm" svg:y="0.374cm" chart:style-name="ch2">
          <text:p>XZ Plan</text:p>
        </chart:title>
        <chart:plot-area chart:style-name="ch3" table:cell-range-address="lsm303.R2:lsm303.R295 lsm303.T1:lsm303.T295" chart:data-source-has-labels="row" svg:x="0.315cm" svg:y="1.399cm" svg:width="15.137cm" svg:height="10.301cm">
          <chartooo:coordinate-region svg:x="0.579cm" svg:y="1.596cm" svg:width="14.667cm" svg:height="9.90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sm303.T2:lsm303.T295" chart:label-cell-address="lsm303.T1:lsm303.T1" chart:class="chart:scatter">
            <chart:domain table:cell-range-address="lsm303.R2:lsm303.R295"/>
            <chart:data-point chart:repeated="29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new Mag Z</text:p>
                <draw:g>
                  <svg:desc>lsm303.T1:lsm303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1">
                <text:p>23.1</text:p>
                <draw:g>
                  <svg:desc>lsm303.R2:lsm303.R295</svg:desc>
                </draw:g>
              </table:table-cell>
              <table:table-cell office:value-type="float" office:value="-2.750002">
                <text:p>-2.750002</text:p>
                <draw:g>
                  <svg:desc>lsm303.T2:lsm303.T2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1">
                <text:p>23.1</text:p>
              </table:table-cell>
              <table:table-cell office:value-type="float" office:value="-2.750002">
                <text:p>-2.75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1">
                <text:p>23.1</text:p>
              </table:table-cell>
              <table:table-cell office:value-type="float" office:value="-2.150002">
                <text:p>-2.15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1">
                <text:p>23.1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1">
                <text:p>23.1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65">
                <text:p>22.65</text:p>
              </table:table-cell>
              <table:table-cell office:value-type="float" office:value="-2.300002">
                <text:p>-2.300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95">
                <text:p>22.95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4">
                <text:p>23.4</text:p>
              </table:table-cell>
              <table:table-cell office:value-type="float" office:value="-2.750002">
                <text:p>-2.75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55">
                <text:p>23.55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85">
                <text:p>23.85</text:p>
              </table:table-cell>
              <table:table-cell office:value-type="float" office:value="-2.150002">
                <text:p>-2.150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3">
                <text:p>24.3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100001">
                <text:p>26.100001</text:p>
              </table:table-cell>
              <table:table-cell office:value-type="float" office:value="-2.000002">
                <text:p>-2.000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.450001">
                <text:p>27.450001</text:p>
              </table:table-cell>
              <table:table-cell office:value-type="float" office:value="-1.400002">
                <text:p>-1.4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.100001">
                <text:p>29.100001</text:p>
              </table:table-cell>
              <table:table-cell office:value-type="float" office:value="-1.400002">
                <text:p>-1.400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450001">
                <text:p>30.450001</text:p>
              </table:table-cell>
              <table:table-cell office:value-type="float" office:value="-0.950001999999998">
                <text:p>-0.950001999999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.100001">
                <text:p>32.100001</text:p>
              </table:table-cell>
              <table:table-cell office:value-type="float" office:value="-0.650002000000001">
                <text:p>-0.650002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.750001">
                <text:p>33.750001</text:p>
              </table:table-cell>
              <table:table-cell office:value-type="float" office:value="0.549998000000002">
                <text:p>0.5499980000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.250001">
                <text:p>35.250001</text:p>
              </table:table-cell>
              <table:table-cell office:value-type="float" office:value="0.249997999999998">
                <text:p>0.2499979999999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300001">
                <text:p>36.300001</text:p>
              </table:table-cell>
              <table:table-cell office:value-type="float" office:value="-0.650002000000001">
                <text:p>-0.650002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.950001">
                <text:p>37.950001</text:p>
              </table:table-cell>
              <table:table-cell office:value-type="float" office:value="-0.950001999999998">
                <text:p>-0.950001999999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.600001">
                <text:p>36.600001</text:p>
              </table:table-cell>
              <table:table-cell office:value-type="float" office:value="-2.300002">
                <text:p>-2.300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.300001">
                <text:p>36.300001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.950001">
                <text:p>34.950001</text:p>
              </table:table-cell>
              <table:table-cell office:value-type="float" office:value="-2.900002">
                <text:p>-2.900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.600001">
                <text:p>33.600001</text:p>
              </table:table-cell>
              <table:table-cell office:value-type="float" office:value="-3.650002">
                <text:p>-3.6500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.050001">
                <text:p>31.050001</text:p>
              </table:table-cell>
              <table:table-cell office:value-type="float" office:value="-4.700002">
                <text:p>-4.700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.000001">
                <text:p>27.000001</text:p>
              </table:table-cell>
              <table:table-cell office:value-type="float" office:value="-5.000002">
                <text:p>-5.000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.8">
                <text:p>22.8</text:p>
              </table:table-cell>
              <table:table-cell office:value-type="float" office:value="-5.150002">
                <text:p>-5.150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8">
                <text:p>19.8</text:p>
              </table:table-cell>
              <table:table-cell office:value-type="float" office:value="-5.450002">
                <text:p>-5.450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05">
                <text:p>16.05</text:p>
              </table:table-cell>
              <table:table-cell office:value-type="float" office:value="-5.750002">
                <text:p>-5.750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15">
                <text:p>12.15</text:p>
              </table:table-cell>
              <table:table-cell office:value-type="float" office:value="-5.300002">
                <text:p>-5.300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55">
                <text:p>8.55</text:p>
              </table:table-cell>
              <table:table-cell office:value-type="float" office:value="-5.000002">
                <text:p>-5.000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3">
                <text:p>6.3</text:p>
              </table:table-cell>
              <table:table-cell office:value-type="float" office:value="-5.000002">
                <text:p>-5.000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7">
                <text:p>2.7</text:p>
              </table:table-cell>
              <table:table-cell office:value-type="float" office:value="-4.250002">
                <text:p>-4.250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200001">
                <text:p>-1.200001</text:p>
              </table:table-cell>
              <table:table-cell office:value-type="float" office:value="-3.650002">
                <text:p>-3.650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.350001">
                <text:p>-7.350001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1.100001">
                <text:p>-11.100001</text:p>
              </table:table-cell>
              <table:table-cell office:value-type="float" office:value="-2.750002">
                <text:p>-2.75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.400001">
                <text:p>-14.400001</text:p>
              </table:table-cell>
              <table:table-cell office:value-type="float" office:value="-2.300002">
                <text:p>-2.30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.850001">
                <text:p>-17.850001</text:p>
              </table:table-cell>
              <table:table-cell office:value-type="float" office:value="-2.600002">
                <text:p>-2.600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1.600001">
                <text:p>-21.600001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5.350001">
                <text:p>-25.350001</text:p>
              </table:table-cell>
              <table:table-cell office:value-type="float" office:value="-2.300002">
                <text:p>-2.300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7.450002">
                <text:p>-27.450002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1.500002">
                <text:p>-31.500002</text:p>
              </table:table-cell>
              <table:table-cell office:value-type="float" office:value="-1.850002">
                <text:p>-1.85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4.050002">
                <text:p>-34.050002</text:p>
              </table:table-cell>
              <table:table-cell office:value-type="float" office:value="-1.100002">
                <text:p>-1.100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5.250002">
                <text:p>-35.250002</text:p>
              </table:table-cell>
              <table:table-cell office:value-type="float" office:value="-0.950001999999998">
                <text:p>-0.9500019999999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4.950002">
                <text:p>-34.950002</text:p>
              </table:table-cell>
              <table:table-cell office:value-type="float" office:value="-1.700002">
                <text:p>-1.7000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5.100002">
                <text:p>-35.100002</text:p>
              </table:table-cell>
              <table:table-cell office:value-type="float" office:value="-1.550002">
                <text:p>-1.550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4.800002">
                <text:p>-34.800002</text:p>
              </table:table-cell>
              <table:table-cell office:value-type="float" office:value="-1.250002">
                <text:p>-1.25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4.950002">
                <text:p>-34.950002</text:p>
              </table:table-cell>
              <table:table-cell office:value-type="float" office:value="-1.250002">
                <text:p>-1.250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5.400002">
                <text:p>-35.400002</text:p>
              </table:table-cell>
              <table:table-cell office:value-type="float" office:value="-1.100002">
                <text:p>-1.100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6.600002">
                <text:p>-36.600002</text:p>
              </table:table-cell>
              <table:table-cell office:value-type="float" office:value="-0.650002000000001">
                <text:p>-0.650002000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6.900002">
                <text:p>-36.900002</text:p>
              </table:table-cell>
              <table:table-cell office:value-type="float" office:value="0.0999979999999994">
                <text:p>0.09999799999999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7.200002">
                <text:p>-37.200002</text:p>
              </table:table-cell>
              <table:table-cell office:value-type="float" office:value="0.849997999999999">
                <text:p>0.849997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6.900002">
                <text:p>-36.900002</text:p>
              </table:table-cell>
              <table:table-cell office:value-type="float" office:value="1.299998">
                <text:p>1.2999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6.600002">
                <text:p>-36.600002</text:p>
              </table:table-cell>
              <table:table-cell office:value-type="float" office:value="1.899998">
                <text:p>1.899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5.400002">
                <text:p>-35.400002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4.050002">
                <text:p>-34.050002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1.950002">
                <text:p>-31.950002</text:p>
              </table:table-cell>
              <table:table-cell office:value-type="float" office:value="2.049998">
                <text:p>2.0499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0.600002">
                <text:p>-30.600002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8.350002">
                <text:p>-28.350002</text:p>
              </table:table-cell>
              <table:table-cell office:value-type="float" office:value="2.649998">
                <text:p>2.649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5.950002">
                <text:p>-25.950002</text:p>
              </table:table-cell>
              <table:table-cell office:value-type="float" office:value="2.499998">
                <text:p>2.4999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2.800001">
                <text:p>-22.800001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9.800001">
                <text:p>-19.800001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7.100001">
                <text:p>-17.100001</text:p>
              </table:table-cell>
              <table:table-cell office:value-type="float" office:value="2.949998">
                <text:p>2.9499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.700001">
                <text:p>-11.700001</text:p>
              </table:table-cell>
              <table:table-cell office:value-type="float" office:value="2.799998">
                <text:p>2.7999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9.150001">
                <text:p>-9.150001</text:p>
              </table:table-cell>
              <table:table-cell office:value-type="float" office:value="2.649998">
                <text:p>2.6499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.200001">
                <text:p>-7.200001</text:p>
              </table:table-cell>
              <table:table-cell office:value-type="float" office:value="2.499998">
                <text:p>2.4999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.550001">
                <text:p>-5.550001</text:p>
              </table:table-cell>
              <table:table-cell office:value-type="float" office:value="2.949998">
                <text:p>2.9499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.200001">
                <text:p>-4.200001</text:p>
              </table:table-cell>
              <table:table-cell office:value-type="float" office:value="2.949998">
                <text:p>2.9499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650001">
                <text:p>-1.650001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">
                <text:p>1.5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45">
                <text:p>6.45</text:p>
              </table:table-cell>
              <table:table-cell office:value-type="float" office:value="1.449998">
                <text:p>1.4499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55">
                <text:p>11.55</text:p>
              </table:table-cell>
              <table:table-cell office:value-type="float" office:value="1.449998">
                <text:p>1.4499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3">
                <text:p>15.3</text:p>
              </table:table-cell>
              <table:table-cell office:value-type="float" office:value="0.849997999999999">
                <text:p>0.849997999999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95">
                <text:p>16.95</text:p>
              </table:table-cell>
              <table:table-cell office:value-type="float" office:value="0.699998000000001">
                <text:p>0.6999980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5">
                <text:p>19.5</text:p>
              </table:table-cell>
              <table:table-cell office:value-type="float" office:value="0.399997999999997">
                <text:p>0.3999979999999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.45">
                <text:p>21.45</text:p>
              </table:table-cell>
              <table:table-cell office:value-type="float" office:value="-0.350002000000003">
                <text:p>-0.3500020000000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45">
                <text:p>24.45</text:p>
              </table:table-cell>
              <table:table-cell office:value-type="float" office:value="-0.350002000000003">
                <text:p>-0.3500020000000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.950001">
                <text:p>25.950001</text:p>
              </table:table-cell>
              <table:table-cell office:value-type="float" office:value="-0.950001999999998">
                <text:p>-0.9500019999999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.650001">
                <text:p>28.650001</text:p>
              </table:table-cell>
              <table:table-cell office:value-type="float" office:value="-1.250002">
                <text:p>-1.2500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.200001">
                <text:p>31.200001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.450001">
                <text:p>33.450001</text:p>
              </table:table-cell>
              <table:table-cell office:value-type="float" office:value="-3.200002">
                <text:p>-3.2000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.200001">
                <text:p>34.200001</text:p>
              </table:table-cell>
              <table:table-cell office:value-type="float" office:value="-3.950002">
                <text:p>-3.9500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.850001">
                <text:p>35.850001</text:p>
              </table:table-cell>
              <table:table-cell office:value-type="float" office:value="-4.400002">
                <text:p>-4.400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.850001">
                <text:p>35.850001</text:p>
              </table:table-cell>
              <table:table-cell office:value-type="float" office:value="-4.850002">
                <text:p>-4.85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.150001">
                <text:p>36.150001</text:p>
              </table:table-cell>
              <table:table-cell office:value-type="float" office:value="-5.600002">
                <text:p>-5.600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.300001">
                <text:p>36.300001</text:p>
              </table:table-cell>
              <table:table-cell office:value-type="float" office:value="-5.600002">
                <text:p>-5.6000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.000001">
                <text:p>36.000001</text:p>
              </table:table-cell>
              <table:table-cell office:value-type="float" office:value="-5.750002">
                <text:p>-5.7500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.300001">
                <text:p>36.300001</text:p>
              </table:table-cell>
              <table:table-cell office:value-type="float" office:value="-5.750002">
                <text:p>-5.750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.450001">
                <text:p>36.450001</text:p>
              </table:table-cell>
              <table:table-cell office:value-type="float" office:value="-4.850002">
                <text:p>-4.85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.550001">
                <text:p>35.550001</text:p>
              </table:table-cell>
              <table:table-cell office:value-type="float" office:value="-3.500002">
                <text:p>-3.5000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.600001">
                <text:p>33.600001</text:p>
              </table:table-cell>
              <table:table-cell office:value-type="float" office:value="-2.600002">
                <text:p>-2.6000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.000001">
                <text:p>30.000001</text:p>
              </table:table-cell>
              <table:table-cell office:value-type="float" office:value="-0.800001999999999">
                <text:p>-0.800001999999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.3">
                <text:p>24.3</text:p>
              </table:table-cell>
              <table:table-cell office:value-type="float" office:value="0.249997999999998">
                <text:p>0.2499979999999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.3">
                <text:p>21.3</text:p>
              </table:table-cell>
              <table:table-cell office:value-type="float" office:value="0.399997999999997">
                <text:p>0.3999979999999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.25">
                <text:p>17.25</text:p>
              </table:table-cell>
              <table:table-cell office:value-type="float" office:value="1.299998">
                <text:p>1.2999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7">
                <text:p>11.7</text:p>
              </table:table-cell>
              <table:table-cell office:value-type="float" office:value="1.599998">
                <text:p>1.5999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5">
                <text:p>4.5</text:p>
              </table:table-cell>
              <table:table-cell office:value-type="float" office:value="2.049998">
                <text:p>2.0499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750000999999999">
                <text:p>-0.750000999999999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8.250001">
                <text:p>-8.250001</text:p>
              </table:table-cell>
              <table:table-cell office:value-type="float" office:value="2.499998">
                <text:p>2.4999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6.200001">
                <text:p>-16.200001</text:p>
              </table:table-cell>
              <table:table-cell office:value-type="float" office:value="1.899998">
                <text:p>1.8999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3.550001">
                <text:p>-23.550001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3.400001">
                <text:p>-23.400001</text:p>
              </table:table-cell>
              <table:table-cell office:value-type="float" office:value="2.049998">
                <text:p>2.0499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3.250001">
                <text:p>-23.250001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3.250001">
                <text:p>-23.250001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3.850001">
                <text:p>-23.850001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4.000001">
                <text:p>-24.000001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6.250002">
                <text:p>-26.250002</text:p>
              </table:table-cell>
              <table:table-cell office:value-type="float" office:value="1.599998">
                <text:p>1.5999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0.150002">
                <text:p>-30.150002</text:p>
              </table:table-cell>
              <table:table-cell office:value-type="float" office:value="2.049998">
                <text:p>2.0499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3.300002">
                <text:p>-33.300002</text:p>
              </table:table-cell>
              <table:table-cell office:value-type="float" office:value="1.899998">
                <text:p>1.8999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.350002">
                <text:p>-34.350002</text:p>
              </table:table-cell>
              <table:table-cell office:value-type="float" office:value="1.299998">
                <text:p>1.2999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5.850002">
                <text:p>-35.850002</text:p>
              </table:table-cell>
              <table:table-cell office:value-type="float" office:value="0.999997999999998">
                <text:p>0.9999979999999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6.750002">
                <text:p>-36.750002</text:p>
              </table:table-cell>
              <table:table-cell office:value-type="float" office:value="0.549998000000002">
                <text:p>0.5499980000000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38.100002">
                <text:p>-38.100002</text:p>
              </table:table-cell>
              <table:table-cell office:value-type="float" office:value="0.249997999999998">
                <text:p>0.2499979999999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7.500002">
                <text:p>-37.500002</text:p>
              </table:table-cell>
              <table:table-cell office:value-type="float" office:value="-1.250002">
                <text:p>-1.2500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6.750002">
                <text:p>-36.750002</text:p>
              </table:table-cell>
              <table:table-cell office:value-type="float" office:value="-1.850002">
                <text:p>-1.8500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5.700002">
                <text:p>-35.700002</text:p>
              </table:table-cell>
              <table:table-cell office:value-type="float" office:value="-0.950001999999998">
                <text:p>-0.9500019999999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3.900002">
                <text:p>-33.900002</text:p>
              </table:table-cell>
              <table:table-cell office:value-type="float" office:value="-2.150002">
                <text:p>-2.1500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1.800002">
                <text:p>-31.800002</text:p>
              </table:table-cell>
              <table:table-cell office:value-type="float" office:value="-2.300002">
                <text:p>-2.3000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8.650002">
                <text:p>-28.650002</text:p>
              </table:table-cell>
              <table:table-cell office:value-type="float" office:value="-2.300002">
                <text:p>-2.3000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3.700001">
                <text:p>-23.700001</text:p>
              </table:table-cell>
              <table:table-cell office:value-type="float" office:value="-2.300002">
                <text:p>-2.3000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6.350001">
                <text:p>-16.350001</text:p>
              </table:table-cell>
              <table:table-cell office:value-type="float" office:value="-2.150002">
                <text:p>-2.1500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4.700001">
                <text:p>-14.700001</text:p>
              </table:table-cell>
              <table:table-cell office:value-type="float" office:value="-2.750002">
                <text:p>-2.7500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7.950001">
                <text:p>-7.950001</text:p>
              </table:table-cell>
              <table:table-cell office:value-type="float" office:value="-2.900002">
                <text:p>-2.9000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650001">
                <text:p>-1.650001</text:p>
              </table:table-cell>
              <table:table-cell office:value-type="float" office:value="-2.750002">
                <text:p>-2.7500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7">
                <text:p>5.7</text:p>
              </table:table-cell>
              <table:table-cell office:value-type="float" office:value="-3.350002">
                <text:p>-3.3500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.6">
                <text:p>9.6</text:p>
              </table:table-cell>
              <table:table-cell office:value-type="float" office:value="-3.800002">
                <text:p>-3.8000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9">
                <text:p>9.9</text:p>
              </table:table-cell>
              <table:table-cell office:value-type="float" office:value="-4.100002">
                <text:p>-4.1000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.9">
                <text:p>9.9</text:p>
              </table:table-cell>
              <table:table-cell office:value-type="float" office:value="-4.100002">
                <text:p>-4.1000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75">
                <text:p>9.75</text:p>
              </table:table-cell>
              <table:table-cell office:value-type="float" office:value="-3.800002">
                <text:p>-3.8000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05">
                <text:p>10.05</text:p>
              </table:table-cell>
              <table:table-cell office:value-type="float" office:value="-3.950002">
                <text:p>-3.9500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.5">
                <text:p>10.5</text:p>
              </table:table-cell>
              <table:table-cell office:value-type="float" office:value="-3.800002">
                <text:p>-3.8000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.95">
                <text:p>10.95</text:p>
              </table:table-cell>
              <table:table-cell office:value-type="float" office:value="-4.250002">
                <text:p>-4.2500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.9">
                <text:p>15.9</text:p>
              </table:table-cell>
              <table:table-cell office:value-type="float" office:value="-4.100002">
                <text:p>-4.1000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.95">
                <text:p>19.95</text:p>
              </table:table-cell>
              <table:table-cell office:value-type="float" office:value="-4.700002">
                <text:p>-4.7000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900001">
                <text:p>24.900001</text:p>
              </table:table-cell>
              <table:table-cell office:value-type="float" office:value="-5.000002">
                <text:p>-5.0000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750001">
                <text:p>27.750001</text:p>
              </table:table-cell>
              <table:table-cell office:value-type="float" office:value="-5.150002">
                <text:p>-5.1500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.850001">
                <text:p>29.850001</text:p>
              </table:table-cell>
              <table:table-cell office:value-type="float" office:value="-4.850002">
                <text:p>-4.8500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.500001">
                <text:p>31.500001</text:p>
              </table:table-cell>
              <table:table-cell office:value-type="float" office:value="-4.550002">
                <text:p>-4.5500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.900001">
                <text:p>33.900001</text:p>
              </table:table-cell>
              <table:table-cell office:value-type="float" office:value="-4.850002">
                <text:p>-4.8500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.700001">
                <text:p>35.700001</text:p>
              </table:table-cell>
              <table:table-cell office:value-type="float" office:value="-4.400002">
                <text:p>-4.4000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.600001">
                <text:p>36.600001</text:p>
              </table:table-cell>
              <table:table-cell office:value-type="float" office:value="-3.800002">
                <text:p>-3.8000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.900001">
                <text:p>36.900001</text:p>
              </table:table-cell>
              <table:table-cell office:value-type="float" office:value="-3.650002">
                <text:p>-3.6500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.050001">
                <text:p>37.050001</text:p>
              </table:table-cell>
              <table:table-cell office:value-type="float" office:value="-3.650002">
                <text:p>-3.6500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.200001">
                <text:p>37.200001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450001">
                <text:p>36.450001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.150001">
                <text:p>36.150001</text:p>
              </table:table-cell>
              <table:table-cell office:value-type="float" office:value="-2.300002">
                <text:p>-2.3000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.500001">
                <text:p>34.500001</text:p>
              </table:table-cell>
              <table:table-cell office:value-type="float" office:value="-1.850002">
                <text:p>-1.8500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.250001">
                <text:p>32.250001</text:p>
              </table:table-cell>
              <table:table-cell office:value-type="float" office:value="-0.800001999999999">
                <text:p>-0.8000019999999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000001">
                <text:p>30.000001</text:p>
              </table:table-cell>
              <table:table-cell office:value-type="float" office:value="-0.200001999999998">
                <text:p>-0.2000019999999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.300001">
                <text:p>27.300001</text:p>
              </table:table-cell>
              <table:table-cell office:value-type="float" office:value="0.549998000000002">
                <text:p>0.5499980000000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350001">
                <text:p>25.350001</text:p>
              </table:table-cell>
              <table:table-cell office:value-type="float" office:value="0.549998000000002">
                <text:p>0.5499980000000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.2">
                <text:p>22.2</text:p>
              </table:table-cell>
              <table:table-cell office:value-type="float" office:value="1.149998">
                <text:p>1.1499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.7">
                <text:p>20.7</text:p>
              </table:table-cell>
              <table:table-cell office:value-type="float" office:value="0.999997999999998">
                <text:p>0.9999979999999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2">
                <text:p>16.2</text:p>
              </table:table-cell>
              <table:table-cell office:value-type="float" office:value="1.449998">
                <text:p>1.4499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15">
                <text:p>12.15</text:p>
              </table:table-cell>
              <table:table-cell office:value-type="float" office:value="1.149998">
                <text:p>1.1499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55">
                <text:p>8.55</text:p>
              </table:table-cell>
              <table:table-cell office:value-type="float" office:value="1.749998">
                <text:p>1.7499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85">
                <text:p>5.85</text:p>
              </table:table-cell>
              <table:table-cell office:value-type="float" office:value="1.899998">
                <text:p>1.8999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2">
                <text:p>1.2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.550001">
                <text:p>-2.550001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7.350001">
                <text:p>-7.350001</text:p>
              </table:table-cell>
              <table:table-cell office:value-type="float" office:value="2.049998">
                <text:p>2.0499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9.900001">
                <text:p>-9.900001</text:p>
              </table:table-cell>
              <table:table-cell office:value-type="float" office:value="2.499998">
                <text:p>2.4999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5.150001">
                <text:p>-15.150001</text:p>
              </table:table-cell>
              <table:table-cell office:value-type="float" office:value="2.499998">
                <text:p>2.4999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9.350001">
                <text:p>-19.350001</text:p>
              </table:table-cell>
              <table:table-cell office:value-type="float" office:value="2.499998">
                <text:p>2.4999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1.600001">
                <text:p>-21.600001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4.000001">
                <text:p>-24.000001</text:p>
              </table:table-cell>
              <table:table-cell office:value-type="float" office:value="1.899998">
                <text:p>1.8999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6.550002">
                <text:p>-26.550002</text:p>
              </table:table-cell>
              <table:table-cell office:value-type="float" office:value="1.899998">
                <text:p>1.8999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9.100002">
                <text:p>-29.100002</text:p>
              </table:table-cell>
              <table:table-cell office:value-type="float" office:value="1.899998">
                <text:p>1.8999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1.500002">
                <text:p>-31.500002</text:p>
              </table:table-cell>
              <table:table-cell office:value-type="float" office:value="1.599998">
                <text:p>1.5999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2.100002">
                <text:p>-32.100002</text:p>
              </table:table-cell>
              <table:table-cell office:value-type="float" office:value="1.299998">
                <text:p>1.2999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3.600002">
                <text:p>-33.600002</text:p>
              </table:table-cell>
              <table:table-cell office:value-type="float" office:value="1.149998">
                <text:p>1.1499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34.650002">
                <text:p>-34.650002</text:p>
              </table:table-cell>
              <table:table-cell office:value-type="float" office:value="0.699998000000001">
                <text:p>0.699998000000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5.550002">
                <text:p>-35.550002</text:p>
              </table:table-cell>
              <table:table-cell office:value-type="float" office:value="-0.350002000000003">
                <text:p>-0.3500020000000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36.300002">
                <text:p>-36.300002</text:p>
              </table:table-cell>
              <table:table-cell office:value-type="float" office:value="-0.200001999999998">
                <text:p>-0.2000019999999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7.050002">
                <text:p>-37.050002</text:p>
              </table:table-cell>
              <table:table-cell office:value-type="float" office:value="-0.800001999999999">
                <text:p>-0.8000019999999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7.950002">
                <text:p>-37.950002</text:p>
              </table:table-cell>
              <table:table-cell office:value-type="float" office:value="-1.100002">
                <text:p>-1.1000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8.400002">
                <text:p>-38.400002</text:p>
              </table:table-cell>
              <table:table-cell office:value-type="float" office:value="-2.000002">
                <text:p>-2.0000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8.850002">
                <text:p>-38.850002</text:p>
              </table:table-cell>
              <table:table-cell office:value-type="float" office:value="-2.750002">
                <text:p>-2.7500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9.450002">
                <text:p>-39.450002</text:p>
              </table:table-cell>
              <table:table-cell office:value-type="float" office:value="-3.350002">
                <text:p>-3.3500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41.100002">
                <text:p>-41.100002</text:p>
              </table:table-cell>
              <table:table-cell office:value-type="float" office:value="-5.750002">
                <text:p>-5.7500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42.750002">
                <text:p>-42.750002</text:p>
              </table:table-cell>
              <table:table-cell office:value-type="float" office:value="-8.000002">
                <text:p>-8.0000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43.650002">
                <text:p>-43.650002</text:p>
              </table:table-cell>
              <table:table-cell office:value-type="float" office:value="-9.500002">
                <text:p>-9.5000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7.100002">
                <text:p>-47.100002</text:p>
              </table:table-cell>
              <table:table-cell office:value-type="float" office:value="-11.750003">
                <text:p>-11.7500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47.850002">
                <text:p>-47.850002</text:p>
              </table:table-cell>
              <table:table-cell office:value-type="float" office:value="-12.650003">
                <text:p>-12.6500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45.300002">
                <text:p>-45.300002</text:p>
              </table:table-cell>
              <table:table-cell office:value-type="float" office:value="-14.000003">
                <text:p>-14.0000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41.250002">
                <text:p>-41.250002</text:p>
              </table:table-cell>
              <table:table-cell office:value-type="float" office:value="-14.300003">
                <text:p>-14.3000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3.300002">
                <text:p>-33.300002</text:p>
              </table:table-cell>
              <table:table-cell office:value-type="float" office:value="-13.400003">
                <text:p>-13.4000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6.400002">
                <text:p>-26.400002</text:p>
              </table:table-cell>
              <table:table-cell office:value-type="float" office:value="-14.000003">
                <text:p>-14.0000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8.600001">
                <text:p>-18.600001</text:p>
              </table:table-cell>
              <table:table-cell office:value-type="float" office:value="-13.250003">
                <text:p>-13.2500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2.600001">
                <text:p>-12.600001</text:p>
              </table:table-cell>
              <table:table-cell office:value-type="float" office:value="-13.250003">
                <text:p>-13.2500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5.250001">
                <text:p>-5.250001</text:p>
              </table:table-cell>
              <table:table-cell office:value-type="float" office:value="-12.350003">
                <text:p>-12.3500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5">
                <text:p>0.15</text:p>
              </table:table-cell>
              <table:table-cell office:value-type="float" office:value="-10.700002">
                <text:p>-10.7000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1">
                <text:p>2.1</text:p>
              </table:table-cell>
              <table:table-cell office:value-type="float" office:value="-9.650002">
                <text:p>-9.6500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35">
                <text:p>4.35</text:p>
              </table:table-cell>
              <table:table-cell office:value-type="float" office:value="-9.050002">
                <text:p>-9.0500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55">
                <text:p>5.55</text:p>
              </table:table-cell>
              <table:table-cell office:value-type="float" office:value="-8.150002">
                <text:p>-8.1500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3">
                <text:p>3.3</text:p>
              </table:table-cell>
              <table:table-cell office:value-type="float" office:value="-8.600002">
                <text:p>-8.6000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4">
                <text:p>2.4</text:p>
              </table:table-cell>
              <table:table-cell office:value-type="float" office:value="-8.600002">
                <text:p>-8.6000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5">
                <text:p>1.95</text:p>
              </table:table-cell>
              <table:table-cell office:value-type="float" office:value="-9.200002">
                <text:p>-9.2000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4">
                <text:p>2.4</text:p>
              </table:table-cell>
              <table:table-cell office:value-type="float" office:value="-9.200002">
                <text:p>-9.2000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">
                <text:p>3</text:p>
              </table:table-cell>
              <table:table-cell office:value-type="float" office:value="-7.850002">
                <text:p>-7.8500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95">
                <text:p>4.95</text:p>
              </table:table-cell>
              <table:table-cell office:value-type="float" office:value="-6.800002">
                <text:p>-6.8000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1">
                <text:p>8.1</text:p>
              </table:table-cell>
              <table:table-cell office:value-type="float" office:value="-6.350002">
                <text:p>-6.3500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95">
                <text:p>10.95</text:p>
              </table:table-cell>
              <table:table-cell office:value-type="float" office:value="-5.000002">
                <text:p>-5.0000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.75">
                <text:p>15.75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.6">
                <text:p>18.6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.5">
                <text:p>22.5</text:p>
              </table:table-cell>
              <table:table-cell office:value-type="float" office:value="-3.200002">
                <text:p>-3.2000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.200001">
                <text:p>25.200001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.900001">
                <text:p>27.900001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.000001">
                <text:p>30.000001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.350001">
                <text:p>31.350001</text:p>
              </table:table-cell>
              <table:table-cell office:value-type="float" office:value="-3.500002">
                <text:p>-3.5000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.400001">
                <text:p>32.400001</text:p>
              </table:table-cell>
              <table:table-cell office:value-type="float" office:value="-3.200002">
                <text:p>-3.2000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.150001">
                <text:p>33.150001</text:p>
              </table:table-cell>
              <table:table-cell office:value-type="float" office:value="-3.350002">
                <text:p>-3.3500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3.300001">
                <text:p>33.300001</text:p>
              </table:table-cell>
              <table:table-cell office:value-type="float" office:value="-3.350002">
                <text:p>-3.3500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1.500001">
                <text:p>31.500001</text:p>
              </table:table-cell>
              <table:table-cell office:value-type="float" office:value="-3.500002">
                <text:p>-3.5000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.800001">
                <text:p>28.800001</text:p>
              </table:table-cell>
              <table:table-cell office:value-type="float" office:value="-3.200002">
                <text:p>-3.2000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.4">
                <text:p>23.4</text:p>
              </table:table-cell>
              <table:table-cell office:value-type="float" office:value="-3.200002">
                <text:p>-3.2000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.45">
                <text:p>18.45</text:p>
              </table:table-cell>
              <table:table-cell office:value-type="float" office:value="-3.650002">
                <text:p>-3.6500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2">
                <text:p>10.2</text:p>
              </table:table-cell>
              <table:table-cell office:value-type="float" office:value="-3.650002">
                <text:p>-3.6500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7">
                <text:p>2.7</text:p>
              </table:table-cell>
              <table:table-cell office:value-type="float" office:value="-3.500002">
                <text:p>-3.5000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6.600001">
                <text:p>-6.600001</text:p>
              </table:table-cell>
              <table:table-cell office:value-type="float" office:value="-2.900002">
                <text:p>-2.9000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2.300001">
                <text:p>-12.300001</text:p>
              </table:table-cell>
              <table:table-cell office:value-type="float" office:value="-3.350002">
                <text:p>-3.3500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9.500001">
                <text:p>-19.500001</text:p>
              </table:table-cell>
              <table:table-cell office:value-type="float" office:value="-4.250002">
                <text:p>-4.2500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8.500002">
                <text:p>-28.500002</text:p>
              </table:table-cell>
              <table:table-cell office:value-type="float" office:value="-4.850002">
                <text:p>-4.8500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33.750002">
                <text:p>-33.750002</text:p>
              </table:table-cell>
              <table:table-cell office:value-type="float" office:value="-4.400002">
                <text:p>-4.4000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37.500002">
                <text:p>-37.500002</text:p>
              </table:table-cell>
              <table:table-cell office:value-type="float" office:value="-3.800002">
                <text:p>-3.8000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39.450002">
                <text:p>-39.450002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39.900002">
                <text:p>-39.900002</text:p>
              </table:table-cell>
              <table:table-cell office:value-type="float" office:value="-2.000002">
                <text:p>-2.0000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38.100002">
                <text:p>-38.100002</text:p>
              </table:table-cell>
              <table:table-cell office:value-type="float" office:value="-0.650002000000001">
                <text:p>-0.6500020000000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36.900002">
                <text:p>-36.900002</text:p>
              </table:table-cell>
              <table:table-cell office:value-type="float" office:value="0.549998000000002">
                <text:p>0.5499980000000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33.000002">
                <text:p>-33.000002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8.050002">
                <text:p>-28.050002</text:p>
              </table:table-cell>
              <table:table-cell office:value-type="float" office:value="2.799998">
                <text:p>2.7999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1.300001">
                <text:p>-21.300001</text:p>
              </table:table-cell>
              <table:table-cell office:value-type="float" office:value="3.099998">
                <text:p>3.0999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3.050001">
                <text:p>-13.050001</text:p>
              </table:table-cell>
              <table:table-cell office:value-type="float" office:value="2.949998">
                <text:p>2.9499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.900001">
                <text:p>-3.900001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75">
                <text:p>3.75</text:p>
              </table:table-cell>
              <table:table-cell office:value-type="float" office:value="2.649998">
                <text:p>2.6499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5">
                <text:p>7.5</text:p>
              </table:table-cell>
              <table:table-cell office:value-type="float" office:value="1.899998">
                <text:p>1.8999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4">
                <text:p>11.4</text:p>
              </table:table-cell>
              <table:table-cell office:value-type="float" office:value="2.049998">
                <text:p>2.0499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05">
                <text:p>13.05</text:p>
              </table:table-cell>
              <table:table-cell office:value-type="float" office:value="1.299998">
                <text:p>1.2999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.75">
                <text:p>12.75</text:p>
              </table:table-cell>
              <table:table-cell office:value-type="float" office:value="1.299998">
                <text:p>1.2999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.9">
                <text:p>12.9</text:p>
              </table:table-cell>
              <table:table-cell office:value-type="float" office:value="1.449998">
                <text:p>1.4499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.45">
                <text:p>12.45</text:p>
              </table:table-cell>
              <table:table-cell office:value-type="float" office:value="1.599998">
                <text:p>1.5999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.45">
                <text:p>12.45</text:p>
              </table:table-cell>
              <table:table-cell office:value-type="float" office:value="1.749998">
                <text:p>1.7499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.5">
                <text:p>13.5</text:p>
              </table:table-cell>
              <table:table-cell office:value-type="float" office:value="1.299998">
                <text:p>1.2999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.35">
                <text:p>16.35</text:p>
              </table:table-cell>
              <table:table-cell office:value-type="float" office:value="1.299998">
                <text:p>1.2999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.4">
                <text:p>20.4</text:p>
              </table:table-cell>
              <table:table-cell office:value-type="float" office:value="0.999997999999998">
                <text:p>0.9999979999999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3">
                <text:p>24.3</text:p>
              </table:table-cell>
              <table:table-cell office:value-type="float" office:value="1.149998">
                <text:p>1.1499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.350001">
                <text:p>28.350001</text:p>
              </table:table-cell>
              <table:table-cell office:value-type="float" office:value="0.249997999999998">
                <text:p>0.2499979999999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.950001">
                <text:p>31.950001</text:p>
              </table:table-cell>
              <table:table-cell office:value-type="float" office:value="-0.800001999999999">
                <text:p>-0.8000019999999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.400001">
                <text:p>35.400001</text:p>
              </table:table-cell>
              <table:table-cell office:value-type="float" office:value="-1.850002">
                <text:p>-1.8500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.900001">
                <text:p>36.900001</text:p>
              </table:table-cell>
              <table:table-cell office:value-type="float" office:value="-3.500002">
                <text:p>-3.5000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.300001">
                <text:p>36.300001</text:p>
              </table:table-cell>
              <table:table-cell office:value-type="float" office:value="-5.000002">
                <text:p>-5.0000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.100001">
                <text:p>35.100001</text:p>
              </table:table-cell>
              <table:table-cell office:value-type="float" office:value="-5.150002">
                <text:p>-5.1500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3.900001">
                <text:p>33.900001</text:p>
              </table:table-cell>
              <table:table-cell office:value-type="float" office:value="-5.450002">
                <text:p>-5.4500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2.100001">
                <text:p>32.100001</text:p>
              </table:table-cell>
              <table:table-cell office:value-type="float" office:value="-5.600002">
                <text:p>-5.6000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650001">
                <text:p>28.650001</text:p>
              </table:table-cell>
              <table:table-cell office:value-type="float" office:value="-6.050002">
                <text:p>-6.0500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050001">
                <text:p>25.050001</text:p>
              </table:table-cell>
              <table:table-cell office:value-type="float" office:value="-6.050002">
                <text:p>-6.0500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.9">
                <text:p>21.9</text:p>
              </table:table-cell>
              <table:table-cell office:value-type="float" office:value="-5.450002">
                <text:p>-5.4500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.35">
                <text:p>16.35</text:p>
              </table:table-cell>
              <table:table-cell office:value-type="float" office:value="-4.550002">
                <text:p>-4.5500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.5">
                <text:p>13.5</text:p>
              </table:table-cell>
              <table:table-cell office:value-type="float" office:value="-5.150002">
                <text:p>-5.1500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.4">
                <text:p>11.4</text:p>
              </table:table-cell>
              <table:table-cell office:value-type="float" office:value="-4.850002">
                <text:p>-4.8500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.35">
                <text:p>7.35</text:p>
              </table:table-cell>
              <table:table-cell office:value-type="float" office:value="-4.100002">
                <text:p>-4.1000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1">
                <text:p>2.1</text:p>
              </table:table-cell>
              <table:table-cell office:value-type="float" office:value="-3.500002">
                <text:p>-3.5000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500001">
                <text:p>-1.500001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7.050001">
                <text:p>-7.050001</text:p>
              </table:table-cell>
              <table:table-cell office:value-type="float" office:value="-2.600002">
                <text:p>-2.6000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2.900001">
                <text:p>-12.900001</text:p>
              </table:table-cell>
              <table:table-cell office:value-type="float" office:value="-1.850002">
                <text:p>-1.8500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8.150001">
                <text:p>-18.150001</text:p>
              </table:table-cell>
              <table:table-cell office:value-type="float" office:value="-2.000002">
                <text:p>-2.0000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1.150001">
                <text:p>-21.150001</text:p>
              </table:table-cell>
              <table:table-cell office:value-type="float" office:value="-1.700002">
                <text:p>-1.7000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4.750001">
                <text:p>-24.750001</text:p>
              </table:table-cell>
              <table:table-cell office:value-type="float" office:value="-0.950001999999998">
                <text:p>-0.9500019999999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7.450002">
                <text:p>-27.450002</text:p>
              </table:table-cell>
              <table:table-cell office:value-type="float" office:value="-0.650002000000001">
                <text:p>-0.6500020000000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30.000002">
                <text:p>-30.000002</text:p>
              </table:table-cell>
              <table:table-cell office:value-type="float" office:value="-0.650002000000001">
                <text:p>-0.6500020000000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0.750002">
                <text:p>-30.750002</text:p>
              </table:table-cell>
              <table:table-cell office:value-type="float" office:value="-0.800001999999999">
                <text:p>-0.8000019999999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5.350001">
                <text:p>-25.350001</text:p>
              </table:table-cell>
              <table:table-cell office:value-type="float" office:value="-0.950001999999998">
                <text:p>-0.9500019999999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9.200001">
                <text:p>-19.200001</text:p>
              </table:table-cell>
              <table:table-cell office:value-type="float" office:value="-1.100002">
                <text:p>-1.1000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0.950001">
                <text:p>-10.950001</text:p>
              </table:table-cell>
              <table:table-cell office:value-type="float" office:value="-1.400002">
                <text:p>-1.4000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.350001">
                <text:p>-1.350001</text:p>
              </table:table-cell>
              <table:table-cell office:value-type="float" office:value="-2.600002">
                <text:p>-2.6000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2">
                <text:p>16.2</text:p>
              </table:table-cell>
              <table:table-cell office:value-type="float" office:value="-5.300002">
                <text:p>-5.30000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750001">
                <text:p>27.750001</text:p>
              </table:table-cell>
              <table:table-cell office:value-type="float" office:value="-5.450002">
                <text:p>-5.4500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.800001">
                <text:p>34.800001</text:p>
              </table:table-cell>
              <table:table-cell office:value-type="float" office:value="-4.700002">
                <text:p>-4.7000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.200001">
                <text:p>37.200001</text:p>
              </table:table-cell>
              <table:table-cell office:value-type="float" office:value="-2.600002">
                <text:p>-2.6000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4.500001">
                <text:p>34.500001</text:p>
              </table:table-cell>
              <table:table-cell office:value-type="float" office:value="-1.100002">
                <text:p>-1.1000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.700001">
                <text:p>29.700001</text:p>
              </table:table-cell>
              <table:table-cell office:value-type="float" office:value="0.0999979999999994">
                <text:p>0.09999799999999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.750001">
                <text:p>27.750001</text:p>
              </table:table-cell>
              <table:table-cell office:value-type="float" office:value="-0.200001999999998">
                <text:p>-0.2000019999999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.7">
                <text:p>23.7</text:p>
              </table:table-cell>
              <table:table-cell office:value-type="float" office:value="0.0999979999999994">
                <text:p>0.09999799999999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1.6">
                <text:p>21.6</text:p>
              </table:table-cell>
              <table:table-cell office:value-type="float" office:value="-0.0500019999999992">
                <text:p>-0.05000199999999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.95">
                <text:p>19.95</text:p>
              </table:table-cell>
              <table:table-cell office:value-type="float" office:value="-0.350002000000003">
                <text:p>-0.3500020000000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.9">
                <text:p>18.9</text:p>
              </table:table-cell>
              <table:table-cell office:value-type="float" office:value="-0.500002000000002">
                <text:p>-0.5000020000000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.15">
                <text:p>18.15</text:p>
              </table:table-cell>
              <table:table-cell office:value-type="float" office:value="-0.200001999999998">
                <text:p>-0.2000019999999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.7">
                <text:p>17.7</text:p>
              </table:table-cell>
              <table:table-cell office:value-type="float" office:value="-0.950001999999998">
                <text:p>-0.9500019999999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.15">
                <text:p>18.15</text:p>
              </table:table-cell>
              <table:table-cell office:value-type="float" office:value="-0.350002000000003">
                <text:p>-0.3500020000000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.85">
                <text:p>17.85</text:p>
              </table:table-cell>
              <table:table-cell office:value-type="float" office:value="-0.650002000000001">
                <text:p>-0.6500020000000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.7">
                <text:p>17.7</text:p>
              </table:table-cell>
              <table:table-cell office:value-type="float" office:value="-0.500002000000002">
                <text:p>-0.5000020000000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">
                <text:p>18</text:p>
              </table:table-cell>
              <table:table-cell office:value-type="float" office:value="-0.350002000000003">
                <text:p>-0.3500020000000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">
                <text:p>18</text:p>
              </table:table-cell>
              <table:table-cell office:value-type="float" office:value="-0.350002000000003">
                <text:p>-0.3500020000000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">
                <text:p>18</text:p>
              </table:table-cell>
              <table:table-cell office:value-type="float" office:value="-0.200001999999998">
                <text:p>-0.2000019999999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8.993cm" xlink:href=".." xlink:type="simple" chart:class="chart:scatter" chart:style-name="ch1">
        <chart:title svg:x="7.101cm" svg:y="0.315cm" chart:style-name="ch2">
          <text:p>YZ Plan</text:p>
        </chart:title>
        <chart:plot-area chart:style-name="ch3" table:cell-range-address="lsm303.S2:lsm303.T295 lsm303.T1:lsm303.T1" chart:data-source-has-labels="row" svg:x="0.32cm" svg:y="1.281cm" svg:width="15.367cm" svg:height="7.533cm">
          <chartooo:coordinate-region svg:x="0.584cm" svg:y="1.478cm" svg:width="14.897cm" svg:height="7.14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sm303.T2:lsm303.T295" chart:label-cell-address="lsm303.T1:lsm303.T1" chart:class="chart:scatter">
            <chart:domain table:cell-range-address="lsm303.S2:lsm303.S295"/>
            <chart:data-point chart:repeated="29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new Mag Z</text:p>
                <draw:g>
                  <svg:desc>lsm303.T1:lsm303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1.34250105">
                <text:p>-31.34250105</text:p>
                <draw:g>
                  <svg:desc>lsm303.S2:lsm303.S295</svg:desc>
                </draw:g>
              </table:table-cell>
              <table:table-cell office:value-type="float" office:value="-2.750002">
                <text:p>-2.750002</text:p>
                <draw:g>
                  <svg:desc>lsm303.T2:lsm303.T2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1.34250105">
                <text:p>-31.34250105</text:p>
              </table:table-cell>
              <table:table-cell office:value-type="float" office:value="-2.750002">
                <text:p>-2.75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0.87000105">
                <text:p>-30.87000105</text:p>
              </table:table-cell>
              <table:table-cell office:value-type="float" office:value="-2.150002">
                <text:p>-2.15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1.02750105">
                <text:p>-31.02750105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1.02750105">
                <text:p>-31.02750105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0.71250105">
                <text:p>-30.71250105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.71250105">
                <text:p>-30.71250105</text:p>
              </table:table-cell>
              <table:table-cell office:value-type="float" office:value="-2.300002">
                <text:p>-2.300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0.87000105">
                <text:p>-30.87000105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1.02750105">
                <text:p>-31.02750105</text:p>
              </table:table-cell>
              <table:table-cell office:value-type="float" office:value="-2.750002">
                <text:p>-2.75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.02750105">
                <text:p>-31.02750105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0.71250105">
                <text:p>-30.71250105</text:p>
              </table:table-cell>
              <table:table-cell office:value-type="float" office:value="-2.150002">
                <text:p>-2.150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9.45250105">
                <text:p>-29.45250105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8.98000105">
                <text:p>-28.98000105</text:p>
              </table:table-cell>
              <table:table-cell office:value-type="float" office:value="-2.000002">
                <text:p>-2.000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7.5625">
                <text:p>-27.5625</text:p>
              </table:table-cell>
              <table:table-cell office:value-type="float" office:value="-1.400002">
                <text:p>-1.4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6.145">
                <text:p>-26.145</text:p>
              </table:table-cell>
              <table:table-cell office:value-type="float" office:value="-1.400002">
                <text:p>-1.400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4.0975">
                <text:p>-24.0975</text:p>
              </table:table-cell>
              <table:table-cell office:value-type="float" office:value="-0.950001999999998">
                <text:p>-0.950001999999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2.995">
                <text:p>-22.995</text:p>
              </table:table-cell>
              <table:table-cell office:value-type="float" office:value="-0.650002000000001">
                <text:p>-0.650002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1.2625">
                <text:p>-21.2625</text:p>
              </table:table-cell>
              <table:table-cell office:value-type="float" office:value="0.549998000000002">
                <text:p>0.5499980000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.8525">
                <text:p>-16.8525</text:p>
              </table:table-cell>
              <table:table-cell office:value-type="float" office:value="0.249997999999998">
                <text:p>0.2499979999999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1.1825">
                <text:p>-11.1825</text:p>
              </table:table-cell>
              <table:table-cell office:value-type="float" office:value="-0.650002000000001">
                <text:p>-0.650002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.355">
                <text:p>-5.355</text:p>
              </table:table-cell>
              <table:table-cell office:value-type="float" office:value="-0.950001999999998">
                <text:p>-0.950001999999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4750105">
                <text:p>2.04750105</text:p>
              </table:table-cell>
              <table:table-cell office:value-type="float" office:value="-2.300002">
                <text:p>-2.300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30000105">
                <text:p>6.30000105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60750105">
                <text:p>9.60750105</text:p>
              </table:table-cell>
              <table:table-cell office:value-type="float" office:value="-2.900002">
                <text:p>-2.900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60000105">
                <text:p>12.60000105</text:p>
              </table:table-cell>
              <table:table-cell office:value-type="float" office:value="-3.650002">
                <text:p>-3.6500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01000105">
                <text:p>17.01000105</text:p>
              </table:table-cell>
              <table:table-cell office:value-type="float" office:value="-4.700002">
                <text:p>-4.700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.94750105">
                <text:p>20.94750105</text:p>
              </table:table-cell>
              <table:table-cell office:value-type="float" office:value="-5.000002">
                <text:p>-5.000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.6725021">
                <text:p>25.6725021</text:p>
              </table:table-cell>
              <table:table-cell office:value-type="float" office:value="-5.150002">
                <text:p>-5.150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5075021">
                <text:p>28.5075021</text:p>
              </table:table-cell>
              <table:table-cell office:value-type="float" office:value="-5.450002">
                <text:p>-5.450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.8700021">
                <text:p>30.8700021</text:p>
              </table:table-cell>
              <table:table-cell office:value-type="float" office:value="-5.750002">
                <text:p>-5.750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.9725021">
                <text:p>31.9725021</text:p>
              </table:table-cell>
              <table:table-cell office:value-type="float" office:value="-5.300002">
                <text:p>-5.300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.3900021">
                <text:p>33.3900021</text:p>
              </table:table-cell>
              <table:table-cell office:value-type="float" office:value="-5.000002">
                <text:p>-5.000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.3350021">
                <text:p>34.3350021</text:p>
              </table:table-cell>
              <table:table-cell office:value-type="float" office:value="-5.000002">
                <text:p>-5.000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8075021">
                <text:p>34.8075021</text:p>
              </table:table-cell>
              <table:table-cell office:value-type="float" office:value="-4.250002">
                <text:p>-4.250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.4375021">
                <text:p>35.4375021</text:p>
              </table:table-cell>
              <table:table-cell office:value-type="float" office:value="-3.650002">
                <text:p>-3.650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.2800021">
                <text:p>35.2800021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.1775021">
                <text:p>34.1775021</text:p>
              </table:table-cell>
              <table:table-cell office:value-type="float" office:value="-2.750002">
                <text:p>-2.75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.3900021">
                <text:p>33.3900021</text:p>
              </table:table-cell>
              <table:table-cell office:value-type="float" office:value="-2.300002">
                <text:p>-2.30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.5000021">
                <text:p>31.5000021</text:p>
              </table:table-cell>
              <table:table-cell office:value-type="float" office:value="-2.600002">
                <text:p>-2.600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7675021">
                <text:p>29.7675021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.5625021">
                <text:p>27.5625021</text:p>
              </table:table-cell>
              <table:table-cell office:value-type="float" office:value="-2.300002">
                <text:p>-2.300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.0425021">
                <text:p>25.0425021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63250105">
                <text:p>20.63250105</text:p>
              </table:table-cell>
              <table:table-cell office:value-type="float" office:value="-1.850002">
                <text:p>-1.85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.16750105">
                <text:p>17.16750105</text:p>
              </table:table-cell>
              <table:table-cell office:value-type="float" office:value="-1.100002">
                <text:p>-1.100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33250105">
                <text:p>14.33250105</text:p>
              </table:table-cell>
              <table:table-cell office:value-type="float" office:value="-0.950001999999998">
                <text:p>-0.9500019999999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64750105">
                <text:p>14.64750105</text:p>
              </table:table-cell>
              <table:table-cell office:value-type="float" office:value="-1.700002">
                <text:p>-1.7000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01750105">
                <text:p>14.01750105</text:p>
              </table:table-cell>
              <table:table-cell office:value-type="float" office:value="-1.550002">
                <text:p>-1.550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17500105">
                <text:p>14.17500105</text:p>
              </table:table-cell>
              <table:table-cell office:value-type="float" office:value="-1.250002">
                <text:p>-1.25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33250105">
                <text:p>14.33250105</text:p>
              </table:table-cell>
              <table:table-cell office:value-type="float" office:value="-1.250002">
                <text:p>-1.250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44250105">
                <text:p>12.44250105</text:p>
              </table:table-cell>
              <table:table-cell office:value-type="float" office:value="-1.100002">
                <text:p>-1.100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66250105">
                <text:p>8.66250105</text:p>
              </table:table-cell>
              <table:table-cell office:value-type="float" office:value="-0.650002000000001">
                <text:p>-0.650002000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62250105">
                <text:p>3.62250105</text:p>
              </table:table-cell>
              <table:table-cell office:value-type="float" office:value="0.0999979999999994">
                <text:p>0.09999799999999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.04749895">
                <text:p>-2.04749895</text:p>
              </table:table-cell>
              <table:table-cell office:value-type="float" office:value="0.849997999999999">
                <text:p>0.849997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5675">
                <text:p>-4.5675</text:p>
              </table:table-cell>
              <table:table-cell office:value-type="float" office:value="1.299998">
                <text:p>1.2999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8.19">
                <text:p>-8.19</text:p>
              </table:table-cell>
              <table:table-cell office:value-type="float" office:value="1.899998">
                <text:p>1.899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1.8125">
                <text:p>-11.8125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5.435">
                <text:p>-15.435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8.4275">
                <text:p>-18.4275</text:p>
              </table:table-cell>
              <table:table-cell office:value-type="float" office:value="2.049998">
                <text:p>2.0499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0.0025">
                <text:p>-20.0025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2.8375">
                <text:p>-22.8375</text:p>
              </table:table-cell>
              <table:table-cell office:value-type="float" office:value="2.649998">
                <text:p>2.649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5.9875">
                <text:p>-25.9875</text:p>
              </table:table-cell>
              <table:table-cell office:value-type="float" office:value="2.499998">
                <text:p>2.4999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9.29500105">
                <text:p>-29.29500105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1.97250105">
                <text:p>-31.97250105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3.39000105">
                <text:p>-33.39000105</text:p>
              </table:table-cell>
              <table:table-cell office:value-type="float" office:value="2.949998">
                <text:p>2.9499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.06750105">
                <text:p>-36.06750105</text:p>
              </table:table-cell>
              <table:table-cell office:value-type="float" office:value="2.799998">
                <text:p>2.7999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7.80000105">
                <text:p>-37.80000105</text:p>
              </table:table-cell>
              <table:table-cell office:value-type="float" office:value="2.649998">
                <text:p>2.6499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8.58750105">
                <text:p>-38.58750105</text:p>
              </table:table-cell>
              <table:table-cell office:value-type="float" office:value="2.499998">
                <text:p>2.4999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8.27250105">
                <text:p>-38.27250105</text:p>
              </table:table-cell>
              <table:table-cell office:value-type="float" office:value="2.949998">
                <text:p>2.9499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8.74500105">
                <text:p>-38.74500105</text:p>
              </table:table-cell>
              <table:table-cell office:value-type="float" office:value="2.949998">
                <text:p>2.9499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8.90250105">
                <text:p>-38.90250105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9.37500105">
                <text:p>-39.37500105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40.32000105">
                <text:p>-40.32000105</text:p>
              </table:table-cell>
              <table:table-cell office:value-type="float" office:value="1.449998">
                <text:p>1.4499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8.90250105">
                <text:p>-38.90250105</text:p>
              </table:table-cell>
              <table:table-cell office:value-type="float" office:value="1.449998">
                <text:p>1.4499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8.74500105">
                <text:p>-38.74500105</text:p>
              </table:table-cell>
              <table:table-cell office:value-type="float" office:value="0.849997999999999">
                <text:p>0.849997999999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6.54000105">
                <text:p>-36.54000105</text:p>
              </table:table-cell>
              <table:table-cell office:value-type="float" office:value="0.699998000000001">
                <text:p>0.6999980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4.65000105">
                <text:p>-34.65000105</text:p>
              </table:table-cell>
              <table:table-cell office:value-type="float" office:value="0.399997999999997">
                <text:p>0.3999979999999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3.39000105">
                <text:p>-33.39000105</text:p>
              </table:table-cell>
              <table:table-cell office:value-type="float" office:value="-0.350002000000003">
                <text:p>-0.3500020000000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2.28750105">
                <text:p>-32.28750105</text:p>
              </table:table-cell>
              <table:table-cell office:value-type="float" office:value="-0.350002000000003">
                <text:p>-0.3500020000000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1.02750105">
                <text:p>-31.02750105</text:p>
              </table:table-cell>
              <table:table-cell office:value-type="float" office:value="-0.950001999999998">
                <text:p>-0.9500019999999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7.2475">
                <text:p>-27.2475</text:p>
              </table:table-cell>
              <table:table-cell office:value-type="float" office:value="-1.250002">
                <text:p>-1.2500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3.1525">
                <text:p>-23.1525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8.7425">
                <text:p>-18.7425</text:p>
              </table:table-cell>
              <table:table-cell office:value-type="float" office:value="-3.200002">
                <text:p>-3.2000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5.5925">
                <text:p>-15.5925</text:p>
              </table:table-cell>
              <table:table-cell office:value-type="float" office:value="-3.950002">
                <text:p>-3.9500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3.0725">
                <text:p>-13.0725</text:p>
              </table:table-cell>
              <table:table-cell office:value-type="float" office:value="-4.400002">
                <text:p>-4.400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.6075">
                <text:p>-9.6075</text:p>
              </table:table-cell>
              <table:table-cell office:value-type="float" office:value="-4.850002">
                <text:p>-4.85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.4575">
                <text:p>-6.4575</text:p>
              </table:table-cell>
              <table:table-cell office:value-type="float" office:value="-5.600002">
                <text:p>-5.600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.8825">
                <text:p>-4.8825</text:p>
              </table:table-cell>
              <table:table-cell office:value-type="float" office:value="-5.600002">
                <text:p>-5.6000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.9925">
                <text:p>-2.9925</text:p>
              </table:table-cell>
              <table:table-cell office:value-type="float" office:value="-5.750002">
                <text:p>-5.7500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.3075">
                <text:p>-3.3075</text:p>
              </table:table-cell>
              <table:table-cell office:value-type="float" office:value="-5.750002">
                <text:p>-5.750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.45">
                <text:p>-9.45</text:p>
              </table:table-cell>
              <table:table-cell office:value-type="float" office:value="-4.850002">
                <text:p>-4.85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3.86">
                <text:p>-13.86</text:p>
              </table:table-cell>
              <table:table-cell office:value-type="float" office:value="-3.500002">
                <text:p>-3.5000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9.6875">
                <text:p>-19.6875</text:p>
              </table:table-cell>
              <table:table-cell office:value-type="float" office:value="-2.600002">
                <text:p>-2.6000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6.775">
                <text:p>-26.775</text:p>
              </table:table-cell>
              <table:table-cell office:value-type="float" office:value="-0.800001999999999">
                <text:p>-0.800001999999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1.81500105">
                <text:p>-31.81500105</text:p>
              </table:table-cell>
              <table:table-cell office:value-type="float" office:value="0.249997999999998">
                <text:p>0.2499979999999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4.33500105">
                <text:p>-34.33500105</text:p>
              </table:table-cell>
              <table:table-cell office:value-type="float" office:value="0.399997999999997">
                <text:p>0.3999979999999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6.69750105">
                <text:p>-36.69750105</text:p>
              </table:table-cell>
              <table:table-cell office:value-type="float" office:value="1.299998">
                <text:p>1.2999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9.21750105">
                <text:p>-39.21750105</text:p>
              </table:table-cell>
              <table:table-cell office:value-type="float" office:value="1.599998">
                <text:p>1.5999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40.95000105">
                <text:p>-40.95000105</text:p>
              </table:table-cell>
              <table:table-cell office:value-type="float" office:value="2.049998">
                <text:p>2.0499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9.53250105">
                <text:p>-39.53250105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8.58750105">
                <text:p>-38.58750105</text:p>
              </table:table-cell>
              <table:table-cell office:value-type="float" office:value="2.499998">
                <text:p>2.4999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37.64250105">
                <text:p>-37.64250105</text:p>
              </table:table-cell>
              <table:table-cell office:value-type="float" office:value="1.899998">
                <text:p>1.8999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30.71250105">
                <text:p>-30.71250105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30.71250105">
                <text:p>-30.71250105</text:p>
              </table:table-cell>
              <table:table-cell office:value-type="float" office:value="2.049998">
                <text:p>2.0499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0.87000105">
                <text:p>-30.87000105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0.08250105">
                <text:p>-30.08250105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0.39750105">
                <text:p>-30.39750105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9.76750105">
                <text:p>-29.76750105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8.035">
                <text:p>-28.035</text:p>
              </table:table-cell>
              <table:table-cell office:value-type="float" office:value="1.599998">
                <text:p>1.5999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2.8375">
                <text:p>-22.8375</text:p>
              </table:table-cell>
              <table:table-cell office:value-type="float" office:value="2.049998">
                <text:p>2.0499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7.1675">
                <text:p>-17.1675</text:p>
              </table:table-cell>
              <table:table-cell office:value-type="float" office:value="1.899998">
                <text:p>1.8999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4.0175">
                <text:p>-14.0175</text:p>
              </table:table-cell>
              <table:table-cell office:value-type="float" office:value="1.299998">
                <text:p>1.2999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9.6075">
                <text:p>-9.6075</text:p>
              </table:table-cell>
              <table:table-cell office:value-type="float" office:value="0.999997999999998">
                <text:p>0.9999979999999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5.355">
                <text:p>-5.355</text:p>
              </table:table-cell>
              <table:table-cell office:value-type="float" office:value="0.549998000000002">
                <text:p>0.5499980000000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787498950000001">
                <text:p>-0.787498950000001</text:p>
              </table:table-cell>
              <table:table-cell office:value-type="float" office:value="0.249997999999998">
                <text:p>0.2499979999999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93750105">
                <text:p>3.93750105</text:p>
              </table:table-cell>
              <table:table-cell office:value-type="float" office:value="-1.250002">
                <text:p>-1.2500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82000105">
                <text:p>8.82000105</text:p>
              </table:table-cell>
              <table:table-cell office:value-type="float" office:value="-1.850002">
                <text:p>-1.8500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49750105">
                <text:p>11.49750105</text:p>
              </table:table-cell>
              <table:table-cell office:value-type="float" office:value="-0.950001999999998">
                <text:p>-0.9500019999999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.53750105">
                <text:p>16.53750105</text:p>
              </table:table-cell>
              <table:table-cell office:value-type="float" office:value="-2.150002">
                <text:p>-2.1500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.63250105">
                <text:p>20.63250105</text:p>
              </table:table-cell>
              <table:table-cell office:value-type="float" office:value="-2.300002">
                <text:p>-2.3000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.4125021">
                <text:p>24.4125021</text:p>
              </table:table-cell>
              <table:table-cell office:value-type="float" office:value="-2.300002">
                <text:p>-2.3000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.1925021">
                <text:p>28.1925021</text:p>
              </table:table-cell>
              <table:table-cell office:value-type="float" office:value="-2.300002">
                <text:p>-2.3000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2.6025021">
                <text:p>32.6025021</text:p>
              </table:table-cell>
              <table:table-cell office:value-type="float" office:value="-2.150002">
                <text:p>-2.1500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.2325021">
                <text:p>33.2325021</text:p>
              </table:table-cell>
              <table:table-cell office:value-type="float" office:value="-2.750002">
                <text:p>-2.7500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.9100021">
                <text:p>35.9100021</text:p>
              </table:table-cell>
              <table:table-cell office:value-type="float" office:value="-2.900002">
                <text:p>-2.9000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.5400021">
                <text:p>36.5400021</text:p>
              </table:table-cell>
              <table:table-cell office:value-type="float" office:value="-2.750002">
                <text:p>-2.7500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.9100021">
                <text:p>35.9100021</text:p>
              </table:table-cell>
              <table:table-cell office:value-type="float" office:value="-3.350002">
                <text:p>-3.3500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.8625021">
                <text:p>33.8625021</text:p>
              </table:table-cell>
              <table:table-cell office:value-type="float" office:value="-3.800002">
                <text:p>-3.8000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.1775021">
                <text:p>34.1775021</text:p>
              </table:table-cell>
              <table:table-cell office:value-type="float" office:value="-4.100002">
                <text:p>-4.1000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.8625021">
                <text:p>33.8625021</text:p>
              </table:table-cell>
              <table:table-cell office:value-type="float" office:value="-4.100002">
                <text:p>-4.1000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.8625021">
                <text:p>33.8625021</text:p>
              </table:table-cell>
              <table:table-cell office:value-type="float" office:value="-3.800002">
                <text:p>-3.8000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.1775021">
                <text:p>34.1775021</text:p>
              </table:table-cell>
              <table:table-cell office:value-type="float" office:value="-3.950002">
                <text:p>-3.9500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.1775021">
                <text:p>34.1775021</text:p>
              </table:table-cell>
              <table:table-cell office:value-type="float" office:value="-3.800002">
                <text:p>-3.8000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.3900021">
                <text:p>33.3900021</text:p>
              </table:table-cell>
              <table:table-cell office:value-type="float" office:value="-4.250002">
                <text:p>-4.2500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.3425021">
                <text:p>31.3425021</text:p>
              </table:table-cell>
              <table:table-cell office:value-type="float" office:value="-4.100002">
                <text:p>-4.1000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.1375021">
                <text:p>29.1375021</text:p>
              </table:table-cell>
              <table:table-cell office:value-type="float" office:value="-4.700002">
                <text:p>-4.7000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5.3575021">
                <text:p>25.3575021</text:p>
              </table:table-cell>
              <table:table-cell office:value-type="float" office:value="-5.000002">
                <text:p>-5.0000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.57750105">
                <text:p>21.57750105</text:p>
              </table:table-cell>
              <table:table-cell office:value-type="float" office:value="-5.150002">
                <text:p>-5.1500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.27000105">
                <text:p>18.27000105</text:p>
              </table:table-cell>
              <table:table-cell office:value-type="float" office:value="-4.850002">
                <text:p>-4.8500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.59250105">
                <text:p>15.59250105</text:p>
              </table:table-cell>
              <table:table-cell office:value-type="float" office:value="-4.550002">
                <text:p>-4.5500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.02500105">
                <text:p>11.02500105</text:p>
              </table:table-cell>
              <table:table-cell office:value-type="float" office:value="-4.850002">
                <text:p>-4.8500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24500105">
                <text:p>7.24500105</text:p>
              </table:table-cell>
              <table:table-cell office:value-type="float" office:value="-4.400002">
                <text:p>-4.4000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15000105">
                <text:p>3.15000105</text:p>
              </table:table-cell>
              <table:table-cell office:value-type="float" office:value="-3.800002">
                <text:p>-3.8000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4500105">
                <text:p>0.94500105</text:p>
              </table:table-cell>
              <table:table-cell office:value-type="float" office:value="-3.650002">
                <text:p>-3.6500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73249895">
                <text:p>-1.73249895</text:p>
              </table:table-cell>
              <table:table-cell office:value-type="float" office:value="-3.650002">
                <text:p>-3.6500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5.985">
                <text:p>-5.985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8.6625">
                <text:p>-8.6625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3.23">
                <text:p>-13.23</text:p>
              </table:table-cell>
              <table:table-cell office:value-type="float" office:value="-2.300002">
                <text:p>-2.3000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6.8525">
                <text:p>-16.8525</text:p>
              </table:table-cell>
              <table:table-cell office:value-type="float" office:value="-1.850002">
                <text:p>-1.8500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0.79">
                <text:p>-20.79</text:p>
              </table:table-cell>
              <table:table-cell office:value-type="float" office:value="-0.800001999999999">
                <text:p>-0.8000019999999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4.57">
                <text:p>-24.57</text:p>
              </table:table-cell>
              <table:table-cell office:value-type="float" office:value="-0.200001999999998">
                <text:p>-0.2000019999999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7.2475">
                <text:p>-27.2475</text:p>
              </table:table-cell>
              <table:table-cell office:value-type="float" office:value="0.549998000000002">
                <text:p>0.5499980000000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9.61000105">
                <text:p>-29.61000105</text:p>
              </table:table-cell>
              <table:table-cell office:value-type="float" office:value="0.549998000000002">
                <text:p>0.5499980000000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31.97250105">
                <text:p>-31.97250105</text:p>
              </table:table-cell>
              <table:table-cell office:value-type="float" office:value="1.149998">
                <text:p>1.1499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32.76000105">
                <text:p>-32.76000105</text:p>
              </table:table-cell>
              <table:table-cell office:value-type="float" office:value="0.999997999999998">
                <text:p>0.9999979999999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5.75250105">
                <text:p>-35.75250105</text:p>
              </table:table-cell>
              <table:table-cell office:value-type="float" office:value="1.449998">
                <text:p>1.4499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36.69750105">
                <text:p>-36.69750105</text:p>
              </table:table-cell>
              <table:table-cell office:value-type="float" office:value="1.149998">
                <text:p>1.1499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38.11500105">
                <text:p>-38.11500105</text:p>
              </table:table-cell>
              <table:table-cell office:value-type="float" office:value="1.749998">
                <text:p>1.7499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8.43000105">
                <text:p>-38.43000105</text:p>
              </table:table-cell>
              <table:table-cell office:value-type="float" office:value="1.899998">
                <text:p>1.8999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38.90250105">
                <text:p>-38.90250105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8.90250105">
                <text:p>-38.90250105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8.27250105">
                <text:p>-38.27250105</text:p>
              </table:table-cell>
              <table:table-cell office:value-type="float" office:value="2.049998">
                <text:p>2.0499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7.32750105">
                <text:p>-37.32750105</text:p>
              </table:table-cell>
              <table:table-cell office:value-type="float" office:value="2.499998">
                <text:p>2.4999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5.59500105">
                <text:p>-35.59500105</text:p>
              </table:table-cell>
              <table:table-cell office:value-type="float" office:value="2.499998">
                <text:p>2.4999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3.23250105">
                <text:p>-33.23250105</text:p>
              </table:table-cell>
              <table:table-cell office:value-type="float" office:value="2.499998">
                <text:p>2.4999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1.02750105">
                <text:p>-31.02750105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9.92500105">
                <text:p>-29.92500105</text:p>
              </table:table-cell>
              <table:table-cell office:value-type="float" office:value="1.899998">
                <text:p>1.8999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7.405">
                <text:p>-27.405</text:p>
              </table:table-cell>
              <table:table-cell office:value-type="float" office:value="1.899998">
                <text:p>1.8999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4.4125">
                <text:p>-24.4125</text:p>
              </table:table-cell>
              <table:table-cell office:value-type="float" office:value="1.899998">
                <text:p>1.8999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1.105">
                <text:p>-21.105</text:p>
              </table:table-cell>
              <table:table-cell office:value-type="float" office:value="1.599998">
                <text:p>1.5999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9.3725">
                <text:p>-19.3725</text:p>
              </table:table-cell>
              <table:table-cell office:value-type="float" office:value="1.299998">
                <text:p>1.2999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7.1675">
                <text:p>-17.1675</text:p>
              </table:table-cell>
              <table:table-cell office:value-type="float" office:value="1.149998">
                <text:p>1.1499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5.5925">
                <text:p>-15.5925</text:p>
              </table:table-cell>
              <table:table-cell office:value-type="float" office:value="0.699998000000001">
                <text:p>0.699998000000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4.0175">
                <text:p>-14.0175</text:p>
              </table:table-cell>
              <table:table-cell office:value-type="float" office:value="-0.350002000000003">
                <text:p>-0.3500020000000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1.655">
                <text:p>-11.655</text:p>
              </table:table-cell>
              <table:table-cell office:value-type="float" office:value="-0.200001999999998">
                <text:p>-0.2000019999999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8.9775">
                <text:p>-8.9775</text:p>
              </table:table-cell>
              <table:table-cell office:value-type="float" office:value="-0.800001999999999">
                <text:p>-0.8000019999999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6.93">
                <text:p>-6.93</text:p>
              </table:table-cell>
              <table:table-cell office:value-type="float" office:value="-1.100002">
                <text:p>-1.1000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4.2525">
                <text:p>-4.2525</text:p>
              </table:table-cell>
              <table:table-cell office:value-type="float" office:value="-2.000002">
                <text:p>-2.0000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.25999895">
                <text:p>-1.25999895</text:p>
              </table:table-cell>
              <table:table-cell office:value-type="float" office:value="-2.750002">
                <text:p>-2.7500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30001050000001">
                <text:p>0.630001050000001</text:p>
              </table:table-cell>
              <table:table-cell office:value-type="float" office:value="-3.350002">
                <text:p>-3.3500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78000105">
                <text:p>3.78000105</text:p>
              </table:table-cell>
              <table:table-cell office:value-type="float" office:value="-5.750002">
                <text:p>-5.7500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08750105">
                <text:p>7.08750105</text:p>
              </table:table-cell>
              <table:table-cell office:value-type="float" office:value="-8.000002">
                <text:p>-8.0000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71000105">
                <text:p>10.71000105</text:p>
              </table:table-cell>
              <table:table-cell office:value-type="float" office:value="-9.500002">
                <text:p>-9.5000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.22250105">
                <text:p>16.22250105</text:p>
              </table:table-cell>
              <table:table-cell office:value-type="float" office:value="-11.750003">
                <text:p>-11.7500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.36500105">
                <text:p>22.36500105</text:p>
              </table:table-cell>
              <table:table-cell office:value-type="float" office:value="-12.650003">
                <text:p>-12.6500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0.5550021">
                <text:p>30.5550021</text:p>
              </table:table-cell>
              <table:table-cell office:value-type="float" office:value="-14.000003">
                <text:p>-14.0000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.8550021">
                <text:p>36.8550021</text:p>
              </table:table-cell>
              <table:table-cell office:value-type="float" office:value="-14.300003">
                <text:p>-14.3000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1.8950021">
                <text:p>41.8950021</text:p>
              </table:table-cell>
              <table:table-cell office:value-type="float" office:value="-13.400003">
                <text:p>-13.4000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5.2025021">
                <text:p>45.2025021</text:p>
              </table:table-cell>
              <table:table-cell office:value-type="float" office:value="-14.000003">
                <text:p>-14.0000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.7225021">
                <text:p>47.7225021</text:p>
              </table:table-cell>
              <table:table-cell office:value-type="float" office:value="-13.250003">
                <text:p>-13.2500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8.0375021">
                <text:p>48.0375021</text:p>
              </table:table-cell>
              <table:table-cell office:value-type="float" office:value="-13.250003">
                <text:p>-13.2500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7.5650021">
                <text:p>47.5650021</text:p>
              </table:table-cell>
              <table:table-cell office:value-type="float" office:value="-12.350003">
                <text:p>-12.3500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5.6750021">
                <text:p>45.6750021</text:p>
              </table:table-cell>
              <table:table-cell office:value-type="float" office:value="-10.700002">
                <text:p>-10.7000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3.9425021">
                <text:p>43.9425021</text:p>
              </table:table-cell>
              <table:table-cell office:value-type="float" office:value="-9.650002">
                <text:p>-9.6500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.2100021">
                <text:p>42.2100021</text:p>
              </table:table-cell>
              <table:table-cell office:value-type="float" office:value="-9.050002">
                <text:p>-9.0500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.9500021">
                <text:p>40.9500021</text:p>
              </table:table-cell>
              <table:table-cell office:value-type="float" office:value="-8.150002">
                <text:p>-8.1500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.0525021">
                <text:p>42.0525021</text:p>
              </table:table-cell>
              <table:table-cell office:value-type="float" office:value="-8.600002">
                <text:p>-8.6000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.2100021">
                <text:p>42.2100021</text:p>
              </table:table-cell>
              <table:table-cell office:value-type="float" office:value="-8.600002">
                <text:p>-8.6000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.5250021">
                <text:p>42.5250021</text:p>
              </table:table-cell>
              <table:table-cell office:value-type="float" office:value="-9.200002">
                <text:p>-9.2000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.3675021">
                <text:p>42.3675021</text:p>
              </table:table-cell>
              <table:table-cell office:value-type="float" office:value="-9.200002">
                <text:p>-9.2000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1.2650021">
                <text:p>41.2650021</text:p>
              </table:table-cell>
              <table:table-cell office:value-type="float" office:value="-7.850002">
                <text:p>-7.8500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9.6900021">
                <text:p>39.6900021</text:p>
              </table:table-cell>
              <table:table-cell office:value-type="float" office:value="-6.800002">
                <text:p>-6.8000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8.2725021">
                <text:p>38.2725021</text:p>
              </table:table-cell>
              <table:table-cell office:value-type="float" office:value="-6.350002">
                <text:p>-6.3500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.5400021">
                <text:p>36.5400021</text:p>
              </table:table-cell>
              <table:table-cell office:value-type="float" office:value="-5.000002">
                <text:p>-5.0000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3.2325021">
                <text:p>33.2325021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1.5000021">
                <text:p>31.5000021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.9800021">
                <text:p>28.9800021</text:p>
              </table:table-cell>
              <table:table-cell office:value-type="float" office:value="-3.200002">
                <text:p>-3.2000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.4600021">
                <text:p>26.4600021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.15250105">
                <text:p>23.15250105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94750105">
                <text:p>20.94750105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.01000105">
                <text:p>17.01000105</text:p>
              </table:table-cell>
              <table:table-cell office:value-type="float" office:value="-3.500002">
                <text:p>-3.5000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.96250105">
                <text:p>14.96250105</text:p>
              </table:table-cell>
              <table:table-cell office:value-type="float" office:value="-3.200002">
                <text:p>-3.2000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.44250105">
                <text:p>12.44250105</text:p>
              </table:table-cell>
              <table:table-cell office:value-type="float" office:value="-3.350002">
                <text:p>-3.3500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.23000105">
                <text:p>13.23000105</text:p>
              </table:table-cell>
              <table:table-cell office:value-type="float" office:value="-3.350002">
                <text:p>-3.3500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.38000105">
                <text:p>16.38000105</text:p>
              </table:table-cell>
              <table:table-cell office:value-type="float" office:value="-3.500002">
                <text:p>-3.5000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26250105">
                <text:p>21.26250105</text:p>
              </table:table-cell>
              <table:table-cell office:value-type="float" office:value="-3.200002">
                <text:p>-3.2000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.1450021">
                <text:p>26.1450021</text:p>
              </table:table-cell>
              <table:table-cell office:value-type="float" office:value="-3.200002">
                <text:p>-3.2000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.5550021">
                <text:p>30.5550021</text:p>
              </table:table-cell>
              <table:table-cell office:value-type="float" office:value="-3.650002">
                <text:p>-3.6500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.1225021">
                <text:p>35.1225021</text:p>
              </table:table-cell>
              <table:table-cell office:value-type="float" office:value="-3.650002">
                <text:p>-3.6500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.1700021">
                <text:p>37.1700021</text:p>
              </table:table-cell>
              <table:table-cell office:value-type="float" office:value="-3.500002">
                <text:p>-3.5000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7.6425021">
                <text:p>37.6425021</text:p>
              </table:table-cell>
              <table:table-cell office:value-type="float" office:value="-2.900002">
                <text:p>-2.9000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6.5400021">
                <text:p>36.5400021</text:p>
              </table:table-cell>
              <table:table-cell office:value-type="float" office:value="-3.350002">
                <text:p>-3.3500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.3350021">
                <text:p>34.3350021</text:p>
              </table:table-cell>
              <table:table-cell office:value-type="float" office:value="-4.250002">
                <text:p>-4.2500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.6100021">
                <text:p>29.6100021</text:p>
              </table:table-cell>
              <table:table-cell office:value-type="float" office:value="-4.850002">
                <text:p>-4.8500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.31000105">
                <text:p>23.31000105</text:p>
              </table:table-cell>
              <table:table-cell office:value-type="float" office:value="-4.400002">
                <text:p>-4.4000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.69500105">
                <text:p>16.69500105</text:p>
              </table:table-cell>
              <table:table-cell office:value-type="float" office:value="-3.800002">
                <text:p>-3.8000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.82000105">
                <text:p>8.82000105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99250105">
                <text:p>2.99250105</text:p>
              </table:table-cell>
              <table:table-cell office:value-type="float" office:value="-2.000002">
                <text:p>-2.0000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3.78">
                <text:p>-3.78</text:p>
              </table:table-cell>
              <table:table-cell office:value-type="float" office:value="-0.650002000000001">
                <text:p>-0.6500020000000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0.395">
                <text:p>-10.395</text:p>
              </table:table-cell>
              <table:table-cell office:value-type="float" office:value="0.549998000000002">
                <text:p>0.5499980000000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8.585">
                <text:p>-18.585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5.3575">
                <text:p>-25.3575</text:p>
              </table:table-cell>
              <table:table-cell office:value-type="float" office:value="2.799998">
                <text:p>2.7999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30.87000105">
                <text:p>-30.87000105</text:p>
              </table:table-cell>
              <table:table-cell office:value-type="float" office:value="3.099998">
                <text:p>3.0999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34.80750105">
                <text:p>-34.80750105</text:p>
              </table:table-cell>
              <table:table-cell office:value-type="float" office:value="2.949998">
                <text:p>2.9499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7.32750105">
                <text:p>-37.32750105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7.01250105">
                <text:p>-37.01250105</text:p>
              </table:table-cell>
              <table:table-cell office:value-type="float" office:value="2.649998">
                <text:p>2.6499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7.48500105">
                <text:p>-37.48500105</text:p>
              </table:table-cell>
              <table:table-cell office:value-type="float" office:value="1.899998">
                <text:p>1.8999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6.06750105">
                <text:p>-36.06750105</text:p>
              </table:table-cell>
              <table:table-cell office:value-type="float" office:value="2.049998">
                <text:p>2.0499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5.12250105">
                <text:p>-35.12250105</text:p>
              </table:table-cell>
              <table:table-cell office:value-type="float" office:value="1.299998">
                <text:p>1.2999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5.28000105">
                <text:p>-35.28000105</text:p>
              </table:table-cell>
              <table:table-cell office:value-type="float" office:value="1.299998">
                <text:p>1.2999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5.28000105">
                <text:p>-35.28000105</text:p>
              </table:table-cell>
              <table:table-cell office:value-type="float" office:value="1.449998">
                <text:p>1.4499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4.80750105">
                <text:p>-34.80750105</text:p>
              </table:table-cell>
              <table:table-cell office:value-type="float" office:value="1.599998">
                <text:p>1.5999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5.28000105">
                <text:p>-35.28000105</text:p>
              </table:table-cell>
              <table:table-cell office:value-type="float" office:value="1.749998">
                <text:p>1.7499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5.12250105">
                <text:p>-35.12250105</text:p>
              </table:table-cell>
              <table:table-cell office:value-type="float" office:value="1.299998">
                <text:p>1.2999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33.54750105">
                <text:p>-33.54750105</text:p>
              </table:table-cell>
              <table:table-cell office:value-type="float" office:value="1.299998">
                <text:p>1.2999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31.18500105">
                <text:p>-31.18500105</text:p>
              </table:table-cell>
              <table:table-cell office:value-type="float" office:value="0.999997999999998">
                <text:p>0.9999979999999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29.13750105">
                <text:p>-29.13750105</text:p>
              </table:table-cell>
              <table:table-cell office:value-type="float" office:value="1.149998">
                <text:p>1.1499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24.7275">
                <text:p>-24.7275</text:p>
              </table:table-cell>
              <table:table-cell office:value-type="float" office:value="0.249997999999998">
                <text:p>0.2499979999999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9.845">
                <text:p>-19.845</text:p>
              </table:table-cell>
              <table:table-cell office:value-type="float" office:value="-0.800001999999999">
                <text:p>-0.8000019999999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0.8675">
                <text:p>-10.8675</text:p>
              </table:table-cell>
              <table:table-cell office:value-type="float" office:value="-1.850002">
                <text:p>-1.8500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2.36249895">
                <text:p>-2.36249895</text:p>
              </table:table-cell>
              <table:table-cell office:value-type="float" office:value="-3.500002">
                <text:p>-3.5000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41000105">
                <text:p>4.41000105</text:p>
              </table:table-cell>
              <table:table-cell office:value-type="float" office:value="-5.000002">
                <text:p>-5.0000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.34750105">
                <text:p>8.34750105</text:p>
              </table:table-cell>
              <table:table-cell office:value-type="float" office:value="-5.150002">
                <text:p>-5.1500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.28500105">
                <text:p>12.28500105</text:p>
              </table:table-cell>
              <table:table-cell office:value-type="float" office:value="-5.450002">
                <text:p>-5.4500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.01000105">
                <text:p>17.01000105</text:p>
              </table:table-cell>
              <table:table-cell office:value-type="float" office:value="-5.600002">
                <text:p>-5.6000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2.52250105">
                <text:p>22.52250105</text:p>
              </table:table-cell>
              <table:table-cell office:value-type="float" office:value="-6.050002">
                <text:p>-6.0500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.2550021">
                <text:p>24.2550021</text:p>
              </table:table-cell>
              <table:table-cell office:value-type="float" office:value="-6.050002">
                <text:p>-6.0500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.2475021">
                <text:p>27.2475021</text:p>
              </table:table-cell>
              <table:table-cell office:value-type="float" office:value="-5.450002">
                <text:p>-5.4500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.8700021">
                <text:p>30.8700021</text:p>
              </table:table-cell>
              <table:table-cell office:value-type="float" office:value="-4.550002">
                <text:p>-4.5500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2.6025021">
                <text:p>32.6025021</text:p>
              </table:table-cell>
              <table:table-cell office:value-type="float" office:value="-5.150002">
                <text:p>-5.1500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3.7050021">
                <text:p>33.7050021</text:p>
              </table:table-cell>
              <table:table-cell office:value-type="float" office:value="-4.850002">
                <text:p>-4.8500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.2800021">
                <text:p>35.2800021</text:p>
              </table:table-cell>
              <table:table-cell office:value-type="float" office:value="-4.100002">
                <text:p>-4.1000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6.2250021">
                <text:p>36.2250021</text:p>
              </table:table-cell>
              <table:table-cell office:value-type="float" office:value="-3.500002">
                <text:p>-3.5000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6.3825021">
                <text:p>36.3825021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6.3825021">
                <text:p>36.3825021</text:p>
              </table:table-cell>
              <table:table-cell office:value-type="float" office:value="-2.600002">
                <text:p>-2.6000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.4375021">
                <text:p>35.4375021</text:p>
              </table:table-cell>
              <table:table-cell office:value-type="float" office:value="-1.850002">
                <text:p>-1.8500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2.7600021">
                <text:p>32.7600021</text:p>
              </table:table-cell>
              <table:table-cell office:value-type="float" office:value="-2.000002">
                <text:p>-2.0000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1.0275021">
                <text:p>31.0275021</text:p>
              </table:table-cell>
              <table:table-cell office:value-type="float" office:value="-1.700002">
                <text:p>-1.7000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.3500021">
                <text:p>28.3500021</text:p>
              </table:table-cell>
              <table:table-cell office:value-type="float" office:value="-0.950001999999998">
                <text:p>-0.9500019999999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.6725021">
                <text:p>25.6725021</text:p>
              </table:table-cell>
              <table:table-cell office:value-type="float" office:value="-0.650002000000001">
                <text:p>-0.6500020000000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.79000105">
                <text:p>20.79000105</text:p>
              </table:table-cell>
              <table:table-cell office:value-type="float" office:value="-0.650002000000001">
                <text:p>-0.6500020000000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.42000105">
                <text:p>21.42000105</text:p>
              </table:table-cell>
              <table:table-cell office:value-type="float" office:value="-0.800001999999999">
                <text:p>-0.8000019999999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8775021">
                <text:p>27.8775021</text:p>
              </table:table-cell>
              <table:table-cell office:value-type="float" office:value="-0.950001999999998">
                <text:p>-0.9500019999999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2.1300021">
                <text:p>32.1300021</text:p>
              </table:table-cell>
              <table:table-cell office:value-type="float" office:value="-1.100002">
                <text:p>-1.1000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6.0675021">
                <text:p>36.0675021</text:p>
              </table:table-cell>
              <table:table-cell office:value-type="float" office:value="-1.400002">
                <text:p>-1.4000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.3825021">
                <text:p>36.3825021</text:p>
              </table:table-cell>
              <table:table-cell office:value-type="float" office:value="-2.600002">
                <text:p>-2.6000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1.5000021">
                <text:p>31.5000021</text:p>
              </table:table-cell>
              <table:table-cell office:value-type="float" office:value="-5.300002">
                <text:p>-5.30000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.83750105">
                <text:p>22.83750105</text:p>
              </table:table-cell>
              <table:table-cell office:value-type="float" office:value="-5.450002">
                <text:p>-5.4500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.23750105">
                <text:p>10.23750105</text:p>
              </table:table-cell>
              <table:table-cell office:value-type="float" office:value="-4.700002">
                <text:p>-4.7000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5.04">
                <text:p>-5.04</text:p>
              </table:table-cell>
              <table:table-cell office:value-type="float" office:value="-2.600002">
                <text:p>-2.6000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3.545">
                <text:p>-13.545</text:p>
              </table:table-cell>
              <table:table-cell office:value-type="float" office:value="-1.100002">
                <text:p>-1.1000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23.4675">
                <text:p>-23.4675</text:p>
              </table:table-cell>
              <table:table-cell office:value-type="float" office:value="0.0999979999999994">
                <text:p>0.09999799999999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25.515">
                <text:p>-25.515</text:p>
              </table:table-cell>
              <table:table-cell office:value-type="float" office:value="-0.200001999999998">
                <text:p>-0.2000019999999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30.08250105">
                <text:p>-30.08250105</text:p>
              </table:table-cell>
              <table:table-cell office:value-type="float" office:value="0.0999979999999994">
                <text:p>0.09999799999999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31.18500105">
                <text:p>-31.18500105</text:p>
              </table:table-cell>
              <table:table-cell office:value-type="float" office:value="-0.0500019999999992">
                <text:p>-0.05000199999999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1.65750105">
                <text:p>-31.65750105</text:p>
              </table:table-cell>
              <table:table-cell office:value-type="float" office:value="-0.350002000000003">
                <text:p>-0.3500020000000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32.76000105">
                <text:p>-32.76000105</text:p>
              </table:table-cell>
              <table:table-cell office:value-type="float" office:value="-0.500002000000002">
                <text:p>-0.5000020000000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3.07500105">
                <text:p>-33.07500105</text:p>
              </table:table-cell>
              <table:table-cell office:value-type="float" office:value="-0.200001999999998">
                <text:p>-0.2000019999999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33.07500105">
                <text:p>-33.07500105</text:p>
              </table:table-cell>
              <table:table-cell office:value-type="float" office:value="-0.950001999999998">
                <text:p>-0.9500019999999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32.91750105">
                <text:p>-32.91750105</text:p>
              </table:table-cell>
              <table:table-cell office:value-type="float" office:value="-0.350002000000003">
                <text:p>-0.3500020000000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32.76000105">
                <text:p>-32.76000105</text:p>
              </table:table-cell>
              <table:table-cell office:value-type="float" office:value="-0.650002000000001">
                <text:p>-0.6500020000000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32.76000105">
                <text:p>-32.76000105</text:p>
              </table:table-cell>
              <table:table-cell office:value-type="float" office:value="-0.500002000000002">
                <text:p>-0.5000020000000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32.44500105">
                <text:p>-32.44500105</text:p>
              </table:table-cell>
              <table:table-cell office:value-type="float" office:value="-0.350002000000003">
                <text:p>-0.3500020000000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32.28750105">
                <text:p>-32.28750105</text:p>
              </table:table-cell>
              <table:table-cell office:value-type="float" office:value="-0.350002000000003">
                <text:p>-0.3500020000000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32.60250105">
                <text:p>-32.60250105</text:p>
              </table:table-cell>
              <table:table-cell office:value-type="float" office:value="-0.200001999999998">
                <text:p>-0.2000019999999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78cm" svg:height="14.785cm" xlink:href=".." xlink:type="simple" chart:class="chart:scatter" chart:style-name="ch1">
        <chart:title svg:x="6.57cm" svg:y="0.431cm" chart:style-name="ch2">
          <text:p>XY Plan</text:p>
        </chart:title>
        <chart:plot-area chart:style-name="ch3" table:cell-range-address="Acc.C2:Acc.D295 Acc.D1:Acc.D1" chart:data-source-has-labels="row" svg:x="0.299cm" svg:y="1.513cm" svg:width="14.38cm" svg:height="12.977cm">
          <chartooo:coordinate-region svg:x="0.87cm" svg:y="1.711cm" svg:width="13.194cm" svg:height="12.58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cc.D2:Acc.D295" chart:label-cell-address="Acc.D1:Acc.D1" chart:class="chart:scatter">
            <chart:domain table:cell-range-address="Acc.C2:Acc.C295"/>
            <chart:data-point chart:repeated="29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ew AccY</text:p>
                <draw:g>
                  <svg:desc>Acc.D1:Acc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608583000022918">
                <text:p>-0.00608583000022918</text:p>
                <draw:g>
                  <svg:desc>Acc.C2:Acc.C295</svg:desc>
                </draw:g>
              </table:table-cell>
              <table:table-cell office:value-type="float" office:value="0.00381244000047445">
                <text:p>0.00381244000047445</text:p>
                <draw:g>
                  <svg:desc>Acc.D2:Acc.D2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608583000022918">
                <text:p>-0.00608583000022918</text:p>
              </table:table-cell>
              <table:table-cell office:value-type="float" office:value="1965.72764055">
                <text:p>1965.72764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608583000022918">
                <text:p>-0.00608583000022918</text:p>
              </table:table-cell>
              <table:table-cell office:value-type="float" office:value="0.00381244000047445">
                <text:p>0.00381244000047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82.867624890001">
                <text:p>-982.867624890001</text:p>
              </table:table-cell>
              <table:table-cell office:value-type="float" office:value="982.8653515">
                <text:p>982.86535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608583000022918">
                <text:p>-0.00608583000022918</text:p>
              </table:table-cell>
              <table:table-cell office:value-type="float" office:value="1965.72764055">
                <text:p>1965.72764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2.855453220001">
                <text:p>982.855453220001</text:p>
              </table:table-cell>
              <table:table-cell office:value-type="float" office:value="982.8653515">
                <text:p>982.8653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2.855453220001">
                <text:p>982.855453220001</text:p>
              </table:table-cell>
              <table:table-cell office:value-type="float" office:value="-982.85772661">
                <text:p>-982.85772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2.855453220001">
                <text:p>982.855453220001</text:p>
              </table:table-cell>
              <table:table-cell office:value-type="float" office:value="3931.45071866">
                <text:p>3931.450718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48.57928134">
                <text:p>2948.57928134</text:p>
              </table:table-cell>
              <table:table-cell office:value-type="float" office:value="2948.58917961">
                <text:p>2948.589179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82.867624890001">
                <text:p>-982.867624890001</text:p>
              </table:table-cell>
              <table:table-cell office:value-type="float" office:value="982.8653515">
                <text:p>982.86535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608583000022918">
                <text:p>-0.00608583000022918</text:p>
              </table:table-cell>
              <table:table-cell office:value-type="float" office:value="3931.45071866">
                <text:p>3931.450718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608583000022918">
                <text:p>-0.00608583000022918</text:p>
              </table:table-cell>
              <table:table-cell office:value-type="float" office:value="1965.72764055">
                <text:p>1965.727640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897.17682016">
                <text:p>-5897.17682016</text:p>
              </table:table-cell>
              <table:table-cell office:value-type="float" office:value="1965.72764055">
                <text:p>1965.727640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48.57928134">
                <text:p>2948.57928134</text:p>
              </table:table-cell>
              <table:table-cell office:value-type="float" office:value="982.8653515">
                <text:p>982.86535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965.72916394">
                <text:p>-1965.72916394</text:p>
              </table:table-cell>
              <table:table-cell office:value-type="float" office:value="-6880.02827344">
                <text:p>-6880.02827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14.30235945">
                <text:p>4914.30235945</text:p>
              </table:table-cell>
              <table:table-cell office:value-type="float" office:value="11794.34528111">
                <text:p>11794.34528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9657.24136694">
                <text:p>-19657.24136694</text:p>
              </table:table-cell>
              <table:table-cell office:value-type="float" office:value="-13760.06035933">
                <text:p>-13760.060359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948.590703">
                <text:p>-2948.590703</text:p>
              </table:table-cell>
              <table:table-cell office:value-type="float" office:value="3931.45071866">
                <text:p>3931.450718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914.31528111">
                <text:p>-4914.31528111</text:p>
              </table:table-cell>
              <table:table-cell office:value-type="float" office:value="-9828.61345311">
                <text:p>-9828.613453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948.590703">
                <text:p>-2948.590703</text:p>
              </table:table-cell>
              <table:table-cell office:value-type="float" office:value="1965.72764055">
                <text:p>1965.727640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31.44082039">
                <text:p>3931.44082039</text:p>
              </table:table-cell>
              <table:table-cell office:value-type="float" office:value="1965.72764055">
                <text:p>1965.727640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828.61117972">
                <text:p>9828.61117972</text:p>
              </table:table-cell>
              <table:table-cell office:value-type="float" office:value="-14742.92227339">
                <text:p>-14742.922273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948.590703">
                <text:p>-2948.590703</text:p>
              </table:table-cell>
              <table:table-cell office:value-type="float" office:value="-2948.58117972">
                <text:p>-2948.581179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4526.10277293">
                <text:p>84526.10277293</text:p>
              </table:table-cell>
              <table:table-cell office:value-type="float" office:value="137600.6477802">
                <text:p>137600.64778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794.33482033">
                <text:p>11794.33482033</text:p>
              </table:table-cell>
              <table:table-cell office:value-type="float" office:value="-2948.58117972">
                <text:p>-2948.581179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48.57928134">
                <text:p>2948.57928134</text:p>
              </table:table-cell>
              <table:table-cell office:value-type="float" office:value="-17691.50764055">
                <text:p>-17691.507640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48.57928134">
                <text:p>2948.57928134</text:p>
              </table:table-cell>
              <table:table-cell office:value-type="float" office:value="6880.03608583">
                <text:p>6880.036085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485.84608583">
                <text:p>29485.84608583</text:p>
              </table:table-cell>
              <table:table-cell office:value-type="float" office:value="49143.08826521">
                <text:p>49143.088265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554.39917961">
                <text:p>25554.39917961</text:p>
              </table:table-cell>
              <table:table-cell office:value-type="float" office:value="8845.75916394">
                <text:p>8845.759163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97.1646485">
                <text:p>5897.1646485</text:p>
              </table:table-cell>
              <table:table-cell office:value-type="float" office:value="0.00381244000047445">
                <text:p>0.003812440000474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691.50517967">
                <text:p>17691.50517967</text:p>
              </table:table-cell>
              <table:table-cell office:value-type="float" office:value="-4914.30482033">
                <text:p>-4914.304820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725.78172656">
                <text:p>15725.78172656</text:p>
              </table:table-cell>
              <table:table-cell office:value-type="float" office:value="0.00381244000047445">
                <text:p>0.003812440000474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80.03835922">
                <text:p>-6880.03835922</text:p>
              </table:table-cell>
              <table:table-cell office:value-type="float" office:value="4914.31300772">
                <text:p>4914.313007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14.30235945">
                <text:p>4914.30235945</text:p>
              </table:table-cell>
              <table:table-cell office:value-type="float" office:value="5897.17454678">
                <text:p>5897.174546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760.05827344">
                <text:p>13760.05827344</text:p>
              </table:table-cell>
              <table:table-cell office:value-type="float" office:value="-6880.02827344">
                <text:p>-6880.028273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777.19654689">
                <text:p>12777.19654689</text:p>
              </table:table-cell>
              <table:table-cell office:value-type="float" office:value="1965.72764055">
                <text:p>1965.727640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65.71699228">
                <text:p>1965.71699228</text:p>
              </table:table-cell>
              <table:table-cell office:value-type="float" office:value="1965.72764055">
                <text:p>1965.727640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14.30235945">
                <text:p>4914.30235945</text:p>
              </table:table-cell>
              <table:table-cell office:value-type="float" office:value="6880.03608583">
                <text:p>6880.036085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811.47309378">
                <text:p>10811.47309378</text:p>
              </table:table-cell>
              <table:table-cell office:value-type="float" office:value="-8845.75172656">
                <text:p>-8845.751726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760.05827344">
                <text:p>13760.05827344</text:p>
              </table:table-cell>
              <table:table-cell office:value-type="float" office:value="4914.31300772">
                <text:p>4914.313007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811.47309378">
                <text:p>10811.47309378</text:p>
              </table:table-cell>
              <table:table-cell office:value-type="float" office:value="0.00381244000047445">
                <text:p>0.003812440000474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811.47309378">
                <text:p>10811.47309378</text:p>
              </table:table-cell>
              <table:table-cell office:value-type="float" office:value="-4914.30482033">
                <text:p>-4914.304820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62.88772661">
                <text:p>7862.88772661</text:p>
              </table:table-cell>
              <table:table-cell office:value-type="float" office:value="2948.58917961">
                <text:p>2948.589179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14.30235945">
                <text:p>4914.30235945</text:p>
              </table:table-cell>
              <table:table-cell office:value-type="float" office:value="6880.03608583">
                <text:p>6880.036085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948.590703">
                <text:p>-2948.590703</text:p>
              </table:table-cell>
              <table:table-cell office:value-type="float" office:value="13760.06835922">
                <text:p>13760.068359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31.44082039">
                <text:p>3931.44082039</text:p>
              </table:table-cell>
              <table:table-cell office:value-type="float" office:value="1965.72764055">
                <text:p>1965.727640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97.1646485">
                <text:p>5897.1646485</text:p>
              </table:table-cell>
              <table:table-cell office:value-type="float" office:value="3931.45071866">
                <text:p>3931.450718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14.30235945">
                <text:p>4914.30235945</text:p>
              </table:table-cell>
              <table:table-cell office:value-type="float" office:value="5897.17454678">
                <text:p>5897.174546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97.1646485">
                <text:p>5897.1646485</text:p>
              </table:table-cell>
              <table:table-cell office:value-type="float" office:value="6880.03608583">
                <text:p>6880.036085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794.33482033">
                <text:p>11794.33482033</text:p>
              </table:table-cell>
              <table:table-cell office:value-type="float" office:value="20640.09913261">
                <text:p>20640.099132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845.74964067">
                <text:p>8845.74964067</text:p>
              </table:table-cell>
              <table:table-cell office:value-type="float" office:value="7862.89762489">
                <text:p>7862.897624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82.855453220001">
                <text:p>982.855453220001</text:p>
              </table:table-cell>
              <table:table-cell office:value-type="float" office:value="982.8653515">
                <text:p>982.86535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608583000022918">
                <text:p>-0.00608583000022918</text:p>
              </table:table-cell>
              <table:table-cell office:value-type="float" office:value="19657.23909355">
                <text:p>19657.239093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845.74964067">
                <text:p>8845.74964067</text:p>
              </table:table-cell>
              <table:table-cell office:value-type="float" office:value="11794.34528111">
                <text:p>11794.345281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65.71699228">
                <text:p>1965.71699228</text:p>
              </table:table-cell>
              <table:table-cell office:value-type="float" office:value="-2948.58117972">
                <text:p>-2948.581179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14.30235945">
                <text:p>4914.30235945</text:p>
              </table:table-cell>
              <table:table-cell office:value-type="float" office:value="20640.09913261">
                <text:p>20640.099132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48.57928134">
                <text:p>2948.57928134</text:p>
              </table:table-cell>
              <table:table-cell office:value-type="float" office:value="0.00381244000047445">
                <text:p>0.003812440000474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14.30235945">
                <text:p>4914.30235945</text:p>
              </table:table-cell>
              <table:table-cell office:value-type="float" office:value="0.00381244000047445">
                <text:p>0.003812440000474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2.855453220001">
                <text:p>982.855453220001</text:p>
              </table:table-cell>
              <table:table-cell office:value-type="float" office:value="9828.620703">
                <text:p>9828.6207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914.31528111">
                <text:p>-4914.31528111</text:p>
              </table:table-cell>
              <table:table-cell office:value-type="float" office:value="6880.03608583">
                <text:p>6880.036085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48.57928134">
                <text:p>2948.57928134</text:p>
              </table:table-cell>
              <table:table-cell office:value-type="float" office:value="0.00381244000047445">
                <text:p>0.003812440000474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5.71699228">
                <text:p>1965.71699228</text:p>
              </table:table-cell>
              <table:table-cell office:value-type="float" office:value="8845.75916394">
                <text:p>8845.759163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845.74964067">
                <text:p>8845.74964067</text:p>
              </table:table-cell>
              <table:table-cell office:value-type="float" office:value="15725.79143733">
                <text:p>15725.791437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1794.3460545">
                <text:p>-11794.3460545</text:p>
              </table:table-cell>
              <table:table-cell office:value-type="float" office:value="9828.620703">
                <text:p>9828.6207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7862.89989827">
                <text:p>-7862.89989827</text:p>
              </table:table-cell>
              <table:table-cell office:value-type="float" office:value="1965.72764055">
                <text:p>1965.727640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4914.31528111">
                <text:p>-4914.31528111</text:p>
              </table:table-cell>
              <table:table-cell office:value-type="float" office:value="8845.75916394">
                <text:p>8845.759163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82.867624890001">
                <text:p>-982.867624890001</text:p>
              </table:table-cell>
              <table:table-cell office:value-type="float" office:value="-1965.71964067">
                <text:p>-1965.719640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914.31528111">
                <text:p>-4914.31528111</text:p>
              </table:table-cell>
              <table:table-cell office:value-type="float" office:value="5897.17454678">
                <text:p>5897.174546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82.855453220001">
                <text:p>982.855453220001</text:p>
              </table:table-cell>
              <table:table-cell office:value-type="float" office:value="3931.45071866">
                <text:p>3931.450718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48.57928134">
                <text:p>2948.57928134</text:p>
              </table:table-cell>
              <table:table-cell office:value-type="float" office:value="-2948.58117972">
                <text:p>-2948.581179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80.02618756">
                <text:p>6880.02618756</text:p>
              </table:table-cell>
              <table:table-cell office:value-type="float" office:value="10811.48374205">
                <text:p>10811.483742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965.72916394">
                <text:p>-1965.72916394</text:p>
              </table:table-cell>
              <table:table-cell office:value-type="float" office:value="1965.72764055">
                <text:p>1965.727640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14.30235945">
                <text:p>4914.30235945</text:p>
              </table:table-cell>
              <table:table-cell office:value-type="float" office:value="3931.45071866">
                <text:p>3931.450718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880.03835922">
                <text:p>-6880.03835922</text:p>
              </table:table-cell>
              <table:table-cell office:value-type="float" office:value="0.00381244000047445">
                <text:p>0.003812440000474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880.03835922">
                <text:p>-6880.03835922</text:p>
              </table:table-cell>
              <table:table-cell office:value-type="float" office:value="-3931.44309378">
                <text:p>-3931.443093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65.71699228">
                <text:p>1965.71699228</text:p>
              </table:table-cell>
              <table:table-cell office:value-type="float" office:value="1965.72764055">
                <text:p>1965.727640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82.855453220001">
                <text:p>982.855453220001</text:p>
              </table:table-cell>
              <table:table-cell office:value-type="float" office:value="1965.72764055">
                <text:p>1965.727640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4914.31528111">
                <text:p>-4914.31528111</text:p>
              </table:table-cell>
              <table:table-cell office:value-type="float" office:value="-1965.71964067">
                <text:p>-1965.719640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608583000022918">
                <text:p>-0.00608583000022918</text:p>
              </table:table-cell>
              <table:table-cell office:value-type="float" office:value="4914.31300772">
                <text:p>4914.313007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931.45374205">
                <text:p>-3931.45374205</text:p>
              </table:table-cell>
              <table:table-cell office:value-type="float" office:value="-2948.58117972">
                <text:p>-2948.581179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982.867624890001">
                <text:p>-982.867624890001</text:p>
              </table:table-cell>
              <table:table-cell office:value-type="float" office:value="-1965.71964067">
                <text:p>-1965.719640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82.867624890001">
                <text:p>-982.867624890001</text:p>
              </table:table-cell>
              <table:table-cell office:value-type="float" office:value="5897.17454678">
                <text:p>5897.174546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608583000022918">
                <text:p>-0.00608583000022918</text:p>
              </table:table-cell>
              <table:table-cell office:value-type="float" office:value="-982.85772661">
                <text:p>-982.857726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608583000022918">
                <text:p>-0.00608583000022918</text:p>
              </table:table-cell>
              <table:table-cell office:value-type="float" office:value="2948.58917961">
                <text:p>2948.589179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965.72916394">
                <text:p>-1965.72916394</text:p>
              </table:table-cell>
              <table:table-cell office:value-type="float" office:value="3931.45071866">
                <text:p>3931.450718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82.867624890001">
                <text:p>-982.867624890001</text:p>
              </table:table-cell>
              <table:table-cell office:value-type="float" office:value="1965.72764055">
                <text:p>1965.72764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65.71699228">
                <text:p>1965.71699228</text:p>
              </table:table-cell>
              <table:table-cell office:value-type="float" office:value="-4914.30482033">
                <text:p>-4914.304820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3931.45374205">
                <text:p>-3931.45374205</text:p>
              </table:table-cell>
              <table:table-cell office:value-type="float" office:value="-2948.58117972">
                <text:p>-2948.581179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31.44082039">
                <text:p>3931.44082039</text:p>
              </table:table-cell>
              <table:table-cell office:value-type="float" office:value="2948.58917961">
                <text:p>2948.589179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608583000022918">
                <text:p>-0.00608583000022918</text:p>
              </table:table-cell>
              <table:table-cell office:value-type="float" office:value="1965.72764055">
                <text:p>1965.727640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48.57928134">
                <text:p>2948.57928134</text:p>
              </table:table-cell>
              <table:table-cell office:value-type="float" office:value="1965.72764055">
                <text:p>1965.72764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914.31528111">
                <text:p>-4914.31528111</text:p>
              </table:table-cell>
              <table:table-cell office:value-type="float" office:value="6880.03608583">
                <text:p>6880.036085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965.72916394">
                <text:p>-1965.72916394</text:p>
              </table:table-cell>
              <table:table-cell office:value-type="float" office:value="982.8653515">
                <text:p>982.86535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2.855453220001">
                <text:p>982.855453220001</text:p>
              </table:table-cell>
              <table:table-cell office:value-type="float" office:value="11794.34528111">
                <text:p>11794.345281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82.867624890001">
                <text:p>-982.867624890001</text:p>
              </table:table-cell>
              <table:table-cell office:value-type="float" office:value="-5897.16654689">
                <text:p>-5897.166546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82.867624890001">
                <text:p>-982.867624890001</text:p>
              </table:table-cell>
              <table:table-cell office:value-type="float" office:value="-12777.19882028">
                <text:p>-12777.198820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965.72916394">
                <text:p>-1965.72916394</text:p>
              </table:table-cell>
              <table:table-cell office:value-type="float" office:value="7862.89762489">
                <text:p>7862.897624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7862.89989827">
                <text:p>-7862.89989827</text:p>
              </table:table-cell>
              <table:table-cell office:value-type="float" office:value="982.8653515">
                <text:p>982.86535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97.1646485">
                <text:p>5897.1646485</text:p>
              </table:table-cell>
              <table:table-cell office:value-type="float" office:value="13760.06835922">
                <text:p>13760.068359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931.45374205">
                <text:p>-3931.45374205</text:p>
              </table:table-cell>
              <table:table-cell office:value-type="float" office:value="982.8653515">
                <text:p>982.86535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9828.62297639">
                <text:p>-9828.62297639</text:p>
              </table:table-cell>
              <table:table-cell office:value-type="float" office:value="2948.58917961">
                <text:p>2948.589179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48.57928134">
                <text:p>2948.57928134</text:p>
              </table:table-cell>
              <table:table-cell office:value-type="float" office:value="-11794.33690622">
                <text:p>-11794.336906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608583000022918">
                <text:p>-0.00608583000022918</text:p>
              </table:table-cell>
              <table:table-cell office:value-type="float" office:value="4914.31300772">
                <text:p>4914.313007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48.57928134">
                <text:p>2948.57928134</text:p>
              </table:table-cell>
              <table:table-cell office:value-type="float" office:value="5897.17454678">
                <text:p>5897.174546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82.855453220001">
                <text:p>982.855453220001</text:p>
              </table:table-cell>
              <table:table-cell office:value-type="float" office:value="5897.17454678">
                <text:p>5897.174546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48.57928134">
                <text:p>2948.57928134</text:p>
              </table:table-cell>
              <table:table-cell office:value-type="float" office:value="5897.17454678">
                <text:p>5897.174546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65.71699228">
                <text:p>1965.71699228</text:p>
              </table:table-cell>
              <table:table-cell office:value-type="float" office:value="6880.03608583">
                <text:p>6880.036085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65.71699228">
                <text:p>1965.71699228</text:p>
              </table:table-cell>
              <table:table-cell office:value-type="float" office:value="6880.03608583">
                <text:p>6880.036085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965.72916394">
                <text:p>-1965.72916394</text:p>
              </table:table-cell>
              <table:table-cell office:value-type="float" office:value="15725.79143733">
                <text:p>15725.791437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608583000022918">
                <text:p>-0.00608583000022918</text:p>
              </table:table-cell>
              <table:table-cell office:value-type="float" office:value="14742.92989827">
                <text:p>14742.929898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914.30235945">
                <text:p>4914.30235945</text:p>
              </table:table-cell>
              <table:table-cell office:value-type="float" office:value="14742.92989827">
                <text:p>14742.929898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82.855453220001">
                <text:p>982.855453220001</text:p>
              </table:table-cell>
              <table:table-cell office:value-type="float" office:value="3931.45071866">
                <text:p>3931.450718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982.867624890001">
                <text:p>-982.867624890001</text:p>
              </table:table-cell>
              <table:table-cell office:value-type="float" office:value="-11794.33690622">
                <text:p>-11794.336906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31.44082039">
                <text:p>3931.44082039</text:p>
              </table:table-cell>
              <table:table-cell office:value-type="float" office:value="33417.30364033">
                <text:p>33417.303640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931.45374205">
                <text:p>-3931.45374205</text:p>
              </table:table-cell>
              <table:table-cell office:value-type="float" office:value="-6880.02827344">
                <text:p>-6880.028273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5897.17682016">
                <text:p>-5897.17682016</text:p>
              </table:table-cell>
              <table:table-cell office:value-type="float" office:value="16708.65297639">
                <text:p>16708.652976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31.44082039">
                <text:p>3931.44082039</text:p>
              </table:table-cell>
              <table:table-cell office:value-type="float" office:value="11794.34528111">
                <text:p>11794.345281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65.71699228">
                <text:p>1965.71699228</text:p>
              </table:table-cell>
              <table:table-cell office:value-type="float" office:value="-16708.6453515">
                <text:p>-16708.64535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725.78172656">
                <text:p>15725.78172656</text:p>
              </table:table-cell>
              <table:table-cell office:value-type="float" office:value="-2948.58117972">
                <text:p>-2948.581179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760.05827344">
                <text:p>13760.05827344</text:p>
              </table:table-cell>
              <table:table-cell office:value-type="float" office:value="-9828.61345311">
                <text:p>-9828.613453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897.1646485">
                <text:p>5897.1646485</text:p>
              </table:table-cell>
              <table:table-cell office:value-type="float" office:value="3931.45071866">
                <text:p>3931.450718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725.78172656">
                <text:p>15725.78172656</text:p>
              </table:table-cell>
              <table:table-cell office:value-type="float" office:value="-3931.44309378">
                <text:p>-3931.443093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80.02618756">
                <text:p>6880.02618756</text:p>
              </table:table-cell>
              <table:table-cell office:value-type="float" office:value="-3931.44309378">
                <text:p>-3931.443093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811.47309378">
                <text:p>10811.47309378</text:p>
              </table:table-cell>
              <table:table-cell office:value-type="float" office:value="-982.85772661">
                <text:p>-982.857726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794.33482033">
                <text:p>11794.33482033</text:p>
              </table:table-cell>
              <table:table-cell office:value-type="float" office:value="-982.85772661">
                <text:p>-982.857726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5897.17682016">
                <text:p>-5897.17682016</text:p>
              </table:table-cell>
              <table:table-cell office:value-type="float" office:value="-2948.58117972">
                <text:p>-2948.581179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0811.48601544">
                <text:p>-10811.48601544</text:p>
              </table:table-cell>
              <table:table-cell office:value-type="float" office:value="-8845.75172656">
                <text:p>-8845.751726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914.30235945">
                <text:p>4914.30235945</text:p>
              </table:table-cell>
              <table:table-cell office:value-type="float" office:value="1965.72764055">
                <text:p>1965.727640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914.30235945">
                <text:p>4914.30235945</text:p>
              </table:table-cell>
              <table:table-cell office:value-type="float" office:value="1965.72764055">
                <text:p>1965.727640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31.44082039">
                <text:p>3931.44082039</text:p>
              </table:table-cell>
              <table:table-cell office:value-type="float" office:value="2948.58917961">
                <text:p>2948.589179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914.30235945">
                <text:p>4914.30235945</text:p>
              </table:table-cell>
              <table:table-cell office:value-type="float" office:value="0.00381244000047445">
                <text:p>0.003812440000474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608583000022918">
                <text:p>-0.00608583000022918</text:p>
              </table:table-cell>
              <table:table-cell office:value-type="float" office:value="2948.58917961">
                <text:p>2948.589179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14.30235945">
                <text:p>4914.30235945</text:p>
              </table:table-cell>
              <table:table-cell office:value-type="float" office:value="7862.89762489">
                <text:p>7862.897624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608583000022918">
                <text:p>-0.00608583000022918</text:p>
              </table:table-cell>
              <table:table-cell office:value-type="float" office:value="-982.85772661">
                <text:p>-982.857726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65.71699228">
                <text:p>1965.71699228</text:p>
              </table:table-cell>
              <table:table-cell office:value-type="float" office:value="2948.58917961">
                <text:p>2948.589179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965.72916394">
                <text:p>-1965.72916394</text:p>
              </table:table-cell>
              <table:table-cell office:value-type="float" office:value="13760.06835922">
                <text:p>13760.068359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914.30235945">
                <text:p>4914.30235945</text:p>
              </table:table-cell>
              <table:table-cell office:value-type="float" office:value="-982.85772661">
                <text:p>-982.857726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862.88772661">
                <text:p>7862.88772661</text:p>
              </table:table-cell>
              <table:table-cell office:value-type="float" office:value="-4914.30482033">
                <text:p>-4914.304820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31.44082039">
                <text:p>3931.44082039</text:p>
              </table:table-cell>
              <table:table-cell office:value-type="float" office:value="982.8653515">
                <text:p>982.86535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931.45374205">
                <text:p>-3931.45374205</text:p>
              </table:table-cell>
              <table:table-cell office:value-type="float" office:value="4914.31300772">
                <text:p>4914.313007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608583000022918">
                <text:p>-0.00608583000022918</text:p>
              </table:table-cell>
              <table:table-cell office:value-type="float" office:value="-3931.44309378">
                <text:p>-3931.443093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31.44082039">
                <text:p>3931.44082039</text:p>
              </table:table-cell>
              <table:table-cell office:value-type="float" office:value="-5897.16654689">
                <text:p>-5897.166546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48.57928134">
                <text:p>2948.57928134</text:p>
              </table:table-cell>
              <table:table-cell office:value-type="float" office:value="-5897.16654689">
                <text:p>-5897.166546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6880.03835922">
                <text:p>-6880.03835922</text:p>
              </table:table-cell>
              <table:table-cell office:value-type="float" office:value="-6880.02827344">
                <text:p>-6880.028273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48.57928134">
                <text:p>2948.57928134</text:p>
              </table:table-cell>
              <table:table-cell office:value-type="float" office:value="5897.17454678">
                <text:p>5897.174546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82.855453220001">
                <text:p>982.855453220001</text:p>
              </table:table-cell>
              <table:table-cell office:value-type="float" office:value="-15725.78381244">
                <text:p>-15725.783812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897.1646485">
                <text:p>5897.1646485</text:p>
              </table:table-cell>
              <table:table-cell office:value-type="float" office:value="-12777.19882028">
                <text:p>-12777.198820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965.72916394">
                <text:p>-1965.72916394</text:p>
              </table:table-cell>
              <table:table-cell office:value-type="float" office:value="-5897.16654689">
                <text:p>-5897.166546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948.590703">
                <text:p>-2948.590703</text:p>
              </table:table-cell>
              <table:table-cell office:value-type="float" office:value="-7862.89">
                <text:p>-7862.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608583000022918">
                <text:p>-0.00608583000022918</text:p>
              </table:table-cell>
              <table:table-cell office:value-type="float" office:value="17691.51601544">
                <text:p>17691.516015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9828.62297639">
                <text:p>-9828.62297639</text:p>
              </table:table-cell>
              <table:table-cell office:value-type="float" office:value="-4914.30482033">
                <text:p>-4914.304820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5897.17682016">
                <text:p>-5897.17682016</text:p>
              </table:table-cell>
              <table:table-cell office:value-type="float" office:value="4914.31300772">
                <text:p>4914.313007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608583000022918">
                <text:p>-0.00608583000022918</text:p>
              </table:table-cell>
              <table:table-cell office:value-type="float" office:value="-3931.44309378">
                <text:p>-3931.443093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691.50517967">
                <text:p>17691.50517967</text:p>
              </table:table-cell>
              <table:table-cell office:value-type="float" office:value="29485.85748411">
                <text:p>29485.857484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862.88772661">
                <text:p>7862.88772661</text:p>
              </table:table-cell>
              <table:table-cell office:value-type="float" office:value="-9828.61345311">
                <text:p>-9828.613453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62.88772661">
                <text:p>7862.88772661</text:p>
              </table:table-cell>
              <table:table-cell office:value-type="float" office:value="-12777.19882028">
                <text:p>-12777.198820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31.44082039">
                <text:p>3931.44082039</text:p>
              </table:table-cell>
              <table:table-cell office:value-type="float" office:value="6880.03608583">
                <text:p>6880.036085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982.867624890001">
                <text:p>-982.867624890001</text:p>
              </table:table-cell>
              <table:table-cell office:value-type="float" office:value="-1965.71964067">
                <text:p>-1965.719640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65.71699228">
                <text:p>1965.71699228</text:p>
              </table:table-cell>
              <table:table-cell office:value-type="float" office:value="-7862.89">
                <text:p>-7862.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14.30235945">
                <text:p>4914.30235945</text:p>
              </table:table-cell>
              <table:table-cell office:value-type="float" office:value="12777.20682016">
                <text:p>12777.206820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4914.31528111">
                <text:p>-4914.31528111</text:p>
              </table:table-cell>
              <table:table-cell office:value-type="float" office:value="-982.85772661">
                <text:p>-982.857726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48.57928134">
                <text:p>2948.57928134</text:p>
              </table:table-cell>
              <table:table-cell office:value-type="float" office:value="14742.92989827">
                <text:p>14742.929898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7862.89989827">
                <text:p>-7862.89989827</text:p>
              </table:table-cell>
              <table:table-cell office:value-type="float" office:value="982.8653515">
                <text:p>982.86535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82.855453220001">
                <text:p>982.855453220001</text:p>
              </table:table-cell>
              <table:table-cell office:value-type="float" office:value="-4914.30482033">
                <text:p>-4914.304820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82.855453220001">
                <text:p>982.855453220001</text:p>
              </table:table-cell>
              <table:table-cell office:value-type="float" office:value="-14742.92227339">
                <text:p>-14742.922273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982.867624890001">
                <text:p>-982.867624890001</text:p>
              </table:table-cell>
              <table:table-cell office:value-type="float" office:value="8845.75916394">
                <text:p>8845.759163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8845.76143733">
                <text:p>-8845.76143733</text:p>
              </table:table-cell>
              <table:table-cell office:value-type="float" office:value="21622.96217166">
                <text:p>21622.962171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65.71699228">
                <text:p>1965.71699228</text:p>
              </table:table-cell>
              <table:table-cell office:value-type="float" office:value="13760.06835922">
                <text:p>13760.068359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5725.79521072">
                <text:p>-15725.79521072</text:p>
              </table:table-cell>
              <table:table-cell office:value-type="float" office:value="-13760.06035933">
                <text:p>-13760.060359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880.02618756">
                <text:p>6880.02618756</text:p>
              </table:table-cell>
              <table:table-cell office:value-type="float" office:value="31451.58056222">
                <text:p>31451.580562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794.33482033">
                <text:p>11794.33482033</text:p>
              </table:table-cell>
              <table:table-cell office:value-type="float" office:value="11794.34528111">
                <text:p>11794.345281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65.71699228">
                <text:p>1965.71699228</text:p>
              </table:table-cell>
              <table:table-cell office:value-type="float" office:value="10811.48374205">
                <text:p>10811.483742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65.71699228">
                <text:p>1965.71699228</text:p>
              </table:table-cell>
              <table:table-cell office:value-type="float" office:value="4914.31300772">
                <text:p>4914.313007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845.74964067">
                <text:p>8845.74964067</text:p>
              </table:table-cell>
              <table:table-cell office:value-type="float" office:value="-982.85772661">
                <text:p>-982.857726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65.71699228">
                <text:p>1965.71699228</text:p>
              </table:table-cell>
              <table:table-cell office:value-type="float" office:value="2948.58917961">
                <text:p>2948.589179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811.47309378">
                <text:p>10811.47309378</text:p>
              </table:table-cell>
              <table:table-cell office:value-type="float" office:value="12777.20682016">
                <text:p>12777.206820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880.02618756">
                <text:p>6880.02618756</text:p>
              </table:table-cell>
              <table:table-cell office:value-type="float" office:value="11794.34528111">
                <text:p>11794.345281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31.44082039">
                <text:p>3931.44082039</text:p>
              </table:table-cell>
              <table:table-cell office:value-type="float" office:value="7862.89762489">
                <text:p>7862.897624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62.88772661">
                <text:p>7862.88772661</text:p>
              </table:table-cell>
              <table:table-cell office:value-type="float" office:value="18674.3760545">
                <text:p>18674.37605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31.44082039">
                <text:p>3931.44082039</text:p>
              </table:table-cell>
              <table:table-cell office:value-type="float" office:value="4914.31300772">
                <text:p>4914.313007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948.57928134">
                <text:p>2948.57928134</text:p>
              </table:table-cell>
              <table:table-cell office:value-type="float" office:value="7862.89762489">
                <text:p>7862.897624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794.33482033">
                <text:p>11794.33482033</text:p>
              </table:table-cell>
              <table:table-cell office:value-type="float" office:value="1965.72764055">
                <text:p>1965.727640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845.74964067">
                <text:p>8845.74964067</text:p>
              </table:table-cell>
              <table:table-cell office:value-type="float" office:value="3931.45071866">
                <text:p>3931.450718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880.02618756">
                <text:p>6880.02618756</text:p>
              </table:table-cell>
              <table:table-cell office:value-type="float" office:value="15725.79143733">
                <text:p>15725.791437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811.47309378">
                <text:p>10811.47309378</text:p>
              </table:table-cell>
              <table:table-cell office:value-type="float" office:value="982.8653515">
                <text:p>982.86535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897.1646485">
                <text:p>5897.1646485</text:p>
              </table:table-cell>
              <table:table-cell office:value-type="float" office:value="1965.72764055">
                <text:p>1965.727640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880.02618756">
                <text:p>6880.02618756</text:p>
              </table:table-cell>
              <table:table-cell office:value-type="float" office:value="-982.85772661">
                <text:p>-982.857726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914.30235945">
                <text:p>4914.30235945</text:p>
              </table:table-cell>
              <table:table-cell office:value-type="float" office:value="-1965.71964067">
                <text:p>-1965.719640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794.33482033">
                <text:p>11794.33482033</text:p>
              </table:table-cell>
              <table:table-cell office:value-type="float" office:value="-2948.58117972">
                <text:p>-2948.581179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48.57928134">
                <text:p>2948.57928134</text:p>
              </table:table-cell>
              <table:table-cell office:value-type="float" office:value="13760.06835922">
                <text:p>13760.068359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31.44082039">
                <text:p>3931.44082039</text:p>
              </table:table-cell>
              <table:table-cell office:value-type="float" office:value="4914.31300772">
                <text:p>4914.313007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760.05827344">
                <text:p>13760.05827344</text:p>
              </table:table-cell>
              <table:table-cell office:value-type="float" office:value="5897.17454678">
                <text:p>5897.174546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6880.03835922">
                <text:p>-6880.03835922</text:p>
              </table:table-cell>
              <table:table-cell office:value-type="float" office:value="12777.20682016">
                <text:p>12777.206820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862.88772661">
                <text:p>7862.88772661</text:p>
              </table:table-cell>
              <table:table-cell office:value-type="float" office:value="-2948.58117972">
                <text:p>-2948.581179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794.33482033">
                <text:p>11794.33482033</text:p>
              </table:table-cell>
              <table:table-cell office:value-type="float" office:value="13760.06835922">
                <text:p>13760.068359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862.88772661">
                <text:p>7862.88772661</text:p>
              </table:table-cell>
              <table:table-cell office:value-type="float" office:value="1965.72764055">
                <text:p>1965.727640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897.1646485">
                <text:p>5897.1646485</text:p>
              </table:table-cell>
              <table:table-cell office:value-type="float" office:value="5897.17454678">
                <text:p>5897.174546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28.61117972">
                <text:p>9828.61117972</text:p>
              </table:table-cell>
              <table:table-cell office:value-type="float" office:value="3931.45071866">
                <text:p>3931.450718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811.47309378">
                <text:p>10811.47309378</text:p>
              </table:table-cell>
              <table:table-cell office:value-type="float" office:value="1965.72764055">
                <text:p>1965.727640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14.30235945">
                <text:p>4914.30235945</text:p>
              </table:table-cell>
              <table:table-cell office:value-type="float" office:value="20640.09913261">
                <text:p>20640.099132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845.74964067">
                <text:p>8845.74964067</text:p>
              </table:table-cell>
              <table:table-cell office:value-type="float" office:value="2948.58917961">
                <text:p>2948.589179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880.02618756">
                <text:p>6880.02618756</text:p>
              </table:table-cell>
              <table:table-cell office:value-type="float" office:value="-5897.16654689">
                <text:p>-5897.166546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931.44082039">
                <text:p>3931.44082039</text:p>
              </table:table-cell>
              <table:table-cell office:value-type="float" office:value="12777.20682016">
                <text:p>12777.206820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777.19654689">
                <text:p>12777.19654689</text:p>
              </table:table-cell>
              <table:table-cell office:value-type="float" office:value="-2948.58117972">
                <text:p>-2948.581179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760.05827344">
                <text:p>13760.05827344</text:p>
              </table:table-cell>
              <table:table-cell office:value-type="float" office:value="1965.72764055">
                <text:p>1965.727640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811.47309378">
                <text:p>10811.47309378</text:p>
              </table:table-cell>
              <table:table-cell office:value-type="float" office:value="-6880.02827344">
                <text:p>-6880.028273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897.1646485">
                <text:p>5897.1646485</text:p>
              </table:table-cell>
              <table:table-cell office:value-type="float" office:value="-9828.61345311">
                <text:p>-9828.613453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845.74964067">
                <text:p>8845.74964067</text:p>
              </table:table-cell>
              <table:table-cell office:value-type="float" office:value="10811.48374205">
                <text:p>10811.483742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862.88772661">
                <text:p>7862.88772661</text:p>
              </table:table-cell>
              <table:table-cell office:value-type="float" office:value="14742.92989827">
                <text:p>14742.929898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828.61117972">
                <text:p>9828.61117972</text:p>
              </table:table-cell>
              <table:table-cell office:value-type="float" office:value="-7862.89">
                <text:p>-7862.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828.61117972">
                <text:p>9828.61117972</text:p>
              </table:table-cell>
              <table:table-cell office:value-type="float" office:value="-5897.16654689">
                <text:p>-5897.166546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760.05827344">
                <text:p>13760.05827344</text:p>
              </table:table-cell>
              <table:table-cell office:value-type="float" office:value="-7862.89">
                <text:p>-7862.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880.02618756">
                <text:p>6880.02618756</text:p>
              </table:table-cell>
              <table:table-cell office:value-type="float" office:value="-2948.58117972">
                <text:p>-2948.581179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794.33482033">
                <text:p>11794.33482033</text:p>
              </table:table-cell>
              <table:table-cell office:value-type="float" office:value="-12777.19882028">
                <text:p>-12777.198820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880.02618756">
                <text:p>6880.02618756</text:p>
              </table:table-cell>
              <table:table-cell office:value-type="float" office:value="-15725.78381244">
                <text:p>-15725.783812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0608583000022918">
                <text:p>-0.00608583000022918</text:p>
              </table:table-cell>
              <table:table-cell office:value-type="float" office:value="1965.72764055">
                <text:p>1965.727640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1794.3460545">
                <text:p>-11794.3460545</text:p>
              </table:table-cell>
              <table:table-cell office:value-type="float" office:value="46194.50814805">
                <text:p>46194.508148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777.19654689">
                <text:p>12777.19654689</text:p>
              </table:table-cell>
              <table:table-cell office:value-type="float" office:value="17691.51601544">
                <text:p>17691.516015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4914.31528111">
                <text:p>-4914.31528111</text:p>
              </table:table-cell>
              <table:table-cell office:value-type="float" office:value="8845.75916394">
                <text:p>8845.759163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965.72916394">
                <text:p>-1965.72916394</text:p>
              </table:table-cell>
              <table:table-cell office:value-type="float" office:value="-982.85772661">
                <text:p>-982.8577266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828.61117972">
                <text:p>9828.61117972</text:p>
              </table:table-cell>
              <table:table-cell office:value-type="float" office:value="5897.17454678">
                <text:p>5897.174546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48.57928134">
                <text:p>2948.57928134</text:p>
              </table:table-cell>
              <table:table-cell office:value-type="float" office:value="-1965.71964067">
                <text:p>-1965.719640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777.19654689">
                <text:p>12777.19654689</text:p>
              </table:table-cell>
              <table:table-cell office:value-type="float" office:value="14742.92989827">
                <text:p>14742.929898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760.05827344">
                <text:p>13760.05827344</text:p>
              </table:table-cell>
              <table:table-cell office:value-type="float" office:value="-11794.33690622">
                <text:p>-11794.336906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948.590703">
                <text:p>-2948.590703</text:p>
              </table:table-cell>
              <table:table-cell office:value-type="float" office:value="14742.92989827">
                <text:p>14742.929898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65.71699228">
                <text:p>1965.71699228</text:p>
              </table:table-cell>
              <table:table-cell office:value-type="float" office:value="8845.75916394">
                <text:p>8845.759163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931.44082039">
                <text:p>3931.44082039</text:p>
              </table:table-cell>
              <table:table-cell office:value-type="float" office:value="4914.31300772">
                <text:p>4914.313007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742.92">
                <text:p>14742.92</text:p>
              </table:table-cell>
              <table:table-cell office:value-type="float" office:value="26537.27136694">
                <text:p>26537.271366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845.74964067">
                <text:p>8845.74964067</text:p>
              </table:table-cell>
              <table:table-cell office:value-type="float" office:value="16708.65297639">
                <text:p>16708.652976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931.44082039">
                <text:p>3931.44082039</text:p>
              </table:table-cell>
              <table:table-cell office:value-type="float" office:value="28502.99444505">
                <text:p>28502.994445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982.867624890001">
                <text:p>-982.867624890001</text:p>
              </table:table-cell>
              <table:table-cell office:value-type="float" office:value="21622.96217166">
                <text:p>21622.962171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845.74964067">
                <text:p>8845.74964067</text:p>
              </table:table-cell>
              <table:table-cell office:value-type="float" office:value="-7862.89">
                <text:p>-7862.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65.71699228">
                <text:p>1965.71699228</text:p>
              </table:table-cell>
              <table:table-cell office:value-type="float" office:value="982.8653515">
                <text:p>982.86535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1794.3460545">
                <text:p>-11794.3460545</text:p>
              </table:table-cell>
              <table:table-cell office:value-type="float" office:value="22605.82521072">
                <text:p>22605.825210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65.71699228">
                <text:p>1965.71699228</text:p>
              </table:table-cell>
              <table:table-cell office:value-type="float" office:value="5897.17454678">
                <text:p>5897.174546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948.590703">
                <text:p>-2948.590703</text:p>
              </table:table-cell>
              <table:table-cell office:value-type="float" office:value="9828.620703">
                <text:p>9828.6207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982.867624890001">
                <text:p>-982.867624890001</text:p>
              </table:table-cell>
              <table:table-cell office:value-type="float" office:value="-4914.30482033">
                <text:p>-4914.304820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931.45374205">
                <text:p>-3931.45374205</text:p>
              </table:table-cell>
              <table:table-cell office:value-type="float" office:value="3931.45071866">
                <text:p>3931.4507186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931.45374205">
                <text:p>-3931.45374205</text:p>
              </table:table-cell>
              <table:table-cell office:value-type="float" office:value="0.00381244000047445">
                <text:p>0.003812440000474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2948.590703">
                <text:p>-2948.590703</text:p>
              </table:table-cell>
              <table:table-cell office:value-type="float" office:value="-1965.71964067">
                <text:p>-1965.719640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5897.17682016">
                <text:p>-5897.17682016</text:p>
              </table:table-cell>
              <table:table-cell office:value-type="float" office:value="-1965.71964067">
                <text:p>-1965.719640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931.45374205">
                <text:p>-3931.45374205</text:p>
              </table:table-cell>
              <table:table-cell office:value-type="float" office:value="-2948.58117972">
                <text:p>-2948.5811797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640.09035933">
                <text:p>20640.09035933</text:p>
              </table:table-cell>
              <table:table-cell office:value-type="float" office:value="-22605.81608583">
                <text:p>-22605.816085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7862.89989827">
                <text:p>-7862.89989827</text:p>
              </table:table-cell>
              <table:table-cell office:value-type="float" office:value="-12777.19882028">
                <text:p>-12777.198820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48.57928134">
                <text:p>2948.57928134</text:p>
              </table:table-cell>
              <table:table-cell office:value-type="float" office:value="-29485.84835922">
                <text:p>-29485.848359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2777.20909355">
                <text:p>-12777.20909355</text:p>
              </table:table-cell>
              <table:table-cell office:value-type="float" office:value="17691.51601544">
                <text:p>17691.516015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2948.590703">
                <text:p>-2948.590703</text:p>
              </table:table-cell>
              <table:table-cell office:value-type="float" office:value="-12777.19882028">
                <text:p>-12777.198820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0811.48601544">
                <text:p>-10811.48601544</text:p>
              </table:table-cell>
              <table:table-cell office:value-type="float" office:value="-31451.57143733">
                <text:p>-31451.571437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31.44082039">
                <text:p>3931.44082039</text:p>
              </table:table-cell>
              <table:table-cell office:value-type="float" office:value="11794.34528111">
                <text:p>11794.345281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2948.590703">
                <text:p>-2948.590703</text:p>
              </table:table-cell>
              <table:table-cell office:value-type="float" office:value="6880.03608583">
                <text:p>6880.036085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7862.89989827">
                <text:p>-7862.89989827</text:p>
              </table:table-cell>
              <table:table-cell office:value-type="float" office:value="2948.58917961">
                <text:p>2948.589179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965.71699228">
                <text:p>1965.71699228</text:p>
              </table:table-cell>
              <table:table-cell office:value-type="float" office:value="-4914.30482033">
                <text:p>-4914.304820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880.02618756">
                <text:p>6880.02618756</text:p>
              </table:table-cell>
              <table:table-cell office:value-type="float" office:value="4914.31300772">
                <text:p>4914.313007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2948.590703">
                <text:p>-2948.590703</text:p>
              </table:table-cell>
              <table:table-cell office:value-type="float" office:value="-13760.06035933">
                <text:p>-13760.060359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5897.17682016">
                <text:p>-5897.17682016</text:p>
              </table:table-cell>
              <table:table-cell office:value-type="float" office:value="982.8653515">
                <text:p>982.86535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897.1646485">
                <text:p>5897.1646485</text:p>
              </table:table-cell>
              <table:table-cell office:value-type="float" office:value="-31451.57143733">
                <text:p>-31451.571437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948.590703">
                <text:p>-2948.590703</text:p>
              </table:table-cell>
              <table:table-cell office:value-type="float" office:value="-22605.81608583">
                <text:p>-22605.816085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828.61117972">
                <text:p>9828.61117972</text:p>
              </table:table-cell>
              <table:table-cell office:value-type="float" office:value="-6880.02827344">
                <text:p>-6880.028273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794.33482033">
                <text:p>11794.33482033</text:p>
              </table:table-cell>
              <table:table-cell office:value-type="float" office:value="11794.34528111">
                <text:p>11794.345281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897.1646485">
                <text:p>5897.1646485</text:p>
              </table:table-cell>
              <table:table-cell office:value-type="float" office:value="-4914.30482033">
                <text:p>-4914.304820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897.1646485">
                <text:p>5897.1646485</text:p>
              </table:table-cell>
              <table:table-cell office:value-type="float" office:value="-1965.71964067">
                <text:p>-1965.719640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65.71699228">
                <text:p>1965.71699228</text:p>
              </table:table-cell>
              <table:table-cell office:value-type="float" office:value="5897.17454678">
                <text:p>5897.174546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4914.31528111">
                <text:p>-4914.31528111</text:p>
              </table:table-cell>
              <table:table-cell office:value-type="float" office:value="-9828.61345311">
                <text:p>-9828.613453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880.02618756">
                <text:p>6880.02618756</text:p>
              </table:table-cell>
              <table:table-cell office:value-type="float" office:value="-11794.33690622">
                <text:p>-11794.336906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811.47309378">
                <text:p>10811.47309378</text:p>
              </table:table-cell>
              <table:table-cell office:value-type="float" office:value="5897.17454678">
                <text:p>5897.1745467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897.1646485">
                <text:p>5897.1646485</text:p>
              </table:table-cell>
              <table:table-cell office:value-type="float" office:value="14742.92989827">
                <text:p>14742.929898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0608583000022918">
                <text:p>-0.00608583000022918</text:p>
              </table:table-cell>
              <table:table-cell office:value-type="float" office:value="-12777.19882028">
                <text:p>-12777.198820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862.88772661">
                <text:p>7862.88772661</text:p>
              </table:table-cell>
              <table:table-cell office:value-type="float" office:value="10811.48374205">
                <text:p>10811.483742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6708.65524977">
                <text:p>-16708.65524977</text:p>
              </table:table-cell>
              <table:table-cell office:value-type="float" office:value="26537.27136694">
                <text:p>26537.271366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742.92">
                <text:p>14742.92</text:p>
              </table:table-cell>
              <table:table-cell office:value-type="float" office:value="6880.03608583">
                <text:p>6880.0360858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897.1646485">
                <text:p>5897.1646485</text:p>
              </table:table-cell>
              <table:table-cell office:value-type="float" office:value="20640.09913261">
                <text:p>20640.0991326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914.30235945">
                <text:p>4914.30235945</text:p>
              </table:table-cell>
              <table:table-cell office:value-type="float" office:value="0.00381244000047445">
                <text:p>0.003812440000474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794.33482033">
                <text:p>11794.33482033</text:p>
              </table:table-cell>
              <table:table-cell office:value-type="float" office:value="0.00381244000047445">
                <text:p>0.003812440000474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914.30235945">
                <text:p>4914.30235945</text:p>
              </table:table-cell>
              <table:table-cell office:value-type="float" office:value="-12777.19882028">
                <text:p>-12777.198820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657.22882028">
                <text:p>19657.22882028</text:p>
              </table:table-cell>
              <table:table-cell office:value-type="float" office:value="22605.82521072">
                <text:p>22605.8252107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33417.30591372">
                <text:p>-33417.30591372</text:p>
              </table:table-cell>
              <table:table-cell office:value-type="float" office:value="-5897.16654689">
                <text:p>-5897.1665468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708.64345311">
                <text:p>16708.64345311</text:p>
              </table:table-cell>
              <table:table-cell office:value-type="float" office:value="11794.34528111">
                <text:p>11794.345281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39314.47814805">
                <text:p>-39314.47814805</text:p>
              </table:table-cell>
              <table:table-cell office:value-type="float" office:value="8845.75916394">
                <text:p>8845.7591639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9657.24136694">
                <text:p>-19657.24136694</text:p>
              </table:table-cell>
              <table:table-cell office:value-type="float" office:value="-7862.89">
                <text:p>-7862.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3931.45374205">
                <text:p>-3931.45374205</text:p>
              </table:table-cell>
              <table:table-cell office:value-type="float" office:value="-17691.50764055">
                <text:p>-17691.507640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965.72916394">
                <text:p>-1965.72916394</text:p>
              </table:table-cell>
              <table:table-cell office:value-type="float" office:value="-13760.06035933">
                <text:p>-13760.060359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7862.89989827">
                <text:p>-7862.89989827</text:p>
              </table:table-cell>
              <table:table-cell office:value-type="float" office:value="-4914.30482033">
                <text:p>-4914.304820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3760.06913261">
                <text:p>-13760.06913261</text:p>
              </table:table-cell>
              <table:table-cell office:value-type="float" office:value="4914.31300772">
                <text:p>4914.313007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82.855453220001">
                <text:p>982.855453220001</text:p>
              </table:table-cell>
              <table:table-cell office:value-type="float" office:value="0.00381244000047445">
                <text:p>0.003812440000474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2948.590703">
                <text:p>-2948.590703</text:p>
              </table:table-cell>
              <table:table-cell office:value-type="float" office:value="-4914.30482033">
                <text:p>-4914.304820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0811.48601544">
                <text:p>-10811.48601544</text:p>
              </table:table-cell>
              <table:table-cell office:value-type="float" office:value="2948.58917961">
                <text:p>2948.589179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828.61117972">
                <text:p>9828.61117972</text:p>
              </table:table-cell>
              <table:table-cell office:value-type="float" office:value="-982.85772661">
                <text:p>-982.8577266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982.867624890001">
                <text:p>-982.867624890001</text:p>
              </table:table-cell>
              <table:table-cell office:value-type="float" office:value="0.00381244000047445">
                <text:p>0.003812440000474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965.72916394">
                <text:p>-1965.72916394</text:p>
              </table:table-cell>
              <table:table-cell office:value-type="float" office:value="-982.85772661">
                <text:p>-982.8577266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965.72916394">
                <text:p>-1965.72916394</text:p>
              </table:table-cell>
              <table:table-cell office:value-type="float" office:value="-982.85772661">
                <text:p>-982.857726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982.867624890001">
                <text:p>-982.867624890001</text:p>
              </table:table-cell>
              <table:table-cell office:value-type="float" office:value="0.00381244000047445">
                <text:p>0.003812440000474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0608583000022918">
                <text:p>-0.00608583000022918</text:p>
              </table:table-cell>
              <table:table-cell office:value-type="float" office:value="982.8653515">
                <text:p>982.86535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982.867624890001">
                <text:p>-982.867624890001</text:p>
              </table:table-cell>
              <table:table-cell office:value-type="float" office:value="-982.85772661">
                <text:p>-982.857726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965.72916394">
                <text:p>-1965.72916394</text:p>
              </table:table-cell>
              <table:table-cell office:value-type="float" office:value="0.00381244000047445">
                <text:p>0.003812440000474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